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Noto Sans" svg:font-family="'Noto San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95cm"/>
    </style:style>
    <style:style style:name="co3" style:family="table-column">
      <style:table-column-properties fo:break-before="auto" style:column-width="2.632cm"/>
    </style:style>
    <style:style style:name="co4" style:family="table-column">
      <style:table-column-properties fo:break-before="auto" style:column-width="2.178cm"/>
    </style:style>
    <style:style style:name="co5" style:family="table-column">
      <style:table-column-properties fo:break-before="auto" style:column-width="14.847cm"/>
    </style:style>
    <style:style style:name="co6" style:family="table-column">
      <style:table-column-properties fo:break-before="auto" style:column-width="2.843cm"/>
    </style:style>
    <style:style style:name="co7" style:family="table-column">
      <style:table-column-properties fo:break-before="auto" style:column-width="2.644cm"/>
    </style:style>
    <style:style style:name="co8" style:family="table-column">
      <style:table-column-properties fo:break-before="auto" style:column-width="1.647cm"/>
    </style:style>
    <style:style style:name="co9" style:family="table-column">
      <style:table-column-properties fo:break-before="auto" style:column-width="3.104cm"/>
    </style:style>
    <style:style style:name="co10" style:family="table-column">
      <style:table-column-properties fo:break-before="auto" style:column-width="23.119cm"/>
    </style:style>
    <style:style style:name="co11" style:family="table-column">
      <style:table-column-properties fo:break-before="auto" style:column-width="6.175cm"/>
    </style:style>
    <style:style style:name="co12" style:family="table-column">
      <style:table-column-properties fo:break-before="auto" style:column-width="6.726cm"/>
    </style:style>
    <style:style style:name="co13" style:family="table-column">
      <style:table-column-properties fo:break-before="auto" style:column-width="10.015cm"/>
    </style:style>
    <style:style style:name="co14" style:family="table-column">
      <style:table-column-properties fo:break-before="auto" style:column-width="3.939cm"/>
    </style:style>
    <style:style style:name="co15" style:family="table-column">
      <style:table-column-properties fo:break-before="auto" style:column-width="3.907cm"/>
    </style:style>
    <style:style style:name="co16" style:family="table-column">
      <style:table-column-properties fo:break-before="auto" style:column-width="2.743cm"/>
    </style:style>
    <style:style style:name="co17" style:family="table-column">
      <style:table-column-properties fo:break-before="auto" style:column-width="4.359cm"/>
    </style:style>
    <style:style style:name="co18" style:family="table-column">
      <style:table-column-properties fo:break-before="auto" style:column-width="3.33cm"/>
    </style:style>
    <style:style style:name="co19" style:family="table-column">
      <style:table-column-properties fo:break-before="auto" style:column-width="5.045cm"/>
    </style:style>
    <style:style style:name="co20" style:family="table-column">
      <style:table-column-properties fo:break-before="auto" style:column-width="4.098cm"/>
    </style:style>
    <style:style style:name="co21" style:family="table-column">
      <style:table-column-properties fo:break-before="auto" style:column-width="4.417cm"/>
    </style:style>
    <style:style style:name="co22" style:family="table-column">
      <style:table-column-properties fo:break-before="auto" style:column-width="3.196cm"/>
    </style:style>
    <style:style style:name="co23" style:family="table-column">
      <style:table-column-properties fo:break-before="auto" style:column-width="5.027cm"/>
    </style:style>
    <style:style style:name="co24" style:family="table-column">
      <style:table-column-properties fo:break-before="auto" style:column-width="4.526cm"/>
    </style:style>
    <style:style style:name="co25" style:family="table-column">
      <style:table-column-properties fo:break-before="auto" style:column-width="10.259cm"/>
    </style:style>
    <style:style style:name="co26" style:family="table-column">
      <style:table-column-properties fo:break-before="auto" style:column-width="5.549cm"/>
    </style:style>
    <style:style style:name="ro1" style:family="table-row">
      <style:table-row-properties style:row-height="0.452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8.195cm" fo:break-before="auto" style:use-optimal-row-height="true"/>
    </style:style>
    <style:style style:name="ro5" style:family="table-row">
      <style:table-row-properties style:row-height="2.903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background-color="#dddddd" fo:border="0.06pt solid #000000"/>
      <style:text-properties fo:font-weight="bold" style:font-weight-asian="bold" style:font-weight-complex="bold"/>
    </style:style>
    <style:style style:name="ce155" style:family="table-cell" style:parent-style-name="Default">
      <style:table-cell-properties fo:border="0.06pt solid #000000"/>
    </style:style>
    <style:style style:name="ce4" style:family="table-cell" style:parent-style-name="Default" style:data-style-name="N0">
      <style:table-cell-properties fo:border="0.06pt solid #000000"/>
    </style:style>
    <style:style style:name="ce5" style:family="table-cell" style:parent-style-name="Default" style:data-style-name="N0">
      <style:table-cell-properties fo:background-color="#bce4e5" fo:border="0.06pt solid #000000"/>
    </style:style>
    <style:style style:name="ce6" style:family="table-cell" style:parent-style-name="Default">
      <style:table-cell-properties fo:border="0.06pt solid #000000"/>
      <style:text-properties style:font-name="Liberation Sans" style:font-name-asian="SimSun" style:font-name-complex="Mangal"/>
    </style:style>
    <style:style style:name="ce161" style:family="table-cell" style:parent-style-name="Default">
      <style:table-cell-properties fo:background-color="transparent" fo:border="0.06pt solid #000000"/>
    </style:style>
    <style:style style:name="ce162" style:family="table-cell" style:parent-style-name="Default">
      <style:table-cell-properties fo:background-color="#fff200" fo:border="0.06pt solid #000000"/>
    </style:style>
    <style:style style:name="ce13" style:family="table-cell" style:parent-style-name="Default">
      <style:table-cell-properties fo:background-color="#bce4e5" fo:border="0.06pt solid #000000"/>
    </style:style>
    <style:style style:name="ce14" style:family="table-cell" style:parent-style-name="Default">
      <style:table-cell-properties fo:border="0.06pt solid #000000"/>
      <style:text-properties fo:font-weight="normal" style:font-weight-asian="normal" style:font-weight-complex="normal"/>
    </style:style>
    <style:style style:name="ce160" style:family="table-cell" style:parent-style-name="Default">
      <style:table-cell-properties fo:background-color="#00b6bd" fo:border="0.06pt solid #000000"/>
      <style:text-properties fo:font-weight="normal" style:font-weight-asian="normal" style:font-weight-complex="normal"/>
    </style:style>
    <style:style style:name="ce23" style:family="table-cell" style:parent-style-name="Default">
      <style:table-cell-properties fo:background-color="transparent" fo:border="0.06pt solid #000000"/>
      <style:text-properties fo:font-weight="normal" style:font-weight-asian="normal" style:font-weight-complex="normal"/>
    </style:style>
    <style:style style:name="ce24" style:family="table-cell" style:parent-style-name="Default">
      <style:table-cell-properties fo:background-color="#dddddd" fo:border="0.06pt solid #000000"/>
      <style:text-properties fo:font-weight="normal" style:font-weight-asian="normal" style:font-weight-complex="normal"/>
    </style:style>
    <style:style style:name="ce25" style:family="table-cell" style:parent-style-name="Default">
      <style:table-cell-properties fo:background-color="transparent" fo:border="0.06pt solid #000000"/>
      <style:text-properties style:use-window-font-color="true"/>
    </style:style>
    <style:style style:name="ce28" style:family="table-cell" style:parent-style-name="Default">
      <style:table-cell-properties fo:background-color="#ef413d" fo:border="0.06pt solid #000000"/>
    </style:style>
    <style:style style:name="ce21" style:family="table-cell" style:parent-style-name="Default">
      <style:table-cell-properties fo:background-color="#fcd4d1" fo:border="0.06pt solid #000000"/>
    </style:style>
    <style:style style:name="ce26" style:family="table-cell" style:parent-style-name="Default">
      <style:table-cell-properties fo:background-color="#ffe5ca" fo:border="0.06pt solid #000000"/>
    </style:style>
    <style:style style:name="ce29" style:family="table-cell" style:parent-style-name="Default">
      <style:table-cell-properties fo:background-color="#ffff00" fo:border="0.06pt solid #000000"/>
    </style:style>
    <style:style style:name="ce31" style:family="table-cell" style:parent-style-name="Default" style:data-style-name="N36">
      <style:table-cell-properties fo:background-color="#dddddd" fo:border="0.06pt solid #000000"/>
      <style:text-properties fo:font-weight="bold" style:font-weight-asian="bold" style:font-weight-complex="bold"/>
    </style:style>
    <style:style style:name="ce33" style:family="table-cell" style:parent-style-name="Default" style:data-style-name="N36">
      <style:table-cell-properties fo:border="0.06pt solid #000000"/>
    </style:style>
    <style:style style:name="ce34" style:family="table-cell" style:parent-style-name="Default" style:data-style-name="N36">
      <style:table-cell-properties fo:background-color="#bce4e5" fo:border="0.06pt solid #000000"/>
    </style:style>
    <style:style style:name="ce40" style:family="table-cell" style:parent-style-name="Default" style:data-style-name="N36">
      <style:table-cell-properties fo:background-color="transparent" fo:border="0.06pt solid #000000"/>
    </style:style>
    <style:style style:name="ce41" style:family="table-cell" style:parent-style-name="Default" style:data-style-name="N36">
      <style:table-cell-properties fo:background-color="#fff200" fo:border="0.06pt solid #000000"/>
    </style:style>
    <style:style style:name="ce42" style:family="table-cell" style:parent-style-name="Default" style:data-style-name="N36">
      <style:table-cell-properties fo:background-color="transparent" fo:border="0.06pt solid #000000"/>
      <style:text-properties fo:font-weight="normal" style:font-weight-asian="normal" style:font-weight-complex="normal"/>
    </style:style>
    <style:style style:name="ce172" style:family="table-cell" style:parent-style-name="Default" style:data-style-name="N36">
      <style:table-cell-properties fo:background-color="#00b6bd" fo:border="0.06pt solid #000000"/>
      <style:text-properties fo:font-weight="normal" style:font-weight-asian="normal" style:font-weight-complex="normal"/>
    </style:style>
    <style:style style:name="ce44" style:family="table-cell" style:parent-style-name="Default" style:data-style-name="N36">
      <style:table-cell-properties fo:background-color="#dddddd" fo:border="0.06pt solid #000000"/>
      <style:text-properties fo:font-weight="normal" style:font-weight-asian="normal" style:font-weight-complex="normal"/>
    </style:style>
    <style:style style:name="ce47" style:family="table-cell" style:parent-style-name="Default" style:data-style-name="N36">
      <style:table-cell-properties fo:background-color="transparent" fo:border="0.06pt solid #000000"/>
      <style:text-properties style:use-window-font-color="true"/>
    </style:style>
    <style:style style:name="ce49" style:family="table-cell" style:parent-style-name="Default" style:data-style-name="N36">
      <style:table-cell-properties fo:background-color="#ef413d" fo:border="0.06pt solid #000000"/>
    </style:style>
    <style:style style:name="ce45" style:family="table-cell" style:parent-style-name="Default" style:data-style-name="N36">
      <style:table-cell-properties fo:background-color="#fcd4d1" fo:border="0.06pt solid #000000"/>
    </style:style>
    <style:style style:name="ce48" style:family="table-cell" style:parent-style-name="Default" style:data-style-name="N36">
      <style:table-cell-properties fo:background-color="#ffe5ca" fo:border="0.06pt solid #000000"/>
    </style:style>
    <style:style style:name="ce61" style:family="table-cell" style:parent-style-name="Default" style:data-style-name="N36">
      <style:table-cell-properties fo:background-color="#ffff00" fo:border="0.06pt solid #000000"/>
    </style:style>
    <style:style style:name="ce50" style:family="table-cell" style:parent-style-name="Default" style:data-style-name="N40">
      <style:table-cell-properties fo:background-color="#dddddd" fo:border="0.06pt solid #000000"/>
      <style:text-properties fo:font-weight="bold" style:font-weight-asian="bold" style:font-weight-complex="bold"/>
    </style:style>
    <style:style style:name="ce51" style:family="table-cell" style:parent-style-name="Default" style:data-style-name="N40">
      <style:table-cell-properties fo:border="0.06pt solid #000000"/>
    </style:style>
    <style:style style:name="ce52" style:family="table-cell" style:parent-style-name="Default" style:data-style-name="N40">
      <style:table-cell-properties fo:background-color="#bce4e5" fo:border="0.06pt solid #000000"/>
    </style:style>
    <style:style style:name="ce53" style:family="table-cell" style:parent-style-name="Default" style:data-style-name="N40">
      <style:table-cell-properties fo:background-color="transparent" fo:border="0.06pt solid #000000"/>
    </style:style>
    <style:style style:name="ce55" style:family="table-cell" style:parent-style-name="Default" style:data-style-name="N40">
      <style:table-cell-properties fo:background-color="#fff200" fo:border="0.06pt solid #000000"/>
    </style:style>
    <style:style style:name="ce56" style:family="table-cell" style:parent-style-name="Default" style:data-style-name="N40">
      <style:table-cell-properties fo:background-color="transparent" fo:border="0.06pt solid #000000"/>
      <style:text-properties fo:font-weight="normal" style:font-weight-asian="normal" style:font-weight-complex="normal"/>
    </style:style>
    <style:style style:name="ce183" style:family="table-cell" style:parent-style-name="Default" style:data-style-name="N40">
      <style:table-cell-properties fo:background-color="#00b6bd" fo:border="0.06pt solid #000000"/>
      <style:text-properties fo:font-weight="normal" style:font-weight-asian="normal" style:font-weight-complex="normal"/>
    </style:style>
    <style:style style:name="ce57" style:family="table-cell" style:parent-style-name="Default" style:data-style-name="N40">
      <style:table-cell-properties fo:background-color="#dddddd" fo:border="0.06pt solid #000000"/>
      <style:text-properties fo:font-weight="normal" style:font-weight-asian="normal" style:font-weight-complex="normal"/>
    </style:style>
    <style:style style:name="ce59" style:family="table-cell" style:parent-style-name="Default" style:data-style-name="N40">
      <style:table-cell-properties fo:background-color="transparent" fo:border="0.06pt solid #000000"/>
      <style:text-properties style:use-window-font-color="true"/>
    </style:style>
    <style:style style:name="ce62" style:family="table-cell" style:parent-style-name="Default" style:data-style-name="N40">
      <style:table-cell-properties fo:background-color="#ef413d" fo:border="0.06pt solid #000000"/>
    </style:style>
    <style:style style:name="ce77" style:family="table-cell" style:parent-style-name="Default" style:data-style-name="N40">
      <style:table-cell-properties fo:background-color="#fcd4d1" fo:border="0.06pt solid #000000"/>
    </style:style>
    <style:style style:name="ce87" style:family="table-cell" style:parent-style-name="Default" style:data-style-name="N40">
      <style:table-cell-properties fo:background-color="#ffe5ca" fo:border="0.06pt solid #000000"/>
    </style:style>
    <style:style style:name="ce103" style:family="table-cell" style:parent-style-name="Default" style:data-style-name="N40">
      <style:table-cell-properties fo:background-color="#ffff00" fo:border="0.06pt solid #000000"/>
    </style:style>
    <style:style style:name="ce63" style:family="table-cell" style:parent-style-name="Default" style:data-style-name="N0">
      <style:table-cell-properties fo:background-color="#dddddd" fo:border="0.06pt solid #000000"/>
      <style:text-properties fo:font-weight="bold" style:font-weight-asian="bold" style:font-weight-complex="bold"/>
    </style:style>
    <style:style style:name="ce106" style:family="table-cell" style:parent-style-name="Default" style:data-style-name="N0">
      <style:table-cell-properties fo:background-color="transparent" fo:border="0.06pt solid #000000"/>
    </style:style>
    <style:style style:name="ce85" style:family="table-cell" style:parent-style-name="Default" style:data-style-name="N0">
      <style:table-cell-properties fo:background-color="#fff200" fo:border="0.06pt solid #000000"/>
    </style:style>
    <style:style style:name="ce66" style:family="table-cell" style:parent-style-name="Default" style:data-style-name="N0">
      <style:table-cell-properties fo:background-color="transparent" fo:border="0.06pt solid #000000"/>
      <style:text-properties fo:font-weight="normal" style:font-weight-asian="normal" style:font-weight-complex="normal"/>
    </style:style>
    <style:style style:name="ce192" style:family="table-cell" style:parent-style-name="Default" style:data-style-name="N0">
      <style:table-cell-properties fo:background-color="#00b6bd" fo:border="0.06pt solid #000000"/>
      <style:text-properties fo:font-weight="normal" style:font-weight-asian="normal" style:font-weight-complex="normal"/>
    </style:style>
    <style:style style:name="ce67" style:family="table-cell" style:parent-style-name="Default" style:data-style-name="N0">
      <style:table-cell-properties fo:background-color="#dddddd" fo:border="0.06pt solid #000000"/>
      <style:text-properties fo:font-weight="normal" style:font-weight-asian="normal" style:font-weight-complex="normal"/>
    </style:style>
    <style:style style:name="ce69" style:family="table-cell" style:parent-style-name="Default" style:data-style-name="N0">
      <style:table-cell-properties fo:background-color="transparent" fo:border="0.06pt solid #000000"/>
      <style:text-properties style:use-window-font-color="true"/>
    </style:style>
    <style:style style:name="ce70" style:family="table-cell" style:parent-style-name="Default" style:data-style-name="N0">
      <style:table-cell-properties fo:background-color="#ef413d" fo:border="0.06pt solid #000000"/>
    </style:style>
    <style:style style:name="ce104" style:family="table-cell" style:parent-style-name="Default" style:data-style-name="N0">
      <style:table-cell-properties fo:background-color="#fcd4d1" fo:border="0.06pt solid #000000"/>
    </style:style>
    <style:style style:name="ce111" style:family="table-cell" style:parent-style-name="Default" style:data-style-name="N0">
      <style:table-cell-properties fo:background-color="#ffe5ca" fo:border="0.06pt solid #000000"/>
    </style:style>
    <style:style style:name="ce126" style:family="table-cell" style:parent-style-name="Default" style:data-style-name="N0">
      <style:table-cell-properties fo:background-color="#ffff00" fo:border="0.06pt solid #000000"/>
    </style:style>
    <style:style style:name="ce72" style:family="table-cell" style:parent-style-name="Default" style:data-style-name="N2">
      <style:table-cell-properties fo:background-color="#dddddd" fo:border="0.06pt solid #000000"/>
      <style:text-properties fo:font-weight="bold" style:font-weight-asian="bold" style:font-weight-complex="bold"/>
    </style:style>
    <style:style style:name="ce73" style:family="table-cell" style:parent-style-name="Default" style:data-style-name="N2">
      <style:table-cell-properties fo:border="0.06pt solid #000000"/>
    </style:style>
    <style:style style:name="ce74" style:family="table-cell" style:parent-style-name="Default" style:data-style-name="N2">
      <style:table-cell-properties fo:background-color="#bce4e5" fo:border="0.06pt solid #000000"/>
    </style:style>
    <style:style style:name="ce75" style:family="table-cell" style:parent-style-name="Default" style:data-style-name="N2">
      <style:table-cell-properties fo:background-color="transparent" fo:border="0.06pt solid #000000"/>
    </style:style>
    <style:style style:name="ce78" style:family="table-cell" style:parent-style-name="Default" style:data-style-name="N2">
      <style:table-cell-properties fo:background-color="#fff200" fo:border="0.06pt solid #000000"/>
    </style:style>
    <style:style style:name="ce79" style:family="table-cell" style:parent-style-name="Default" style:data-style-name="N2">
      <style:table-cell-properties fo:background-color="transparent" fo:border="0.06pt solid #000000"/>
      <style:text-properties fo:font-weight="normal" style:font-weight-asian="normal" style:font-weight-complex="normal"/>
    </style:style>
    <style:style style:name="ce203" style:family="table-cell" style:parent-style-name="Default" style:data-style-name="N2">
      <style:table-cell-properties fo:background-color="#00b6bd" fo:border="0.06pt solid #000000"/>
      <style:text-properties fo:font-weight="normal" style:font-weight-asian="normal" style:font-weight-complex="normal"/>
    </style:style>
    <style:style style:name="ce80" style:family="table-cell" style:parent-style-name="Default" style:data-style-name="N2">
      <style:table-cell-properties fo:background-color="#dddddd" fo:border="0.06pt solid #000000"/>
      <style:text-properties fo:font-weight="normal" style:font-weight-asian="normal" style:font-weight-complex="normal"/>
    </style:style>
    <style:style style:name="ce82" style:family="table-cell" style:parent-style-name="Default" style:data-style-name="N2">
      <style:table-cell-properties fo:background-color="transparent" fo:border="0.06pt solid #000000"/>
      <style:text-properties style:use-window-font-color="true"/>
    </style:style>
    <style:style style:name="ce84" style:family="table-cell" style:parent-style-name="Default" style:data-style-name="N2">
      <style:table-cell-properties fo:background-color="#ef413d" fo:border="0.06pt solid #000000"/>
    </style:style>
    <style:style style:name="ce125" style:family="table-cell" style:parent-style-name="Default" style:data-style-name="N2">
      <style:table-cell-properties fo:background-color="#fcd4d1" fo:border="0.06pt solid #000000"/>
    </style:style>
    <style:style style:name="ce130" style:family="table-cell" style:parent-style-name="Default" style:data-style-name="N2">
      <style:table-cell-properties fo:background-color="#ffe5ca" fo:border="0.06pt solid #000000"/>
    </style:style>
    <style:style style:name="ce142" style:family="table-cell" style:parent-style-name="Default" style:data-style-name="N2">
      <style:table-cell-properties fo:background-color="#ffff00" fo:border="0.06pt solid #000000"/>
    </style:style>
    <style:style style:name="ce86" style:family="table-cell" style:parent-style-name="Default" style:data-style-name="N108">
      <style:table-cell-properties fo:border="0.06pt solid #000000"/>
    </style:style>
    <style:style style:name="ce88" style:family="table-cell" style:parent-style-name="Default" style:data-style-name="N108">
      <style:table-cell-properties fo:background-color="#bce4e5" fo:border="0.06pt solid #000000"/>
    </style:style>
    <style:style style:name="ce89" style:family="table-cell" style:parent-style-name="Default" style:data-style-name="N108">
      <style:table-cell-properties fo:background-color="transparent" fo:border="0.06pt solid #000000"/>
    </style:style>
    <style:style style:name="ce90" style:family="table-cell" style:parent-style-name="Default" style:data-style-name="N108">
      <style:table-cell-properties fo:background-color="#fff200" fo:border="0.06pt solid #000000"/>
    </style:style>
    <style:style style:name="ce91" style:family="table-cell" style:parent-style-name="Default" style:data-style-name="N108">
      <style:table-cell-properties fo:background-color="transparent" fo:border="0.06pt solid #000000"/>
      <style:text-properties fo:font-weight="normal" style:font-weight-asian="normal" style:font-weight-complex="normal"/>
    </style:style>
    <style:style style:name="ce213" style:family="table-cell" style:parent-style-name="Default" style:data-style-name="N108">
      <style:table-cell-properties fo:background-color="#00b6bd" fo:border="0.06pt solid #000000"/>
      <style:text-properties fo:font-weight="normal" style:font-weight-asian="normal" style:font-weight-complex="normal"/>
    </style:style>
    <style:style style:name="ce92" style:family="table-cell" style:parent-style-name="Default" style:data-style-name="N108">
      <style:table-cell-properties fo:background-color="#dddddd" fo:border="0.06pt solid #000000"/>
      <style:text-properties fo:font-weight="normal" style:font-weight-asian="normal" style:font-weight-complex="normal"/>
    </style:style>
    <style:style style:name="ce96" style:family="table-cell" style:parent-style-name="Default" style:data-style-name="N108">
      <style:table-cell-properties fo:background-color="transparent" fo:border="0.06pt solid #000000"/>
      <style:text-properties style:use-window-font-color="true"/>
    </style:style>
    <style:style style:name="ce135" style:family="table-cell" style:parent-style-name="Default" style:data-style-name="N108">
      <style:table-cell-properties fo:background-color="#fcd4d1" fo:border="0.06pt solid #000000"/>
    </style:style>
    <style:style style:name="ce141" style:family="table-cell" style:parent-style-name="Default" style:data-style-name="N108">
      <style:table-cell-properties fo:background-color="#ffe5ca" fo:border="0.06pt solid #000000"/>
    </style:style>
    <style:style style:name="ce156" style:family="table-cell" style:parent-style-name="Default" style:data-style-name="N108">
      <style:table-cell-properties fo:background-color="#ffff00" fo:border="0.06pt solid #000000"/>
    </style:style>
    <style:style style:name="ce98" style:family="table-cell" style:parent-style-name="Default" style:data-style-name="N108">
      <style:table-cell-properties fo:background-color="#dddddd" fo:border="0.06pt solid #000000"/>
      <style:text-properties fo:font-weight="bold" style:font-weight-asian="bold" style:font-weight-complex="bold"/>
    </style:style>
    <style:style style:name="ce99" style:family="table-cell" style:parent-style-name="Default" style:data-style-name="N108">
      <style:table-cell-properties fo:background-color="#ef413d" fo:border="0.06pt solid #000000"/>
    </style:style>
    <style:style style:name="ce100" style:family="table-cell" style:parent-style-name="Default" style:data-style-name="N37">
      <style:table-cell-properties fo:background-color="transparent" fo:border="0.06pt solid #000000"/>
    </style:style>
    <style:style style:name="ce102" style:family="table-cell" style:parent-style-name="Default" style:data-style-name="N37">
      <style:table-cell-properties fo:border="0.06pt solid #000000"/>
    </style:style>
    <style:style style:name="ce108" style:family="table-cell" style:parent-style-name="Default" style:data-style-name="N37">
      <style:table-cell-properties fo:background-color="#bce4e5" fo:border="0.06pt solid #000000"/>
    </style:style>
    <style:style style:name="ce109" style:family="table-cell" style:parent-style-name="Default" style:data-style-name="N37">
      <style:table-cell-properties fo:background-color="transparent" fo:border="0.06pt solid #000000"/>
      <style:text-properties fo:font-weight="normal" style:font-weight-asian="normal" style:font-weight-complex="normal"/>
    </style:style>
    <style:style style:name="ce223" style:family="table-cell" style:parent-style-name="Default" style:data-style-name="N37">
      <style:table-cell-properties fo:background-color="#00b6bd" fo:border="0.06pt solid #000000"/>
      <style:text-properties fo:font-weight="normal" style:font-weight-asian="normal" style:font-weight-complex="normal"/>
    </style:style>
    <style:style style:name="ce114" style:family="table-cell" style:parent-style-name="Default" style:data-style-name="N37">
      <style:table-cell-properties fo:background-color="#dddddd" fo:border="0.06pt solid #000000"/>
      <style:text-properties fo:font-weight="normal" style:font-weight-asian="normal" style:font-weight-complex="normal"/>
    </style:style>
    <style:style style:name="ce117" style:family="table-cell" style:parent-style-name="Default" style:data-style-name="N37">
      <style:table-cell-properties fo:background-color="#fff200" fo:border="0.06pt solid #000000"/>
    </style:style>
    <style:style style:name="ce11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108">
      <style:table-cell-properties fo:background-color="#00b6bd" fo:border="0.06pt solid #000000"/>
    </style:style>
    <style:style style:name="ce255" style:family="table-cell" style:parent-style-name="Default">
      <style:table-cell-properties fo:background-color="transparent"/>
    </style:style>
    <style:style style:name="ce257" style:family="table-cell" style:parent-style-name="Default">
      <style:table-cell-properties fo:background-color="#ffff00"/>
    </style:style>
    <style:style style:name="ce251" style:family="table-cell" style:parent-style-name="Default">
      <style:table-cell-properties fo:background-color="#c7a0cb"/>
    </style:style>
    <style:style style:name="ce252" style:family="table-cell" style:parent-style-name="Default">
      <style:table-cell-properties fo:background-color="#bce4e5"/>
    </style:style>
    <style:style style:name="ce253" style:family="table-cell" style:parent-style-name="Default">
      <style:table-cell-properties fo:background-color="#bcaed5"/>
    </style:style>
    <style:style style:name="ce254" style:family="table-cell" style:parent-style-name="Default">
      <style:table-cell-properties fo:background-color="#fff200"/>
    </style:style>
    <style:style style:name="ce256" style:family="table-cell" style:parent-style-name="Default">
      <style:table-cell-properties fo:background-color="#fcd3c1"/>
    </style:style>
    <style:style style:name="ce258" style:family="table-cell" style:parent-style-name="Default">
      <style:table-cell-properties fo:background-color="#cccccc"/>
      <style:text-properties fo:font-weight="bold" style:font-weight-asian="bold" style:font-weight-complex="bold"/>
    </style:style>
    <style:style style:name="ce259" style:family="table-cell" style:parent-style-name="Default" style:data-style-name="N36"/>
    <style:style style:name="ce271" style:family="table-cell" style:parent-style-name="Default" style:data-style-name="N36">
      <style:table-cell-properties fo:background-color="#c7a0cb"/>
    </style:style>
    <style:style style:name="ce272" style:family="table-cell" style:parent-style-name="Default" style:data-style-name="N36">
      <style:table-cell-properties fo:background-color="#bce4e5"/>
    </style:style>
    <style:style style:name="ce273" style:family="table-cell" style:parent-style-name="Default" style:data-style-name="N36">
      <style:table-cell-properties fo:background-color="#bcaed5"/>
    </style:style>
    <style:style style:name="ce274" style:family="table-cell" style:parent-style-name="Default" style:data-style-name="N36">
      <style:table-cell-properties fo:background-color="#faa61a"/>
    </style:style>
    <style:style style:name="ce275" style:family="table-cell" style:parent-style-name="Default" style:data-style-name="N36">
      <style:table-cell-properties fo:background-color="#fff200"/>
    </style:style>
    <style:style style:name="ce276" style:family="table-cell" style:parent-style-name="Default" style:data-style-name="N36">
      <style:table-cell-properties fo:background-color="#c7a0cb"/>
      <style:text-properties style:use-window-font-color="true" style:text-underline-style="solid" style:text-underline-width="auto" style:text-underline-color="font-color"/>
    </style:style>
    <style:style style:name="ce277" style:family="table-cell" style:parent-style-name="Default" style:data-style-name="N36">
      <style:table-cell-properties fo:background-color="transparent"/>
    </style:style>
    <style:style style:name="ce278" style:family="table-cell" style:parent-style-name="Default" style:data-style-name="N36">
      <style:table-cell-properties fo:background-color="#dddddd"/>
    </style:style>
    <style:style style:name="ce279" style:family="table-cell" style:parent-style-name="Default" style:data-style-name="N36">
      <style:table-cell-properties fo:background-color="#dddddd" fo:border="none"/>
    </style:style>
    <style:style style:name="ce280" style:family="table-cell" style:parent-style-name="Default" style:data-style-name="N36">
      <style:table-cell-properties fo:background-color="transparent" fo:border="none"/>
    </style:style>
    <style:style style:name="ce281" style:family="table-cell" style:parent-style-name="Default" style:data-style-name="N36">
      <style:table-cell-properties fo:background-color="#c7a0cb" fo:border="none"/>
    </style:style>
    <style:style style:name="ce282" style:family="table-cell" style:parent-style-name="Default" style:data-style-name="N36">
      <style:table-cell-properties fo:background-color="#fff200" fo:border="none"/>
    </style:style>
    <style:style style:name="ce283" style:family="table-cell" style:parent-style-name="Default" style:data-style-name="N36">
      <style:table-cell-properties fo:background-color="#fcd3c1" fo:border="none"/>
    </style:style>
    <style:style style:name="ce284" style:family="table-cell" style:parent-style-name="Default" style:data-style-name="N36">
      <style:table-cell-properties fo:background-color="#ffff00" fo:border="none"/>
    </style:style>
    <style:style style:name="ce285" style:family="table-cell" style:parent-style-name="Default" style:data-style-name="N0"/>
    <style:style style:name="ce286" style:family="table-cell" style:parent-style-name="Default">
      <style:table-cell-properties fo:background-color="#faa61a"/>
    </style:style>
    <style:style style:name="ce287" style:family="table-cell" style:parent-style-name="Default">
      <style:table-cell-properties fo:background-color="#c7a0cb"/>
      <style:text-properties style:use-window-font-color="true" style:text-underline-style="solid" style:text-underline-width="auto" style:text-underline-color="font-color"/>
    </style:style>
    <style:style style:name="ce288" style:family="table-cell" style:parent-style-name="Default">
      <style:table-cell-properties fo:background-color="#dddddd"/>
    </style:style>
    <style:style style:name="ce289" style:family="table-cell" style:parent-style-name="Default">
      <style:table-cell-properties fo:background-color="#dddddd" fo:border="none"/>
    </style:style>
    <style:style style:name="ce290" style:family="table-cell" style:parent-style-name="Default">
      <style:table-cell-properties fo:background-color="transparent" fo:border="none"/>
    </style:style>
    <style:style style:name="ce291" style:family="table-cell" style:parent-style-name="Default">
      <style:table-cell-properties fo:background-color="#c7a0cb" fo:border="none"/>
    </style:style>
    <style:style style:name="ce292" style:family="table-cell" style:parent-style-name="Default">
      <style:table-cell-properties fo:background-color="transparent" fo:border="non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Default">
      <style:table-cell-properties fo:background-color="#fff200" fo:border="none"/>
    </style:style>
    <style:style style:name="ce294" style:family="table-cell" style:parent-style-name="Default">
      <style:table-cell-properties fo:background-color="#fcd3c1" fo:border="none"/>
    </style:style>
    <style:style style:name="ce295" style:family="table-cell" style:parent-style-name="Default">
      <style:table-cell-properties fo:background-color="#ffff00" fo:border="none"/>
    </style:style>
    <style:style style:name="ce296" style:family="table-cell" style:parent-style-name="Default" style:data-style-name="N108"/>
    <style:style style:name="ce297" style:family="table-cell" style:parent-style-name="Default" style:data-style-name="N108">
      <style:table-cell-properties fo:background-color="#c7a0cb"/>
    </style:style>
    <style:style style:name="ce298" style:family="table-cell" style:parent-style-name="Default" style:data-style-name="N108">
      <style:table-cell-properties fo:background-color="#bce4e5"/>
    </style:style>
    <style:style style:name="ce299" style:family="table-cell" style:parent-style-name="Default" style:data-style-name="N108">
      <style:table-cell-properties fo:background-color="#bcaed5"/>
    </style:style>
    <style:style style:name="ce300" style:family="table-cell" style:parent-style-name="Default" style:data-style-name="N108">
      <style:table-cell-properties fo:background-color="#faa61a"/>
    </style:style>
    <style:style style:name="ce301" style:family="table-cell" style:parent-style-name="Default" style:data-style-name="N108">
      <style:table-cell-properties fo:background-color="#fff200"/>
    </style:style>
    <style:style style:name="ce302" style:family="table-cell" style:parent-style-name="Default" style:data-style-name="N108">
      <style:table-cell-properties fo:background-color="#c7a0cb"/>
      <style:text-properties style:use-window-font-color="true" style:text-underline-style="solid" style:text-underline-width="auto" style:text-underline-color="font-color"/>
    </style:style>
    <style:style style:name="ce303" style:family="table-cell" style:parent-style-name="Default" style:data-style-name="N108">
      <style:table-cell-properties fo:background-color="transparent"/>
    </style:style>
    <style:style style:name="ce304" style:family="table-cell" style:parent-style-name="Default" style:data-style-name="N108">
      <style:table-cell-properties fo:background-color="#dddddd"/>
    </style:style>
    <style:style style:name="ce305" style:family="table-cell" style:parent-style-name="Default" style:data-style-name="N108">
      <style:table-cell-properties fo:background-color="#dddddd" fo:border="none"/>
    </style:style>
    <style:style style:name="ce306" style:family="table-cell" style:parent-style-name="Default" style:data-style-name="N108">
      <style:table-cell-properties fo:background-color="transparent" fo:border="none"/>
    </style:style>
    <style:style style:name="ce321" style:family="table-cell" style:parent-style-name="Default" style:data-style-name="N108">
      <style:table-cell-properties fo:background-color="#c7a0cb" fo:border="none"/>
    </style:style>
    <style:style style:name="ce322" style:family="table-cell" style:parent-style-name="Default" style:data-style-name="N108">
      <style:table-cell-properties fo:background-color="#fff200" fo:border="none"/>
    </style:style>
    <style:style style:name="ce323" style:family="table-cell" style:parent-style-name="Default" style:data-style-name="N108">
      <style:table-cell-properties fo:background-color="#fcd3c1" fo:border="none"/>
    </style:style>
    <style:style style:name="ce324" style:family="table-cell" style:parent-style-name="Default" style:data-style-name="N108">
      <style:table-cell-properties fo:background-color="#ffff00" fo:border="none"/>
    </style:style>
    <style:style style:name="ce325" style:family="table-cell" style:parent-style-name="Default" style:data-style-name="N30"/>
    <style:style style:name="ce326" style:family="table-cell" style:parent-style-name="Default" style:data-style-name="N30">
      <style:table-cell-properties fo:background-color="#c7a0cb"/>
    </style:style>
    <style:style style:name="ce327" style:family="table-cell" style:parent-style-name="Default" style:data-style-name="N30">
      <style:table-cell-properties fo:background-color="#bce4e5"/>
    </style:style>
    <style:style style:name="ce328" style:family="table-cell" style:parent-style-name="Default" style:data-style-name="N30">
      <style:table-cell-properties fo:background-color="#bcaed5"/>
    </style:style>
    <style:style style:name="ce329" style:family="table-cell" style:parent-style-name="Default" style:data-style-name="N30">
      <style:table-cell-properties fo:background-color="#faa61a"/>
    </style:style>
    <style:style style:name="ce330" style:family="table-cell" style:parent-style-name="Default" style:data-style-name="N30">
      <style:table-cell-properties fo:background-color="#fff200"/>
    </style:style>
    <style:style style:name="ce331" style:family="table-cell" style:parent-style-name="Default" style:data-style-name="N108">
      <style:table-cell-properties fo:background-color="#cccccc"/>
      <style:text-properties fo:font-weight="bold" style:font-weight-asian="bold" style:font-weight-complex="bold"/>
    </style:style>
    <style:style style:name="ce332" style:family="table-cell" style:parent-style-name="Default">
      <style:table-cell-properties fo:background-color="#fff200"/>
      <style:text-properties style:use-window-font-color="true" style:text-underline-style="solid" style:text-underline-width="auto" style:text-underline-color="font-color"/>
    </style:style>
    <style:style style:name="ce333" style:family="table-cell" style:parent-style-name="Default">
      <style:table-cell-properties fo:background-color="transparent"/>
      <style:text-properties style:use-window-font-color="true" style:text-underline-style="solid" style:text-underline-width="auto" style:text-underline-color="font-color"/>
    </style:style>
    <style:style style:name="ce334" style:family="table-cell" style:parent-style-name="Default">
      <style:table-cell-properties fo:background-color="#ffff00"/>
      <style:text-properties style:use-window-font-color="true" style:text-underline-style="solid" style:text-underline-width="auto" style:text-underline-color="font-color"/>
    </style:style>
    <style:style style:name="ce335" style:family="table-cell" style:parent-style-name="Default">
      <style:table-cell-properties fo:background-color="#dddddd"/>
      <style:text-properties style:font-name="Arial" fo:font-weight="bold" style:font-weight-asian="bold" style:font-weight-complex="bold"/>
    </style:style>
    <style:style style:name="ce336" style:family="table-cell" style:parent-style-name="Default">
      <style:text-properties style:font-name="Arial"/>
    </style:style>
    <style:style style:name="ce337"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9" style:family="table-cell" style:parent-style-name="Default">
      <style:text-properties style:font-name="Arial" fo:font-weight="normal" style:font-weight-asian="normal" style:font-weight-complex="normal"/>
    </style:style>
    <style:style style:name="ce340" style:family="table-cell" style:parent-style-name="Default" style:data-style-name="N100">
      <style:table-cell-properties fo:background-color="#dddddd" style:text-align-source="fix" style:repeat-content="false"/>
      <style:paragraph-properties fo:text-align="start" fo:margin-left="0cm"/>
      <style:text-properties style:font-name="Arial" fo:font-weight="bold" style:font-weight-asian="bold" style:font-weight-complex="bold"/>
    </style:style>
    <style:style style:name="ce341" style:family="table-cell" style:parent-style-name="Default" style:data-style-name="N100">
      <style:table-cell-properties style:text-align-source="fix" style:repeat-content="false"/>
      <style:paragraph-properties fo:text-align="start" fo:margin-left="0cm"/>
      <style:text-properties style:font-name="Arial" fo:font-weight="normal" style:font-weight-asian="normal" style:font-weight-complex="normal"/>
    </style:style>
    <style:style style:name="ce342" style:family="table-cell" style:parent-style-name="Default" style:data-style-name="N100">
      <style:table-cell-properties style:text-align-source="fix" style:repeat-content="false"/>
      <style:paragraph-properties fo:text-align="start" fo:margin-left="0cm"/>
      <style:text-properties style:font-name="Arial" fo:font-weight="normal" style:font-name-asian="SimSun" style:font-weight-asian="normal" style:font-name-complex="Mangal" style:font-weight-complex="normal"/>
    </style:style>
    <style:style style:name="ce373" style:family="table-cell" style:parent-style-name="Default" style:data-style-name="N100">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fo:background-color="#dddddd"/>
      <style:text-properties style:font-name="Arial" fo:font-size="10pt" fo:font-weight="bold" style:font-size-asian="10pt" style:font-weight-asian="bold" style:font-size-complex="10pt" style:font-weight-complex="bold"/>
    </style:style>
    <style:style style:name="ce250" style:family="table-cell" style:parent-style-name="Default">
      <style:text-properties style:font-name="Arial" fo:font-size="10pt" style:font-size-asian="10pt" style:font-size-complex="10pt"/>
    </style:style>
    <style:style style:name="ce120" style:family="table-cell" style:parent-style-name="Default">
      <style:text-properties style:font-name="Arial" fo:font-size="10pt" style:text-underline-style="solid" style:text-underline-width="auto" style:text-underline-color="font-color" style:font-name-asian="SimSun" style:font-size-asian="10pt" style:font-name-complex="Mangal" style:font-size-complex="10pt"/>
    </style:style>
    <style:style style:name="ce121" style:family="table-cell" style:parent-style-name="Default">
      <style:text-properties style:font-name="Arial" fo:font-size="10pt" style:font-name-asian="SimSun" style:font-size-asian="10pt" style:font-name-complex="Mangal" style:font-size-complex="10pt"/>
    </style:style>
    <style:style style:name="ce113" style:family="table-cell" style:parent-style-name="Default">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ext-properties fo:color="#202020" style:font-name="Noto Sans" fo:font-size="8.10000038146973pt" style:font-name-asian="Noto Sans" style:font-size-asian="8.10000038146973pt" style:font-name-complex="Noto Sans" style:font-size-complex="8.10000038146973pt"/>
    </style:style>
    <style:style style:name="ce168" style:family="table-cell" style:parent-style-name="Default" style:data-style-name="N100">
      <style:table-cell-properties fo:background-color="#dddddd"/>
      <style:text-properties style:font-name="Arial" fo:font-size="10pt" fo:font-weight="bold" style:font-size-asian="10pt" style:font-weight-asian="bold" style:font-size-complex="10pt" style:font-weight-complex="bold"/>
    </style:style>
    <style:style style:name="ce169" style:family="table-cell" style:parent-style-name="Default" style:data-style-name="N100">
      <style:text-properties style:font-name="Arial" fo:font-size="10pt" style:font-size-asian="10pt" style:font-size-complex="10pt"/>
    </style:style>
    <style:style style:name="ce170" style:family="table-cell" style:parent-style-name="Default" style:data-style-name="N100">
      <style:text-properties style:font-name="Arial" fo:font-size="10pt" style:font-name-asian="SimSun" style:font-size-asian="10pt" style:font-name-complex="Mangal" style:font-size-complex="10pt"/>
    </style:style>
    <style:style style:name="ce146" style:family="table-cell" style:parent-style-name="Default">
      <style:text-properties fo:color="#202020" style:text-outline="false" style:text-line-through-style="none" style:text-line-through-type="none" style:font-name="Noto Sans" fo:font-size="8.10000038146973pt" fo:language="none" fo:country="none" fo:font-style="normal" fo:text-shadow="none" style:text-underline-style="none" fo:font-weight="normal" style:text-underline-mode="continuous" style:text-overline-mode="continuous" style:text-line-through-mode="continuous" style:font-name-asian="Noto Sans" style:font-size-asian="8.10000038146973pt" style:language-asian="none" style:country-asian="none" style:font-style-asian="normal" style:font-weight-asian="normal" style:font-name-complex="Noto Sans" style:font-size-complex="8.10000038146973pt" style:language-complex="none" style:country-complex="none" style:font-style-complex="normal" style:font-weight-complex="normal" style:text-emphasize="none" style:font-relief="none" style:text-overline-style="none" style:text-overline-color="font-color"/>
    </style:style>
    <style:style style:name="ce397" style:family="table-cell" style:parent-style-name="Default" style:data-style-name="N36">
      <style:table-cell-properties fo:background-color="#fcd4d1"/>
    </style:style>
    <style:style style:name="ce398" style:family="table-cell" style:parent-style-name="Default" style:data-style-name="N108">
      <style:table-cell-properties fo:background-color="#fcd4d1"/>
    </style:style>
    <style:style style:name="ce399" style:family="table-cell" style:parent-style-name="Default">
      <style:table-cell-properties fo:background-color="#fcd4d1"/>
    </style:style>
    <style:style style:name="ce40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1"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GB" style:language-asian="zh" style:country-asian="CN" style:language-complex="hi" style:country-complex="IN" style:font-name-asian="Noto Sans" style:font-name-complex="Noto Sans" style:font-size-asian="8.10000038146973pt" style:font-size-complex="8.1000003814697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content-validations>
        <table:content-validation table:name="val1" table:condition="of:cell-content-is-in-list([Addresses.$E$2:.$E$38])" table:allow-empty-cell="true" table:display-list="sort-ascending" table:base-cell-address="JobSchedules.F2">
          <table:error-message table:message-type="stop" table:display="true"/>
        </table:content-validation>
        <table:content-validation table:name="val2" table:condition="of:cell-content-is-in-list([Addresses.$E$2:.$E$40])" table:allow-empty-cell="true" table:display-list="sort-ascending" table:base-cell-address="JobSchedules.F35">
          <table:error-message table:message-type="stop" table:display="true"/>
        </table:content-validation>
        <table:content-validation table:name="val3" table:condition="of:cell-content-is-in-list([Addresses.$E$2:.$E$200])" table:allow-empty-cell="true" table:display-list="sort-ascending" table:base-cell-address="JobSchedules.F35">
          <table:error-message table:message-type="stop" table:display="true"/>
        </table:content-validation>
        <table:content-validation table:name="val4" table:condition="of:cell-content-is-in-list([Addresses.$E$2:.$E$399])" table:allow-empty-cell="true" table:display-list="sort-ascending" table:base-cell-address="JobSchedules.F77">
          <table:error-message table:message-type="stop" table:display="true"/>
        </table:content-validation>
        <table:content-validation table:name="val5" table:condition="of:cell-content-is-in-list([Addresses.$E$2:.$E$399])" table:allow-empty-cell="true" table:display-list="sort-ascending" table:base-cell-address="JobSchedules.F78">
          <table:error-message table:message-type="stop" table:display="true"/>
        </table:content-validation>
        <table:content-validation table:name="val6" table:condition="of:cell-content-is-in-list([Addresses.$E$2:.$E$398])" table:allow-empty-cell="true" table:display-list="sort-ascending" table:base-cell-address="JobSchedules.F88">
          <table:error-message table:message-type="stop" table:display="true"/>
        </table:content-validation>
        <table:content-validation table:name="val7" table:condition="of:cell-content-is-in-list([Company.$A$2:.$A$4000])" table:allow-empty-cell="true" table:display-list="sort-ascending" table:base-cell-address="Addresses.A2">
          <table:error-message table:message-type="stop" table:display="true"/>
        </table:content-validation>
        <table:content-validation table:name="val8" table:condition="of:cell-content-is-in-list([Company.$A$2:.$A$20])" table:allow-empty-cell="true" table:display-list="sort-ascending" table:base-cell-address="Addresses.A35">
          <table:error-message table:message-type="stop" table:display="true"/>
        </table:content-validation>
        <table:content-validation table:name="val9" table:condition="of:cell-content-is-in-list([Company.$A$2:.$A$39])" table:allow-empty-cell="true" table:display-list="sort-ascending" table:base-cell-address="Addresses.A48">
          <table:error-message table:message-type="stop" table:display="true"/>
        </table:content-validation>
        <table:content-validation table:name="val10" table:condition="of:cell-content-is-in-list([Company.$A$2:.$A$39])" table:allow-empty-cell="true" table:display-list="sort-ascending" table:base-cell-address="Addresses.A51">
          <table:error-message table:message-type="stop" table:display="true"/>
        </table:content-validation>
        <table:content-validation table:name="val11" table:condition="of:cell-content-is-in-list([Company.$A$2:.$A$79])" table:allow-empty-cell="true" table:display-list="sort-ascending" table:base-cell-address="Addresses.A58">
          <table:error-message table:message-type="stop" table:display="true"/>
        </table:content-validation>
        <table:content-validation table:name="val12" table:condition="of:cell-content-is-in-list([Company.$A$2:.$A$79])" table:allow-empty-cell="true" table:display-list="sort-ascending" table:base-cell-address="Addresses.A72">
          <table:error-message table:message-type="stop" table:display="true"/>
        </table:content-validation>
        <table:content-validation table:name="val13" table:condition="of:cell-content-is-in-list([Company.$A$2:.$A$81])" table:allow-empty-cell="true" table:display-list="sort-ascending" table:base-cell-address="Addresses.A81">
          <table:error-message table:message-type="stop" table:display="true"/>
        </table:content-validation>
        <table:content-validation table:name="val14" table:condition="of:cell-content-is-in-list([JobSchedules.$A$2:.$A$40])" table:allow-empty-cell="true" table:display-list="sort-ascending" table:base-cell-address="Company.A86">
          <table:error-message table:message-type="stop" table:display="true"/>
        </table:content-validation>
        <table:content-validation table:name="val15" table:condition="of:cell-content-is-in-list([JobSchedules.$A$2:.$A$400])" table:allow-empty-cell="true" table:display-list="sort-ascending" table:base-cell-address="Company.A89">
          <table:error-message table:message-type="stop" table:display="true"/>
        </table:content-validation>
        <table:content-validation table:name="val16" table:condition="of:cell-content-is-in-list([JobSchedules.$A$2:.$A$400])" table:allow-empty-cell="true" table:display-list="sort-ascending" table:base-cell-address="Company.A96">
          <table:error-message table:message-type="stop" table:display="true"/>
        </table:content-validation>
        <table:content-validation table:name="val17" table:condition="of:cell-content-is-in-list([JobSchedules.$A$2:.$A$400])" table:allow-empty-cell="true" table:display-list="sort-ascending" table:base-cell-address="Company.A132">
          <table:error-message table:message-type="stop" table:display="true"/>
        </table:content-validation>
        <table:content-validation table:name="val18" table:condition="of:cell-content-is-in-list([Company.$A$2:.$A$400])" table:allow-empty-cell="true" table:display-list="sort-ascending" table:base-cell-address="Addresses.A174">
          <table:error-message table:message-type="stop" table:display="true"/>
        </table:content-validation>
        <table:content-validation table:name="val19" table:condition="of:cell-content-is-in-list([Company.$A$2:.$A$4000])" table:allow-empty-cell="true" table:display-list="sort-ascending" table:base-cell-address="Addresses.A180">
          <table:error-message table:message-type="stop" table:display="true"/>
        </table:content-validation>
        <table:content-validation table:name="val20" table:condition="of:cell-content-is-in-list([Company.$A$2:.$A$4000])" table:allow-empty-cell="true" table:display-list="sort-ascending" table:base-cell-address="Addresses.A189">
          <table:error-message table:message-type="stop" table:display="true"/>
        </table:content-validation>
        <table:content-validation table:name="val21" table:condition="of:cell-content-is-in-list([Company.$A$2:.$A$4000])" table:allow-empty-cell="true" table:display-list="sort-ascending" table:base-cell-address="Addresses.A194">
          <table:error-message table:message-type="stop" table:display="true"/>
        </table:content-validation>
      </table:content-validations>
      <table:table table:name="JobSchedules"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55"/>
        <table:table-column table:style-name="co2" table:default-cell-style-name="ce33"/>
        <table:table-column table:style-name="co3" table:default-cell-style-name="ce51"/>
        <table:table-column table:style-name="co4" table:default-cell-style-name="ce33"/>
        <table:table-column table:style-name="co1" table:default-cell-style-name="ce51"/>
        <table:table-column table:style-name="co5" table:default-cell-style-name="ce4"/>
        <table:table-column table:style-name="co6" table:default-cell-style-name="ce51"/>
        <table:table-column table:style-name="co1" table:default-cell-style-name="ce73"/>
        <table:table-column table:style-name="co1" table:default-cell-style-name="ce155"/>
        <table:table-column table:style-name="co7" table:default-cell-style-name="ce86"/>
        <table:table-column table:style-name="co1" table:number-columns-repeated="3" table:default-cell-style-name="ce155"/>
        <table:table-column table:style-name="co8" table:default-cell-style-name="ce155"/>
        <table:table-column table:style-name="co1" table:default-cell-style-name="ce86"/>
        <table:table-column table:style-name="co1" table:number-columns-repeated="49" table:default-cell-style-name="ce155"/>
        <table:table-column table:style-name="co1" table:number-columns-repeated="960" table:default-cell-style-name="Default"/>
        <table:table-row table:style-name="ro1">
          <table:table-cell table:style-name="ce1" office:value-type="string" calcext:value-type="string">
            <text:p>JobNumber</text:p>
          </table:table-cell>
          <table:table-cell table:style-name="ce31" office:value-type="string" calcext:value-type="string">
            <text:p>Date Start</text:p>
          </table:table-cell>
          <table:table-cell table:style-name="ce50" office:value-type="string" calcext:value-type="string">
            <text:p>Time Start</text:p>
          </table:table-cell>
          <table:table-cell table:style-name="ce31" office:value-type="string" calcext:value-type="string">
            <text:p>Date End</text:p>
          </table:table-cell>
          <table:table-cell table:style-name="ce50" office:value-type="string" calcext:value-type="string">
            <text:p>Time End</text:p>
          </table:table-cell>
          <table:table-cell table:style-name="ce63" office:value-type="string" calcext:value-type="string">
            <text:p>location</text:p>
          </table:table-cell>
          <table:table-cell table:style-name="ce50" office:value-type="string" calcext:value-type="string">
            <text:p>Duration</text:p>
          </table:table-cell>
          <table:table-cell table:style-name="ce72" office:value-type="string" calcext:value-type="string">
            <text:p>Base10</text:p>
          </table:table-cell>
          <table:table-cell table:style-name="ce1" office:value-type="string" calcext:value-type="string">
            <text:p>Predicted</text:p>
          </table:table-cell>
          <table:table-cell table:style-name="ce98" office:value-type="string" calcext:value-type="string">
            <text:p>Paid Amount</text:p>
          </table:table-cell>
          <table:table-cell table:style-name="ce1" office:value-type="string" calcext:value-type="string">
            <text:p>Paid Date</text:p>
          </table:table-cell>
          <table:table-cell table:style-name="ce1" office:value-type="string" calcext:value-type="string">
            <text:p>Period</text:p>
          </table:table-cell>
          <table:table-cell table:style-name="ce1" office:value-type="string" calcext:value-type="string">
            <text:p>Diff</text:p>
          </table:table-cell>
          <table:table-cell table:style-name="ce1" office:value-type="string" calcext:value-type="string">
            <text:p>MiscSum</text:p>
          </table:table-cell>
          <table:table-cell table:style-name="ce98" office:value-type="string" calcext:value-type="string">
            <text:p>SumPeriod</text:p>
          </table:table-cell>
          <table:table-cell table:style-name="ce1" office:value-type="string" calcext:value-type="string">
            <text:p>Pay Rate/Hour</text:p>
          </table:table-cell>
          <table:table-cell table:style-name="ce1" table:number-columns-repeated="48"/>
          <table:table-cell table:number-columns-repeated="960"/>
        </table:table-row>
        <table:table-row table:style-name="ro1">
          <table:table-cell office:value-type="float" office:value="985323" calcext:value-type="float">
            <text:p>985323</text:p>
          </table:table-cell>
          <table:table-cell office:value-type="date" office:date-value="2017-08-29" calcext:value-type="date">
            <text:p>29/08/2017</text:p>
          </table:table-cell>
          <table:table-cell office:value-type="time" office:time-value="PT16H30M00S" calcext:value-type="time">
            <text:p>16:30</text:p>
          </table:table-cell>
          <table:table-cell office:value-type="date" office:date-value="2017-08-30" calcext:value-type="date">
            <text:p>30/08/2017</text:p>
          </table:table-cell>
          <table:table-cell office:value-type="time" office:time-value="PT00H50M00S" calcext:value-type="time">
            <text:p>00:50</text:p>
          </table:table-cell>
          <table:table-cell table:content-validation-name="val1" office:value-type="string" calcext:value-type="string">
            <text:p>Superdrug,Units 1-4, Trinity Parade High Street Hounslow Middlesex,TW3 1HG</text:p>
          </table:table-cell>
          <table:table-cell table:formula="of:=[.E2]-[.C2]+([.D2]&gt;[.B2])" office:value-type="time" office:time-value="PT08H20M00S" calcext:value-type="time">
            <text:p>08:20</text:p>
          </table:table-cell>
          <table:table-cell table:formula="of:=[.G2]*24-0.3" office:value-type="float" office:value="8.03333333333333" calcext:value-type="float">
            <text:p>8,03</text:p>
          </table:table-cell>
          <table:table-cell table:style-name="ce86" table:formula="of:=[.H2]*[.$P$2]" office:value-type="currency" office:currency="GBP" office:value="60.25" calcext:value-type="currency">
            <text:p>£60,25</text:p>
          </table:table-cell>
          <table:table-cell office:value-type="currency" office:currency="GBP" office:value="60" calcext:value-type="currency">
            <text:p>£60,00</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2]-[.I2]" office:value-type="currency" office:currency="GBP" office:value="-0.249999999999986" calcext:value-type="currency">
            <text:p>-£0,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0539" calcext:value-type="float">
            <text:p>970539</text:p>
          </table:table-cell>
          <table:table-cell office:value-type="date" office:date-value="2017-09-04" calcext:value-type="date">
            <text:p>04/09/2017</text:p>
          </table:table-cell>
          <table:table-cell office:value-type="time" office:time-value="PT17H30M00S" calcext:value-type="time">
            <text:p>17:30</text:p>
          </table:table-cell>
          <table:table-cell office:value-type="date" office:date-value="2017-09-05" calcext:value-type="date">
            <text:p>05/09/2017</text:p>
          </table:table-cell>
          <table:table-cell office:value-type="time" office:time-value="PT01H30M00S" calcext:value-type="time">
            <text:p>01:30</text:p>
          </table:table-cell>
          <table:table-cell table:content-validation-name="val1" office:value-type="string" calcext:value-type="string">
            <text:p>Poundland Limited,Limited 163-165 Balham High Road Balham,SW12 8BG</text:p>
          </table:table-cell>
          <table:table-cell table:formula="of:=[.E3]-[.C3]+([.D3]&gt;[.B3])" office:value-type="time" office:time-value="PT08H00M00S" calcext:value-type="time">
            <text:p>08:00</text:p>
          </table:table-cell>
          <table:table-cell table:formula="of:=[.G3]*24-0.3" office:value-type="float" office:value="7.7" calcext:value-type="float">
            <text:p>7,70</text:p>
          </table:table-cell>
          <table:table-cell table:style-name="ce86" table:formula="of:=[.H3]*7.5" office:value-type="currency" office:currency="GBP" office:value="57.75" calcext:value-type="currency">
            <text:p>£57,75</text:p>
          </table:table-cell>
          <table:table-cell office:value-type="currency" office:currency="GBP" office:value="57.5" calcext:value-type="currency">
            <text:p>£57,50</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3]-[.I3]" office:value-type="currency" office:currency="GBP" office:value="-0.249999999999986" calcext:value-type="currency">
            <text:p>-£0,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5276" calcext:value-type="float">
            <text:p>985276</text:p>
          </table:table-cell>
          <table:table-cell office:value-type="date" office:date-value="2017-09-05" calcext:value-type="date">
            <text:p>05/09/2017</text:p>
          </table:table-cell>
          <table:table-cell office:value-type="time" office:time-value="PT16H30M00S" calcext:value-type="time">
            <text:p>16:30</text:p>
          </table:table-cell>
          <table:table-cell office:value-type="date" office:date-value="2017-09-06" calcext:value-type="date">
            <text:p>06/09/2017</text:p>
          </table:table-cell>
          <table:table-cell office:value-type="time" office:time-value="PT03H15M00S" calcext:value-type="time">
            <text:p>03:15</text:p>
          </table:table-cell>
          <table:table-cell table:content-validation-name="val1" office:value-type="string" calcext:value-type="string">
            <text:p>Superdrug,297-301, Station Rd Harrow Middlesex,HA1 2TA</text:p>
          </table:table-cell>
          <table:table-cell table:formula="of:=[.E4]-[.C4]+([.D4]&gt;[.B4])" office:value-type="time" office:time-value="PT10H45M00S" calcext:value-type="time">
            <text:p>10:45</text:p>
          </table:table-cell>
          <table:table-cell table:formula="of:=[.G4]*24-0.3" office:value-type="float" office:value="10.45" calcext:value-type="float">
            <text:p>10,45</text:p>
          </table:table-cell>
          <table:table-cell table:style-name="ce86" table:formula="of:=[.H4]*7.5" office:value-type="currency" office:currency="GBP" office:value="78.375" calcext:value-type="currency">
            <text:p>£78,38</text:p>
          </table:table-cell>
          <table:table-cell office:value-type="currency" office:currency="GBP" office:value="77.5" calcext:value-type="currency">
            <text:p>£77,50</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4]-[.I4]" office:value-type="currency" office:currency="GBP" office:value="-0.875" calcext:value-type="currency">
            <text:p>-£0,88</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6946" calcext:value-type="float">
            <text:p>966946</text:p>
          </table:table-cell>
          <table:table-cell office:value-type="date" office:date-value="2017-09-06" calcext:value-type="date">
            <text:p>06/09/2017</text:p>
          </table:table-cell>
          <table:table-cell office:value-type="time" office:time-value="PT17H00M00S" calcext:value-type="time">
            <text:p>17:00</text:p>
          </table:table-cell>
          <table:table-cell office:value-type="date" office:date-value="2017-09-06" calcext:value-type="date">
            <text:p>06/09/2017</text:p>
          </table:table-cell>
          <table:table-cell office:value-type="time" office:time-value="PT22H21M00S" calcext:value-type="time">
            <text:p>22:21</text:p>
          </table:table-cell>
          <table:table-cell table:content-validation-name="val1" office:value-type="string" calcext:value-type="string">
            <text:p>Paperchase Limited ,62 Northcote Road Northcote Road,SW11 1PA</text:p>
          </table:table-cell>
          <table:table-cell table:formula="of:=[.E5]-[.C5]+([.D5]&gt;[.B5])" office:value-type="time" office:time-value="PT05H21M00S" calcext:value-type="time">
            <text:p>05:21</text:p>
          </table:table-cell>
          <table:table-cell table:formula="of:=[.G5]*24-0.3" office:value-type="float" office:value="5.05" calcext:value-type="float">
            <text:p>5,05</text:p>
          </table:table-cell>
          <table:table-cell table:style-name="ce86" table:formula="of:=[.H5]*7.5" office:value-type="currency" office:currency="GBP" office:value="37.875" calcext:value-type="currency">
            <text:p>£37,88</text:p>
          </table:table-cell>
          <table:table-cell office:value-type="currency" office:currency="GBP" office:value="40" calcext:value-type="currency">
            <text:p>£40,00</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5]-[.I5]" office:value-type="currency" office:currency="GBP" office:value="2.12500000000002" calcext:value-type="currency">
            <text:p>£2,1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7941" calcext:value-type="float">
            <text:p>987941</text:p>
          </table:table-cell>
          <table:table-cell office:value-type="date" office:date-value="2017-09-07" calcext:value-type="date">
            <text:p>07/09/2017</text:p>
          </table:table-cell>
          <table:table-cell office:value-type="time" office:time-value="PT16H30M00S" calcext:value-type="time">
            <text:p>16:30</text:p>
          </table:table-cell>
          <table:table-cell office:value-type="date" office:date-value="2017-09-07" calcext:value-type="date">
            <text:p>07/09/2017</text:p>
          </table:table-cell>
          <table:table-cell office:value-type="time" office:time-value="PT23H20M00S" calcext:value-type="time">
            <text:p>23:20</text:p>
          </table:table-cell>
          <table:table-cell table:content-validation-name="val1" office:value-type="string" calcext:value-type="string">
            <text:p>Wilkinson Group PLC,90- 94 The Broadway West Ealing,W13 0SA</text:p>
          </table:table-cell>
          <table:table-cell table:formula="of:=[.E6]-[.C6]+([.D6]&gt;[.B6])" office:value-type="time" office:time-value="PT06H50M00S" calcext:value-type="time">
            <text:p>06:50</text:p>
          </table:table-cell>
          <table:table-cell table:formula="of:=[.G6]*24-0.3" office:value-type="float" office:value="6.53333333333333" calcext:value-type="float">
            <text:p>6,53</text:p>
          </table:table-cell>
          <table:table-cell table:style-name="ce86" table:formula="of:=[.H6]*7.5" office:value-type="currency" office:currency="GBP" office:value="49" calcext:value-type="currency">
            <text:p>£49,00</text:p>
          </table:table-cell>
          <table:table-cell office:value-type="currency" office:currency="GBP" office:value="59.38" calcext:value-type="currency">
            <text:p>£59,38</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6]-[.I6]" office:value-type="currency" office:currency="GBP" office:value="10.38" calcext:value-type="currency">
            <text:p>£10,38</text:p>
          </table:table-cell>
          <table:table-cell/>
          <table:table-cell table:formula="of:=SUM([.J2:.J6])" office:value-type="currency" office:currency="GBP" office:value="294.38" calcext:value-type="currency">
            <text:p>£294,38</text:p>
          </table:table-cell>
          <table:table-cell table:style-name="ce86" office:value-type="currency" office:currency="GBP" office:value="7.5" calcext:value-type="currency">
            <text:p>£7,50</text:p>
          </table:table-cell>
          <table:table-cell table:number-columns-repeated="1008"/>
        </table:table-row>
        <table:table-row table:style-name="ro1">
          <table:table-cell table:style-name="ce4" office:value-type="float" office:value="974102" calcext:value-type="float">
            <text:p>974102</text:p>
          </table:table-cell>
          <table:table-cell office:value-type="date" office:date-value="2017-09-11" calcext:value-type="date">
            <text:p>11/09/2017</text:p>
          </table:table-cell>
          <table:table-cell office:value-type="time" office:time-value="PT14H00M00S" calcext:value-type="time">
            <text:p>14:00</text:p>
          </table:table-cell>
          <table:table-cell office:value-type="date" office:date-value="2017-09-11" calcext:value-type="date">
            <text:p>11/09/2017</text:p>
          </table:table-cell>
          <table:table-cell office:value-type="time" office:time-value="PT21H30M00S" calcext:value-type="time">
            <text:p>21:30</text:p>
          </table:table-cell>
          <table:table-cell table:content-validation-name="val1" office:value-type="string" calcext:value-type="string">
            <text:p>Homebase Group Limited,Weir Road, Wimbledon, London,SW19 8UG</text:p>
          </table:table-cell>
          <table:table-cell table:formula="of:=[.E7]-[.C7]+([.D7]&gt;[.B7])" office:value-type="time" office:time-value="PT07H30M00S" calcext:value-type="time">
            <text:p>07:30</text:p>
          </table:table-cell>
          <table:table-cell table:formula="of:=[.G7]*24-0.3" office:value-type="float" office:value="7.2" calcext:value-type="float">
            <text:p>7,20</text:p>
          </table:table-cell>
          <table:table-cell table:style-name="ce86" table:formula="of:=[.H7]*7.5" office:value-type="currency" office:currency="GBP" office:value="54" calcext:value-type="currency">
            <text:p>£54,00</text:p>
          </table:table-cell>
          <table:table-cell office:value-type="currency" office:currency="GBP" office:value="57.5" calcext:value-type="currency">
            <text:p>£57,50</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7]-[.I7]" office:value-type="currency" office:currency="GBP" office:value="3.5" calcext:value-type="currency">
            <text:p>£3,50</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4103" calcext:value-type="float">
            <text:p>974103</text:p>
          </table:table-cell>
          <table:table-cell office:value-type="date" office:date-value="2017-09-12" calcext:value-type="date">
            <text:p>12/09/2017</text:p>
          </table:table-cell>
          <table:table-cell office:value-type="time" office:time-value="PT14H00M00S" calcext:value-type="time">
            <text:p>14:00</text:p>
          </table:table-cell>
          <table:table-cell office:value-type="date" office:date-value="2017-09-12" calcext:value-type="date">
            <text:p>12/09/2017</text:p>
          </table:table-cell>
          <table:table-cell office:value-type="time" office:time-value="PT18H00M00S" calcext:value-type="time">
            <text:p>18:00</text:p>
          </table:table-cell>
          <table:table-cell table:content-validation-name="val1" office:value-type="string" calcext:value-type="string">
            <text:p>Homebase Group Limited,The Causeway, Staines,TW18 3AP</text:p>
          </table:table-cell>
          <table:table-cell table:formula="of:=[.E8]-[.C8]+([.D8]&gt;[.B8])" office:value-type="time" office:time-value="PT04H00M00S" calcext:value-type="time">
            <text:p>04:00</text:p>
          </table:table-cell>
          <table:table-cell table:formula="of:=[.G8]*24-0.3" office:value-type="float" office:value="3.7" calcext:value-type="float">
            <text:p>3,70</text:p>
          </table:table-cell>
          <table:table-cell table:style-name="ce86" table:formula="of:=[.H8]*7.5" office:value-type="currency" office:currency="GBP" office:value="27.75" calcext:value-type="currency">
            <text:p>£27,75</text:p>
          </table:table-cell>
          <table:table-cell office:value-type="currency" office:currency="GBP" office:value="30" calcext:value-type="currency">
            <text:p>£30,00</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8]-[.I8]" office:value-type="currency" office:currency="GBP" office:value="2.25000000000001" calcext:value-type="currency">
            <text:p>£2,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57597" calcext:value-type="float">
            <text:p>957597</text:p>
          </table:table-cell>
          <table:table-cell office:value-type="date" office:date-value="2017-09-14" calcext:value-type="date">
            <text:p>14/09/2017</text:p>
          </table:table-cell>
          <table:table-cell office:value-type="time" office:time-value="PT06H00M00S" calcext:value-type="time">
            <text:p>06:00</text:p>
          </table:table-cell>
          <table:table-cell office:value-type="date" office:date-value="2017-09-14" calcext:value-type="date">
            <text:p>14/09/2017</text:p>
          </table:table-cell>
          <table:table-cell office:value-type="time" office:time-value="PT15H15M00S" calcext:value-type="time">
            <text:p>15:15</text:p>
          </table:table-cell>
          <table:table-cell table:content-validation-name="val1" office:value-type="string" calcext:value-type="string">
            <text:p>Co-Op Group Limited, Retail (Raynes Park) 68 - 74 Coombe Lane Raynes Park London, SW20 0AX</text:p>
          </table:table-cell>
          <table:table-cell table:formula="of:=[.E9]-[.C9]+([.D9]&gt;[.B9])" office:value-type="time" office:time-value="PT09H15M00S" calcext:value-type="time">
            <text:p>09:15</text:p>
          </table:table-cell>
          <table:table-cell table:formula="of:=[.G9]*24-0.3" office:value-type="float" office:value="8.95" calcext:value-type="float">
            <text:p>8,95</text:p>
          </table:table-cell>
          <table:table-cell table:style-name="ce86" table:formula="of:=[.H9]*7.5" office:value-type="currency" office:currency="GBP" office:value="67.125" calcext:value-type="currency">
            <text:p>£67,13</text:p>
          </table:table-cell>
          <table:table-cell office:value-type="currency" office:currency="GBP" office:value="66.88" calcext:value-type="currency">
            <text:p>£66,88</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9]-[.I9]" office:value-type="currency" office:currency="GBP" office:value="-0.245000000000005" calcext:value-type="currency">
            <text:p>-£0,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1097" calcext:value-type="float">
            <text:p>961097</text:p>
          </table:table-cell>
          <table:table-cell office:value-type="date" office:date-value="2017-09-17" calcext:value-type="date">
            <text:p>17/09/2017</text:p>
          </table:table-cell>
          <table:table-cell office:value-type="time" office:time-value="PT13H00M00S" calcext:value-type="time">
            <text:p>13:00</text:p>
          </table:table-cell>
          <table:table-cell office:value-type="date" office:date-value="2017-09-17" calcext:value-type="date">
            <text:p>17/09/2017</text:p>
          </table:table-cell>
          <table:table-cell office:value-type="time" office:time-value="PT22H00M00S" calcext:value-type="time">
            <text:p>22:00</text:p>
          </table:table-cell>
          <table:table-cell table:content-validation-name="val1" office:value-type="string" calcext:value-type="string">
            <text:p>Harvey Nichols Group Limited,109 - 125 Knightsbridge London,SW1X 7RJ</text:p>
          </table:table-cell>
          <table:table-cell table:formula="of:=[.E10]-[.C10]+([.D10]&gt;[.B10])" office:value-type="time" office:time-value="PT09H00M00S" calcext:value-type="time">
            <text:p>09:00</text:p>
          </table:table-cell>
          <table:table-cell table:formula="of:=[.G10]*24-0.3" office:value-type="float" office:value="8.7" calcext:value-type="float">
            <text:p>8,70</text:p>
          </table:table-cell>
          <table:table-cell table:style-name="ce86" table:formula="of:=[.H10]*7.5" office:value-type="currency" office:currency="GBP" office:value="65.25" calcext:value-type="currency">
            <text:p>£65,25</text:p>
          </table:table-cell>
          <table:table-cell office:value-type="currency" office:currency="GBP" office:value="72.5" calcext:value-type="currency">
            <text:p>£72,50</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10]-[.I10]" office:value-type="currency" office:currency="GBP" office:value="7.25" calcext:value-type="currency">
            <text:p>£7,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6957" calcext:value-type="float">
            <text:p>966957</text:p>
          </table:table-cell>
          <table:table-cell office:value-type="date" office:date-value="2017-09-19" calcext:value-type="date">
            <text:p>19/09/2017</text:p>
          </table:table-cell>
          <table:table-cell office:value-type="time" office:time-value="PT16H00M00S" calcext:value-type="time">
            <text:p>16:00</text:p>
          </table:table-cell>
          <table:table-cell office:value-type="date" office:date-value="2017-09-19" calcext:value-type="date">
            <text:p>19/09/2017</text:p>
          </table:table-cell>
          <table:table-cell office:value-type="time" office:time-value="PT22H19M00S" calcext:value-type="time">
            <text:p>22:19</text:p>
          </table:table-cell>
          <table:table-cell table:content-validation-name="val1" office:value-type="string" calcext:value-type="string">
            <text:p>Paperchase Limited ,346 - 348 High Road Chiswick London,W4 5TA</text:p>
          </table:table-cell>
          <table:table-cell table:formula="of:=[.E11]-[.C11]+([.D11]&gt;[.B11])" office:value-type="time" office:time-value="PT06H19M00S" calcext:value-type="time">
            <text:p>06:19</text:p>
          </table:table-cell>
          <table:table-cell table:formula="of:=[.G11]*24-0.3" office:value-type="float" office:value="6.01666666666667" calcext:value-type="float">
            <text:p>6,02</text:p>
          </table:table-cell>
          <table:table-cell table:style-name="ce86" table:formula="of:=[.H11]*7.5" office:value-type="currency" office:currency="GBP" office:value="45.125" calcext:value-type="currency">
            <text:p>£45,13</text:p>
          </table:table-cell>
          <table:table-cell office:value-type="currency" office:currency="GBP" office:value="45" calcext:value-type="currency">
            <text:p>£45,00</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11]-[.I11]" office:value-type="currency" office:currency="GBP" office:value="-0.124999999999993" calcext:value-type="currency">
            <text:p>-£0,12</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55181" calcext:value-type="float">
            <text:p>955181</text:p>
          </table:table-cell>
          <table:table-cell office:value-type="date" office:date-value="2017-09-27" calcext:value-type="date">
            <text:p>27/09/2017</text:p>
          </table:table-cell>
          <table:table-cell office:value-type="time" office:time-value="PT06H00M00S" calcext:value-type="time">
            <text:p>06:00</text:p>
          </table:table-cell>
          <table:table-cell office:value-type="date" office:date-value="2017-09-27" calcext:value-type="date">
            <text:p>27/09/2017</text:p>
          </table:table-cell>
          <table:table-cell office:value-type="time" office:time-value="PT15H20M00S" calcext:value-type="time">
            <text:p>15:20</text:p>
          </table:table-cell>
          <table:table-cell table:content-validation-name="val1" office:value-type="string" calcext:value-type="string">
            <text:p>Co-Op Group Limited,Retail (fulham North End Road) North End Road London,SW6 1NJ</text:p>
          </table:table-cell>
          <table:table-cell table:formula="of:=[.E12]-[.C12]+([.D12]&gt;[.B12])" office:value-type="time" office:time-value="PT09H20M00S" calcext:value-type="time">
            <text:p>09:20</text:p>
          </table:table-cell>
          <table:table-cell table:formula="of:=[.G12]*24-0.3" office:value-type="float" office:value="9.03333333333333" calcext:value-type="float">
            <text:p>9,03</text:p>
          </table:table-cell>
          <table:table-cell table:style-name="ce86" table:formula="of:=[.H12]*7.5" office:value-type="currency" office:currency="GBP" office:value="67.75" calcext:value-type="currency">
            <text:p>£67,75</text:p>
          </table:table-cell>
          <table:table-cell office:value-type="currency" office:currency="GBP" office:value="60" calcext:value-type="currency">
            <text:p>£60,00</text:p>
          </table:table-cell>
          <table:table-cell table:style-name="ce33" office:value-type="date" office:date-value="2017-10-20" calcext:value-type="date">
            <text:p>20/10/2017</text:p>
          </table:table-cell>
          <table:table-cell office:value-type="float" office:value="15" calcext:value-type="float">
            <text:p>15</text:p>
          </table:table-cell>
          <table:table-cell table:style-name="ce86" table:formula="of:=[.J12]-[.I12]" office:value-type="currency" office:currency="GBP" office:value="-7.74999999999999" calcext:value-type="currency">
            <text:p>-£7,7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2393" calcext:value-type="float">
            <text:p>962393</text:p>
          </table:table-cell>
          <table:table-cell office:value-type="date" office:date-value="2017-09-28" calcext:value-type="date">
            <text:p>28/09/2017</text:p>
          </table:table-cell>
          <table:table-cell office:value-type="time" office:time-value="PT20H30M00S" calcext:value-type="time">
            <text:p>20:30</text:p>
          </table:table-cell>
          <table:table-cell office:value-type="date" office:date-value="2017-09-29" calcext:value-type="date">
            <text:p>29/09/2017</text:p>
          </table:table-cell>
          <table:table-cell office:value-type="time" office:time-value="PT01H45M00S" calcext:value-type="time">
            <text:p>01:45</text:p>
          </table:table-cell>
          <table:table-cell table:content-validation-name="val1" office:value-type="string" calcext:value-type="string">
            <text:p>Waterstones Booksellers Limited,82 Gower Street London,WC1E 6EQ</text:p>
          </table:table-cell>
          <table:table-cell table:formula="of:=[.E13]-[.C13]+([.D13]&gt;[.B13])" office:value-type="time" office:time-value="PT05H15M00S" calcext:value-type="time">
            <text:p>05:15</text:p>
          </table:table-cell>
          <table:table-cell table:formula="of:=[.G13]*24-0.3" office:value-type="float" office:value="4.95" calcext:value-type="float">
            <text:p>4,95</text:p>
          </table:table-cell>
          <table:table-cell table:style-name="ce86" table:formula="of:=[.H13]*7.5" office:value-type="currency" office:currency="GBP" office:value="37.125" calcext:value-type="currency">
            <text:p>£37,13</text:p>
          </table:table-cell>
          <table:table-cell office:value-type="currency" office:currency="GBP" office:value="39.38" calcext:value-type="currency">
            <text:p>£39,38</text:p>
          </table:table-cell>
          <table:table-cell table:style-name="ce33" office:value-type="date" office:date-value="2017-10-20" calcext:value-type="date">
            <text:p>20/10/2017</text:p>
          </table:table-cell>
          <table:table-cell office:value-type="float" office:value="15" calcext:value-type="float">
            <text:p>15</text:p>
          </table:table-cell>
          <table:table-cell table:style-name="ce86" table:formula="of:=[.J13]-[.I13]" office:value-type="currency" office:currency="GBP" office:value="2.25500000000002" calcext:value-type="currency">
            <text:p>£2,26</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4115" calcext:value-type="float">
            <text:p>974115</text:p>
          </table:table-cell>
          <table:table-cell office:value-type="date" office:date-value="2017-10-03" calcext:value-type="date">
            <text:p>03/10/2017</text:p>
          </table:table-cell>
          <table:table-cell office:value-type="time" office:time-value="PT13H30M00S" calcext:value-type="time">
            <text:p>13:30</text:p>
          </table:table-cell>
          <table:table-cell office:value-type="date" office:date-value="2017-10-03" calcext:value-type="date">
            <text:p>03/10/2017</text:p>
          </table:table-cell>
          <table:table-cell office:value-type="time" office:time-value="PT19H30M00S" calcext:value-type="time">
            <text:p>19:30</text:p>
          </table:table-cell>
          <table:table-cell table:content-validation-name="val1" office:value-type="string" calcext:value-type="string">
            <text:p>Homebase Group Limited,10 Beckenham Hill Road, Catford,SE6 3NU</text:p>
          </table:table-cell>
          <table:table-cell table:formula="of:=[.E14]-[.C14]+([.D14]&gt;[.B14])" office:value-type="time" office:time-value="PT06H00M00S" calcext:value-type="time">
            <text:p>06:00</text:p>
          </table:table-cell>
          <table:table-cell table:formula="of:=[.G14]*24-0.3" office:value-type="float" office:value="5.7" calcext:value-type="float">
            <text:p>5,70</text:p>
          </table:table-cell>
          <table:table-cell table:style-name="ce86" table:formula="of:=[.H14]*7.5" office:value-type="currency" office:currency="GBP" office:value="42.75" calcext:value-type="currency">
            <text:p>£42,75</text:p>
          </table:table-cell>
          <table:table-cell office:value-type="currency" office:currency="GBP" office:value="43.75" calcext:value-type="currency">
            <text:p>£43,75</text:p>
          </table:table-cell>
          <table:table-cell table:style-name="ce33" office:value-type="date" office:date-value="2017-10-20" calcext:value-type="date">
            <text:p>20/10/2017</text:p>
          </table:table-cell>
          <table:table-cell office:value-type="float" office:value="15" calcext:value-type="float">
            <text:p>15</text:p>
          </table:table-cell>
          <table:table-cell table:style-name="ce86" table:formula="of:=[.J14]-[.I14]" office:value-type="currency" office:currency="GBP" office:value="1" calcext:value-type="currency">
            <text:p>£1,00</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0672" calcext:value-type="float">
            <text:p>980672</text:p>
          </table:table-cell>
          <table:table-cell office:value-type="date" office:date-value="2017-10-04" calcext:value-type="date">
            <text:p>04/10/2017</text:p>
          </table:table-cell>
          <table:table-cell office:value-type="time" office:time-value="PT18H30M00S" calcext:value-type="time">
            <text:p>18:30</text:p>
          </table:table-cell>
          <table:table-cell office:value-type="date" office:date-value="2017-10-05" calcext:value-type="date">
            <text:p>05/10/2017</text:p>
          </table:table-cell>
          <table:table-cell office:value-type="time" office:time-value="PT02H10M00S" calcext:value-type="time">
            <text:p>02:10</text:p>
          </table:table-cell>
          <table:table-cell table:content-validation-name="val1" office:value-type="string" calcext:value-type="string">
            <text:p>Poundland Limited,78-80 High Street The Exchange Putney London,SW15 1RB </text:p>
          </table:table-cell>
          <table:table-cell table:formula="of:=[.E15]-[.C15]+([.D15]&gt;[.B15])" office:value-type="time" office:time-value="PT07H40M00S" calcext:value-type="time">
            <text:p>07:40</text:p>
          </table:table-cell>
          <table:table-cell table:formula="of:=[.G15]*24-0.3" office:value-type="float" office:value="7.36666666666667" calcext:value-type="float">
            <text:p>7,37</text:p>
          </table:table-cell>
          <table:table-cell table:style-name="ce86" table:formula="of:=[.H15]*7.5" office:value-type="currency" office:currency="GBP" office:value="55.25" calcext:value-type="currency">
            <text:p>£55,25</text:p>
          </table:table-cell>
          <table:table-cell office:value-type="currency" office:currency="GBP" office:value="55" calcext:value-type="currency">
            <text:p>£55,00</text:p>
          </table:table-cell>
          <table:table-cell table:style-name="ce33" office:value-type="date" office:date-value="2017-10-20" calcext:value-type="date">
            <text:p>20/10/2017</text:p>
          </table:table-cell>
          <table:table-cell office:value-type="float" office:value="15" calcext:value-type="float">
            <text:p>15</text:p>
          </table:table-cell>
          <table:table-cell table:style-name="ce86" table:formula="of:=[.J15]-[.I15]" office:value-type="currency" office:currency="GBP" office:value="-0.25" calcext:value-type="currency">
            <text:p>-£0,25</text:p>
          </table:table-cell>
          <table:table-cell/>
          <table:table-cell table:formula="of:=SUM([.J7:.J15])" office:value-type="currency" office:currency="GBP" office:value="470.01" calcext:value-type="currency">
            <text:p>£470,01</text:p>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4118" calcext:value-type="float">
            <text:p>974118</text:p>
          </table:table-cell>
          <table:table-cell office:value-type="date" office:date-value="2017-10-11" calcext:value-type="date">
            <text:p>11/10/2017</text:p>
          </table:table-cell>
          <table:table-cell office:value-type="time" office:time-value="PT13H30M00S" calcext:value-type="time">
            <text:p>13:30</text:p>
          </table:table-cell>
          <table:table-cell office:value-type="date" office:date-value="2017-10-11" calcext:value-type="date">
            <text:p>11/10/2017</text:p>
          </table:table-cell>
          <table:table-cell office:value-type="time" office:time-value="PT21H43M00S" calcext:value-type="time">
            <text:p>21:43</text:p>
          </table:table-cell>
          <table:table-cell table:content-validation-name="val1" office:value-type="string" calcext:value-type="string">
            <text:p>Homebase Group Limited,Kingston, 229-253 Kingston Road, New Malden,KT3 3SW</text:p>
          </table:table-cell>
          <table:table-cell table:formula="of:=[.E16]-[.C16]+([.D16]&gt;[.B16])" office:value-type="time" office:time-value="PT08H13M00S" calcext:value-type="time">
            <text:p>08:13</text:p>
          </table:table-cell>
          <table:table-cell table:formula="of:=[.G16]*24-0.3" office:value-type="float" office:value="7.91666666666667" calcext:value-type="float">
            <text:p>7,92</text:p>
          </table:table-cell>
          <table:table-cell table:style-name="ce86" table:formula="of:=[.H16]*7.5" office:value-type="currency" office:currency="GBP" office:value="59.375" calcext:value-type="currency">
            <text:p>£59,38</text:p>
          </table:table-cell>
          <table:table-cell office:value-type="currency" office:currency="GBP" office:value="60" calcext:value-type="currency">
            <text:p>£60,00</text:p>
          </table:table-cell>
          <table:table-cell table:style-name="ce33" office:value-type="date" office:date-value="2017-11-03" calcext:value-type="date">
            <text:p>03/11/2017</text:p>
          </table:table-cell>
          <table:table-cell office:value-type="float" office:value="16" calcext:value-type="float">
            <text:p>16</text:p>
          </table:table-cell>
          <table:table-cell table:style-name="ce86" table:formula="of:=[.J16]-[.I16]" office:value-type="currency" office:currency="GBP" office:value="0.625" calcext:value-type="currency">
            <text:p>£0,6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57621" calcext:value-type="float">
            <text:p>957621</text:p>
          </table:table-cell>
          <table:table-cell office:value-type="date" office:date-value="2017-10-16" calcext:value-type="date">
            <text:p>16/10/2017</text:p>
          </table:table-cell>
          <table:table-cell office:value-type="time" office:time-value="PT09H55M00S" calcext:value-type="time">
            <text:p>09:55</text:p>
          </table:table-cell>
          <table:table-cell office:value-type="date" office:date-value="2017-10-16" calcext:value-type="date">
            <text:p>16/10/2017</text:p>
          </table:table-cell>
          <table:table-cell office:value-type="time" office:time-value="PT15H44M00S" calcext:value-type="time">
            <text:p>15:44</text:p>
          </table:table-cell>
          <table:table-cell table:content-validation-name="val1" office:value-type="string" calcext:value-type="string">
            <text:p>Co-Op Group Limited,Food, 276-288 Kingston Road, Wimbledon Chase,SW20 8LX</text:p>
          </table:table-cell>
          <table:table-cell table:formula="of:=[.E17]-[.C17]+([.D17]&gt;[.B17])" office:value-type="time" office:time-value="PT05H49M00S" calcext:value-type="time">
            <text:p>05:49</text:p>
          </table:table-cell>
          <table:table-cell table:formula="of:=[.G17]*24-0.3" office:value-type="float" office:value="5.51666666666667" calcext:value-type="float">
            <text:p>5,52</text:p>
          </table:table-cell>
          <table:table-cell table:style-name="ce86" table:formula="of:=[.H17]*7.5" office:value-type="currency" office:currency="GBP" office:value="41.375" calcext:value-type="currency">
            <text:p>£41,38</text:p>
          </table:table-cell>
          <table:table-cell office:value-type="currency" office:currency="GBP" office:value="43.75" calcext:value-type="currency">
            <text:p>£43,75</text:p>
          </table:table-cell>
          <table:table-cell table:style-name="ce33" office:value-type="date" office:date-value="2017-11-03" calcext:value-type="date">
            <text:p>03/11/2017</text:p>
          </table:table-cell>
          <table:table-cell office:value-type="float" office:value="16" calcext:value-type="float">
            <text:p>16</text:p>
          </table:table-cell>
          <table:table-cell table:style-name="ce86" table:formula="of:=[.J17]-[.I17]" office:value-type="currency" office:currency="GBP" office:value="2.37499999999999" calcext:value-type="currency">
            <text:p>£2,37</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5" office:value-type="float" office:value="962384" calcext:value-type="float">
            <text:p>962384</text:p>
          </table:table-cell>
          <table:table-cell table:style-name="ce34" office:value-type="date" office:date-value="2017-10-17" calcext:value-type="date">
            <text:p>17/10/2017</text:p>
          </table:table-cell>
          <table:table-cell table:style-name="ce52" office:value-type="time" office:time-value="PT21H55M00S" calcext:value-type="time">
            <text:p>21:55</text:p>
          </table:table-cell>
          <table:table-cell table:style-name="ce34" office:value-type="date" office:date-value="2017-10-18" calcext:value-type="date">
            <text:p>18/10/2017</text:p>
          </table:table-cell>
          <table:table-cell table:style-name="ce52" office:value-type="time" office:time-value="PT00H45M00S" calcext:value-type="time">
            <text:p>00:45</text:p>
          </table:table-cell>
          <table:table-cell table:style-name="ce5" table:content-validation-name="val1" office:value-type="string" calcext:value-type="string">
            <text:p>Waterstones Booksellers Limited,Hatchards Unit 1, St Pancras Euston Road London,N1C 4QP</text:p>
          </table:table-cell>
          <table:table-cell table:style-name="ce52" table:formula="of:=[.E18]-[.C18]+([.D18]&gt;[.B18])" office:value-type="time" office:time-value="PT02H50M00S" calcext:value-type="time">
            <text:p>02:50</text:p>
          </table:table-cell>
          <table:table-cell table:style-name="ce74" table:formula="of:=[.G18]*24-0.3" office:value-type="float" office:value="2.53333333333333" calcext:value-type="float">
            <text:p>2,53</text:p>
          </table:table-cell>
          <table:table-cell table:style-name="ce88" table:formula="of:=[.H18]*7.5" office:value-type="currency" office:currency="GBP" office:value="19" calcext:value-type="currency">
            <text:p>£19,00</text:p>
          </table:table-cell>
          <table:table-cell table:style-name="ce88" office:value-type="currency" office:currency="GBP" office:value="30" calcext:value-type="currency">
            <text:p>£30,00</text:p>
          </table:table-cell>
          <table:table-cell table:style-name="ce34" office:value-type="date" office:date-value="2017-11-03" calcext:value-type="date">
            <text:p>03/11/2017</text:p>
          </table:table-cell>
          <table:table-cell table:style-name="ce13" office:value-type="float" office:value="16" calcext:value-type="float">
            <text:p>16</text:p>
          </table:table-cell>
          <table:table-cell table:style-name="ce88" table:formula="of:=[.J18]-[.I18]" office:value-type="currency" office:currency="GBP" office:value="11" calcext:value-type="currency">
            <text:p>£11,00</text:p>
          </table:table-cell>
          <table:table-cell table:style-name="ce13"/>
          <table:table-cell table:style-name="ce88"/>
          <table:table-cell table:style-name="ce86" office:value-type="currency" office:currency="GBP" office:value="7.5" calcext:value-type="currency">
            <text:p>£7,50</text:p>
          </table:table-cell>
          <table:table-cell table:style-name="ce13" table:number-columns-repeated="48"/>
          <table:table-cell table:number-columns-repeated="960"/>
        </table:table-row>
        <table:table-row table:style-name="ro1">
          <table:table-cell office:value-type="float" office:value="972007" calcext:value-type="float">
            <text:p>972007</text:p>
          </table:table-cell>
          <table:table-cell office:value-type="date" office:date-value="2017-10-20" calcext:value-type="date">
            <text:p>20/10/2017</text:p>
          </table:table-cell>
          <table:table-cell office:value-type="time" office:time-value="PT07H30M00S" calcext:value-type="time">
            <text:p>07:30</text:p>
          </table:table-cell>
          <table:table-cell office:value-type="date" office:date-value="2017-10-20" calcext:value-type="date">
            <text:p>20/10/2017</text:p>
          </table:table-cell>
          <table:table-cell office:value-type="time" office:time-value="PT18H00M00S" calcext:value-type="time">
            <text:p>18:00</text:p>
          </table:table-cell>
          <table:table-cell table:content-validation-name="val1" office:value-type="string" calcext:value-type="string">
            <text:p>Euro Car Parts Limited,Fulton Road, Wembley Industrial Estate, Wembley, Middlesex,HA9 0TF</text:p>
          </table:table-cell>
          <table:table-cell table:formula="of:=[.E19]-[.C19]+([.D19]&gt;[.B19])" office:value-type="time" office:time-value="PT10H30M00S" calcext:value-type="time">
            <text:p>10:30</text:p>
          </table:table-cell>
          <table:table-cell table:formula="of:=[.G19]*24-0.3" office:value-type="float" office:value="10.2" calcext:value-type="float">
            <text:p>10,20</text:p>
          </table:table-cell>
          <table:table-cell table:style-name="ce86" table:formula="of:=[.H19]*7.5" office:value-type="currency" office:currency="GBP" office:value="76.5" calcext:value-type="currency">
            <text:p>£76,50</text:p>
          </table:table-cell>
          <table:table-cell office:value-type="currency" office:currency="GBP" office:value="76.25" calcext:value-type="currency">
            <text:p>£76,25</text:p>
          </table:table-cell>
          <table:table-cell table:style-name="ce33" office:value-type="date" office:date-value="2017-11-03" calcext:value-type="date">
            <text:p>03/11/2017</text:p>
          </table:table-cell>
          <table:table-cell office:value-type="float" office:value="16" calcext:value-type="float">
            <text:p>16</text:p>
          </table:table-cell>
          <table:table-cell table:style-name="ce86" table:formula="of:=[.J19]-[.I19]" office:value-type="currency" office:currency="GBP" office:value="-0.25" calcext:value-type="currency">
            <text:p>-£0,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6" office:value-type="float" office:value="974124" calcext:value-type="float">
            <text:p>974124</text:p>
          </table:table-cell>
          <table:table-cell office:value-type="date" office:date-value="2017-10-24" calcext:value-type="date">
            <text:p>24/10/2017</text:p>
          </table:table-cell>
          <table:table-cell office:value-type="time" office:time-value="PT13H30M00S" calcext:value-type="time">
            <text:p>13:30</text:p>
          </table:table-cell>
          <table:table-cell office:value-type="date" office:date-value="2017-10-24" calcext:value-type="date">
            <text:p>24/10/2017</text:p>
          </table:table-cell>
          <table:table-cell office:value-type="time" office:time-value="PT21H12M00S" calcext:value-type="time">
            <text:p>21:12</text:p>
          </table:table-cell>
          <table:table-cell table:content-validation-name="val1" office:value-type="string" calcext:value-type="string">
            <text:p>Homebase Group Limited,241 Kidbrooke Park Road, Kidbrooke, London,SE3 9PP</text:p>
          </table:table-cell>
          <table:table-cell table:formula="of:=[.E20]-[.C20]+([.D20]&gt;[.B20])" office:value-type="time" office:time-value="PT07H42M00S" calcext:value-type="time">
            <text:p>07:42</text:p>
          </table:table-cell>
          <table:table-cell table:formula="of:=[.G20]*24-0.3" office:value-type="float" office:value="7.4" calcext:value-type="float">
            <text:p>7,40</text:p>
          </table:table-cell>
          <table:table-cell table:style-name="ce86" table:formula="of:=[.H20]*7.5" office:value-type="currency" office:currency="GBP" office:value="55.5" calcext:value-type="currency">
            <text:p>£55,50</text:p>
          </table:table-cell>
          <table:table-cell office:value-type="currency" office:currency="GBP" office:value="55.63" calcext:value-type="currency">
            <text:p>£55,63</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0]-[.I20]" office:value-type="currency" office:currency="GBP" office:value="0.13000000000001" calcext:value-type="currency">
            <text:p>£0,13</text:p>
          </table:table-cell>
          <table:table-cell table:style-name="ce86" table:formula="of:=SUM([.M2:.M19])" office:value-type="currency" office:currency="GBP" office:value="32.7650000000001" calcext:value-type="currency">
            <text:p>£32,77</text:p>
          </table:table-cell>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5236" calcext:value-type="float">
            <text:p>985236</text:p>
          </table:table-cell>
          <table:table-cell office:value-type="date" office:date-value="2017-10-25" calcext:value-type="date">
            <text:p>25/10/2017</text:p>
          </table:table-cell>
          <table:table-cell office:value-type="time" office:time-value="PT13H10M00S" calcext:value-type="time">
            <text:p>13:10</text:p>
          </table:table-cell>
          <table:table-cell office:value-type="date" office:date-value="2017-10-26" calcext:value-type="date">
            <text:p>26/10/2017</text:p>
          </table:table-cell>
          <table:table-cell office:value-type="time" office:time-value="PT00H50M00S" calcext:value-type="time">
            <text:p>00:50</text:p>
          </table:table-cell>
          <table:table-cell table:content-validation-name="val1" office:value-type="string" calcext:value-type="string">
            <text:p>Superdrug,2-8, Station Road, Hayes,UB3 4DA</text:p>
          </table:table-cell>
          <table:table-cell table:formula="of:=[.E21]-[.C21]+([.D21]&gt;[.B21])" office:value-type="time" office:time-value="PT11H40M00S" calcext:value-type="time">
            <text:p>11:40</text:p>
          </table:table-cell>
          <table:table-cell table:formula="of:=[.G21]*24-0.3" office:value-type="float" office:value="11.3666666666667" calcext:value-type="float">
            <text:p>11,37</text:p>
          </table:table-cell>
          <table:table-cell table:style-name="ce86" table:formula="of:=[.H21]*7.5" office:value-type="currency" office:currency="GBP" office:value="85.25" calcext:value-type="currency">
            <text:p>£85,25</text:p>
          </table:table-cell>
          <table:table-cell office:value-type="currency" office:currency="GBP" office:value="72.5" calcext:value-type="currency">
            <text:p>£72,50</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1]-[.I21]" office:value-type="currency" office:currency="GBP" office:value="-12.75" calcext:value-type="currency">
            <text:p>-£12,7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01323" calcext:value-type="float">
            <text:p>501323</text:p>
          </table:table-cell>
          <table:table-cell office:value-type="date" office:date-value="2017-10-28" calcext:value-type="date">
            <text:p>28/10/2017</text:p>
          </table:table-cell>
          <table:table-cell office:value-type="time" office:time-value="PT07H00M00S" calcext:value-type="time">
            <text:p>07:00</text:p>
          </table:table-cell>
          <table:table-cell office:value-type="date" office:date-value="2017-10-28" calcext:value-type="date">
            <text:p>28/10/2017</text:p>
          </table:table-cell>
          <table:table-cell office:value-type="time" office:time-value="PT10H45M00S" calcext:value-type="time">
            <text:p>10:45</text:p>
          </table:table-cell>
          <table:table-cell table:content-validation-name="val1" office:value-type="string" calcext:value-type="string">
            <text:p>Outdoor And Cycle Concepts Ltd,Cotswold Outdoor, 56-58 Garratt Lane, Southside Shopping Centre, Wandsworth, London,SW18 4TF</text:p>
          </table:table-cell>
          <table:table-cell table:formula="of:=[.E22]-[.C22]+([.D22]&gt;[.B22])" office:value-type="time" office:time-value="PT03H45M00S" calcext:value-type="time">
            <text:p>03:45</text:p>
          </table:table-cell>
          <table:table-cell table:formula="of:=[.G22]*24-0.3" office:value-type="float" office:value="3.45" calcext:value-type="float">
            <text:p>3,45</text:p>
          </table:table-cell>
          <table:table-cell table:style-name="ce86" table:formula="of:=[.H22]*7.5" office:value-type="currency" office:currency="GBP" office:value="25.875" calcext:value-type="currency">
            <text:p>£25,88</text:p>
          </table:table-cell>
          <table:table-cell office:value-type="currency" office:currency="GBP" office:value="42.5" calcext:value-type="currency">
            <text:p>£42,50</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2]-[.I22]" office:value-type="currency" office:currency="GBP" office:value="16.625" calcext:value-type="currency">
            <text:p>£16,6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5329" calcext:value-type="float">
            <text:p>985329</text:p>
          </table:table-cell>
          <table:table-cell office:value-type="date" office:date-value="2017-10-31" calcext:value-type="date">
            <text:p>31/10/2017</text:p>
          </table:table-cell>
          <table:table-cell office:value-type="time" office:time-value="PT16H00M00S" calcext:value-type="time">
            <text:p>16:00</text:p>
          </table:table-cell>
          <table:table-cell office:value-type="date" office:date-value="2017-11-01" calcext:value-type="date">
            <text:p>01/11/2017</text:p>
          </table:table-cell>
          <table:table-cell office:value-type="time" office:time-value="PT00H57M00S" calcext:value-type="time">
            <text:p>00:57</text:p>
          </table:table-cell>
          <table:table-cell table:content-validation-name="val1" office:value-type="string" calcext:value-type="string">
            <text:p>Superdrug,138-140 Rushey Green, Catford, London,SE6 4HQ</text:p>
          </table:table-cell>
          <table:table-cell table:formula="of:=[.E23]-[.C23]+([.D23]&gt;[.B23])" office:value-type="time" office:time-value="PT08H57M00S" calcext:value-type="time">
            <text:p>08:57</text:p>
          </table:table-cell>
          <table:table-cell table:formula="of:=[.G23]*24-0.3" office:value-type="float" office:value="8.65" calcext:value-type="float">
            <text:p>8,65</text:p>
          </table:table-cell>
          <table:table-cell table:style-name="ce86" table:formula="of:=[.H23]*7.5" office:value-type="currency" office:currency="GBP" office:value="64.875" calcext:value-type="currency">
            <text:p>£64,88</text:p>
          </table:table-cell>
          <table:table-cell office:value-type="currency" office:currency="GBP" office:value="65" calcext:value-type="currency">
            <text:p>£65,00</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3]-[.I23]" office:value-type="currency" office:currency="GBP" office:value="0.125000000000014" calcext:value-type="currency">
            <text:p>£0,1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5572" calcext:value-type="float">
            <text:p>975572</text:p>
          </table:table-cell>
          <table:table-cell office:value-type="date" office:date-value="2017-11-03" calcext:value-type="date">
            <text:p>03/11/2017</text:p>
          </table:table-cell>
          <table:table-cell office:value-type="time" office:time-value="PT12H45M00S" calcext:value-type="time">
            <text:p>12:45</text:p>
          </table:table-cell>
          <table:table-cell office:value-type="date" office:date-value="2017-11-03" calcext:value-type="date">
            <text:p>03/11/2017</text:p>
          </table:table-cell>
          <table:table-cell office:value-type="time" office:time-value="PT22H00M00S" calcext:value-type="time">
            <text:p>22:00</text:p>
          </table:table-cell>
          <table:table-cell table:content-validation-name="val1" office:value-type="string" calcext:value-type="string">
            <text:p>Johnson &amp; Johnson Vision Care (Ireland),Products European Vision Centre, Summit Business Park Hanworth Road Sunbury On Thames Middlesex,TW16 5DB</text:p>
          </table:table-cell>
          <table:table-cell table:formula="of:=[.E24]-[.C24]+([.D24]&gt;[.B24])" office:value-type="time" office:time-value="PT09H15M00S" calcext:value-type="time">
            <text:p>09:15</text:p>
          </table:table-cell>
          <table:table-cell table:formula="of:=[.G24]*24-0.3" office:value-type="float" office:value="8.95" calcext:value-type="float">
            <text:p>8,95</text:p>
          </table:table-cell>
          <table:table-cell table:style-name="ce86" table:formula="of:=[.H24]*7.5" office:value-type="currency" office:currency="GBP" office:value="67.125" calcext:value-type="currency">
            <text:p>£67,13</text:p>
          </table:table-cell>
          <table:table-cell office:value-type="currency" office:currency="GBP" office:value="68.75" calcext:value-type="currency">
            <text:p>£68,75</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4]-[.I24]" office:value-type="currency" office:currency="GBP" office:value="1.625" calcext:value-type="currency">
            <text:p>£1,6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5575" calcext:value-type="float">
            <text:p>975575</text:p>
          </table:table-cell>
          <table:table-cell office:value-type="date" office:date-value="2017-11-04" calcext:value-type="date">
            <text:p>04/11/2017</text:p>
          </table:table-cell>
          <table:table-cell office:value-type="time" office:time-value="PT11H10M00S" calcext:value-type="time">
            <text:p>11:10</text:p>
          </table:table-cell>
          <table:table-cell office:value-type="date" office:date-value="2017-11-04" calcext:value-type="date">
            <text:p>04/11/2017</text:p>
          </table:table-cell>
          <table:table-cell office:value-type="time" office:time-value="PT22H00M00S" calcext:value-type="time">
            <text:p>22:00</text:p>
          </table:table-cell>
          <table:table-cell table:content-validation-name="val1" office:value-type="string" calcext:value-type="string">
            <text:p>Johnson &amp; Johnson Vision Care (Ireland),Products European Vision Centre, Summit Business Park Hanworth Road Sunbury On Thames Middlesex,TW16 5DB</text:p>
          </table:table-cell>
          <table:table-cell table:formula="of:=[.E25]-[.C25]+([.D25]&gt;[.B25])" office:value-type="time" office:time-value="PT10H50M00S" calcext:value-type="time">
            <text:p>10:50</text:p>
          </table:table-cell>
          <table:table-cell table:formula="of:=[.G25]*24-0.3" office:value-type="float" office:value="10.5333333333333" calcext:value-type="float">
            <text:p>10,53</text:p>
          </table:table-cell>
          <table:table-cell table:style-name="ce86" table:formula="of:=[.H25]*7.5" office:value-type="currency" office:currency="GBP" office:value="79" calcext:value-type="currency">
            <text:p>£79,00</text:p>
          </table:table-cell>
          <table:table-cell office:value-type="currency" office:currency="GBP" office:value="77.5" calcext:value-type="currency">
            <text:p>£77,50</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5]-[.I25]" office:value-type="currency" office:currency="GBP" office:value="-1.5" calcext:value-type="currency">
            <text:p>-£1,50</text:p>
          </table:table-cell>
          <table:table-cell table:style-name="ce86" table:formula="of:=SUM([.M21:.M24])" office:value-type="currency" office:currency="GBP" office:value="5.62500000000001" calcext:value-type="currency">
            <text:p>£5,63</text:p>
          </table:table-cell>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0897" calcext:value-type="float">
            <text:p>980897</text:p>
          </table:table-cell>
          <table:table-cell office:value-type="date" office:date-value="2017-11-06" calcext:value-type="date">
            <text:p>06/11/2017</text:p>
          </table:table-cell>
          <table:table-cell office:value-type="time" office:time-value="PT16H00M00S" calcext:value-type="time">
            <text:p>16:00</text:p>
          </table:table-cell>
          <table:table-cell office:value-type="date" office:date-value="2017-11-04" calcext:value-type="date">
            <text:p>04/11/2017</text:p>
          </table:table-cell>
          <table:table-cell office:value-type="time" office:time-value="PT22H09M00S" calcext:value-type="time">
            <text:p>22:09</text:p>
          </table:table-cell>
          <table:table-cell table:content-validation-name="val1" office:value-type="string" calcext:value-type="string">
            <text:p>Poundland Limited,530-536 High Rd, London,N17 9SX</text:p>
          </table:table-cell>
          <table:table-cell table:formula="of:=[.E26]-[.C26]+([.D26]&gt;[.B26])" office:value-type="time" office:time-value="PT06H09M00S" calcext:value-type="time">
            <text:p>06:09</text:p>
          </table:table-cell>
          <table:table-cell table:formula="of:=[.G26]*24-0.3" office:value-type="float" office:value="5.85" calcext:value-type="float">
            <text:p>5,85</text:p>
          </table:table-cell>
          <table:table-cell table:style-name="ce86" table:formula="of:=[.H26]*7.5" office:value-type="currency" office:currency="GBP" office:value="43.875" calcext:value-type="currency">
            <text:p>£43,88</text:p>
          </table:table-cell>
          <table:table-cell office:value-type="currency" office:currency="GBP" office:value="42.75" calcext:value-type="currency">
            <text:p>£42,75</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26]-[.I26]" office:value-type="currency" office:currency="GBP" office:value="-1.125" calcext:value-type="currency">
            <text:p>-£1,13</text:p>
          </table:table-cell>
          <table:table-cell table:style-name="ce118"/>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55190" calcext:value-type="float">
            <text:p>955190</text:p>
          </table:table-cell>
          <table:table-cell office:value-type="date" office:date-value="2017-11-07" calcext:value-type="date">
            <text:p>07/11/2017</text:p>
          </table:table-cell>
          <table:table-cell office:value-type="time" office:time-value="PT06H00M00S" calcext:value-type="time">
            <text:p>06:00</text:p>
          </table:table-cell>
          <table:table-cell office:value-type="date" office:date-value="2017-11-07" calcext:value-type="date">
            <text:p>07/11/2017</text:p>
          </table:table-cell>
          <table:table-cell office:value-type="time" office:time-value="PT11H00M00S" calcext:value-type="time">
            <text:p>11:00</text:p>
          </table:table-cell>
          <table:table-cell table:content-validation-name="val1" office:value-type="string" calcext:value-type="string">
            <text:p>Co-Op Group Limited,Retail, 471-487 Kings Road, Chelsea, London, SW10 0LU,</text:p>
          </table:table-cell>
          <table:table-cell table:formula="of:=[.E27]-[.C27]+([.D27]&gt;[.B27])" office:value-type="time" office:time-value="PT05H00M00S" calcext:value-type="time">
            <text:p>05:00</text:p>
          </table:table-cell>
          <table:table-cell table:formula="of:=[.G27]*24-0.3" office:value-type="float" office:value="4.7" calcext:value-type="float">
            <text:p>4,70</text:p>
          </table:table-cell>
          <table:table-cell table:style-name="ce86" table:formula="of:=[.H27]*7.5" office:value-type="currency" office:currency="GBP" office:value="35.25" calcext:value-type="currency">
            <text:p>£35,25</text:p>
          </table:table-cell>
          <table:table-cell office:value-type="currency" office:currency="GBP" office:value="39.38" calcext:value-type="currency">
            <text:p>£39,38</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27]-[.I27]" office:value-type="currency" office:currency="GBP" office:value="4.13" calcext:value-type="currency">
            <text:p>£4,1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981506" calcext:value-type="float">
            <text:p>981506</text:p>
          </table:table-cell>
          <table:table-cell table:style-name="ce40" office:value-type="date" office:date-value="2017-11-08" calcext:value-type="date">
            <text:p>08/11/2017</text:p>
          </table:table-cell>
          <table:table-cell table:style-name="ce53" office:value-type="time" office:time-value="PT19H30M00S" calcext:value-type="time">
            <text:p>19:30</text:p>
          </table:table-cell>
          <table:table-cell table:style-name="ce40" office:value-type="date" office:date-value="2017-11-09" calcext:value-type="date">
            <text:p>09/11/2017</text:p>
          </table:table-cell>
          <table:table-cell table:style-name="ce53" office:value-type="time" office:time-value="PT02H30M00S" calcext:value-type="time">
            <text:p>02:30</text:p>
          </table:table-cell>
          <table:table-cell table:style-name="ce106" table:content-validation-name="val1" office:value-type="string" calcext:value-type="string">
            <text:p>W H Smith Plc,Victoria Railway Station, Victoria Street, London,SW1E 5ND</text:p>
          </table:table-cell>
          <table:table-cell table:style-name="ce53" table:formula="of:=[.E28]-[.C28]+([.D28]&gt;[.B28])" office:value-type="time" office:time-value="PT07H00M00S" calcext:value-type="time">
            <text:p>07:00</text:p>
          </table:table-cell>
          <table:table-cell table:formula="of:=[.G28]*24-0.3" office:value-type="float" office:value="6.7" calcext:value-type="float">
            <text:p>6,70</text:p>
          </table:table-cell>
          <table:table-cell table:style-name="ce89" table:formula="of:=[.H28]*7.5" office:value-type="currency" office:currency="GBP" office:value="50.25" calcext:value-type="currency">
            <text:p>£50,25</text:p>
          </table:table-cell>
          <table:table-cell table:style-name="ce89" office:value-type="currency" office:currency="GBP" office:value="55" calcext:value-type="currency">
            <text:p>£55,00</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28]-[.I28]" office:value-type="currency" office:currency="GBP" office:value="4.75000000000001" calcext:value-type="currency">
            <text:p>£4,7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4744" calcext:value-type="float">
            <text:p>984744</text:p>
          </table:table-cell>
          <table:table-cell table:style-name="ce40" office:value-type="date" office:date-value="2017-11-09" calcext:value-type="date">
            <text:p>09/11/2017</text:p>
          </table:table-cell>
          <table:table-cell table:style-name="ce53" office:value-type="time" office:time-value="PT12H30M00S" calcext:value-type="time">
            <text:p>12:30</text:p>
          </table:table-cell>
          <table:table-cell table:style-name="ce40" office:value-type="date" office:date-value="2017-11-09" calcext:value-type="date">
            <text:p>09/11/2017</text:p>
          </table:table-cell>
          <table:table-cell table:style-name="ce53" office:value-type="time" office:time-value="PT20H35M00S" calcext:value-type="time">
            <text:p>20:35</text:p>
          </table:table-cell>
          <table:table-cell table:style-name="ce106" table:content-validation-name="val1" office:value-type="string" calcext:value-type="string">
            <text:p>Savers Health and Beauty Limited,118-120 High Street, Acton, London,W3 6QX</text:p>
          </table:table-cell>
          <table:table-cell table:style-name="ce53" table:formula="of:=[.E29]-[.C29]+([.D29]&gt;[.B29])" office:value-type="time" office:time-value="PT08H05M00S" calcext:value-type="time">
            <text:p>08:05</text:p>
          </table:table-cell>
          <table:table-cell table:formula="of:=[.G29]*24-0.3" office:value-type="float" office:value="7.78333333333333" calcext:value-type="float">
            <text:p>7,78</text:p>
          </table:table-cell>
          <table:table-cell table:style-name="ce89" table:formula="of:=[.H29]*7.5" office:value-type="currency" office:currency="GBP" office:value="58.375" calcext:value-type="currency">
            <text:p>£58,38</text:p>
          </table:table-cell>
          <table:table-cell table:style-name="ce89" office:value-type="currency" office:currency="GBP" office:value="57.5" calcext:value-type="currency">
            <text:p>£57,50</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29]-[.I29]" office:value-type="currency" office:currency="GBP" office:value="-0.875000000000007" calcext:value-type="currency">
            <text:p>-£0,88</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57648" calcext:value-type="float">
            <text:p>957648</text:p>
          </table:table-cell>
          <table:table-cell table:style-name="ce40" office:value-type="date" office:date-value="2017-11-13" calcext:value-type="date">
            <text:p>13/11/2017</text:p>
          </table:table-cell>
          <table:table-cell table:style-name="ce53" office:value-type="time" office:time-value="PT06H00M00S" calcext:value-type="time">
            <text:p>06:00</text:p>
          </table:table-cell>
          <table:table-cell table:style-name="ce40" office:value-type="date" office:date-value="2017-11-13" calcext:value-type="date">
            <text:p>13/11/2017</text:p>
          </table:table-cell>
          <table:table-cell table:style-name="ce53" office:value-type="time" office:time-value="PT11H05M00S" calcext:value-type="time">
            <text:p>11:05</text:p>
          </table:table-cell>
          <table:table-cell table:style-name="ce106" table:content-validation-name="val1" office:value-type="string" calcext:value-type="string">
            <text:p>Co-Op Group Limited,271-273 City Road, Islington, London,EC1V 1LA</text:p>
          </table:table-cell>
          <table:table-cell table:style-name="ce53" table:formula="of:=[.E30]-[.C30]+([.D30]&gt;[.B30])" office:value-type="time" office:time-value="PT05H05M00S" calcext:value-type="time">
            <text:p>05:05</text:p>
          </table:table-cell>
          <table:table-cell table:formula="of:=[.G30]*24-0.3" office:value-type="float" office:value="4.78333333333333" calcext:value-type="float">
            <text:p>4,78</text:p>
          </table:table-cell>
          <table:table-cell table:style-name="ce89" table:formula="of:=[.H30]*7.5" office:value-type="currency" office:currency="GBP" office:value="35.875" calcext:value-type="currency">
            <text:p>£35,88</text:p>
          </table:table-cell>
          <table:table-cell table:style-name="ce89" office:value-type="currency" office:currency="GBP" office:value="38.75" calcext:value-type="currency">
            <text:p>£38,75</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30]-[.I30]" office:value-type="currency" office:currency="GBP" office:value="2.87500000000001" calcext:value-type="currency">
            <text:p>£2,88</text:p>
          </table:table-cell>
          <table:table-cell table:style-name="ce161"/>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974130" calcext:value-type="float">
            <text:p>974130</text:p>
          </table:table-cell>
          <table:table-cell table:style-name="ce40" office:value-type="date" office:date-value="2017-11-14" calcext:value-type="date">
            <text:p>14/11/2017</text:p>
          </table:table-cell>
          <table:table-cell table:style-name="ce53" office:value-type="time" office:time-value="PT15H07M00S" calcext:value-type="time">
            <text:p>15:07</text:p>
          </table:table-cell>
          <table:table-cell table:style-name="ce40" office:value-type="date" office:date-value="2017-11-14" calcext:value-type="date">
            <text:p>14/11/2017</text:p>
          </table:table-cell>
          <table:table-cell table:style-name="ce53" office:value-type="time" office:time-value="PT21H35M00S" calcext:value-type="time">
            <text:p>21:35</text:p>
          </table:table-cell>
          <table:table-cell table:style-name="ce106" table:content-validation-name="val1" office:value-type="string" calcext:value-type="string">
            <text:p>Homebase Group Limited,Swandon way, Wandsworth, London,SW18 1EW</text:p>
          </table:table-cell>
          <table:table-cell table:style-name="ce53" table:formula="of:=[.E31]-[.C31]+([.D31]&gt;[.B31])" office:value-type="time" office:time-value="PT06H28M00S" calcext:value-type="time">
            <text:p>06:28</text:p>
          </table:table-cell>
          <table:table-cell table:formula="of:=[.G31]*24-0.3" office:value-type="float" office:value="6.16666666666667" calcext:value-type="float">
            <text:p>6,17</text:p>
          </table:table-cell>
          <table:table-cell table:style-name="ce89" table:formula="of:=[.H31]*7.5" office:value-type="currency" office:currency="GBP" office:value="46.25" calcext:value-type="currency">
            <text:p>£46,25</text:p>
          </table:table-cell>
          <table:table-cell table:style-name="ce89" office:value-type="currency" office:currency="GBP" office:value="47.5" calcext:value-type="currency">
            <text:p>£47,50</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31]-[.I31]" office:value-type="currency" office:currency="GBP" office:value="1.24999999999999" calcext:value-type="currency">
            <text:p>£1,2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62398" calcext:value-type="float">
            <text:p>962398</text:p>
          </table:table-cell>
          <table:table-cell table:style-name="ce40" office:value-type="date" office:date-value="2017-11-15" calcext:value-type="date">
            <text:p>15/11/2017</text:p>
          </table:table-cell>
          <table:table-cell table:style-name="ce53" office:value-type="time" office:time-value="PT19H45M00S" calcext:value-type="time">
            <text:p>19:45</text:p>
          </table:table-cell>
          <table:table-cell table:style-name="ce40" office:value-type="date" office:date-value="2017-11-16" calcext:value-type="date">
            <text:p>16/11/2017</text:p>
          </table:table-cell>
          <table:table-cell table:style-name="ce53" office:value-type="time" office:time-value="PT01H20M00S" calcext:value-type="time">
            <text:p>01:20</text:p>
          </table:table-cell>
          <table:table-cell table:style-name="ce106" table:content-validation-name="val1" office:value-type="string" calcext:value-type="string">
            <text:p>Waterstones Booksellers Limited,The Grand Building, Trafalgar Square, London, London,WC2N 5EJ</text:p>
          </table:table-cell>
          <table:table-cell table:style-name="ce53" table:formula="of:=[.E32]-[.C32]+([.D32]&gt;[.B32])" office:value-type="time" office:time-value="PT05H35M00S" calcext:value-type="time">
            <text:p>05:35</text:p>
          </table:table-cell>
          <table:table-cell table:formula="of:=[.G32]*24-0.3" office:value-type="float" office:value="5.28333333333334" calcext:value-type="float">
            <text:p>5,28</text:p>
          </table:table-cell>
          <table:table-cell table:style-name="ce89" table:formula="of:=[.H32]*7.5" office:value-type="currency" office:currency="GBP" office:value="39.625" calcext:value-type="currency">
            <text:p>£39,63</text:p>
          </table:table-cell>
          <table:table-cell table:style-name="ce89" office:value-type="currency" office:currency="GBP" office:value="43.13" calcext:value-type="currency">
            <text:p>£43,13</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32]-[.I32]" office:value-type="currency" office:currency="GBP" office:value="3.50499999999999" calcext:value-type="currency">
            <text:p>£3,50</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4351" calcext:value-type="float">
            <text:p>984351</text:p>
          </table:table-cell>
          <table:table-cell table:style-name="ce40" office:value-type="date" office:date-value="2017-11-17" calcext:value-type="date">
            <text:p>17/11/2017</text:p>
          </table:table-cell>
          <table:table-cell table:style-name="ce53" office:value-type="time" office:time-value="PT16H00M00S" calcext:value-type="time">
            <text:p>16:00</text:p>
          </table:table-cell>
          <table:table-cell table:style-name="ce40" office:value-type="date" office:date-value="2017-11-17" calcext:value-type="date">
            <text:p>17/11/2017</text:p>
          </table:table-cell>
          <table:table-cell table:style-name="ce53" office:value-type="time" office:time-value="PT23H40M00S" calcext:value-type="time">
            <text:p>23:40</text:p>
          </table:table-cell>
          <table:table-cell table:style-name="ce106" table:content-validation-name="val1" office:value-type="string" calcext:value-type="string">
            <text:p>Superdrug,228 Southwark Park Road, Bermondsey, London,SE16 3RW</text:p>
          </table:table-cell>
          <table:table-cell table:style-name="ce53" table:formula="of:=[.E33]-[.C33]+([.D33]&gt;[.B33])" office:value-type="time" office:time-value="PT07H40M00S" calcext:value-type="time">
            <text:p>07:40</text:p>
          </table:table-cell>
          <table:table-cell table:formula="of:=[.G33]*24-0.3" office:value-type="float" office:value="7.36666666666667" calcext:value-type="float">
            <text:p>7,37</text:p>
          </table:table-cell>
          <table:table-cell table:style-name="ce89" table:formula="of:=[.H33]*7.5" office:value-type="currency" office:currency="GBP" office:value="55.25" calcext:value-type="currency">
            <text:p>£55,25</text:p>
          </table:table-cell>
          <table:table-cell table:style-name="ce89" office:value-type="currency" office:currency="GBP" office:value="61.25" calcext:value-type="currency">
            <text:p>£61,25</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33]-[.I33]" office:value-type="currency" office:currency="GBP" office:value="5.99999999999999" calcext:value-type="currency">
            <text:p>£6,00</text:p>
          </table:table-cell>
          <table:table-cell table:style-name="ce86" table:formula="of:=SUM([.M29:.M32])" office:value-type="currency" office:currency="GBP" office:value="6.75499999999998" calcext:value-type="currency">
            <text:p>£6,75</text:p>
          </table:table-cell>
          <table:table-cell table:style-name="ce89" table:formula="of:=SUM([.J16:.J33])" office:value-type="currency" office:currency="GBP" office:value="977.14" calcext:value-type="currency">
            <text:p>£977,14</text:p>
          </table:table-cell>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980390" calcext:value-type="float">
            <text:p>980390</text:p>
          </table:table-cell>
          <table:table-cell office:value-type="date" office:date-value="2017-11-20" calcext:value-type="date">
            <text:p>20/11/2017</text:p>
          </table:table-cell>
          <table:table-cell office:value-type="time" office:time-value="PT16H30M00S" calcext:value-type="time">
            <text:p>16:30</text:p>
          </table:table-cell>
          <table:table-cell office:value-type="date" office:date-value="2017-11-20" calcext:value-type="date">
            <text:p>20/11/2017</text:p>
          </table:table-cell>
          <table:table-cell office:value-type="time" office:time-value="PT23H40M00S" calcext:value-type="time">
            <text:p>23:40</text:p>
          </table:table-cell>
          <table:table-cell table:style-name="ce106" table:content-validation-name="val2" office:value-type="string" calcext:value-type="string">
            <text:p>Poundland Limited,172-176 Kilbur High Road, Kilburn,NW6 4JD</text:p>
          </table:table-cell>
          <table:table-cell table:style-name="ce53" table:formula="of:=[.E34]-[.C34]+([.D34]&gt;[.B34])" office:value-type="time" office:time-value="PT07H10M00S" calcext:value-type="time">
            <text:p>07:10</text:p>
          </table:table-cell>
          <table:table-cell table:formula="of:=[.G34]*24-0.3" office:value-type="float" office:value="6.86666666666667" calcext:value-type="float">
            <text:p>6,87</text:p>
          </table:table-cell>
          <table:table-cell table:style-name="ce89" table:formula="of:=[.H34]*7.5" office:value-type="currency" office:currency="GBP" office:value="51.5" calcext:value-type="currency">
            <text:p>£51,50</text:p>
          </table:table-cell>
          <table:table-cell office:value-type="currency" office:currency="GBP" office:value="51.88" calcext:value-type="currency">
            <text:p>£51,88</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4]-[.I34]" office:value-type="currency" office:currency="GBP" office:value="0.379999999999995" calcext:value-type="currency">
            <text:p>£0,38</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01310" calcext:value-type="float">
            <text:p>501310</text:p>
          </table:table-cell>
          <table:table-cell office:value-type="date" office:date-value="2017-11-22" calcext:value-type="date">
            <text:p>22/11/2017</text:p>
          </table:table-cell>
          <table:table-cell office:value-type="time" office:time-value="PT17H30M00S" calcext:value-type="time">
            <text:p>17:30</text:p>
          </table:table-cell>
          <table:table-cell office:value-type="date" office:date-value="2017-11-23" calcext:value-type="date">
            <text:p>23/11/2017</text:p>
          </table:table-cell>
          <table:table-cell office:value-type="time" office:time-value="PT00H41M00S" calcext:value-type="time">
            <text:p>00:41</text:p>
          </table:table-cell>
          <table:table-cell table:style-name="ce106" table:content-validation-name="val3" office:value-type="string" calcext:value-type="string">
            <text:p>Poundland Limited,435-441 High Road, Wembley, London,HA9 7AE</text:p>
          </table:table-cell>
          <table:table-cell table:style-name="ce53" table:formula="of:=[.E35]-[.C35]+([.D35]&gt;[.B35])" office:value-type="time" office:time-value="PT07H11M00S" calcext:value-type="time">
            <text:p>07:11</text:p>
          </table:table-cell>
          <table:table-cell table:formula="of:=[.G35]*24-0.3" office:value-type="float" office:value="6.88333333333333" calcext:value-type="float">
            <text:p>6,88</text:p>
          </table:table-cell>
          <table:table-cell table:style-name="ce89" table:formula="of:=[.H35]*7.5" office:value-type="currency" office:currency="GBP" office:value="51.625" calcext:value-type="currency">
            <text:p>£51,63</text:p>
          </table:table-cell>
          <table:table-cell office:value-type="currency" office:currency="GBP" office:value="50" calcext:value-type="currency">
            <text:p>£50,00</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5]-[.I35]" office:value-type="currency" office:currency="GBP" office:value="-1.62499999999999" calcext:value-type="currency">
            <text:p>-£1,62</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980618" calcext:value-type="float">
            <text:p>980618</text:p>
          </table:table-cell>
          <table:table-cell table:style-name="ce40" office:value-type="date" office:date-value="2017-11-28" calcext:value-type="date">
            <text:p>28/11/2017</text:p>
          </table:table-cell>
          <table:table-cell table:style-name="ce53" office:value-type="time" office:time-value="PT16H00M00S" calcext:value-type="time">
            <text:p>16:00</text:p>
          </table:table-cell>
          <table:table-cell table:style-name="ce40" office:value-type="date" office:date-value="2017-11-28" calcext:value-type="date">
            <text:p>28/11/2017</text:p>
          </table:table-cell>
          <table:table-cell table:style-name="ce53" office:value-type="time" office:time-value="PT23H40M00S" calcext:value-type="time">
            <text:p>23:40</text:p>
          </table:table-cell>
          <table:table-cell table:style-name="ce106" table:content-validation-name="val3" office:value-type="string" calcext:value-type="string">
            <text:p>Poundland Limited,106-110 High Street, New Malden, Surrey,KT3 4EU</text:p>
          </table:table-cell>
          <table:table-cell table:style-name="ce53" table:formula="of:=[.E36]-[.C36]+([.D36]&gt;[.B36])" office:value-type="time" office:time-value="PT07H40M00S" calcext:value-type="time">
            <text:p>07:40</text:p>
          </table:table-cell>
          <table:table-cell table:formula="of:=[.G36]*24-0.3" office:value-type="float" office:value="7.36666666666667" calcext:value-type="float">
            <text:p>7,37</text:p>
          </table:table-cell>
          <table:table-cell table:style-name="ce89" table:formula="of:=[.H36]*7.5" office:value-type="currency" office:currency="GBP" office:value="55.25" calcext:value-type="currency">
            <text:p>£55,25</text:p>
          </table:table-cell>
          <table:table-cell table:style-name="ce89" office:value-type="currency" office:currency="GBP" office:value="55.63" calcext:value-type="currency">
            <text:p>£55,63</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6]-[.I36]" office:value-type="currency" office:currency="GBP" office:value="0.379999999999988" calcext:value-type="currency">
            <text:p>£0,38</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0662" calcext:value-type="float">
            <text:p>980662</text:p>
          </table:table-cell>
          <table:table-cell table:style-name="ce40" office:value-type="date" office:date-value="2017-11-29" calcext:value-type="date">
            <text:p>29/11/2017</text:p>
          </table:table-cell>
          <table:table-cell table:style-name="ce53" office:value-type="time" office:time-value="PT17H30M00S" calcext:value-type="time">
            <text:p>17:30</text:p>
          </table:table-cell>
          <table:table-cell table:style-name="ce40" office:value-type="date" office:date-value="2017-11-30" calcext:value-type="date">
            <text:p>30/11/2017</text:p>
          </table:table-cell>
          <table:table-cell table:style-name="ce53" office:value-type="time" office:time-value="PT03H43M00S" calcext:value-type="time">
            <text:p>03:43</text:p>
          </table:table-cell>
          <table:table-cell table:style-name="ce106" table:content-validation-name="val3" office:value-type="string" calcext:value-type="string">
            <text:p>Poundland Limited,Unit 1, 49/63 King Street, Hammersmith, Greater London,W6 9HW</text:p>
          </table:table-cell>
          <table:table-cell table:style-name="ce53" table:formula="of:=[.E37]-[.C37]+([.D37]&gt;[.B37])" office:value-type="time" office:time-value="PT10H13M00S" calcext:value-type="time">
            <text:p>10:13</text:p>
          </table:table-cell>
          <table:table-cell table:formula="of:=[.G37]*24-0.3" office:value-type="float" office:value="9.91666666666666" calcext:value-type="float">
            <text:p>9,92</text:p>
          </table:table-cell>
          <table:table-cell table:style-name="ce89" table:formula="of:=[.H37]*7.5" office:value-type="currency" office:currency="GBP" office:value="74.375" calcext:value-type="currency">
            <text:p>£74,38</text:p>
          </table:table-cell>
          <table:table-cell table:style-name="ce89" office:value-type="currency" office:currency="GBP" office:value="71.25" calcext:value-type="currency">
            <text:p>£71,25</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7]-[.I37]" office:value-type="currency" office:currency="GBP" office:value="-3.12499999999999" calcext:value-type="currency">
            <text:p>-£3,12</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4391" calcext:value-type="float">
            <text:p>504391</text:p>
          </table:table-cell>
          <table:table-cell table:style-name="ce40" office:value-type="date" office:date-value="2017-12-01" calcext:value-type="date">
            <text:p>01/12/2017</text:p>
          </table:table-cell>
          <table:table-cell table:style-name="ce53" office:value-type="time" office:time-value="PT07H00M00S" calcext:value-type="time">
            <text:p>07:00</text:p>
          </table:table-cell>
          <table:table-cell table:style-name="ce40" office:value-type="date" office:date-value="2017-12-01" calcext:value-type="date">
            <text:p>01/12/2017</text:p>
          </table:table-cell>
          <table:table-cell table:style-name="ce53" office:value-type="time" office:time-value="PT11H25M00S" calcext:value-type="time">
            <text:p>11:25</text:p>
          </table:table-cell>
          <table:table-cell table:style-name="ce106" table:content-validation-name="val3" office:value-type="string" calcext:value-type="string">
            <text:p>L K Bennett Limited,Unit 18-21, Duke Of York Square, London,SW3 4SG</text:p>
          </table:table-cell>
          <table:table-cell table:style-name="ce53" table:formula="of:=[.E38]-[.C38]+([.D38]&gt;[.B38])" office:value-type="time" office:time-value="PT04H25M00S" calcext:value-type="time">
            <text:p>04:25</text:p>
          </table:table-cell>
          <table:table-cell table:formula="of:=[.G38]*24-0.3" office:value-type="float" office:value="4.11666666666667" calcext:value-type="float">
            <text:p>4,12</text:p>
          </table:table-cell>
          <table:table-cell table:style-name="ce89" table:formula="of:=[.H38]*7.5" office:value-type="currency" office:currency="GBP" office:value="30.875" calcext:value-type="currency">
            <text:p>£30,88</text:p>
          </table:table-cell>
          <table:table-cell table:style-name="ce89" office:value-type="currency" office:currency="GBP" office:value="33.13" calcext:value-type="currency">
            <text:p>£33,13</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8]-[.I38]" office:value-type="currency" office:currency="GBP" office:value="2.25500000000001" calcext:value-type="currency">
            <text:p>£2,26</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4432" calcext:value-type="float">
            <text:p>504432</text:p>
          </table:table-cell>
          <table:table-cell table:style-name="ce40" office:value-type="date" office:date-value="2017-12-02" calcext:value-type="date">
            <text:p>02/12/2017</text:p>
          </table:table-cell>
          <table:table-cell table:style-name="ce53" office:value-type="time" office:time-value="PT15H00M00S" calcext:value-type="time">
            <text:p>15:00</text:p>
          </table:table-cell>
          <table:table-cell table:style-name="ce40" office:value-type="date" office:date-value="2017-12-02" calcext:value-type="date">
            <text:p>02/12/2017</text:p>
          </table:table-cell>
          <table:table-cell table:style-name="ce53" office:value-type="time" office:time-value="PT23H19M00S" calcext:value-type="time">
            <text:p>23:19</text:p>
          </table:table-cell>
          <table:table-cell table:style-name="ce106" table:content-validation-name="val3" office:value-type="string" calcext:value-type="string">
            <text:p>Leyland SDM Limited,347-349 Kings Road, Chelsea, London,SW3 5UZ</text:p>
          </table:table-cell>
          <table:table-cell table:style-name="ce53" table:formula="of:=[.E39]-[.C39]+([.D39]&gt;[.B39])" office:value-type="time" office:time-value="PT08H19M00S" calcext:value-type="time">
            <text:p>08:19</text:p>
          </table:table-cell>
          <table:table-cell table:formula="of:=[.G39]*24-0.3" office:value-type="float" office:value="8.01666666666667" calcext:value-type="float">
            <text:p>8,02</text:p>
          </table:table-cell>
          <table:table-cell table:style-name="ce89" table:formula="of:=[.H39]*7.5" office:value-type="currency" office:currency="GBP" office:value="60.125" calcext:value-type="currency">
            <text:p>£60,13</text:p>
          </table:table-cell>
          <table:table-cell table:style-name="ce89" office:value-type="currency" office:currency="GBP" office:value="60" calcext:value-type="currency">
            <text:p>£60,00</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9]-[.I39]" office:value-type="currency" office:currency="GBP" office:value="-0.124999999999993" calcext:value-type="currency">
            <text:p>-£0,12</text:p>
          </table:table-cell>
          <table:table-cell table:style-name="ce86"/>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5192" calcext:value-type="float">
            <text:p>505192</text:p>
          </table:table-cell>
          <table:table-cell table:style-name="ce40" office:value-type="date" office:date-value="2017-12-06" calcext:value-type="date">
            <text:p>06/12/2017</text:p>
          </table:table-cell>
          <table:table-cell table:style-name="ce53" office:value-type="time" office:time-value="PT14H30M00S" calcext:value-type="time">
            <text:p>14:30</text:p>
          </table:table-cell>
          <table:table-cell table:style-name="ce40" office:value-type="date" office:date-value="2017-12-06" calcext:value-type="date">
            <text:p>06/12/2017</text:p>
          </table:table-cell>
          <table:table-cell table:style-name="ce53" office:value-type="time" office:time-value="PT19H50M00S" calcext:value-type="time">
            <text:p>19:50</text:p>
          </table:table-cell>
          <table:table-cell table:style-name="ce106" table:content-validation-name="val3" office:value-type="string" calcext:value-type="string">
            <text:p>Wilkinson Group PLC,The Broadway, Wimbledon, London,SW19 1QD</text:p>
          </table:table-cell>
          <table:table-cell table:style-name="ce53" table:formula="of:=[.E40]-[.C40]+([.D40]&gt;[.B40])" office:value-type="time" office:time-value="PT05H20M00S" calcext:value-type="time">
            <text:p>05:20</text:p>
          </table:table-cell>
          <table:table-cell table:formula="of:=[.G40]*24-0.3" office:value-type="float" office:value="5.03333333333333" calcext:value-type="float">
            <text:p>5,03</text:p>
          </table:table-cell>
          <table:table-cell table:style-name="ce89" table:formula="of:=[.H40]*7.5" office:value-type="currency" office:currency="GBP" office:value="37.75" calcext:value-type="currency">
            <text:p>£37,75</text:p>
          </table:table-cell>
          <table:table-cell table:style-name="ce89" office:value-type="currency" office:currency="GBP" office:value="59.38" calcext:value-type="currency">
            <text:p>£59,38</text:p>
          </table:table-cell>
          <table:table-cell table:style-name="ce33" office:value-type="date" office:date-value="2018-12-29" calcext:value-type="date">
            <text:p>29/12/2018</text:p>
          </table:table-cell>
          <table:table-cell table:style-name="ce161" office:value-type="float" office:value="20" calcext:value-type="float">
            <text:p>20</text:p>
          </table:table-cell>
          <table:table-cell table:style-name="ce86" table:formula="of:=[.J40]-[.I40]" office:value-type="currency" office:currency="GBP" office:value="21.63" calcext:value-type="currency">
            <text:p>£21,63</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92009" calcext:value-type="float">
            <text:p>992009</text:p>
          </table:table-cell>
          <table:table-cell table:style-name="ce40" office:value-type="date" office:date-value="2017-12-12" calcext:value-type="date">
            <text:p>12/12/2017</text:p>
          </table:table-cell>
          <table:table-cell table:style-name="ce53" office:value-type="time" office:time-value="PT07H30M00S" calcext:value-type="time">
            <text:p>07:30</text:p>
          </table:table-cell>
          <table:table-cell table:style-name="ce40" office:value-type="date" office:date-value="2018-12-12" calcext:value-type="date">
            <text:p>12/12/2018</text:p>
          </table:table-cell>
          <table:table-cell table:style-name="ce53" office:value-type="time" office:time-value="PT15H30M00S" calcext:value-type="time">
            <text:p>15:30</text:p>
          </table:table-cell>
          <table:table-cell table:style-name="ce106" table:content-validation-name="val3" office:value-type="string" calcext:value-type="string">
            <text:p>Euro Car Parts Limited,Units 3 &amp; 4 , Block 2, Woolwich Dockyard Industrial Estate, WoolwichLondon,SE18 5PQ</text:p>
          </table:table-cell>
          <table:table-cell table:style-name="ce53" table:formula="of:=[.E41]-[.C41]+([.D41]&gt;[.B41])" office:value-type="time" office:time-value="PT32H00M00S" calcext:value-type="time">
            <text:p>08:00</text:p>
          </table:table-cell>
          <table:table-cell table:formula="of:=[.G41]*24-0.3" office:value-type="float" office:value="31.7" calcext:value-type="float">
            <text:p>31,70</text:p>
          </table:table-cell>
          <table:table-cell table:style-name="ce89" table:formula="of:=8*7.5" office:value-type="currency" office:currency="GBP" office:value="60" calcext:value-type="currency">
            <text:p>£60,00</text:p>
          </table:table-cell>
          <table:table-cell table:style-name="ce89" office:value-type="currency" office:currency="GBP" office:value="69.38" calcext:value-type="currency">
            <text:p>£69,38</text:p>
          </table:table-cell>
          <table:table-cell table:style-name="ce33" office:value-type="date" office:date-value="2018-12-29" calcext:value-type="date">
            <text:p>29/12/2018</text:p>
          </table:table-cell>
          <table:table-cell table:style-name="ce161" office:value-type="float" office:value="20" calcext:value-type="float">
            <text:p>20</text:p>
          </table:table-cell>
          <table:table-cell table:style-name="ce86" table:formula="of:=[.J41]-[.I41]" office:value-type="currency" office:currency="GBP" office:value="9.38" calcext:value-type="currency">
            <text:p>£9,38</text:p>
          </table:table-cell>
          <table:table-cell table:style-name="ce86" table:formula="of:=SUM([.M40:.M41])" office:value-type="currency" office:currency="GBP" office:value="31.01" calcext:value-type="currency">
            <text:p>£31,01</text:p>
          </table:table-cell>
          <table:table-cell table:style-name="ce89" table:formula="of:=SUM([.J34:.J41])" office:value-type="currency" office:currency="GBP" office:value="450.65" calcext:value-type="currency">
            <text:p>£450,65</text:p>
          </table:table-cell>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table:table-cell table:style-name="ce40"/>
          <table:table-cell table:style-name="ce53"/>
          <table:table-cell table:style-name="ce40"/>
          <table:table-cell table:style-name="ce53"/>
          <table:table-cell table:style-name="ce106" table:content-validation-name="val3"/>
          <table:table-cell table:style-name="ce53"/>
          <table:table-cell table:style-name="ce75"/>
          <table:table-cell table:style-name="ce89"/>
          <table:table-cell table:style-name="ce89" office:value-type="currency" office:currency="GBP" office:value="240" calcext:value-type="currency">
            <text:p>£240,00</text:p>
          </table:table-cell>
          <table:table-cell table:style-name="ce33" office:value-type="date" office:date-value="2018-01-12" calcext:value-type="date">
            <text:p>12/01/2018</text:p>
          </table:table-cell>
          <table:table-cell table:style-name="ce161" office:value-type="float" office:value="21" calcext:value-type="float">
            <text:p>21</text:p>
          </table:table-cell>
          <table:table-cell table:style-name="ce86"/>
          <table:table-cell table:style-name="ce86" office:value-type="string" calcext:value-type="string">
            <text:p>Holidays (4)</text:p>
          </table:table-cell>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503443" calcext:value-type="float">
            <text:p>503443</text:p>
          </table:table-cell>
          <table:table-cell office:value-type="date" office:date-value="2018-01-06" calcext:value-type="date">
            <text:p>06/01/2018</text:p>
          </table:table-cell>
          <table:table-cell office:value-type="time" office:time-value="PT08H00M00S" calcext:value-type="time">
            <text:p>08:00</text:p>
          </table:table-cell>
          <table:table-cell office:value-type="date" office:date-value="2018-01-06" calcext:value-type="date">
            <text:p>06/01/2018</text:p>
          </table:table-cell>
          <table:table-cell office:value-type="time" office:time-value="PT12H45M00S" calcext:value-type="time">
            <text:p>12:45</text:p>
          </table:table-cell>
          <table:table-cell table:style-name="ce106" table:content-validation-name="val3" office:value-type="string" calcext:value-type="string">
            <text:p>Trotters Childrenswear &amp; Accessories Ltd,3 Gorst Road, London,NW10 6LA</text:p>
          </table:table-cell>
          <table:table-cell table:style-name="ce53" table:formula="of:=[.E43]-[.C43]+([.D43]&gt;[.B43])" office:value-type="time" office:time-value="PT04H45M00S" calcext:value-type="time">
            <text:p>04:45</text:p>
          </table:table-cell>
          <table:table-cell table:style-name="ce75" table:formula="of:=[.G43]*24-0.3" office:value-type="float" office:value="4.45" calcext:value-type="float">
            <text:p>4,45</text:p>
          </table:table-cell>
          <table:table-cell table:style-name="ce89" table:formula="of:=[.H43]*7.5" office:value-type="currency" office:currency="GBP" office:value="33.375" calcext:value-type="currency">
            <text:p>£33,38</text:p>
          </table:table-cell>
          <table:table-cell office:value-type="currency" office:currency="GBP" office:value="35.63" calcext:value-type="currency">
            <text:p>£35,63</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3]-[.I43]" office:value-type="currency" office:currency="GBP" office:value="2.255" calcext:value-type="currency">
            <text:p>£2,26</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22461" calcext:value-type="float">
            <text:p>522461</text:p>
          </table:table-cell>
          <table:table-cell office:value-type="date" office:date-value="2018-01-08" calcext:value-type="date">
            <text:p>08/01/2018</text:p>
          </table:table-cell>
          <table:table-cell office:value-type="time" office:time-value="PT17H00M00S" calcext:value-type="time">
            <text:p>17:00</text:p>
          </table:table-cell>
          <table:table-cell office:value-type="date" office:date-value="2018-01-08" calcext:value-type="date">
            <text:p>08/01/2018</text:p>
          </table:table-cell>
          <table:table-cell office:value-type="time" office:time-value="PT23H17M00S" calcext:value-type="time">
            <text:p>23:17</text:p>
          </table:table-cell>
          <table:table-cell table:style-name="ce106" table:content-validation-name="val3" office:value-type="string" calcext:value-type="string">
            <text:p>Poundland Limited,435/441 High Road, Middlesex, Wembley,HA9 7AE</text:p>
          </table:table-cell>
          <table:table-cell table:style-name="ce53" table:formula="of:=[.E44]-[.C44]+([.D44]&gt;[.B44])" office:value-type="time" office:time-value="PT06H17M00S" calcext:value-type="time">
            <text:p>06:17</text:p>
          </table:table-cell>
          <table:table-cell table:style-name="ce75" table:formula="of:=[.G44]*24-0.3" office:value-type="float" office:value="5.98333333333333" calcext:value-type="float">
            <text:p>5,98</text:p>
          </table:table-cell>
          <table:table-cell table:style-name="ce89" table:formula="of:=[.H44]*7.5" office:value-type="currency" office:currency="GBP" office:value="44.875" calcext:value-type="currency">
            <text:p>£44,88</text:p>
          </table:table-cell>
          <table:table-cell office:value-type="currency" office:currency="GBP" office:value="43.75" calcext:value-type="currency">
            <text:p>£43,75</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4]-[.I44]" office:value-type="currency" office:currency="GBP" office:value="-1.12499999999999" calcext:value-type="currency">
            <text:p>-£1,12</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1107" calcext:value-type="float">
            <text:p>981107</text:p>
          </table:table-cell>
          <table:table-cell office:value-type="date" office:date-value="2018-01-09" calcext:value-type="date">
            <text:p>09/01/2018</text:p>
          </table:table-cell>
          <table:table-cell office:value-type="time" office:time-value="PT16H00M00S" calcext:value-type="time">
            <text:p>16:00</text:p>
          </table:table-cell>
          <table:table-cell office:value-type="date" office:date-value="2018-01-09" calcext:value-type="date">
            <text:p>09/01/2018</text:p>
          </table:table-cell>
          <table:table-cell office:value-type="time" office:time-value="PT21H30M00S" calcext:value-type="time">
            <text:p>21:30</text:p>
          </table:table-cell>
          <table:table-cell table:style-name="ce106" table:content-validation-name="val3" office:value-type="string" calcext:value-type="string">
            <text:p>Poundland Limited,55-57 Powis Street, Woolwich, London,SE18 6HZ</text:p>
          </table:table-cell>
          <table:table-cell table:style-name="ce53" table:formula="of:=[.E45]-[.C45]+([.D45]&gt;[.B45])" office:value-type="time" office:time-value="PT05H30M00S" calcext:value-type="time">
            <text:p>05:30</text:p>
          </table:table-cell>
          <table:table-cell table:style-name="ce75" table:formula="of:=[.G45]*24-0.3" office:value-type="float" office:value="5.2" calcext:value-type="float">
            <text:p>5,20</text:p>
          </table:table-cell>
          <table:table-cell table:style-name="ce89" table:formula="of:=[.H45]*7.5" office:value-type="currency" office:currency="GBP" office:value="39" calcext:value-type="currency">
            <text:p>£39,00</text:p>
          </table:table-cell>
          <table:table-cell office:value-type="currency" office:currency="GBP" office:value="41.25" calcext:value-type="currency">
            <text:p>£41,25</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5]-[.I45]" office:value-type="currency" office:currency="GBP" office:value="2.24999999999999" calcext:value-type="currency">
            <text:p>£2,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0539" calcext:value-type="float">
            <text:p>980539</text:p>
          </table:table-cell>
          <table:table-cell office:value-type="date" office:date-value="2018-01-10" calcext:value-type="date">
            <text:p>10/01/2018</text:p>
          </table:table-cell>
          <table:table-cell office:value-type="time" office:time-value="PT17H30M00S" calcext:value-type="time">
            <text:p>17:30</text:p>
          </table:table-cell>
          <table:table-cell office:value-type="date" office:date-value="2018-01-10" calcext:value-type="date">
            <text:p>10/01/2018</text:p>
          </table:table-cell>
          <table:table-cell office:value-type="time" office:time-value="PT22H20M00S" calcext:value-type="time">
            <text:p>22:20</text:p>
          </table:table-cell>
          <table:table-cell table:style-name="ce106" table:content-validation-name="val3" office:value-type="string" calcext:value-type="string">
            <text:p>Poundland Limited,Unit 323, Elephant And Castle Shopping Centre, Elephant And Castle, London,SE1 6TB</text:p>
          </table:table-cell>
          <table:table-cell table:style-name="ce53" table:formula="of:=[.E46]-[.C46]+([.D46]&gt;[.B46])" office:value-type="time" office:time-value="PT04H50M00S" calcext:value-type="time">
            <text:p>04:50</text:p>
          </table:table-cell>
          <table:table-cell table:style-name="ce75" table:formula="of:=[.G46]*24-0.3" office:value-type="float" office:value="4.53333333333333" calcext:value-type="float">
            <text:p>4,53</text:p>
          </table:table-cell>
          <table:table-cell table:style-name="ce89" table:formula="of:=[.H46]*7.5" office:value-type="currency" office:currency="GBP" office:value="34" calcext:value-type="currency">
            <text:p>£34,00</text:p>
          </table:table-cell>
          <table:table-cell office:value-type="currency" office:currency="GBP" office:value="36.25" calcext:value-type="currency">
            <text:p>£36,25</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6]-[.I46]" office:value-type="currency" office:currency="GBP" office:value="2.25000000000003" calcext:value-type="currency">
            <text:p>£2,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5631" calcext:value-type="float">
            <text:p>975631</text:p>
          </table:table-cell>
          <table:table-cell office:value-type="date" office:date-value="2018-01-14" calcext:value-type="date">
            <text:p>14/01/2018</text:p>
          </table:table-cell>
          <table:table-cell office:value-type="time" office:time-value="PT20H30M00S" calcext:value-type="time">
            <text:p>20:30</text:p>
          </table:table-cell>
          <table:table-cell office:value-type="date" office:date-value="2018-01-15" calcext:value-type="date">
            <text:p>15/01/2018</text:p>
          </table:table-cell>
          <table:table-cell office:value-type="time" office:time-value="PT05H00M00S" calcext:value-type="time">
            <text:p>05:00</text:p>
          </table:table-cell>
          <table:table-cell table:style-name="ce106" table:content-validation-name="val3" office:value-type="string" calcext:value-type="string">
            <text:p>Top Shop Group Limited,Oxford Circus, 36-38 Great Castle Street, West End, Greater London,W1W 8LG</text:p>
          </table:table-cell>
          <table:table-cell table:style-name="ce53" table:formula="of:=[.E47]-[.C47]+([.D47]&gt;[.B47])" office:value-type="time" office:time-value="PT08H30M00S" calcext:value-type="time">
            <text:p>08:30</text:p>
          </table:table-cell>
          <table:table-cell table:style-name="ce75" table:formula="of:=[.G47]*24" office:value-type="float" office:value="8.5" calcext:value-type="float">
            <text:p>8,50</text:p>
          </table:table-cell>
          <table:table-cell table:style-name="ce89" table:formula="of:=[.H47]*7.5" office:value-type="currency" office:currency="GBP" office:value="63.75" calcext:value-type="currency">
            <text:p>£63,75</text:p>
          </table:table-cell>
          <table:table-cell office:value-type="currency" office:currency="GBP" office:value="61.25" calcext:value-type="currency">
            <text:p>£61,25</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7]-[.I47]" office:value-type="currency" office:currency="GBP" office:value="-2.5" calcext:value-type="currency">
            <text:p>-£2,50</text:p>
          </table:table-cell>
          <table:table-cell/>
          <table:table-cell table:formula="of:=SUM([.J42:.J47])" office:value-type="currency" office:currency="GBP" office:value="458.13" calcext:value-type="currency">
            <text:p>£458,13</text:p>
          </table:table-cell>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04489" calcext:value-type="float">
            <text:p>504489</text:p>
          </table:table-cell>
          <table:table-cell table:style-name="ce40" office:value-type="date" office:date-value="2018-01-16" calcext:value-type="date">
            <text:p>16/01/2018</text:p>
          </table:table-cell>
          <table:table-cell table:style-name="ce53" office:value-type="time" office:time-value="PT16H30M00S" calcext:value-type="time">
            <text:p>16:30</text:p>
          </table:table-cell>
          <table:table-cell table:style-name="ce40" office:value-type="date" office:date-value="2018-01-16" calcext:value-type="date">
            <text:p>16/01/2018</text:p>
          </table:table-cell>
          <table:table-cell table:style-name="ce53" office:value-type="time" office:time-value="PT20H50M00S" calcext:value-type="time">
            <text:p>20:50</text:p>
          </table:table-cell>
          <table:table-cell table:style-name="ce106" table:content-validation-name="val3" office:value-type="string" calcext:value-type="string">
            <text:p>Oliver Bonas,101-103 Balham High Rd, London,SW12 9AP</text:p>
          </table:table-cell>
          <table:table-cell table:style-name="ce53" table:formula="of:=[.E48]-[.C48]+([.D48]&gt;[.B48])" office:value-type="time" office:time-value="PT04H20M00S" calcext:value-type="time">
            <text:p>04:20</text:p>
          </table:table-cell>
          <table:table-cell table:style-name="ce75" table:formula="of:=[.G48]*24-0.3" office:value-type="float" office:value="4.03333333333333" calcext:value-type="float">
            <text:p>4,03</text:p>
          </table:table-cell>
          <table:table-cell table:style-name="ce89" table:formula="of:=[.H48]*7.5" office:value-type="currency" office:currency="GBP" office:value="30.25" calcext:value-type="currency">
            <text:p>£30,25</text:p>
          </table:table-cell>
          <table:table-cell table:style-name="ce89" office:value-type="currency" office:currency="GBP" office:value="32.5" calcext:value-type="currency">
            <text:p>£32,50</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48]-[.I48]" office:value-type="currency" office:currency="GBP" office:value="2.24999999999999" calcext:value-type="currency">
            <text:p>£2,2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4499" calcext:value-type="float">
            <text:p>504499</text:p>
          </table:table-cell>
          <table:table-cell table:style-name="ce40" office:value-type="date" office:date-value="2018-01-17" calcext:value-type="date">
            <text:p>17/01/2018</text:p>
          </table:table-cell>
          <table:table-cell table:style-name="ce53" office:value-type="time" office:time-value="PT16H30M00S" calcext:value-type="time">
            <text:p>16:30</text:p>
          </table:table-cell>
          <table:table-cell table:style-name="ce40" office:value-type="date" office:date-value="2018-01-17" calcext:value-type="date">
            <text:p>17/01/2018</text:p>
          </table:table-cell>
          <table:table-cell table:style-name="ce53" office:value-type="time" office:time-value="PT21H45M00S" calcext:value-type="time">
            <text:p>21:45</text:p>
          </table:table-cell>
          <table:table-cell table:style-name="ce106" table:content-validation-name="val3" office:value-type="string" calcext:value-type="string">
            <text:p>Oliver Bonas,Unit 50 South Mall, Southside Shopping Centre, Wandsworth, London,SW18 4TE</text:p>
          </table:table-cell>
          <table:table-cell table:style-name="ce53" table:formula="of:=[.E49]-[.C49]+([.D49]&gt;[.B49])" office:value-type="time" office:time-value="PT05H15M00S" calcext:value-type="time">
            <text:p>05:15</text:p>
          </table:table-cell>
          <table:table-cell table:style-name="ce75" table:formula="of:=[.G49]*24-0.3" office:value-type="float" office:value="4.95" calcext:value-type="float">
            <text:p>4,95</text:p>
          </table:table-cell>
          <table:table-cell table:style-name="ce89" table:formula="of:=[.H49]*7.5" office:value-type="currency" office:currency="GBP" office:value="37.125" calcext:value-type="currency">
            <text:p>£37,13</text:p>
          </table:table-cell>
          <table:table-cell table:style-name="ce89" office:value-type="currency" office:currency="GBP" office:value="39.38" calcext:value-type="currency">
            <text:p>£39,38</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49]-[.I49]" office:value-type="currency" office:currency="GBP" office:value="2.255" calcext:value-type="currency">
            <text:p>£2,26</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0593" calcext:value-type="float">
            <text:p>980593</text:p>
          </table:table-cell>
          <table:table-cell table:style-name="ce40" office:value-type="date" office:date-value="2018-01-22" calcext:value-type="date">
            <text:p>22/01/2018</text:p>
          </table:table-cell>
          <table:table-cell table:style-name="ce53" office:value-type="time" office:time-value="PT17H00M00S" calcext:value-type="time">
            <text:p>17:00</text:p>
          </table:table-cell>
          <table:table-cell table:style-name="ce40" office:value-type="date" office:date-value="2018-01-22" calcext:value-type="date">
            <text:p>22/01/2018</text:p>
          </table:table-cell>
          <table:table-cell table:style-name="ce53" office:value-type="time" office:time-value="PT23H00M00S" calcext:value-type="time">
            <text:p>23:00</text:p>
          </table:table-cell>
          <table:table-cell table:style-name="ce106" table:content-validation-name="val3" office:value-type="string" calcext:value-type="string">
            <text:p>Poundland Limited,39-41 Seven Sisters Road, Holloway, London,N7 6AX</text:p>
          </table:table-cell>
          <table:table-cell table:style-name="ce53" table:formula="of:=[.E50]-[.C50]+([.D50]&gt;[.B50])" office:value-type="time" office:time-value="PT06H00M00S" calcext:value-type="time">
            <text:p>06:00</text:p>
          </table:table-cell>
          <table:table-cell table:style-name="ce75" table:formula="of:=[.G50]*24-0.3" office:value-type="float" office:value="5.7" calcext:value-type="float">
            <text:p>5,70</text:p>
          </table:table-cell>
          <table:table-cell table:style-name="ce89" table:formula="of:=[.H50]*7.5" office:value-type="currency" office:currency="GBP" office:value="42.75" calcext:value-type="currency">
            <text:p>£42,75</text:p>
          </table:table-cell>
          <table:table-cell table:style-name="ce89" office:value-type="currency" office:currency="GBP" office:value="42.5" calcext:value-type="currency">
            <text:p>£42,50</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50]-[.I50]" office:value-type="currency" office:currency="GBP" office:value="-0.25" calcext:value-type="currency">
            <text:p>-£0,2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0503" calcext:value-type="float">
            <text:p>980503</text:p>
          </table:table-cell>
          <table:table-cell table:style-name="ce40" office:value-type="date" office:date-value="2018-01-23" calcext:value-type="date">
            <text:p>23/01/2018</text:p>
          </table:table-cell>
          <table:table-cell table:style-name="ce53" office:value-type="time" office:time-value="PT15H30M00S" calcext:value-type="time">
            <text:p>15:30</text:p>
          </table:table-cell>
          <table:table-cell table:style-name="ce40" office:value-type="date" office:date-value="2018-01-23" calcext:value-type="date">
            <text:p>23/01/2018</text:p>
          </table:table-cell>
          <table:table-cell table:style-name="ce53" office:value-type="time" office:time-value="PT21H25M00S" calcext:value-type="time">
            <text:p>21:25</text:p>
          </table:table-cell>
          <table:table-cell table:style-name="ce106" table:content-validation-name="val3" office:value-type="string" calcext:value-type="string">
            <text:p>Poundland Limited,435/441 High Road, Middlesex, Wembley,HA9 7AE</text:p>
          </table:table-cell>
          <table:table-cell table:style-name="ce53" table:formula="of:=[.E51]-[.C51]+([.D51]&gt;[.B51])" office:value-type="time" office:time-value="PT05H55M00S" calcext:value-type="time">
            <text:p>05:55</text:p>
          </table:table-cell>
          <table:table-cell table:style-name="ce75" table:formula="of:=[.G51]*24-0.3" office:value-type="float" office:value="5.61666666666667" calcext:value-type="float">
            <text:p>5,62</text:p>
          </table:table-cell>
          <table:table-cell table:style-name="ce89" table:formula="of:=[.H51]*7.5" office:value-type="currency" office:currency="GBP" office:value="42.125" calcext:value-type="currency">
            <text:p>£42,13</text:p>
          </table:table-cell>
          <table:table-cell table:style-name="ce89" office:value-type="currency" office:currency="GBP" office:value="44.38" calcext:value-type="currency">
            <text:p>£44,38</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51]-[.I51]" office:value-type="currency" office:currency="GBP" office:value="2.255" calcext:value-type="currency">
            <text:p>£2,26</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0551" calcext:value-type="float">
            <text:p>980551</text:p>
          </table:table-cell>
          <table:table-cell table:style-name="ce40" office:value-type="date" office:date-value="2018-01-24" calcext:value-type="date">
            <text:p>24/01/2018</text:p>
          </table:table-cell>
          <table:table-cell table:style-name="ce53" office:value-type="time" office:time-value="PT18H00M00S" calcext:value-type="time">
            <text:p>18:00</text:p>
          </table:table-cell>
          <table:table-cell table:style-name="ce40" office:value-type="date" office:date-value="2018-01-24" calcext:value-type="date">
            <text:p>24/01/2018</text:p>
          </table:table-cell>
          <table:table-cell table:style-name="ce53" office:value-type="time" office:time-value="PT20H10M00S" calcext:value-type="time">
            <text:p>20:10</text:p>
          </table:table-cell>
          <table:table-cell table:style-name="ce106" table:content-validation-name="val3" office:value-type="string" calcext:value-type="string">
            <text:p>Poundland Limited, Units 2-4 The Broadway, West 12 Shopping Centre, Shepherds Bush, London,W12 8PP</text:p>
          </table:table-cell>
          <table:table-cell table:style-name="ce53" table:formula="of:=[.E52]-[.C52]+([.D52]&gt;[.B52])" office:value-type="time" office:time-value="PT02H10M00S" calcext:value-type="time">
            <text:p>02:10</text:p>
          </table:table-cell>
          <table:table-cell table:style-name="ce75" table:formula="of:=[.G52]*24-0.3" office:value-type="float" office:value="1.86666666666667" calcext:value-type="float">
            <text:p>1,87</text:p>
          </table:table-cell>
          <table:table-cell table:style-name="ce89" table:formula="of:=[.H52]*7.5" office:value-type="currency" office:currency="GBP" office:value="14" calcext:value-type="currency">
            <text:p>£14,00</text:p>
          </table:table-cell>
          <table:table-cell table:style-name="ce89" office:value-type="currency" office:currency="GBP" office:value="30" calcext:value-type="currency">
            <text:p>£30,00</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52]-[.I52]" office:value-type="currency" office:currency="GBP" office:value="16" calcext:value-type="currency">
            <text:p>£16,00</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0954" calcext:value-type="float">
            <text:p>980954</text:p>
          </table:table-cell>
          <table:table-cell table:style-name="ce40" office:value-type="date" office:date-value="2018-01-25" calcext:value-type="date">
            <text:p>25/01/2018</text:p>
          </table:table-cell>
          <table:table-cell table:style-name="ce53" office:value-type="time" office:time-value="PT16H30M00S" calcext:value-type="time">
            <text:p>16:30</text:p>
          </table:table-cell>
          <table:table-cell table:style-name="ce40" office:value-type="date" office:date-value="2018-01-25" calcext:value-type="date">
            <text:p>25/01/2018</text:p>
          </table:table-cell>
          <table:table-cell table:style-name="ce53" office:value-type="time" office:time-value="PT22H45M00S" calcext:value-type="time">
            <text:p>22:45</text:p>
          </table:table-cell>
          <table:table-cell table:style-name="ce106" table:content-validation-name="val3" office:value-type="string" calcext:value-type="string">
            <text:p>Poundland Limited,131-135 Burnt Oak Broadway, Edgware,HA8 5EL</text:p>
          </table:table-cell>
          <table:table-cell table:style-name="ce53" table:formula="of:=[.E53]-[.C53]+([.D53]&gt;[.B53])" office:value-type="time" office:time-value="PT06H15M00S" calcext:value-type="time">
            <text:p>06:15</text:p>
          </table:table-cell>
          <table:table-cell table:style-name="ce75" table:formula="of:=[.G53]*24-0.3" office:value-type="float" office:value="5.95" calcext:value-type="float">
            <text:p>5,95</text:p>
          </table:table-cell>
          <table:table-cell table:style-name="ce89" table:formula="of:=[.H53]*7.5" office:value-type="currency" office:currency="GBP" office:value="44.625" calcext:value-type="currency">
            <text:p>£44,63</text:p>
          </table:table-cell>
          <table:table-cell table:style-name="ce89" office:value-type="currency" office:currency="GBP" office:value="43.13" calcext:value-type="currency">
            <text:p>£43,13</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53]-[.I53]" office:value-type="currency" office:currency="GBP" office:value="-1.49499999999999" calcext:value-type="currency">
            <text:p>-£1,49</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0091" calcext:value-type="float">
            <text:p>500091</text:p>
          </table:table-cell>
          <table:table-cell table:style-name="ce40" office:value-type="date" office:date-value="2018-01-30" calcext:value-type="date">
            <text:p>30/01/2018</text:p>
          </table:table-cell>
          <table:table-cell table:style-name="ce53" office:value-type="time" office:time-value="PT06H00M00S" calcext:value-type="time">
            <text:p>06:00</text:p>
          </table:table-cell>
          <table:table-cell table:style-name="ce40" office:value-type="date" office:date-value="2018-01-30" calcext:value-type="date">
            <text:p>30/01/2018</text:p>
          </table:table-cell>
          <table:table-cell table:style-name="ce53" office:value-type="time" office:time-value="PT15H03M00S" calcext:value-type="time">
            <text:p>15:03</text:p>
          </table:table-cell>
          <table:table-cell table:style-name="ce106" table:content-validation-name="val3" office:value-type="string" calcext:value-type="string">
            <text:p>All Saints Retail Limited,Unit 6, Bellingham Way, Larkfield, Aylesford, Kent,ME20 6SQ</text:p>
          </table:table-cell>
          <table:table-cell table:style-name="ce53" table:formula="of:=[.E54]-[.C54]+([.D54]&gt;[.B54])" office:value-type="time" office:time-value="PT09H03M00S" calcext:value-type="time">
            <text:p>09:03</text:p>
          </table:table-cell>
          <table:table-cell table:style-name="ce75" table:formula="of:=[.G54]*24-0.3" office:value-type="float" office:value="8.75" calcext:value-type="float">
            <text:p>8,75</text:p>
          </table:table-cell>
          <table:table-cell table:style-name="ce89" table:formula="of:=[.H54]*7.5" office:value-type="currency" office:currency="GBP" office:value="65.625" calcext:value-type="currency">
            <text:p>£65,63</text:p>
          </table:table-cell>
          <table:table-cell table:style-name="ce89" office:value-type="currency" office:currency="GBP" office:value="66.88" calcext:value-type="currency">
            <text:p>£66,88</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4]-[.I54]" office:value-type="currency" office:currency="GBP" office:value="1.255" calcext:value-type="currency">
            <text:p>£1,26</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0093" calcext:value-type="float">
            <text:p>500093</text:p>
          </table:table-cell>
          <table:table-cell table:style-name="ce40" office:value-type="date" office:date-value="2018-01-31" calcext:value-type="date">
            <text:p>31/01/2018</text:p>
          </table:table-cell>
          <table:table-cell table:style-name="ce53" office:value-type="time" office:time-value="PT06H00M00S" calcext:value-type="time">
            <text:p>06:00</text:p>
          </table:table-cell>
          <table:table-cell table:style-name="ce40" office:value-type="date" office:date-value="2018-01-31" calcext:value-type="date">
            <text:p>31/01/2018</text:p>
          </table:table-cell>
          <table:table-cell table:style-name="ce53" office:value-type="time" office:time-value="PT14H30M00S" calcext:value-type="time">
            <text:p>14:30</text:p>
          </table:table-cell>
          <table:table-cell table:style-name="ce106" table:content-validation-name="val3" office:value-type="string" calcext:value-type="string">
            <text:p>All Saints Retail Limited,Unit 6, Bellingham Way, Larkfield, Aylesford, Kent,ME20 6SQ</text:p>
          </table:table-cell>
          <table:table-cell table:style-name="ce53" table:formula="of:=[.E55]-[.C55]+([.D55]&gt;[.B55])" office:value-type="time" office:time-value="PT08H30M00S" calcext:value-type="time">
            <text:p>08:30</text:p>
          </table:table-cell>
          <table:table-cell table:style-name="ce75" table:formula="of:=[.G55]*24-0.3" office:value-type="float" office:value="8.2" calcext:value-type="float">
            <text:p>8,20</text:p>
          </table:table-cell>
          <table:table-cell table:style-name="ce89" table:formula="of:=[.H55]*7.5" office:value-type="currency" office:currency="GBP" office:value="61.5" calcext:value-type="currency">
            <text:p>£61,50</text:p>
          </table:table-cell>
          <table:table-cell table:style-name="ce89" office:value-type="currency" office:currency="GBP" office:value="63.12" calcext:value-type="currency">
            <text:p>£63,12</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5]-[.I55]" office:value-type="currency" office:currency="GBP" office:value="1.61999999999999" calcext:value-type="currency">
            <text:p>£1,62</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7021" calcext:value-type="float">
            <text:p>507021</text:p>
          </table:table-cell>
          <table:table-cell table:style-name="ce40" office:value-type="date" office:date-value="2018-02-04" calcext:value-type="date">
            <text:p>04/02/2018</text:p>
          </table:table-cell>
          <table:table-cell table:style-name="ce53" office:value-type="time" office:time-value="PT17H30M00S" calcext:value-type="time">
            <text:p>17:30</text:p>
          </table:table-cell>
          <table:table-cell table:style-name="ce40" office:value-type="date" office:date-value="2018-02-04" calcext:value-type="date">
            <text:p>04/02/2018</text:p>
          </table:table-cell>
          <table:table-cell table:style-name="ce53" office:value-type="time" office:time-value="PT21H10M00S" calcext:value-type="time">
            <text:p>21:10</text:p>
          </table:table-cell>
          <table:table-cell table:style-name="ce106" table:content-validation-name="val3" office:value-type="string" calcext:value-type="string">
            <text:p>Burberry Limited,121 Regent Street, London,W1B 4TB</text:p>
          </table:table-cell>
          <table:table-cell table:style-name="ce53" table:formula="of:=[.E56]-[.C56]+([.D56]&gt;[.B56])" office:value-type="time" office:time-value="PT03H40M00S" calcext:value-type="time">
            <text:p>03:40</text:p>
          </table:table-cell>
          <table:table-cell table:style-name="ce75" table:formula="of:=[.G56]*24-0.3" office:value-type="float" office:value="3.36666666666666" calcext:value-type="float">
            <text:p>3,37</text:p>
          </table:table-cell>
          <table:table-cell table:style-name="ce89" table:formula="of:=[.H56]*7.5" office:value-type="currency" office:currency="GBP" office:value="25.25" calcext:value-type="currency">
            <text:p>£25,25</text:p>
          </table:table-cell>
          <table:table-cell table:style-name="ce89" office:value-type="currency" office:currency="GBP" office:value="30" calcext:value-type="currency">
            <text:p>£30,00</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6]-[.I56]" office:value-type="currency" office:currency="GBP" office:value="4.75000000000002" calcext:value-type="currency">
            <text:p>£4,7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980971" calcext:value-type="float">
            <text:p>980971</text:p>
          </table:table-cell>
          <table:table-cell office:value-type="date" office:date-value="2018-02-05" calcext:value-type="date">
            <text:p>05/02/2018</text:p>
          </table:table-cell>
          <table:table-cell office:value-type="time" office:time-value="PT17H00M00S" calcext:value-type="time">
            <text:p>17:00</text:p>
          </table:table-cell>
          <table:table-cell office:value-type="date" office:date-value="2018-02-05" calcext:value-type="date">
            <text:p>05/02/2018</text:p>
          </table:table-cell>
          <table:table-cell office:value-type="time" office:time-value="PT23H56M00S" calcext:value-type="time">
            <text:p>23:56</text:p>
          </table:table-cell>
          <table:table-cell table:style-name="ce106" table:content-validation-name="val3" office:value-type="string" calcext:value-type="string">
            <text:p>Poundland Limited,420 Brixton Road, Brixton, London,SW9 7AE</text:p>
          </table:table-cell>
          <table:table-cell table:style-name="ce53" table:formula="of:=[.E57]-[.C57]+([.D57]&gt;[.B57])" office:value-type="time" office:time-value="PT06H56M00S" calcext:value-type="time">
            <text:p>06:56</text:p>
          </table:table-cell>
          <table:table-cell table:style-name="ce75" table:formula="of:=[.G57]*24-0.3" office:value-type="float" office:value="6.63333333333333" calcext:value-type="float">
            <text:p>6,63</text:p>
          </table:table-cell>
          <table:table-cell table:style-name="ce89" table:formula="of:=[.H57]*7.5" office:value-type="currency" office:currency="GBP" office:value="49.75" calcext:value-type="currency">
            <text:p>£49,75</text:p>
          </table:table-cell>
          <table:table-cell office:value-type="currency" office:currency="GBP" office:value="44.38" calcext:value-type="currency">
            <text:p>£44,38</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7]-[.I57]" office:value-type="currency" office:currency="GBP" office:value="-5.37" calcext:value-type="currency">
            <text:p>-£5,37</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962406" calcext:value-type="float">
            <text:p>962406</text:p>
          </table:table-cell>
          <table:table-cell table:style-name="ce40" office:value-type="date" office:date-value="2018-02-06" calcext:value-type="date">
            <text:p>06/02/2018</text:p>
          </table:table-cell>
          <table:table-cell table:style-name="ce53" office:value-type="time" office:time-value="PT18H15M00S" calcext:value-type="time">
            <text:p>18:15</text:p>
          </table:table-cell>
          <table:table-cell table:style-name="ce40" office:value-type="date" office:date-value="2018-02-07" calcext:value-type="date">
            <text:p>07/02/2018</text:p>
          </table:table-cell>
          <table:table-cell table:style-name="ce53" office:value-type="time" office:time-value="PT01H20M00S" calcext:value-type="time">
            <text:p>01:20</text:p>
          </table:table-cell>
          <table:table-cell table:style-name="ce106" table:content-validation-name="val3" office:value-type="string" calcext:value-type="string">
            <text:p>Waterstones Booksellers Limited,2-6, Hill Street, Richmond, Surrey,TW10 6UA</text:p>
          </table:table-cell>
          <table:table-cell table:style-name="ce53" table:formula="of:=[.E58]-[.C58]+([.D58]&gt;[.B58])" office:value-type="time" office:time-value="PT07H05M00S" calcext:value-type="time">
            <text:p>07:05</text:p>
          </table:table-cell>
          <table:table-cell table:style-name="ce75" table:formula="of:=[.G58]*24-0.3" office:value-type="float" office:value="6.78333333333334" calcext:value-type="float">
            <text:p>6,78</text:p>
          </table:table-cell>
          <table:table-cell table:style-name="ce89" table:formula="of:=[.H58]*7.5" office:value-type="currency" office:currency="GBP" office:value="50.875" calcext:value-type="currency">
            <text:p>£50,88</text:p>
          </table:table-cell>
          <table:table-cell table:style-name="ce89" office:value-type="currency" office:currency="GBP" office:value="50.63" calcext:value-type="currency">
            <text:p>£50,63</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8]-[.I58]" office:value-type="currency" office:currency="GBP" office:value="-0.245000000000012" calcext:value-type="currency">
            <text:p>-£0,2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979065" calcext:value-type="float">
            <text:p>979065</text:p>
          </table:table-cell>
          <table:table-cell office:value-type="date" office:date-value="2018-02-07" calcext:value-type="date">
            <text:p>07/02/2018</text:p>
          </table:table-cell>
          <table:table-cell office:value-type="time" office:time-value="PT14H00M00S" calcext:value-type="time">
            <text:p>14:00</text:p>
          </table:table-cell>
          <table:table-cell office:value-type="date" office:date-value="2018-02-07" calcext:value-type="date">
            <text:p>07/02/2018</text:p>
          </table:table-cell>
          <table:table-cell office:value-type="time" office:time-value="PT18H00M00S" calcext:value-type="time">
            <text:p>18:00</text:p>
          </table:table-cell>
          <table:table-cell table:style-name="ce106" table:content-validation-name="val3" office:value-type="string" calcext:value-type="string">
            <text:p>Boots UK Limited,122 Holborn, London,EC1N 2TD</text:p>
          </table:table-cell>
          <table:table-cell table:style-name="ce53" table:formula="of:=[.E59]-[.C59]+([.D59]&gt;[.B59])" office:value-type="time" office:time-value="PT04H00M00S" calcext:value-type="time">
            <text:p>04:00</text:p>
          </table:table-cell>
          <table:table-cell table:style-name="ce75" table:formula="of:=[.G59]*24-0.3" office:value-type="float" office:value="3.7" calcext:value-type="float">
            <text:p>3,70</text:p>
          </table:table-cell>
          <table:table-cell table:style-name="ce89" table:formula="of:=[.H59]*7.5" office:value-type="currency" office:currency="GBP" office:value="27.75" calcext:value-type="currency">
            <text:p>£27,75</text:p>
          </table:table-cell>
          <table:table-cell office:value-type="currency" office:currency="GBP" office:value="79.37" calcext:value-type="currency">
            <text:p>£79,37</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SUM([.I59:.I60])-[.J59]" office:value-type="currency" office:currency="GBP" office:value="-8.24499999999999" calcext:value-type="currency">
            <text:p>-£8,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980776" calcext:value-type="float">
            <text:p>980776</text:p>
          </table:table-cell>
          <table:table-cell table:style-name="ce40" office:value-type="date" office:date-value="2018-02-07" calcext:value-type="date">
            <text:p>07/02/2018</text:p>
          </table:table-cell>
          <table:table-cell table:style-name="ce53" office:value-type="time" office:time-value="PT19H10M00S" calcext:value-type="time">
            <text:p>19:10</text:p>
          </table:table-cell>
          <table:table-cell table:style-name="ce40" office:value-type="date" office:date-value="2018-02-08" calcext:value-type="date">
            <text:p>08/02/2018</text:p>
          </table:table-cell>
          <table:table-cell table:style-name="ce53" office:value-type="time" office:time-value="PT01H15M00S" calcext:value-type="time">
            <text:p>01:15</text:p>
          </table:table-cell>
          <table:table-cell table:style-name="ce106" table:content-validation-name="val3" office:value-type="string" calcext:value-type="string">
            <text:p>Poundland Limited,44-50A, The Broadway Shopping Centre, Southall, Middlesex,UB1 1QB</text:p>
          </table:table-cell>
          <table:table-cell table:style-name="ce53" table:formula="of:=[.E60]-[.C60]+([.D60]&gt;[.B60])" office:value-type="time" office:time-value="PT06H05M00S" calcext:value-type="time">
            <text:p>06:05</text:p>
          </table:table-cell>
          <table:table-cell table:style-name="ce75" table:formula="of:=[.G60]*24-0.3" office:value-type="float" office:value="5.78333333333334" calcext:value-type="float">
            <text:p>5,78</text:p>
          </table:table-cell>
          <table:table-cell table:style-name="ce89" table:formula="of:=[.H60]*7.5" office:value-type="currency" office:currency="GBP" office:value="43.375" calcext:value-type="currency">
            <text:p>£43,38</text:p>
          </table:table-cell>
          <table:table-cell table:style-name="ce89"/>
          <table:table-cell table:style-name="ce100" office:value-type="date" office:date-value="2018-02-23" calcext:value-type="date">
            <text:p>23/02/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980948" calcext:value-type="float">
            <text:p>980948</text:p>
          </table:table-cell>
          <table:table-cell office:value-type="date" office:date-value="2018-02-08" calcext:value-type="date">
            <text:p>08/02/2018</text:p>
          </table:table-cell>
          <table:table-cell office:value-type="time" office:time-value="PT17H30M00S" calcext:value-type="time">
            <text:p>17:30</text:p>
          </table:table-cell>
          <table:table-cell office:value-type="date" office:date-value="2018-02-09" calcext:value-type="date">
            <text:p>09/02/2018</text:p>
          </table:table-cell>
          <table:table-cell office:value-type="time" office:time-value="PT01H15M00S" calcext:value-type="time">
            <text:p>01:15</text:p>
          </table:table-cell>
          <table:table-cell table:style-name="ce106" table:content-validation-name="val3" office:value-type="string" calcext:value-type="string">
            <text:p>Poundland Limited,148 Streatham High Road, Streatham, London,SW16 1DF</text:p>
          </table:table-cell>
          <table:table-cell table:style-name="ce53" table:formula="of:=[.E61]-[.C61]+([.D61]&gt;[.B61])" office:value-type="time" office:time-value="PT07H45M00S" calcext:value-type="time">
            <text:p>07:45</text:p>
          </table:table-cell>
          <table:table-cell table:style-name="ce75" table:formula="of:=[.G61]*24-0.3" office:value-type="float" office:value="7.45" calcext:value-type="float">
            <text:p>7,45</text:p>
          </table:table-cell>
          <table:table-cell table:style-name="ce89" table:formula="of:=[.H61]*7.5" office:value-type="currency" office:currency="GBP" office:value="55.875" calcext:value-type="currency">
            <text:p>£55,88</text:p>
          </table:table-cell>
          <table:table-cell office:value-type="currency" office:currency="GBP" office:value="55.63" calcext:value-type="currency">
            <text:p>£55,63</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61]-[.I61]" office:value-type="currency" office:currency="GBP" office:value="-0.24499999999999" calcext:value-type="currency">
            <text:p>-£0,24</text:p>
          </table:table-cell>
          <table:table-cell/>
          <table:table-cell table:formula="of:=SUM([.J48:.J61])" office:value-type="currency" office:currency="GBP" office:value="621.9" calcext:value-type="currency">
            <text:p>£621,90</text:p>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17852" calcext:value-type="float">
            <text:p>517852</text:p>
          </table:table-cell>
          <table:table-cell office:value-type="date" office:date-value="2018-02-13" calcext:value-type="date">
            <text:p>13/02/2018</text:p>
          </table:table-cell>
          <table:table-cell office:value-type="time" office:time-value="PT13H00M00S" calcext:value-type="time">
            <text:p>13:00</text:p>
          </table:table-cell>
          <table:table-cell office:value-type="date" office:date-value="2018-02-13" calcext:value-type="date">
            <text:p>13/02/2018</text:p>
          </table:table-cell>
          <table:table-cell office:value-type="time" office:time-value="PT22H45M00S" calcext:value-type="time">
            <text:p>22:45</text:p>
          </table:table-cell>
          <table:table-cell table:style-name="ce106" table:content-validation-name="val3" office:value-type="string" calcext:value-type="string">
            <text:p>Superdrug,150 High Street, Sutton, Surrey,SM1 1NS</text:p>
          </table:table-cell>
          <table:table-cell table:style-name="ce53" table:formula="of:=[.E62]-[.C62]+([.D62]&gt;[.B62])" office:value-type="time" office:time-value="PT09H45M00S" calcext:value-type="time">
            <text:p>09:45</text:p>
          </table:table-cell>
          <table:table-cell table:style-name="ce75" table:formula="of:=[.G62]*24-0.3" office:value-type="float" office:value="9.45" calcext:value-type="float">
            <text:p>9,45</text:p>
          </table:table-cell>
          <table:table-cell table:style-name="ce89" table:formula="of:=[.H62]*7.5" office:value-type="currency" office:currency="GBP" office:value="70.875" calcext:value-type="currency">
            <text:p>£70,88</text:p>
          </table:table-cell>
          <table:table-cell office:value-type="currency" office:currency="GBP" office:value="70" calcext:value-type="currency">
            <text:p>£70,00</text:p>
          </table:table-cell>
          <table:table-cell table:style-name="ce102" office:value-type="date" office:date-value="2018-03-09" calcext:value-type="date">
            <text:p>09/03/18</text:p>
          </table:table-cell>
          <table:table-cell office:value-type="float" office:value="25" calcext:value-type="float">
            <text:p>25</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18739" calcext:value-type="float">
            <text:p>518739</text:p>
          </table:table-cell>
          <table:table-cell office:value-type="date" office:date-value="2018-02-14" calcext:value-type="date">
            <text:p>14/02/2018</text:p>
          </table:table-cell>
          <table:table-cell office:value-type="time" office:time-value="PT16H15M00S" calcext:value-type="time">
            <text:p>16:15</text:p>
          </table:table-cell>
          <table:table-cell office:value-type="date" office:date-value="2018-02-14" calcext:value-type="date">
            <text:p>14/02/2018</text:p>
          </table:table-cell>
          <table:table-cell office:value-type="time" office:time-value="PT23H59M00S" calcext:value-type="time">
            <text:p>23:59</text:p>
          </table:table-cell>
          <table:table-cell table:style-name="ce106" table:content-validation-name="val3" office:value-type="string" calcext:value-type="string">
            <text:p>Superdrug,371-375, Walworth Road, Walworth, London,SE17 2AL</text:p>
          </table:table-cell>
          <table:table-cell table:style-name="ce53" table:formula="of:=[.E63]-[.C63]+([.D63]&gt;[.B63])" office:value-type="time" office:time-value="PT07H44M00S" calcext:value-type="time">
            <text:p>07:44</text:p>
          </table:table-cell>
          <table:table-cell table:style-name="ce75" table:formula="of:=[.G63]*24-0.3" office:value-type="float" office:value="7.43333333333334" calcext:value-type="float">
            <text:p>7,43</text:p>
          </table:table-cell>
          <table:table-cell table:style-name="ce89" table:formula="of:=[.H63]*7.5" office:value-type="currency" office:currency="GBP" office:value="55.75" calcext:value-type="currency">
            <text:p>£55,75</text:p>
          </table:table-cell>
          <table:table-cell office:value-type="currency" office:currency="GBP" office:value="57.5" calcext:value-type="currency">
            <text:p>£57,50</text:p>
          </table:table-cell>
          <table:table-cell table:style-name="ce102" office:value-type="date" office:date-value="2018-03-09" calcext:value-type="date">
            <text:p>09/03/18</text:p>
          </table:table-cell>
          <table:table-cell office:value-type="float" office:value="25" calcext:value-type="float">
            <text:p>25</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table:style-name="ce162" office:value-type="float" office:value="517698" calcext:value-type="float">
            <text:p>517698</text:p>
          </table:table-cell>
          <table:table-cell table:style-name="ce41" office:value-type="date" office:date-value="2018-02-15" calcext:value-type="date">
            <text:p>15/02/2018</text:p>
          </table:table-cell>
          <table:table-cell table:style-name="ce55" office:value-type="time" office:time-value="PT14H00M00S" calcext:value-type="time">
            <text:p>14:00</text:p>
          </table:table-cell>
          <table:table-cell table:style-name="ce41" office:value-type="date" office:date-value="2018-02-15" calcext:value-type="date">
            <text:p>15/02/2018</text:p>
          </table:table-cell>
          <table:table-cell table:style-name="ce55" office:value-type="time" office:time-value="PT22H53M00S" calcext:value-type="time">
            <text:p>22:53</text:p>
          </table:table-cell>
          <table:table-cell table:style-name="ce85" table:content-validation-name="val3" office:value-type="string" calcext:value-type="string">
            <text:p>Superdrug,2-8, Station Road, Hayes,UB3 4DA</text:p>
          </table:table-cell>
          <table:table-cell table:style-name="ce55" table:formula="of:=[.E64]-[.C64]+([.D64]&gt;[.B64])" office:value-type="time" office:time-value="PT08H53M00S" calcext:value-type="time">
            <text:p>08:53</text:p>
          </table:table-cell>
          <table:table-cell table:style-name="ce78" table:formula="of:=[.G64]*24-0.3" office:value-type="float" office:value="8.58333333333333" calcext:value-type="float">
            <text:p>8,58</text:p>
          </table:table-cell>
          <table:table-cell table:style-name="ce90" table:formula="of:=[.H64]*7.5" office:value-type="currency" office:currency="GBP" office:value="64.375" calcext:value-type="currency">
            <text:p>£64,38</text:p>
          </table:table-cell>
          <table:table-cell table:style-name="ce90" office:value-type="currency" office:currency="GBP" office:value="57.5" calcext:value-type="currency">
            <text:p>£57,50</text:p>
          </table:table-cell>
          <table:table-cell table:style-name="ce102" office:value-type="date" office:date-value="2018-03-09" calcext:value-type="date">
            <text:p>09/03/18</text:p>
          </table:table-cell>
          <table:table-cell office:value-type="float" office:value="25" calcext:value-type="float">
            <text:p>25</text:p>
          </table:table-cell>
          <table:table-cell table:style-name="ce162" table:number-columns-repeated="2"/>
          <table:table-cell table:style-name="ce90"/>
          <table:table-cell table:style-name="ce86" office:value-type="currency" office:currency="GBP" office:value="7.5" calcext:value-type="currency">
            <text:p>£7,50</text:p>
          </table:table-cell>
          <table:table-cell table:style-name="ce162" table:number-columns-repeated="48"/>
          <table:table-cell table:number-columns-repeated="960"/>
        </table:table-row>
        <table:table-row table:style-name="ro1">
          <table:table-cell office:value-type="float" office:value="508001" calcext:value-type="float">
            <text:p>508001</text:p>
          </table:table-cell>
          <table:table-cell office:value-type="date" office:date-value="2018-02-20" calcext:value-type="date">
            <text:p>20/02/2018</text:p>
          </table:table-cell>
          <table:table-cell office:value-type="time" office:time-value="PT06H00M00S" calcext:value-type="time">
            <text:p>06:00</text:p>
          </table:table-cell>
          <table:table-cell office:value-type="date" office:date-value="2018-02-20" calcext:value-type="date">
            <text:p>20/02/2018</text:p>
          </table:table-cell>
          <table:table-cell office:value-type="time" office:time-value="PT11H54M00S" calcext:value-type="time">
            <text:p>11:54</text:p>
          </table:table-cell>
          <table:table-cell table:style-name="ce106" table:content-validation-name="val3" office:value-type="string" calcext:value-type="string">
            <text:p>Co-Op Group Limited,27-37 Battersea Bridge Road Battersea London,SW11 3BA</text:p>
          </table:table-cell>
          <table:table-cell table:style-name="ce53" table:formula="of:=[.E65]-[.C65]+([.D65]&gt;[.B65])" office:value-type="time" office:time-value="PT05H54M00S" calcext:value-type="time">
            <text:p>05:54</text:p>
          </table:table-cell>
          <table:table-cell table:style-name="ce75" table:formula="of:=[.G65]*24-0.3" office:value-type="float" office:value="5.6" calcext:value-type="float">
            <text:p>5,60</text:p>
          </table:table-cell>
          <table:table-cell table:style-name="ce89" table:formula="of:=[.H65]*7.5" office:value-type="currency" office:currency="GBP" office:value="42" calcext:value-type="currency">
            <text:p>£42,00</text:p>
          </table:table-cell>
          <table:table-cell office:value-type="currency" office:currency="GBP" office:value="43.75" calcext:value-type="currency">
            <text:p>£43,75</text:p>
          </table:table-cell>
          <table:table-cell table:style-name="ce102" office:value-type="date" office:date-value="2018-03-09" calcext:value-type="date">
            <text:p>09/03/18</text:p>
          </table:table-cell>
          <table:table-cell office:value-type="float" office:value="25" calcext:value-type="float">
            <text:p>25</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27470" calcext:value-type="float">
            <text:p>527470</text:p>
          </table:table-cell>
          <table:table-cell office:value-type="date" office:date-value="2018-02-21" calcext:value-type="date">
            <text:p>21/02/2018</text:p>
          </table:table-cell>
          <table:table-cell office:value-type="time" office:time-value="PT15H30M00S" calcext:value-type="time">
            <text:p>15:30</text:p>
          </table:table-cell>
          <table:table-cell office:value-type="date" office:date-value="2018-02-21" calcext:value-type="date">
            <text:p>21/02/2018</text:p>
          </table:table-cell>
          <table:table-cell office:value-type="time" office:time-value="PT23H30M00S" calcext:value-type="time">
            <text:p>23:30</text:p>
          </table:table-cell>
          <table:table-cell table:style-name="ce106" table:content-validation-name="val3" office:value-type="string" calcext:value-type="string">
            <text:p>Poundland Limited,Unit 12a/13 Pentagon Shopping Centre Chatham Kent,ME4 4HY </text:p>
          </table:table-cell>
          <table:table-cell table:style-name="ce53" table:formula="of:=[.E66]-[.C66]+([.D66]&gt;[.B66])" office:value-type="time" office:time-value="PT08H00M00S" calcext:value-type="time">
            <text:p>08:00</text:p>
          </table:table-cell>
          <table:table-cell table:style-name="ce75" table:formula="of:=[.G66]*24-0.3" office:value-type="float" office:value="7.7" calcext:value-type="float">
            <text:p>7,70</text:p>
          </table:table-cell>
          <table:table-cell table:style-name="ce89" table:formula="of:=[.H66]*7.5" office:value-type="currency" office:currency="GBP" office:value="57.75" calcext:value-type="currency">
            <text:p>£57,75</text:p>
          </table:table-cell>
          <table:table-cell office:value-type="currency" office:currency="GBP" office:value="57.5" calcext:value-type="currency">
            <text:p>£57,50</text:p>
          </table:table-cell>
          <table:table-cell table:style-name="ce102" office:value-type="date" office:date-value="2018-03-09" calcext:value-type="date">
            <text:p>09/03/18</text:p>
          </table:table-cell>
          <table:table-cell office:value-type="float" office:value="25" calcext:value-type="float">
            <text:p>25</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19165" calcext:value-type="float">
            <text:p>519165</text:p>
          </table:table-cell>
          <table:table-cell table:style-name="ce40" office:value-type="date" office:date-value="2018-02-25" calcext:value-type="date">
            <text:p>25/02/2018</text:p>
          </table:table-cell>
          <table:table-cell table:style-name="ce53" office:value-type="time" office:time-value="PT18H00M00S" calcext:value-type="time">
            <text:p>18:00</text:p>
          </table:table-cell>
          <table:table-cell table:style-name="ce40" office:value-type="date" office:date-value="2018-02-26" calcext:value-type="date">
            <text:p>26/02/2018</text:p>
          </table:table-cell>
          <table:table-cell table:style-name="ce53" office:value-type="time" office:time-value="PT04H15M00S" calcext:value-type="time">
            <text:p>04:15</text:p>
          </table:table-cell>
          <table:table-cell table:style-name="ce106" table:content-validation-name="val3" office:value-type="string" calcext:value-type="string">
            <text:p>Superdrug,Unit 2, 128/134 Queensway, London,W2 6LS</text:p>
          </table:table-cell>
          <table:table-cell table:style-name="ce53" table:formula="of:=[.E67]-[.C67]+([.D67]&gt;[.B67])" office:value-type="time" office:time-value="PT10H15M00S" calcext:value-type="time">
            <text:p>10:15</text:p>
          </table:table-cell>
          <table:table-cell table:style-name="ce75" table:formula="of:=[.G67]*24-0.3" office:value-type="float" office:value="9.95" calcext:value-type="float">
            <text:p>9,95</text:p>
          </table:table-cell>
          <table:table-cell table:style-name="ce89" table:formula="of:=[.H67]*7.5" office:value-type="currency" office:currency="GBP" office:value="74.625" calcext:value-type="currency">
            <text:p>£74,63</text:p>
          </table:table-cell>
          <table:table-cell table:style-name="ce89" office:value-type="currency" office:currency="GBP" office:value="74.38" calcext:value-type="currency">
            <text:p>£74,38</text:p>
          </table:table-cell>
          <table:table-cell table:style-name="ce102" office:value-type="date" office:date-value="2018-03-09" calcext:value-type="date">
            <text:p>09/03/18</text:p>
          </table:table-cell>
          <table:table-cell office:value-type="float" office:value="25" calcext:value-type="float">
            <text:p>25</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3" office:value-type="float" office:value="980378" calcext:value-type="float">
            <text:p>980378</text:p>
          </table:table-cell>
          <table:table-cell table:style-name="ce34" office:value-type="date" office:date-value="2018-02-26" calcext:value-type="date">
            <text:p>26/02/2018</text:p>
          </table:table-cell>
          <table:table-cell table:style-name="ce52" office:value-type="time" office:time-value="PT16H30M00S" calcext:value-type="time">
            <text:p>16:30</text:p>
          </table:table-cell>
          <table:table-cell table:style-name="ce34" office:value-type="date" office:date-value="2018-02-26" calcext:value-type="date">
            <text:p>26/02/2018</text:p>
          </table:table-cell>
          <table:table-cell table:style-name="ce52" office:value-type="time" office:time-value="PT23H30M00S" calcext:value-type="time">
            <text:p>23:30</text:p>
          </table:table-cell>
          <table:table-cell table:style-name="ce5" table:content-validation-name="val3" office:value-type="string" calcext:value-type="string">
            <text:p>Poundland Limited,Unit 37, Central Mall, The Wandsworth Shopping Centre, Wandsworth,SW18 4TE</text:p>
          </table:table-cell>
          <table:table-cell table:style-name="ce52" table:formula="of:=[.E68]-[.C68]+([.D68]&gt;[.B68])" office:value-type="time" office:time-value="PT07H00M00S" calcext:value-type="time">
            <text:p>07:00</text:p>
          </table:table-cell>
          <table:table-cell table:style-name="ce74" table:formula="of:=[.G68]*24-0.3" office:value-type="float" office:value="6.7" calcext:value-type="float">
            <text:p>6,70</text:p>
          </table:table-cell>
          <table:table-cell table:style-name="ce88" table:formula="of:=[.H68]*7.5" office:value-type="currency" office:currency="GBP" office:value="50.25" calcext:value-type="currency">
            <text:p>£50,25</text:p>
          </table:table-cell>
          <table:table-cell table:style-name="ce88" office:value-type="currency" office:currency="GBP" office:value="50" calcext:value-type="currency">
            <text:p>£50,00</text:p>
          </table:table-cell>
          <table:table-cell table:style-name="ce108" office:value-type="date" office:date-value="2018-03-23" calcext:value-type="date">
            <text:p>23/03/18</text:p>
          </table:table-cell>
          <table:table-cell table:style-name="ce13" office:value-type="float" office:value="26" calcext:value-type="float">
            <text:p>26</text:p>
          </table:table-cell>
          <table:table-cell table:style-name="ce13" table:number-columns-repeated="2"/>
          <table:table-cell table:style-name="ce88"/>
          <table:table-cell table:style-name="ce86" office:value-type="currency" office:currency="GBP" office:value="7.5" calcext:value-type="currency">
            <text:p>£7,50</text:p>
          </table:table-cell>
          <table:table-cell table:style-name="ce13" table:number-columns-repeated="48"/>
          <table:table-cell table:number-columns-repeated="960"/>
        </table:table-row>
        <table:table-row table:style-name="ro1">
          <table:table-cell office:value-type="float" office:value="979567" calcext:value-type="float">
            <text:p>979567</text:p>
          </table:table-cell>
          <table:table-cell office:value-type="date" office:date-value="2018-02-27" calcext:value-type="date">
            <text:p>27/02/2018</text:p>
          </table:table-cell>
          <table:table-cell office:value-type="time" office:time-value="PT14H00M00S" calcext:value-type="time">
            <text:p>14:00</text:p>
          </table:table-cell>
          <table:table-cell office:value-type="date" office:date-value="2018-02-27" calcext:value-type="date">
            <text:p>27/02/2018</text:p>
          </table:table-cell>
          <table:table-cell office:value-type="time" office:time-value="PT22H20M00S" calcext:value-type="time">
            <text:p>22:20</text:p>
          </table:table-cell>
          <table:table-cell table:style-name="ce106" table:content-validation-name="val3" office:value-type="string" calcext:value-type="string">
            <text:p>Boots UK Limited,128 The Chimes Shopping Centre, High Street, Uxbridge, Middlesex,UB8 1GA</text:p>
          </table:table-cell>
          <table:table-cell table:style-name="ce53" table:formula="of:=[.E69]-[.C69]+([.D69]&gt;[.B69])" office:value-type="time" office:time-value="PT08H20M00S" calcext:value-type="time">
            <text:p>08:20</text:p>
          </table:table-cell>
          <table:table-cell table:style-name="ce75" table:formula="of:=[.G69]*24-0.3" office:value-type="float" office:value="8.03333333333333" calcext:value-type="float">
            <text:p>8,03</text:p>
          </table:table-cell>
          <table:table-cell table:style-name="ce89" table:formula="of:=[.H69]*7.5" office:value-type="currency" office:currency="GBP" office:value="60.25" calcext:value-type="currency">
            <text:p>£60,25</text:p>
          </table:table-cell>
          <table:table-cell office:value-type="currency" office:currency="GBP" office:value="60" calcext:value-type="currency">
            <text:p>£60,00</text:p>
          </table:table-cell>
          <table:table-cell table:style-name="ce102" office:value-type="date" office:date-value="2018-03-23" calcext:value-type="date">
            <text:p>23/03/18</text:p>
          </table:table-cell>
          <table:table-cell office:value-type="float" office:value="26" calcext:value-type="float">
            <text:p>26</text:p>
          </table:table-cell>
          <table:table-cell table:number-columns-repeated="2"/>
          <table:table-cell table:formula="of:=SUM([.J62:.J69])" office:value-type="currency" office:currency="GBP" office:value="470.63" calcext:value-type="currency">
            <text:p>£470,63</text:p>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2417" calcext:value-type="float">
            <text:p>962417</text:p>
          </table:table-cell>
          <table:table-cell office:value-type="date" office:date-value="2018-03-15" calcext:value-type="date">
            <text:p>15/03/2018</text:p>
          </table:table-cell>
          <table:table-cell office:value-type="time" office:time-value="PT20H45M00S" calcext:value-type="time">
            <text:p>20:45</text:p>
          </table:table-cell>
          <table:table-cell office:value-type="date" office:date-value="2018-03-16" calcext:value-type="date">
            <text:p>16/03/2018</text:p>
          </table:table-cell>
          <table:table-cell office:value-type="time" office:time-value="PT05H00M00S" calcext:value-type="time">
            <text:p>05:00</text:p>
          </table:table-cell>
          <table:table-cell table:style-name="ce106" table:content-validation-name="val3" office:value-type="string" calcext:value-type="string">
            <text:p>Waterstones Booksellers Limited,82 Gower Street London,WC1E 6EQ</text:p>
          </table:table-cell>
          <table:table-cell table:style-name="ce53" table:formula="of:=[.E70]-[.C70]+([.D70]&gt;[.B70])" office:value-type="time" office:time-value="PT08H15M00S" calcext:value-type="time">
            <text:p>08:15</text:p>
          </table:table-cell>
          <table:table-cell table:style-name="ce75" table:formula="of:=[.G70]*24-0.3" office:value-type="float" office:value="7.95" calcext:value-type="float">
            <text:p>7,95</text:p>
          </table:table-cell>
          <table:table-cell table:style-name="ce89" table:formula="of:=[.H70]*7.5" office:value-type="currency" office:currency="GBP" office:value="59.625" calcext:value-type="currency">
            <text:p>£59,63</text:p>
          </table:table-cell>
          <table:table-cell office:value-type="currency" office:currency="GBP" office:value="59.38" calcext:value-type="currency">
            <text:p>£59,38</text:p>
          </table:table-cell>
          <table:table-cell table:style-name="ce102" office:value-type="date" office:date-value="2018-04-06" calcext:value-type="date">
            <text:p>06/04/18</text:p>
          </table:table-cell>
          <table:table-cell office:value-type="string" calcext:value-type="string">
            <text:p>01/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table:style-name="ce14" office:value-type="float" office:value="530323" calcext:value-type="float">
            <text:p>530323</text:p>
          </table:table-cell>
          <table:table-cell table:style-name="ce42" office:value-type="date" office:date-value="2018-08-09" calcext:value-type="date">
            <text:p>09/08/2018</text:p>
          </table:table-cell>
          <table:table-cell table:style-name="ce56" office:value-type="time" office:time-value="PT16H00M00S" calcext:value-type="time">
            <text:p>16:00</text:p>
          </table:table-cell>
          <table:table-cell table:style-name="ce42" office:value-type="date" office:date-value="2018-08-09" calcext:value-type="date">
            <text:p>09/08/2018</text:p>
          </table:table-cell>
          <table:table-cell table:style-name="ce56" office:value-type="time" office:time-value="PT23H15M00S" calcext:value-type="time">
            <text:p>23:15</text:p>
          </table:table-cell>
          <table:table-cell table:style-name="ce66" table:content-validation-name="val3" office:value-type="string" calcext:value-type="string">
            <text:p>Poundland Limited,48-54 St Stephens Street Norwich Norfolk,NR1 3SH</text:p>
          </table:table-cell>
          <table:table-cell table:style-name="ce56" table:formula="of:=[.E71]-[.C71]+([.D71]&gt;[.B71])" office:value-type="time" office:time-value="PT07H15M00S" calcext:value-type="time">
            <text:p>07:15</text:p>
          </table:table-cell>
          <table:table-cell table:style-name="ce79" table:formula="of:=[.G71]*24-0.3" office:value-type="float" office:value="6.95" calcext:value-type="float">
            <text:p>6,95</text:p>
          </table:table-cell>
          <table:table-cell table:style-name="ce91" table:formula="of:=[.H71]*7.5" office:value-type="currency" office:currency="GBP" office:value="52.125" calcext:value-type="currency">
            <text:p>£52,13</text:p>
          </table:table-cell>
          <table:table-cell table:style-name="ce91" office:value-type="currency" office:currency="GBP" office:value="56.12" calcext:value-type="currency">
            <text:p>£56,12</text:p>
          </table:table-cell>
          <table:table-cell table:style-name="ce109" office:value-type="date" office:date-value="2018-08-24" calcext:value-type="date">
            <text:p>24/08/18</text:p>
          </table:table-cell>
          <table:table-cell table:style-name="ce23" office:value-type="string" calcext:value-type="string">
            <text:p>11/2018</text:p>
          </table:table-cell>
          <table:table-cell table:style-name="ce23" table:number-columns-repeated="2"/>
          <table:table-cell table:style-name="ce91"/>
          <table:table-cell table:style-name="ce86" office:value-type="currency" office:currency="GBP" office:value="7.5" calcext:value-type="currency">
            <text:p>£7,50</text:p>
          </table:table-cell>
          <table:table-cell table:style-name="ce23" table:number-columns-repeated="48"/>
          <table:table-cell table:number-columns-repeated="960"/>
        </table:table-row>
        <table:table-row table:style-name="ro1">
          <table:table-cell table:style-name="ce160" office:value-type="float" office:value="518802" calcext:value-type="float">
            <text:p>518802</text:p>
          </table:table-cell>
          <table:table-cell table:style-name="ce172" office:value-type="date" office:date-value="2018-08-10" calcext:value-type="date">
            <text:p>10/08/2018</text:p>
          </table:table-cell>
          <table:table-cell table:style-name="ce183" office:value-type="time" office:time-value="PT16H00M00S" calcext:value-type="time">
            <text:p>16:00</text:p>
          </table:table-cell>
          <table:table-cell table:style-name="ce172" office:value-type="date" office:date-value="2018-08-10" calcext:value-type="date">
            <text:p>10/08/2018</text:p>
          </table:table-cell>
          <table:table-cell table:style-name="ce183" office:value-type="time" office:time-value="PT23H28M00S" calcext:value-type="time">
            <text:p>23:28</text:p>
          </table:table-cell>
          <table:table-cell table:style-name="ce192" table:content-validation-name="val3" office:value-type="string" calcext:value-type="string">
            <text:p>Superdrug,37-39 Broad Street Teddington,TW11 8QZ</text:p>
          </table:table-cell>
          <table:table-cell table:style-name="ce183" table:formula="of:=[.E72]-[.C72]+([.D72]&gt;[.B72])" office:value-type="time" office:time-value="PT07H28M00S" calcext:value-type="time">
            <text:p>07:28</text:p>
          </table:table-cell>
          <table:table-cell table:style-name="ce203" table:formula="of:=[.G72]*24-0.3" office:value-type="float" office:value="7.16666666666667" calcext:value-type="float">
            <text:p>7,17</text:p>
          </table:table-cell>
          <table:table-cell table:style-name="ce213" table:formula="of:=[.H72]*7.5" office:value-type="currency" office:currency="GBP" office:value="53.75" calcext:value-type="currency">
            <text:p>£53,75</text:p>
          </table:table-cell>
          <table:table-cell table:style-name="ce213" office:value-type="currency" office:currency="GBP" office:value="54.16" calcext:value-type="currency">
            <text:p>£54,16</text:p>
          </table:table-cell>
          <table:table-cell table:style-name="ce223" office:value-type="date" office:date-value="2018-08-24" calcext:value-type="date">
            <text:p>24/08/18</text:p>
          </table:table-cell>
          <table:table-cell table:style-name="ce160" office:value-type="string" calcext:value-type="string">
            <text:p>11/2018</text:p>
          </table:table-cell>
          <table:table-cell table:style-name="ce160" table:number-columns-repeated="2"/>
          <table:table-cell table:style-name="ce213" table:formula="of:=SUM([.J71:.J72])" office:value-type="currency" office:currency="GBP" office:value="110.28" calcext:value-type="currency">
            <text:p>£110,28</text:p>
          </table:table-cell>
          <table:table-cell table:style-name="ce227" office:value-type="currency" office:currency="GBP" office:value="7.5" calcext:value-type="currency">
            <text:p>£7,50</text:p>
          </table:table-cell>
          <table:table-cell table:style-name="ce160" office:value-type="string" calcext:value-type="string">
            <text:p>Got iPhone 7 from Duyen</text:p>
          </table:table-cell>
          <table:table-cell table:style-name="ce160" table:number-columns-repeated="47"/>
          <table:table-cell table:number-columns-repeated="960"/>
        </table:table-row>
        <table:table-row table:style-name="ro1">
          <table:table-cell table:style-name="ce23" office:value-type="float" office:value="539197" calcext:value-type="float">
            <text:p>539197</text:p>
          </table:table-cell>
          <table:table-cell table:style-name="ce42" office:value-type="date" office:date-value="2018-08-13" calcext:value-type="date">
            <text:p>13/08/2018</text:p>
          </table:table-cell>
          <table:table-cell table:style-name="ce56" office:value-type="time" office:time-value="PT18H31M00S" calcext:value-type="time">
            <text:p>18:31</text:p>
          </table:table-cell>
          <table:table-cell table:style-name="ce42" office:value-type="date" office:date-value="2018-08-17" calcext:value-type="date">
            <text:p>17/08/2018</text:p>
          </table:table-cell>
          <table:table-cell table:style-name="ce56" office:value-type="time" office:time-value="PT01H03M00S" calcext:value-type="time">
            <text:p>01:03</text:p>
          </table:table-cell>
          <table:table-cell table:style-name="ce66" table:content-validation-name="val3" office:value-type="string" calcext:value-type="string">
            <text:p>Superdrug,40 Clarence St, Kingston upon Thames,KT1 1NR</text:p>
          </table:table-cell>
          <table:table-cell table:style-name="ce56" table:formula="of:=[.E73]-[.C73]+([.D73]&gt;[.B73])" office:value-type="time" office:time-value="PT06H32M00S" calcext:value-type="time">
            <text:p>06:32</text:p>
          </table:table-cell>
          <table:table-cell table:style-name="ce79" table:formula="of:=[.G73]*24-0.3" office:value-type="float" office:value="6.23333333333333" calcext:value-type="float">
            <text:p>6,23</text:p>
          </table:table-cell>
          <table:table-cell table:style-name="ce91" table:formula="of:=[.H73]*7.5" office:value-type="currency" office:currency="GBP" office:value="46.75" calcext:value-type="currency">
            <text:p>£46,75</text:p>
          </table:table-cell>
          <table:table-cell table:style-name="ce91" office:value-type="currency" office:currency="GBP" office:value="48.29" calcext:value-type="currency">
            <text:p>£48,29</text:p>
          </table:table-cell>
          <table:table-cell table:style-name="ce109" office:value-type="date" office:date-value="2018-09-07" calcext:value-type="date">
            <text:p>07/09/18</text:p>
          </table:table-cell>
          <table:table-cell table:style-name="ce23" office:value-type="string" calcext:value-type="string">
            <text:p>12/2018</text:p>
          </table:table-cell>
          <table:table-cell table:style-name="ce23" table:number-columns-repeated="2"/>
          <table:table-cell table:style-name="ce91"/>
          <table:table-cell table:style-name="ce86" office:value-type="currency" office:currency="GBP" office:value="7.5" calcext:value-type="currency">
            <text:p>£7,50</text:p>
          </table:table-cell>
          <table:table-cell table:style-name="ce23" table:number-columns-repeated="48"/>
          <table:table-cell table:number-columns-repeated="960"/>
        </table:table-row>
        <table:table-row table:style-name="ro1">
          <table:table-cell table:style-name="ce23" office:value-type="float" office:value="530335" calcext:value-type="float">
            <text:p>530335</text:p>
          </table:table-cell>
          <table:table-cell table:style-name="ce42" office:value-type="date" office:date-value="2018-08-15" calcext:value-type="date">
            <text:p>15/08/2018</text:p>
          </table:table-cell>
          <table:table-cell table:style-name="ce56" office:value-type="time" office:time-value="PT17H30M00S" calcext:value-type="time">
            <text:p>17:30</text:p>
          </table:table-cell>
          <table:table-cell table:style-name="ce42" office:value-type="date" office:date-value="2018-08-16" calcext:value-type="date">
            <text:p>16/08/2018</text:p>
          </table:table-cell>
          <table:table-cell table:style-name="ce56" office:value-type="time" office:time-value="PT00H05M00S" calcext:value-type="time">
            <text:p>00:05</text:p>
          </table:table-cell>
          <table:table-cell table:style-name="ce66" table:content-validation-name="val3" office:value-type="string" calcext:value-type="string">
            <text:p>Poundland Limited,44-50A The Broadway Shopping Centre, Southall,UB1 1QB</text:p>
          </table:table-cell>
          <table:table-cell table:style-name="ce56" table:formula="of:=[.E74]-[.C74]+([.D74]&gt;[.B74])" office:value-type="time" office:time-value="PT06H35M00S" calcext:value-type="time">
            <text:p>06:35</text:p>
          </table:table-cell>
          <table:table-cell table:style-name="ce79" table:formula="of:=[.G74]*24-0.3" office:value-type="float" office:value="6.28333333333333" calcext:value-type="float">
            <text:p>6,28</text:p>
          </table:table-cell>
          <table:table-cell table:style-name="ce91" table:formula="of:=[.H74]*7.5" office:value-type="currency" office:currency="GBP" office:value="47.125" calcext:value-type="currency">
            <text:p>£47,13</text:p>
          </table:table-cell>
          <table:table-cell table:style-name="ce91" office:value-type="currency" office:currency="GBP" office:value="50.24" calcext:value-type="currency">
            <text:p>£50,24</text:p>
          </table:table-cell>
          <table:table-cell table:style-name="ce109" office:value-type="date" office:date-value="2018-09-07" calcext:value-type="date">
            <text:p>07/09/18</text:p>
          </table:table-cell>
          <table:table-cell table:style-name="ce23" office:value-type="string" calcext:value-type="string">
            <text:p>12/2018</text:p>
          </table:table-cell>
          <table:table-cell table:style-name="ce23" table:number-columns-repeated="2"/>
          <table:table-cell table:style-name="ce91"/>
          <table:table-cell table:style-name="ce86" office:value-type="currency" office:currency="GBP" office:value="7.5" calcext:value-type="currency">
            <text:p>£7,50</text:p>
          </table:table-cell>
          <table:table-cell table:style-name="ce23" table:number-columns-repeated="48"/>
          <table:table-cell table:number-columns-repeated="960"/>
        </table:table-row>
        <table:table-row table:style-name="ro1">
          <table:table-cell table:style-name="ce24" office:value-type="float" office:value="518223" calcext:value-type="float">
            <text:p>518223</text:p>
          </table:table-cell>
          <table:table-cell table:style-name="ce44" office:value-type="date" office:date-value="2018-08-17" calcext:value-type="date">
            <text:p>17/08/2018</text:p>
          </table:table-cell>
          <table:table-cell table:style-name="ce57" office:value-type="time" office:time-value="PT15H01M00S" calcext:value-type="time">
            <text:p>15:01</text:p>
          </table:table-cell>
          <table:table-cell table:style-name="ce44" office:value-type="date" office:date-value="2018-08-17" calcext:value-type="date">
            <text:p>17/08/2018</text:p>
          </table:table-cell>
          <table:table-cell table:style-name="ce57" office:value-type="time" office:time-value="PT20H50M00S" calcext:value-type="time">
            <text:p>20:50</text:p>
          </table:table-cell>
          <table:table-cell table:style-name="ce67" table:content-validation-name="val3" office:value-type="string" calcext:value-type="string">
            <text:p>Superdrug,125 High Street, Penge, London,SE20 7DS</text:p>
          </table:table-cell>
          <table:table-cell table:style-name="ce57" table:formula="of:=[.E75]-[.C75]+([.D75]&gt;[.B75])" office:value-type="time" office:time-value="PT05H49M00S" calcext:value-type="time">
            <text:p>05:49</text:p>
          </table:table-cell>
          <table:table-cell table:style-name="ce80" table:formula="of:=[.G75]*24-0.3" office:value-type="float" office:value="5.51666666666667" calcext:value-type="float">
            <text:p>5,52</text:p>
          </table:table-cell>
          <table:table-cell table:style-name="ce92" table:formula="of:=[.H75]*7.5" office:value-type="currency" office:currency="GBP" office:value="41.375" calcext:value-type="currency">
            <text:p>£41,38</text:p>
          </table:table-cell>
          <table:table-cell table:style-name="ce92" office:value-type="currency" office:currency="GBP" office:value="46.33" calcext:value-type="currency">
            <text:p>£46,33</text:p>
          </table:table-cell>
          <table:table-cell table:style-name="ce114" office:value-type="date" office:date-value="2018-09-07" calcext:value-type="date">
            <text:p>07/09/18</text:p>
          </table:table-cell>
          <table:table-cell table:style-name="ce23" office:value-type="string" calcext:value-type="string">
            <text:p>12/2018</text:p>
          </table:table-cell>
          <table:table-cell table:style-name="ce24" table:number-columns-repeated="2"/>
          <table:table-cell table:style-name="ce92"/>
          <table:table-cell table:style-name="ce86" office:value-type="currency" office:currency="GBP" office:value="7.5" calcext:value-type="currency">
            <text:p>£7,50</text:p>
          </table:table-cell>
          <table:table-cell table:style-name="ce24" table:number-columns-repeated="48"/>
          <table:table-cell table:number-columns-repeated="960"/>
        </table:table-row>
        <table:table-row table:style-name="ro1">
          <table:table-cell table:style-name="ce161" office:value-type="float" office:value="530239" calcext:value-type="float">
            <text:p>530239</text:p>
          </table:table-cell>
          <table:table-cell table:style-name="ce40" office:value-type="date" office:date-value="2018-08-20" calcext:value-type="date">
            <text:p>20/08/2018</text:p>
          </table:table-cell>
          <table:table-cell table:style-name="ce53" office:value-type="time" office:time-value="PT18H00M00S" calcext:value-type="time">
            <text:p>18:00</text:p>
          </table:table-cell>
          <table:table-cell table:style-name="ce40" office:value-type="date" office:date-value="2018-05-20" calcext:value-type="date">
            <text:p>20/05/2018</text:p>
          </table:table-cell>
          <table:table-cell table:style-name="ce53" office:value-type="time" office:time-value="PT23H30M00S" calcext:value-type="time">
            <text:p>23:30</text:p>
          </table:table-cell>
          <table:table-cell table:style-name="ce106" table:content-validation-name="val3" office:value-type="string" calcext:value-type="string">
            <text:p>Poundland Limited,Unit 1, 49/63 King Street, Hammersmith, Greater London,W6 9HW</text:p>
          </table:table-cell>
          <table:table-cell table:style-name="ce53" table:formula="of:=[.E76]-[.C76]+([.D76]&gt;[.B76])" office:value-type="time" office:time-value="PT05H30M00S" calcext:value-type="time">
            <text:p>05:30</text:p>
          </table:table-cell>
          <table:table-cell table:style-name="ce75" table:formula="of:=[.G76]*24-0.3" office:value-type="float" office:value="5.2" calcext:value-type="float">
            <text:p>5,20</text:p>
          </table:table-cell>
          <table:table-cell table:style-name="ce89" table:formula="of:=[.H76]*7.5" office:value-type="currency" office:currency="GBP" office:value="39" calcext:value-type="currency">
            <text:p>£39,00</text:p>
          </table:table-cell>
          <table:table-cell table:style-name="ce89" office:value-type="currency" office:currency="GBP" office:value="40.46" calcext:value-type="currency">
            <text:p>£40,46</text:p>
          </table:table-cell>
          <table:table-cell table:style-name="ce100" office:value-type="date" office:date-value="2018-09-07" calcext:value-type="date">
            <text:p>07/09/18</text:p>
          </table:table-cell>
          <table:table-cell table:style-name="ce23" office:value-type="string" calcext:value-type="string">
            <text:p>12/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0352" calcext:value-type="float">
            <text:p>530352</text:p>
          </table:table-cell>
          <table:table-cell table:style-name="ce40" office:value-type="date" office:date-value="2018-08-21" calcext:value-type="date">
            <text:p>21/08/2018</text:p>
          </table:table-cell>
          <table:table-cell table:style-name="ce53" office:value-type="time" office:time-value="PT18H30M00S" calcext:value-type="time">
            <text:p>18:30</text:p>
          </table:table-cell>
          <table:table-cell table:style-name="ce40" office:value-type="date" office:date-value="2018-08-22" calcext:value-type="date">
            <text:p>22/08/2018</text:p>
          </table:table-cell>
          <table:table-cell table:style-name="ce53" office:value-type="time" office:time-value="PT02H42M00S" calcext:value-type="time">
            <text:p>02:42</text:p>
          </table:table-cell>
          <table:table-cell table:style-name="ce106" table:content-validation-name="val4" office:value-type="string" calcext:value-type="string">
            <text:p>Poundland Limited,57-63 Tooting High Street, Tooting, London ,SW17 0SP</text:p>
          </table:table-cell>
          <table:table-cell table:style-name="ce53" table:formula="of:=[.E77]-[.C77]+([.D77]&gt;[.B77])" office:value-type="time" office:time-value="PT08H12M00S" calcext:value-type="time">
            <text:p>08:12</text:p>
          </table:table-cell>
          <table:table-cell table:style-name="ce75" table:formula="of:=[.G77]*24-0.3" office:value-type="float" office:value="7.9" calcext:value-type="float">
            <text:p>7,90</text:p>
          </table:table-cell>
          <table:table-cell table:style-name="ce89" table:formula="of:=[.H77]*7.5" office:value-type="currency" office:currency="GBP" office:value="59.25" calcext:value-type="currency">
            <text:p>£59,25</text:p>
          </table:table-cell>
          <table:table-cell table:style-name="ce89" office:value-type="currency" office:currency="GBP" office:value="62.64" calcext:value-type="currency">
            <text:p>£62,64</text:p>
          </table:table-cell>
          <table:table-cell table:style-name="ce100" office:value-type="date" office:date-value="2018-09-07" calcext:value-type="date">
            <text:p>07/09/18</text:p>
          </table:table-cell>
          <table:table-cell table:style-name="ce23" office:value-type="string" calcext:value-type="string">
            <text:p>12/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8567" calcext:value-type="float">
            <text:p>538567</text:p>
          </table:table-cell>
          <table:table-cell table:style-name="ce40" office:value-type="date" office:date-value="2018-08-24" calcext:value-type="date">
            <text:p>24/08/2018</text:p>
          </table:table-cell>
          <table:table-cell table:style-name="ce53" office:value-type="time" office:time-value="PT07H00M00S" calcext:value-type="time">
            <text:p>07:00</text:p>
          </table:table-cell>
          <table:table-cell table:style-name="ce40" office:value-type="date" office:date-value="2018-08-24" calcext:value-type="date">
            <text:p>24/08/2018</text:p>
          </table:table-cell>
          <table:table-cell table:style-name="ce53" office:value-type="time" office:time-value="PT09H25M00S" calcext:value-type="time">
            <text:p>09:25</text:p>
          </table:table-cell>
          <table:table-cell table:style-name="ce106" table:content-validation-name="val5" office:value-type="string" calcext:value-type="string">
            <text:p>Hallhuber GmbH,Ariel Way, Westfield, White City, London,W12 7GF</text:p>
          </table:table-cell>
          <table:table-cell table:style-name="ce53" table:formula="of:=[.E78]-[.C78]+([.D78]&gt;[.B78])" office:value-type="time" office:time-value="PT02H25M00S" calcext:value-type="time">
            <text:p>02:25</text:p>
          </table:table-cell>
          <table:table-cell table:style-name="ce75" table:formula="of:=[.G78]*24-0.3" office:value-type="float" office:value="2.11666666666667" calcext:value-type="float">
            <text:p>2,12</text:p>
          </table:table-cell>
          <table:table-cell table:style-name="ce89" table:formula="of:=[.H78]*7.5" office:value-type="currency" office:currency="GBP" office:value="15.875" calcext:value-type="currency">
            <text:p>£15,88</text:p>
          </table:table-cell>
          <table:table-cell table:style-name="ce89" office:value-type="currency" office:currency="GBP" office:value="31.32" calcext:value-type="currency">
            <text:p>£31,32</text:p>
          </table:table-cell>
          <table:table-cell table:style-name="ce100" office:value-type="date" office:date-value="2018-09-07" calcext:value-type="date">
            <text:p>07/09/18</text:p>
          </table:table-cell>
          <table:table-cell table:style-name="ce23" office:value-type="string" calcext:value-type="string">
            <text:p>12/2018</text:p>
          </table:table-cell>
          <table:table-cell table:style-name="ce161" table:number-columns-repeated="2"/>
          <table:table-cell table:style-name="ce89" table:formula="of:=SUM([.J73:.J78])" office:value-type="currency" office:currency="GBP" office:value="279.28" calcext:value-type="currency">
            <text:p>£279,28</text:p>
          </table:table-cell>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509833" calcext:value-type="float">
            <text:p>509833</text:p>
          </table:table-cell>
          <table:table-cell office:value-type="date" office:date-value="2018-08-29" calcext:value-type="date">
            <text:p>29/08/2018</text:p>
          </table:table-cell>
          <table:table-cell office:value-type="time" office:time-value="PT15H30M00S" calcext:value-type="time">
            <text:p>15:30</text:p>
          </table:table-cell>
          <table:table-cell office:value-type="date" office:date-value="2018-08-28" calcext:value-type="date">
            <text:p>28/08/2018</text:p>
          </table:table-cell>
          <table:table-cell office:value-type="time" office:time-value="PT18H00M00S" calcext:value-type="time">
            <text:p>18:00</text:p>
          </table:table-cell>
          <table:table-cell table:style-name="ce106" table:content-validation-name="val5" office:value-type="string" calcext:value-type="string">
            <text:p>Co-Op Group Limited,4 Buckhold Rd, London,SW18 4JS</text:p>
          </table:table-cell>
          <table:table-cell table:style-name="ce53" table:formula="of:=[.E79]-[.C79]+([.D79]&gt;[.B79])" office:value-type="time" office:time-value="PT02H30M00S" calcext:value-type="time">
            <text:p>02:30</text:p>
          </table:table-cell>
          <table:table-cell table:style-name="ce75" table:formula="of:=[.G79]*24-0.3" office:value-type="float" office:value="2.2" calcext:value-type="float">
            <text:p>2,20</text:p>
          </table:table-cell>
          <table:table-cell table:style-name="ce89" table:formula="of:=[.H79]*7.5" office:value-type="currency" office:currency="GBP" office:value="16.5" calcext:value-type="currency">
            <text:p>£16,50</text:p>
          </table:table-cell>
          <table:table-cell office:value-type="currency" office:currency="GBP" office:value="54.16" calcext:value-type="currency">
            <text:p>£54,16</text:p>
          </table:table-cell>
          <table:table-cell table:style-name="ce102" office:value-type="date" office:date-value="2018-09-21" calcext:value-type="date">
            <text:p>21/09/18</text:p>
          </table:table-cell>
          <table:table-cell office:value-type="string" calcext:value-type="string">
            <text:p>13/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24890" calcext:value-type="float">
            <text:p>524890</text:p>
          </table:table-cell>
          <table:table-cell office:value-type="date" office:date-value="2018-08-29" calcext:value-type="date">
            <text:p>29/08/2018</text:p>
          </table:table-cell>
          <table:table-cell office:value-type="time" office:time-value="PT18H35M00S" calcext:value-type="time">
            <text:p>18:35</text:p>
          </table:table-cell>
          <table:table-cell office:value-type="date" office:date-value="2018-08-29" calcext:value-type="date">
            <text:p>29/08/2018</text:p>
          </table:table-cell>
          <table:table-cell office:value-type="time" office:time-value="PT22H40M00S" calcext:value-type="time">
            <text:p>22:40</text:p>
          </table:table-cell>
          <table:table-cell table:style-name="ce106" table:content-validation-name="val5" office:value-type="string" calcext:value-type="string">
            <text:p>Paperchase Limited ,62 Northcote Road Northcote Road,SW11 1PA</text:p>
          </table:table-cell>
          <table:table-cell table:style-name="ce53" table:formula="of:=[.E80]-[.C80]+([.D80]&gt;[.B80])" office:value-type="time" office:time-value="PT04H05M00S" calcext:value-type="time">
            <text:p>04:05</text:p>
          </table:table-cell>
          <table:table-cell table:style-name="ce75" table:formula="of:=[.G80]*24-0.3" office:value-type="float" office:value="3.78333333333333" calcext:value-type="float">
            <text:p>3,78</text:p>
          </table:table-cell>
          <table:table-cell table:style-name="ce89" table:formula="of:=[.H80]*7.5" office:value-type="currency" office:currency="GBP" office:value="28.375" calcext:value-type="currency">
            <text:p>£28,38</text:p>
          </table:table-cell>
          <table:table-cell table:number-columns-repeated="6"/>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38563" calcext:value-type="float">
            <text:p>538563</text:p>
          </table:table-cell>
          <table:table-cell table:style-name="ce40" office:value-type="date" office:date-value="2018-08-31" calcext:value-type="date">
            <text:p>31/08/2018</text:p>
          </table:table-cell>
          <table:table-cell table:style-name="ce53" office:value-type="time" office:time-value="PT07H00M00S" calcext:value-type="time">
            <text:p>07:00</text:p>
          </table:table-cell>
          <table:table-cell table:style-name="ce40" office:value-type="date" office:date-value="2018-08-31" calcext:value-type="date">
            <text:p>31/08/2018</text:p>
          </table:table-cell>
          <table:table-cell table:style-name="ce53" office:value-type="time" office:time-value="PT09H00M00S" calcext:value-type="time">
            <text:p>09:00</text:p>
          </table:table-cell>
          <table:table-cell table:style-name="ce106" table:content-validation-name="val5" office:value-type="string" calcext:value-type="string">
            <text:p>Hallhuber GmbH,C/O House of Fraser, 101 Victoria St, Victoria, London,SW1E 6QT</text:p>
          </table:table-cell>
          <table:table-cell table:style-name="ce53" table:formula="of:=[.E81]-[.C81]+([.D81]&gt;[.B81])" office:value-type="time" office:time-value="PT02H00M00S" calcext:value-type="time">
            <text:p>02:00</text:p>
          </table:table-cell>
          <table:table-cell table:style-name="ce75" table:formula="of:=[.G81]*24-0.3" office:value-type="float" office:value="1.7" calcext:value-type="float">
            <text:p>1,70</text:p>
          </table:table-cell>
          <table:table-cell table:style-name="ce89" table:formula="of:=[.H81]*7.5" office:value-type="currency" office:currency="GBP" office:value="12.75" calcext:value-type="currency">
            <text:p>£12,75</text:p>
          </table:table-cell>
          <table:table-cell table:style-name="ce89" office:value-type="currency" office:currency="GBP" office:value="31.32" calcext:value-type="currency">
            <text:p>£31,32</text:p>
          </table:table-cell>
          <table:table-cell table:style-name="ce100" office:value-type="date" office:date-value="2018-09-21" calcext:value-type="date">
            <text:p>21/09/18</text:p>
          </table:table-cell>
          <table:table-cell table:style-name="ce161" office:value-type="string" calcext:value-type="string">
            <text:p>13/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546922" calcext:value-type="float">
            <text:p>546922</text:p>
          </table:table-cell>
          <table:table-cell office:value-type="date" office:date-value="2018-08-31" calcext:value-type="date">
            <text:p>31/08/2018</text:p>
          </table:table-cell>
          <table:table-cell office:value-type="time" office:time-value="PT10H00M00S" calcext:value-type="time">
            <text:p>10:00</text:p>
          </table:table-cell>
          <table:table-cell office:value-type="date" office:date-value="2018-08-31" calcext:value-type="date">
            <text:p>31/08/2018</text:p>
          </table:table-cell>
          <table:table-cell office:value-type="time" office:time-value="PT11H00M00S" calcext:value-type="time">
            <text:p>11:00</text:p>
          </table:table-cell>
          <table:table-cell table:style-name="ce106" table:content-validation-name="val3" office:value-type="string" calcext:value-type="string">
            <text:p>Ford Sports &amp; Social Club,W H S T Pass Collection Collecting / Swiping Security Passes, Ford Sports &amp; Social Club, Newbury Park, Aldborough Road South, Newbury Park, Ilford, IG3 8HG,IG3 8HG</text:p>
          </table:table-cell>
          <table:table-cell table:style-name="ce53" table:formula="of:=[.E82]-[.C82]+([.D82]&gt;[.B82])" office:value-type="time" office:time-value="PT01H00M00S" calcext:value-type="time">
            <text:p>01:00</text:p>
          </table:table-cell>
          <table:table-cell table:style-name="ce75" table:formula="of:=[.G82]*24-0.3" office:value-type="float" office:value="0.699999999999999" calcext:value-type="float">
            <text:p>0,70</text:p>
          </table:table-cell>
          <table:table-cell table:style-name="ce89" table:formula="of:=[.H82]*7.5" office:value-type="currency" office:currency="GBP" office:value="5.24999999999999" calcext:value-type="currency">
            <text:p>£5,25</text:p>
          </table:table-cell>
          <table:table-cell table:style-name="ce155"/>
          <table:table-cell table:number-columns-repeated="2"/>
          <table:table-cell table:style-name="ce86" office:value-type="string" calcext:value-type="string">
            <text:p>register for heathrow’s passes</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2" office:value-type="float" office:value="518234" calcext:value-type="float">
            <text:p>518234</text:p>
          </table:table-cell>
          <table:table-cell table:style-name="ce41" office:value-type="date" office:date-value="2018-09-03" calcext:value-type="date">
            <text:p>03/09/2018</text:p>
          </table:table-cell>
          <table:table-cell table:style-name="ce55" office:value-type="time" office:time-value="PT14H30M00S" calcext:value-type="time">
            <text:p>14:30</text:p>
          </table:table-cell>
          <table:table-cell table:style-name="ce41" office:value-type="date" office:date-value="2018-09-03" calcext:value-type="date">
            <text:p>03/09/2018</text:p>
          </table:table-cell>
          <table:table-cell table:style-name="ce55" office:value-type="time" office:time-value="PT21H30M00S" calcext:value-type="time">
            <text:p>21:30</text:p>
          </table:table-cell>
          <table:table-cell table:style-name="ce85" table:content-validation-name="val3" office:value-type="string" calcext:value-type="string">
            <text:p>Superdrug,6-8 Upper Wickham Lane, Welling, Kent,DA16 3HE</text:p>
          </table:table-cell>
          <table:table-cell table:style-name="ce55" table:formula="of:=[.E83]-[.C83]+([.D83]&gt;[.B83])" office:value-type="time" office:time-value="PT07H00M00S" calcext:value-type="time">
            <text:p>07:00</text:p>
          </table:table-cell>
          <table:table-cell table:style-name="ce78" table:formula="of:=[.G83]*24-0.3" office:value-type="float" office:value="6.7" calcext:value-type="float">
            <text:p>6,70</text:p>
          </table:table-cell>
          <table:table-cell table:style-name="ce90" table:formula="of:=[.H83]*7.5" office:value-type="currency" office:currency="GBP" office:value="50.25" calcext:value-type="currency">
            <text:p>£50,25</text:p>
          </table:table-cell>
          <table:table-cell table:style-name="ce90" office:value-type="currency" office:currency="GBP" office:value="52.2" calcext:value-type="currency">
            <text:p>£52,20</text:p>
          </table:table-cell>
          <table:table-cell table:style-name="ce117" office:value-type="date" office:date-value="2018-09-21" calcext:value-type="date">
            <text:p>21/09/18</text:p>
          </table:table-cell>
          <table:table-cell table:style-name="ce162" office:value-type="string" calcext:value-type="string">
            <text:p>13/2018</text:p>
          </table:table-cell>
          <table:table-cell table:style-name="ce162" table:number-columns-repeated="2"/>
          <table:table-cell table:style-name="ce90"/>
          <table:table-cell table:style-name="ce86" office:value-type="currency" office:currency="GBP" office:value="7.5" calcext:value-type="currency">
            <text:p>£7,50</text:p>
          </table:table-cell>
          <table:table-cell table:style-name="ce162" table:number-columns-repeated="48"/>
          <table:table-cell table:number-columns-repeated="960"/>
        </table:table-row>
        <table:table-row table:style-name="ro1">
          <table:table-cell office:value-type="float" office:value="509940" calcext:value-type="float">
            <text:p>509940</text:p>
          </table:table-cell>
          <table:table-cell office:value-type="date" office:date-value="2018-09-05" calcext:value-type="date">
            <text:p>05/09/2018</text:p>
          </table:table-cell>
          <table:table-cell office:value-type="time" office:time-value="PT06H15M00S" calcext:value-type="time">
            <text:p>06:15</text:p>
          </table:table-cell>
          <table:table-cell office:value-type="date" office:date-value="2018-09-05" calcext:value-type="date">
            <text:p>05/09/2018</text:p>
          </table:table-cell>
          <table:table-cell office:value-type="time" office:time-value="PT16H08M00S" calcext:value-type="time">
            <text:p>16:08</text:p>
          </table:table-cell>
          <table:table-cell table:style-name="ce106" table:content-validation-name="val3" office:value-type="string" calcext:value-type="string">
            <text:p>Co-Op Group Limited,Co-Op Group Retail(Shoreditch), 185 Old Street, London,EC1V 9NP</text:p>
          </table:table-cell>
          <table:table-cell table:style-name="ce53" table:formula="of:=[.E84]-[.C84]+([.D84]&gt;[.B84])" office:value-type="time" office:time-value="PT09H53M00S" calcext:value-type="time">
            <text:p>09:53</text:p>
          </table:table-cell>
          <table:table-cell table:style-name="ce75" table:formula="of:=[.G84]*24-0.3" office:value-type="float" office:value="9.58333333333333" calcext:value-type="float">
            <text:p>9,58</text:p>
          </table:table-cell>
          <table:table-cell table:style-name="ce89" table:formula="of:=[.H84]*7.5" office:value-type="currency" office:currency="GBP" office:value="71.875" calcext:value-type="currency">
            <text:p>£71,88</text:p>
          </table:table-cell>
          <table:table-cell office:value-type="currency" office:currency="GBP" office:value="78.95" calcext:value-type="currency">
            <text:p>£78,95</text:p>
          </table:table-cell>
          <table:table-cell table:style-name="ce102" office:value-type="date" office:date-value="2018-09-21" calcext:value-type="date">
            <text:p>21/09/18</text:p>
          </table:table-cell>
          <table:table-cell office:value-type="string" calcext:value-type="string">
            <text:p>13/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33678" calcext:value-type="float">
            <text:p>533678</text:p>
          </table:table-cell>
          <table:table-cell office:value-type="date" office:date-value="2018-09-06" calcext:value-type="date">
            <text:p>06/09/2018</text:p>
          </table:table-cell>
          <table:table-cell office:value-type="time" office:time-value="PT08H30M00S" calcext:value-type="time">
            <text:p>08:30</text:p>
          </table:table-cell>
          <table:table-cell office:value-type="date" office:date-value="2018-09-06" calcext:value-type="date">
            <text:p>06/09/2018</text:p>
          </table:table-cell>
          <table:table-cell office:value-type="time" office:time-value="PT16H30M00S" calcext:value-type="time">
            <text:p>16:30</text:p>
          </table:table-cell>
          <table:table-cell table:style-name="ce106" table:content-validation-name="val3" office:value-type="string" calcext:value-type="string">
            <text:p>Burberry Group PLC,Textile Logistics, Unit 6, Skyport Trade Park, Skyport Drive, Harmondsworth, Heathrow, West Drayton, Middlesex,UB7 0LB</text:p>
          </table:table-cell>
          <table:table-cell table:style-name="ce53" table:formula="of:=[.E85]-[.C85]+([.D85]&gt;[.B85])" office:value-type="time" office:time-value="PT08H00M00S" calcext:value-type="time">
            <text:p>08:00</text:p>
          </table:table-cell>
          <table:table-cell table:style-name="ce75" table:formula="of:=[.G85]*24-0.3" office:value-type="float" office:value="7.7" calcext:value-type="float">
            <text:p>7,70</text:p>
          </table:table-cell>
          <table:table-cell table:style-name="ce89" table:formula="of:=[.H85]*7.5" office:value-type="currency" office:currency="GBP" office:value="57.75" calcext:value-type="currency">
            <text:p>£57,75</text:p>
          </table:table-cell>
          <table:table-cell office:value-type="currency" office:currency="GBP" office:value="44.37" calcext:value-type="currency">
            <text:p>£44,37</text:p>
          </table:table-cell>
          <table:table-cell table:style-name="ce102" office:value-type="date" office:date-value="2018-09-21" calcext:value-type="date">
            <text:p>21/09/18</text:p>
          </table:table-cell>
          <table:table-cell office:value-type="string" calcext:value-type="string">
            <text:p>13/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09748" calcext:value-type="float">
            <text:p>509748</text:p>
          </table:table-cell>
          <table:table-cell office:value-type="date" office:date-value="2018-09-10" calcext:value-type="date">
            <text:p>10/09/2018</text:p>
          </table:table-cell>
          <table:table-cell office:value-type="time" office:time-value="PT06H13M00S" calcext:value-type="time">
            <text:p>06:13</text:p>
          </table:table-cell>
          <table:table-cell office:value-type="date" office:date-value="2018-09-10" calcext:value-type="date">
            <text:p>10/09/2018</text:p>
          </table:table-cell>
          <table:table-cell office:value-type="time" office:time-value="PT19H35M00S" calcext:value-type="time">
            <text:p>19:35</text:p>
          </table:table-cell>
          <table:table-cell table:style-name="ce106" table:content-validation-name="val3" office:value-type="string" calcext:value-type="string">
            <text:p>Co-Op Group Limited,Retail (fulham North End Road) North End Road London,SW6 1NJ</text:p>
          </table:table-cell>
          <table:table-cell table:style-name="ce53" table:formula="of:=[.E86]-[.C86]+([.D86]&gt;[.B86])" office:value-type="time" office:time-value="PT13H22M00S" calcext:value-type="time">
            <text:p>13:22</text:p>
          </table:table-cell>
          <table:table-cell table:style-name="ce75" table:formula="of:=[.G86]*24-0.3" office:value-type="float" office:value="13.0666666666667" calcext:value-type="float">
            <text:p>13,07</text:p>
          </table:table-cell>
          <table:table-cell table:style-name="ce89" table:formula="of:=[.H86]*7.5" office:value-type="currency" office:currency="GBP" office:value="98" calcext:value-type="currency">
            <text:p>£98,00</text:p>
          </table:table-cell>
          <table:table-cell office:value-type="currency" office:currency="GBP" office:value="102.44" calcext:value-type="currency">
            <text:p>£102,44</text:p>
          </table:table-cell>
          <table:table-cell table:style-name="ce102" office:value-type="date" office:date-value="2018-10-05" calcext:value-type="date">
            <text:p>05/10/18</text:p>
          </table:table-cell>
          <table:table-cell office:value-type="string" calcext:value-type="string">
            <text:p>14/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19193" calcext:value-type="float">
            <text:p>519193</text:p>
          </table:table-cell>
          <table:table-cell office:value-type="date" office:date-value="2018-09-12" calcext:value-type="date">
            <text:p>12/09/2018</text:p>
          </table:table-cell>
          <table:table-cell office:value-type="time" office:time-value="PT15H30M00S" calcext:value-type="time">
            <text:p>15:30</text:p>
          </table:table-cell>
          <table:table-cell office:value-type="date" office:date-value="2018-09-12" calcext:value-type="date">
            <text:p>12/09/2018</text:p>
          </table:table-cell>
          <table:table-cell office:value-type="time" office:time-value="PT22H45M00S" calcext:value-type="time">
            <text:p>22:45</text:p>
          </table:table-cell>
          <table:table-cell table:style-name="ce106" table:content-validation-name="val3" office:value-type="string" calcext:value-type="string">
            <text:p>Superdrug,Centre Court Shopping Centre, 104/105, London,SW19 8YE</text:p>
          </table:table-cell>
          <table:table-cell table:style-name="ce53" table:formula="of:=[.E87]-[.C87]+([.D87]&gt;[.B87])" office:value-type="time" office:time-value="PT07H15M00S" calcext:value-type="time">
            <text:p>07:15</text:p>
          </table:table-cell>
          <table:table-cell table:style-name="ce75" table:formula="of:=[.G87]*24-0.3" office:value-type="float" office:value="6.95" calcext:value-type="float">
            <text:p>6,95</text:p>
          </table:table-cell>
          <table:table-cell table:style-name="ce89" table:formula="of:=[.H87]*7.5" office:value-type="currency" office:currency="GBP" office:value="52.125" calcext:value-type="currency">
            <text:p>£52,13</text:p>
          </table:table-cell>
          <table:table-cell office:value-type="currency" office:currency="GBP" office:value="54.81" calcext:value-type="currency">
            <text:p>£54,81</text:p>
          </table:table-cell>
          <table:table-cell table:style-name="ce102" office:value-type="date" office:date-value="2018-10-05" calcext:value-type="date">
            <text:p>05/10/18</text:p>
          </table:table-cell>
          <table:table-cell office:value-type="string" calcext:value-type="string">
            <text:p>14/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18627" calcext:value-type="float">
            <text:p>518627</text:p>
          </table:table-cell>
          <table:table-cell office:value-type="date" office:date-value="2018-09-14" calcext:value-type="date">
            <text:p>14/09/2018</text:p>
          </table:table-cell>
          <table:table-cell office:value-type="time" office:time-value="PT15H30M00S" calcext:value-type="time">
            <text:p>15:30</text:p>
          </table:table-cell>
          <table:table-cell office:value-type="date" office:date-value="2018-09-14" calcext:value-type="date">
            <text:p>14/09/2018</text:p>
          </table:table-cell>
          <table:table-cell office:value-type="time" office:time-value="PT23H27M00S" calcext:value-type="time">
            <text:p>23:27</text:p>
          </table:table-cell>
          <table:table-cell table:style-name="ce106" table:content-validation-name="val6" office:value-type="string" calcext:value-type="string">
            <text:p>Superdrug,Unit 2, The Bull, 262 Upper Richmond Rd, London,SW14 7JE</text:p>
          </table:table-cell>
          <table:table-cell table:style-name="ce53" table:formula="of:=[.E88]-[.C88]+([.D88]&gt;[.B88])" office:value-type="time" office:time-value="PT07H57M00S" calcext:value-type="time">
            <text:p>07:57</text:p>
          </table:table-cell>
          <table:table-cell table:style-name="ce75" table:formula="of:=[.G88]*24-0.3" office:value-type="float" office:value="7.65" calcext:value-type="float">
            <text:p>7,65</text:p>
          </table:table-cell>
          <table:table-cell table:style-name="ce89" table:formula="of:=[.H88]*7.5" office:value-type="currency" office:currency="GBP" office:value="57.375" calcext:value-type="currency">
            <text:p>£57,38</text:p>
          </table:table-cell>
          <table:table-cell office:value-type="currency" office:currency="GBP" office:value="60.68" calcext:value-type="currency">
            <text:p>£60,68</text:p>
          </table:table-cell>
          <table:table-cell table:style-name="ce102" office:value-type="date" office:date-value="2018-10-05" calcext:value-type="date">
            <text:p>05/10/18</text:p>
          </table:table-cell>
          <table:table-cell office:value-type="string" calcext:value-type="string">
            <text:p>14/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47576" calcext:value-type="float">
            <text:p>547576</text:p>
          </table:table-cell>
          <table:table-cell table:style-name="ce40" office:value-type="date" office:date-value="2018-09-15" calcext:value-type="date">
            <text:p>15/09/2018</text:p>
          </table:table-cell>
          <table:table-cell table:style-name="ce53" office:value-type="time" office:time-value="PT14H00M00S" calcext:value-type="time">
            <text:p>14:00</text:p>
          </table:table-cell>
          <table:table-cell table:style-name="ce40" office:value-type="date" office:date-value="2018-09-15" calcext:value-type="date">
            <text:p>15/09/2018</text:p>
          </table:table-cell>
          <table:table-cell table:style-name="ce53" office:value-type="time" office:time-value="PT19H43M00S" calcext:value-type="time">
            <text:p>19:43</text:p>
          </table:table-cell>
          <table:table-cell table:style-name="ce106" table:content-validation-name="val3" office:value-type="string" calcext:value-type="string">
            <text:p>Heal’s PLC,49-51 Eden St, Kingston upon Thames,KT1 1BW</text:p>
          </table:table-cell>
          <table:table-cell table:style-name="ce53" table:formula="of:=[.E89]-[.C89]+([.D89]&gt;[.B89])" office:value-type="time" office:time-value="PT05H43M00S" calcext:value-type="time">
            <text:p>05:43</text:p>
          </table:table-cell>
          <table:table-cell table:style-name="ce75" table:formula="of:=[.G89]*24-0.3" office:value-type="float" office:value="5.41666666666667" calcext:value-type="float">
            <text:p>5,42</text:p>
          </table:table-cell>
          <table:table-cell table:style-name="ce89" table:formula="of:=[.H89]*7.5" office:value-type="currency" office:currency="GBP" office:value="40.625" calcext:value-type="currency">
            <text:p>£40,63</text:p>
          </table:table-cell>
          <table:table-cell table:style-name="ce89" office:value-type="currency" office:currency="GBP" office:value="45.02" calcext:value-type="currency">
            <text:p>£45,02</text:p>
          </table:table-cell>
          <table:table-cell table:style-name="ce102" office:value-type="date" office:date-value="2018-10-05" calcext:value-type="date">
            <text:p>05/10/18</text:p>
          </table:table-cell>
          <table:table-cell office:value-type="string" calcext:value-type="string">
            <text:p>14/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7532" calcext:value-type="float">
            <text:p>537532</text:p>
          </table:table-cell>
          <table:table-cell table:style-name="ce40" office:value-type="date" office:date-value="2018-09-17" calcext:value-type="date">
            <text:p>17/09/2018</text:p>
          </table:table-cell>
          <table:table-cell table:style-name="ce53" office:value-type="time" office:time-value="PT14H00M00S" calcext:value-type="time">
            <text:p>14:00</text:p>
          </table:table-cell>
          <table:table-cell table:style-name="ce40" office:value-type="date" office:date-value="2018-09-18" calcext:value-type="date">
            <text:p>18/09/2018</text:p>
          </table:table-cell>
          <table:table-cell table:style-name="ce53" office:value-type="time" office:time-value="PT01H40M00S" calcext:value-type="time">
            <text:p>01:40</text:p>
          </table:table-cell>
          <table:table-cell table:style-name="ce106" table:content-validation-name="val3" office:value-type="string" calcext:value-type="string">
            <text:p>W H Smith Plc,(Travel) Heathrow Airport, Terminal 2, Hounslow,TW6 1LN</text:p>
          </table:table-cell>
          <table:table-cell table:style-name="ce53" table:formula="of:=[.E90]-[.C90]+([.D90]&gt;[.B90])" office:value-type="time" office:time-value="PT11H40M00S" calcext:value-type="time">
            <text:p>11:40</text:p>
          </table:table-cell>
          <table:table-cell table:style-name="ce75" table:formula="of:=[.G90]*24-0.3" office:value-type="float" office:value="11.3666666666667" calcext:value-type="float">
            <text:p>11,37</text:p>
          </table:table-cell>
          <table:table-cell table:style-name="ce89" table:formula="of:=[.H90]*7.5" office:value-type="currency" office:currency="GBP" office:value="85.25" calcext:value-type="currency">
            <text:p>£85,25</text:p>
          </table:table-cell>
          <table:table-cell table:style-name="ce89" office:value-type="currency" office:currency="GBP" office:value="87.44" calcext:value-type="currency">
            <text:p>£87,44</text:p>
          </table:table-cell>
          <table:table-cell table:style-name="ce102" office:value-type="date" office:date-value="2018-10-05" calcext:value-type="date">
            <text:p>05/10/18</text:p>
          </table:table-cell>
          <table:table-cell office:value-type="string" calcext:value-type="string">
            <text:p>14/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10142" calcext:value-type="float">
            <text:p>510142</text:p>
          </table:table-cell>
          <table:table-cell table:style-name="ce40" office:value-type="date" office:date-value="2018-09-19" calcext:value-type="date">
            <text:p>19/09/2018</text:p>
          </table:table-cell>
          <table:table-cell table:style-name="ce53" office:value-type="time" office:time-value="PT06H45M00S" calcext:value-type="time">
            <text:p>06:45</text:p>
          </table:table-cell>
          <table:table-cell table:style-name="ce40" office:value-type="date" office:date-value="2018-09-19" calcext:value-type="date">
            <text:p>19/09/2018</text:p>
          </table:table-cell>
          <table:table-cell table:style-name="ce53" office:value-type="time" office:time-value="PT16H35M00S" calcext:value-type="time">
            <text:p>16:35</text:p>
          </table:table-cell>
          <table:table-cell table:style-name="ce106" table:content-validation-name="val3" office:value-type="string" calcext:value-type="string">
            <text:p>Co-Op Group Limited,Battersea - Chatfield Road, 8-40 Chatfield Road, Battersea, London,SW11 3SE</text:p>
          </table:table-cell>
          <table:table-cell table:style-name="ce53" table:formula="of:=[.E91]-[.C91]+([.D91]&gt;[.B91])" office:value-type="time" office:time-value="PT09H50M00S" calcext:value-type="time">
            <text:p>09:50</text:p>
          </table:table-cell>
          <table:table-cell table:style-name="ce75" table:formula="of:=[.G91]*24-0.3" office:value-type="float" office:value="9.53333333333333" calcext:value-type="float">
            <text:p>9,53</text:p>
          </table:table-cell>
          <table:table-cell table:style-name="ce89" table:formula="of:=[.H91]*7.5" office:value-type="currency" office:currency="GBP" office:value="71.5" calcext:value-type="currency">
            <text:p>£71,50</text:p>
          </table:table-cell>
          <table:table-cell table:style-name="ce89" office:value-type="currency" office:currency="GBP" office:value="77.65" calcext:value-type="currency">
            <text:p>£77,65</text:p>
          </table:table-cell>
          <table:table-cell table:style-name="ce102" office:value-type="date" office:date-value="2018-10-05" calcext:value-type="date">
            <text:p>05/10/18</text:p>
          </table:table-cell>
          <table:table-cell office:value-type="string" calcext:value-type="string">
            <text:p>14/201/8</text:p>
          </table:table-cell>
          <table:table-cell table:style-name="ce161" table:number-columns-repeated="2"/>
          <table:table-cell table:style-name="ce89" table:formula="of:=SUM([.J79:.J91])" office:value-type="currency" office:currency="GBP" office:value="689.04" calcext:value-type="currency">
            <text:p>£689,04</text:p>
          </table:table-cell>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7575" calcext:value-type="float">
            <text:p>537575</text:p>
          </table:table-cell>
          <table:table-cell table:style-name="ce40" office:value-type="date" office:date-value="2018-09-24" calcext:value-type="date">
            <text:p>24/09/2018</text:p>
          </table:table-cell>
          <table:table-cell table:style-name="ce53" office:value-type="time" office:time-value="PT16H30M00S" calcext:value-type="time">
            <text:p>16:30</text:p>
          </table:table-cell>
          <table:table-cell table:style-name="ce40" office:value-type="date" office:date-value="2018-09-24" calcext:value-type="date">
            <text:p>24/09/2018</text:p>
          </table:table-cell>
          <table:table-cell table:style-name="ce53" office:value-type="time" office:time-value="PT20H00M00S" calcext:value-type="time">
            <text:p>20:00</text:p>
          </table:table-cell>
          <table:table-cell table:style-name="ce106" table:content-validation-name="val3" office:value-type="string" calcext:value-type="string">
            <text:p>Space NK Limited,Space N K, 34 Hill Street, Richmond, Surrey,TW9 1TW</text:p>
          </table:table-cell>
          <table:table-cell table:style-name="ce53" table:formula="of:=[.E92]-[.C92]+([.D92]&gt;[.B92])" office:value-type="time" office:time-value="PT03H30M00S" calcext:value-type="time">
            <text:p>03:30</text:p>
          </table:table-cell>
          <table:table-cell table:style-name="ce75" table:formula="of:=[.G92]*24-0.3" office:value-type="float" office:value="3.2" calcext:value-type="float">
            <text:p>3,20</text:p>
          </table:table-cell>
          <table:table-cell table:style-name="ce89" table:formula="of:=[.H92]*7.5" office:value-type="currency" office:currency="GBP" office:value="24" calcext:value-type="currency">
            <text:p>£24,00</text:p>
          </table:table-cell>
          <table:table-cell table:style-name="ce89" office:value-type="currency" office:currency="GBP" office:value="31.32" calcext:value-type="currency">
            <text:p>£31,32</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46813" calcext:value-type="float">
            <text:p>546813</text:p>
          </table:table-cell>
          <table:table-cell table:style-name="ce40" office:value-type="date" office:date-value="2018-09-26" calcext:value-type="date">
            <text:p>26/09/2018</text:p>
          </table:table-cell>
          <table:table-cell table:style-name="ce53" office:value-type="time" office:time-value="PT06H00M00S" calcext:value-type="time">
            <text:p>06:00</text:p>
          </table:table-cell>
          <table:table-cell table:style-name="ce40" office:value-type="date" office:date-value="2018-09-26" calcext:value-type="date">
            <text:p>26/09/2018</text:p>
          </table:table-cell>
          <table:table-cell table:style-name="ce53" office:value-type="time" office:time-value="PT15H04M00S" calcext:value-type="time">
            <text:p>15:04</text:p>
          </table:table-cell>
          <table:table-cell table:style-name="ce106" table:content-validation-name="val3" office:value-type="string" calcext:value-type="string">
            <text:p>Co-Op Group Limited,193 Balham High Road, London,SW12 9BE</text:p>
          </table:table-cell>
          <table:table-cell table:style-name="ce53" table:formula="of:=[.E93]-[.C93]+([.D93]&gt;[.B93])" office:value-type="time" office:time-value="PT09H04M00S" calcext:value-type="time">
            <text:p>09:04</text:p>
          </table:table-cell>
          <table:table-cell table:style-name="ce75" table:formula="of:=[.G93]*24-0.3" office:value-type="float" office:value="8.76666666666667" calcext:value-type="float">
            <text:p>8,77</text:p>
          </table:table-cell>
          <table:table-cell table:style-name="ce89" table:formula="of:=[.H93]*7.5" office:value-type="currency" office:currency="GBP" office:value="65.75" calcext:value-type="currency">
            <text:p>£65,75</text:p>
          </table:table-cell>
          <table:table-cell table:style-name="ce89" office:value-type="currency" office:currency="GBP" office:value="67.21" calcext:value-type="currency">
            <text:p>£67,21</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7605" calcext:value-type="float">
            <text:p>537605</text:p>
          </table:table-cell>
          <table:table-cell table:style-name="ce40" office:value-type="date" office:date-value="2018-09-28" calcext:value-type="date">
            <text:p>28/09/2018</text:p>
          </table:table-cell>
          <table:table-cell table:style-name="ce53" office:value-type="time" office:time-value="PT17H00M00S" calcext:value-type="time">
            <text:p>17:00</text:p>
          </table:table-cell>
          <table:table-cell table:style-name="ce40" office:value-type="date" office:date-value="2018-09-28" calcext:value-type="date">
            <text:p>28/09/2018</text:p>
          </table:table-cell>
          <table:table-cell table:style-name="ce53" office:value-type="time" office:time-value="PT21H25M00S" calcext:value-type="time">
            <text:p>21:25</text:p>
          </table:table-cell>
          <table:table-cell table:style-name="ce106" table:content-validation-name="val3" office:value-type="string" calcext:value-type="string">
            <text:p>Space NK Limited,205 New King's Rd, Fulham, London,SW6 4SR</text:p>
          </table:table-cell>
          <table:table-cell table:style-name="ce53" table:formula="of:=[.E94]-[.C94]+([.D94]&gt;[.B94])" office:value-type="time" office:time-value="PT04H25M00S" calcext:value-type="time">
            <text:p>04:25</text:p>
          </table:table-cell>
          <table:table-cell table:style-name="ce75" table:formula="of:=[.G94]*24-0.3" office:value-type="float" office:value="4.11666666666667" calcext:value-type="float">
            <text:p>4,12</text:p>
          </table:table-cell>
          <table:table-cell table:style-name="ce89" table:formula="of:=[.H94]*7.5" office:value-type="currency" office:currency="GBP" office:value="30.875" calcext:value-type="currency">
            <text:p>£30,88</text:p>
          </table:table-cell>
          <table:table-cell table:style-name="ce89" office:value-type="currency" office:currency="GBP" office:value="31.32" calcext:value-type="currency">
            <text:p>£31,32</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10304" calcext:value-type="float">
            <text:p>510304</text:p>
          </table:table-cell>
          <table:table-cell table:style-name="ce40" office:value-type="date" office:date-value="2018-10-01" calcext:value-type="date">
            <text:p>01/10/2018</text:p>
          </table:table-cell>
          <table:table-cell table:style-name="ce53" office:value-type="time" office:time-value="PT11H25M00S" calcext:value-type="time">
            <text:p>11:25</text:p>
          </table:table-cell>
          <table:table-cell table:style-name="ce40" office:value-type="date" office:date-value="2018-10-01" calcext:value-type="date">
            <text:p>01/10/2018</text:p>
          </table:table-cell>
          <table:table-cell table:style-name="ce53" office:value-type="time" office:time-value="PT15H15M00S" calcext:value-type="time">
            <text:p>15:15</text:p>
          </table:table-cell>
          <table:table-cell table:style-name="ce106" table:content-validation-name="val3" office:value-type="string" calcext:value-type="string">
            <text:p>Co-Op Group Limited,215-221 Preston Rd, Wembley,HA9 8NF</text:p>
          </table:table-cell>
          <table:table-cell table:style-name="ce53" table:formula="of:=[.E95]-[.C95]+([.D95]&gt;[.B95])" office:value-type="time" office:time-value="PT03H50M00S" calcext:value-type="time">
            <text:p>03:50</text:p>
          </table:table-cell>
          <table:table-cell table:style-name="ce75" table:formula="of:=[.G95]*24-0.3" office:value-type="float" office:value="3.53333333333333" calcext:value-type="float">
            <text:p>3,53</text:p>
          </table:table-cell>
          <table:table-cell table:style-name="ce89" table:formula="of:=[.H95]*7.5" office:value-type="currency" office:currency="GBP" office:value="26.5" calcext:value-type="currency">
            <text:p>£26,50</text:p>
          </table:table-cell>
          <table:table-cell table:style-name="ce89" office:value-type="currency" office:currency="GBP" office:value="29.65" calcext:value-type="currency">
            <text:p>£29,65</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7580" calcext:value-type="float">
            <text:p>537580</text:p>
          </table:table-cell>
          <table:table-cell table:style-name="ce40" office:value-type="date" office:date-value="2018-10-01" calcext:value-type="date">
            <text:p>01/10/2018</text:p>
          </table:table-cell>
          <table:table-cell table:style-name="ce53" office:value-type="time" office:time-value="PT17H00M00S" calcext:value-type="time">
            <text:p>17:00</text:p>
          </table:table-cell>
          <table:table-cell table:style-name="ce40" office:value-type="date" office:date-value="2018-10-01" calcext:value-type="date">
            <text:p>01/10/2018</text:p>
          </table:table-cell>
          <table:table-cell table:style-name="ce53" office:value-type="time" office:time-value="PT21H30M00S" calcext:value-type="time">
            <text:p>21:30</text:p>
          </table:table-cell>
          <table:table-cell table:style-name="ce106" table:content-validation-name="val3" office:value-type="string" calcext:value-type="string">
            <text:p>Space NK Limited,3 Kensington Church Street, London,W8 4LB</text:p>
          </table:table-cell>
          <table:table-cell table:style-name="ce53" table:formula="of:=[.E96]-[.C96]+([.D96]&gt;[.B96])" office:value-type="time" office:time-value="PT04H30M00S" calcext:value-type="time">
            <text:p>04:30</text:p>
          </table:table-cell>
          <table:table-cell table:style-name="ce75" table:formula="of:=[.G96]*24-0.3" office:value-type="float" office:value="4.2" calcext:value-type="float">
            <text:p>4,20</text:p>
          </table:table-cell>
          <table:table-cell table:style-name="ce89" table:formula="of:=[.H96]*7.5" office:value-type="currency" office:currency="GBP" office:value="31.5" calcext:value-type="currency">
            <text:p>£31,50</text:p>
          </table:table-cell>
          <table:table-cell table:style-name="ce89" office:value-type="currency" office:currency="GBP" office:value="47.34" calcext:value-type="currency">
            <text:p>£47,34</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3979" calcext:value-type="float">
            <text:p>503979</text:p>
          </table:table-cell>
          <table:table-cell table:style-name="ce40" office:value-type="date" office:date-value="2018-10-03" calcext:value-type="date">
            <text:p>03/10/2018</text:p>
          </table:table-cell>
          <table:table-cell table:style-name="ce53" office:value-type="time" office:time-value="PT06H45M00S" calcext:value-type="time">
            <text:p>06:45</text:p>
          </table:table-cell>
          <table:table-cell table:style-name="ce40" office:value-type="date" office:date-value="2018-10-03" calcext:value-type="date">
            <text:p>03/10/2018</text:p>
          </table:table-cell>
          <table:table-cell table:style-name="ce53" office:value-type="time" office:time-value="PT13H25M00S" calcext:value-type="time">
            <text:p>13:25</text:p>
          </table:table-cell>
          <table:table-cell table:style-name="ce106" table:content-validation-name="val3" office:value-type="string" calcext:value-type="string">
            <text:p>Claires Accessories Uk Ltd,Unit 12, Wembley Park Boulevard, London Designer Outlet, Wembley,London,HA9 0TG</text:p>
          </table:table-cell>
          <table:table-cell table:style-name="ce53" table:formula="of:=[.E97]-[.C97]+([.D97]&gt;[.B97])" office:value-type="time" office:time-value="PT06H40M00S" calcext:value-type="time">
            <text:p>06:40</text:p>
          </table:table-cell>
          <table:table-cell table:style-name="ce75" table:formula="of:=[.G97]*24-0.3" office:value-type="float" office:value="6.36666666666667" calcext:value-type="float">
            <text:p>6,37</text:p>
          </table:table-cell>
          <table:table-cell table:style-name="ce89" table:formula="of:=[.H97]*7.5" office:value-type="currency" office:currency="GBP" office:value="47.75" calcext:value-type="currency">
            <text:p>£47,75</text:p>
          </table:table-cell>
          <table:table-cell table:style-name="ce89" office:value-type="currency" office:currency="GBP" office:value="48.29" calcext:value-type="currency">
            <text:p>£48,29</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22731" calcext:value-type="float">
            <text:p>522731</text:p>
          </table:table-cell>
          <table:table-cell table:style-name="ce40" office:value-type="date" office:date-value="2018-10-05" calcext:value-type="date">
            <text:p>05/10/2018</text:p>
          </table:table-cell>
          <table:table-cell table:style-name="ce53" office:value-type="time" office:time-value="PT07H45M00S" calcext:value-type="time">
            <text:p>07:45</text:p>
          </table:table-cell>
          <table:table-cell table:style-name="ce40" office:value-type="date" office:date-value="2018-10-05" calcext:value-type="date">
            <text:p>05/10/2018</text:p>
          </table:table-cell>
          <table:table-cell table:style-name="ce53" office:value-type="time" office:time-value="PT16H00M00S" calcext:value-type="time">
            <text:p>16:00</text:p>
          </table:table-cell>
          <table:table-cell table:style-name="ce106" table:content-validation-name="val3" office:value-type="string" calcext:value-type="string">
            <text:p>Euro Car Parts Limited,Unit 3 &amp; 4 Chelsea Fields Estate, 278 Western Road, Colliers Wood, London,SW19 2QA</text:p>
          </table:table-cell>
          <table:table-cell table:style-name="ce53" table:formula="of:=[.E98]-[.C98]+([.D98]&gt;[.B98])" office:value-type="time" office:time-value="PT08H15M00S" calcext:value-type="time">
            <text:p>08:15</text:p>
          </table:table-cell>
          <table:table-cell table:style-name="ce75" table:formula="of:=[.G98]*24-0.3" office:value-type="float" office:value="7.95" calcext:value-type="float">
            <text:p>7,95</text:p>
          </table:table-cell>
          <table:table-cell table:style-name="ce89" table:formula="of:=[.H98]*7.5" office:value-type="currency" office:currency="GBP" office:value="59.625" calcext:value-type="currency">
            <text:p>£59,63</text:p>
          </table:table-cell>
          <table:table-cell table:style-name="ce89" office:value-type="currency" office:currency="GBP" office:value="63.69" calcext:value-type="currency">
            <text:p>£63,69</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2640" calcext:value-type="float">
            <text:p>532640</text:p>
          </table:table-cell>
          <table:table-cell table:style-name="ce40" office:value-type="date" office:date-value="2018-10-07" calcext:value-type="date">
            <text:p>07/10/2018</text:p>
          </table:table-cell>
          <table:table-cell table:style-name="ce53" office:value-type="time" office:time-value="PT20H30M00S" calcext:value-type="time">
            <text:p>20:30</text:p>
          </table:table-cell>
          <table:table-cell table:style-name="ce40" office:value-type="date" office:date-value="2018-10-08" calcext:value-type="date">
            <text:p>08/10/2018</text:p>
          </table:table-cell>
          <table:table-cell table:style-name="ce53" office:value-type="time" office:time-value="PT05H15M00S" calcext:value-type="time">
            <text:p>05:15</text:p>
          </table:table-cell>
          <table:table-cell table:style-name="ce106" table:content-validation-name="val3" office:value-type="string" calcext:value-type="string">
            <text:p>Top Shop,Oxford Circus, 36-38 Great Castle Street, West End, Greater London,W1W 8LG</text:p>
          </table:table-cell>
          <table:table-cell table:style-name="ce53" table:formula="of:=[.E99]-[.C99]+([.D99]&gt;[.B99])" office:value-type="time" office:time-value="PT08H45M00S" calcext:value-type="time">
            <text:p>08:45</text:p>
          </table:table-cell>
          <table:table-cell table:style-name="ce75" table:formula="of:=[.G99]*24-0.3" office:value-type="float" office:value="8.45" calcext:value-type="float">
            <text:p>8,45</text:p>
          </table:table-cell>
          <table:table-cell table:style-name="ce89" table:formula="of:=[.H99]*7.5" office:value-type="currency" office:currency="GBP" office:value="63.375" calcext:value-type="currency">
            <text:p>£63,38</text:p>
          </table:table-cell>
          <table:table-cell table:style-name="ce89" office:value-type="currency" office:currency="GBP" office:value="65.9" calcext:value-type="currency">
            <text:p>£65,90</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10474" calcext:value-type="float">
            <text:p>510474</text:p>
          </table:table-cell>
          <table:table-cell table:style-name="ce40" office:value-type="date" office:date-value="2018-10-10" calcext:value-type="date">
            <text:p>10/10/2018</text:p>
          </table:table-cell>
          <table:table-cell table:style-name="ce53" office:value-type="time" office:time-value="PT06H00M00S" calcext:value-type="time">
            <text:p>06:00</text:p>
          </table:table-cell>
          <table:table-cell table:style-name="ce40" office:value-type="date" office:date-value="2018-10-10" calcext:value-type="date">
            <text:p>10/10/2018</text:p>
          </table:table-cell>
          <table:table-cell table:style-name="ce53" office:value-type="time" office:time-value="PT15H50M00S" calcext:value-type="time">
            <text:p>15:50</text:p>
          </table:table-cell>
          <table:table-cell table:style-name="ce106" table:content-validation-name="val3" office:value-type="string" calcext:value-type="string">
            <text:p>Co-Op Group Limited,177-187 Arthur Road, Wimbledon Park, Wimbledon, London,SW19 8AE</text:p>
          </table:table-cell>
          <table:table-cell table:style-name="ce53" table:formula="of:=[.E100]-[.C100]+([.D100]&gt;[.B100])" office:value-type="time" office:time-value="PT09H50M00S" calcext:value-type="time">
            <text:p>09:50</text:p>
          </table:table-cell>
          <table:table-cell table:style-name="ce75" table:formula="of:=[.G100]*24-0.3" office:value-type="float" office:value="9.53333333333333" calcext:value-type="float">
            <text:p>9,53</text:p>
          </table:table-cell>
          <table:table-cell table:style-name="ce89" table:formula="of:=[.H100]*7.5" office:value-type="currency" office:currency="GBP" office:value="71.5" calcext:value-type="currency">
            <text:p>£71,50</text:p>
          </table:table-cell>
          <table:table-cell table:style-name="ce89" office:value-type="currency" office:currency="GBP" office:value="73.73" calcext:value-type="currency">
            <text:p>£73,73</text:p>
          </table:table-cell>
          <table:table-cell table:style-name="ce161" office:value-type="string" calcext:value-type="string">
            <text:p>02/11/2018 - Period 16/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25" office:value-type="float" office:value="537603" calcext:value-type="float">
            <text:p>537603</text:p>
          </table:table-cell>
          <table:table-cell table:style-name="ce47" office:value-type="date" office:date-value="2018-10-12" calcext:value-type="date">
            <text:p>12/10/2018</text:p>
          </table:table-cell>
          <table:table-cell table:style-name="ce59" office:value-type="time" office:time-value="PT16H30M00S" calcext:value-type="time">
            <text:p>16:30</text:p>
          </table:table-cell>
          <table:table-cell table:style-name="ce47" office:value-type="date" office:date-value="2018-10-12" calcext:value-type="date">
            <text:p>12/10/2018</text:p>
          </table:table-cell>
          <table:table-cell table:style-name="ce59" office:value-type="time" office:time-value="PT21H30M00S" calcext:value-type="time">
            <text:p>21:30</text:p>
          </table:table-cell>
          <table:table-cell table:style-name="ce69" table:content-validation-name="val3" office:value-type="string" calcext:value-type="string">
            <text:p>Space NK Limited,2/2a Church Street, Kingston-upon-Thames, Surrey,KT1 1RJ</text:p>
          </table:table-cell>
          <table:table-cell table:style-name="ce59" table:formula="of:=[.E101]-[.C101]+([.D101]&gt;[.B101])" office:value-type="time" office:time-value="PT05H00M00S" calcext:value-type="time">
            <text:p>05:00</text:p>
          </table:table-cell>
          <table:table-cell table:style-name="ce82" table:formula="of:=[.G101]*24-0.3" office:value-type="float" office:value="4.7" calcext:value-type="float">
            <text:p>4,70</text:p>
          </table:table-cell>
          <table:table-cell table:style-name="ce96" table:formula="of:=[.H101]*7.5" office:value-type="currency" office:currency="GBP" office:value="35.25" calcext:value-type="currency">
            <text:p>£35,25</text:p>
          </table:table-cell>
          <table:table-cell table:style-name="ce96" office:value-type="currency" office:currency="GBP" office:value="31.32" calcext:value-type="currency">
            <text:p>£31,32</text:p>
          </table:table-cell>
          <table:table-cell table:style-name="ce161" office:value-type="string" calcext:value-type="string">
            <text:p>02/11/2018 - Period 16/2018</text:p>
          </table:table-cell>
          <table:table-cell table:style-name="ce25" table:number-columns-repeated="3"/>
          <table:table-cell table:style-name="ce96"/>
          <table:table-cell table:style-name="ce86" office:value-type="currency" office:currency="GBP" office:value="7.5" calcext:value-type="currency">
            <text:p>£7,50</text:p>
          </table:table-cell>
          <table:table-cell table:style-name="ce25" table:number-columns-repeated="48"/>
          <table:table-cell table:number-columns-repeated="960"/>
        </table:table-row>
        <table:table-row table:style-name="ro1">
          <table:table-cell table:style-name="ce161" office:value-type="float" office:value="537533" calcext:value-type="float">
            <text:p>537533</text:p>
          </table:table-cell>
          <table:table-cell table:style-name="ce40" office:value-type="date" office:date-value="2018-10-15" calcext:value-type="date">
            <text:p>15/10/2018</text:p>
          </table:table-cell>
          <table:table-cell table:style-name="ce53" office:value-type="time" office:time-value="PT18H00M00S" calcext:value-type="time">
            <text:p>18:00</text:p>
          </table:table-cell>
          <table:table-cell table:style-name="ce40" office:value-type="date" office:date-value="2018-10-16" calcext:value-type="date">
            <text:p>16/10/2018</text:p>
          </table:table-cell>
          <table:table-cell table:style-name="ce53" office:value-type="time" office:time-value="PT02H10M00S" calcext:value-type="time">
            <text:p>02:10</text:p>
          </table:table-cell>
          <table:table-cell table:style-name="ce106" table:content-validation-name="val3" office:value-type="string" calcext:value-type="string">
            <text:p>W H Smith Plc,(Travel) Heathrow Airport, Terminal 3, Hounslow,TW6 1QB</text:p>
          </table:table-cell>
          <table:table-cell table:style-name="ce53" table:formula="of:=[.E102]-[.C102]+([.D102]&gt;[.B102])" office:value-type="time" office:time-value="PT08H10M00S" calcext:value-type="time">
            <text:p>08:10</text:p>
          </table:table-cell>
          <table:table-cell table:style-name="ce75" table:formula="of:=[.G102]*24-0.3" office:value-type="float" office:value="7.86666666666667" calcext:value-type="float">
            <text:p>7,87</text:p>
          </table:table-cell>
          <table:table-cell table:style-name="ce89" table:formula="of:=[.H102]*7.5" office:value-type="currency" office:currency="GBP" office:value="59" calcext:value-type="currency">
            <text:p>£59,00</text:p>
          </table:table-cell>
          <table:table-cell table:style-name="ce89" office:value-type="currency" office:currency="GBP" office:value="61.33" calcext:value-type="currency">
            <text:p>£61,33</text:p>
          </table:table-cell>
          <table:table-cell table:style-name="ce161" office:value-type="string" calcext:value-type="string">
            <text:p>02/11/2018 - Period 16/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10563" calcext:value-type="float">
            <text:p>510563</text:p>
          </table:table-cell>
          <table:table-cell table:style-name="ce40" office:value-type="date" office:date-value="2018-10-17" calcext:value-type="date">
            <text:p>17/10/2018</text:p>
          </table:table-cell>
          <table:table-cell table:style-name="ce53" office:value-type="time" office:time-value="PT06H00M00S" calcext:value-type="time">
            <text:p>06:00</text:p>
          </table:table-cell>
          <table:table-cell table:style-name="ce40" office:value-type="date" office:date-value="2018-10-17" calcext:value-type="date">
            <text:p>17/10/2018</text:p>
          </table:table-cell>
          <table:table-cell table:style-name="ce53" office:value-type="time" office:time-value="PT17H00M00S" calcext:value-type="time">
            <text:p>17:00</text:p>
          </table:table-cell>
          <table:table-cell table:style-name="ce106" table:content-validation-name="val3" office:value-type="string" calcext:value-type="string">
            <text:p>Co-Op Group Limited,73-75 Upper Richmond Road, Putney, Greater London,SW15 2SR</text:p>
          </table:table-cell>
          <table:table-cell table:style-name="ce53" table:formula="of:=[.E103]-[.C103]+([.D103]&gt;[.B103])" office:value-type="time" office:time-value="PT11H00M00S" calcext:value-type="time">
            <text:p>11:00</text:p>
          </table:table-cell>
          <table:table-cell table:style-name="ce75" table:formula="of:=[.G103]*24-0.3" office:value-type="float" office:value="10.7" calcext:value-type="float">
            <text:p>10,70</text:p>
          </table:table-cell>
          <table:table-cell table:style-name="ce89" table:formula="of:=[.H103]*7.5" office:value-type="currency" office:currency="GBP" office:value="80.25" calcext:value-type="currency">
            <text:p>£80,25</text:p>
          </table:table-cell>
          <table:table-cell table:style-name="ce89" office:value-type="currency" office:currency="GBP" office:value="79.61" calcext:value-type="currency">
            <text:p>£79,61</text:p>
          </table:table-cell>
          <table:table-cell table:style-name="ce161" office:value-type="string" calcext:value-type="string">
            <text:p>02/11/2018 - Period 16/2018</text:p>
          </table:table-cell>
          <table:table-cell table:style-name="ce161" table:number-columns-repeated="3"/>
          <table:table-cell table:style-name="ce89" table:formula="of:=SUM([.J92:.J103])" office:value-type="currency" office:currency="GBP" office:value="630.71" calcext:value-type="currency">
            <text:p>£630,71</text:p>
          </table:table-cell>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48354" calcext:value-type="float">
            <text:p>548354</text:p>
          </table:table-cell>
          <table:table-cell table:style-name="ce40" office:value-type="date" office:date-value="2018-10-31" calcext:value-type="date">
            <text:p>31/10/2018</text:p>
          </table:table-cell>
          <table:table-cell table:style-name="ce53" office:value-type="time" office:time-value="PT19H45M00S" calcext:value-type="time">
            <text:p>19:45</text:p>
          </table:table-cell>
          <table:table-cell table:style-name="ce40" office:value-type="date" office:date-value="2018-11-01" calcext:value-type="date">
            <text:p>01/11/2018</text:p>
          </table:table-cell>
          <table:table-cell table:style-name="ce53" office:value-type="time" office:time-value="PT02H04M00S" calcext:value-type="time">
            <text:p>02:04</text:p>
          </table:table-cell>
          <table:table-cell table:style-name="ce106" table:content-validation-name="val3" office:value-type="string" calcext:value-type="string">
            <text:p>Waterstones Booksellers Limited,150-152 King's Rd, Chelsea, London,SW3 3NR</text:p>
          </table:table-cell>
          <table:table-cell table:style-name="ce53" table:formula="of:=[.E104]-[.C104]+([.D104]&gt;[.B104])" office:value-type="time" office:time-value="PT06H19M00S" calcext:value-type="time">
            <text:p>06:19</text:p>
          </table:table-cell>
          <table:table-cell table:style-name="ce75" table:formula="of:=[.G104]*24-0.3" office:value-type="float" office:value="6.01666666666667" calcext:value-type="float">
            <text:p>6,02</text:p>
          </table:table-cell>
          <table:table-cell table:style-name="ce89" table:formula="of:=[.H104]*7.5" office:value-type="currency" office:currency="GBP" office:value="45.125" calcext:value-type="currency">
            <text:p>£45,13</text:p>
          </table:table-cell>
          <table:table-cell table:style-name="ce89" office:value-type="currency" office:currency="GBP" office:value="46.33" calcext:value-type="currency">
            <text:p>£46,33</text:p>
          </table:table-cell>
          <table:table-cell table:style-name="ce161" office:value-type="string" calcext:value-type="string">
            <text:p>16/11/2018 - Period 1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18252" calcext:value-type="float">
            <text:p>518252</text:p>
          </table:table-cell>
          <table:table-cell table:style-name="ce40" office:value-type="date" office:date-value="2018-11-02" calcext:value-type="date">
            <text:p>02/11/2018</text:p>
          </table:table-cell>
          <table:table-cell table:style-name="ce53" office:value-type="time" office:time-value="PT15H06M00S" calcext:value-type="time">
            <text:p>15:06</text:p>
          </table:table-cell>
          <table:table-cell table:style-name="ce40" office:value-type="date" office:date-value="2018-11-02" calcext:value-type="date">
            <text:p>02/11/2018</text:p>
          </table:table-cell>
          <table:table-cell table:style-name="ce53" office:value-type="time" office:time-value="PT22H11M00S" calcext:value-type="time">
            <text:p>22:11</text:p>
          </table:table-cell>
          <table:table-cell table:style-name="ce106" table:content-validation-name="val3" office:value-type="string" calcext:value-type="string">
            <text:p>Superdrug,41, High Street Walton On Thames Surrey ,KT12 1DH </text:p>
          </table:table-cell>
          <table:table-cell table:style-name="ce53" table:formula="of:=[.E105]-[.C105]+([.D105]&gt;[.B105])" office:value-type="time" office:time-value="PT07H05M00S" calcext:value-type="time">
            <text:p>07:05</text:p>
          </table:table-cell>
          <table:table-cell table:style-name="ce75" table:formula="of:=[.G105]*24-0.3" office:value-type="float" office:value="6.78333333333333" calcext:value-type="float">
            <text:p>6,78</text:p>
          </table:table-cell>
          <table:table-cell table:style-name="ce89" table:formula="of:=[.H105]*7.5" office:value-type="currency" office:currency="GBP" office:value="50.875" calcext:value-type="currency">
            <text:p>£50,88</text:p>
          </table:table-cell>
          <table:table-cell table:style-name="ce89" office:value-type="currency" office:currency="GBP" office:value="56.77" calcext:value-type="currency">
            <text:p>£56,77</text:p>
          </table:table-cell>
          <table:table-cell table:style-name="ce161" office:value-type="string" calcext:value-type="string">
            <text:p>16/11/2018 - Period 1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1424" calcext:value-type="float">
            <text:p>531424</text:p>
          </table:table-cell>
          <table:table-cell table:style-name="ce40" office:value-type="date" office:date-value="2018-11-05" calcext:value-type="date">
            <text:p>05/11/2018</text:p>
          </table:table-cell>
          <table:table-cell table:style-name="ce53" office:value-type="time" office:time-value="PT18H00M00S" calcext:value-type="time">
            <text:p>18:00</text:p>
          </table:table-cell>
          <table:table-cell table:style-name="ce40" office:value-type="date" office:date-value="2018-11-06" calcext:value-type="date">
            <text:p>06/11/2018</text:p>
          </table:table-cell>
          <table:table-cell table:style-name="ce53" office:value-type="time" office:time-value="PT00H50M00S" calcext:value-type="time">
            <text:p>00:50</text:p>
          </table:table-cell>
          <table:table-cell table:style-name="ce106" table:content-validation-name="val3" office:value-type="string" calcext:value-type="string">
            <text:p>Waterstones Booksellers Limited,187 Piccadilly, St. James's, London,W1J 9LE</text:p>
          </table:table-cell>
          <table:table-cell table:style-name="ce53" table:formula="of:=[.E106]-[.C106]+([.D106]&gt;[.B106])" office:value-type="time" office:time-value="PT06H50M00S" calcext:value-type="time">
            <text:p>06:50</text:p>
          </table:table-cell>
          <table:table-cell table:style-name="ce75" table:formula="of:=[.G106]*24-0.3" office:value-type="float" office:value="6.53333333333333" calcext:value-type="float">
            <text:p>6,53</text:p>
          </table:table-cell>
          <table:table-cell table:style-name="ce89" table:formula="of:=[.H106]*7.5" office:value-type="currency" office:currency="GBP" office:value="49" calcext:value-type="currency">
            <text:p>£49,00</text:p>
          </table:table-cell>
          <table:table-cell table:style-name="ce89" office:value-type="currency" office:currency="GBP" office:value="52.2" calcext:value-type="currency">
            <text:p>£52,20</text:p>
          </table:table-cell>
          <table:table-cell table:style-name="ce161" office:value-type="string" calcext:value-type="string">
            <text:p>30/11/2018 - Period 18/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9711" calcext:value-type="float">
            <text:p>539711</text:p>
          </table:table-cell>
          <table:table-cell table:style-name="ce40" office:value-type="date" office:date-value="2018-11-07" calcext:value-type="date">
            <text:p>07/11/2018</text:p>
          </table:table-cell>
          <table:table-cell table:style-name="ce53" office:value-type="time" office:time-value="PT16H30M00S" calcext:value-type="time">
            <text:p>16:30</text:p>
          </table:table-cell>
          <table:table-cell table:style-name="ce40" office:value-type="date" office:date-value="2018-11-07" calcext:value-type="date">
            <text:p>07/11/2018</text:p>
          </table:table-cell>
          <table:table-cell table:style-name="ce53" office:value-type="time" office:time-value="PT23H11M00S" calcext:value-type="time">
            <text:p>23:11</text:p>
          </table:table-cell>
          <table:table-cell table:style-name="ce106" table:content-validation-name="val3" office:value-type="string" calcext:value-type="string">
            <text:p>Poundland Limited,122-124 Tolworth Broadway, Surbiton,KT6 7HT</text:p>
          </table:table-cell>
          <table:table-cell table:style-name="ce53" table:formula="of:=[.E107]-[.C107]+([.D107]&gt;[.B107])" office:value-type="time" office:time-value="PT06H41M00S" calcext:value-type="time">
            <text:p>06:41</text:p>
          </table:table-cell>
          <table:table-cell table:style-name="ce75" table:formula="of:=[.G107]*24-0.3" office:value-type="float" office:value="6.38333333333333" calcext:value-type="float">
            <text:p>6,38</text:p>
          </table:table-cell>
          <table:table-cell table:style-name="ce89" table:formula="of:=[.H107]*7.5" office:value-type="currency" office:currency="GBP" office:value="47.875" calcext:value-type="currency">
            <text:p>£47,88</text:p>
          </table:table-cell>
          <table:table-cell table:style-name="ce89" office:value-type="currency" office:currency="GBP" office:value="50.24" calcext:value-type="currency">
            <text:p>£50,24</text:p>
          </table:table-cell>
          <table:table-cell table:style-name="ce161" office:value-type="string" calcext:value-type="string">
            <text:p>30/11/2018 - Period 18/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9676" calcext:value-type="float">
            <text:p>539676</text:p>
          </table:table-cell>
          <table:table-cell table:style-name="ce40" office:value-type="date" office:date-value="2018-11-12" calcext:value-type="date">
            <text:p>12/11/2018</text:p>
          </table:table-cell>
          <table:table-cell table:style-name="ce53" office:value-type="time" office:time-value="PT16H30M00S" calcext:value-type="time">
            <text:p>16:30</text:p>
          </table:table-cell>
          <table:table-cell table:style-name="ce40" office:value-type="date" office:date-value="2018-11-12" calcext:value-type="date">
            <text:p>12/11/2018</text:p>
          </table:table-cell>
          <table:table-cell table:style-name="ce53" office:value-type="time" office:time-value="PT23H15M00S" calcext:value-type="time">
            <text:p>23:15</text:p>
          </table:table-cell>
          <table:table-cell table:style-name="ce106" table:content-validation-name="val3" office:value-type="string" calcext:value-type="string">
            <text:p>Poundland Limited,Unit 48, Kings Mall, Hammersmith, London,W6 0PZ</text:p>
          </table:table-cell>
          <table:table-cell table:style-name="ce53" table:formula="of:=[.E108]-[.C108]+([.D108]&gt;[.B108])" office:value-type="time" office:time-value="PT06H45M00S" calcext:value-type="time">
            <text:p>06:45</text:p>
          </table:table-cell>
          <table:table-cell table:style-name="ce75" table:formula="of:=[.G108]*24-0.3" office:value-type="float" office:value="6.45" calcext:value-type="float">
            <text:p>6,45</text:p>
          </table:table-cell>
          <table:table-cell table:style-name="ce89" table:formula="of:=[.H108]*7.5" office:value-type="currency" office:currency="GBP" office:value="48.375" calcext:value-type="currency">
            <text:p>£48,38</text:p>
          </table:table-cell>
          <table:table-cell table:style-name="ce89" office:value-type="currency" office:currency="GBP" office:value="52.2" calcext:value-type="currency">
            <text:p>£52,20</text:p>
          </table:table-cell>
          <table:table-cell table:style-name="ce161" office:value-type="string" calcext:value-type="string">
            <text:p>30/11/2018 - Period 18/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3" office:value-type="float" office:value="539703" calcext:value-type="float">
            <text:p>539703</text:p>
          </table:table-cell>
          <table:table-cell table:style-name="ce34" office:value-type="date" office:date-value="2018-11-19" calcext:value-type="date">
            <text:p>19/11/2018</text:p>
          </table:table-cell>
          <table:table-cell table:style-name="ce52" office:value-type="time" office:time-value="PT16H30M00S" calcext:value-type="time">
            <text:p>16:30</text:p>
          </table:table-cell>
          <table:table-cell table:style-name="ce34" office:value-type="date" office:date-value="2018-11-19" calcext:value-type="date">
            <text:p>19/11/2018</text:p>
          </table:table-cell>
          <table:table-cell table:style-name="ce52" office:value-type="time" office:time-value="PT23H53M00S" calcext:value-type="time">
            <text:p>23:53</text:p>
          </table:table-cell>
          <table:table-cell table:style-name="ce5" table:content-validation-name="val3" office:value-type="string" calcext:value-type="string">
            <text:p>Poundland Limited,12/18 Crown Hill, Croydon, Surrey,CR0 1RZ</text:p>
          </table:table-cell>
          <table:table-cell table:style-name="ce52" table:formula="of:=[.E109]-[.C109]+([.D109]&gt;[.B109])" office:value-type="time" office:time-value="PT07H23M00S" calcext:value-type="time">
            <text:p>07:23</text:p>
          </table:table-cell>
          <table:table-cell table:style-name="ce74" table:formula="of:=[.G109]*24-0.3" office:value-type="float" office:value="7.08333333333333" calcext:value-type="float">
            <text:p>7,08</text:p>
          </table:table-cell>
          <table:table-cell table:style-name="ce88" table:formula="of:=[.H109]*7.5" office:value-type="currency" office:currency="GBP" office:value="53.125" calcext:value-type="currency">
            <text:p>£53,13</text:p>
          </table:table-cell>
          <table:table-cell table:style-name="ce88" office:value-type="currency" office:currency="GBP" office:value="56.12" calcext:value-type="currency">
            <text:p>£56,12</text:p>
          </table:table-cell>
          <table:table-cell table:style-name="ce161" office:value-type="string" calcext:value-type="string">
            <text:p>14/12/2018 - Period 19/2018</text:p>
          </table:table-cell>
          <table:table-cell table:style-name="ce13" table:number-columns-repeated="3"/>
          <table:table-cell table:style-name="ce88"/>
          <table:table-cell table:style-name="ce86" office:value-type="currency" office:currency="GBP" office:value="7.5" calcext:value-type="currency">
            <text:p>£7,50</text:p>
          </table:table-cell>
          <table:table-cell table:style-name="ce13" table:number-columns-repeated="48"/>
          <table:table-cell table:number-columns-repeated="960"/>
        </table:table-row>
        <table:table-row table:style-name="ro1">
          <table:table-cell table:style-name="ce161" office:value-type="float" office:value="551505" calcext:value-type="float">
            <text:p>551505</text:p>
          </table:table-cell>
          <table:table-cell table:style-name="ce40" office:value-type="date" office:date-value="2018-11-21" calcext:value-type="date">
            <text:p>21/11/2018</text:p>
          </table:table-cell>
          <table:table-cell table:style-name="ce53" office:value-type="time" office:time-value="PT13H30M00S" calcext:value-type="time">
            <text:p>13:30</text:p>
          </table:table-cell>
          <table:table-cell table:style-name="ce40" office:value-type="date" office:date-value="2018-11-21" calcext:value-type="date">
            <text:p>21/11/2018</text:p>
          </table:table-cell>
          <table:table-cell table:style-name="ce53" office:value-type="time" office:time-value="PT20H00M00S" calcext:value-type="time">
            <text:p>20:00</text:p>
          </table:table-cell>
          <table:table-cell table:style-name="ce106" table:content-validation-name="val3" office:value-type="string" calcext:value-type="string">
            <text:p>Homebase Group Limited, Unit 1, Victoria Retail Park, Crown Road, off Victoria Road South Ruislip Middlesex,HA4 0AJ</text:p>
          </table:table-cell>
          <table:table-cell table:style-name="ce53" table:formula="of:=[.E110]-[.C110]+([.D110]&gt;[.B110])" office:value-type="time" office:time-value="PT06H30M00S" calcext:value-type="time">
            <text:p>06:30</text:p>
          </table:table-cell>
          <table:table-cell table:style-name="ce75" table:formula="of:=[.G110]*24-0.3" office:value-type="float" office:value="6.2" calcext:value-type="float">
            <text:p>6,20</text:p>
          </table:table-cell>
          <table:table-cell table:style-name="ce89" table:formula="of:=[.H110]*7.5" office:value-type="currency" office:currency="GBP" office:value="46.5" calcext:value-type="currency">
            <text:p>£46,50</text:p>
          </table:table-cell>
          <table:table-cell table:style-name="ce89" office:value-type="currency" office:currency="GBP" office:value="46.33" calcext:value-type="currency">
            <text:p>£46,33</text:p>
          </table:table-cell>
          <table:table-cell table:style-name="ce161" office:value-type="string" calcext:value-type="string">
            <text:p>14/12/2018 - Period 19/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28" office:value-type="string" calcext:value-type="string">
            <text:p>Rest from accident at work</text:p>
          </table:table-cell>
          <table:table-cell table:style-name="ce49"/>
          <table:table-cell table:style-name="ce62"/>
          <table:table-cell table:style-name="ce49"/>
          <table:table-cell table:style-name="ce62"/>
          <table:table-cell table:style-name="ce70"/>
          <table:table-cell table:style-name="ce62"/>
          <table:table-cell table:style-name="ce84"/>
          <table:table-cell table:style-name="ce28"/>
          <table:table-cell table:style-name="ce99"/>
          <table:table-cell table:style-name="ce28" table:number-columns-repeated="4"/>
          <table:table-cell table:style-name="ce99"/>
          <table:table-cell table:style-name="ce86" office:value-type="currency" office:currency="GBP" office:value="7.5" calcext:value-type="currency">
            <text:p>£7,50</text:p>
          </table:table-cell>
          <table:table-cell table:style-name="ce28" table:number-columns-repeated="48"/>
          <table:table-cell table:number-columns-repeated="960"/>
        </table:table-row>
        <table:table-row table:style-name="ro1">
          <table:table-cell table:style-name="ce162" office:value-type="float" office:value="552879" calcext:value-type="float">
            <text:p>552879</text:p>
          </table:table-cell>
          <table:table-cell table:style-name="ce41" office:value-type="date" office:date-value="2019-02-08" calcext:value-type="date">
            <text:p>08/02/2019</text:p>
          </table:table-cell>
          <table:table-cell table:style-name="ce55" office:value-type="time" office:time-value="PT07H35M00S" calcext:value-type="time">
            <text:p>07:35</text:p>
          </table:table-cell>
          <table:table-cell table:style-name="ce41" office:value-type="date" office:date-value="2019-02-08" calcext:value-type="date">
            <text:p>08/02/2019</text:p>
          </table:table-cell>
          <table:table-cell table:style-name="ce55" office:value-type="time" office:time-value="PT16H35M00S" calcext:value-type="time">
            <text:p>16:35</text:p>
          </table:table-cell>
          <table:table-cell table:style-name="ce85" table:content-validation-name="val3" office:value-type="string" calcext:value-type="string">
            <text:p>Co-Op Group Limited,56-58 Abbeville Road, Clapham,SW4 9NF</text:p>
          </table:table-cell>
          <table:table-cell table:style-name="ce55" table:formula="of:=[.E112]-[.C112]+([.D112]&gt;[.B112])" office:value-type="time" office:time-value="PT09H00M00S" calcext:value-type="time">
            <text:p>09:00</text:p>
          </table:table-cell>
          <table:table-cell table:style-name="ce78" table:formula="of:=[.G112]*24-0.3" office:value-type="float" office:value="8.7" calcext:value-type="float">
            <text:p>8,70</text:p>
          </table:table-cell>
          <table:table-cell table:style-name="ce90" table:formula="of:=[.H112]*7.5" office:value-type="currency" office:currency="GBP" office:value="65.25" calcext:value-type="currency">
            <text:p>£65,25</text:p>
          </table:table-cell>
          <table:table-cell table:style-name="ce90" office:value-type="currency" office:currency="GBP" office:value="62.77" calcext:value-type="currency">
            <text:p>£62,77</text:p>
          </table:table-cell>
          <table:table-cell table:style-name="ce162" office:value-type="string" calcext:value-type="string">
            <text:p>22/02/2019 - Period 24/2018</text:p>
          </table:table-cell>
          <table:table-cell table:style-name="ce162" table:number-columns-repeated="3"/>
          <table:table-cell table:style-name="ce90"/>
          <table:table-cell table:style-name="ce86" office:value-type="currency" office:currency="GBP" office:value="7.5" calcext:value-type="currency">
            <text:p>£7,50</text:p>
          </table:table-cell>
          <table:table-cell table:style-name="ce162" table:number-columns-repeated="48"/>
          <table:table-cell table:number-columns-repeated="960"/>
        </table:table-row>
        <table:table-row table:style-name="ro1">
          <table:table-cell table:style-name="ce161" office:value-type="float" office:value="539791" calcext:value-type="float">
            <text:p>539791</text:p>
          </table:table-cell>
          <table:table-cell table:style-name="ce40" office:value-type="date" office:date-value="2019-02-14" calcext:value-type="date">
            <text:p>14/02/2019</text:p>
          </table:table-cell>
          <table:table-cell table:style-name="ce53" office:value-type="time" office:time-value="PT20H00M00S" calcext:value-type="time">
            <text:p>20:00</text:p>
          </table:table-cell>
          <table:table-cell table:style-name="ce40" office:value-type="date" office:date-value="2019-02-15" calcext:value-type="date">
            <text:p>15/02/2019</text:p>
          </table:table-cell>
          <table:table-cell table:style-name="ce53" office:value-type="time" office:time-value="PT00H00M00S" calcext:value-type="time">
            <text:p>00:00</text:p>
          </table:table-cell>
          <table:table-cell table:style-name="ce106" table:content-validation-name="val3" office:value-type="string" calcext:value-type="string">
            <text:p>Poundland Limited,55-57 Powis Street, Woolwich, London,SE18 6HZ</text:p>
          </table:table-cell>
          <table:table-cell table:style-name="ce53" table:formula="of:=[.E113]-[.C113]+([.D113]&gt;[.B113])" office:value-type="time" office:time-value="PT04H00M00S" calcext:value-type="time">
            <text:p>04:00</text:p>
          </table:table-cell>
          <table:table-cell table:style-name="ce75" table:formula="of:=[.G113]*24-0.3" office:value-type="float" office:value="3.7" calcext:value-type="float">
            <text:p>3,70</text:p>
          </table:table-cell>
          <table:table-cell table:style-name="ce89" table:formula="of:=[.H113]*7.5" office:value-type="currency" office:currency="GBP" office:value="27.75" calcext:value-type="currency">
            <text:p>£27,75</text:p>
          </table:table-cell>
          <table:table-cell table:style-name="ce89" office:value-type="currency" office:currency="GBP" office:value="31.97" calcext:value-type="currency">
            <text:p>£31,97</text:p>
          </table:table-cell>
          <table:table-cell table:style-name="ce100" office:value-type="string" calcext:value-type="string">
            <text:p>08/03/2019 - Period 25/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2891" calcext:value-type="float">
            <text:p>552891</text:p>
          </table:table-cell>
          <table:table-cell table:style-name="ce40" office:value-type="date" office:date-value="2019-02-19" calcext:value-type="date">
            <text:p>19/02/2019</text:p>
          </table:table-cell>
          <table:table-cell table:style-name="ce53" office:value-type="time" office:time-value="PT06H35M00S" calcext:value-type="time">
            <text:p>06:35</text:p>
          </table:table-cell>
          <table:table-cell table:style-name="ce40" office:value-type="date" office:date-value="2019-02-19" calcext:value-type="date">
            <text:p>19/02/2019</text:p>
          </table:table-cell>
          <table:table-cell table:style-name="ce53" office:value-type="time" office:time-value="PT11H30M00S" calcext:value-type="time">
            <text:p>11:30</text:p>
          </table:table-cell>
          <table:table-cell table:style-name="ce106" table:content-validation-name="val3" office:value-type="string" calcext:value-type="string">
            <text:p>Co-Op Group Limited,Childs Hill, 713 Finchley Rd, London,NW11 2JN</text:p>
          </table:table-cell>
          <table:table-cell table:style-name="ce53" table:formula="of:=[.E114]-[.C114]+([.D114]&gt;[.B114])" office:value-type="time" office:time-value="PT04H55M00S" calcext:value-type="time">
            <text:p>04:55</text:p>
          </table:table-cell>
          <table:table-cell table:style-name="ce75" table:formula="of:=[.G114]*24-0.3" office:value-type="float" office:value="4.61666666666667" calcext:value-type="float">
            <text:p>4,62</text:p>
          </table:table-cell>
          <table:table-cell table:style-name="ce89" table:formula="of:=[.H114]*7.5" office:value-type="currency" office:currency="GBP" office:value="34.625" calcext:value-type="currency">
            <text:p>£34,63</text:p>
          </table:table-cell>
          <table:table-cell table:style-name="ce89" office:value-type="currency" office:currency="GBP" office:value="45.94" calcext:value-type="currency">
            <text:p>£45,94</text:p>
          </table:table-cell>
          <table:table-cell table:style-name="ce100" office:value-type="string" calcext:value-type="string">
            <text:p>08/03/2019 - Period 25/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2869" calcext:value-type="float">
            <text:p>552869</text:p>
          </table:table-cell>
          <table:table-cell table:style-name="ce40" office:value-type="date" office:date-value="2019-02-21" calcext:value-type="date">
            <text:p>21/02/2019</text:p>
          </table:table-cell>
          <table:table-cell table:style-name="ce53" office:value-type="time" office:time-value="PT06H20M00S" calcext:value-type="time">
            <text:p>06:20</text:p>
          </table:table-cell>
          <table:table-cell table:style-name="ce40" office:value-type="date" office:date-value="2019-02-21" calcext:value-type="date">
            <text:p>21/02/2019</text:p>
          </table:table-cell>
          <table:table-cell table:style-name="ce53" office:value-type="time" office:time-value="PT11H20M00S" calcext:value-type="time">
            <text:p>11:20</text:p>
          </table:table-cell>
          <table:table-cell table:style-name="ce106" table:content-validation-name="val3" office:value-type="string" calcext:value-type="string">
            <text:p>Co-Op Group Limited,27-37 Battersea Bridge Road Battersea London,SW11 3BA</text:p>
          </table:table-cell>
          <table:table-cell table:style-name="ce53" table:formula="of:=[.E115]-[.C115]+([.D115]&gt;[.B115])" office:value-type="time" office:time-value="PT05H00M00S" calcext:value-type="time">
            <text:p>05:00</text:p>
          </table:table-cell>
          <table:table-cell table:style-name="ce75" table:formula="of:=[.G115]*24-0.3" office:value-type="float" office:value="4.7" calcext:value-type="float">
            <text:p>4,70</text:p>
          </table:table-cell>
          <table:table-cell table:style-name="ce89" table:formula="of:=[.H115]*7.5" office:value-type="currency" office:currency="GBP" office:value="35.25" calcext:value-type="currency">
            <text:p>£35,25</text:p>
          </table:table-cell>
          <table:table-cell table:style-name="ce89" office:value-type="currency" office:currency="GBP" office:value="38.5" calcext:value-type="currency">
            <text:p>£38,50</text:p>
          </table:table-cell>
          <table:table-cell table:style-name="ce100" office:value-type="string" calcext:value-type="string">
            <text:p>08/03/2019 - Period 25/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4875" calcext:value-type="float">
            <text:p>554875</text:p>
          </table:table-cell>
          <table:table-cell table:style-name="ce40" office:value-type="date" office:date-value="2019-02-22" calcext:value-type="date">
            <text:p>22/02/2019</text:p>
          </table:table-cell>
          <table:table-cell table:style-name="ce53" office:value-type="time" office:time-value="PT06H20M00S" calcext:value-type="time">
            <text:p>06:20</text:p>
          </table:table-cell>
          <table:table-cell table:style-name="ce40" office:value-type="date" office:date-value="2019-02-22" calcext:value-type="date">
            <text:p>22/02/2019</text:p>
          </table:table-cell>
          <table:table-cell table:style-name="ce53" office:value-type="time" office:time-value="PT11H50M00S" calcext:value-type="time">
            <text:p>11:50</text:p>
          </table:table-cell>
          <table:table-cell table:style-name="ce106" table:content-validation-name="val3" office:value-type="string" calcext:value-type="string">
            <text:p>Co-Op Group Limited,384 Long Ln, Uxbridge,UB10 9PG</text:p>
          </table:table-cell>
          <table:table-cell table:style-name="ce53" table:formula="of:=[.E116]-[.C116]+([.D116]&gt;[.B116])" office:value-type="time" office:time-value="PT05H30M00S" calcext:value-type="time">
            <text:p>05:30</text:p>
          </table:table-cell>
          <table:table-cell table:style-name="ce75" table:formula="of:=[.G116]*24-0.3" office:value-type="float" office:value="5.2" calcext:value-type="float">
            <text:p>5,20</text:p>
          </table:table-cell>
          <table:table-cell table:style-name="ce89" table:formula="of:=[.H116]*7.5" office:value-type="currency" office:currency="GBP" office:value="39" calcext:value-type="currency">
            <text:p>£39,00</text:p>
          </table:table-cell>
          <table:table-cell table:style-name="ce89" office:value-type="currency" office:currency="GBP" office:value="41.76" calcext:value-type="currency">
            <text:p>£41,76</text:p>
          </table:table-cell>
          <table:table-cell table:style-name="ce100" office:value-type="string" calcext:value-type="string">
            <text:p>08/03/2019 - Period 25/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0195" calcext:value-type="float">
            <text:p>550195</text:p>
          </table:table-cell>
          <table:table-cell table:style-name="ce40" office:value-type="date" office:date-value="2019-02-27" calcext:value-type="date">
            <text:p>27/02/2019</text:p>
          </table:table-cell>
          <table:table-cell table:style-name="ce53" office:value-type="time" office:time-value="PT09H00M00S" calcext:value-type="time">
            <text:p>09:00</text:p>
          </table:table-cell>
          <table:table-cell table:style-name="ce40" office:value-type="date" office:date-value="2019-02-27" calcext:value-type="date">
            <text:p>27/02/2019</text:p>
          </table:table-cell>
          <table:table-cell table:style-name="ce53" office:value-type="time" office:time-value="PT18H15M00S" calcext:value-type="time">
            <text:p>18:15</text:p>
          </table:table-cell>
          <table:table-cell table:style-name="ce106" table:content-validation-name="val3" office:value-type="string" calcext:value-type="string">
            <text:p>Burberry Group PLC,Textile Logistics, Unit 6, Skyport Trade Park, Skyport Drive, Harmondsworth, Heathrow, West Drayton, Middlesex,UB7 0LB</text:p>
          </table:table-cell>
          <table:table-cell table:style-name="ce53" table:formula="of:=[.E117]-[.C117]+([.D117]&gt;[.B117])" office:value-type="time" office:time-value="PT09H15M00S" calcext:value-type="time">
            <text:p>09:15</text:p>
          </table:table-cell>
          <table:table-cell table:style-name="ce75" table:formula="of:=[.G117]*24-0.3" office:value-type="float" office:value="8.95" calcext:value-type="float">
            <text:p>8,95</text:p>
          </table:table-cell>
          <table:table-cell table:style-name="ce89" table:formula="of:=[.H117]*7.5" office:value-type="currency" office:currency="GBP" office:value="67.125" calcext:value-type="currency">
            <text:p>£67,13</text:p>
          </table:table-cell>
          <table:table-cell table:style-name="ce89" office:value-type="currency" office:currency="GBP" office:value="71.78" calcext:value-type="currency">
            <text:p>£71,78</text:p>
          </table:table-cell>
          <table:table-cell table:style-name="ce161" office:value-type="string" calcext:value-type="string">
            <text:p>22/03/2019 - Period 26/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4821" calcext:value-type="float">
            <text:p>554821</text:p>
          </table:table-cell>
          <table:table-cell table:style-name="ce40" office:value-type="date" office:date-value="2019-02-28" calcext:value-type="date">
            <text:p>28/02/2019</text:p>
          </table:table-cell>
          <table:table-cell table:style-name="ce53" office:value-type="time" office:time-value="PT10H40M00S" calcext:value-type="time">
            <text:p>10:40</text:p>
          </table:table-cell>
          <table:table-cell table:style-name="ce40" office:value-type="date" office:date-value="2019-02-28" calcext:value-type="date">
            <text:p>28/02/2019</text:p>
          </table:table-cell>
          <table:table-cell table:style-name="ce53" office:value-type="time" office:time-value="PT14H00M00S" calcext:value-type="time">
            <text:p>14:00</text:p>
          </table:table-cell>
          <table:table-cell table:style-name="ce106" table:content-validation-name="val3" office:value-type="string" calcext:value-type="string">
            <text:p>Co-Op Group Limited,(Archway) 11/19 Junction Road, Archway, Highgate, London,N19 5QT</text:p>
          </table:table-cell>
          <table:table-cell table:style-name="ce53" table:formula="of:=[.E118]-[.C118]+([.D118]&gt;[.B118])" office:value-type="time" office:time-value="PT03H20M00S" calcext:value-type="time">
            <text:p>03:20</text:p>
          </table:table-cell>
          <table:table-cell table:style-name="ce75" table:formula="of:=[.G118]*24-0.3" office:value-type="float" office:value="3.03333333333333" calcext:value-type="float">
            <text:p>3,03</text:p>
          </table:table-cell>
          <table:table-cell table:style-name="ce89" table:formula="of:=[.H118]*7.5" office:value-type="currency" office:currency="GBP" office:value="22.75" calcext:value-type="currency">
            <text:p>£22,75</text:p>
          </table:table-cell>
          <table:table-cell table:style-name="ce89" office:value-type="currency" office:currency="GBP" office:value="31.32" calcext:value-type="currency">
            <text:p>£31,32</text:p>
          </table:table-cell>
          <table:table-cell table:style-name="ce161" office:value-type="string" calcext:value-type="string">
            <text:p>22/03/2019 - Period 26/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9815" calcext:value-type="float">
            <text:p>539815</text:p>
          </table:table-cell>
          <table:table-cell table:style-name="ce40" office:value-type="date" office:date-value="2019-03-04" calcext:value-type="date">
            <text:p>04/03/2019</text:p>
          </table:table-cell>
          <table:table-cell table:style-name="ce53" office:value-type="time" office:time-value="PT17H00M00S" calcext:value-type="time">
            <text:p>17:00</text:p>
          </table:table-cell>
          <table:table-cell table:style-name="ce40" office:value-type="date" office:date-value="2019-03-04" calcext:value-type="date">
            <text:p>04/03/2019</text:p>
          </table:table-cell>
          <table:table-cell table:style-name="ce53" office:value-type="time" office:time-value="PT22H40M00S" calcext:value-type="time">
            <text:p>22:40</text:p>
          </table:table-cell>
          <table:table-cell table:style-name="ce106" table:content-validation-name="val3" office:value-type="string" calcext:value-type="string">
            <text:p>Poundland Limited,148 Streatham High Road, Streatham, London,SW16 1DF</text:p>
          </table:table-cell>
          <table:table-cell table:style-name="ce53" table:formula="of:=[.E119]-[.C119]+([.D119]&gt;[.B119])" office:value-type="time" office:time-value="PT05H40M00S" calcext:value-type="time">
            <text:p>05:40</text:p>
          </table:table-cell>
          <table:table-cell table:style-name="ce75" table:formula="of:=[.G119]*24-0.3" office:value-type="float" office:value="5.36666666666667" calcext:value-type="float">
            <text:p>5,37</text:p>
          </table:table-cell>
          <table:table-cell table:style-name="ce89" table:formula="of:=[.H119]*7.5" office:value-type="currency" office:currency="GBP" office:value="40.25" calcext:value-type="currency">
            <text:p>£40,25</text:p>
          </table:table-cell>
          <table:table-cell table:style-name="ce89" office:value-type="currency" office:currency="GBP" office:value="44.37" calcext:value-type="currency">
            <text:p>£44,37</text:p>
          </table:table-cell>
          <table:table-cell table:style-name="ce161" office:value-type="string" calcext:value-type="string">
            <text:p>22/03/2019 - Period 26/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558456" calcext:value-type="float">
            <text:p>558456</text:p>
          </table:table-cell>
          <table:table-cell office:value-type="date" office:date-value="2019-03-06" calcext:value-type="date">
            <text:p>06/03/2019</text:p>
          </table:table-cell>
          <table:table-cell office:value-type="time" office:time-value="PT17H00M00S" calcext:value-type="time">
            <text:p>17:00</text:p>
          </table:table-cell>
          <table:table-cell office:value-type="date" office:date-value="2019-03-07" calcext:value-type="date">
            <text:p>07/03/2019</text:p>
          </table:table-cell>
          <table:table-cell office:value-type="time" office:time-value="PT01H30M00S" calcext:value-type="time">
            <text:p>01:30</text:p>
          </table:table-cell>
          <table:table-cell table:style-name="ce106" table:content-validation-name="val6" office:value-type="string" calcext:value-type="string">
            <text:p>Superdrug,19/20 The Broadway Southall Middlesex ,UB1 1JR</text:p>
          </table:table-cell>
          <table:table-cell table:style-name="ce53" table:formula="of:=[.E120]-[.C120]+([.D120]&gt;[.B120])" office:value-type="time" office:time-value="PT08H30M00S" calcext:value-type="time">
            <text:p>08:30</text:p>
          </table:table-cell>
          <table:table-cell table:style-name="ce75" table:formula="of:=[.G120]*24-0.3" office:value-type="float" office:value="8.2" calcext:value-type="float">
            <text:p>8,20</text:p>
          </table:table-cell>
          <table:table-cell table:style-name="ce89" table:formula="of:=[.H120]*7.5" office:value-type="currency" office:currency="GBP" office:value="61.5" calcext:value-type="currency">
            <text:p>£61,50</text:p>
          </table:table-cell>
          <table:table-cell office:value-type="currency" office:currency="GBP" office:value="63.95" calcext:value-type="currency">
            <text:p>£63,95</text:p>
          </table:table-cell>
          <table:table-cell table:style-name="ce161" office:value-type="string" calcext:value-type="string">
            <text:p>22/03/2019 - Period 26/2018</text:p>
          </table:table-cell>
          <table:table-cell/>
          <table:table-cell table:style-name="ce86" table:number-columns-repeated="2"/>
          <table:table-cell/>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21127" calcext:value-type="float">
            <text:p>521127</text:p>
          </table:table-cell>
          <table:table-cell table:style-name="ce40" office:value-type="date" office:date-value="2019-03-11" calcext:value-type="date">
            <text:p>11/03/2019</text:p>
          </table:table-cell>
          <table:table-cell table:style-name="ce53" office:value-type="time" office:time-value="PT14H00M00S" calcext:value-type="time">
            <text:p>14:00</text:p>
          </table:table-cell>
          <table:table-cell table:style-name="ce40" office:value-type="date" office:date-value="2019-03-11" calcext:value-type="date">
            <text:p>11/03/2019</text:p>
          </table:table-cell>
          <table:table-cell table:style-name="ce53" office:value-type="time" office:time-value="PT20H20M00S" calcext:value-type="time">
            <text:p>20:20</text:p>
          </table:table-cell>
          <table:table-cell table:style-name="ce106" table:content-validation-name="val3" office:value-type="string" calcext:value-type="string">
            <text:p>Boots UK Limited, 200 Bishopsgate, London,EC2M 4NR</text:p>
          </table:table-cell>
          <table:table-cell table:style-name="ce53" table:formula="of:=[.E121]-[.C121]+([.D121]&gt;[.B121])" office:value-type="time" office:time-value="PT06H20M00S" calcext:value-type="time">
            <text:p>06:20</text:p>
          </table:table-cell>
          <table:table-cell table:style-name="ce75" table:formula="of:=[.G121]*24-0.3" office:value-type="float" office:value="6.03333333333333" calcext:value-type="float">
            <text:p>6,03</text:p>
          </table:table-cell>
          <table:table-cell table:style-name="ce89" table:formula="of:=[.H121]*7.5" office:value-type="currency" office:currency="GBP" office:value="45.25" calcext:value-type="currency">
            <text:p>£45,25</text:p>
          </table:table-cell>
          <table:table-cell table:style-name="ce89" office:value-type="currency" office:currency="GBP" office:value="46.98" calcext:value-type="currency">
            <text:p>£46,98</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3302" calcext:value-type="float">
            <text:p>553302</text:p>
          </table:table-cell>
          <table:table-cell table:style-name="ce40" office:value-type="date" office:date-value="2019-03-13" calcext:value-type="date">
            <text:p>13/03/2019</text:p>
          </table:table-cell>
          <table:table-cell table:style-name="ce53" office:value-type="time" office:time-value="PT07H11M00S" calcext:value-type="time">
            <text:p>07:11</text:p>
          </table:table-cell>
          <table:table-cell table:style-name="ce40" office:value-type="date" office:date-value="2019-03-13" calcext:value-type="date">
            <text:p>13/03/2019</text:p>
          </table:table-cell>
          <table:table-cell table:style-name="ce53" office:value-type="time" office:time-value="PT14H00M00S" calcext:value-type="time">
            <text:p>14:00</text:p>
          </table:table-cell>
          <table:table-cell table:style-name="ce106" table:content-validation-name="val3" office:value-type="string" calcext:value-type="string">
            <text:p>Co-Op Group Limited,38 The Broadway, Thames Ditton, Surrey,KT7 0JW</text:p>
          </table:table-cell>
          <table:table-cell table:style-name="ce53" table:formula="of:=[.E122]-[.C122]+([.D122]&gt;[.B122])" office:value-type="time" office:time-value="PT06H49M00S" calcext:value-type="time">
            <text:p>06:49</text:p>
          </table:table-cell>
          <table:table-cell table:style-name="ce75" table:formula="of:=[.G122]*24-0.3" office:value-type="float" office:value="6.51666666666667" calcext:value-type="float">
            <text:p>6,52</text:p>
          </table:table-cell>
          <table:table-cell table:style-name="ce89" table:formula="of:=[.H122]*7.5" office:value-type="currency" office:currency="GBP" office:value="48.875" calcext:value-type="currency">
            <text:p>£48,88</text:p>
          </table:table-cell>
          <table:table-cell table:style-name="ce89" office:value-type="currency" office:currency="GBP" office:value="52.2" calcext:value-type="currency">
            <text:p>£52,20</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6969" calcext:value-type="float">
            <text:p>556969</text:p>
          </table:table-cell>
          <table:table-cell table:style-name="ce40" office:value-type="date" office:date-value="2019-03-15" calcext:value-type="date">
            <text:p>15/03/2019</text:p>
          </table:table-cell>
          <table:table-cell table:style-name="ce53" office:value-type="time" office:time-value="PT06H30M00S" calcext:value-type="time">
            <text:p>06:30</text:p>
          </table:table-cell>
          <table:table-cell table:style-name="ce40" office:value-type="date" office:date-value="2019-03-15" calcext:value-type="date">
            <text:p>15/03/2019</text:p>
          </table:table-cell>
          <table:table-cell table:style-name="ce53" office:value-type="time" office:time-value="PT14H10M00S" calcext:value-type="time">
            <text:p>14:10</text:p>
          </table:table-cell>
          <table:table-cell table:style-name="ce106" table:content-validation-name="val3" office:value-type="string" calcext:value-type="string">
            <text:p>Co-Op Group Limited,6 Station Parade, London,W4 3HD</text:p>
          </table:table-cell>
          <table:table-cell table:style-name="ce53" table:formula="of:=[.E123]-[.C123]+([.D123]&gt;[.B123])" office:value-type="time" office:time-value="PT07H40M00S" calcext:value-type="time">
            <text:p>07:40</text:p>
          </table:table-cell>
          <table:table-cell table:style-name="ce75" table:formula="of:=[.G123]*24-0.3" office:value-type="float" office:value="7.36666666666667" calcext:value-type="float">
            <text:p>7,37</text:p>
          </table:table-cell>
          <table:table-cell table:style-name="ce89" table:formula="of:=[.H123]*7.5" office:value-type="currency" office:currency="GBP" office:value="55.25" calcext:value-type="currency">
            <text:p>£55,25</text:p>
          </table:table-cell>
          <table:table-cell table:style-name="ce89" office:value-type="currency" office:currency="GBP" office:value="60.3" calcext:value-type="currency">
            <text:p>£60,30</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75425" calcext:value-type="float">
            <text:p>575425</text:p>
          </table:table-cell>
          <table:table-cell table:style-name="ce40" office:value-type="date" office:date-value="2019-03-18" calcext:value-type="date">
            <text:p>18/03/2019</text:p>
          </table:table-cell>
          <table:table-cell table:style-name="ce53" office:value-type="time" office:time-value="PT09H00M00S" calcext:value-type="time">
            <text:p>09:00</text:p>
          </table:table-cell>
          <table:table-cell table:style-name="ce40" office:value-type="date" office:date-value="2019-03-18" calcext:value-type="date">
            <text:p>18/03/2019</text:p>
          </table:table-cell>
          <table:table-cell table:style-name="ce53" office:value-type="time" office:time-value="PT18H00M00S" calcext:value-type="time">
            <text:p>18:00</text:p>
          </table:table-cell>
          <table:table-cell table:style-name="ce106" table:content-validation-name="val3" office:value-type="string" calcext:value-type="string">
            <text:p>Co-Op Group Limited,38 The Broadway, Thames Ditton, Surrey,KT7 0JW</text:p>
          </table:table-cell>
          <table:table-cell table:style-name="ce53" table:formula="of:=[.E124]-[.C124]+([.D124]&gt;[.B124])" office:value-type="time" office:time-value="PT09H00M00S" calcext:value-type="time">
            <text:p>09:00</text:p>
          </table:table-cell>
          <table:table-cell table:style-name="ce75" table:formula="of:=[.G124]*24-0.3" office:value-type="float" office:value="8.7" calcext:value-type="float">
            <text:p>8,70</text:p>
          </table:table-cell>
          <table:table-cell table:style-name="ce89" table:formula="of:=[.H124]*7.5" office:value-type="currency" office:currency="GBP" office:value="65.25" calcext:value-type="currency">
            <text:p>£65,25</text:p>
          </table:table-cell>
          <table:table-cell table:style-name="ce89" office:value-type="currency" office:currency="GBP" office:value="67.86" calcext:value-type="currency">
            <text:p>£67,86</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1511" calcext:value-type="float">
            <text:p>531511</text:p>
          </table:table-cell>
          <table:table-cell table:style-name="ce40" office:value-type="date" office:date-value="2019-03-20" calcext:value-type="date">
            <text:p>20/03/2019</text:p>
          </table:table-cell>
          <table:table-cell table:style-name="ce53" office:value-type="time" office:time-value="PT19H45M00S" calcext:value-type="time">
            <text:p>19:45</text:p>
          </table:table-cell>
          <table:table-cell table:style-name="ce40" office:value-type="date" office:date-value="2019-03-22" calcext:value-type="date">
            <text:p>22/03/2019</text:p>
          </table:table-cell>
          <table:table-cell table:style-name="ce53" office:value-type="time" office:time-value="PT01H10M00S" calcext:value-type="time">
            <text:p>01:10</text:p>
          </table:table-cell>
          <table:table-cell table:style-name="ce106" table:content-validation-name="val3" office:value-type="string" calcext:value-type="string">
            <text:p>Waterstones Booksellers Limited,The Grand Building, Trafalgar Square, London, London,WC2N 5EJ</text:p>
          </table:table-cell>
          <table:table-cell table:style-name="ce53" table:formula="of:=[.E125]-[.C125]+([.D125]&gt;[.B125])" office:value-type="time" office:time-value="PT05H25M00S" calcext:value-type="time">
            <text:p>05:25</text:p>
          </table:table-cell>
          <table:table-cell table:style-name="ce75" table:formula="of:=[.G125]*24-0.3" office:value-type="float" office:value="5.11666666666667" calcext:value-type="float">
            <text:p>5,12</text:p>
          </table:table-cell>
          <table:table-cell table:style-name="ce89" table:formula="of:=[.H125]*7.5" office:value-type="currency" office:currency="GBP" office:value="38.375" calcext:value-type="currency">
            <text:p>£38,38</text:p>
          </table:table-cell>
          <table:table-cell table:style-name="ce89" office:value-type="currency" office:currency="GBP" office:value="43.06" calcext:value-type="currency">
            <text:p>£43,06</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3361" calcext:value-type="float">
            <text:p>553361</text:p>
          </table:table-cell>
          <table:table-cell table:style-name="ce40" office:value-type="date" office:date-value="2019-03-22" calcext:value-type="date">
            <text:p>22/03/2019</text:p>
          </table:table-cell>
          <table:table-cell table:style-name="ce53" office:value-type="time" office:time-value="PT06H00M00S" calcext:value-type="time">
            <text:p>06:00</text:p>
          </table:table-cell>
          <table:table-cell table:style-name="ce40" office:value-type="date" office:date-value="2019-03-22" calcext:value-type="date">
            <text:p>22/03/2019</text:p>
          </table:table-cell>
          <table:table-cell table:style-name="ce53" office:value-type="time" office:time-value="PT14H35M00S" calcext:value-type="time">
            <text:p>14:35</text:p>
          </table:table-cell>
          <table:table-cell table:style-name="ce106" table:content-validation-name="val3" office:value-type="string" calcext:value-type="string">
            <text:p>Co-Op Group Limited,90 Inner Park Rd, Wimbledon, London,SW19 6DA</text:p>
          </table:table-cell>
          <table:table-cell table:style-name="ce53" table:formula="of:=[.E126]-[.C126]+([.D126]&gt;[.B126])" office:value-type="time" office:time-value="PT08H35M00S" calcext:value-type="time">
            <text:p>08:35</text:p>
          </table:table-cell>
          <table:table-cell table:style-name="ce75" table:formula="of:=[.G126]*24-0.3" office:value-type="float" office:value="8.28333333333334" calcext:value-type="float">
            <text:p>8,28</text:p>
          </table:table-cell>
          <table:table-cell table:style-name="ce89" table:formula="of:=[.H126]*7.5" office:value-type="currency" office:currency="GBP" office:value="62.125" calcext:value-type="currency">
            <text:p>£62,13</text:p>
          </table:table-cell>
          <table:table-cell table:style-name="ce89" office:value-type="currency" office:currency="GBP" office:value="66.56" calcext:value-type="currency">
            <text:p>£66,56</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9802" calcext:value-type="float">
            <text:p>539802</text:p>
          </table:table-cell>
          <table:table-cell table:style-name="ce40" office:value-type="date" office:date-value="2019-03-25" calcext:value-type="date">
            <text:p>25/03/2019</text:p>
          </table:table-cell>
          <table:table-cell table:style-name="ce53" office:value-type="time" office:time-value="PT17H20M00S" calcext:value-type="time">
            <text:p>17:20</text:p>
          </table:table-cell>
          <table:table-cell table:style-name="ce40" office:value-type="date" office:date-value="2019-03-25" calcext:value-type="date">
            <text:p>25/03/2019</text:p>
          </table:table-cell>
          <table:table-cell table:style-name="ce53" office:value-type="time" office:time-value="PT23H00M00S" calcext:value-type="time">
            <text:p>23:00</text:p>
          </table:table-cell>
          <table:table-cell table:style-name="ce106" table:content-validation-name="val3" office:value-type="string" calcext:value-type="string">
            <text:p>Poundland Limited,420 Brixton Road, Brixton, London,SW9 7AE</text:p>
          </table:table-cell>
          <table:table-cell table:style-name="ce53" table:formula="of:=[.E127]-[.C127]+([.D127]&gt;[.B127])" office:value-type="time" office:time-value="PT05H40M00S" calcext:value-type="time">
            <text:p>05:40</text:p>
          </table:table-cell>
          <table:table-cell table:style-name="ce75" table:formula="of:=[.G127]*24-0.3" office:value-type="float" office:value="5.36666666666667" calcext:value-type="float">
            <text:p>5,37</text:p>
          </table:table-cell>
          <table:table-cell table:style-name="ce89" table:formula="of:=[.H127]*7.5" office:value-type="currency" office:currency="GBP" office:value="40.25" calcext:value-type="currency">
            <text:p>£40,25</text:p>
          </table:table-cell>
          <table:table-cell table:style-name="ce89" office:value-type="currency" office:currency="GBP" office:value="48.58" calcext:value-type="currency">
            <text:p>£48,58</text:p>
          </table:table-cell>
          <table:table-cell table:style-name="ce161" office:value-type="string" calcext:value-type="string">
            <text:p>18/04/2019 - Period 1/2019</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3267" calcext:value-type="float">
            <text:p>553267</text:p>
          </table:table-cell>
          <table:table-cell table:style-name="ce40" office:value-type="date" office:date-value="2019-03-27" calcext:value-type="date">
            <text:p>27/03/2019</text:p>
          </table:table-cell>
          <table:table-cell table:style-name="ce53" office:value-type="time" office:time-value="PT06H00M00S" calcext:value-type="time">
            <text:p>06:00</text:p>
          </table:table-cell>
          <table:table-cell table:style-name="ce40" office:value-type="date" office:date-value="2019-03-27" calcext:value-type="date">
            <text:p>27/03/2019</text:p>
          </table:table-cell>
          <table:table-cell table:style-name="ce53" office:value-type="time" office:time-value="PT14H30M00S" calcext:value-type="time">
            <text:p>14:30</text:p>
          </table:table-cell>
          <table:table-cell table:style-name="ce106" table:content-validation-name="val3" office:value-type="string" calcext:value-type="string">
            <text:p>Co-Op Group Limited,107 - 109 Streatham Vale, Streatham, London,SW16 5SQ</text:p>
          </table:table-cell>
          <table:table-cell table:style-name="ce53" table:formula="of:=[.E128]-[.C128]+([.D128]&gt;[.B128])" office:value-type="time" office:time-value="PT08H30M00S" calcext:value-type="time">
            <text:p>08:30</text:p>
          </table:table-cell>
          <table:table-cell table:style-name="ce75" table:formula="of:=[.G128]*24-0.3" office:value-type="float" office:value="8.2" calcext:value-type="float">
            <text:p>8,20</text:p>
          </table:table-cell>
          <table:table-cell table:style-name="ce89" table:formula="of:=[.H128]*7.5" office:value-type="currency" office:currency="GBP" office:value="61.5" calcext:value-type="currency">
            <text:p>£61,50</text:p>
          </table:table-cell>
          <table:table-cell table:style-name="ce89" office:value-type="currency" office:currency="GBP" office:value="67.05" calcext:value-type="currency">
            <text:p>£67,05</text:p>
          </table:table-cell>
          <table:table-cell table:style-name="ce161" office:value-type="string" calcext:value-type="string">
            <text:p>18/04/2019 - Period 1/2019</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3195" calcext:value-type="float">
            <text:p>553195</text:p>
          </table:table-cell>
          <table:table-cell table:style-name="ce40" office:value-type="date" office:date-value="2019-03-29" calcext:value-type="date">
            <text:p>29/03/2019</text:p>
          </table:table-cell>
          <table:table-cell table:style-name="ce53" office:value-type="time" office:time-value="PT06H20M00S" calcext:value-type="time">
            <text:p>06:20</text:p>
          </table:table-cell>
          <table:table-cell table:style-name="ce40" office:value-type="date" office:date-value="2019-03-29" calcext:value-type="date">
            <text:p>29/03/2019</text:p>
          </table:table-cell>
          <table:table-cell table:style-name="ce53" office:value-type="time" office:time-value="PT13H45M00S" calcext:value-type="time">
            <text:p>13:45</text:p>
          </table:table-cell>
          <table:table-cell table:style-name="ce106" table:content-validation-name="val3" office:value-type="string" calcext:value-type="string">
            <text:p>Co-Op Group Limited,68 - 74 Coombe Lane, Raynes Park, London,SW20 0AX</text:p>
          </table:table-cell>
          <table:table-cell table:style-name="ce53" table:formula="of:=[.E129]-[.C129]+([.D129]&gt;[.B129])" office:value-type="time" office:time-value="PT07H25M00S" calcext:value-type="time">
            <text:p>07:25</text:p>
          </table:table-cell>
          <table:table-cell table:style-name="ce75" table:formula="of:=[.G129]*24-0.3" office:value-type="float" office:value="7.11666666666667" calcext:value-type="float">
            <text:p>7,12</text:p>
          </table:table-cell>
          <table:table-cell table:style-name="ce89" table:formula="of:=[.H129]*7.5" office:value-type="currency" office:currency="GBP" office:value="53.375" calcext:value-type="currency">
            <text:p>£53,38</text:p>
          </table:table-cell>
          <table:table-cell table:style-name="ce89" office:value-type="currency" office:currency="GBP" office:value="60.89" calcext:value-type="currency">
            <text:p>£60,89</text:p>
          </table:table-cell>
          <table:table-cell table:style-name="ce161" office:value-type="string" calcext:value-type="string">
            <text:p>18/04/2019 - Period 1/2019</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21246" calcext:value-type="float">
            <text:p>521246</text:p>
          </table:table-cell>
          <table:table-cell table:style-name="ce40" office:value-type="date" office:date-value="2019-04-01" calcext:value-type="date">
            <text:p>01/04/2019</text:p>
          </table:table-cell>
          <table:table-cell table:style-name="ce53" office:value-type="time" office:time-value="PT16H00M00S" calcext:value-type="time">
            <text:p>16:00</text:p>
          </table:table-cell>
          <table:table-cell table:style-name="ce40" office:value-type="date" office:date-value="2019-04-02" calcext:value-type="date">
            <text:p>02/04/2019</text:p>
          </table:table-cell>
          <table:table-cell table:style-name="ce53" office:value-type="time" office:time-value="PT00H00M00S" calcext:value-type="time">
            <text:p>00:00</text:p>
          </table:table-cell>
          <table:table-cell table:style-name="ce106" table:content-validation-name="val3" office:value-type="string" calcext:value-type="string">
            <text:p>Boots UK Limited,Cab Road, Waterloo Station, Newington, London,SE1 7LY</text:p>
          </table:table-cell>
          <table:table-cell table:style-name="ce53" table:formula="of:=[.E130]-[.C130]+([.D130]&gt;[.B130])" office:value-type="time" office:time-value="PT08H00M00S" calcext:value-type="time">
            <text:p>08:00</text:p>
          </table:table-cell>
          <table:table-cell table:style-name="ce75" table:formula="of:=[.G130]*24-0.3" office:value-type="float" office:value="7.7" calcext:value-type="float">
            <text:p>7,70</text:p>
          </table:table-cell>
          <table:table-cell table:style-name="ce89" table:formula="of:=[.H130]*[.$P130]" office:value-type="currency" office:currency="GBP" office:value="63.217" calcext:value-type="currency">
            <text:p>£63,22</text:p>
          </table:table-cell>
          <table:table-cell table:style-name="ce89" office:value-type="currency" office:currency="GBP" office:value="60.89" calcext:value-type="currency">
            <text:p>£60,89</text:p>
          </table:table-cell>
          <table:table-cell table:style-name="ce161" office:value-type="string" calcext:value-type="string">
            <text:p>18/04/2019 - Period 1/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783" calcext:value-type="float">
            <text:p>559783</text:p>
          </table:table-cell>
          <table:table-cell table:style-name="ce40" office:value-type="date" office:date-value="2019-04-08" calcext:value-type="date">
            <text:p>08/04/2019</text:p>
          </table:table-cell>
          <table:table-cell table:style-name="ce53" office:value-type="time" office:time-value="PT16H10M00S" calcext:value-type="time">
            <text:p>16:10</text:p>
          </table:table-cell>
          <table:table-cell table:style-name="ce40" office:value-type="date" office:date-value="2019-04-09" calcext:value-type="date">
            <text:p>09/04/2019</text:p>
          </table:table-cell>
          <table:table-cell table:style-name="ce53" office:value-type="time" office:time-value="PT00H35M00S" calcext:value-type="time">
            <text:p>00:35</text:p>
          </table:table-cell>
          <table:table-cell table:style-name="ce106" table:content-validation-name="val3" office:value-type="string" calcext:value-type="string">
            <text:p>Claires Accessories Uk Ltd,Unit 11, Eden Walk Shopping Centre, Kingston upon Thames, London,KT1 1BP </text:p>
          </table:table-cell>
          <table:table-cell table:style-name="ce53" table:formula="of:=[.E131]-[.C131]+([.D131]&gt;[.B131])" office:value-type="time" office:time-value="PT08H25M00S" calcext:value-type="time">
            <text:p>08:25</text:p>
          </table:table-cell>
          <table:table-cell table:style-name="ce75" table:formula="of:=[.G131]*24-0.3" office:value-type="float" office:value="8.11666666666667" calcext:value-type="float">
            <text:p>8,12</text:p>
          </table:table-cell>
          <table:table-cell table:style-name="ce89" table:formula="of:=[.H131]*[.$P131]" office:value-type="currency" office:currency="GBP" office:value="66.6378333333334" calcext:value-type="currency">
            <text:p>£66,64</text:p>
          </table:table-cell>
          <table:table-cell table:style-name="ce89" office:value-type="currency" office:currency="GBP" office:value="67.73" calcext:value-type="currency">
            <text:p>£67,73</text:p>
          </table:table-cell>
          <table:table-cell table:style-name="ce161" office:value-type="string" calcext:value-type="string">
            <text:p>03/05/2019 - Period 2/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20936" calcext:value-type="float">
            <text:p>520936</text:p>
          </table:table-cell>
          <table:table-cell table:style-name="ce40" office:value-type="date" office:date-value="2019-04-10" calcext:value-type="date">
            <text:p>10/04/2019</text:p>
          </table:table-cell>
          <table:table-cell table:style-name="ce53" office:value-type="time" office:time-value="PT14H00M00S" calcext:value-type="time">
            <text:p>14:00</text:p>
          </table:table-cell>
          <table:table-cell table:style-name="ce40" office:value-type="date" office:date-value="2019-04-10" calcext:value-type="date">
            <text:p>10/04/2019</text:p>
          </table:table-cell>
          <table:table-cell table:style-name="ce53" office:value-type="time" office:time-value="PT19H30M00S" calcext:value-type="time">
            <text:p>19:30</text:p>
          </table:table-cell>
          <table:table-cell table:style-name="ce106" table:content-validation-name="val3" office:value-type="string" calcext:value-type="string">
            <text:p>Boots UK Limited,127a Kensington High St, Kensington, London,W8 5SF</text:p>
          </table:table-cell>
          <table:table-cell table:style-name="ce53" table:formula="of:=[.E132]-[.C132]+([.D132]&gt;[.B132])" office:value-type="time" office:time-value="PT05H30M00S" calcext:value-type="time">
            <text:p>05:30</text:p>
          </table:table-cell>
          <table:table-cell table:style-name="ce75" table:formula="of:=[.G132]*24-0.3" office:value-type="float" office:value="5.2" calcext:value-type="float">
            <text:p>5,20</text:p>
          </table:table-cell>
          <table:table-cell table:style-name="ce89" table:formula="of:=[.H132]*[.$P132]" office:value-type="currency" office:currency="GBP" office:value="42.692" calcext:value-type="currency">
            <text:p>£42,69</text:p>
          </table:table-cell>
          <table:table-cell table:style-name="ce89" office:value-type="currency" office:currency="GBP" office:value="45.16" calcext:value-type="currency">
            <text:p>£45,16</text:p>
          </table:table-cell>
          <table:table-cell table:style-name="ce161" office:value-type="string" calcext:value-type="string">
            <text:p>03/05/2019 - Period 2/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office:value-type="float" office:value="558603" calcext:value-type="float">
            <text:p>558603</text:p>
          </table:table-cell>
          <table:table-cell office:value-type="date" office:date-value="2019-04-12" calcext:value-type="date">
            <text:p>12/04/2019</text:p>
          </table:table-cell>
          <table:table-cell office:value-type="time" office:time-value="PT15H30M00S" calcext:value-type="time">
            <text:p>15:30</text:p>
          </table:table-cell>
          <table:table-cell office:value-type="date" office:date-value="2019-04-12" calcext:value-type="date">
            <text:p>12/04/2019</text:p>
          </table:table-cell>
          <table:table-cell office:value-type="time" office:time-value="PT23H20M00S" calcext:value-type="time">
            <text:p>23:20</text:p>
          </table:table-cell>
          <table:table-cell table:style-name="ce106" table:content-validation-name="val6" office:value-type="string" calcext:value-type="string">
            <text:p>Superdrug,1491-1493, London Rd, Norbury, London,SW16 3LU</text:p>
          </table:table-cell>
          <table:table-cell table:style-name="ce53" table:formula="of:=[.E133]-[.C133]+([.D133]&gt;[.B133])" office:value-type="time" office:time-value="PT07H50M00S" calcext:value-type="time">
            <text:p>07:50</text:p>
          </table:table-cell>
          <table:table-cell table:style-name="ce75" table:formula="of:=[.G133]*24-0.3" office:value-type="float" office:value="7.53333333333333" calcext:value-type="float">
            <text:p>7,53</text:p>
          </table:table-cell>
          <table:table-cell table:style-name="ce89" table:formula="of:=[.H133]*[.$P133]" office:value-type="currency" office:currency="GBP" office:value="61.8486666666666" calcext:value-type="currency">
            <text:p>£61,85</text:p>
          </table:table-cell>
          <table:table-cell office:value-type="currency" office:currency="GBP" office:value="67.05" calcext:value-type="currency">
            <text:p>£67,05</text:p>
          </table:table-cell>
          <table:table-cell table:style-name="ce161" office:value-type="string" calcext:value-type="string">
            <text:p>03/05/2019 - Period 2/2019</text:p>
          </table:table-cell>
          <table:table-cell/>
          <table:table-cell table:style-name="ce86" table:number-columns-repeated="2"/>
          <table:table-cell/>
          <table:table-cell table:style-name="ce86" office:value-type="currency" office:currency="GBP" office:value="8.21" calcext:value-type="currency">
            <text:p>£8,21</text:p>
          </table:table-cell>
          <table:table-cell table:number-columns-repeated="1008"/>
        </table:table-row>
        <table:table-row table:style-name="ro1">
          <table:table-cell office:value-type="float" office:value="558460" calcext:value-type="float">
            <text:p>558460</text:p>
          </table:table-cell>
          <table:table-cell office:value-type="date" office:date-value="2019-04-17" calcext:value-type="date">
            <text:p>17/04/2019</text:p>
          </table:table-cell>
          <table:table-cell office:value-type="time" office:time-value="PT15H00M00S" calcext:value-type="time">
            <text:p>15:00</text:p>
          </table:table-cell>
          <table:table-cell office:value-type="date" office:date-value="2019-04-18" calcext:value-type="date">
            <text:p>18/04/2019</text:p>
          </table:table-cell>
          <table:table-cell office:value-type="time" office:time-value="PT00H00M00S" calcext:value-type="time">
            <text:p>00:00</text:p>
          </table:table-cell>
          <table:table-cell table:style-name="ce106" table:content-validation-name="val6" office:value-type="string" calcext:value-type="string">
            <text:p>Superdrug,Unit 2, The Bull, 262 Upper Richmond Rd, London,SW14 7JE</text:p>
          </table:table-cell>
          <table:table-cell table:style-name="ce53" table:formula="of:=[.E134]-[.C134]+([.D134]&gt;[.B134])" office:value-type="time" office:time-value="PT09H00M00S" calcext:value-type="time">
            <text:p>09:00</text:p>
          </table:table-cell>
          <table:table-cell table:style-name="ce75" table:formula="of:=[.G134]*24-0.3" office:value-type="float" office:value="8.7" calcext:value-type="float">
            <text:p>8,70</text:p>
          </table:table-cell>
          <table:table-cell table:style-name="ce89" table:formula="of:=[.H134]*[.$P134]" office:value-type="currency" office:currency="GBP" office:value="71.427" calcext:value-type="currency">
            <text:p>£71,43</text:p>
          </table:table-cell>
          <table:table-cell office:value-type="currency" office:currency="GBP" office:value="71.15" calcext:value-type="currency">
            <text:p>£71,15</text:p>
          </table:table-cell>
          <table:table-cell table:style-name="ce161" office:value-type="string" calcext:value-type="string">
            <text:p>03/05/2019 - Period 2/2019</text:p>
          </table:table-cell>
          <table:table-cell/>
          <table:table-cell table:style-name="ce86" table:number-columns-repeated="2"/>
          <table:table-cell/>
          <table:table-cell table:style-name="ce86" office:value-type="currency" office:currency="GBP" office:value="8.21" calcext:value-type="currency">
            <text:p>£8,21</text:p>
          </table:table-cell>
          <table:table-cell table:number-columns-repeated="1008"/>
        </table:table-row>
        <table:table-row table:style-name="ro1">
          <table:table-cell table:style-name="ce161" office:value-type="float" office:value="553499" calcext:value-type="float">
            <text:p>553499</text:p>
          </table:table-cell>
          <table:table-cell table:style-name="ce40" office:value-type="date" office:date-value="2019-04-24" calcext:value-type="date">
            <text:p>24/04/2019</text:p>
          </table:table-cell>
          <table:table-cell table:style-name="ce53" office:value-type="time" office:time-value="PT07H00M00S" calcext:value-type="time">
            <text:p>07:00</text:p>
          </table:table-cell>
          <table:table-cell table:style-name="ce40" office:value-type="date" office:date-value="2019-04-24" calcext:value-type="date">
            <text:p>24/04/2019</text:p>
          </table:table-cell>
          <table:table-cell table:style-name="ce53" office:value-type="time" office:time-value="PT12H30M00S" calcext:value-type="time">
            <text:p>12:30</text:p>
          </table:table-cell>
          <table:table-cell table:style-name="ce106" table:content-validation-name="val3" office:value-type="string" calcext:value-type="string">
            <text:p>Co-Op Group Limited,28-32 Denmark Hill, Camberwell, London,SE5 8RZ</text:p>
          </table:table-cell>
          <table:table-cell table:style-name="ce53" table:formula="of:=[.E135]-[.C135]+([.D135]&gt;[.B135])" office:value-type="time" office:time-value="PT05H30M00S" calcext:value-type="time">
            <text:p>05:30</text:p>
          </table:table-cell>
          <table:table-cell table:style-name="ce75" table:formula="of:=[.G135]*24-0.3" office:value-type="float" office:value="5.2" calcext:value-type="float">
            <text:p>5,20</text:p>
          </table:table-cell>
          <table:table-cell table:style-name="ce89" table:formula="of:=[.H135]*[.$P135]" office:value-type="currency" office:currency="GBP" office:value="42.692" calcext:value-type="currency">
            <text:p>£42,69</text:p>
          </table:table-cell>
          <table:table-cell table:style-name="ce89" office:value-type="currency" office:currency="GBP" office:value="46.2" calcext:value-type="currency">
            <text:p>£46,20</text:p>
          </table:table-cell>
          <table:table-cell table:style-name="ce161" office:value-type="string" calcext:value-type="string">
            <text:p>07/05/2019 - Period 3/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583" calcext:value-type="float">
            <text:p>573583</text:p>
          </table:table-cell>
          <table:table-cell table:style-name="ce40" office:value-type="date" office:date-value="2019-04-27" calcext:value-type="date">
            <text:p>27/04/2019</text:p>
          </table:table-cell>
          <table:table-cell table:style-name="ce53" office:value-type="time" office:time-value="PT20H30M00S" calcext:value-type="time">
            <text:p>20:30</text:p>
          </table:table-cell>
          <table:table-cell table:style-name="ce40" office:value-type="date" office:date-value="2019-04-27" calcext:value-type="date">
            <text:p>27/04/2019</text:p>
          </table:table-cell>
          <table:table-cell table:style-name="ce53" office:value-type="time" office:time-value="PT23H50M00S" calcext:value-type="time">
            <text:p>23:50</text:p>
          </table:table-cell>
          <table:table-cell table:style-name="ce106" table:content-validation-name="val3" office:value-type="string" calcext:value-type="string">
            <text:p>Waterstones Booksellers Limited,The Arcade Westfield Stratford City 74-75 Montfichet Rd, London,E20 1EH </text:p>
          </table:table-cell>
          <table:table-cell table:style-name="ce53" table:formula="of:=[.E136]-[.C136]+([.D136]&gt;[.B136])" office:value-type="time" office:time-value="PT03H20M00S" calcext:value-type="time">
            <text:p>03:20</text:p>
          </table:table-cell>
          <table:table-cell table:style-name="ce75" table:formula="of:=[.G136]*24-0.3" office:value-type="float" office:value="3.03333333333333" calcext:value-type="float">
            <text:p>3,03</text:p>
          </table:table-cell>
          <table:table-cell table:style-name="ce89" table:formula="of:=[.H136]*[.$P136]" office:value-type="currency" office:currency="GBP" office:value="24.9036666666666" calcext:value-type="currency">
            <text:p>£24,90</text:p>
          </table:table-cell>
          <table:table-cell table:style-name="ce89" office:value-type="currency" office:currency="GBP" office:value="32.84" calcext:value-type="currency">
            <text:p>£32,84</text:p>
          </table:table-cell>
          <table:table-cell table:style-name="ce161" office:value-type="string" calcext:value-type="string">
            <text:p>07/05/2019 - Period 3/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5004" calcext:value-type="float">
            <text:p>555004</text:p>
          </table:table-cell>
          <table:table-cell table:style-name="ce40" office:value-type="date" office:date-value="2019-05-01" calcext:value-type="date">
            <text:p>01/05/2019</text:p>
          </table:table-cell>
          <table:table-cell table:style-name="ce53" office:value-type="time" office:time-value="PT06H30M00S" calcext:value-type="time">
            <text:p>06:30</text:p>
          </table:table-cell>
          <table:table-cell table:style-name="ce40" office:value-type="date" office:date-value="2019-05-01" calcext:value-type="date">
            <text:p>01/05/2019</text:p>
          </table:table-cell>
          <table:table-cell table:style-name="ce53" office:value-type="time" office:time-value="PT18H30M00S" calcext:value-type="time">
            <text:p>18:30</text:p>
          </table:table-cell>
          <table:table-cell table:style-name="ce106" table:content-validation-name="val3" office:value-type="string" calcext:value-type="string">
            <text:p>Co-Op Group Limited,176 – 178, Sternhold Avenue, Streatham, London,SW2 4RU</text:p>
          </table:table-cell>
          <table:table-cell table:style-name="ce53" table:formula="of:=[.E137]-[.C137]+([.D137]&gt;[.B137])" office:value-type="time" office:time-value="PT12H00M00S" calcext:value-type="time">
            <text:p>12:00</text:p>
          </table:table-cell>
          <table:table-cell table:style-name="ce75" table:formula="of:=[.G137]*24-0.3" office:value-type="float" office:value="11.7" calcext:value-type="float">
            <text:p>11,70</text:p>
          </table:table-cell>
          <table:table-cell table:style-name="ce89" table:formula="of:=[.H137]*[.$P137]" office:value-type="currency" office:currency="GBP" office:value="96.057" calcext:value-type="currency">
            <text:p>£96,06</text:p>
          </table:table-cell>
          <table:table-cell table:style-name="ce89" office:value-type="currency" office:currency="GBP" office:value="97.15" calcext:value-type="currency">
            <text:p>£97,15</text:p>
          </table:table-cell>
          <table:table-cell table:style-name="ce161" office:value-type="string" calcext:value-type="string">
            <text:p>07/05/2019 - Period 3/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841" calcext:value-type="float">
            <text:p>568841</text:p>
          </table:table-cell>
          <table:table-cell table:style-name="ce40" office:value-type="date" office:date-value="2019-05-08" calcext:value-type="date">
            <text:p>08/05/2019</text:p>
          </table:table-cell>
          <table:table-cell table:style-name="ce53" office:value-type="time" office:time-value="PT19H45M00S" calcext:value-type="time">
            <text:p>19:45</text:p>
          </table:table-cell>
          <table:table-cell table:style-name="ce40" office:value-type="date" office:date-value="2019-05-09" calcext:value-type="date">
            <text:p>09/05/2019</text:p>
          </table:table-cell>
          <table:table-cell table:style-name="ce53" office:value-type="time" office:time-value="PT00H30M00S" calcext:value-type="time">
            <text:p>00:30</text:p>
          </table:table-cell>
          <table:table-cell table:style-name="ce106" table:content-validation-name="val3" office:value-type="string" calcext:value-type="string">
            <text:p>Swarovski International Limited,Crystallized, Westfield Shopping Centrre, Unit 2124, White City, London,W12 7GF</text:p>
          </table:table-cell>
          <table:table-cell table:style-name="ce53" table:formula="of:=[.E138]-[.C138]+([.D138]&gt;[.B138])" office:value-type="time" office:time-value="PT04H45M00S" calcext:value-type="time">
            <text:p>04:45</text:p>
          </table:table-cell>
          <table:table-cell table:style-name="ce75" table:formula="of:=[.G138]*24-0.3" office:value-type="float" office:value="4.45" calcext:value-type="float">
            <text:p>4,45</text:p>
          </table:table-cell>
          <table:table-cell table:style-name="ce89" table:formula="of:=[.H138]*[.$P138]" office:value-type="currency" office:currency="GBP" office:value="36.5345" calcext:value-type="currency">
            <text:p>£36,53</text:p>
          </table:table-cell>
          <table:table-cell table:style-name="ce89" office:value-type="currency" office:currency="GBP" office:value="49.2" calcext:value-type="currency">
            <text:p>£49,20</text:p>
          </table:table-cell>
          <table:table-cell table:style-name="ce161" office:value-type="string" calcext:value-type="string">
            <text:p>31/05/2019 - Period 4/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169" calcext:value-type="float">
            <text:p>553169</text:p>
          </table:table-cell>
          <table:table-cell table:style-name="ce40" office:value-type="date" office:date-value="2019-05-10" calcext:value-type="date">
            <text:p>10/05/2019</text:p>
          </table:table-cell>
          <table:table-cell table:style-name="ce53" office:value-type="time" office:time-value="PT06H00M00S" calcext:value-type="time">
            <text:p>06:00</text:p>
          </table:table-cell>
          <table:table-cell table:style-name="ce40" office:value-type="date" office:date-value="2019-05-10" calcext:value-type="date">
            <text:p>10/05/2019</text:p>
          </table:table-cell>
          <table:table-cell table:style-name="ce53" office:value-type="time" office:time-value="PT18H00M00S" calcext:value-type="time">
            <text:p>18:00</text:p>
          </table:table-cell>
          <table:table-cell table:style-name="ce106" table:content-validation-name="val3" office:value-type="string" calcext:value-type="string">
            <text:p>Co-Op Group Limited,50 Parsons Green Lane, London,SW6 4HU</text:p>
          </table:table-cell>
          <table:table-cell table:style-name="ce53" table:formula="of:=[.E139]-[.C139]+([.D139]&gt;[.B139])" office:value-type="time" office:time-value="PT12H00M00S" calcext:value-type="time">
            <text:p>12:00</text:p>
          </table:table-cell>
          <table:table-cell table:style-name="ce75" table:formula="of:=[.G139]*24-0.3" office:value-type="float" office:value="11.7" calcext:value-type="float">
            <text:p>11,70</text:p>
          </table:table-cell>
          <table:table-cell table:style-name="ce89" table:formula="of:=[.H139]*[.$P139]" office:value-type="currency" office:currency="GBP" office:value="96.057" calcext:value-type="currency">
            <text:p>£96,06</text:p>
          </table:table-cell>
          <table:table-cell table:style-name="ce89" office:value-type="currency" office:currency="GBP" office:value="93.05" calcext:value-type="currency">
            <text:p>£93,05</text:p>
          </table:table-cell>
          <table:table-cell table:style-name="ce161" office:value-type="string" calcext:value-type="string">
            <text:p>31/05/2019 - Period 4/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office:value-type="float" office:value="520869" calcext:value-type="float">
            <text:p>520869</text:p>
          </table:table-cell>
          <table:table-cell office:value-type="date" office:date-value="2019-05-13" calcext:value-type="date">
            <text:p>13/05/2019</text:p>
          </table:table-cell>
          <table:table-cell office:value-type="time" office:time-value="PT14H00M00S" calcext:value-type="time">
            <text:p>14:00</text:p>
          </table:table-cell>
          <table:table-cell office:value-type="date" office:date-value="2019-05-13" calcext:value-type="date">
            <text:p>13/05/2019</text:p>
          </table:table-cell>
          <table:table-cell office:value-type="time" office:time-value="PT22H03M00S" calcext:value-type="time">
            <text:p>22:03</text:p>
          </table:table-cell>
          <table:table-cell table:style-name="ce106" table:content-validation-name="val3" office:value-type="string" calcext:value-type="string">
            <text:p>Boots UK Limited,54-58, High St Maidenhead, Berkshire,SL6 1PY</text:p>
          </table:table-cell>
          <table:table-cell table:style-name="ce53" table:formula="of:=[.E140]-[.C140]+([.D140]&gt;[.B140])" office:value-type="time" office:time-value="PT08H03M00S" calcext:value-type="time">
            <text:p>08:03</text:p>
          </table:table-cell>
          <table:table-cell table:style-name="ce75" table:formula="of:=[.G140]*24-0.3" office:value-type="float" office:value="7.75" calcext:value-type="float">
            <text:p>7,75</text:p>
          </table:table-cell>
          <table:table-cell table:style-name="ce89" table:formula="of:=[.H140]*[.$P140]" office:value-type="currency" office:currency="GBP" office:value="63.6275" calcext:value-type="currency">
            <text:p>£63,63</text:p>
          </table:table-cell>
          <table:table-cell office:value-type="currency" office:currency="GBP" office:value="67.05" calcext:value-type="currency">
            <text:p>£67,05</text:p>
          </table:table-cell>
          <table:table-cell table:style-name="ce161" office:value-type="string" calcext:value-type="string">
            <text:p>31/05/2019 - Period 4/2019</text:p>
          </table:table-cell>
          <table:table-cell table:number-columns-repeated="4"/>
          <table:table-cell table:style-name="ce86" office:value-type="currency" office:currency="GBP" office:value="8.21" calcext:value-type="currency">
            <text:p>£8,21</text:p>
          </table:table-cell>
          <table:table-cell table:number-columns-repeated="1008"/>
        </table:table-row>
        <table:table-row table:style-name="ro1">
          <table:table-cell table:style-name="ce161" office:value-type="float" office:value="560137" calcext:value-type="float">
            <text:p>560137</text:p>
          </table:table-cell>
          <table:table-cell table:style-name="ce40" office:value-type="date" office:date-value="2019-05-17" calcext:value-type="date">
            <text:p>17/05/2019</text:p>
          </table:table-cell>
          <table:table-cell table:style-name="ce53" office:value-type="time" office:time-value="PT17H00M00S" calcext:value-type="time">
            <text:p>17:00</text:p>
          </table:table-cell>
          <table:table-cell table:style-name="ce40" office:value-type="date" office:date-value="2019-05-17" calcext:value-type="date">
            <text:p>17/05/2019</text:p>
          </table:table-cell>
          <table:table-cell table:style-name="ce53" office:value-type="time" office:time-value="PT23H40M00S" calcext:value-type="time">
            <text:p>23:40</text:p>
          </table:table-cell>
          <table:table-cell table:style-name="ce106" table:content-validation-name="val6" office:value-type="string" calcext:value-type="string">
            <text:p>Superdrug,19 Tooting High St, Tooting, London,SW17 0SN</text:p>
          </table:table-cell>
          <table:table-cell table:style-name="ce53" table:formula="of:=[.E141]-[.C141]+([.D141]&gt;[.B141])" office:value-type="time" office:time-value="PT06H40M00S" calcext:value-type="time">
            <text:p>06:40</text:p>
          </table:table-cell>
          <table:table-cell table:style-name="ce75" table:formula="of:=[.G141]*24-0.3" office:value-type="float" office:value="6.36666666666667" calcext:value-type="float">
            <text:p>6,37</text:p>
          </table:table-cell>
          <table:table-cell table:style-name="ce89" table:formula="of:=[.H141]*[.$P141]" office:value-type="currency" office:currency="GBP" office:value="52.2703333333334" calcext:value-type="currency">
            <text:p>£52,27</text:p>
          </table:table-cell>
          <table:table-cell table:style-name="ce89" office:value-type="currency" office:currency="GBP" office:value="54.73" calcext:value-type="currency">
            <text:p>£54,73</text:p>
          </table:table-cell>
          <table:table-cell table:style-name="ce161" office:value-type="string" calcext:value-type="string">
            <text:p>31/05/2019 - Period 4/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20929" calcext:value-type="float">
            <text:p>520929</text:p>
          </table:table-cell>
          <table:table-cell table:style-name="ce40" office:value-type="date" office:date-value="2019-05-20" calcext:value-type="date">
            <text:p>20/05/2019</text:p>
          </table:table-cell>
          <table:table-cell table:style-name="ce53" office:value-type="time" office:time-value="PT14H00M00S" calcext:value-type="time">
            <text:p>14:00</text:p>
          </table:table-cell>
          <table:table-cell table:style-name="ce40" office:value-type="date" office:date-value="2019-05-20" calcext:value-type="date">
            <text:p>20/05/2019</text:p>
          </table:table-cell>
          <table:table-cell table:style-name="ce53" office:value-type="time" office:time-value="PT22H20M00S" calcext:value-type="time">
            <text:p>22:20</text:p>
          </table:table-cell>
          <table:table-cell table:style-name="ce106" table:content-validation-name="val3" office:value-type="string" calcext:value-type="string">
            <text:p>Boots UK Limited,Unit Msu2, Whitefriars Shopping Centre Gravel Walk Canterbury,CT1 2TF</text:p>
          </table:table-cell>
          <table:table-cell table:style-name="ce53" table:formula="of:=[.E142]-[.C142]+([.D142]&gt;[.B142])" office:value-type="time" office:time-value="PT08H20M00S" calcext:value-type="time">
            <text:p>08:20</text:p>
          </table:table-cell>
          <table:table-cell table:style-name="ce75" table:formula="of:=[.G142]*24-0.3" office:value-type="float" office:value="8.03333333333333" calcext:value-type="float">
            <text:p>8,03</text:p>
          </table:table-cell>
          <table:table-cell table:style-name="ce89" table:formula="of:=[.H142]*[.$P142]" office:value-type="currency" office:currency="GBP" office:value="65.9536666666667" calcext:value-type="currency">
            <text:p>£65,95</text:p>
          </table:table-cell>
          <table:table-cell table:style-name="ce89" office:value-type="currency" office:currency="GBP" office:value="67.05" calcext:value-type="currency">
            <text:p>£67,05</text:p>
          </table:table-cell>
          <table:table-cell table:style-name="ce161" office:value-type="string" calcext:value-type="string">
            <text:p>14/06/2019 - Period 5/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805" calcext:value-type="float">
            <text:p>559805</text:p>
          </table:table-cell>
          <table:table-cell table:style-name="ce40" office:value-type="date" office:date-value="2019-05-22" calcext:value-type="date">
            <text:p>22/05/2019</text:p>
          </table:table-cell>
          <table:table-cell table:style-name="ce53" office:value-type="time" office:time-value="PT16H00M00S" calcext:value-type="time">
            <text:p>16:00</text:p>
          </table:table-cell>
          <table:table-cell table:style-name="ce40" office:value-type="date" office:date-value="2019-05-22" calcext:value-type="date">
            <text:p>22/05/2019</text:p>
          </table:table-cell>
          <table:table-cell table:style-name="ce53" office:value-type="time" office:time-value="PT21H50M00S" calcext:value-type="time">
            <text:p>21:50</text:p>
          </table:table-cell>
          <table:table-cell table:style-name="ce106" table:content-validation-name="val3" office:value-type="string" calcext:value-type="string">
            <text:p>Claires Accessories Uk Ltd,76 St Johns Road London Greater London,SW11 1PT</text:p>
          </table:table-cell>
          <table:table-cell table:style-name="ce53" table:formula="of:=[.E143]-[.C143]+([.D143]&gt;[.B143])" office:value-type="time" office:time-value="PT05H50M00S" calcext:value-type="time">
            <text:p>05:50</text:p>
          </table:table-cell>
          <table:table-cell table:style-name="ce75" table:formula="of:=[.G143]*24-0.3" office:value-type="float" office:value="5.53333333333333" calcext:value-type="float">
            <text:p>5,53</text:p>
          </table:table-cell>
          <table:table-cell table:style-name="ce89" table:formula="of:=[.H143]*[.$P143]" office:value-type="currency" office:currency="GBP" office:value="45.4286666666666" calcext:value-type="currency">
            <text:p>£45,43</text:p>
          </table:table-cell>
          <table:table-cell table:style-name="ce89" office:value-type="currency" office:currency="GBP" office:value="46.52" calcext:value-type="currency">
            <text:p>£46,52</text:p>
          </table:table-cell>
          <table:table-cell table:style-name="ce161" office:value-type="string" calcext:value-type="string">
            <text:p>14/06/2019 - Period 5/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369" calcext:value-type="float">
            <text:p>553369</text:p>
          </table:table-cell>
          <table:table-cell table:style-name="ce40" office:value-type="date" office:date-value="2019-06-05" calcext:value-type="date">
            <text:p>05/06/2019</text:p>
          </table:table-cell>
          <table:table-cell table:style-name="ce53" office:value-type="time" office:time-value="PT06H00M00S" calcext:value-type="time">
            <text:p>06:00</text:p>
          </table:table-cell>
          <table:table-cell table:style-name="ce40" office:value-type="date" office:date-value="2019-06-05" calcext:value-type="date">
            <text:p>05/06/2019</text:p>
          </table:table-cell>
          <table:table-cell table:style-name="ce53" office:value-type="time" office:time-value="PT16H45M00S" calcext:value-type="time">
            <text:p>16:45</text:p>
          </table:table-cell>
          <table:table-cell table:style-name="ce106" table:content-validation-name="val3" office:value-type="string" calcext:value-type="string">
            <text:p>Co-Op Group Limited,40 Balham Hill, Wandsworth, London,SW12 9EL</text:p>
          </table:table-cell>
          <table:table-cell table:style-name="ce53" table:formula="of:=[.E144]-[.C144]+([.D144]&gt;[.B144])" office:value-type="time" office:time-value="PT10H45M00S" calcext:value-type="time">
            <text:p>10:45</text:p>
          </table:table-cell>
          <table:table-cell table:style-name="ce75" table:formula="of:=[.G144]*24-0.3" office:value-type="float" office:value="10.45" calcext:value-type="float">
            <text:p>10,45</text:p>
          </table:table-cell>
          <table:table-cell table:style-name="ce89" table:formula="of:=[.H144]*[.$P144]" office:value-type="currency" office:currency="GBP" office:value="85.7945" calcext:value-type="currency">
            <text:p>£85,79</text:p>
          </table:table-cell>
          <table:table-cell table:style-name="ce89" office:value-type="currency" office:currency="GBP" office:value="85.52" calcext:value-type="currency">
            <text:p>£85,52</text:p>
          </table:table-cell>
          <table:table-cell table:style-name="ce161" office:value-type="string" calcext:value-type="string">
            <text:p>28/06/2019 - Period 6/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375" calcext:value-type="float">
            <text:p>553375</text:p>
          </table:table-cell>
          <table:table-cell table:style-name="ce40" office:value-type="date" office:date-value="2019-06-07" calcext:value-type="date">
            <text:p>07/06/2019</text:p>
          </table:table-cell>
          <table:table-cell table:style-name="ce53" office:value-type="time" office:time-value="PT06H00M00S" calcext:value-type="time">
            <text:p>06:00</text:p>
          </table:table-cell>
          <table:table-cell table:style-name="ce40" office:value-type="date" office:date-value="2019-06-07" calcext:value-type="date">
            <text:p>07/06/2019</text:p>
          </table:table-cell>
          <table:table-cell table:style-name="ce53" office:value-type="time" office:time-value="PT16H30M00S" calcext:value-type="time">
            <text:p>16:30</text:p>
          </table:table-cell>
          <table:table-cell table:style-name="ce106" table:content-validation-name="val3" office:value-type="string" calcext:value-type="string">
            <text:p>Co-Op Group Limited,The Old Anchor, 71 Richmond Rd, Twickenham,TW1 3AW</text:p>
          </table:table-cell>
          <table:table-cell table:style-name="ce53" table:formula="of:=[.E145]-[.C145]+([.D145]&gt;[.B145])" office:value-type="time" office:time-value="PT10H30M00S" calcext:value-type="time">
            <text:p>10:30</text:p>
          </table:table-cell>
          <table:table-cell table:style-name="ce75" table:formula="of:=[.G145]*24-0.3" office:value-type="float" office:value="10.2" calcext:value-type="float">
            <text:p>10,20</text:p>
          </table:table-cell>
          <table:table-cell table:style-name="ce89" table:formula="of:=[.H145]*[.$P145]" office:value-type="currency" office:currency="GBP" office:value="83.742" calcext:value-type="currency">
            <text:p>£83,74</text:p>
          </table:table-cell>
          <table:table-cell table:style-name="ce89" office:value-type="currency" office:currency="GBP" office:value="77.31" calcext:value-type="currency">
            <text:p>£77,31</text:p>
          </table:table-cell>
          <table:table-cell table:style-name="ce161" office:value-type="string" calcext:value-type="string">
            <text:p>28/06/2019 - Period 6/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6023" calcext:value-type="float">
            <text:p>566023</text:p>
          </table:table-cell>
          <table:table-cell table:style-name="ce40" office:value-type="date" office:date-value="2019-06-10" calcext:value-type="date">
            <text:p>10/06/2019</text:p>
          </table:table-cell>
          <table:table-cell table:style-name="ce53" office:value-type="time" office:time-value="PT09H30M00S" calcext:value-type="time">
            <text:p>09:30</text:p>
          </table:table-cell>
          <table:table-cell table:style-name="ce40" office:value-type="date" office:date-value="2019-06-10" calcext:value-type="date">
            <text:p>10/06/2019</text:p>
          </table:table-cell>
          <table:table-cell table:style-name="ce53" office:value-type="time" office:time-value="PT22H50M00S" calcext:value-type="time">
            <text:p>22:50</text:p>
          </table:table-cell>
          <table:table-cell table:style-name="ce106" table:content-validation-name="val3" office:value-type="string" calcext:value-type="string">
            <text:p>W H Smith Plc,Gatwick Airport, North Terminal, Gatwick, West Sussex,RH6 0PJ</text:p>
          </table:table-cell>
          <table:table-cell table:style-name="ce53" table:formula="of:=[.E146]-[.C146]+([.D146]&gt;[.B146])" office:value-type="time" office:time-value="PT13H20M00S" calcext:value-type="time">
            <text:p>13:20</text:p>
          </table:table-cell>
          <table:table-cell table:style-name="ce75" table:formula="of:=[.G146]*24-0.3" office:value-type="float" office:value="13.0333333333333" calcext:value-type="float">
            <text:p>13,03</text:p>
          </table:table-cell>
          <table:table-cell table:style-name="ce89" table:formula="of:=[.H146]*[.$P146]" office:value-type="currency" office:currency="GBP" office:value="107.003666666666" calcext:value-type="currency">
            <text:p>£107,00</text:p>
          </table:table-cell>
          <table:table-cell table:style-name="ce89" office:value-type="currency" office:currency="GBP" office:value="93.73" calcext:value-type="currency">
            <text:p>£93,73</text:p>
          </table:table-cell>
          <table:table-cell table:style-name="ce161" office:value-type="string" calcext:value-type="string">
            <text:p>28/06/2019 - Period 6/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2837" calcext:value-type="float">
            <text:p>552837</text:p>
          </table:table-cell>
          <table:table-cell table:style-name="ce40" office:value-type="date" office:date-value="2019-06-12" calcext:value-type="date">
            <text:p>12/06/2019</text:p>
          </table:table-cell>
          <table:table-cell table:style-name="ce53" office:value-type="time" office:time-value="PT06H10M00S" calcext:value-type="time">
            <text:p>06:10</text:p>
          </table:table-cell>
          <table:table-cell table:style-name="ce40" office:value-type="date" office:date-value="2019-06-12" calcext:value-type="date">
            <text:p>12/06/2019</text:p>
          </table:table-cell>
          <table:table-cell table:style-name="ce53" office:value-type="time" office:time-value="PT13H30M00S" calcext:value-type="time">
            <text:p>13:30</text:p>
          </table:table-cell>
          <table:table-cell table:style-name="ce106" table:content-validation-name="val3" office:value-type="string" calcext:value-type="string">
            <text:p>Co-Op Group Limited,38-40 Randlesdown Road, Bellingham, London,SE6 3BT</text:p>
          </table:table-cell>
          <table:table-cell table:style-name="ce53" table:formula="of:=[.E147]-[.C147]+([.D147]&gt;[.B147])" office:value-type="time" office:time-value="PT07H20M00S" calcext:value-type="time">
            <text:p>07:20</text:p>
          </table:table-cell>
          <table:table-cell table:style-name="ce75" table:formula="of:=[.G147]*24-0.3" office:value-type="float" office:value="7.03333333333333" calcext:value-type="float">
            <text:p>7,03</text:p>
          </table:table-cell>
          <table:table-cell table:style-name="ce89" table:formula="of:=[.H147]*[.$P147]" office:value-type="currency" office:currency="GBP" office:value="57.7436666666666" calcext:value-type="currency">
            <text:p>£57,74</text:p>
          </table:table-cell>
          <table:table-cell table:style-name="ce89" office:value-type="currency" office:currency="GBP" office:value="63.63" calcext:value-type="currency">
            <text:p>£63,63</text:p>
          </table:table-cell>
          <table:table-cell table:style-name="ce161" office:value-type="string" calcext:value-type="string">
            <text:p>28/06/2019 - Period 6/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8387" calcext:value-type="float">
            <text:p>578387</text:p>
          </table:table-cell>
          <table:table-cell table:style-name="ce40" office:value-type="date" office:date-value="2019-06-14" calcext:value-type="date">
            <text:p>14/06/2019</text:p>
          </table:table-cell>
          <table:table-cell table:style-name="ce53" office:value-type="time" office:time-value="PT06H00M00S" calcext:value-type="time">
            <text:p>06:00</text:p>
          </table:table-cell>
          <table:table-cell table:style-name="ce40" office:value-type="date" office:date-value="2019-06-14" calcext:value-type="date">
            <text:p>14/06/2019</text:p>
          </table:table-cell>
          <table:table-cell table:style-name="ce53" office:value-type="time" office:time-value="PT18H20M00S" calcext:value-type="time">
            <text:p>18:20</text:p>
          </table:table-cell>
          <table:table-cell table:style-name="ce106" table:content-validation-name="val3" office:value-type="string" calcext:value-type="string">
            <text:p>Claires Accessories Uk Ltd,Unit 2051, Arial Way, Westfield Shopping Centre, White City, London,W12 7GE</text:p>
          </table:table-cell>
          <table:table-cell table:style-name="ce53" table:formula="of:=[.E148]-[.C148]+([.D148]&gt;[.B148])" office:value-type="time" office:time-value="PT12H20M00S" calcext:value-type="time">
            <text:p>12:20</text:p>
          </table:table-cell>
          <table:table-cell table:style-name="ce75" table:formula="of:=[.G148]*24-0.3" office:value-type="float" office:value="12.0333333333333" calcext:value-type="float">
            <text:p>12,03</text:p>
          </table:table-cell>
          <table:table-cell table:style-name="ce89" table:formula="of:=[.H148]*[.$P148]" office:value-type="currency" office:currency="GBP" office:value="98.7936666666664" calcext:value-type="currency">
            <text:p>£98,79</text:p>
          </table:table-cell>
          <table:table-cell table:style-name="ce89" office:value-type="currency" office:currency="GBP" office:value="94.42" calcext:value-type="currency">
            <text:p>£94,42</text:p>
          </table:table-cell>
          <table:table-cell table:style-name="ce161" office:value-type="string" calcext:value-type="string">
            <text:p>28/06/2019 - Period 6/2019</text:p>
          </table:table-cell>
          <table:table-cell table:style-name="ce161"/>
          <table:table-cell table:style-name="ce89" table:formula="of:=SUM([.J142:.J148])" office:value-type="currency" office:currency="GBP" office:value="528.18" calcext:value-type="currency">
            <text:p>£528,18</text:p>
          </table:table-cell>
          <table:table-cell table:style-name="ce161"/>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191" calcext:value-type="float">
            <text:p>568191</text:p>
          </table:table-cell>
          <table:table-cell table:style-name="ce40" office:value-type="date" office:date-value="2019-06-17" calcext:value-type="date">
            <text:p>17/06/2019</text:p>
          </table:table-cell>
          <table:table-cell table:style-name="ce53" office:value-type="time" office:time-value="PT16H00M00S" calcext:value-type="time">
            <text:p>16:00</text:p>
          </table:table-cell>
          <table:table-cell table:style-name="ce40" office:value-type="date" office:date-value="2019-06-18" calcext:value-type="date">
            <text:p>18/06/2019</text:p>
          </table:table-cell>
          <table:table-cell table:style-name="ce53" office:value-type="time" office:time-value="PT00H20M00S" calcext:value-type="time">
            <text:p>00:20</text:p>
          </table:table-cell>
          <table:table-cell table:style-name="ce106" table:content-validation-name="val3" office:value-type="string" calcext:value-type="string">
            <text:p>Poundland Limited,177 Central Road, Worcester Park, Surrey,KT4 8DR</text:p>
          </table:table-cell>
          <table:table-cell table:style-name="ce53" table:formula="of:=[.E149]-[.C149]+([.D149]&gt;[.B149])" office:value-type="time" office:time-value="PT08H20M00S" calcext:value-type="time">
            <text:p>08:20</text:p>
          </table:table-cell>
          <table:table-cell table:style-name="ce75" table:formula="of:=[.G149]*24-0.3" office:value-type="float" office:value="8.03333333333333" calcext:value-type="float">
            <text:p>8,03</text:p>
          </table:table-cell>
          <table:table-cell table:style-name="ce89" table:formula="of:=[.H149]*[.$P149]" office:value-type="currency" office:currency="GBP" office:value="65.9536666666667" calcext:value-type="currency">
            <text:p>£65,95</text:p>
          </table:table-cell>
          <table:table-cell table:style-name="ce89" office:value-type="currency" office:currency="GBP" office:value="52" calcext:value-type="currency">
            <text:p>£52,00</text:p>
          </table:table-cell>
          <table:table-cell table:style-name="ce161" office:value-type="string" calcext:value-type="string">
            <text:p>12/07/2019 - Period 7/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055" calcext:value-type="float">
            <text:p>571055</text:p>
          </table:table-cell>
          <table:table-cell table:style-name="ce40" office:value-type="date" office:date-value="2019-06-19" calcext:value-type="date">
            <text:p>19/06/2019</text:p>
          </table:table-cell>
          <table:table-cell table:style-name="ce53" office:value-type="time" office:time-value="PT17H45M00S" calcext:value-type="time">
            <text:p>17:45</text:p>
          </table:table-cell>
          <table:table-cell table:style-name="ce40" office:value-type="date" office:date-value="2019-06-19" calcext:value-type="date">
            <text:p>19/06/2019</text:p>
          </table:table-cell>
          <table:table-cell table:style-name="ce53" office:value-type="time" office:time-value="PT23H45M00S" calcext:value-type="time">
            <text:p>23:45</text:p>
          </table:table-cell>
          <table:table-cell table:style-name="ce106" table:content-validation-name="val3" office:value-type="string" calcext:value-type="string">
            <text:p>Waterstones Booksellers Limited,Unit 5, Southside Shopping Centre, Wandsworth, London,SW18 4TF</text:p>
          </table:table-cell>
          <table:table-cell table:style-name="ce53" table:formula="of:=[.E150]-[.C150]+([.D150]&gt;[.B150])" office:value-type="time" office:time-value="PT06H00M00S" calcext:value-type="time">
            <text:p>06:00</text:p>
          </table:table-cell>
          <table:table-cell table:style-name="ce75" table:formula="of:=[.G150]*24-0.3" office:value-type="float" office:value="5.7" calcext:value-type="float">
            <text:p>5,70</text:p>
          </table:table-cell>
          <table:table-cell table:style-name="ce89" table:formula="of:=[.H150]*[.$P150]" office:value-type="currency" office:currency="GBP" office:value="46.797" calcext:value-type="currency">
            <text:p>£46,80</text:p>
          </table:table-cell>
          <table:table-cell table:style-name="ce89" office:value-type="currency" office:currency="GBP" office:value="47" calcext:value-type="currency">
            <text:p>£47,00</text:p>
          </table:table-cell>
          <table:table-cell table:style-name="ce161" office:value-type="string" calcext:value-type="string">
            <text:p>12/07/2019 - Period 7/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2972" calcext:value-type="float">
            <text:p>552972</text:p>
          </table:table-cell>
          <table:table-cell table:style-name="ce40" office:value-type="date" office:date-value="2019-06-21" calcext:value-type="date">
            <text:p>21/06/2019</text:p>
          </table:table-cell>
          <table:table-cell table:style-name="ce53" office:value-type="time" office:time-value="PT06H00M00S" calcext:value-type="time">
            <text:p>06:00</text:p>
          </table:table-cell>
          <table:table-cell table:style-name="ce40" office:value-type="date" office:date-value="2019-06-21" calcext:value-type="date">
            <text:p>21/06/2019</text:p>
          </table:table-cell>
          <table:table-cell table:style-name="ce53" office:value-type="time" office:time-value="PT17H15M00S" calcext:value-type="time">
            <text:p>17:15</text:p>
          </table:table-cell>
          <table:table-cell table:style-name="ce106" table:content-validation-name="val3" office:value-type="string" calcext:value-type="string">
            <text:p>Co-Op Group Limited,227-233 Munster Road, Fulham, London,SW6 6BT</text:p>
          </table:table-cell>
          <table:table-cell table:style-name="ce53" table:formula="of:=[.E151]-[.C151]+([.D151]&gt;[.B151])" office:value-type="time" office:time-value="PT11H15M00S" calcext:value-type="time">
            <text:p>11:15</text:p>
          </table:table-cell>
          <table:table-cell table:style-name="ce75" table:formula="of:=[.G151]*24-0.3" office:value-type="float" office:value="10.95" calcext:value-type="float">
            <text:p>10,95</text:p>
          </table:table-cell>
          <table:table-cell table:style-name="ce89" table:formula="of:=[.H151]*[.$P151]" office:value-type="currency" office:currency="GBP" office:value="89.8995" calcext:value-type="currency">
            <text:p>£89,90</text:p>
          </table:table-cell>
          <table:table-cell table:style-name="ce89" office:value-type="currency" office:currency="GBP" office:value="88.94" calcext:value-type="currency">
            <text:p>£88,94</text:p>
          </table:table-cell>
          <table:table-cell table:style-name="ce161" office:value-type="string" calcext:value-type="string">
            <text:p>12/07/2019 - Period 7/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21" office:value-type="float" office:value="548916" calcext:value-type="float">
            <text:p>548916</text:p>
          </table:table-cell>
          <table:table-cell table:style-name="ce45" office:value-type="date" office:date-value="2019-06-26" calcext:value-type="date">
            <text:p>26/06/2019</text:p>
          </table:table-cell>
          <table:table-cell table:style-name="ce77" office:value-type="time" office:time-value="PT14H00M00S" calcext:value-type="time">
            <text:p>14:00</text:p>
          </table:table-cell>
          <table:table-cell table:style-name="ce45" office:value-type="date" office:date-value="2019-06-26" calcext:value-type="date">
            <text:p>26/06/2019</text:p>
          </table:table-cell>
          <table:table-cell table:style-name="ce77" office:value-type="time" office:time-value="PT19H00M00S" calcext:value-type="time">
            <text:p>19:00</text:p>
          </table:table-cell>
          <table:table-cell table:style-name="ce104" table:content-validation-name="val3" office:value-type="string" calcext:value-type="string">
            <text:p>Boots UK Limited,Westfield, White City Shopping Centre, Ariel Way, White City, London,W12 7HT</text:p>
          </table:table-cell>
          <table:table-cell table:style-name="ce77" table:formula="of:=[.E152]-[.C152]+([.D152]&gt;[.B152])" office:value-type="time" office:time-value="PT05H00M00S" calcext:value-type="time">
            <text:p>05:00</text:p>
          </table:table-cell>
          <table:table-cell table:style-name="ce125" table:formula="of:=[.G152]*24-0.3" office:value-type="float" office:value="4.7" calcext:value-type="float">
            <text:p>4,70</text:p>
          </table:table-cell>
          <table:table-cell table:style-name="ce135" table:formula="of:=[.H152]*[.$P152]" office:value-type="currency" office:currency="GBP" office:value="38.587" calcext:value-type="currency">
            <text:p>£38,59</text:p>
          </table:table-cell>
          <table:table-cell table:style-name="ce135" office:value-type="currency" office:currency="GBP" office:value="41.05" calcext:value-type="currency">
            <text:p>£41,05</text:p>
          </table:table-cell>
          <table:table-cell table:style-name="ce21" office:value-type="string" calcext:value-type="string">
            <text:p>12/07/2019 - Period 7/2019</text:p>
          </table:table-cell>
          <table:table-cell table:style-name="ce21" table:number-columns-repeated="3"/>
          <table:table-cell table:style-name="ce135"/>
          <table:table-cell table:style-name="ce135" office:value-type="currency" office:currency="GBP" office:value="8.21" calcext:value-type="currency">
            <text:p>£8,21</text:p>
          </table:table-cell>
          <table:table-cell table:style-name="ce21" table:number-columns-repeated="48"/>
          <table:table-cell table:number-columns-repeated="960"/>
        </table:table-row>
        <table:table-row table:style-name="ro1">
          <table:table-cell table:style-name="ce161" office:value-type="float" office:value="566008" calcext:value-type="float">
            <text:p>566008</text:p>
          </table:table-cell>
          <table:table-cell table:style-name="ce40" office:value-type="date" office:date-value="2019-06-27" calcext:value-type="date">
            <text:p>27/06/2019</text:p>
          </table:table-cell>
          <table:table-cell table:style-name="ce53" office:value-type="time" office:time-value="PT12H30M00S" calcext:value-type="time">
            <text:p>12:30</text:p>
          </table:table-cell>
          <table:table-cell table:style-name="ce40" office:value-type="date" office:date-value="2019-06-27" calcext:value-type="date">
            <text:p>27/06/2019</text:p>
          </table:table-cell>
          <table:table-cell table:style-name="ce53" office:value-type="time" office:time-value="PT22H20M00S" calcext:value-type="time">
            <text:p>22:20</text:p>
          </table:table-cell>
          <table:table-cell table:style-name="ce106" table:content-validation-name="val3" office:value-type="string" calcext:value-type="string">
            <text:p>W H Smith Plc,(Travel) Liverpool St (Broadgate, Western Concourse) Railway Station, Liverpool St, London,EC2M 7QA</text:p>
          </table:table-cell>
          <table:table-cell table:style-name="ce53" table:formula="of:=[.E153]-[.C153]+([.D153]&gt;[.B153])" office:value-type="time" office:time-value="PT09H50M00S" calcext:value-type="time">
            <text:p>09:50</text:p>
          </table:table-cell>
          <table:table-cell table:style-name="ce75" table:formula="of:=[.G153]*24-0.3" office:value-type="float" office:value="9.53333333333333" calcext:value-type="float">
            <text:p>9,53</text:p>
          </table:table-cell>
          <table:table-cell table:style-name="ce89" table:formula="of:=[.H153]*[.$P153]" office:value-type="currency" office:currency="GBP" office:value="78.2686666666667" calcext:value-type="currency">
            <text:p>£78,27</text:p>
          </table:table-cell>
          <table:table-cell table:style-name="ce89" office:value-type="currency" office:currency="GBP" office:value="78" calcext:value-type="currency">
            <text:p>£78,00</text:p>
          </table:table-cell>
          <table:table-cell table:style-name="ce161" office:value-type="string" calcext:value-type="string">
            <text:p>12/07/2019 - Period 7/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office:value-type="float" office:value="521241" calcext:value-type="float">
            <text:p>521241</text:p>
          </table:table-cell>
          <table:table-cell office:value-type="date" office:date-value="2019-07-01" calcext:value-type="date">
            <text:p>01/07/2019</text:p>
          </table:table-cell>
          <table:table-cell office:value-type="time" office:time-value="PT14H00M00S" calcext:value-type="time">
            <text:p>14:00</text:p>
          </table:table-cell>
          <table:table-cell office:value-type="date" office:date-value="2019-07-01" calcext:value-type="date">
            <text:p>01/07/2019</text:p>
          </table:table-cell>
          <table:table-cell office:value-type="time" office:time-value="PT20H00M00S" calcext:value-type="time">
            <text:p>20:00</text:p>
          </table:table-cell>
          <table:table-cell table:style-name="ce106" table:content-validation-name="val3" office:value-type="string" calcext:value-type="string">
            <text:p>Boots UK Limited,60-64 George St, Richmond,TW9 1HF</text:p>
          </table:table-cell>
          <table:table-cell table:style-name="ce53" table:formula="of:=[.E154]-[.C154]+([.D154]&gt;[.B154])" office:value-type="time" office:time-value="PT06H00M00S" calcext:value-type="time">
            <text:p>06:00</text:p>
          </table:table-cell>
          <table:table-cell table:style-name="ce75" table:formula="of:=[.G154]*24-0.3" office:value-type="float" office:value="5.7" calcext:value-type="float">
            <text:p>5,70</text:p>
          </table:table-cell>
          <table:table-cell table:style-name="ce89" table:formula="of:=[.H154]*[.$P154]" office:value-type="currency" office:currency="GBP" office:value="46.797" calcext:value-type="currency">
            <text:p>£46,80</text:p>
          </table:table-cell>
          <table:table-cell office:value-type="currency" office:currency="GBP" office:value="50.63" calcext:value-type="currency">
            <text:p>£50,63</text:p>
          </table:table-cell>
          <table:table-cell office:value-type="string" calcext:value-type="string">
            <text:p>26/07/2019 - Period 8/2019</text:p>
          </table:table-cell>
          <table:table-cell table:number-columns-repeated="4"/>
          <table:table-cell table:style-name="ce86" office:value-type="currency" office:currency="GBP" office:value="8.21" calcext:value-type="currency">
            <text:p>£8,21</text:p>
          </table:table-cell>
          <table:table-cell table:number-columns-repeated="1008"/>
        </table:table-row>
        <table:table-row table:style-name="ro1">
          <table:table-cell table:style-name="ce161" office:value-type="float" office:value="571071" calcext:value-type="float">
            <text:p>571071</text:p>
          </table:table-cell>
          <table:table-cell table:style-name="ce40" office:value-type="date" office:date-value="2019-07-03" calcext:value-type="date">
            <text:p>03/07/2019</text:p>
          </table:table-cell>
          <table:table-cell table:style-name="ce53" office:value-type="time" office:time-value="PT20H00M00S" calcext:value-type="time">
            <text:p>20:00</text:p>
          </table:table-cell>
          <table:table-cell table:style-name="ce40" office:value-type="date" office:date-value="2019-07-03" calcext:value-type="date">
            <text:p>03/07/2019</text:p>
          </table:table-cell>
          <table:table-cell table:style-name="ce53" office:value-type="time" office:time-value="PT23H50M00S" calcext:value-type="time">
            <text:p>23:50</text:p>
          </table:table-cell>
          <table:table-cell table:style-name="ce106" table:content-validation-name="val3" office:value-type="string" calcext:value-type="string">
            <text:p>Waterstones Booksellers Limited,Unit 5, Ground Floor, Exchange Centre, Putney High St, London,SW15 1TW</text:p>
          </table:table-cell>
          <table:table-cell table:style-name="ce53" table:formula="of:=[.E155]-[.C155]+([.D155]&gt;[.B155])" office:value-type="time" office:time-value="PT03H50M00S" calcext:value-type="time">
            <text:p>03:50</text:p>
          </table:table-cell>
          <table:table-cell table:style-name="ce75" table:formula="of:=[.G155]*24-0.3" office:value-type="float" office:value="3.53333333333333" calcext:value-type="float">
            <text:p>3,53</text:p>
          </table:table-cell>
          <table:table-cell table:style-name="ce89" table:formula="of:=[.H155]*[.$P155]" office:value-type="currency" office:currency="GBP" office:value="29.0086666666666" calcext:value-type="currency">
            <text:p>£29,01</text:p>
          </table:table-cell>
          <table:table-cell table:style-name="ce89" office:value-type="currency" office:currency="GBP" office:value="34.89" calcext:value-type="currency">
            <text:p>£34,89</text:p>
          </table:table-cell>
          <table:table-cell office:value-type="string" calcext:value-type="string">
            <text:p>26/07/2019 - Period 8/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215" calcext:value-type="float">
            <text:p>568215</text:p>
          </table:table-cell>
          <table:table-cell table:style-name="ce40" office:value-type="date" office:date-value="2019-07-04" calcext:value-type="date">
            <text:p>04/07/2019</text:p>
          </table:table-cell>
          <table:table-cell table:style-name="ce53" office:value-type="time" office:time-value="PT19H40M00S" calcext:value-type="time">
            <text:p>19:40</text:p>
          </table:table-cell>
          <table:table-cell table:style-name="ce40" office:value-type="date" office:date-value="2019-07-05" calcext:value-type="date">
            <text:p>05/07/2019</text:p>
          </table:table-cell>
          <table:table-cell table:style-name="ce53" office:value-type="time" office:time-value="PT02H00M00S" calcext:value-type="time">
            <text:p>02:00</text:p>
          </table:table-cell>
          <table:table-cell table:style-name="ce106" table:content-validation-name="val3" office:value-type="string" calcext:value-type="string">
            <text:p>Poundland Limited,177 Central Road, Worcester Park, Surrey,KT4 8DR</text:p>
          </table:table-cell>
          <table:table-cell table:style-name="ce53" table:formula="of:=[.E156]-[.C156]+([.D156]&gt;[.B156])" office:value-type="time" office:time-value="PT06H20M00S" calcext:value-type="time">
            <text:p>06:20</text:p>
          </table:table-cell>
          <table:table-cell table:style-name="ce75" table:formula="of:=[.G156]*24-0.3" office:value-type="float" office:value="6.03333333333334" calcext:value-type="float">
            <text:p>6,03</text:p>
          </table:table-cell>
          <table:table-cell table:style-name="ce89" table:formula="of:=[.H156]*[.$P156]" office:value-type="currency" office:currency="GBP" office:value="49.5336666666667" calcext:value-type="currency">
            <text:p>£49,53</text:p>
          </table:table-cell>
          <table:table-cell table:style-name="ce89" office:value-type="currency" office:currency="GBP" office:value="53.37" calcext:value-type="currency">
            <text:p>£53,37</text:p>
          </table:table-cell>
          <table:table-cell office:value-type="string" calcext:value-type="string">
            <text:p>26/07/2019 - Period 8/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0964" calcext:value-type="float">
            <text:p>580964</text:p>
          </table:table-cell>
          <table:table-cell table:style-name="ce40" office:value-type="date" office:date-value="2019-07-05" calcext:value-type="date">
            <text:p>05/07/2019</text:p>
          </table:table-cell>
          <table:table-cell table:style-name="ce53" office:value-type="time" office:time-value="PT15H00M00S" calcext:value-type="time">
            <text:p>15:00</text:p>
          </table:table-cell>
          <table:table-cell table:style-name="ce40" office:value-type="date" office:date-value="2019-07-05" calcext:value-type="date">
            <text:p>05/07/2019</text:p>
          </table:table-cell>
          <table:table-cell table:style-name="ce53" office:value-type="time" office:time-value="PT20H30M00S" calcext:value-type="time">
            <text:p>20:30</text:p>
          </table:table-cell>
          <table:table-cell table:style-name="ce106" table:content-validation-name="val6" office:value-type="string" calcext:value-type="string">
            <text:p>Superdrug,41, High Street Walton On Thames Surrey ,KT12 1DH </text:p>
          </table:table-cell>
          <table:table-cell table:style-name="ce53" table:formula="of:=[.E157]-[.C157]+([.D157]&gt;[.B157])" office:value-type="time" office:time-value="PT05H30M00S" calcext:value-type="time">
            <text:p>05:30</text:p>
          </table:table-cell>
          <table:table-cell table:style-name="ce75" table:formula="of:=[.G157]*24-0.3" office:value-type="float" office:value="5.2" calcext:value-type="float">
            <text:p>5,20</text:p>
          </table:table-cell>
          <table:table-cell table:style-name="ce89" table:formula="of:=[.H157]*[.$P157]" office:value-type="currency" office:currency="GBP" office:value="42.692" calcext:value-type="currency">
            <text:p>£42,69</text:p>
          </table:table-cell>
          <table:table-cell table:style-name="ce89" office:value-type="currency" office:currency="GBP" office:value="45.84" calcext:value-type="currency">
            <text:p>£45,84</text:p>
          </table:table-cell>
          <table:table-cell office:value-type="string" calcext:value-type="string">
            <text:p>26/07/2019 - Period 8/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379" calcext:value-type="float">
            <text:p>559379</text:p>
          </table:table-cell>
          <table:table-cell table:style-name="ce40" office:value-type="date" office:date-value="2019-07-08" calcext:value-type="date">
            <text:p>08/07/2019</text:p>
          </table:table-cell>
          <table:table-cell table:style-name="ce53" office:value-type="time" office:time-value="PT17H00M00S" calcext:value-type="time">
            <text:p>17:00</text:p>
          </table:table-cell>
          <table:table-cell table:style-name="ce40" office:value-type="date" office:date-value="2019-07-08" calcext:value-type="date">
            <text:p>08/07/2019</text:p>
          </table:table-cell>
          <table:table-cell table:style-name="ce53" office:value-type="time" office:time-value="PT23H00M00S" calcext:value-type="time">
            <text:p>23:00</text:p>
          </table:table-cell>
          <table:table-cell table:style-name="ce106" table:content-validation-name="val6" office:value-type="string" calcext:value-type="string">
            <text:p>Superdrug,36 St John's Rd, Battersea, London,SW11 1PW</text:p>
          </table:table-cell>
          <table:table-cell table:style-name="ce53" table:formula="of:=[.E158]-[.C158]+([.D158]&gt;[.B158])" office:value-type="time" office:time-value="PT06H00M00S" calcext:value-type="time">
            <text:p>06:00</text:p>
          </table:table-cell>
          <table:table-cell table:style-name="ce75" table:formula="of:=[.G158]*24-0.3" office:value-type="float" office:value="5.7" calcext:value-type="float">
            <text:p>5,70</text:p>
          </table:table-cell>
          <table:table-cell table:style-name="ce89" table:formula="of:=[.H158]*[.$P158]" office:value-type="currency" office:currency="GBP" office:value="46.797" calcext:value-type="currency">
            <text:p>£46,80</text:p>
          </table:table-cell>
          <table:table-cell table:style-name="ce89" office:value-type="currency" office:currency="GBP" office:value="48.58" calcext:value-type="currency">
            <text:p>£48,58</text:p>
          </table:table-cell>
          <table:table-cell office:value-type="string" calcext:value-type="string">
            <text:p>26/07/2019 - Period 8/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274" calcext:value-type="float">
            <text:p>568274</text:p>
          </table:table-cell>
          <table:table-cell table:style-name="ce40" office:value-type="date" office:date-value="2019-07-10" calcext:value-type="date">
            <text:p>10/07/2019</text:p>
          </table:table-cell>
          <table:table-cell table:style-name="ce53" office:value-type="time" office:time-value="PT15H00M00S" calcext:value-type="time">
            <text:p>15:00</text:p>
          </table:table-cell>
          <table:table-cell table:style-name="ce40" office:value-type="date" office:date-value="2019-07-10" calcext:value-type="date">
            <text:p>10/07/2019</text:p>
          </table:table-cell>
          <table:table-cell table:style-name="ce53" office:value-type="time" office:time-value="PT23H00M00S" calcext:value-type="time">
            <text:p>23:00</text:p>
          </table:table-cell>
          <table:table-cell table:style-name="ce106" table:content-validation-name="val3" office:value-type="string" calcext:value-type="string">
            <text:p>Poundland Limited,46 High St, Epsom,KT19 8AJ</text:p>
          </table:table-cell>
          <table:table-cell table:style-name="ce53" table:formula="of:=[.E159]-[.C159]+([.D159]&gt;[.B159])" office:value-type="time" office:time-value="PT08H00M00S" calcext:value-type="time">
            <text:p>08:00</text:p>
          </table:table-cell>
          <table:table-cell table:style-name="ce75" table:formula="of:=[.G159]*24-0.3" office:value-type="float" office:value="7.7" calcext:value-type="float">
            <text:p>7,70</text:p>
          </table:table-cell>
          <table:table-cell table:style-name="ce89" table:formula="of:=[.H159]*[.$P159]" office:value-type="currency" office:currency="GBP" office:value="63.217" calcext:value-type="currency">
            <text:p>£63,22</text:p>
          </table:table-cell>
          <table:table-cell table:style-name="ce89" office:value-type="currency" office:currency="GBP" office:value="64.31" calcext:value-type="currency">
            <text:p>£64,31</text:p>
          </table:table-cell>
          <table:table-cell office:value-type="string" calcext:value-type="string">
            <text:p>26/07/2019 - Period 8/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375" calcext:value-type="float">
            <text:p>559375</text:p>
          </table:table-cell>
          <table:table-cell table:style-name="ce40" office:value-type="date" office:date-value="2019-07-12" calcext:value-type="date">
            <text:p>12/07/2019</text:p>
          </table:table-cell>
          <table:table-cell table:style-name="ce53" office:value-type="time" office:time-value="PT17H30M00S" calcext:value-type="time">
            <text:p>17:30</text:p>
          </table:table-cell>
          <table:table-cell table:style-name="ce40" office:value-type="date" office:date-value="2019-07-13" calcext:value-type="date">
            <text:p>13/07/2019</text:p>
          </table:table-cell>
          <table:table-cell table:style-name="ce53" office:value-type="time" office:time-value="PT00H00M00S" calcext:value-type="time">
            <text:p>00:00</text:p>
          </table:table-cell>
          <table:table-cell table:style-name="ce106" table:content-validation-name="val6" office:value-type="string" calcext:value-type="string">
            <text:p>Superdrug,156-158 Clapham High St, Clapham, London,SW4 7UG</text:p>
          </table:table-cell>
          <table:table-cell table:style-name="ce53" table:formula="of:=[.E160]-[.C160]+([.D160]&gt;[.B160])" office:value-type="time" office:time-value="PT06H30M00S" calcext:value-type="time">
            <text:p>06:30</text:p>
          </table:table-cell>
          <table:table-cell table:style-name="ce75" table:formula="of:=[.G160]*24-0.3" office:value-type="float" office:value="6.2" calcext:value-type="float">
            <text:p>6,20</text:p>
          </table:table-cell>
          <table:table-cell table:style-name="ce89" table:formula="of:=[.H160]*[.$P160]" office:value-type="currency" office:currency="GBP" office:value="50.902" calcext:value-type="currency">
            <text:p>£50,90</text:p>
          </table:table-cell>
          <table:table-cell table:style-name="ce89" office:value-type="currency" office:currency="GBP" office:value="48.58" calcext:value-type="currency">
            <text:p>£48,58</text:p>
          </table:table-cell>
          <table:table-cell office:value-type="string" calcext:value-type="string">
            <text:p>26/07/2019 - Period 8/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0694" calcext:value-type="float">
            <text:p>580694</text:p>
          </table:table-cell>
          <table:table-cell table:style-name="ce40" office:value-type="date" office:date-value="2019-07-15" calcext:value-type="date">
            <text:p>15/07/2019</text:p>
          </table:table-cell>
          <table:table-cell table:style-name="ce53" office:value-type="time" office:time-value="PT17H00M00S" calcext:value-type="time">
            <text:p>17:00</text:p>
          </table:table-cell>
          <table:table-cell table:style-name="ce40" office:value-type="date" office:date-value="2019-07-15" calcext:value-type="date">
            <text:p>15/07/2019</text:p>
          </table:table-cell>
          <table:table-cell table:style-name="ce53" office:value-type="time" office:time-value="PT23H00M00S" calcext:value-type="time">
            <text:p>23:00</text:p>
          </table:table-cell>
          <table:table-cell table:style-name="ce106" table:content-validation-name="val3" office:value-type="string" calcext:value-type="string">
            <text:p>Wilkinson Group PLC,146/152, Clarence Street, Kingston Upon Thames, Surrey,KT1 1QP</text:p>
          </table:table-cell>
          <table:table-cell table:style-name="ce53" table:formula="of:=[.E161]-[.C161]+([.D161]&gt;[.B161])" office:value-type="time" office:time-value="PT06H00M00S" calcext:value-type="time">
            <text:p>06:00</text:p>
          </table:table-cell>
          <table:table-cell table:style-name="ce75" table:formula="of:=[.G161]*24-0.3" office:value-type="float" office:value="5.7" calcext:value-type="float">
            <text:p>5,70</text:p>
          </table:table-cell>
          <table:table-cell table:style-name="ce89" table:formula="of:=[.H161]*[.$P161]" office:value-type="currency" office:currency="GBP" office:value="46.797" calcext:value-type="currency">
            <text:p>£46,80</text:p>
          </table:table-cell>
          <table:table-cell table:style-name="ce89" office:value-type="currency" office:currency="GBP" office:value="64.52" calcext:value-type="currency">
            <text:p>£64,52</text:p>
          </table:table-cell>
          <table:table-cell office:value-type="string" calcext:value-type="string">
            <text:p>09/08/2019 - Period 9/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0695" calcext:value-type="float">
            <text:p>580695</text:p>
          </table:table-cell>
          <table:table-cell table:style-name="ce40" office:value-type="date" office:date-value="2019-07-16" calcext:value-type="date">
            <text:p>16/07/2019</text:p>
          </table:table-cell>
          <table:table-cell table:style-name="ce53" office:value-type="time" office:time-value="PT17H00M00S" calcext:value-type="time">
            <text:p>17:00</text:p>
          </table:table-cell>
          <table:table-cell table:style-name="ce40" office:value-type="date" office:date-value="2019-07-16" calcext:value-type="date">
            <text:p>16/07/2019</text:p>
          </table:table-cell>
          <table:table-cell table:style-name="ce53" office:value-type="time" office:time-value="PT23H30M00S" calcext:value-type="time">
            <text:p>23:30</text:p>
          </table:table-cell>
          <table:table-cell table:style-name="ce106" table:content-validation-name="val3" office:value-type="string" calcext:value-type="string">
            <text:p>Wilkinson Group PLC,78-80 High St, Epsom,KT19 8BA</text:p>
          </table:table-cell>
          <table:table-cell table:style-name="ce53" table:formula="of:=[.E162]-[.C162]+([.D162]&gt;[.B162])" office:value-type="time" office:time-value="PT06H30M00S" calcext:value-type="time">
            <text:p>06:30</text:p>
          </table:table-cell>
          <table:table-cell table:style-name="ce75" table:formula="of:=[.G162]*24-0.3" office:value-type="float" office:value="6.2" calcext:value-type="float">
            <text:p>6,20</text:p>
          </table:table-cell>
          <table:table-cell table:style-name="ce89" table:formula="of:=[.H162]*[.$P162]" office:value-type="currency" office:currency="GBP" office:value="50.902" calcext:value-type="currency">
            <text:p>£50,90</text:p>
          </table:table-cell>
          <table:table-cell table:style-name="ce89" office:value-type="currency" office:currency="GBP" office:value="64.52" calcext:value-type="currency">
            <text:p>£64,52</text:p>
          </table:table-cell>
          <table:table-cell office:value-type="string" calcext:value-type="string">
            <text:p>09/08/2019 - Period 9/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20758" calcext:value-type="float">
            <text:p>520758</text:p>
          </table:table-cell>
          <table:table-cell table:style-name="ce40" office:value-type="date" office:date-value="2019-07-22" calcext:value-type="date">
            <text:p>22/07/2019</text:p>
          </table:table-cell>
          <table:table-cell table:style-name="ce53" office:value-type="time" office:time-value="PT14H00M00S" calcext:value-type="time">
            <text:p>14:00</text:p>
          </table:table-cell>
          <table:table-cell table:style-name="ce40" office:value-type="date" office:date-value="2019-07-22" calcext:value-type="date">
            <text:p>22/07/2019</text:p>
          </table:table-cell>
          <table:table-cell table:style-name="ce53" office:value-type="time" office:time-value="PT20H10M00S" calcext:value-type="time">
            <text:p>20:10</text:p>
          </table:table-cell>
          <table:table-cell table:style-name="ce106" table:content-validation-name="val3" office:value-type="string" calcext:value-type="string">
            <text:p>Boots UK Limited,Unit 9 The Tandem Centre, London,SW19 2TY</text:p>
          </table:table-cell>
          <table:table-cell table:style-name="ce53" table:formula="of:=[.E163]-[.C163]+([.D163]&gt;[.B163])" office:value-type="time" office:time-value="PT06H10M00S" calcext:value-type="time">
            <text:p>06:10</text:p>
          </table:table-cell>
          <table:table-cell table:style-name="ce75" table:formula="of:=[.G163]*24-0.3" office:value-type="float" office:value="5.86666666666667" calcext:value-type="float">
            <text:p>5,87</text:p>
          </table:table-cell>
          <table:table-cell table:style-name="ce89" table:formula="of:=[.H163]*[.$P163]" office:value-type="currency" office:currency="GBP" office:value="48.1653333333333" calcext:value-type="currency">
            <text:p>£48,17</text:p>
          </table:table-cell>
          <table:table-cell table:style-name="ce89" office:value-type="currency" office:currency="GBP" office:value="47.89" calcext:value-type="currency">
            <text:p>£47,89</text:p>
          </table:table-cell>
          <table:table-cell table:style-name="ce161" office:value-type="string" calcext:value-type="string">
            <text:p>09/08/2019 - Period 9/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26" office:value-type="float" office:value="520963" calcext:value-type="float">
            <text:p>520963</text:p>
          </table:table-cell>
          <table:table-cell table:style-name="ce48" office:value-type="date" office:date-value="2019-07-24" calcext:value-type="date">
            <text:p>24/07/2019</text:p>
          </table:table-cell>
          <table:table-cell table:style-name="ce87" office:value-type="time" office:time-value="PT14H00M00S" calcext:value-type="time">
            <text:p>14:00</text:p>
          </table:table-cell>
          <table:table-cell table:style-name="ce48" office:value-type="date" office:date-value="2019-07-24" calcext:value-type="date">
            <text:p>24/07/2019</text:p>
          </table:table-cell>
          <table:table-cell table:style-name="ce87" office:value-type="time" office:time-value="PT21H30M00S" calcext:value-type="time">
            <text:p>21:30</text:p>
          </table:table-cell>
          <table:table-cell table:style-name="ce111" table:content-validation-name="val3" office:value-type="string" calcext:value-type="string">
            <text:p>Boots UK Limited,Msu2 Lower Thames Walk, Bluewater Shopping Centre, Greenhithe, Kent,DA9 9SJ</text:p>
          </table:table-cell>
          <table:table-cell table:style-name="ce87" table:formula="of:=[.E164]-[.C164]+([.D164]&gt;[.B164])" office:value-type="time" office:time-value="PT07H30M00S" calcext:value-type="time">
            <text:p>07:30</text:p>
          </table:table-cell>
          <table:table-cell table:style-name="ce130" table:formula="of:=[.G164]*24-0.3" office:value-type="float" office:value="7.2" calcext:value-type="float">
            <text:p>7,20</text:p>
          </table:table-cell>
          <table:table-cell table:style-name="ce141" table:formula="of:=[.H164]*[.$P164]" office:value-type="currency" office:currency="GBP" office:value="59.112" calcext:value-type="currency">
            <text:p>£59,11</text:p>
          </table:table-cell>
          <table:table-cell table:style-name="ce141" office:value-type="currency" office:currency="GBP" office:value="58.84" calcext:value-type="currency">
            <text:p>£58,84</text:p>
          </table:table-cell>
          <table:table-cell table:style-name="ce26" office:value-type="string" calcext:value-type="string">
            <text:p>09/08/2019 - Period 9/2019</text:p>
          </table:table-cell>
          <table:table-cell table:style-name="ce26" table:number-columns-repeated="3"/>
          <table:table-cell table:style-name="ce141"/>
          <table:table-cell table:style-name="ce141" office:value-type="currency" office:currency="GBP" office:value="8.21" calcext:value-type="currency">
            <text:p>£8,21</text:p>
          </table:table-cell>
          <table:table-cell table:style-name="ce26" table:number-columns-repeated="48"/>
          <table:table-cell table:number-columns-repeated="960"/>
        </table:table-row>
        <table:table-row table:style-name="ro1">
          <table:table-cell table:style-name="ce161" office:value-type="float" office:value="571594" calcext:value-type="float">
            <text:p>571594</text:p>
          </table:table-cell>
          <table:table-cell table:style-name="ce40" office:value-type="date" office:date-value="2019-07-26" calcext:value-type="date">
            <text:p>26/07/2019</text:p>
          </table:table-cell>
          <table:table-cell table:style-name="ce53" office:value-type="time" office:time-value="PT08H00M00S" calcext:value-type="time">
            <text:p>08:00</text:p>
          </table:table-cell>
          <table:table-cell table:style-name="ce40" office:value-type="date" office:date-value="2019-07-26" calcext:value-type="date">
            <text:p>26/07/2019</text:p>
          </table:table-cell>
          <table:table-cell table:style-name="ce53" office:value-type="time" office:time-value="PT15H30M00S" calcext:value-type="time">
            <text:p>15:30</text:p>
          </table:table-cell>
          <table:table-cell table:style-name="ce106" table:content-validation-name="val3" office:value-type="string" calcext:value-type="string">
            <text:p>Euro Car Parts Limited,Unit 1b, 40 - 62 Gatwick Road, Crawley, West Sussex,RH10 9AN</text:p>
          </table:table-cell>
          <table:table-cell table:style-name="ce53" table:formula="of:=[.E165]-[.C165]+([.D165]&gt;[.B165])" office:value-type="time" office:time-value="PT07H30M00S" calcext:value-type="time">
            <text:p>07:30</text:p>
          </table:table-cell>
          <table:table-cell table:style-name="ce75" table:formula="of:=[.G165]*24-0.3" office:value-type="float" office:value="7.2" calcext:value-type="float">
            <text:p>7,20</text:p>
          </table:table-cell>
          <table:table-cell table:style-name="ce89" table:formula="of:=[.H165]*[.$P165]" office:value-type="currency" office:currency="GBP" office:value="59.112" calcext:value-type="currency">
            <text:p>£59,11</text:p>
          </table:table-cell>
          <table:table-cell table:style-name="ce89" office:value-type="currency" office:currency="GBP" office:value="58.84" calcext:value-type="currency">
            <text:p>£58,84</text:p>
          </table:table-cell>
          <table:table-cell office:value-type="string" calcext:value-type="string">
            <text:p>09/08/2019 - Period 9/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244" calcext:value-type="float">
            <text:p>568244</text:p>
          </table:table-cell>
          <table:table-cell table:style-name="ce40" office:value-type="date" office:date-value="2019-07-29" calcext:value-type="date">
            <text:p>29/07/2019</text:p>
          </table:table-cell>
          <table:table-cell table:style-name="ce53" office:value-type="time" office:time-value="PT15H00M00S" calcext:value-type="time">
            <text:p>15:00</text:p>
          </table:table-cell>
          <table:table-cell table:style-name="ce40" office:value-type="date" office:date-value="2019-07-29" calcext:value-type="date">
            <text:p>29/07/2019</text:p>
          </table:table-cell>
          <table:table-cell table:style-name="ce53" office:value-type="time" office:time-value="PT23H50M00S" calcext:value-type="time">
            <text:p>23:50</text:p>
          </table:table-cell>
          <table:table-cell table:style-name="ce106" table:content-validation-name="val3" office:value-type="string" calcext:value-type="string">
            <text:p>Poundland Limited,167-169 High Street, Chatham, Kent,ME4 4BA</text:p>
          </table:table-cell>
          <table:table-cell table:style-name="ce53" table:formula="of:=[.E166]-[.C166]+([.D166]&gt;[.B166])" office:value-type="time" office:time-value="PT08H50M00S" calcext:value-type="time">
            <text:p>08:50</text:p>
          </table:table-cell>
          <table:table-cell table:style-name="ce75" table:formula="of:=[.G166]*24-0.3" office:value-type="float" office:value="8.53333333333333" calcext:value-type="float">
            <text:p>8,53</text:p>
          </table:table-cell>
          <table:table-cell table:style-name="ce89" table:formula="of:=[.H166]*[.$P166]" office:value-type="currency" office:currency="GBP" office:value="70.0586666666666" calcext:value-type="currency">
            <text:p>£70,06</text:p>
          </table:table-cell>
          <table:table-cell table:style-name="ce89" office:value-type="currency" office:currency="GBP" office:value="69.1" calcext:value-type="currency">
            <text:p>£69,10</text:p>
          </table:table-cell>
          <table:table-cell table:style-name="ce100" office:value-type="string" calcext:value-type="string">
            <text:p>23/08/2019 - Period 10/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2332" calcext:value-type="float">
            <text:p>582332</text:p>
          </table:table-cell>
          <table:table-cell table:style-name="ce40" office:value-type="date" office:date-value="2019-07-31" calcext:value-type="date">
            <text:p>31/07/2019</text:p>
          </table:table-cell>
          <table:table-cell table:style-name="ce53" office:value-type="time" office:time-value="PT17H00M00S" calcext:value-type="time">
            <text:p>17:00</text:p>
          </table:table-cell>
          <table:table-cell table:style-name="ce40" office:value-type="date" office:date-value="2019-07-31" calcext:value-type="date">
            <text:p>31/07/2019</text:p>
          </table:table-cell>
          <table:table-cell table:style-name="ce53" office:value-type="time" office:time-value="PT23H45M00S" calcext:value-type="time">
            <text:p>23:45</text:p>
          </table:table-cell>
          <table:table-cell table:style-name="ce106" table:content-validation-name="val6" office:value-type="string" calcext:value-type="string">
            <text:p>Poundland Limited,Butterfly Walk, Denmark Hill, Camberwell, London,SE5 8RW</text:p>
          </table:table-cell>
          <table:table-cell table:style-name="ce53" table:formula="of:=[.E167]-[.C167]+([.D167]&gt;[.B167])" office:value-type="time" office:time-value="PT06H45M00S" calcext:value-type="time">
            <text:p>06:45</text:p>
          </table:table-cell>
          <table:table-cell table:style-name="ce75" table:formula="of:=[.G167]*24-0.3" office:value-type="float" office:value="6.45" calcext:value-type="float">
            <text:p>6,45</text:p>
          </table:table-cell>
          <table:table-cell table:style-name="ce89" table:formula="of:=[.H167]*[.$P167]" office:value-type="currency" office:currency="GBP" office:value="52.9545" calcext:value-type="currency">
            <text:p>£52,95</text:p>
          </table:table-cell>
          <table:table-cell table:style-name="ce89" office:value-type="currency" office:currency="GBP" office:value="53.37" calcext:value-type="currency">
            <text:p>£53,37</text:p>
          </table:table-cell>
          <table:table-cell table:style-name="ce100" office:value-type="string" calcext:value-type="string">
            <text:p>23/08/2019 - Period 10/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5942" calcext:value-type="float">
            <text:p>555942</text:p>
          </table:table-cell>
          <table:table-cell table:style-name="ce40" office:value-type="date" office:date-value="2019-08-02" calcext:value-type="date">
            <text:p>02/08/2019</text:p>
          </table:table-cell>
          <table:table-cell table:style-name="ce53" office:value-type="time" office:time-value="PT07H00M00S" calcext:value-type="time">
            <text:p>07:00</text:p>
          </table:table-cell>
          <table:table-cell table:style-name="ce40" office:value-type="date" office:date-value="2019-08-02" calcext:value-type="date">
            <text:p>02/08/2019</text:p>
          </table:table-cell>
          <table:table-cell table:style-name="ce53" office:value-type="time" office:time-value="PT12H20M00S" calcext:value-type="time">
            <text:p>12:20</text:p>
          </table:table-cell>
          <table:table-cell table:style-name="ce106" table:content-validation-name="val3" office:value-type="string" calcext:value-type="string">
            <text:p>Co-Op Group Limited,51-53 Green Lane, Addlestone,KT15 2TX</text:p>
          </table:table-cell>
          <table:table-cell table:style-name="ce53" table:formula="of:=[.E168]-[.C168]+([.D168]&gt;[.B168])" office:value-type="time" office:time-value="PT05H20M00S" calcext:value-type="time">
            <text:p>05:20</text:p>
          </table:table-cell>
          <table:table-cell table:style-name="ce75" table:formula="of:=[.G168]*24-0.3" office:value-type="float" office:value="5.03333333333333" calcext:value-type="float">
            <text:p>5,03</text:p>
          </table:table-cell>
          <table:table-cell table:style-name="ce89" table:formula="of:=[.H168]*[.$P168]" office:value-type="currency" office:currency="GBP" office:value="41.3236666666666" calcext:value-type="currency">
            <text:p>£41,32</text:p>
          </table:table-cell>
          <table:table-cell table:style-name="ce89" office:value-type="currency" office:currency="GBP" office:value="41.5" calcext:value-type="currency">
            <text:p>£41,50</text:p>
          </table:table-cell>
          <table:table-cell table:style-name="ce100" office:value-type="string" calcext:value-type="string">
            <text:p>23/08/2019 - Period 10/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315" calcext:value-type="float">
            <text:p>568315</text:p>
          </table:table-cell>
          <table:table-cell table:style-name="ce40" office:value-type="date" office:date-value="2019-08-05" calcext:value-type="date">
            <text:p>05/08/2019</text:p>
          </table:table-cell>
          <table:table-cell table:style-name="ce53" office:value-type="time" office:time-value="PT17H00M00S" calcext:value-type="time">
            <text:p>17:00</text:p>
          </table:table-cell>
          <table:table-cell table:style-name="ce40" office:value-type="date" office:date-value="2019-08-06" calcext:value-type="date">
            <text:p>06/08/2019</text:p>
          </table:table-cell>
          <table:table-cell table:style-name="ce53" office:value-type="time" office:time-value="PT00H00M00S" calcext:value-type="time">
            <text:p>00:00</text:p>
          </table:table-cell>
          <table:table-cell table:style-name="ce106" table:content-validation-name="val3" office:value-type="string" calcext:value-type="string">
            <text:p>Poundland Limited,Unit 37, Central Mall, The Wandsworth Shopping Centre, Wandsworth,SW18 4TE</text:p>
          </table:table-cell>
          <table:table-cell table:style-name="ce53" table:formula="of:=[.E169]-[.C169]+([.D169]&gt;[.B169])" office:value-type="time" office:time-value="PT07H00M00S" calcext:value-type="time">
            <text:p>07:00</text:p>
          </table:table-cell>
          <table:table-cell table:style-name="ce75" table:formula="of:=[.G169]*24-0.3" office:value-type="float" office:value="6.7" calcext:value-type="float">
            <text:p>6,70</text:p>
          </table:table-cell>
          <table:table-cell table:style-name="ce89" table:formula="of:=[.H169]*[.$P169]" office:value-type="currency" office:currency="GBP" office:value="50.25" calcext:value-type="currency">
            <text:p>£50,25</text:p>
          </table:table-cell>
          <table:table-cell table:style-name="ce89" office:value-type="currency" office:currency="GBP" office:value="53.37" calcext:value-type="currency">
            <text:p>£53,37</text:p>
          </table:table-cell>
          <table:table-cell table:style-name="ce100" office:value-type="string" calcext:value-type="string">
            <text:p>23/08/2019 - Period 10/2019</text:p>
          </table:table-cell>
          <table:table-cell table:style-name="ce161" table:number-columns-repeated="3"/>
          <table:table-cell table:style-name="ce89"/>
          <table:table-cell table:style-name="ce89"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9257" calcext:value-type="float">
            <text:p>559257</text:p>
          </table:table-cell>
          <table:table-cell table:style-name="ce40" office:value-type="date" office:date-value="2019-08-07" calcext:value-type="date">
            <text:p>07/08/2019</text:p>
          </table:table-cell>
          <table:table-cell table:style-name="ce53" office:value-type="time" office:time-value="PT17H15M00S" calcext:value-type="time">
            <text:p>17:15</text:p>
          </table:table-cell>
          <table:table-cell table:style-name="ce40" office:value-type="date" office:date-value="2019-08-07" calcext:value-type="date">
            <text:p>07/08/2019</text:p>
          </table:table-cell>
          <table:table-cell table:style-name="ce53" office:value-type="time" office:time-value="PT22H45M00S" calcext:value-type="time">
            <text:p>22:45</text:p>
          </table:table-cell>
          <table:table-cell table:style-name="ce106" table:content-validation-name="val6" office:value-type="string" calcext:value-type="string">
            <text:p>Superdrug,19/20 The Broadway Southall Middlesex ,UB1 1JR</text:p>
          </table:table-cell>
          <table:table-cell table:style-name="ce53" table:formula="of:=[.E170]-[.C170]+([.D170]&gt;[.B170])" office:value-type="time" office:time-value="PT05H30M00S" calcext:value-type="time">
            <text:p>05:30</text:p>
          </table:table-cell>
          <table:table-cell table:style-name="ce75" table:formula="of:=[.G170]*24-0.3" office:value-type="float" office:value="5.2" calcext:value-type="float">
            <text:p>5,20</text:p>
          </table:table-cell>
          <table:table-cell table:style-name="ce89" table:formula="of:=[.H170]*[.$P170]" office:value-type="currency" office:currency="GBP" office:value="42.692" calcext:value-type="currency">
            <text:p>£42,69</text:p>
          </table:table-cell>
          <table:table-cell table:style-name="ce89" office:value-type="currency" office:currency="GBP" office:value="46.52" calcext:value-type="currency">
            <text:p>£46,52</text:p>
          </table:table-cell>
          <table:table-cell table:style-name="ce100" office:value-type="string" calcext:value-type="string">
            <text:p>23/08/2019 - Period 10/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595" calcext:value-type="float">
            <text:p>571595</text:p>
          </table:table-cell>
          <table:table-cell table:style-name="ce40" office:value-type="date" office:date-value="2019-08-09" calcext:value-type="date">
            <text:p>09/08/2019</text:p>
          </table:table-cell>
          <table:table-cell table:style-name="ce53" office:value-type="time" office:time-value="PT07H30M00S" calcext:value-type="time">
            <text:p>07:30</text:p>
          </table:table-cell>
          <table:table-cell table:style-name="ce40" office:value-type="date" office:date-value="2019-08-09" calcext:value-type="date">
            <text:p>09/08/2019</text:p>
          </table:table-cell>
          <table:table-cell table:style-name="ce53" office:value-type="time" office:time-value="PT15H15M00S" calcext:value-type="time">
            <text:p>15:15</text:p>
          </table:table-cell>
          <table:table-cell table:style-name="ce106" table:content-validation-name="val3" office:value-type="string" calcext:value-type="string">
            <text:p>Euro Car Parts Limited,13d Euroways, Wood Close, Mills Road, Quarry Wood, Maidstone,ME20 7NA</text:p>
          </table:table-cell>
          <table:table-cell table:style-name="ce53" table:formula="of:=[.E171]-[.C171]+([.D171]&gt;[.B171])" office:value-type="time" office:time-value="PT07H45M00S" calcext:value-type="time">
            <text:p>07:45</text:p>
          </table:table-cell>
          <table:table-cell table:style-name="ce75" table:formula="of:=[.G171]*24-0.3" office:value-type="float" office:value="7.45" calcext:value-type="float">
            <text:p>7,45</text:p>
          </table:table-cell>
          <table:table-cell table:style-name="ce89" table:formula="of:=[.H171]*[.$P171]" office:value-type="currency" office:currency="GBP" office:value="61.1645" calcext:value-type="currency">
            <text:p>£61,16</text:p>
          </table:table-cell>
          <table:table-cell table:style-name="ce89" office:value-type="currency" office:currency="GBP" office:value="60.89" calcext:value-type="currency">
            <text:p>£60,89</text:p>
          </table:table-cell>
          <table:table-cell table:style-name="ce100" office:value-type="string" calcext:value-type="string">
            <text:p>23/08/2019 - Period 10/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2481" calcext:value-type="float">
            <text:p>582481</text:p>
          </table:table-cell>
          <table:table-cell table:style-name="ce40" office:value-type="date" office:date-value="2019-08-12" calcext:value-type="date">
            <text:p>12/08/2019</text:p>
          </table:table-cell>
          <table:table-cell table:style-name="ce53" office:value-type="time" office:time-value="PT16H00M00S" calcext:value-type="time">
            <text:p>16:00</text:p>
          </table:table-cell>
          <table:table-cell table:style-name="ce40" office:value-type="date" office:date-value="2019-08-12" calcext:value-type="date">
            <text:p>12/08/2019</text:p>
          </table:table-cell>
          <table:table-cell table:style-name="ce53" office:value-type="time" office:time-value="PT17H30M00S" calcext:value-type="time">
            <text:p>17:30</text:p>
          </table:table-cell>
          <table:table-cell table:style-name="ce106" table:content-validation-name="val3" office:value-type="string" calcext:value-type="string">
            <text:p>Poundland Limited,118 High Street, Waltham Cross, London,EN8 7BX</text:p>
          </table:table-cell>
          <table:table-cell table:style-name="ce53" table:formula="of:=[.E172]-[.C172]+([.D172]&gt;[.B172])" office:value-type="time" office:time-value="PT01H30M00S" calcext:value-type="time">
            <text:p>01:30</text:p>
          </table:table-cell>
          <table:table-cell table:style-name="ce75" table:formula="of:=[.G172]*24-0.3" office:value-type="float" office:value="1.2" calcext:value-type="float">
            <text:p>1,20</text:p>
          </table:table-cell>
          <table:table-cell table:style-name="ce89" table:formula="of:=[.H172]*[.$P172]" office:value-type="currency" office:currency="GBP" office:value="9.852" calcext:value-type="currency">
            <text:p>£9,85</text:p>
          </table:table-cell>
          <table:table-cell table:style-name="ce89" office:value-type="string" calcext:value-type="string">
            <text:p>Job cancelled by Poundland on the spot due to lacking of supervisor</text:p>
          </table:table-cell>
          <table:table-cell table:style-name="ce100"/>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087" calcext:value-type="float">
            <text:p>571087</text:p>
          </table:table-cell>
          <table:table-cell table:style-name="ce40" office:value-type="date" office:date-value="2019-08-14" calcext:value-type="date">
            <text:p>14/08/2019</text:p>
          </table:table-cell>
          <table:table-cell table:style-name="ce53" office:value-type="time" office:time-value="PT17H30M00S" calcext:value-type="time">
            <text:p>17:30</text:p>
          </table:table-cell>
          <table:table-cell table:style-name="ce40" office:value-type="date" office:date-value="2019-08-14" calcext:value-type="date">
            <text:p>14/08/2019</text:p>
          </table:table-cell>
          <table:table-cell table:style-name="ce53" office:value-type="time" office:time-value="PT22H30M00S" calcext:value-type="time">
            <text:p>22:30</text:p>
          </table:table-cell>
          <table:table-cell table:style-name="ce106" table:content-validation-name="val3" office:value-type="string" calcext:value-type="string">
            <text:p>Waterstones Booksellers Limited,Unit 12-13, Heart Shopping Centre, High Street, Walton-Upon-Thames, Surrey,KT12 1BZ</text:p>
          </table:table-cell>
          <table:table-cell table:style-name="ce53" table:formula="of:=[.E173]-[.C173]+([.D173]&gt;[.B173])" office:value-type="time" office:time-value="PT05H00M00S" calcext:value-type="time">
            <text:p>05:00</text:p>
          </table:table-cell>
          <table:table-cell table:style-name="ce75" table:formula="of:=[.G173]*24-0.3" office:value-type="float" office:value="4.7" calcext:value-type="float">
            <text:p>4,70</text:p>
          </table:table-cell>
          <table:table-cell table:style-name="ce89" table:formula="of:=[.H173]*[.$P173]" office:value-type="currency" office:currency="GBP" office:value="38.587" calcext:value-type="currency">
            <text:p>£38,59</text:p>
          </table:table-cell>
          <table:table-cell table:style-name="ce89" office:value-type="currency" office:currency="GBP" office:value="41.05" calcext:value-type="currency">
            <text:p>£41,05</text:p>
          </table:table-cell>
          <table:table-cell table:style-name="ce161" office:value-type="string" calcext:value-type="string">
            <text:p>06/09/2019 - Period 11/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284" calcext:value-type="float">
            <text:p>568284</text:p>
          </table:table-cell>
          <table:table-cell table:style-name="ce40" office:value-type="date" office:date-value="2019-08-19" calcext:value-type="date">
            <text:p>19/08/2019</text:p>
          </table:table-cell>
          <table:table-cell table:style-name="ce53" office:value-type="time" office:time-value="PT17H00M00S" calcext:value-type="time">
            <text:p>17:00</text:p>
          </table:table-cell>
          <table:table-cell table:style-name="ce40" office:value-type="date" office:date-value="2019-08-20" calcext:value-type="date">
            <text:p>20/08/2019</text:p>
          </table:table-cell>
          <table:table-cell table:style-name="ce53" office:value-type="time" office:time-value="PT01H50M00S" calcext:value-type="time">
            <text:p>01:50</text:p>
          </table:table-cell>
          <table:table-cell table:style-name="ce106" table:content-validation-name="val3" office:value-type="string" calcext:value-type="string">
            <text:p>Poundland Limited,44-50A, The Broadway Shopping Centre, Southall, Middlesex,UB1 1QB</text:p>
          </table:table-cell>
          <table:table-cell table:style-name="ce53" table:formula="of:=[.E174]-[.C174]+([.D174]&gt;[.B174])" office:value-type="time" office:time-value="PT08H50M00S" calcext:value-type="time">
            <text:p>08:50</text:p>
          </table:table-cell>
          <table:table-cell table:style-name="ce75" table:formula="of:=[.G174]*24-0.3" office:value-type="float" office:value="8.53333333333333" calcext:value-type="float">
            <text:p>8,53</text:p>
          </table:table-cell>
          <table:table-cell table:style-name="ce89" table:formula="of:=[.H174]*[.$P174]" office:value-type="currency" office:currency="GBP" office:value="70.0586666666666" calcext:value-type="currency">
            <text:p>£70,06</text:p>
          </table:table-cell>
          <table:table-cell table:style-name="ce89" office:value-type="currency" office:currency="GBP" office:value="69.1" calcext:value-type="currency">
            <text:p>£69,10</text:p>
          </table:table-cell>
          <table:table-cell table:style-name="ce161" office:value-type="string" calcext:value-type="string">
            <text:p>06/09/2019 - Period 11/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8308" calcext:value-type="float">
            <text:p>578308</text:p>
          </table:table-cell>
          <table:table-cell table:style-name="ce40" office:value-type="date" office:date-value="2019-08-23" calcext:value-type="date">
            <text:p>23/08/2019</text:p>
          </table:table-cell>
          <table:table-cell table:style-name="ce53" office:value-type="time" office:time-value="PT08H10M00S" calcext:value-type="time">
            <text:p>08:10</text:p>
          </table:table-cell>
          <table:table-cell table:style-name="ce40" office:value-type="date" office:date-value="2019-08-23" calcext:value-type="date">
            <text:p>23/08/2019</text:p>
          </table:table-cell>
          <table:table-cell table:style-name="ce53" office:value-type="time" office:time-value="PT09H30M00S" calcext:value-type="time">
            <text:p>09:30</text:p>
          </table:table-cell>
          <table:table-cell table:style-name="ce106" table:content-validation-name="val5" office:value-type="string" calcext:value-type="string">
            <text:p>Hallhuber GmbH,Ariel Way, Westfield, White City, London,W12 7GF</text:p>
          </table:table-cell>
          <table:table-cell table:style-name="ce53" table:formula="of:=[.E175]-[.C175]+([.D175]&gt;[.B175])" office:value-type="time" office:time-value="PT01H20M00S" calcext:value-type="time">
            <text:p>01:20</text:p>
          </table:table-cell>
          <table:table-cell table:style-name="ce75" table:formula="of:=[.G175]*24-0.3" office:value-type="float" office:value="1.03333333333333" calcext:value-type="float">
            <text:p>1,03</text:p>
          </table:table-cell>
          <table:table-cell table:style-name="ce89" table:formula="of:=[.H175]*[.$P175]" office:value-type="currency" office:currency="GBP" office:value="8.48366666666664" calcext:value-type="currency">
            <text:p>£8,48</text:p>
          </table:table-cell>
          <table:table-cell table:style-name="ce89" office:value-type="currency" office:currency="GBP" office:value="32.84" calcext:value-type="currency">
            <text:p>£32,84</text:p>
          </table:table-cell>
          <table:table-cell table:style-name="ce161" office:value-type="string" calcext:value-type="string">
            <text:p>06/09/2019 - Period 11/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855" calcext:value-type="float">
            <text:p>553855</text:p>
          </table:table-cell>
          <table:table-cell table:style-name="ce40" office:value-type="date" office:date-value="2019-08-28" calcext:value-type="date">
            <text:p>28/08/2019</text:p>
          </table:table-cell>
          <table:table-cell table:style-name="ce53" office:value-type="time" office:time-value="PT06H00M00S" calcext:value-type="time">
            <text:p>06:00</text:p>
          </table:table-cell>
          <table:table-cell table:style-name="ce40" office:value-type="date" office:date-value="2019-08-28" calcext:value-type="date">
            <text:p>28/08/2019</text:p>
          </table:table-cell>
          <table:table-cell table:style-name="ce53" office:value-type="time" office:time-value="PT09H05M00S" calcext:value-type="time">
            <text:p>09:05</text:p>
          </table:table-cell>
          <table:table-cell table:style-name="ce106" table:content-validation-name="val3" office:value-type="string" calcext:value-type="string">
            <text:p>Co-Op Group Limited,Fairview Rd, Norbury, London,SW16 5PY</text:p>
          </table:table-cell>
          <table:table-cell table:style-name="ce53" table:formula="of:=[.E176]-[.C176]+([.D176]&gt;[.B176])" office:value-type="time" office:time-value="PT03H05M00S" calcext:value-type="time">
            <text:p>03:05</text:p>
          </table:table-cell>
          <table:table-cell table:style-name="ce75" table:formula="of:=[.G176]*24-0.3" office:value-type="float" office:value="2.78333333333333" calcext:value-type="float">
            <text:p>2,78</text:p>
          </table:table-cell>
          <table:table-cell table:style-name="ce89" table:formula="of:=[.H176]*[.$P176]" office:value-type="currency" office:currency="GBP" office:value="22.8511666666666" calcext:value-type="currency">
            <text:p>£22,85</text:p>
          </table:table-cell>
          <table:table-cell table:style-name="ce89" office:value-type="currency" office:currency="GBP" office:value="32.84" calcext:value-type="currency">
            <text:p>£32,84</text:p>
          </table:table-cell>
          <table:table-cell table:style-name="ce161" office:value-type="string" calcext:value-type="string">
            <text:p>20/09/2019 - Period 12/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2373" calcext:value-type="float">
            <text:p>582373</text:p>
          </table:table-cell>
          <table:table-cell table:style-name="ce40" office:value-type="date" office:date-value="2019-09-01" calcext:value-type="date">
            <text:p>01/09/2019</text:p>
          </table:table-cell>
          <table:table-cell table:style-name="ce53" office:value-type="time" office:time-value="PT17H30M00S" calcext:value-type="time">
            <text:p>17:30</text:p>
          </table:table-cell>
          <table:table-cell table:style-name="ce40" office:value-type="date" office:date-value="2019-09-01" calcext:value-type="date">
            <text:p>01/09/2019</text:p>
          </table:table-cell>
          <table:table-cell table:style-name="ce53" office:value-type="time" office:time-value="PT23H20M00S" calcext:value-type="time">
            <text:p>23:20</text:p>
          </table:table-cell>
          <table:table-cell table:style-name="ce106" table:content-validation-name="val3" office:value-type="string" calcext:value-type="string">
            <text:p>Poundland Limited,464-466, Brixton Rd, Brixton, London,SW9 8ED</text:p>
          </table:table-cell>
          <table:table-cell table:style-name="ce53" table:formula="of:=[.E177]-[.C177]+([.D177]&gt;[.B177])" office:value-type="time" office:time-value="PT05H50M00S" calcext:value-type="time">
            <text:p>05:50</text:p>
          </table:table-cell>
          <table:table-cell table:style-name="ce75" table:formula="of:=[.G177]*24-0.3" office:value-type="float" office:value="5.53333333333333" calcext:value-type="float">
            <text:p>5,53</text:p>
          </table:table-cell>
          <table:table-cell table:style-name="ce89" table:formula="of:=[.H177]*[.$P177]" office:value-type="currency" office:currency="GBP" office:value="45.4286666666666" calcext:value-type="currency">
            <text:p>£45,43</text:p>
          </table:table-cell>
          <table:table-cell table:style-name="ce89" office:value-type="currency" office:currency="GBP" office:value="48.58" calcext:value-type="currency">
            <text:p>£48,58</text:p>
          </table:table-cell>
          <table:table-cell table:style-name="ce161" office:value-type="string" calcext:value-type="string">
            <text:p>20/09/2019 - Period 12/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205" calcext:value-type="float">
            <text:p>571205</text:p>
          </table:table-cell>
          <table:table-cell table:style-name="ce40" office:value-type="date" office:date-value="2019-09-02" calcext:value-type="date">
            <text:p>02/09/2019</text:p>
          </table:table-cell>
          <table:table-cell table:style-name="ce53" office:value-type="time" office:time-value="PT18H00M00S" calcext:value-type="time">
            <text:p>18:00</text:p>
          </table:table-cell>
          <table:table-cell table:style-name="ce40" office:value-type="date" office:date-value="2019-09-03" calcext:value-type="date">
            <text:p>03/09/2019</text:p>
          </table:table-cell>
          <table:table-cell table:style-name="ce53" office:value-type="time" office:time-value="PT01H30M00S" calcext:value-type="time">
            <text:p>01:30</text:p>
          </table:table-cell>
          <table:table-cell table:style-name="ce106" table:content-validation-name="val3" office:value-type="string" calcext:value-type="string">
            <text:p>Waterstones Booksellers Limited,187 Piccadilly, St. James's, London,W1J 9LE</text:p>
          </table:table-cell>
          <table:table-cell table:style-name="ce53" table:formula="of:=[.E178]-[.C178]+([.D178]&gt;[.B178])" office:value-type="time" office:time-value="PT07H30M00S" calcext:value-type="time">
            <text:p>07:30</text:p>
          </table:table-cell>
          <table:table-cell table:style-name="ce75" table:formula="of:=[.G178]*24-0.3" office:value-type="float" office:value="7.2" calcext:value-type="float">
            <text:p>7,20</text:p>
          </table:table-cell>
          <table:table-cell table:style-name="ce89" table:formula="of:=[.H178]*[.$P178]" office:value-type="currency" office:currency="GBP" office:value="59.112" calcext:value-type="currency">
            <text:p>£59,11</text:p>
          </table:table-cell>
          <table:table-cell table:style-name="ce89" office:value-type="currency" office:currency="GBP" office:value="58.84" calcext:value-type="currency">
            <text:p>£58,84</text:p>
          </table:table-cell>
          <table:table-cell table:style-name="ce161" office:value-type="string" calcext:value-type="string">
            <text:p>20/09/2019 - Period 12/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219" calcext:value-type="float">
            <text:p>571219</text:p>
          </table:table-cell>
          <table:table-cell table:style-name="ce40" office:value-type="date" office:date-value="2019-09-04" calcext:value-type="date">
            <text:p>04/09/2019</text:p>
          </table:table-cell>
          <table:table-cell table:style-name="ce53" office:value-type="time" office:time-value="PT19H45M00S" calcext:value-type="time">
            <text:p>19:45</text:p>
          </table:table-cell>
          <table:table-cell table:style-name="ce40" office:value-type="date" office:date-value="2019-09-05" calcext:value-type="date">
            <text:p>05/09/2019</text:p>
          </table:table-cell>
          <table:table-cell table:style-name="ce53" office:value-type="time" office:time-value="PT03H00M00S" calcext:value-type="time">
            <text:p>03:00</text:p>
          </table:table-cell>
          <table:table-cell table:style-name="ce106" table:content-validation-name="val3" office:value-type="string" calcext:value-type="string">
            <text:p>Waterstones Booksellers Limited,The Grand Building, Trafalgar Square, London, London,WC2N 5EJ</text:p>
          </table:table-cell>
          <table:table-cell table:style-name="ce53" table:formula="of:=[.E179]-[.C179]+([.D179]&gt;[.B179])" office:value-type="time" office:time-value="PT07H15M00S" calcext:value-type="time">
            <text:p>07:15</text:p>
          </table:table-cell>
          <table:table-cell table:style-name="ce75" table:formula="of:=[.G179]*24-0.3" office:value-type="float" office:value="6.95" calcext:value-type="float">
            <text:p>6,95</text:p>
          </table:table-cell>
          <table:table-cell table:style-name="ce89" table:formula="of:=[.H179]*[.$P179]" office:value-type="currency" office:currency="GBP" office:value="57.0595" calcext:value-type="currency">
            <text:p>£57,06</text:p>
          </table:table-cell>
          <table:table-cell table:style-name="ce89" office:value-type="currency" office:currency="GBP" office:value="56.79" calcext:value-type="currency">
            <text:p>£56,79</text:p>
          </table:table-cell>
          <table:table-cell table:style-name="ce161" office:value-type="string" calcext:value-type="string">
            <text:p>20/09/2019 - Period 12/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082" calcext:value-type="float">
            <text:p>553082</text:p>
          </table:table-cell>
          <table:table-cell table:style-name="ce40" office:value-type="date" office:date-value="2019-09-06" calcext:value-type="date">
            <text:p>06/09/2019</text:p>
          </table:table-cell>
          <table:table-cell table:style-name="ce53" office:value-type="time" office:time-value="PT06H00M00S" calcext:value-type="time">
            <text:p>06:00</text:p>
          </table:table-cell>
          <table:table-cell table:style-name="ce40" office:value-type="date" office:date-value="2019-09-06" calcext:value-type="date">
            <text:p>06/09/2019</text:p>
          </table:table-cell>
          <table:table-cell table:style-name="ce53" office:value-type="time" office:time-value="PT10H15M00S" calcext:value-type="time">
            <text:p>10:15</text:p>
          </table:table-cell>
          <table:table-cell table:style-name="ce106" table:content-validation-name="val3" office:value-type="string" calcext:value-type="string">
            <text:p>Co-Op Group Limited,250-254 Kentish Town Road, Kentish Town, London,NW5 2AB</text:p>
          </table:table-cell>
          <table:table-cell table:style-name="ce53" table:formula="of:=[.E180]-[.C180]+([.D180]&gt;[.B180])" office:value-type="time" office:time-value="PT04H15M00S" calcext:value-type="time">
            <text:p>04:15</text:p>
          </table:table-cell>
          <table:table-cell table:style-name="ce75" table:formula="of:=[.G180]*24-0.3" office:value-type="float" office:value="3.95" calcext:value-type="float">
            <text:p>3,95</text:p>
          </table:table-cell>
          <table:table-cell table:style-name="ce89" table:formula="of:=[.H180]*[.$P180]" office:value-type="currency" office:currency="GBP" office:value="32.4295" calcext:value-type="currency">
            <text:p>£32,43</text:p>
          </table:table-cell>
          <table:table-cell table:style-name="ce89" office:value-type="currency" office:currency="GBP" office:value="35.58" calcext:value-type="currency">
            <text:p>£35,58</text:p>
          </table:table-cell>
          <table:table-cell table:style-name="ce161" office:value-type="string" calcext:value-type="string">
            <text:p>20/09/2019 - Period 12/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834" calcext:value-type="float">
            <text:p>559834</text:p>
          </table:table-cell>
          <table:table-cell table:style-name="ce40" office:value-type="date" office:date-value="2019-09-09" calcext:value-type="date">
            <text:p>09/09/2019</text:p>
          </table:table-cell>
          <table:table-cell table:style-name="ce53" office:value-type="time" office:time-value="PT13H30M00S" calcext:value-type="time">
            <text:p>13:30</text:p>
          </table:table-cell>
          <table:table-cell table:style-name="ce40" office:value-type="date" office:date-value="2019-09-09" calcext:value-type="date">
            <text:p>09/09/2019</text:p>
          </table:table-cell>
          <table:table-cell table:style-name="ce53" office:value-type="time" office:time-value="PT22H15M00S" calcext:value-type="time">
            <text:p>22:15</text:p>
          </table:table-cell>
          <table:table-cell table:style-name="ce106" table:content-validation-name="val3" office:value-type="string" calcext:value-type="string">
            <text:p>Claires Accessories Uk Ltd,Unit 225 St Nicholas Way, Sutton,SM1 1AX</text:p>
          </table:table-cell>
          <table:table-cell table:style-name="ce53" table:formula="of:=[.E181]-[.C181]+([.D181]&gt;[.B181])" office:value-type="time" office:time-value="PT08H45M00S" calcext:value-type="time">
            <text:p>08:45</text:p>
          </table:table-cell>
          <table:table-cell table:style-name="ce75" table:formula="of:=[.G181]*24-0.3" office:value-type="float" office:value="8.45" calcext:value-type="float">
            <text:p>8,45</text:p>
          </table:table-cell>
          <table:table-cell table:style-name="ce89" table:formula="of:=[.H181]*[.$P181]" office:value-type="currency" office:currency="GBP" office:value="69.3745" calcext:value-type="currency">
            <text:p>£69,37</text:p>
          </table:table-cell>
          <table:table-cell table:style-name="ce89" office:value-type="currency" office:currency="GBP" office:value="69.1" calcext:value-type="currency">
            <text:p>£69,10</text:p>
          </table:table-cell>
          <table:table-cell table:style-name="ce161" office:value-type="string" calcext:value-type="string">
            <text:p>04/10/2019 - Period 13/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136" calcext:value-type="float">
            <text:p>571136</text:p>
          </table:table-cell>
          <table:table-cell table:style-name="ce40" office:value-type="date" office:date-value="2019-09-16" calcext:value-type="date">
            <text:p>16/09/2019</text:p>
          </table:table-cell>
          <table:table-cell table:style-name="ce53" office:value-type="time" office:time-value="PT18H45M00S" calcext:value-type="time">
            <text:p>18:45</text:p>
          </table:table-cell>
          <table:table-cell table:style-name="ce40" office:value-type="date" office:date-value="2019-09-17" calcext:value-type="date">
            <text:p>17/09/2019</text:p>
          </table:table-cell>
          <table:table-cell table:style-name="ce53" office:value-type="time" office:time-value="PT00H05M00S" calcext:value-type="time">
            <text:p>00:05</text:p>
          </table:table-cell>
          <table:table-cell table:style-name="ce106" table:content-validation-name="val3" office:value-type="string" calcext:value-type="string">
            <text:p>Waterstones Booksellers Limited,70 St John's Rd, London,SW11 1PT</text:p>
          </table:table-cell>
          <table:table-cell table:style-name="ce53" table:formula="of:=[.E182]-[.C182]+([.D182]&gt;[.B182])" office:value-type="time" office:time-value="PT05H20M00S" calcext:value-type="time">
            <text:p>05:20</text:p>
          </table:table-cell>
          <table:table-cell table:style-name="ce75" table:formula="of:=[.G182]*24-0.3" office:value-type="float" office:value="5.03333333333333" calcext:value-type="float">
            <text:p>5,03</text:p>
          </table:table-cell>
          <table:table-cell table:style-name="ce89" table:formula="of:=[.H182]*[.$P182]" office:value-type="currency" office:currency="GBP" office:value="41.3236666666666" calcext:value-type="currency">
            <text:p>£41,32</text:p>
          </table:table-cell>
          <table:table-cell table:style-name="ce89" office:value-type="currency" office:currency="GBP" office:value="47.21" calcext:value-type="currency">
            <text:p>£47,21</text:p>
          </table:table-cell>
          <table:table-cell table:style-name="ce161" office:value-type="string" calcext:value-type="string">
            <text:p>04/10/2019 - Period 13/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4860" calcext:value-type="float">
            <text:p>584860</text:p>
          </table:table-cell>
          <table:table-cell table:style-name="ce40" office:value-type="date" office:date-value="2019-09-18" calcext:value-type="date">
            <text:p>18/09/2019</text:p>
          </table:table-cell>
          <table:table-cell table:style-name="ce53" office:value-type="time" office:time-value="PT06H00M00S" calcext:value-type="time">
            <text:p>06:00</text:p>
          </table:table-cell>
          <table:table-cell table:style-name="ce40" office:value-type="date" office:date-value="2019-09-18" calcext:value-type="date">
            <text:p>18/09/2019</text:p>
          </table:table-cell>
          <table:table-cell table:style-name="ce53" office:value-type="time" office:time-value="PT14H00M00S" calcext:value-type="time">
            <text:p>14:00</text:p>
          </table:table-cell>
          <table:table-cell table:style-name="ce106" table:content-validation-name="val3" office:value-type="string" calcext:value-type="string">
            <text:p>Co-Op Group Limited,130-138 Garratt Ln, London,SW18 4DJ</text:p>
          </table:table-cell>
          <table:table-cell table:style-name="ce53" table:formula="of:=[.E183]-[.C183]+([.D183]&gt;[.B183])" office:value-type="time" office:time-value="PT08H00M00S" calcext:value-type="time">
            <text:p>08:00</text:p>
          </table:table-cell>
          <table:table-cell table:style-name="ce75" table:formula="of:=[.G183]*24-0.3" office:value-type="float" office:value="7.7" calcext:value-type="float">
            <text:p>7,70</text:p>
          </table:table-cell>
          <table:table-cell table:style-name="ce89" table:formula="of:=[.H183]*[.$P183]" office:value-type="currency" office:currency="GBP" office:value="63.217" calcext:value-type="currency">
            <text:p>£63,22</text:p>
          </table:table-cell>
          <table:table-cell table:style-name="ce89" office:value-type="currency" office:currency="GBP" office:value="62.94" calcext:value-type="currency">
            <text:p>£62,94</text:p>
          </table:table-cell>
          <table:table-cell table:style-name="ce161" office:value-type="string" calcext:value-type="string">
            <text:p>04/10/2019 - Period 13/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7617" calcext:value-type="float">
            <text:p>557617</text:p>
          </table:table-cell>
          <table:table-cell table:style-name="ce40" office:value-type="date" office:date-value="2019-09-20" calcext:value-type="date">
            <text:p>20/09/2019</text:p>
          </table:table-cell>
          <table:table-cell table:style-name="ce53" office:value-type="time" office:time-value="PT12H40M00S" calcext:value-type="time">
            <text:p>12:40</text:p>
          </table:table-cell>
          <table:table-cell table:style-name="ce40" office:value-type="date" office:date-value="2019-09-20" calcext:value-type="date">
            <text:p>20/09/2019</text:p>
          </table:table-cell>
          <table:table-cell table:style-name="ce53" office:value-type="time" office:time-value="PT20H00M00S" calcext:value-type="time">
            <text:p>20:00</text:p>
          </table:table-cell>
          <table:table-cell table:style-name="ce106" table:content-validation-name="val3" office:value-type="string" calcext:value-type="string">
            <text:p>Savers Health and Beauty Limited,32 High St, Epsom,KT19 8AH</text:p>
          </table:table-cell>
          <table:table-cell table:style-name="ce53" table:formula="of:=[.E184]-[.C184]+([.D184]&gt;[.B184])" office:value-type="time" office:time-value="PT07H20M00S" calcext:value-type="time">
            <text:p>07:20</text:p>
          </table:table-cell>
          <table:table-cell table:style-name="ce75" table:formula="of:=[.G184]*24-0.3" office:value-type="float" office:value="7.03333333333333" calcext:value-type="float">
            <text:p>7,03</text:p>
          </table:table-cell>
          <table:table-cell table:style-name="ce89" table:formula="of:=[.H184]*[.$P184]" office:value-type="currency" office:currency="GBP" office:value="57.7436666666666" calcext:value-type="currency">
            <text:p>£57,74</text:p>
          </table:table-cell>
          <table:table-cell table:style-name="ce89" office:value-type="currency" office:currency="GBP" office:value="58.15" calcext:value-type="currency">
            <text:p>£58,15</text:p>
          </table:table-cell>
          <table:table-cell table:style-name="ce161" office:value-type="string" calcext:value-type="string">
            <text:p>04/10/2019 - Period 13/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280" calcext:value-type="float">
            <text:p>553280</text:p>
          </table:table-cell>
          <table:table-cell table:style-name="ce40" office:value-type="date" office:date-value="2019-09-23" calcext:value-type="date">
            <text:p>23/09/2019</text:p>
          </table:table-cell>
          <table:table-cell table:style-name="ce53" office:value-type="time" office:time-value="PT06H00M00S" calcext:value-type="time">
            <text:p>06:00</text:p>
          </table:table-cell>
          <table:table-cell table:style-name="ce40" office:value-type="date" office:date-value="2019-09-23" calcext:value-type="date">
            <text:p>23/09/2019</text:p>
          </table:table-cell>
          <table:table-cell table:style-name="ce53" office:value-type="time" office:time-value="PT10H00M00S" calcext:value-type="time">
            <text:p>10:00</text:p>
          </table:table-cell>
          <table:table-cell table:style-name="ce106" table:content-validation-name="val3" office:value-type="string" calcext:value-type="string">
            <text:p>Co-Op Group Limited,43-49 Tattenham Cres, Epsom,KT18 5NX</text:p>
          </table:table-cell>
          <table:table-cell table:style-name="ce53" table:formula="of:=[.E185]-[.C185]+([.D185]&gt;[.B185])" office:value-type="time" office:time-value="PT04H00M00S" calcext:value-type="time">
            <text:p>04:00</text:p>
          </table:table-cell>
          <table:table-cell table:style-name="ce75" table:formula="of:=[.G185]*24-0.3" office:value-type="float" office:value="3.7" calcext:value-type="float">
            <text:p>3,70</text:p>
          </table:table-cell>
          <table:table-cell table:style-name="ce89" table:formula="of:=[.H185]*[.$P185]" office:value-type="currency" office:currency="GBP" office:value="30.377" calcext:value-type="currency">
            <text:p>£30,38</text:p>
          </table:table-cell>
          <table:table-cell table:style-name="ce89" office:value-type="currency" office:currency="GBP" office:value="34.89" calcext:value-type="currency">
            <text:p>£34,89</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220" calcext:value-type="float">
            <text:p>571220</text:p>
          </table:table-cell>
          <table:table-cell table:style-name="ce40" office:value-type="date" office:date-value="2019-09-25" calcext:value-type="date">
            <text:p>25/09/2019</text:p>
          </table:table-cell>
          <table:table-cell table:style-name="ce53" office:value-type="time" office:time-value="PT19H00M00S" calcext:value-type="time">
            <text:p>19:00</text:p>
          </table:table-cell>
          <table:table-cell table:style-name="ce40" office:value-type="date" office:date-value="2019-09-26" calcext:value-type="date">
            <text:p>26/09/2019</text:p>
          </table:table-cell>
          <table:table-cell table:style-name="ce53" office:value-type="time" office:time-value="PT03H30M00S" calcext:value-type="time">
            <text:p>03:30</text:p>
          </table:table-cell>
          <table:table-cell table:style-name="ce106" table:content-validation-name="val3" office:value-type="string" calcext:value-type="string">
            <text:p>Waterstones Booksellers Limited,203-206 Piccadilly, St. James's, London,W1J 9HD</text:p>
          </table:table-cell>
          <table:table-cell table:style-name="ce53" table:formula="of:=[.E186]-[.C186]+([.D186]&gt;[.B186])" office:value-type="time" office:time-value="PT08H30M00S" calcext:value-type="time">
            <text:p>08:30</text:p>
          </table:table-cell>
          <table:table-cell table:style-name="ce75" table:formula="of:=[.G186]*24-0.3" office:value-type="float" office:value="8.2" calcext:value-type="float">
            <text:p>8,20</text:p>
          </table:table-cell>
          <table:table-cell table:style-name="ce89" table:formula="of:=[.H186]*[.$P186]" office:value-type="currency" office:currency="GBP" office:value="67.322" calcext:value-type="currency">
            <text:p>£67,32</text:p>
          </table:table-cell>
          <table:table-cell table:style-name="ce89" office:value-type="currency" office:currency="GBP" office:value="67.05" calcext:value-type="currency">
            <text:p>£67,05</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4073" calcext:value-type="float">
            <text:p>574073</text:p>
          </table:table-cell>
          <table:table-cell table:style-name="ce40" office:value-type="date" office:date-value="2019-09-30" calcext:value-type="date">
            <text:p>30/09/2019</text:p>
          </table:table-cell>
          <table:table-cell table:style-name="ce53" office:value-type="time" office:time-value="PT17H30M00S" calcext:value-type="time">
            <text:p>17:30</text:p>
          </table:table-cell>
          <table:table-cell table:style-name="ce40" office:value-type="date" office:date-value="2019-09-30" calcext:value-type="date">
            <text:p>30/09/2019</text:p>
          </table:table-cell>
          <table:table-cell table:style-name="ce53" office:value-type="time" office:time-value="PT20H50M00S" calcext:value-type="time">
            <text:p>20:50</text:p>
          </table:table-cell>
          <table:table-cell table:style-name="ce106" table:content-validation-name="val3" office:value-type="string" calcext:value-type="string">
            <text:p>Tate Enterprises Ltd,Tate Britain, Millbank, Westminster, London,SW1P 4RG</text:p>
          </table:table-cell>
          <table:table-cell table:style-name="ce53" table:formula="of:=[.E187]-[.C187]+([.D187]&gt;[.B187])" office:value-type="time" office:time-value="PT03H20M00S" calcext:value-type="time">
            <text:p>03:20</text:p>
          </table:table-cell>
          <table:table-cell table:style-name="ce75" table:formula="of:=[.G187]*24-0.3" office:value-type="float" office:value="3.03333333333333" calcext:value-type="float">
            <text:p>3,03</text:p>
          </table:table-cell>
          <table:table-cell table:style-name="ce89" table:formula="of:=[.H187]*[.$P187]" office:value-type="currency" office:currency="GBP" office:value="24.9036666666666" calcext:value-type="currency">
            <text:p>£24,90</text:p>
          </table:table-cell>
          <table:table-cell table:style-name="ce89" office:value-type="currency" office:currency="GBP" office:value="39" calcext:value-type="currency">
            <text:p>£39,00</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767" calcext:value-type="float">
            <text:p>573767</text:p>
          </table:table-cell>
          <table:table-cell table:style-name="ce40" office:value-type="date" office:date-value="2019-10-02" calcext:value-type="date">
            <text:p>02/10/2019</text:p>
          </table:table-cell>
          <table:table-cell table:style-name="ce53" office:value-type="time" office:time-value="PT17H30M00S" calcext:value-type="time">
            <text:p>17:30</text:p>
          </table:table-cell>
          <table:table-cell table:style-name="ce40" office:value-type="date" office:date-value="2019-10-03" calcext:value-type="date">
            <text:p>03/10/2019</text:p>
          </table:table-cell>
          <table:table-cell table:style-name="ce53" office:value-type="time" office:time-value="PT00H40M00S" calcext:value-type="time">
            <text:p>00:40</text:p>
          </table:table-cell>
          <table:table-cell table:style-name="ce106" table:content-validation-name="val3" office:value-type="string" calcext:value-type="string">
            <text:p>Primark Stores Limited,54 - 56, High St, North Maida Vale, London,NW6 4HJ</text:p>
          </table:table-cell>
          <table:table-cell table:style-name="ce53" table:formula="of:=[.E188]-[.C188]+([.D188]&gt;[.B188])" office:value-type="time" office:time-value="PT07H10M00S" calcext:value-type="time">
            <text:p>07:10</text:p>
          </table:table-cell>
          <table:table-cell table:style-name="ce75" table:formula="of:=[.G188]*24-0.3" office:value-type="float" office:value="6.86666666666667" calcext:value-type="float">
            <text:p>6,87</text:p>
          </table:table-cell>
          <table:table-cell table:style-name="ce89" table:formula="of:=[.H188]*[.$P188]" office:value-type="currency" office:currency="GBP" office:value="56.3753333333334" calcext:value-type="currency">
            <text:p>£56,38</text:p>
          </table:table-cell>
          <table:table-cell table:style-name="ce89" office:value-type="currency" office:currency="GBP" office:value="56.1" calcext:value-type="currency">
            <text:p>£56,10</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769" calcext:value-type="float">
            <text:p>573769</text:p>
          </table:table-cell>
          <table:table-cell table:style-name="ce40" office:value-type="date" office:date-value="2019-10-03" calcext:value-type="date">
            <text:p>03/10/2019</text:p>
          </table:table-cell>
          <table:table-cell table:style-name="ce53" office:value-type="time" office:time-value="PT19H30M00S" calcext:value-type="time">
            <text:p>19:30</text:p>
          </table:table-cell>
          <table:table-cell table:style-name="ce40" office:value-type="date" office:date-value="2019-10-04" calcext:value-type="date">
            <text:p>04/10/2019</text:p>
          </table:table-cell>
          <table:table-cell table:style-name="ce53" office:value-type="time" office:time-value="PT01H50M00S" calcext:value-type="time">
            <text:p>01:50</text:p>
          </table:table-cell>
          <table:table-cell table:style-name="ce106" table:content-validation-name="val3" office:value-type="string" calcext:value-type="string">
            <text:p>Primark Stores Limited,The Pavilions, 18 Chequers Square, Uxbridge,UB8 1LN</text:p>
          </table:table-cell>
          <table:table-cell table:style-name="ce53" table:formula="of:=[.E189]-[.C189]+([.D189]&gt;[.B189])" office:value-type="time" office:time-value="PT06H20M00S" calcext:value-type="time">
            <text:p>06:20</text:p>
          </table:table-cell>
          <table:table-cell table:style-name="ce75" table:formula="of:=[.G189]*24-0.3" office:value-type="float" office:value="6.03333333333333" calcext:value-type="float">
            <text:p>6,03</text:p>
          </table:table-cell>
          <table:table-cell table:style-name="ce89" table:formula="of:=[.H189]*[.$P189]" office:value-type="currency" office:currency="GBP" office:value="49.5336666666666" calcext:value-type="currency">
            <text:p>£49,53</text:p>
          </table:table-cell>
          <table:table-cell table:style-name="ce89" office:value-type="currency" office:currency="GBP" office:value="47.89" calcext:value-type="currency">
            <text:p>£47,89</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7652" calcext:value-type="float">
            <text:p>557652</text:p>
          </table:table-cell>
          <table:table-cell table:style-name="ce40" office:value-type="date" office:date-value="2019-10-07" calcext:value-type="date">
            <text:p>07/10/2019</text:p>
          </table:table-cell>
          <table:table-cell table:style-name="ce53" office:value-type="time" office:time-value="PT12H30M00S" calcext:value-type="time">
            <text:p>12:30</text:p>
          </table:table-cell>
          <table:table-cell table:style-name="ce40" office:value-type="date" office:date-value="2019-10-07" calcext:value-type="date">
            <text:p>07/10/2019</text:p>
          </table:table-cell>
          <table:table-cell table:style-name="ce53" office:value-type="time" office:time-value="PT20H55M00S" calcext:value-type="time">
            <text:p>20:55</text:p>
          </table:table-cell>
          <table:table-cell table:style-name="ce106" table:content-validation-name="val3" office:value-type="string" calcext:value-type="string">
            <text:p>Savers Health and Beauty Limited,Unit 15-16, The High Parade, Streatham High Road, London,SW16 1EX</text:p>
          </table:table-cell>
          <table:table-cell table:style-name="ce53" table:formula="of:=[.E190]-[.C190]+([.D190]&gt;[.B190])" office:value-type="time" office:time-value="PT08H25M00S" calcext:value-type="time">
            <text:p>08:25</text:p>
          </table:table-cell>
          <table:table-cell table:style-name="ce75" table:formula="of:=[.G190]*24-0.3" office:value-type="float" office:value="8.11666666666667" calcext:value-type="float">
            <text:p>8,12</text:p>
          </table:table-cell>
          <table:table-cell table:style-name="ce89" table:formula="of:=[.H190]*[.$P190]" office:value-type="currency" office:currency="GBP" office:value="66.6378333333334" calcext:value-type="currency">
            <text:p>£66,64</text:p>
          </table:table-cell>
          <table:table-cell table:style-name="ce89" office:value-type="currency" office:currency="GBP" office:value="66.36" calcext:value-type="currency">
            <text:p>£66,36</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550" calcext:value-type="float">
            <text:p>553550</text:p>
          </table:table-cell>
          <table:table-cell table:style-name="ce40" office:value-type="date" office:date-value="2019-10-09" calcext:value-type="date">
            <text:p>09/10/2019</text:p>
          </table:table-cell>
          <table:table-cell table:style-name="ce53" office:value-type="time" office:time-value="PT06H00M00S" calcext:value-type="time">
            <text:p>06:00</text:p>
          </table:table-cell>
          <table:table-cell table:style-name="ce40" office:value-type="date" office:date-value="2019-10-09" calcext:value-type="date">
            <text:p>09/10/2019</text:p>
          </table:table-cell>
          <table:table-cell table:style-name="ce53" office:value-type="time" office:time-value="PT18H00M00S" calcext:value-type="time">
            <text:p>18:00</text:p>
          </table:table-cell>
          <table:table-cell table:style-name="ce106" table:content-validation-name="val3" office:value-type="string" calcext:value-type="string">
            <text:p>Co-Op Group Limited,28-32 Denmark Hill, Camberwell, London,SE5 8RZ</text:p>
          </table:table-cell>
          <table:table-cell table:style-name="ce53" table:formula="of:=[.E191]-[.C191]+([.D191]&gt;[.B191])" office:value-type="time" office:time-value="PT12H00M00S" calcext:value-type="time">
            <text:p>12:00</text:p>
          </table:table-cell>
          <table:table-cell table:style-name="ce75" table:formula="of:=[.G191]*24-0.3" office:value-type="float" office:value="11.7" calcext:value-type="float">
            <text:p>11,70</text:p>
          </table:table-cell>
          <table:table-cell table:style-name="ce89" table:formula="of:=[.H191]*[.$P191]" office:value-type="currency" office:currency="GBP" office:value="96.057" calcext:value-type="currency">
            <text:p>£96,06</text:p>
          </table:table-cell>
          <table:table-cell table:style-name="ce89" office:value-type="currency" office:currency="GBP" office:value="91.68" calcext:value-type="currency">
            <text:p>£91,68</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532" calcext:value-type="float">
            <text:p>553532</text:p>
          </table:table-cell>
          <table:table-cell table:style-name="ce40" office:value-type="date" office:date-value="2019-10-11" calcext:value-type="date">
            <text:p>11/10/2019</text:p>
          </table:table-cell>
          <table:table-cell table:style-name="ce53" office:value-type="time" office:time-value="PT06H00M00S" calcext:value-type="time">
            <text:p>06:00</text:p>
          </table:table-cell>
          <table:table-cell table:style-name="ce40" office:value-type="date" office:date-value="2019-10-11" calcext:value-type="date">
            <text:p>11/10/2019</text:p>
          </table:table-cell>
          <table:table-cell table:style-name="ce53" office:value-type="time" office:time-value="PT14H40M00S" calcext:value-type="time">
            <text:p>14:40</text:p>
          </table:table-cell>
          <table:table-cell table:style-name="ce106" table:content-validation-name="val3" office:value-type="string" calcext:value-type="string">
            <text:p>Co-Op Group Limited,15-17 Northcote Rd, Clapham, London,SW11 1NG</text:p>
          </table:table-cell>
          <table:table-cell table:style-name="ce53" table:formula="of:=[.E192]-[.C192]+([.D192]&gt;[.B192])" office:value-type="time" office:time-value="PT08H40M00S" calcext:value-type="time">
            <text:p>08:40</text:p>
          </table:table-cell>
          <table:table-cell table:style-name="ce75" table:formula="of:=[.G192]*24-0.3" office:value-type="float" office:value="8.36666666666667" calcext:value-type="float">
            <text:p>8,37</text:p>
          </table:table-cell>
          <table:table-cell table:style-name="ce89" table:formula="of:=[.H192]*[.$P192]" office:value-type="currency" office:currency="GBP" office:value="68.6903333333334" calcext:value-type="currency">
            <text:p>£68,69</text:p>
          </table:table-cell>
          <table:table-cell table:style-name="ce89" office:value-type="currency" office:currency="GBP" office:value="69.79" calcext:value-type="currency">
            <text:p>£69,79</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182" calcext:value-type="float">
            <text:p>571182</text:p>
          </table:table-cell>
          <table:table-cell table:style-name="ce40" office:value-type="date" office:date-value="2019-10-14" calcext:value-type="date">
            <text:p>14/10/2019</text:p>
          </table:table-cell>
          <table:table-cell table:style-name="ce53" office:value-type="time" office:time-value="PT16H00M00S" calcext:value-type="time">
            <text:p>16:00</text:p>
          </table:table-cell>
          <table:table-cell table:style-name="ce40" office:value-type="date" office:date-value="2019-10-14" calcext:value-type="date">
            <text:p>14/10/2019</text:p>
          </table:table-cell>
          <table:table-cell table:style-name="ce53" office:value-type="time" office:time-value="PT21H25M00S" calcext:value-type="time">
            <text:p>21:25</text:p>
          </table:table-cell>
          <table:table-cell table:style-name="ce106" table:content-validation-name="val3" office:value-type="string" calcext:value-type="string">
            <text:p>Waterstones Booksellers Limited,203-206 Piccadilly, St. James's, London,W1J 9HD</text:p>
          </table:table-cell>
          <table:table-cell table:style-name="ce53" table:formula="of:=[.E193]-[.C193]+([.D193]&gt;[.B193])" office:value-type="time" office:time-value="PT05H25M00S" calcext:value-type="time">
            <text:p>05:25</text:p>
          </table:table-cell>
          <table:table-cell table:style-name="ce75" table:formula="of:=[.G193]*24-0.3" office:value-type="float" office:value="5.11666666666667" calcext:value-type="float">
            <text:p>5,12</text:p>
          </table:table-cell>
          <table:table-cell table:style-name="ce89" table:formula="of:=[.H193]*[.$P193]" office:value-type="currency" office:currency="GBP" office:value="42.0078333333334" calcext:value-type="currency">
            <text:p>£42,01</text:p>
          </table:table-cell>
          <table:table-cell table:style-name="ce89" office:value-type="currency" office:currency="GBP" office:value="45.26" calcext:value-type="currency">
            <text:p>£45,26</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6223" calcext:value-type="float">
            <text:p>586223</text:p>
          </table:table-cell>
          <table:table-cell table:style-name="ce40" office:value-type="date" office:date-value="2019-10-15" calcext:value-type="date">
            <text:p>15/10/2019</text:p>
          </table:table-cell>
          <table:table-cell table:style-name="ce53" office:value-type="time" office:time-value="PT11H20M00S" calcext:value-type="time">
            <text:p>11:20</text:p>
          </table:table-cell>
          <table:table-cell table:style-name="ce40" office:value-type="date" office:date-value="2019-10-15" calcext:value-type="date">
            <text:p>15/10/2019</text:p>
          </table:table-cell>
          <table:table-cell table:style-name="ce53" office:value-type="time" office:time-value="PT15H20M00S" calcext:value-type="time">
            <text:p>15:20</text:p>
          </table:table-cell>
          <table:table-cell table:style-name="ce106" table:content-validation-name="val3" office:value-type="string" calcext:value-type="string">
            <text:p>Ralph Lauren UK Limited,Club Monaco, 33 Sloane Square, London,SW1W 8AQ</text:p>
          </table:table-cell>
          <table:table-cell table:style-name="ce53" table:formula="of:=[.E194]-[.C194]+([.D194]&gt;[.B194])" office:value-type="time" office:time-value="PT04H00M00S" calcext:value-type="time">
            <text:p>04:00</text:p>
          </table:table-cell>
          <table:table-cell table:style-name="ce75" table:formula="of:=[.G194]*24-0.3" office:value-type="float" office:value="3.7" calcext:value-type="float">
            <text:p>3,70</text:p>
          </table:table-cell>
          <table:table-cell table:style-name="ce89" table:formula="of:=[.H194]*[.$P194]" office:value-type="currency" office:currency="GBP" office:value="30.377" calcext:value-type="currency">
            <text:p>£30,38</text:p>
          </table:table-cell>
          <table:table-cell table:style-name="ce89" office:value-type="currency" office:currency="GBP" office:value="32.43" calcext:value-type="currency">
            <text:p>£32,43</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7053" calcext:value-type="float">
            <text:p>587053</text:p>
          </table:table-cell>
          <table:table-cell table:style-name="ce40" office:value-type="date" office:date-value="2019-10-15" calcext:value-type="date">
            <text:p>15/10/2019</text:p>
          </table:table-cell>
          <table:table-cell table:style-name="ce53" office:value-type="time" office:time-value="PT16H35M00S" calcext:value-type="time">
            <text:p>16:35</text:p>
          </table:table-cell>
          <table:table-cell table:style-name="ce40" office:value-type="date" office:date-value="2019-10-15" calcext:value-type="date">
            <text:p>15/10/2019</text:p>
          </table:table-cell>
          <table:table-cell table:style-name="ce53" office:value-type="time" office:time-value="PT21H30M00S" calcext:value-type="time">
            <text:p>21:30</text:p>
          </table:table-cell>
          <table:table-cell table:style-name="ce106" table:content-validation-name="val3" office:value-type="string" calcext:value-type="string">
            <text:p>Superdrug,37-39 Broad Street Teddington,TW11 8QZ</text:p>
          </table:table-cell>
          <table:table-cell table:style-name="ce53" table:formula="of:=[.E195]-[.C195]+([.D195]&gt;[.B195])" office:value-type="time" office:time-value="PT04H55M00S" calcext:value-type="time">
            <text:p>04:55</text:p>
          </table:table-cell>
          <table:table-cell table:style-name="ce75" table:formula="of:=[.G195]*24-0.3" office:value-type="float" office:value="4.61666666666667" calcext:value-type="float">
            <text:p>4,62</text:p>
          </table:table-cell>
          <table:table-cell table:style-name="ce89" table:formula="of:=[.H195]*[.$P195]" office:value-type="currency" office:currency="GBP" office:value="37.9028333333334" calcext:value-type="currency">
            <text:p>£37,90</text:p>
          </table:table-cell>
          <table:table-cell table:style-name="ce89" office:value-type="currency" office:currency="GBP" office:value="48.99" calcext:value-type="currency">
            <text:p>£48,99</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769" calcext:value-type="float">
            <text:p>573769</text:p>
          </table:table-cell>
          <table:table-cell table:style-name="ce40" office:value-type="date" office:date-value="2019-10-17" calcext:value-type="date">
            <text:p>17/10/2019</text:p>
          </table:table-cell>
          <table:table-cell table:style-name="ce53" office:value-type="time" office:time-value="PT17H30M00S" calcext:value-type="time">
            <text:p>17:30</text:p>
          </table:table-cell>
          <table:table-cell table:style-name="ce40" office:value-type="date" office:date-value="2019-11-18" calcext:value-type="date">
            <text:p>18/11/2019</text:p>
          </table:table-cell>
          <table:table-cell table:style-name="ce53" office:value-type="time" office:time-value="PT02H55M00S" calcext:value-type="time">
            <text:p>02:55</text:p>
          </table:table-cell>
          <table:table-cell table:style-name="ce106" table:content-validation-name="val3" office:value-type="string" calcext:value-type="string">
            <text:p>Primark Stores Limited,508 High Rd, Wembley, Middlesex, London,HA9 7BS</text:p>
          </table:table-cell>
          <table:table-cell table:style-name="ce53" table:formula="of:=[.E196]-[.C196]+([.D196]&gt;[.B196])" office:value-type="time" office:time-value="PT09H25M00S" calcext:value-type="time">
            <text:p>09:25</text:p>
          </table:table-cell>
          <table:table-cell table:style-name="ce75" table:formula="of:=[.G196]*24-0.3" office:value-type="float" office:value="9.11666666666667" calcext:value-type="float">
            <text:p>9,12</text:p>
          </table:table-cell>
          <table:table-cell table:style-name="ce89" table:formula="of:=[.H196]*[.$P196]" office:value-type="currency" office:currency="GBP" office:value="74.8478333333334" calcext:value-type="currency">
            <text:p>£74,85</text:p>
          </table:table-cell>
          <table:table-cell table:style-name="ce89" office:value-type="currency" office:currency="GBP" office:value="74.57" calcext:value-type="currency">
            <text:p>£74,57</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354" calcext:value-type="float">
            <text:p>559354</text:p>
          </table:table-cell>
          <table:table-cell table:style-name="ce40" office:value-type="date" office:date-value="2019-10-20" calcext:value-type="date">
            <text:p>20/10/2019</text:p>
          </table:table-cell>
          <table:table-cell table:style-name="ce53" office:value-type="time" office:time-value="PT17H45M00S" calcext:value-type="time">
            <text:p>17:45</text:p>
          </table:table-cell>
          <table:table-cell table:style-name="ce40" office:value-type="date" office:date-value="2019-10-20" calcext:value-type="date">
            <text:p>20/10/2019</text:p>
          </table:table-cell>
          <table:table-cell table:style-name="ce53" office:value-type="time" office:time-value="PT23H25M00S" calcext:value-type="time">
            <text:p>23:25</text:p>
          </table:table-cell>
          <table:table-cell table:style-name="ce106" table:content-validation-name="val3" office:value-type="string" calcext:value-type="string">
            <text:p>Superdrug,Unit 35, Victoria St, Victoria, London,SW1V 1JT</text:p>
          </table:table-cell>
          <table:table-cell table:style-name="ce53" table:formula="of:=[.E197]-[.C197]+([.D197]&gt;[.B197])" office:value-type="time" office:time-value="PT05H40M00S" calcext:value-type="time">
            <text:p>05:40</text:p>
          </table:table-cell>
          <table:table-cell table:style-name="ce75" table:formula="of:=[.G197]*24-0.3" office:value-type="float" office:value="5.36666666666667" calcext:value-type="float">
            <text:p>5,37</text:p>
          </table:table-cell>
          <table:table-cell table:style-name="ce89" table:formula="of:=[.H197]*[.$P197]" office:value-type="currency" office:currency="GBP" office:value="44.0603333333334" calcext:value-type="currency">
            <text:p>£44,06</text:p>
          </table:table-cell>
          <table:table-cell table:style-name="ce89" office:value-type="currency" office:currency="GBP" office:value="46.52" calcext:value-type="currency">
            <text:p>£46,52</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350" calcext:value-type="float">
            <text:p>559350</text:p>
          </table:table-cell>
          <table:table-cell table:style-name="ce40" office:value-type="date" office:date-value="2019-10-22" calcext:value-type="date">
            <text:p>22/10/2019</text:p>
          </table:table-cell>
          <table:table-cell table:style-name="ce53" office:value-type="time" office:time-value="PT16H00M00S" calcext:value-type="time">
            <text:p>16:00</text:p>
          </table:table-cell>
          <table:table-cell table:style-name="ce40" office:value-type="date" office:date-value="2019-10-22" calcext:value-type="date">
            <text:p>22/10/2019</text:p>
          </table:table-cell>
          <table:table-cell table:style-name="ce53" office:value-type="time" office:time-value="PT22H45M00S" calcext:value-type="time">
            <text:p>22:45</text:p>
          </table:table-cell>
          <table:table-cell table:style-name="ce106" table:content-validation-name="val3" office:value-type="string" calcext:value-type="string">
            <text:p>Superdrug,317 North End Rd, Fulham, London,SW6 1NN</text:p>
          </table:table-cell>
          <table:table-cell table:style-name="ce53" table:formula="of:=[.E198]-[.C198]+([.D198]&gt;[.B198])" office:value-type="time" office:time-value="PT06H45M00S" calcext:value-type="time">
            <text:p>06:45</text:p>
          </table:table-cell>
          <table:table-cell table:style-name="ce75" table:formula="of:=[.G198]*24-0.3" office:value-type="float" office:value="6.45" calcext:value-type="float">
            <text:p>6,45</text:p>
          </table:table-cell>
          <table:table-cell table:style-name="ce89" table:formula="of:=[.H198]*[.$P198]" office:value-type="currency" office:currency="GBP" office:value="52.9545" calcext:value-type="currency">
            <text:p>£52,95</text:p>
          </table:table-cell>
          <table:table-cell table:style-name="ce89" office:value-type="currency" office:currency="GBP" office:value="54.73" calcext:value-type="currency">
            <text:p>£54,73</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240" calcext:value-type="float">
            <text:p>553240</text:p>
          </table:table-cell>
          <table:table-cell table:style-name="ce40" office:value-type="date" office:date-value="2019-10-24" calcext:value-type="date">
            <text:p>24/10/2019</text:p>
          </table:table-cell>
          <table:table-cell table:style-name="ce53" office:value-type="time" office:time-value="PT06H00M00S" calcext:value-type="time">
            <text:p>06:00</text:p>
          </table:table-cell>
          <table:table-cell table:style-name="ce40" office:value-type="date" office:date-value="2019-10-24" calcext:value-type="date">
            <text:p>24/10/2019</text:p>
          </table:table-cell>
          <table:table-cell table:style-name="ce53" office:value-type="time" office:time-value="PT17H15M00S" calcext:value-type="time">
            <text:p>17:15</text:p>
          </table:table-cell>
          <table:table-cell table:style-name="ce106" table:content-validation-name="val3" office:value-type="string" calcext:value-type="string">
            <text:p>Co-Op Group Limited,187-189 Uxbridge Rd, White City, London,W12 9RA</text:p>
          </table:table-cell>
          <table:table-cell table:style-name="ce53" table:formula="of:=[.E199]-[.C199]+([.D199]&gt;[.B199])" office:value-type="time" office:time-value="PT11H15M00S" calcext:value-type="time">
            <text:p>11:15</text:p>
          </table:table-cell>
          <table:table-cell table:style-name="ce75" table:formula="of:=[.G199]*24-0.3" office:value-type="float" office:value="10.95" calcext:value-type="float">
            <text:p>10,95</text:p>
          </table:table-cell>
          <table:table-cell table:style-name="ce89" table:formula="of:=[.H199]*[.$P199]" office:value-type="currency" office:currency="GBP" office:value="89.8995" calcext:value-type="currency">
            <text:p>£89,90</text:p>
          </table:table-cell>
          <table:table-cell table:style-name="ce89" office:value-type="currency" office:currency="GBP" office:value="84.84" calcext:value-type="currency">
            <text:p>£84,84</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0736" calcext:value-type="float">
            <text:p>560736</text:p>
          </table:table-cell>
          <table:table-cell table:style-name="ce40" office:value-type="date" office:date-value="2019-10-29" calcext:value-type="date">
            <text:p>29/10/2019</text:p>
          </table:table-cell>
          <table:table-cell table:style-name="ce53" office:value-type="time" office:time-value="PT16H00M00S" calcext:value-type="time">
            <text:p>16:00</text:p>
          </table:table-cell>
          <table:table-cell table:style-name="ce40" office:value-type="date" office:date-value="2019-10-29" calcext:value-type="date">
            <text:p>29/10/2019</text:p>
          </table:table-cell>
          <table:table-cell table:style-name="ce53" office:value-type="time" office:time-value="PT22H20M00S" calcext:value-type="time">
            <text:p>22:20</text:p>
          </table:table-cell>
          <table:table-cell table:style-name="ce106" table:content-validation-name="val3" office:value-type="string" calcext:value-type="string">
            <text:p>Superdrug,Unit 76/77, Southside Shopping Centre, Wandsworth, London,SW18 4FT</text:p>
          </table:table-cell>
          <table:table-cell table:style-name="ce53" table:formula="of:=[.E200]-[.C200]+([.D200]&gt;[.B200])" office:value-type="time" office:time-value="PT06H20M00S" calcext:value-type="time">
            <text:p>06:20</text:p>
          </table:table-cell>
          <table:table-cell table:style-name="ce75" table:formula="of:=[.G200]*24-0.3" office:value-type="float" office:value="6.03333333333334" calcext:value-type="float">
            <text:p>6,03</text:p>
          </table:table-cell>
          <table:table-cell table:style-name="ce89" table:formula="of:=[.H200]*[.$P200]" office:value-type="currency" office:currency="GBP" office:value="49.5336666666667" calcext:value-type="currency">
            <text:p>£49,53</text:p>
          </table:table-cell>
          <table:table-cell table:style-name="ce89" office:value-type="currency" office:currency="GBP" office:value="49.94" calcext:value-type="currency">
            <text:p>£49,94</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4096" calcext:value-type="float">
            <text:p>574096</text:p>
          </table:table-cell>
          <table:table-cell table:style-name="ce40" office:value-type="date" office:date-value="2019-11-01" calcext:value-type="date">
            <text:p>01/11/2019</text:p>
          </table:table-cell>
          <table:table-cell table:style-name="ce53" office:value-type="time" office:time-value="PT21H45M00S" calcext:value-type="time">
            <text:p>21:45</text:p>
          </table:table-cell>
          <table:table-cell table:style-name="ce40" office:value-type="date" office:date-value="2019-11-02" calcext:value-type="date">
            <text:p>02/11/2019</text:p>
          </table:table-cell>
          <table:table-cell table:style-name="ce53" office:value-type="time" office:time-value="PT06H20M00S" calcext:value-type="time">
            <text:p>06:20</text:p>
          </table:table-cell>
          <table:table-cell table:style-name="ce106" table:content-validation-name="val3" office:value-type="string" calcext:value-type="string">
            <text:p>Johnson &amp; Johnson Vision Care (Ireland),Products European Vision Centre, Summit Business Park Hanworth Road Sunbury On Thames Middlesex,TW16 5DB</text:p>
          </table:table-cell>
          <table:table-cell table:style-name="ce53" table:formula="of:=[.E201]-[.C201]+([.D201]&gt;[.B201])" office:value-type="time" office:time-value="PT08H35M00S" calcext:value-type="time">
            <text:p>08:35</text:p>
          </table:table-cell>
          <table:table-cell table:style-name="ce75" table:formula="of:=[.G201]*24-0.3" office:value-type="float" office:value="8.28333333333333" calcext:value-type="float">
            <text:p>8,28</text:p>
          </table:table-cell>
          <table:table-cell table:style-name="ce89" table:formula="of:=[.H201]*[.$P201]" office:value-type="currency" office:currency="GBP" office:value="68.0061666666667" calcext:value-type="currency">
            <text:p>£68,01</text:p>
          </table:table-cell>
          <table:table-cell table:style-name="ce89" office:value-type="currency" office:currency="GBP" office:value="64.31" calcext:value-type="currency">
            <text:p>£64,31</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4100" calcext:value-type="float">
            <text:p>574100</text:p>
          </table:table-cell>
          <table:table-cell table:style-name="ce40" office:value-type="date" office:date-value="2019-11-02" calcext:value-type="date">
            <text:p>02/11/2019</text:p>
          </table:table-cell>
          <table:table-cell table:style-name="ce53" office:value-type="time" office:time-value="PT21H45M00S" calcext:value-type="time">
            <text:p>21:45</text:p>
          </table:table-cell>
          <table:table-cell table:style-name="ce40" office:value-type="date" office:date-value="2019-11-03" calcext:value-type="date">
            <text:p>03/11/2019</text:p>
          </table:table-cell>
          <table:table-cell table:style-name="ce53" office:value-type="time" office:time-value="PT06H00M00S" calcext:value-type="time">
            <text:p>06:00</text:p>
          </table:table-cell>
          <table:table-cell table:style-name="ce106" table:content-validation-name="val3" office:value-type="string" calcext:value-type="string">
            <text:p>Johnson &amp; Johnson Vision Care (Ireland),Products European Vision Centre, Summit Business Park Hanworth Road Sunbury On Thames Middlesex,TW16 5DB</text:p>
          </table:table-cell>
          <table:table-cell table:style-name="ce53" table:formula="of:=[.E202]-[.C202]+([.D202]&gt;[.B202])" office:value-type="time" office:time-value="PT08H15M00S" calcext:value-type="time">
            <text:p>08:15</text:p>
          </table:table-cell>
          <table:table-cell table:style-name="ce75" table:formula="of:=[.G202]*24-0.3" office:value-type="float" office:value="7.95" calcext:value-type="float">
            <text:p>7,95</text:p>
          </table:table-cell>
          <table:table-cell table:style-name="ce89" table:formula="of:=[.H202]*[.$P202]" office:value-type="currency" office:currency="GBP" office:value="65.2695" calcext:value-type="currency">
            <text:p>£65,27</text:p>
          </table:table-cell>
          <table:table-cell table:style-name="ce89" office:value-type="currency" office:currency="GBP" office:value="66.36" calcext:value-type="currency">
            <text:p>£66,36</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6772" calcext:value-type="float">
            <text:p>586772</text:p>
          </table:table-cell>
          <table:table-cell table:style-name="ce40" office:value-type="date" office:date-value="2019-11-05" calcext:value-type="date">
            <text:p>05/11/2019</text:p>
          </table:table-cell>
          <table:table-cell table:style-name="ce53" office:value-type="time" office:time-value="PT12H50M00S" calcext:value-type="time">
            <text:p>12:50</text:p>
          </table:table-cell>
          <table:table-cell table:style-name="ce40" office:value-type="date" office:date-value="2019-11-06" calcext:value-type="date">
            <text:p>06/11/2019</text:p>
          </table:table-cell>
          <table:table-cell table:style-name="ce53" office:value-type="time" office:time-value="PT02H30M00S" calcext:value-type="time">
            <text:p>02:30</text:p>
          </table:table-cell>
          <table:table-cell table:style-name="ce106" table:content-validation-name="val3" office:value-type="string" calcext:value-type="string">
            <text:p>W H Smith Plc,Unit L8, G13 &amp; G14, Wood St, Kingston upon Thames,KT1 1TR</text:p>
          </table:table-cell>
          <table:table-cell table:style-name="ce53" table:formula="of:=[.E203]-[.C203]+([.D203]&gt;[.B203])" office:value-type="time" office:time-value="PT13H40M00S" calcext:value-type="time">
            <text:p>13:40</text:p>
          </table:table-cell>
          <table:table-cell table:style-name="ce75" table:formula="of:=[.G203]*24-0.3" office:value-type="float" office:value="13.3666666666667" calcext:value-type="float">
            <text:p>13,37</text:p>
          </table:table-cell>
          <table:table-cell table:style-name="ce89" table:formula="of:=[.H203]*[.$P203]" office:value-type="currency" office:currency="GBP" office:value="109.740333333333" calcext:value-type="currency">
            <text:p>£109,74</text:p>
          </table:table-cell>
          <table:table-cell table:style-name="ce89" office:value-type="currency" office:currency="GBP" office:value="105.36" calcext:value-type="currency">
            <text:p>£105,36</text:p>
          </table:table-cell>
          <table:table-cell table:style-name="ce161" office:value-type="string" calcext:value-type="string">
            <text:p>29/11/2019 - Period 17/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2004" calcext:value-type="float">
            <text:p>582004</text:p>
          </table:table-cell>
          <table:table-cell table:style-name="ce40" office:value-type="date" office:date-value="2019-11-06" calcext:value-type="date">
            <text:p>06/11/2019</text:p>
          </table:table-cell>
          <table:table-cell table:style-name="ce53" office:value-type="time" office:time-value="PT14H00M00S" calcext:value-type="time">
            <text:p>14:00</text:p>
          </table:table-cell>
          <table:table-cell table:style-name="ce40" office:value-type="date" office:date-value="2019-11-07" calcext:value-type="date">
            <text:p>07/11/2019</text:p>
          </table:table-cell>
          <table:table-cell table:style-name="ce53" office:value-type="time" office:time-value="PT04H45M00S" calcext:value-type="time">
            <text:p>04:45</text:p>
          </table:table-cell>
          <table:table-cell table:style-name="ce106" table:content-validation-name="val3" office:value-type="string" calcext:value-type="string">
            <text:p>W H Smith Plc,Heathrow Airport, Heathrow Terminal 5 (Landside, Hounslow,TW6 2GA</text:p>
          </table:table-cell>
          <table:table-cell table:style-name="ce53" table:formula="of:=[.E204]-[.C204]+([.D204]&gt;[.B204])" office:value-type="time" office:time-value="PT14H45M00S" calcext:value-type="time">
            <text:p>14:45</text:p>
          </table:table-cell>
          <table:table-cell table:style-name="ce75" table:formula="of:=[.G204]*24-0.3" office:value-type="float" office:value="14.45" calcext:value-type="float">
            <text:p>14,45</text:p>
          </table:table-cell>
          <table:table-cell table:style-name="ce89" table:formula="of:=[.H204]*[.$P204]" office:value-type="currency" office:currency="GBP" office:value="118.6345" calcext:value-type="currency">
            <text:p>£118,63</text:p>
          </table:table-cell>
          <table:table-cell table:style-name="ce89" office:value-type="currency" office:currency="GBP" office:value="114.94" calcext:value-type="currency">
            <text:p>£114,94</text:p>
          </table:table-cell>
          <table:table-cell table:style-name="ce161" office:value-type="string" calcext:value-type="string">
            <text:p>29/11/2019 - Period 17/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1997" calcext:value-type="float">
            <text:p>581997</text:p>
          </table:table-cell>
          <table:table-cell table:style-name="ce40" office:value-type="date" office:date-value="2019-11-11" calcext:value-type="date">
            <text:p>11/11/2019</text:p>
          </table:table-cell>
          <table:table-cell table:style-name="ce53" office:value-type="time" office:time-value="PT13H00M00S" calcext:value-type="time">
            <text:p>13:00</text:p>
          </table:table-cell>
          <table:table-cell table:style-name="ce40" office:value-type="date" office:date-value="2019-11-12" calcext:value-type="date">
            <text:p>12/11/2019</text:p>
          </table:table-cell>
          <table:table-cell table:style-name="ce53" office:value-type="time" office:time-value="PT00H40M00S" calcext:value-type="time">
            <text:p>00:40</text:p>
          </table:table-cell>
          <table:table-cell table:style-name="ce106" table:content-validation-name="val3" office:value-type="string" calcext:value-type="string">
            <text:p>W H Smith Plc,Heathrow Airport, Terminal 3, Longford, Hounslow,TW6 1QG</text:p>
          </table:table-cell>
          <table:table-cell table:style-name="ce53" table:formula="of:=[.E205]-[.C205]+([.D205]&gt;[.B205])" office:value-type="time" office:time-value="PT11H40M00S" calcext:value-type="time">
            <text:p>11:40</text:p>
          </table:table-cell>
          <table:table-cell table:style-name="ce75" table:formula="of:=[.G205]*24-0.3" office:value-type="float" office:value="11.3666666666667" calcext:value-type="float">
            <text:p>11,37</text:p>
          </table:table-cell>
          <table:table-cell table:style-name="ce89" table:formula="of:=[.H205]*[.$P205]" office:value-type="currency" office:currency="GBP" office:value="93.3203333333334" calcext:value-type="currency">
            <text:p>£93,32</text:p>
          </table:table-cell>
          <table:table-cell table:style-name="ce89" office:value-type="currency" office:currency="GBP" office:value="93.05" calcext:value-type="currency">
            <text:p>£93,05</text:p>
          </table:table-cell>
          <table:table-cell table:style-name="ce161" office:value-type="string" calcext:value-type="string">
            <text:p>29/11/2019 - Period 17/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2379" calcext:value-type="float">
            <text:p>582379</text:p>
          </table:table-cell>
          <table:table-cell table:style-name="ce40" office:value-type="date" office:date-value="2019-11-14" calcext:value-type="date">
            <text:p>14/11/2019</text:p>
          </table:table-cell>
          <table:table-cell table:style-name="ce53" office:value-type="time" office:time-value="PT15H00M00S" calcext:value-type="time">
            <text:p>15:00</text:p>
          </table:table-cell>
          <table:table-cell table:style-name="ce40" office:value-type="date" office:date-value="2019-11-15" calcext:value-type="date">
            <text:p>15/11/2019</text:p>
          </table:table-cell>
          <table:table-cell table:style-name="ce53" office:value-type="time" office:time-value="PT02H30M00S" calcext:value-type="time">
            <text:p>02:30</text:p>
          </table:table-cell>
          <table:table-cell table:style-name="ce106" table:content-validation-name="val3" office:value-type="string" calcext:value-type="string">
            <text:p>Adidas Store,Adidas Ag, Unit 2077, Level 50 Westfield Shopping Centre, White City, London,W12 7GE</text:p>
          </table:table-cell>
          <table:table-cell table:style-name="ce53" table:formula="of:=[.E206]-[.C206]+([.D206]&gt;[.B206])" office:value-type="time" office:time-value="PT11H30M00S" calcext:value-type="time">
            <text:p>11:30</text:p>
          </table:table-cell>
          <table:table-cell table:style-name="ce75" table:formula="of:=[.G206]*24-0.3" office:value-type="float" office:value="11.2" calcext:value-type="float">
            <text:p>11,20</text:p>
          </table:table-cell>
          <table:table-cell table:style-name="ce89" table:formula="of:=[.H206]*[.$P206]" office:value-type="currency" office:currency="GBP" office:value="91.952" calcext:value-type="currency">
            <text:p>£91,95</text:p>
          </table:table-cell>
          <table:table-cell table:style-name="ce89" office:value-type="currency" office:currency="GBP" office:value="90.31" calcext:value-type="currency">
            <text:p>£90,31</text:p>
          </table:table-cell>
          <table:table-cell table:style-name="ce161" office:value-type="string" calcext:value-type="string">
            <text:p>29/11/2019 - Period 17/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1994" calcext:value-type="float">
            <text:p>581994</text:p>
          </table:table-cell>
          <table:table-cell table:style-name="ce40" office:value-type="date" office:date-value="2019-11-18" calcext:value-type="date">
            <text:p>18/11/2019</text:p>
          </table:table-cell>
          <table:table-cell table:style-name="ce53" office:value-type="time" office:time-value="PT14H30M00S" calcext:value-type="time">
            <text:p>14:30</text:p>
          </table:table-cell>
          <table:table-cell table:style-name="ce40" office:value-type="date" office:date-value="2019-11-18" calcext:value-type="date">
            <text:p>18/11/2019</text:p>
          </table:table-cell>
          <table:table-cell table:style-name="ce53" office:value-type="time" office:time-value="PT22H50M00S" calcext:value-type="time">
            <text:p>22:50</text:p>
          </table:table-cell>
          <table:table-cell table:style-name="ce106" table:content-validation-name="val3" office:value-type="string" calcext:value-type="string">
            <text:p>W H Smith Plc,Heathrow Airport, Terminal 2: The Queen's Terminal, Hounslow,TW6 1EW</text:p>
          </table:table-cell>
          <table:table-cell table:style-name="ce53" table:formula="of:=[.E207]-[.C207]+([.D207]&gt;[.B207])" office:value-type="time" office:time-value="PT08H20M00S" calcext:value-type="time">
            <text:p>08:20</text:p>
          </table:table-cell>
          <table:table-cell table:style-name="ce75" table:formula="of:=[.G207]*24-0.3" office:value-type="float" office:value="8.03333333333333" calcext:value-type="float">
            <text:p>8,03</text:p>
          </table:table-cell>
          <table:table-cell table:style-name="ce89" table:formula="of:=[.H207]*[.$P207]" office:value-type="currency" office:currency="GBP" office:value="65.9536666666667" calcext:value-type="currency">
            <text:p>£65,95</text:p>
          </table:table-cell>
          <table:table-cell table:style-name="ce89" office:value-type="currency" office:currency="GBP" office:value="83.47" calcext:value-type="currency">
            <text:p>£83,47</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150" calcext:value-type="float">
            <text:p>553150</text:p>
          </table:table-cell>
          <table:table-cell table:style-name="ce40" office:value-type="date" office:date-value="2019-11-21" calcext:value-type="date">
            <text:p>21/11/2019</text:p>
          </table:table-cell>
          <table:table-cell table:style-name="ce53" office:value-type="time" office:time-value="PT06H00M00S" calcext:value-type="time">
            <text:p>06:00</text:p>
          </table:table-cell>
          <table:table-cell table:style-name="ce40" office:value-type="date" office:date-value="2019-11-21" calcext:value-type="date">
            <text:p>21/11/2019</text:p>
          </table:table-cell>
          <table:table-cell table:style-name="ce53" office:value-type="time" office:time-value="PT11H55M00S" calcext:value-type="time">
            <text:p>11:55</text:p>
          </table:table-cell>
          <table:table-cell table:style-name="ce106" table:content-validation-name="val3" office:value-type="string" calcext:value-type="string">
            <text:p>Co-Op Group Limited,100 New Kings Road, Fulham, London,SW6 4LX</text:p>
          </table:table-cell>
          <table:table-cell table:style-name="ce53" table:formula="of:=[.E208]-[.C208]+([.D208]&gt;[.B208])" office:value-type="time" office:time-value="PT05H55M00S" calcext:value-type="time">
            <text:p>05:55</text:p>
          </table:table-cell>
          <table:table-cell table:style-name="ce75" table:formula="of:=[.G208]*24-0.3" office:value-type="float" office:value="5.61666666666667" calcext:value-type="float">
            <text:p>5,62</text:p>
          </table:table-cell>
          <table:table-cell table:style-name="ce89" table:formula="of:=[.H208]*[.$P208]" office:value-type="currency" office:currency="GBP" office:value="46.1128333333333" calcext:value-type="currency">
            <text:p>£46,11</text:p>
          </table:table-cell>
          <table:table-cell table:style-name="ce89" office:value-type="currency" office:currency="GBP" office:value="46.52" calcext:value-type="currency">
            <text:p>£46,52</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084" calcext:value-type="float">
            <text:p>553084</text:p>
          </table:table-cell>
          <table:table-cell table:style-name="ce40" office:value-type="date" office:date-value="2019-11-28" calcext:value-type="date">
            <text:p>28/11/2019</text:p>
          </table:table-cell>
          <table:table-cell table:style-name="ce53" office:value-type="time" office:time-value="PT06H20M00S" calcext:value-type="time">
            <text:p>06:20</text:p>
          </table:table-cell>
          <table:table-cell table:style-name="ce40" office:value-type="date" office:date-value="2019-11-28" calcext:value-type="date">
            <text:p>28/11/2019</text:p>
          </table:table-cell>
          <table:table-cell table:style-name="ce53" office:value-type="time" office:time-value="PT15H10M00S" calcext:value-type="time">
            <text:p>15:10</text:p>
          </table:table-cell>
          <table:table-cell table:style-name="ce106" table:content-validation-name="val3" office:value-type="string" calcext:value-type="string">
            <text:p>Co-Op Group Limited,193 Balham High Road, London,SW12 9BE</text:p>
          </table:table-cell>
          <table:table-cell table:style-name="ce53" table:formula="of:=[.E209]-[.C209]+([.D209]&gt;[.B209])" office:value-type="time" office:time-value="PT08H50M00S" calcext:value-type="time">
            <text:p>08:50</text:p>
          </table:table-cell>
          <table:table-cell table:style-name="ce75" table:formula="of:=[.G209]*24-0.3" office:value-type="float" office:value="8.53333333333333" calcext:value-type="float">
            <text:p>8,53</text:p>
          </table:table-cell>
          <table:table-cell table:style-name="ce89" table:formula="of:=[.H209]*[.$P209]" office:value-type="currency" office:currency="GBP" office:value="70.0586666666667" calcext:value-type="currency">
            <text:p>£70,06</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2900" calcext:value-type="float">
            <text:p>552900</text:p>
          </table:table-cell>
          <table:table-cell table:style-name="ce40" office:value-type="date" office:date-value="2019-12-03" calcext:value-type="date">
            <text:p>03/12/2019</text:p>
          </table:table-cell>
          <table:table-cell table:style-name="ce53" office:value-type="time" office:time-value="PT06H00M00S" calcext:value-type="time">
            <text:p>06:00</text:p>
          </table:table-cell>
          <table:table-cell table:style-name="ce40" office:value-type="date" office:date-value="2019-12-03" calcext:value-type="date">
            <text:p>03/12/2019</text:p>
          </table:table-cell>
          <table:table-cell table:style-name="ce53" office:value-type="time" office:time-value="PT12H50M00S" calcext:value-type="time">
            <text:p>12:50</text:p>
          </table:table-cell>
          <table:table-cell table:style-name="ce106" table:content-validation-name="val3" office:value-type="string" calcext:value-type="string">
            <text:p>Co-Op Group Limited,22-26 Cricklewood Broadway, Cricklewood, London,NW2 3HD</text:p>
          </table:table-cell>
          <table:table-cell table:style-name="ce53" table:formula="of:=[.E210]-[.C210]+([.D210]&gt;[.B210])" office:value-type="time" office:time-value="PT06H50M00S" calcext:value-type="time">
            <text:p>06:50</text:p>
          </table:table-cell>
          <table:table-cell table:style-name="ce75" table:formula="of:=[.G210]*24-0.3" office:value-type="float" office:value="6.53333333333333" calcext:value-type="float">
            <text:p>6,53</text:p>
          </table:table-cell>
          <table:table-cell table:style-name="ce89" table:formula="of:=[.H210]*[.$P210]" office:value-type="currency" office:currency="GBP" office:value="53.6386666666667" calcext:value-type="currency">
            <text:p>£53,64</text:p>
          </table:table-cell>
          <table:table-cell table:style-name="ce89" office:value-type="currency" office:currency="GBP" office:value="58.84" calcext:value-type="currency">
            <text:p>£58,84</text:p>
          </table:table-cell>
          <table:table-cell table:style-name="ce161" office:value-type="string" calcext:value-type="string">
            <text:p>27/12/2019 - Period 19/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787" calcext:value-type="float">
            <text:p>573787</text:p>
          </table:table-cell>
          <table:table-cell table:style-name="ce40" office:value-type="date" office:date-value="2020-01-07" calcext:value-type="date">
            <text:p>07/01/2020</text:p>
          </table:table-cell>
          <table:table-cell table:style-name="ce53" office:value-type="time" office:time-value="PT20H02M00S" calcext:value-type="time">
            <text:p>20:02</text:p>
          </table:table-cell>
          <table:table-cell table:style-name="ce40" office:value-type="date" office:date-value="2020-01-08" calcext:value-type="date">
            <text:p>08/01/2020</text:p>
          </table:table-cell>
          <table:table-cell table:style-name="ce53" office:value-type="time" office:time-value="PT01H30M00S" calcext:value-type="time">
            <text:p>01:30</text:p>
          </table:table-cell>
          <table:table-cell table:style-name="ce106" table:content-validation-name="val3" office:value-type="string" calcext:value-type="string">
            <text:p>Primark Stores Limited,The Lexicon, 25 Braccan Walk, Bracknell, <text:s/>Berkshire,RG12 1BE</text:p>
          </table:table-cell>
          <table:table-cell table:style-name="ce53" table:formula="of:=[.E211]-[.C211]+([.D211]&gt;[.B211])" office:value-type="time" office:time-value="PT05H28M00S" calcext:value-type="time">
            <text:p>05:28</text:p>
          </table:table-cell>
          <table:table-cell table:style-name="ce75" table:formula="of:=[.G211]*24-0.3" office:value-type="float" office:value="5.16666666666667" calcext:value-type="float">
            <text:p>5,17</text:p>
          </table:table-cell>
          <table:table-cell table:style-name="ce89" table:formula="of:=[.H211]*[.$P211]" office:value-type="currency" office:currency="GBP" office:value="42.4183333333333" calcext:value-type="currency">
            <text:p>£42,42</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95362" calcext:value-type="float">
            <text:p>595362</text:p>
          </table:table-cell>
          <table:table-cell table:style-name="ce40" office:value-type="date" office:date-value="2020-01-09" calcext:value-type="date">
            <text:p>09/01/2020</text:p>
          </table:table-cell>
          <table:table-cell table:style-name="ce53" office:value-type="time" office:time-value="PT05H15M00S" calcext:value-type="time">
            <text:p>05:15</text:p>
          </table:table-cell>
          <table:table-cell table:style-name="ce40" office:value-type="date" office:date-value="2020-01-09" calcext:value-type="date">
            <text:p>09/01/2020</text:p>
          </table:table-cell>
          <table:table-cell table:style-name="ce53" office:value-type="time" office:time-value="PT13H20M00S" calcext:value-type="time">
            <text:p>13:20</text:p>
          </table:table-cell>
          <table:table-cell table:style-name="ce106" table:content-validation-name="val3" office:value-type="string" calcext:value-type="string">
            <text:p>Wm Morrison Supermarkets PLC,Morrisons Nutmeg, 399 Edgeware Road, Colindale, London,NW9 0AS</text:p>
          </table:table-cell>
          <table:table-cell table:style-name="ce53" table:formula="of:=[.E212]-[.C212]+([.D212]&gt;[.B212])" office:value-type="time" office:time-value="PT08H05M00S" calcext:value-type="time">
            <text:p>08:05</text:p>
          </table:table-cell>
          <table:table-cell table:style-name="ce75" table:formula="of:=[.G212]*24-0.3" office:value-type="float" office:value="7.78333333333333" calcext:value-type="float">
            <text:p>7,78</text:p>
          </table:table-cell>
          <table:table-cell table:style-name="ce89" table:formula="of:=[.H212]*[.$P212]" office:value-type="currency" office:currency="GBP" office:value="63.9011666666667" calcext:value-type="currency">
            <text:p>£63,90</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0951" calcext:value-type="float">
            <text:p>570951</text:p>
          </table:table-cell>
          <table:table-cell table:style-name="ce40" office:value-type="date" office:date-value="2020-02-14" calcext:value-type="date">
            <text:p>14/02/2020</text:p>
          </table:table-cell>
          <table:table-cell table:style-name="ce53" office:value-type="time" office:time-value="PT18H00M00S" calcext:value-type="time">
            <text:p>18:00</text:p>
          </table:table-cell>
          <table:table-cell table:style-name="ce40" office:value-type="date" office:date-value="2020-02-14" calcext:value-type="date">
            <text:p>14/02/2020</text:p>
          </table:table-cell>
          <table:table-cell table:style-name="ce53" office:value-type="time" office:time-value="PT22H50M00S" calcext:value-type="time">
            <text:p>22:50</text:p>
          </table:table-cell>
          <table:table-cell table:style-name="ce106" table:content-validation-name="val3" office:value-type="string" calcext:value-type="string">
            <text:p>Boots UK Limited,14 Harben Parade, South Hampstead, London,NW3 6JP</text:p>
          </table:table-cell>
          <table:table-cell table:style-name="ce53" table:formula="of:=[.E213]-[.C213]+([.D213]&gt;[.B213])" office:value-type="time" office:time-value="PT04H50M00S" calcext:value-type="time">
            <text:p>04:50</text:p>
          </table:table-cell>
          <table:table-cell table:style-name="ce75" table:formula="of:=[.G213]*24-0.3" office:value-type="float" office:value="4.53333333333333" calcext:value-type="float">
            <text:p>4,53</text:p>
          </table:table-cell>
          <table:table-cell table:style-name="ce89" table:formula="of:=[.H213]*[.$P213]" office:value-type="currency" office:currency="GBP" office:value="37.2186666666667" calcext:value-type="currency">
            <text:p>£37,22</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798" calcext:value-type="float">
            <text:p>573798</text:p>
          </table:table-cell>
          <table:table-cell table:style-name="ce40" office:value-type="date" office:date-value="2020-01-21" calcext:value-type="date">
            <text:p>21/01/2020</text:p>
          </table:table-cell>
          <table:table-cell table:style-name="ce53" office:value-type="time" office:time-value="PT20H00M00S" calcext:value-type="time">
            <text:p>20:00</text:p>
          </table:table-cell>
          <table:table-cell table:style-name="ce40" office:value-type="date" office:date-value="2020-01-22" calcext:value-type="date">
            <text:p>22/01/2020</text:p>
          </table:table-cell>
          <table:table-cell table:style-name="ce53" office:value-type="time" office:time-value="PT03H00M00S" calcext:value-type="time">
            <text:p>03:00</text:p>
          </table:table-cell>
          <table:table-cell table:style-name="ce106" table:content-validation-name="val3" office:value-type="string" calcext:value-type="string">
            <text:p>Primark Stores Limited,Marlowe Arcade, Canterbury, Kent,CT1 2TJ</text:p>
          </table:table-cell>
          <table:table-cell table:style-name="ce53" table:formula="of:=[.E214]-[.C214]+([.D214]&gt;[.B214])" office:value-type="time" office:time-value="PT07H00M00S" calcext:value-type="time">
            <text:p>07:00</text:p>
          </table:table-cell>
          <table:table-cell table:style-name="ce75" table:formula="of:=[.G214]*24-0.3" office:value-type="float" office:value="6.7" calcext:value-type="float">
            <text:p>6,70</text:p>
          </table:table-cell>
          <table:table-cell table:style-name="ce89" table:formula="of:=[.H214]*[.$P214]" office:value-type="currency" office:currency="GBP" office:value="55.007" calcext:value-type="currency">
            <text:p>£55,01</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803" calcext:value-type="float">
            <text:p>573803</text:p>
          </table:table-cell>
          <table:table-cell table:style-name="ce40" office:value-type="date" office:date-value="2020-01-23" calcext:value-type="date">
            <text:p>23/01/2020</text:p>
          </table:table-cell>
          <table:table-cell table:style-name="ce53" office:value-type="time" office:time-value="PT20H00M00S" calcext:value-type="time">
            <text:p>20:00</text:p>
          </table:table-cell>
          <table:table-cell table:style-name="ce40" office:value-type="date" office:date-value="2020-01-24" calcext:value-type="date">
            <text:p>24/01/2020</text:p>
          </table:table-cell>
          <table:table-cell table:style-name="ce53" office:value-type="time" office:time-value="PT03H00M00S" calcext:value-type="time">
            <text:p>03:00</text:p>
          </table:table-cell>
          <table:table-cell table:style-name="ce106" table:content-validation-name="val3" office:value-type="string" calcext:value-type="string">
            <text:p>Primark Stores Limited,Westwood Cross Shopping Centre, Margate Road, Broadstairs, Kent,CT10 2BF</text:p>
          </table:table-cell>
          <table:table-cell table:style-name="ce53" table:formula="of:=[.E215]-[.C215]+([.D215]&gt;[.B215])" office:value-type="time" office:time-value="PT07H00M00S" calcext:value-type="time">
            <text:p>07:00</text:p>
          </table:table-cell>
          <table:table-cell table:style-name="ce75" table:formula="of:=[.G215]*24-0.3" office:value-type="float" office:value="6.7" calcext:value-type="float">
            <text:p>6,70</text:p>
          </table:table-cell>
          <table:table-cell table:style-name="ce89" table:formula="of:=[.H215]*[.$P215]" office:value-type="currency" office:currency="GBP" office:value="55.007" calcext:value-type="currency">
            <text:p>£55,01</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style-name="ce255" table:number-columns-repeated="960"/>
        </table:table-row>
        <table:table-row table:style-name="ro1">
          <table:table-cell table:style-name="ce161" office:value-type="float" office:value="571725" calcext:value-type="float">
            <text:p>571725</text:p>
          </table:table-cell>
          <table:table-cell table:style-name="ce40" office:value-type="date" office:date-value="2020-01-28" calcext:value-type="date">
            <text:p>28/01/2020</text:p>
          </table:table-cell>
          <table:table-cell table:style-name="ce53" office:value-type="time" office:time-value="PT13H00M00S" calcext:value-type="time">
            <text:p>13:00</text:p>
          </table:table-cell>
          <table:table-cell table:style-name="ce40" office:value-type="date" office:date-value="2020-01-28" calcext:value-type="date">
            <text:p>28/01/2020</text:p>
          </table:table-cell>
          <table:table-cell table:style-name="ce53" office:value-type="time" office:time-value="PT21H40M00S" calcext:value-type="time">
            <text:p>21:40</text:p>
          </table:table-cell>
          <table:table-cell table:style-name="ce106" table:content-validation-name="val3" office:value-type="string" calcext:value-type="string">
            <text:p>Boots UK Limited,122 Holborn, London,EC1N 2TD</text:p>
          </table:table-cell>
          <table:table-cell table:style-name="ce53" table:formula="of:=[.E216]-[.C216]+([.D216]&gt;[.B216])" office:value-type="time" office:time-value="PT08H40M00S" calcext:value-type="time">
            <text:p>08:40</text:p>
          </table:table-cell>
          <table:table-cell table:style-name="ce75" table:formula="of:=[.G216]*24-0.3" office:value-type="float" office:value="8.36666666666667" calcext:value-type="float">
            <text:p>8,37</text:p>
          </table:table-cell>
          <table:table-cell table:style-name="ce89" table:formula="of:=[.H216]*[.$P216]" office:value-type="currency" office:currency="GBP" office:value="68.6903333333333" calcext:value-type="currency">
            <text:p>£68,69</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9568" calcext:value-type="float">
            <text:p>589568</text:p>
          </table:table-cell>
          <table:table-cell table:style-name="ce40" office:value-type="date" office:date-value="2020-01-30" calcext:value-type="date">
            <text:p>30/01/2020</text:p>
          </table:table-cell>
          <table:table-cell table:style-name="ce53" office:value-type="time" office:time-value="PT06H30M00S" calcext:value-type="time">
            <text:p>06:30</text:p>
          </table:table-cell>
          <table:table-cell table:style-name="ce40" office:value-type="date" office:date-value="2020-01-30" calcext:value-type="date">
            <text:p>30/01/2020</text:p>
          </table:table-cell>
          <table:table-cell table:style-name="ce53" office:value-type="time" office:time-value="PT13H40M00S" calcext:value-type="time">
            <text:p>13:40</text:p>
          </table:table-cell>
          <table:table-cell table:style-name="ce106" table:content-validation-name="val3" office:value-type="string" calcext:value-type="string">
            <text:p>Co-Op Group Limited,15-17 Central Hill, Gipsy Hill, London,SE19 1BG</text:p>
          </table:table-cell>
          <table:table-cell table:style-name="ce53" table:formula="of:=[.E217]-[.C217]+([.D217]&gt;[.B217])" office:value-type="time" office:time-value="PT07H10M00S" calcext:value-type="time">
            <text:p>07:10</text:p>
          </table:table-cell>
          <table:table-cell table:style-name="ce75" table:formula="of:=[.G217]*24-0.3" office:value-type="float" office:value="6.86666666666667" calcext:value-type="float">
            <text:p>6,87</text:p>
          </table:table-cell>
          <table:table-cell table:style-name="ce89" table:formula="of:=[.H217]*[.$P217]" office:value-type="currency" office:currency="GBP" office:value="56.3753333333333" calcext:value-type="currency">
            <text:p>£56,38</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29" office:value-type="float" office:value="574774" calcext:value-type="float">
            <text:p>574774</text:p>
          </table:table-cell>
          <table:table-cell table:style-name="ce61" office:value-type="date" office:date-value="2020-02-04" calcext:value-type="date">
            <text:p>04/02/2020</text:p>
          </table:table-cell>
          <table:table-cell table:style-name="ce103" office:value-type="time" office:time-value="PT17H45M00S" calcext:value-type="time">
            <text:p>17:45</text:p>
          </table:table-cell>
          <table:table-cell table:style-name="ce61" office:value-type="date" office:date-value="2020-02-04" calcext:value-type="date">
            <text:p>04/02/2020</text:p>
          </table:table-cell>
          <table:table-cell table:style-name="ce103" office:value-type="time" office:time-value="PT23H05M00S" calcext:value-type="time">
            <text:p>23:05</text:p>
          </table:table-cell>
          <table:table-cell table:style-name="ce126" table:content-validation-name="val3" office:value-type="string" calcext:value-type="string">
            <text:p>Waterstones Booksellers Limited,2-6, Hill Street, Richmond, Surrey,TW10 6UA</text:p>
          </table:table-cell>
          <table:table-cell table:style-name="ce103" table:formula="of:=[.E218]-[.C218]+([.D218]&gt;[.B218])" office:value-type="time" office:time-value="PT05H20M00S" calcext:value-type="time">
            <text:p>05:20</text:p>
          </table:table-cell>
          <table:table-cell table:style-name="ce142" table:formula="of:=[.G218]*24-0.3" office:value-type="float" office:value="5.03333333333333" calcext:value-type="float">
            <text:p>5,03</text:p>
          </table:table-cell>
          <table:table-cell table:style-name="ce156" table:formula="of:=[.H218]*[.$P218]" office:value-type="currency" office:currency="GBP" office:value="41.3236666666667" calcext:value-type="currency">
            <text:p>£41,32</text:p>
          </table:table-cell>
          <table:table-cell table:style-name="ce156" office:value-type="currency" office:currency="GBP" office:value="73.89" calcext:value-type="currency">
            <text:p>£73,89</text:p>
          </table:table-cell>
          <table:table-cell table:style-name="ce29" office:value-type="string" calcext:value-type="string">
            <text:p>13/12/2019 - Period 18/2019</text:p>
          </table:table-cell>
          <table:table-cell table:style-name="ce29" table:number-columns-repeated="3"/>
          <table:table-cell table:style-name="ce156"/>
          <table:table-cell table:style-name="ce156" office:value-type="currency" office:currency="GBP" office:value="8.21" calcext:value-type="currency">
            <text:p>£8,21</text:p>
          </table:table-cell>
          <table:table-cell table:style-name="ce29" table:number-columns-repeated="48"/>
          <table:table-cell table:style-name="ce257" table:number-columns-repeated="960"/>
        </table:table-row>
        <table:table-row table:style-name="ro1">
          <table:table-cell table:style-name="ce161" office:value-type="float" office:value="584936" calcext:value-type="float">
            <text:p>584936</text:p>
          </table:table-cell>
          <table:table-cell table:style-name="ce40" office:value-type="date" office:date-value="2020-02-12" calcext:value-type="date">
            <text:p>12/02/2020</text:p>
          </table:table-cell>
          <table:table-cell table:style-name="ce53" office:value-type="time" office:time-value="PT14H00M00S" calcext:value-type="time">
            <text:p>14:00</text:p>
          </table:table-cell>
          <table:table-cell table:style-name="ce40" office:value-type="date" office:date-value="2020-02-12" calcext:value-type="date">
            <text:p>12/02/2020</text:p>
          </table:table-cell>
          <table:table-cell table:style-name="ce53" office:value-type="time" office:time-value="PT21H25M00S" calcext:value-type="time">
            <text:p>21:25</text:p>
          </table:table-cell>
          <table:table-cell table:style-name="ce106" table:content-validation-name="val3" office:value-type="string" calcext:value-type="string">
            <text:p>All Saints Retail Limited,Unit 6, Bellingham Way, Larkfield, Aylesford, Kent,ME20 6SQ</text:p>
          </table:table-cell>
          <table:table-cell table:style-name="ce53" table:formula="of:=[.E219]-[.C219]+([.D219]&gt;[.B219])" office:value-type="time" office:time-value="PT07H25M00S" calcext:value-type="time">
            <text:p>07:25</text:p>
          </table:table-cell>
          <table:table-cell table:style-name="ce75" table:formula="of:=[.G219]*24-0.3" office:value-type="float" office:value="7.11666666666667" calcext:value-type="float">
            <text:p>7,12</text:p>
          </table:table-cell>
          <table:table-cell table:style-name="ce89" table:formula="of:=[.H219]*[.$P219]" office:value-type="currency" office:currency="GBP" office:value="58.4278333333334" calcext:value-type="currency">
            <text:p>£58,43</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4940" calcext:value-type="float">
            <text:p>584940</text:p>
          </table:table-cell>
          <table:table-cell table:style-name="ce40" office:value-type="date" office:date-value="2020-02-13" calcext:value-type="date">
            <text:p>13/02/2020</text:p>
          </table:table-cell>
          <table:table-cell table:style-name="ce53" office:value-type="time" office:time-value="PT14H00M00S" calcext:value-type="time">
            <text:p>14:00</text:p>
          </table:table-cell>
          <table:table-cell table:style-name="ce40" office:value-type="date" office:date-value="1899-12-30T13:02:00" calcext:value-type="date">
            <text:p>30/12/1899</text:p>
          </table:table-cell>
          <table:table-cell table:style-name="ce53" office:value-type="time" office:time-value="PT21H25M00S" calcext:value-type="time">
            <text:p>21:25</text:p>
          </table:table-cell>
          <table:table-cell table:style-name="ce106" table:content-validation-name="val3" office:value-type="string" calcext:value-type="string">
            <text:p>All Saints Retail Limited,Unit 6, Bellingham Way, Larkfield, Aylesford, Kent,ME20 6SQ</text:p>
          </table:table-cell>
          <table:table-cell table:style-name="ce53" table:formula="of:=[.E220]-[.C220]+([.D220]&gt;[.B220])" office:value-type="time" office:time-value="PT07H25M00S" calcext:value-type="time">
            <text:p>07:25</text:p>
          </table:table-cell>
          <table:table-cell table:style-name="ce75" table:formula="of:=[.G220]*24-0.3" office:value-type="float" office:value="7.11666666666667" calcext:value-type="float">
            <text:p>7,12</text:p>
          </table:table-cell>
          <table:table-cell table:style-name="ce89" table:formula="of:=[.H220]*[.$P220]" office:value-type="currency" office:currency="GBP" office:value="58.4278333333334" calcext:value-type="currency">
            <text:p>£58,43</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9541" calcext:value-type="float">
            <text:p>589541</text:p>
          </table:table-cell>
          <table:table-cell table:style-name="ce40" office:value-type="date" office:date-value="2020-02-28" calcext:value-type="date">
            <text:p>28/02/2020</text:p>
          </table:table-cell>
          <table:table-cell table:style-name="ce53" office:value-type="time" office:time-value="PT10H32M00S" calcext:value-type="time">
            <text:p>10:32</text:p>
          </table:table-cell>
          <table:table-cell table:style-name="ce40" office:value-type="date" office:date-value="2020-02-28" calcext:value-type="date">
            <text:p>28/02/2020</text:p>
          </table:table-cell>
          <table:table-cell table:style-name="ce53" office:value-type="time" office:time-value="PT14H18M00S" calcext:value-type="time">
            <text:p>14:18</text:p>
          </table:table-cell>
          <table:table-cell table:style-name="ce106" table:content-validation-name="val3" office:value-type="string" calcext:value-type="string">
            <text:p>Co-Op Group Limited,First Bed and Pine Raglan Precinct, Townend Road, Caterham,CR3 5UG</text:p>
          </table:table-cell>
          <table:table-cell table:style-name="ce53" table:formula="of:=[.E221]-[.C221]+([.D221]&gt;[.B221])" office:value-type="time" office:time-value="PT03H46M00S" calcext:value-type="time">
            <text:p>03:46</text:p>
          </table:table-cell>
          <table:table-cell table:style-name="ce75" table:formula="of:=[.G221]*24-0.3" office:value-type="float" office:value="3.46666666666667" calcext:value-type="float">
            <text:p>3,47</text:p>
          </table:table-cell>
          <table:table-cell table:style-name="ce89" table:formula="of:=[.H221]*[.$P221]" office:value-type="currency" office:currency="GBP" office:value="28.4613333333333" calcext:value-type="currency">
            <text:p>£28,46</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number-rows-repeated="1048354">
          <table:table-cell table:number-columns-repeated="1024"/>
        </table:table-row>
        <table:table-row table:style-name="ro1">
          <table:table-cell table:number-columns-repeated="1024"/>
        </table:table-row>
      </table:table>
      <table:table table:name="Travel" table:style-name="ta1">
        <office:forms form:automatic-focus="false" form:apply-design-mode="false"/>
        <table:table-column table:style-name="co1" table:number-columns-repeated="2" table:default-cell-style-name="Default"/>
        <table:table-column table:style-name="co9" table:default-cell-style-name="Default"/>
        <table:table-column table:style-name="co10" table:default-cell-style-name="Default"/>
        <table:table-column table:style-name="co1" table:number-columns-repeated="5" table:default-cell-style-name="Default"/>
        <table:table-column table:style-name="co1" table:default-cell-style-name="ce296"/>
        <table:table-column table:style-name="co1" table:number-columns-repeated="54" table:default-cell-style-name="Default"/>
        <table:table-row table:style-name="ro1">
          <table:table-cell office:value-type="string" calcext:value-type="string">
            <text:p>Job No.</text:p>
          </table:table-cell>
          <table:table-cell table:style-name="ce258" office:value-type="string" calcext:value-type="string">
            <text:p>Date</text:p>
          </table:table-cell>
          <table:table-cell table:style-name="ce258" office:value-type="string" calcext:value-type="string">
            <text:p>Location</text:p>
          </table:table-cell>
          <table:table-cell table:style-name="ce258" office:value-type="string" calcext:value-type="string">
            <text:p>Address</text:p>
          </table:table-cell>
          <table:table-cell table:style-name="ce258" office:value-type="string" calcext:value-type="string">
            <text:p>Method</text:p>
          </table:table-cell>
          <table:table-cell table:style-name="ce258" office:value-type="string" calcext:value-type="string">
            <text:p>Cost</text:p>
          </table:table-cell>
          <table:table-cell table:style-name="ce258" office:value-type="string" calcext:value-type="string">
            <text:p>Proof Type</text:p>
          </table:table-cell>
          <table:table-cell table:style-name="ce258" office:value-type="string" calcext:value-type="string">
            <text:p>Proof Ref</text:p>
          </table:table-cell>
          <table:table-cell table:style-name="ce258" office:value-type="string" calcext:value-type="string">
            <text:p>Payment Date</text:p>
          </table:table-cell>
          <table:table-cell table:style-name="ce331"/>
          <table:table-cell table:style-name="ce258" table:number-columns-repeated="54"/>
        </table:table-row>
        <table:table-row table:style-name="ro1">
          <table:table-cell office:value-type="float" office:value="985323" calcext:value-type="float">
            <text:p>985323</text:p>
          </table:table-cell>
          <table:table-cell table:style-name="ce259" table:formula="of:=INDEX([JobSchedules.$B$2:.$B$40]; MATCH([.$A2]; [JobSchedules.$A$2:.$A$40]; 0))" office:value-type="date" office:date-value="2017-08-29" calcext:value-type="date">
            <text:p>29/08/2017</text:p>
          </table:table-cell>
          <table:table-cell table:formula="of:=INDEX([Addresses.$C$2:.$C$82]; MATCH([.$D48]; [Addresses.$E$2:.$E$82]; 0))" office:value-type="string" office:string-value="N7 6AX" calcext:value-type="string">
            <text:p>N7 6AX</text:p>
          </table:table-cell>
          <table:table-cell table:style-name="ce296" table:formula="of:=INDEX([JobSchedules.$F$2:.$F$104]; MATCH([.$A2]; [JobSchedules.$A$2:.$A$104]; 0))" office:value-type="string" office:string-value="Superdrug,Units 1-4, Trinity Parade High Street Hounslow Middlesex,TW3 1HG" calcext:value-type="string">
            <text:p>Superdrug,Units 1-4, Trinity Parade High Street Hounslow Middlesex,TW3 1HG</text:p>
          </table:table-cell>
          <table:table-cell office:value-type="string" calcext:value-type="string">
            <text:p><text:s/></text:p>
          </table:table-cell>
          <table:table-cell table:style-name="ce296" office:value-type="currency" office:currency="GBP" office:value="12.3" calcext:value-type="currency">
            <text:p>£12,30</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office:value-type="float" office:value="970539" calcext:value-type="float">
            <text:p>970539</text:p>
          </table:table-cell>
          <table:table-cell table:style-name="ce259" table:formula="of:=INDEX([JobSchedules.$B$2:.$B$40]; MATCH([.$A3]; [JobSchedules.$A$2:.$A$40]; 0))" office:value-type="date" office:date-value="2017-09-04" calcext:value-type="date">
            <text:p>04/09/2017</text:p>
          </table:table-cell>
          <table:table-cell table:formula="of:=INDEX([Addresses.$C$2:.$C$82]; MATCH([.$D3]; [Addresses.$E$2:.$E$82]; 0))" office:value-type="string" office:string-value="SW12 8BG" calcext:value-type="string">
            <text:p>SW12 8BG</text:p>
          </table:table-cell>
          <table:table-cell table:style-name="ce296" table:formula="of:=INDEX([JobSchedules.$F$2:.$F$104]; MATCH([.$A3]; [JobSchedules.$A$2:.$A$104]; 0))" office:value-type="string" office:string-value="Poundland Limited,Limited 163-165 Balham High Road Balham,SW12 8BG" calcext:value-type="string">
            <text:p>Poundland Limited,Limited 163-165 Balham High Road Balham,SW12 8BG</text:p>
          </table:table-cell>
          <table:table-cell office:value-type="string" calcext:value-type="string">
            <text:p><text:s/></text:p>
          </table:table-cell>
          <table:table-cell table:style-name="ce296" office:value-type="currency" office:currency="GBP" office:value="6.05" calcext:value-type="currency">
            <text:p>£6,05</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office:value-type="float" office:value="985276" calcext:value-type="float">
            <text:p>985276</text:p>
          </table:table-cell>
          <table:table-cell table:style-name="ce259" table:formula="of:=INDEX([JobSchedules.$B$2:.$B$40]; MATCH([.$A4]; [JobSchedules.$A$2:.$A$40]; 0))" office:value-type="date" office:date-value="2017-09-05" calcext:value-type="date">
            <text:p>05/09/2017</text:p>
          </table:table-cell>
          <table:table-cell table:formula="of:=INDEX([Addresses.$C$2:.$C$82]; MATCH([.$D4]; [Addresses.$E$2:.$E$82]; 0))" office:value-type="string" office:string-value="HA1 2TA" calcext:value-type="string">
            <text:p>HA1 2TA</text:p>
          </table:table-cell>
          <table:table-cell table:style-name="ce296" table:formula="of:=INDEX([JobSchedules.$F$2:.$F$104]; MATCH([.$A4]; [JobSchedules.$A$2:.$A$104]; 0))" office:value-type="string" office:string-value="Superdrug,297-301, Station Rd Harrow Middlesex,HA1 2TA" calcext:value-type="string">
            <text:p>Superdrug,297-301, Station Rd Harrow Middlesex,HA1 2TA</text:p>
          </table:table-cell>
          <table:table-cell office:value-type="string" calcext:value-type="string">
            <text:p><text:s/></text:p>
          </table:table-cell>
          <table:table-cell table:style-name="ce296" office:value-type="currency" office:currency="GBP" office:value="17.55" calcext:value-type="currency">
            <text:p>£17,55</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office:value-type="float" office:value="966946" calcext:value-type="float">
            <text:p>966946</text:p>
          </table:table-cell>
          <table:table-cell table:style-name="ce259" table:formula="of:=INDEX([JobSchedules.$B$2:.$B$40]; MATCH([.$A5]; [JobSchedules.$A$2:.$A$40]; 0))" office:value-type="date" office:date-value="2017-09-06" calcext:value-type="date">
            <text:p>06/09/2017</text:p>
          </table:table-cell>
          <table:table-cell table:formula="of:=INDEX([Addresses.$C$2:.$C$82]; MATCH([.$D5]; [Addresses.$E$2:.$E$82]; 0))" office:value-type="string" office:string-value="SW11 1PA" calcext:value-type="string">
            <text:p>SW11 1PA</text:p>
          </table:table-cell>
          <table:table-cell table:style-name="ce296" table:formula="of:=INDEX([JobSchedules.$F$2:.$F$104]; MATCH([.$A5]; [JobSchedules.$A$2:.$A$104]; 0))" office:value-type="string" office:string-value="Paperchase Limited ,62 Northcote Road Northcote Road,SW11 1PA" calcext:value-type="string">
            <text:p>Paperchase Limited ,62 Northcote Road Northcote Road,SW11 1PA</text:p>
          </table:table-cell>
          <table:table-cell office:value-type="string" calcext:value-type="string">
            <text:p><text:s/></text:p>
          </table:table-cell>
          <table:table-cell table:style-name="ce296" office:value-type="currency" office:currency="GBP" office:value="1.5" calcext:value-type="currency">
            <text:p>£1,50</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table:style-name="ce251" office:value-type="float" office:value="987941" calcext:value-type="float">
            <text:p>987941</text:p>
          </table:table-cell>
          <table:table-cell table:style-name="ce271" table:formula="of:=INDEX([JobSchedules.$B$2:.$B$40]; MATCH([.$A6]; [JobSchedules.$A$2:.$A$40]; 0))" office:value-type="date" office:date-value="2017-09-07" calcext:value-type="date">
            <text:p>07/09/2017</text:p>
          </table:table-cell>
          <table:table-cell table:style-name="ce251" table:formula="of:=INDEX([Addresses.$C$2:.$C$82]; MATCH([.$D6]; [Addresses.$E$2:.$E$82]; 0))" office:value-type="string" office:string-value="W13 0SA" calcext:value-type="string">
            <text:p>W13 0SA</text:p>
          </table:table-cell>
          <table:table-cell table:style-name="ce297" table:formula="of:=INDEX([JobSchedules.$F$2:.$F$104]; MATCH([.$A6]; [JobSchedules.$A$2:.$A$104]; 0))" office:value-type="string" office:string-value="Wilkinson Group PLC,90- 94 The Broadway West Ealing,W13 0SA" calcext:value-type="string">
            <text:p>Wilkinson Group PLC,90- 94 The Broadway West Ealing,W13 0SA</text:p>
          </table:table-cell>
          <table:table-cell table:style-name="ce251" office:value-type="string" calcext:value-type="string">
            <text:p><text:s/></text:p>
          </table:table-cell>
          <table:table-cell table:style-name="ce297" office:value-type="currency" office:currency="GBP" office:value="4.5" calcext:value-type="currency">
            <text:p>£4,50</text:p>
          </table:table-cell>
          <table:table-cell table:style-name="ce251" table:number-columns-repeated="2"/>
          <table:table-cell table:style-name="ce326" office:value-type="date" office:date-value="2017-10-06" calcext:value-type="date">
            <text:p>6/10/17</text:p>
          </table:table-cell>
          <table:table-cell table:style-name="ce297"/>
          <table:table-cell table:style-name="ce251" table:number-columns-repeated="54"/>
        </table:table-row>
        <table:table-row table:style-name="ro1">
          <table:table-cell office:value-type="float" office:value="974102" calcext:value-type="float">
            <text:p>974102</text:p>
          </table:table-cell>
          <table:table-cell table:style-name="ce259" table:formula="of:=INDEX([JobSchedules.$B$2:.$B$40]; MATCH([.$A7]; [JobSchedules.$A$2:.$A$40]; 0))" office:value-type="date" office:date-value="2017-09-11" calcext:value-type="date">
            <text:p>11/09/2017</text:p>
          </table:table-cell>
          <table:table-cell table:formula="of:=INDEX([Addresses.$C$2:.$C$82]; MATCH([.$D7]; [Addresses.$E$2:.$E$82]; 0))" office:value-type="string" office:string-value="SW19 8UG" calcext:value-type="string">
            <text:p>SW19 8UG</text:p>
          </table:table-cell>
          <table:table-cell table:style-name="ce296" table:formula="of:=INDEX([JobSchedules.$F$2:.$F$104]; MATCH([.$A7]; [JobSchedules.$A$2:.$A$104]; 0))" office:value-type="string" office:string-value="Homebase Group Limited,Weir Road, Wimbledon, London,SW19 8UG" calcext:value-type="string">
            <text:p>Homebase Group Limited,Weir Road, Wimbledon, London,SW19 8UG</text:p>
          </table:table-cell>
          <table:table-cell office:value-type="string" calcext:value-type="string">
            <text:p><text:s/></text:p>
          </table:table-cell>
          <table:table-cell table:style-name="ce296" office:value-type="currency" office:currency="GBP" office:value="3.6" calcext:value-type="currency">
            <text:p>£3,60</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office:value-type="float" office:value="974103" calcext:value-type="float">
            <text:p>974103</text:p>
          </table:table-cell>
          <table:table-cell table:style-name="ce259" table:formula="of:=INDEX([JobSchedules.$B$2:.$B$40]; MATCH([.$A8]; [JobSchedules.$A$2:.$A$40]; 0))" office:value-type="date" office:date-value="2017-09-12" calcext:value-type="date">
            <text:p>12/09/2017</text:p>
          </table:table-cell>
          <table:table-cell table:formula="of:=INDEX([Addresses.$C$2:.$C$82]; MATCH([.$D8]; [Addresses.$E$2:.$E$82]; 0))" office:value-type="string" office:string-value="TW18 3AP" calcext:value-type="string">
            <text:p>TW18 3AP</text:p>
          </table:table-cell>
          <table:table-cell table:style-name="ce296" table:formula="of:=INDEX([JobSchedules.$F$2:.$F$104]; MATCH([.$A8]; [JobSchedules.$A$2:.$A$104]; 0))" office:value-type="string" office:string-value="Homebase Group Limited,The Causeway, Staines,TW18 3AP" calcext:value-type="string">
            <text:p>Homebase Group Limited,The Causeway, Staines,TW18 3AP</text:p>
          </table:table-cell>
          <table:table-cell office:value-type="string" calcext:value-type="string">
            <text:p><text:s/></text:p>
          </table:table-cell>
          <table:table-cell table:style-name="ce296" office:value-type="currency" office:currency="GBP" office:value="14.8" calcext:value-type="currency">
            <text:p>£14,80</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office:value-type="float" office:value="957597" calcext:value-type="float">
            <text:p>957597</text:p>
          </table:table-cell>
          <table:table-cell table:style-name="ce259" table:formula="of:=INDEX([JobSchedules.$B$2:.$B$40]; MATCH([.$A9]; [JobSchedules.$A$2:.$A$40]; 0))" office:value-type="date" office:date-value="2017-09-14" calcext:value-type="date">
            <text:p>14/09/2017</text:p>
          </table:table-cell>
          <table:table-cell table:formula="of:=INDEX([Addresses.$C2:.$C82]; MATCH([.$D$9]; [Addresses.$E$2:.$E$82]; 1))" office:value-type="string" office:string-value="SW20 0AX" calcext:value-type="string">
            <text:p>SW20 0AX</text:p>
          </table:table-cell>
          <table:table-cell table:style-name="ce296" table:formula="of:=INDEX([JobSchedules.$F$2:.$F$104]; MATCH([.$A9]; [JobSchedules.$A$2:.$A$104]; 0))" office:value-type="string" office:string-value="Co-Op Group Limited, Retail (Raynes Park) 68 - 74 Coombe Lane Raynes Park London, SW20 0AX" calcext:value-type="string">
            <text:p>Co-Op Group Limited, Retail (Raynes Park) 68 - 74 Coombe Lane Raynes Park London, SW20 0AX</text:p>
          </table:table-cell>
          <table:table-cell office:value-type="string" calcext:value-type="string">
            <text:p><text:s/></text:p>
          </table:table-cell>
          <table:table-cell table:style-name="ce296" office:value-type="currency" office:currency="GBP" office:value="6.1" calcext:value-type="currency">
            <text:p>£6,10</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table:style-name="ce251" office:value-type="float" office:value="961097" calcext:value-type="float">
            <text:p>961097</text:p>
          </table:table-cell>
          <table:table-cell table:style-name="ce271" table:formula="of:=INDEX([JobSchedules.$B$2:.$B$40]; MATCH([.$A10]; [JobSchedules.$A$2:.$A$40]; 0))" office:value-type="date" office:date-value="2017-09-17" calcext:value-type="date">
            <text:p>17/09/2017</text:p>
          </table:table-cell>
          <table:table-cell table:style-name="ce251" table:formula="of:=INDEX([Addresses.$C$2:.$C$82]; MATCH([.$D10]; [Addresses.$E$2:.$E$82]; 0))" office:value-type="string" office:string-value="SW1X 7RJ" calcext:value-type="string">
            <text:p>SW1X 7RJ</text:p>
          </table:table-cell>
          <table:table-cell table:style-name="ce297" table:formula="of:=INDEX([JobSchedules.$F$2:.$F$104]; MATCH([.$A10]; [JobSchedules.$A$2:.$A$104]; 0))" office:value-type="string" office:string-value="Harvey Nichols Group Limited,109 - 125 Knightsbridge London,SW1X 7RJ" calcext:value-type="string">
            <text:p>Harvey Nichols Group Limited,109 - 125 Knightsbridge London,SW1X 7RJ</text:p>
          </table:table-cell>
          <table:table-cell table:style-name="ce251" office:value-type="string" calcext:value-type="string">
            <text:p><text:s/></text:p>
          </table:table-cell>
          <table:table-cell table:style-name="ce297" office:value-type="currency" office:currency="GBP" office:value="6.1" calcext:value-type="currency">
            <text:p>£6,10</text:p>
          </table:table-cell>
          <table:table-cell table:style-name="ce251" table:number-columns-repeated="2"/>
          <table:table-cell table:style-name="ce326" office:value-type="date" office:date-value="2017-10-06" calcext:value-type="date">
            <text:p>6/10/17</text:p>
          </table:table-cell>
          <table:table-cell table:style-name="ce297"/>
          <table:table-cell table:style-name="ce251" table:number-columns-repeated="54"/>
        </table:table-row>
        <table:table-row table:style-name="ro1">
          <table:table-cell office:value-type="float" office:value="966957" calcext:value-type="float">
            <text:p>966957</text:p>
          </table:table-cell>
          <table:table-cell table:style-name="ce259" table:formula="of:=INDEX([JobSchedules.$B$2:.$B$40]; MATCH([.$A11]; [JobSchedules.$A$2:.$A$40]; 0))" office:value-type="date" office:date-value="2017-09-19" calcext:value-type="date">
            <text:p>19/09/2017</text:p>
          </table:table-cell>
          <table:table-cell table:formula="of:=INDEX([Addresses.$C$2:.$C$82]; MATCH([.$D11]; [Addresses.$E$2:.$E$82]; 0))" office:value-type="string" office:string-value="W4 5TA" calcext:value-type="string">
            <text:p>W4 5TA</text:p>
          </table:table-cell>
          <table:table-cell table:style-name="ce296" table:formula="of:=INDEX([JobSchedules.$F$2:.$F$104]; MATCH([.$A11]; [JobSchedules.$A$2:.$A$104]; 0))" office:value-type="string" office:string-value="Paperchase Limited ,346 - 348 High Road Chiswick London,W4 5TA" calcext:value-type="string">
            <text:p>Paperchase Limited ,346 - 348 High Road Chiswick London,W4 5TA</text:p>
          </table:table-cell>
          <table:table-cell office:value-type="string" calcext:value-type="string">
            <text:p><text:s/></text:p>
          </table:table-cell>
          <table:table-cell table:style-name="ce296" office:value-type="currency" office:currency="GBP" office:value="4.35" calcext:value-type="currency">
            <text:p>£4,35</text:p>
          </table:table-cell>
          <table:table-cell table:number-columns-repeated="2"/>
          <table:table-cell table:style-name="ce325" office:value-type="date" office:date-value="2017-11-03" calcext:value-type="date">
            <text:p>3/11/17</text:p>
          </table:table-cell>
          <table:table-cell table:number-columns-repeated="55"/>
        </table:table-row>
        <table:table-row table:style-name="ro1">
          <table:table-cell office:value-type="float" office:value="955181" calcext:value-type="float">
            <text:p>955181</text:p>
          </table:table-cell>
          <table:table-cell table:style-name="ce259" table:formula="of:=INDEX([JobSchedules.$B$2:.$B$40]; MATCH([.$A12]; [JobSchedules.$A$2:.$A$40]; 0))" office:value-type="date" office:date-value="2017-09-27" calcext:value-type="date">
            <text:p>27/09/2017</text:p>
          </table:table-cell>
          <table:table-cell table:formula="of:=INDEX([Addresses.$C$2:.$C$82]; MATCH([.$D12]; [Addresses.$E$2:.$E$82]; 1))" office:value-type="string" office:string-value="SW6 1NJ" calcext:value-type="string">
            <text:p>SW6 1NJ</text:p>
          </table:table-cell>
          <table:table-cell table:style-name="ce296" table:formula="of:=INDEX([JobSchedules.$F$2:.$F$104]; MATCH([.$A12]; [JobSchedules.$A$2:.$A$104]; 0))" office:value-type="string" office:string-value="Co-Op Group Limited,Retail (fulham North End Road) North End Road London,SW6 1NJ" calcext:value-type="string">
            <text:p>Co-Op Group Limited,Retail (fulham North End Road) North End Road London,SW6 1NJ</text:p>
          </table:table-cell>
          <table:table-cell office:value-type="string" calcext:value-type="string">
            <text:p><text:s/></text:p>
          </table:table-cell>
          <table:table-cell table:style-name="ce296" office:value-type="currency" office:currency="GBP" office:value="0" calcext:value-type="currency">
            <text:p>£0,00</text:p>
          </table:table-cell>
          <table:table-cell table:number-columns-repeated="2"/>
          <table:table-cell table:style-name="ce325" office:value-type="date" office:date-value="2017-11-03" calcext:value-type="date">
            <text:p>3/11/17</text:p>
          </table:table-cell>
          <table:table-cell table:number-columns-repeated="55"/>
        </table:table-row>
        <table:table-row table:style-name="ro1">
          <table:table-cell table:style-name="ce251" office:value-type="float" office:value="962393" calcext:value-type="float">
            <text:p>962393</text:p>
          </table:table-cell>
          <table:table-cell table:style-name="ce271" table:formula="of:=INDEX([JobSchedules.$B$2:.$B$40]; MATCH([.$A13]; [JobSchedules.$A$2:.$A$40]; 0))" office:value-type="date" office:date-value="2017-09-28" calcext:value-type="date">
            <text:p>28/09/2017</text:p>
          </table:table-cell>
          <table:table-cell table:style-name="ce251" table:formula="of:=INDEX([Addresses.$C$2:.$C$82]; MATCH([.$D13]; [Addresses.$E$2:.$E$82]; 0))" office:value-type="string" office:string-value="WC1E 6EQ" calcext:value-type="string">
            <text:p>WC1E 6EQ</text:p>
          </table:table-cell>
          <table:table-cell table:style-name="ce297" table:formula="of:=INDEX([JobSchedules.$F$2:.$F$104]; MATCH([.$A13]; [JobSchedules.$A$2:.$A$104]; 0))" office:value-type="string" office:string-value="Waterstones Booksellers Limited,82 Gower Street London,WC1E 6EQ" calcext:value-type="string">
            <text:p>Waterstones Booksellers Limited,82 Gower Street London,WC1E 6EQ</text:p>
          </table:table-cell>
          <table:table-cell table:style-name="ce251" office:value-type="string" calcext:value-type="string">
            <text:p><text:s/></text:p>
          </table:table-cell>
          <table:table-cell table:style-name="ce297" office:value-type="currency" office:currency="GBP" office:value="3.9" calcext:value-type="currency">
            <text:p>£3,90</text:p>
          </table:table-cell>
          <table:table-cell table:style-name="ce251" table:number-columns-repeated="2"/>
          <table:table-cell table:style-name="ce326" office:value-type="date" office:date-value="2017-11-03" calcext:value-type="date">
            <text:p>3/11/17</text:p>
          </table:table-cell>
          <table:table-cell table:style-name="ce297"/>
          <table:table-cell table:style-name="ce251" table:number-columns-repeated="54"/>
        </table:table-row>
        <table:table-row table:style-name="ro1">
          <table:table-cell table:style-name="ce252" office:value-type="float" office:value="974115" calcext:value-type="float">
            <text:p>974115</text:p>
          </table:table-cell>
          <table:table-cell table:style-name="ce272" table:formula="of:=INDEX([JobSchedules.$B$2:.$B$40]; MATCH([.$A14]; [JobSchedules.$A$2:.$A$40]; 0))" office:value-type="date" office:date-value="2017-10-03" calcext:value-type="date">
            <text:p>03/10/2017</text:p>
          </table:table-cell>
          <table:table-cell table:style-name="ce252" table:formula="of:=INDEX([Addresses.$C$2:.$C$82]; MATCH([.$D14]; [Addresses.$E$2:.$E$82]; 0))" office:value-type="string" office:string-value="SE6 3NU" calcext:value-type="string">
            <text:p>SE6 3NU</text:p>
          </table:table-cell>
          <table:table-cell table:style-name="ce298" table:formula="of:=INDEX([JobSchedules.$F$2:.$F$104]; MATCH([.$A14]; [JobSchedules.$A$2:.$A$104]; 0))" office:value-type="string" office:string-value="Homebase Group Limited,10 Beckenham Hill Road, Catford,SE6 3NU" calcext:value-type="string">
            <text:p>Homebase Group Limited,10 Beckenham Hill Road, Catford,SE6 3NU</text:p>
          </table:table-cell>
          <table:table-cell table:style-name="ce252" office:value-type="string" calcext:value-type="string">
            <text:p><text:s/></text:p>
          </table:table-cell>
          <table:table-cell table:style-name="ce298" office:value-type="currency" office:currency="GBP" office:value="7.85" calcext:value-type="currency">
            <text:p>£7,85</text:p>
          </table:table-cell>
          <table:table-cell table:style-name="ce252" table:number-columns-repeated="2"/>
          <table:table-cell table:style-name="ce327" office:value-type="date" office:date-value="2017-11-03" calcext:value-type="date">
            <text:p>3/11/17</text:p>
          </table:table-cell>
          <table:table-cell table:style-name="ce298"/>
          <table:table-cell table:style-name="ce252" table:number-columns-repeated="54"/>
        </table:table-row>
        <table:table-row table:style-name="ro1">
          <table:table-cell table:style-name="ce252" office:value-type="float" office:value="980672" calcext:value-type="float">
            <text:p>980672</text:p>
          </table:table-cell>
          <table:table-cell table:style-name="ce272" table:formula="of:=INDEX([JobSchedules.$B$2:.$B$40]; MATCH([.$A15]; [JobSchedules.$A$2:.$A$40]; 0))" office:value-type="date" office:date-value="2017-10-04" calcext:value-type="date">
            <text:p>04/10/2017</text:p>
          </table:table-cell>
          <table:table-cell table:style-name="ce252" table:formula="of:=INDEX([Addresses.$C$2:.$C$82]; MATCH([.$D15]; [Addresses.$E$2:.$E$82]; 0))" office:value-type="string" office:string-value="SW15 1RB " calcext:value-type="string">
            <text:p>SW15 1RB </text:p>
          </table:table-cell>
          <table:table-cell table:style-name="ce298" table:formula="of:=INDEX([JobSchedules.$F$2:.$F$104]; MATCH([.$A15]; [JobSchedules.$A$2:.$A$104]; 0))" office:value-type="string" office:string-value="Poundland Limited,78-80 High Street The Exchange Putney London,SW15 1RB " calcext:value-type="string">
            <text:p>Poundland Limited,78-80 High Street The Exchange Putney London,SW15 1RB </text:p>
          </table:table-cell>
          <table:table-cell table:style-name="ce252" office:value-type="string" calcext:value-type="string">
            <text:p><text:s/></text:p>
          </table:table-cell>
          <table:table-cell table:style-name="ce298" office:value-type="currency" office:currency="GBP" office:value="0" calcext:value-type="currency">
            <text:p>£0,00</text:p>
          </table:table-cell>
          <table:table-cell table:style-name="ce252" table:number-columns-repeated="2"/>
          <table:table-cell table:style-name="ce327" office:value-type="date" office:date-value="2017-11-03" calcext:value-type="date">
            <text:p>3/11/17</text:p>
          </table:table-cell>
          <table:table-cell table:style-name="ce298"/>
          <table:table-cell table:style-name="ce252" table:number-columns-repeated="54"/>
        </table:table-row>
        <table:table-row table:style-name="ro1">
          <table:table-cell table:style-name="ce252" office:value-type="float" office:value="974118" calcext:value-type="float">
            <text:p>974118</text:p>
          </table:table-cell>
          <table:table-cell table:style-name="ce272" table:formula="of:=INDEX([JobSchedules.$B$2:.$B$40]; MATCH([.$A16]; [JobSchedules.$A$2:.$A$40]; 0))" office:value-type="date" office:date-value="2017-10-11" calcext:value-type="date">
            <text:p>11/10/2017</text:p>
          </table:table-cell>
          <table:table-cell table:style-name="ce252" table:formula="of:=INDEX([Addresses.$C$2:.$C$82]; MATCH([.$D16]; [Addresses.$E$2:.$E$82]; 0))" office:value-type="string" office:string-value="KT3 3SW" calcext:value-type="string">
            <text:p>KT3 3SW</text:p>
          </table:table-cell>
          <table:table-cell table:style-name="ce298" table:formula="of:=INDEX([JobSchedules.$F$2:.$F$104]; MATCH([.$A16]; [JobSchedules.$A$2:.$A$104]; 0))" office:value-type="string" office:string-value="Homebase Group Limited,Kingston, 229-253 Kingston Road, New Malden,KT3 3SW" calcext:value-type="string">
            <text:p>Homebase Group Limited,Kingston, 229-253 Kingston Road, New Malden,KT3 3SW</text:p>
          </table:table-cell>
          <table:table-cell table:style-name="ce252" office:value-type="string" calcext:value-type="string">
            <text:p><text:s/></text:p>
          </table:table-cell>
          <table:table-cell table:style-name="ce298" office:value-type="currency" office:currency="GBP" office:value="6.85" calcext:value-type="currency">
            <text:p>£6,85</text:p>
          </table:table-cell>
          <table:table-cell table:style-name="ce252" table:number-columns-repeated="2"/>
          <table:table-cell table:style-name="ce327" office:value-type="date" office:date-value="2017-11-03" calcext:value-type="date">
            <text:p>3/11/17</text:p>
          </table:table-cell>
          <table:table-cell table:style-name="ce298"/>
          <table:table-cell table:style-name="ce252" table:number-columns-repeated="54"/>
        </table:table-row>
        <table:table-row table:style-name="ro1">
          <table:table-cell table:style-name="ce253" office:value-type="float" office:value="962384" calcext:value-type="float">
            <text:p>962384</text:p>
          </table:table-cell>
          <table:table-cell table:style-name="ce273" table:formula="of:=INDEX([JobSchedules.$B$2]:$b$a19:[.AMJ1939]; MATCH([.$A17]; [JobSchedules.$A$2:.$A$40]; 0))[.D18]" office:value-type="string" office:string-value="" calcext:value-type="error">
            <text:p>Err:509</text:p>
          </table:table-cell>
          <table:table-cell table:style-name="ce253" table:formula="of:=INDEX([Addresses.$C$2:.$C$82]; MATCH([.$D17]; [Addresses.$E$2:.$E$82]; 0))" office:value-type="string" office:string-value="N1C 4QP" calcext:value-type="string">
            <text:p>N1C 4QP</text:p>
          </table:table-cell>
          <table:table-cell table:style-name="ce299" table:formula="of:=INDEX([JobSchedules.$F$2:.$F$104]; MATCH([.$A17]; [JobSchedules.$A$2:.$A$104]; 0))" office:value-type="string" office:string-value="Waterstones Booksellers Limited,Hatchards Unit 1, St Pancras Euston Road London,N1C 4QP" calcext:value-type="string">
            <text:p>Waterstones Booksellers Limited,Hatchards Unit 1, St Pancras Euston Road London,N1C 4QP</text:p>
          </table:table-cell>
          <table:table-cell table:style-name="ce253" office:value-type="string" calcext:value-type="string">
            <text:p><text:s/></text:p>
          </table:table-cell>
          <table:table-cell table:style-name="ce299" office:value-type="currency" office:currency="GBP" office:value="6.6" calcext:value-type="currency">
            <text:p>£6,60</text:p>
          </table:table-cell>
          <table:table-cell table:style-name="ce253" table:number-columns-repeated="2"/>
          <table:table-cell table:style-name="ce328" office:value-type="date" office:date-value="2017-11-17" calcext:value-type="date">
            <text:p>17/11/17</text:p>
          </table:table-cell>
          <table:table-cell table:style-name="ce299"/>
          <table:table-cell table:style-name="ce253" table:number-columns-repeated="54"/>
        </table:table-row>
        <table:table-row table:style-name="ro1">
          <table:table-cell office:value-type="float" office:value="972007" calcext:value-type="float">
            <text:p>972007</text:p>
          </table:table-cell>
          <table:table-cell table:style-name="ce259" table:formula="of:=INDEX([JobSchedules.$B$2:.$B$40]; MATCH([.$A18]; [JobSchedules.$A$2:.$A$40]; 0))" office:value-type="date" office:date-value="2017-10-20" calcext:value-type="date">
            <text:p>20/10/2017</text:p>
          </table:table-cell>
          <table:table-cell table:formula="of:=INDEX([Addresses.$C$2:.$C$82]; MATCH([.$D18]; [Addresses.$E$2:.$E$82]; 0))" office:value-type="string" office:string-value="HA9 0TF" calcext:value-type="string">
            <text:p>HA9 0TF</text:p>
          </table:table-cell>
          <table:table-cell table:style-name="ce296" table:formula="of:=INDEX([JobSchedules.$F$2:.$F$104]; MATCH([.$A18]; [JobSchedules.$A$2:.$A$104]; 0))" office:value-type="string" office:string-value="Euro Car Parts Limited,Fulton Road, Wembley Industrial Estate, Wembley, Middlesex,HA9 0TF" calcext:value-type="string">
            <text:p>Euro Car Parts Limited,Fulton Road, Wembley Industrial Estate, Wembley, Middlesex,HA9 0TF</text:p>
          </table:table-cell>
          <table:table-cell office:value-type="string" calcext:value-type="string">
            <text:p><text:s/></text:p>
          </table:table-cell>
          <table:table-cell table:style-name="ce296" office:value-type="currency" office:currency="GBP" office:value="5.8" calcext:value-type="currency">
            <text:p>£5,80</text:p>
          </table:table-cell>
          <table:table-cell table:number-columns-repeated="2"/>
          <table:table-cell table:style-name="ce325" office:value-type="date" office:date-value="2017-11-17" calcext:value-type="date">
            <text:p>17/11/17</text:p>
          </table:table-cell>
          <table:table-cell table:number-columns-repeated="55"/>
        </table:table-row>
        <table:table-row table:style-name="ro1">
          <table:table-cell office:value-type="float" office:value="974124" calcext:value-type="float">
            <text:p>974124</text:p>
          </table:table-cell>
          <table:table-cell table:style-name="ce259" table:formula="of:=INDEX([JobSchedules.$B$2:.$B$40]; MATCH([.$A19]; [JobSchedules.$A$2:.$A$40]; 0))" office:value-type="date" office:date-value="2017-10-24" calcext:value-type="date">
            <text:p>24/10/2017</text:p>
          </table:table-cell>
          <table:table-cell table:formula="of:=INDEX([Addresses.$C$2:.$C$82]; MATCH([.$D19]; [Addresses.$E$2:.$E$82]; 0))" office:value-type="string" office:string-value="SE3 9PP" calcext:value-type="string">
            <text:p>SE3 9PP</text:p>
          </table:table-cell>
          <table:table-cell table:style-name="ce296" table:formula="of:=INDEX([JobSchedules.$F$2:.$F$104]; MATCH([.$A19]; [JobSchedules.$A$2:.$A$104]; 0))" office:value-type="string" office:string-value="Homebase Group Limited,241 Kidbrooke Park Road, Kidbrooke, London,SE3 9PP" calcext:value-type="string">
            <text:p>Homebase Group Limited,241 Kidbrooke Park Road, Kidbrooke, London,SE3 9PP</text:p>
          </table:table-cell>
          <table:table-cell office:value-type="string" calcext:value-type="string">
            <text:p><text:s/></text:p>
          </table:table-cell>
          <table:table-cell table:style-name="ce296" office:value-type="currency" office:currency="GBP" office:value="6.2" calcext:value-type="currency">
            <text:p>£6,20</text:p>
          </table:table-cell>
          <table:table-cell table:number-columns-repeated="2"/>
          <table:table-cell table:style-name="ce325" office:value-type="date" office:date-value="2017-11-17" calcext:value-type="date">
            <text:p>17/11/17</text:p>
          </table:table-cell>
          <table:table-cell table:number-columns-repeated="55"/>
        </table:table-row>
        <table:table-row table:style-name="ro1">
          <table:table-cell office:value-type="float" office:value="985236" calcext:value-type="float">
            <text:p>985236</text:p>
          </table:table-cell>
          <table:table-cell table:style-name="ce259" table:formula="of:=INDEX([JobSchedules.$B$2:.$B$40]; MATCH([.$A20]; [JobSchedules.$A$2:.$A$40]; 0))" office:value-type="date" office:date-value="2017-10-25" calcext:value-type="date">
            <text:p>25/10/2017</text:p>
          </table:table-cell>
          <table:table-cell table:formula="of:=INDEX([Addresses.$C$2:.$C$82]; MATCH([.$D20]; [Addresses.$E$2:.$E$82]; 0))" office:value-type="string" office:string-value="UB3 4DA" calcext:value-type="string">
            <text:p>UB3 4DA</text:p>
          </table:table-cell>
          <table:table-cell table:style-name="ce296" table:formula="of:=INDEX([JobSchedules.$F$2:.$F$104]; MATCH([.$A20]; [JobSchedules.$A$2:.$A$104]; 0))" office:value-type="string" office:string-value="Superdrug,2-8, Station Road, Hayes,UB3 4DA" calcext:value-type="string">
            <text:p>Superdrug,2-8, Station Road, Hayes,UB3 4DA</text:p>
          </table:table-cell>
          <table:table-cell office:value-type="string" calcext:value-type="string">
            <text:p><text:s/></text:p>
          </table:table-cell>
          <table:table-cell table:style-name="ce296" office:value-type="currency" office:currency="GBP" office:value="5.25" calcext:value-type="currency">
            <text:p>£5,25</text:p>
          </table:table-cell>
          <table:table-cell table:number-columns-repeated="2"/>
          <table:table-cell table:style-name="ce325" office:value-type="date" office:date-value="2017-11-17" calcext:value-type="date">
            <text:p>17/11/17</text:p>
          </table:table-cell>
          <table:table-cell table:number-columns-repeated="55"/>
        </table:table-row>
        <table:table-row table:style-name="ro1">
          <table:table-cell office:value-type="float" office:value="501323" calcext:value-type="float">
            <text:p>501323</text:p>
          </table:table-cell>
          <table:table-cell table:style-name="ce259" table:formula="of:=INDEX([JobSchedules.$B$2:.$B$40]; MATCH([.$A21]; [JobSchedules.$A$2:.$A$40]; 0))" office:value-type="date" office:date-value="2017-10-28" calcext:value-type="date">
            <text:p>28/10/2017</text:p>
          </table:table-cell>
          <table:table-cell table:style-name="ce285" table:formula="of:=INDEX([Addresses.$C$2:.$C$82]; MATCH([.$D21]; [Addresses.$E$2:.$E$82]; 0))" office:value-type="string" office:string-value="" calcext:value-type="error">
            <text:p>#N/A</text:p>
          </table:table-cell>
          <table:table-cell table:style-name="ce296" table:formula="of:=INDEX([JobSchedules.$F$2:.$F$104]; MATCH([.$A21]; [JobSchedules.$A$2:.$A$104]; 0))" office:value-type="string" office:string-value="Outdoor And Cycle Concepts Ltd,Cotswold Outdoor, 56-58 Garratt Lane, Southside Shopping Centre, Wandsworth, London,SW18 4TF" calcext:value-type="string">
            <text:p>Outdoor And Cycle Concepts Ltd,Cotswold Outdoor, 56-58 Garratt Lane, Southside Shopping Centre, Wandsworth, London,SW18 4TF</text:p>
          </table:table-cell>
          <table:table-cell office:value-type="string" calcext:value-type="string">
            <text:p><text:s/></text:p>
          </table:table-cell>
          <table:table-cell table:style-name="ce303" office:value-type="currency" office:currency="GBP" office:value="3" calcext:value-type="currency">
            <text:p>£3,00</text:p>
          </table:table-cell>
          <table:table-cell table:style-name="ce255" table:number-columns-repeated="2"/>
          <table:table-cell table:style-name="ce325" office:value-type="date" office:date-value="2017-11-17" calcext:value-type="date">
            <text:p>17/11/17</text:p>
          </table:table-cell>
          <table:table-cell table:style-name="ce303"/>
          <table:table-cell table:style-name="ce255" table:number-columns-repeated="54"/>
        </table:table-row>
        <table:table-row table:style-name="ro1">
          <table:table-cell table:style-name="ce251" office:value-type="float" office:value="985329" calcext:value-type="float">
            <text:p>985329</text:p>
          </table:table-cell>
          <table:table-cell table:style-name="ce271" table:formula="of:=INDEX([JobSchedules.$B$2:.$B$40]; MATCH([.$A22]; [JobSchedules.$A$2:.$A$40]; 0))" office:value-type="date" office:date-value="2017-10-31" calcext:value-type="date">
            <text:p>31/10/2017</text:p>
          </table:table-cell>
          <table:table-cell table:style-name="ce251" table:formula="of:=INDEX([Addresses.$C$2:.$C$82]; MATCH([.$D22]; [Addresses.$E$2:.$E$82]; 0))" office:value-type="string" office:string-value="SE6 4HQ" calcext:value-type="string">
            <text:p>SE6 4HQ</text:p>
          </table:table-cell>
          <table:table-cell table:style-name="ce297" table:formula="of:=INDEX([JobSchedules.$F$2:.$F$104]; MATCH([.$A22]; [JobSchedules.$A$2:.$A$104]; 0))" office:value-type="string" office:string-value="Superdrug,138-140 Rushey Green, Catford, London,SE6 4HQ" calcext:value-type="string">
            <text:p>Superdrug,138-140 Rushey Green, Catford, London,SE6 4HQ</text:p>
          </table:table-cell>
          <table:table-cell table:style-name="ce251" office:value-type="string" calcext:value-type="string">
            <text:p><text:s/></text:p>
          </table:table-cell>
          <table:table-cell table:style-name="ce297" office:value-type="currency" office:currency="GBP" office:value="5.1" calcext:value-type="currency">
            <text:p>£5,10</text:p>
          </table:table-cell>
          <table:table-cell table:style-name="ce251" table:number-columns-repeated="2"/>
          <table:table-cell table:style-name="ce326" office:value-type="date" office:date-value="2017-11-17" calcext:value-type="date">
            <text:p>17/11/17</text:p>
          </table:table-cell>
          <table:table-cell table:style-name="ce297" table:formula="of:=SUM([.F17:.F22])" office:value-type="currency" office:currency="GBP" office:value="31.95" calcext:value-type="currency">
            <text:p>£31,95</text:p>
          </table:table-cell>
          <table:table-cell table:style-name="ce251" office:value-type="string" calcext:value-type="string">
            <text:p>sent off 02/11/2017</text:p>
          </table:table-cell>
          <table:table-cell table:style-name="ce251" table:number-columns-repeated="53"/>
        </table:table-row>
        <table:table-row table:style-name="ro1">
          <table:table-cell office:value-type="float" office:value="975572" calcext:value-type="float">
            <text:p>975572</text:p>
          </table:table-cell>
          <table:table-cell table:style-name="ce274" table:formula="of:=INDEX([JobSchedules.$B$2:.$B$40]; MATCH([.$A23]; [JobSchedules.$A$2:.$A$40]; 0))" office:value-type="date" office:date-value="2017-11-03" calcext:value-type="date">
            <text:p>03/11/2017</text:p>
          </table:table-cell>
          <table:table-cell table:style-name="ce286" table:formula="of:=INDEX([Addresses.$C$2:.$C$82]; 28)" office:value-type="string" office:string-value="TW16 5DB" calcext:value-type="string">
            <text:p>TW16 5DB</text:p>
          </table:table-cell>
          <table:table-cell table:style-name="ce300" table:formula="of:=INDEX([JobSchedules.$F$2:.$F$104]; MATCH([.$A23]; [JobSchedules.$A$2:.$A$104]; 0))"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style-name="ce286" office:value-type="string" calcext:value-type="string">
            <text:p>Bus+Train</text:p>
          </table:table-cell>
          <table:table-cell table:style-name="ce300" table:formula="of:=1.5+1.5+8.9" office:value-type="currency" office:currency="GBP" office:value="11.9" calcext:value-type="currency">
            <text:p>£11,90</text:p>
          </table:table-cell>
          <table:table-cell table:style-name="ce300" office:value-type="currency" office:currency="GBP" office:value="8.9" calcext:value-type="currency">
            <text:p>£8,90</text:p>
          </table:table-cell>
          <table:table-cell table:style-name="ce286"/>
          <table:table-cell table:style-name="ce329"/>
          <table:table-cell table:style-name="ce300"/>
          <table:table-cell table:style-name="ce332" office:value-type="string" calcext:value-type="string">
            <text:p>sent off 20/02/2018</text:p>
          </table:table-cell>
          <table:table-cell table:style-name="ce286" table:number-columns-repeated="53"/>
        </table:table-row>
        <table:table-row table:style-name="ro1">
          <table:table-cell office:value-type="float" office:value="975575" calcext:value-type="float">
            <text:p>975575</text:p>
          </table:table-cell>
          <table:table-cell table:style-name="ce274" table:formula="of:=INDEX([JobSchedules.$B$2:.$B$40]; MATCH([.$A24]; [JobSchedules.$A$2:.$A$40]; 0))" office:value-type="date" office:date-value="2017-11-04" calcext:value-type="date">
            <text:p>04/11/2017</text:p>
          </table:table-cell>
          <table:table-cell table:style-name="ce286" table:formula="of:=INDEX([Addresses.$C$2:.$C$82]; 28)" office:value-type="string" office:string-value="TW16 5DB" calcext:value-type="string">
            <text:p>TW16 5DB</text:p>
          </table:table-cell>
          <table:table-cell table:style-name="ce300" table:formula="of:=INDEX([JobSchedules.$F$2:.$F$104]; MATCH([.$A24]; [JobSchedules.$A$2:.$A$104]; 0))"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style-name="ce286" office:value-type="string" calcext:value-type="string">
            <text:p>Bus+Train</text:p>
          </table:table-cell>
          <table:table-cell table:style-name="ce300" table:formula="of:=1.5+1.5+8.9" office:value-type="currency" office:currency="GBP" office:value="11.9" calcext:value-type="currency">
            <text:p>£11,90</text:p>
          </table:table-cell>
          <table:table-cell table:style-name="ce300" office:value-type="currency" office:currency="GBP" office:value="8.9" calcext:value-type="currency">
            <text:p>£8,90</text:p>
          </table:table-cell>
          <table:table-cell table:style-name="ce286"/>
          <table:table-cell table:style-name="ce329"/>
          <table:table-cell table:style-name="ce300"/>
          <table:table-cell table:style-name="ce332" office:value-type="string" calcext:value-type="string">
            <text:p>sent off 20/02/2018</text:p>
          </table:table-cell>
          <table:table-cell table:style-name="ce286" table:number-columns-repeated="53"/>
        </table:table-row>
        <table:table-row table:style-name="ro1">
          <table:table-cell table:style-name="ce254" office:value-type="float" office:value="980897" calcext:value-type="float">
            <text:p>980897</text:p>
          </table:table-cell>
          <table:table-cell table:style-name="ce275" table:formula="of:=INDEX([JobSchedules.$B$2:.$B$40]; MATCH([.$A25]; [JobSchedules.$A$2:.$A$40]; 0))" office:value-type="date" office:date-value="2017-11-06" calcext:value-type="date">
            <text:p>06/11/2017</text:p>
          </table:table-cell>
          <table:table-cell table:style-name="ce254" table:formula="of:=INDEX([Addresses.$C$2:.$C$82]; MATCH([.$D25]; [Addresses.$E$2:.$E$82]; 0))" office:value-type="string" office:string-value="N17 9SX" calcext:value-type="string">
            <text:p>N17 9SX</text:p>
          </table:table-cell>
          <table:table-cell table:style-name="ce301" table:formula="of:=INDEX([JobSchedules.$F$2:.$F$104]; MATCH([.$A25]; [JobSchedules.$A$2:.$A$104]; 0))" office:value-type="string" office:string-value="Poundland Limited,530-536 High Rd, London,N17 9SX" calcext:value-type="string">
            <text:p>Poundland Limited,530-536 High Rd, London,N17 9SX</text:p>
          </table:table-cell>
          <table:table-cell table:style-name="ce254" office:value-type="string" calcext:value-type="string">
            <text:p>Bus+Train</text:p>
          </table:table-cell>
          <table:table-cell table:style-name="ce301" table:formula="of:=1.5+5.4+1.5+2.8+1.5" office:value-type="currency" office:currency="GBP" office:value="12.7" calcext:value-type="currency">
            <text:p>£12,70</text:p>
          </table:table-cell>
          <table:table-cell table:style-name="ce254" table:number-columns-repeated="2"/>
          <table:table-cell table:style-name="ce330" office:value-type="date" office:date-value="2017-12-15" calcext:value-type="date">
            <text:p>15/12/17</text:p>
          </table:table-cell>
          <table:table-cell table:style-name="ce301"/>
          <table:table-cell table:style-name="ce254" table:number-columns-repeated="54"/>
        </table:table-row>
        <table:table-row table:style-name="ro1">
          <table:table-cell office:value-type="float" office:value="955190" calcext:value-type="float">
            <text:p>955190</text:p>
          </table:table-cell>
          <table:table-cell table:style-name="ce259" table:formula="of:=INDEX([JobSchedules.$B$2:.$B$40]; MATCH([.$A26]; [JobSchedules.$A$2:.$A$40]; 0))" office:value-type="date" office:date-value="2017-11-07" calcext:value-type="date">
            <text:p>07/11/2017</text:p>
          </table:table-cell>
          <table:table-cell table:formula="of:=INDEX([Addresses.$C$2:.$C$82]; 29)" office:value-type="string" office:string-value="SW10 0LU" calcext:value-type="string">
            <text:p>SW10 0LU</text:p>
          </table:table-cell>
          <table:table-cell table:style-name="ce296" table:formula="of:=INDEX([JobSchedules.$F$2:.$F$104]; MATCH([.$A26]; [JobSchedules.$A$2:.$A$104]; 0))" office:value-type="string" office:string-value="Co-Op Group Limited,Retail, 471-487 Kings Road, Chelsea, London, SW10 0LU," calcext:value-type="string">
            <text:p>Co-Op Group Limited,Retail, 471-487 Kings Road, Chelsea, London, SW10 0LU,</text:p>
          </table:table-cell>
          <table:table-cell office:value-type="string" calcext:value-type="string">
            <text:p>Bike</text:p>
          </table:table-cell>
          <table:table-cell table:style-name="ce296" office:value-type="currency" office:currency="GBP" office:value="0" calcext:value-type="currency">
            <text:p>£0,00</text:p>
          </table:table-cell>
          <table:table-cell table:number-columns-repeated="2"/>
          <table:table-cell table:style-name="ce325" office:value-type="date" office:date-value="2017-12-15" calcext:value-type="date">
            <text:p>15/12/17</text:p>
          </table:table-cell>
          <table:table-cell table:number-columns-repeated="55"/>
        </table:table-row>
        <table:table-row table:style-name="ro1">
          <table:table-cell office:value-type="float" office:value="981506" calcext:value-type="float">
            <text:p>981506</text:p>
          </table:table-cell>
          <table:table-cell table:style-name="ce259" table:formula="of:=INDEX([JobSchedules.$B$2:.$B$40]; MATCH([.$A27]; [JobSchedules.$A$2:.$A$40]; 0))" office:value-type="date" office:date-value="2017-11-08" calcext:value-type="date">
            <text:p>08/11/2017</text:p>
          </table:table-cell>
          <table:table-cell table:formula="of:=INDEX([Addresses.$C$2:.$C$82]; 30)" office:value-type="string" office:string-value="SW1V 1JT" calcext:value-type="string">
            <text:p>SW1V 1JT</text:p>
          </table:table-cell>
          <table:table-cell table:style-name="ce296" table:formula="of:=INDEX([JobSchedules.$F$2:.$F$104]; MATCH([.$A27]; [JobSchedules.$A$2:.$A$104]; 0))" office:value-type="string" office:string-value="W H Smith Plc,Victoria Railway Station, Victoria Street, London,SW1E 5ND" calcext:value-type="string">
            <text:p>W H Smith Plc,Victoria Railway Station, Victoria Street, London,SW1E 5ND</text:p>
          </table:table-cell>
          <table:table-cell office:value-type="string" calcext:value-type="string">
            <text:p>Bus</text:p>
          </table:table-cell>
          <table:table-cell table:style-name="ce296" table:formula="of:=1.5+1.5" office:value-type="currency" office:currency="GBP" office:value="3" calcext:value-type="currency">
            <text:p>£3,00</text:p>
          </table:table-cell>
          <table:table-cell table:number-columns-repeated="2"/>
          <table:table-cell table:style-name="ce325" office:value-type="date" office:date-value="2017-12-15" calcext:value-type="date">
            <text:p>15/12/17</text:p>
          </table:table-cell>
          <table:table-cell table:number-columns-repeated="55"/>
        </table:table-row>
        <table:table-row table:style-name="ro1">
          <table:table-cell table:style-name="ce251" office:value-type="float" office:value="984744" calcext:value-type="float">
            <text:p>984744</text:p>
          </table:table-cell>
          <table:table-cell table:style-name="ce271" table:formula="of:=INDEX([JobSchedules.$B$2:.$B$40]; MATCH([.$A28]; [JobSchedules.$A$2:.$A$40]; 0))" office:value-type="date" office:date-value="2017-11-09" calcext:value-type="date">
            <text:p>09/11/2017</text:p>
          </table:table-cell>
          <table:table-cell table:style-name="ce251" table:formula="of:=INDEX([Addresses.$C$2:.$C$82]; MATCH([.$D28]; [Addresses.$E$2:.$E$82]; 0))" office:value-type="string" office:string-value="W3 6QX" calcext:value-type="string">
            <text:p>W3 6QX</text:p>
          </table:table-cell>
          <table:table-cell table:style-name="ce297" table:formula="of:=INDEX([JobSchedules.$F$2:.$F$104]; MATCH([.$A28]; [JobSchedules.$A$2:.$A$104]; 0))" office:value-type="string" office:string-value="Savers Health and Beauty Limited,118-120 High Street, Acton, London,W3 6QX" calcext:value-type="string">
            <text:p>Savers Health and Beauty Limited,118-120 High Street, Acton, London,W3 6QX</text:p>
          </table:table-cell>
          <table:table-cell table:style-name="ce251" office:value-type="string" calcext:value-type="string">
            <text:p>Bus+Train</text:p>
          </table:table-cell>
          <table:table-cell table:style-name="ce297" table:formula="of:=1.5+1.5+1.5" office:value-type="currency" office:currency="GBP" office:value="4.5" calcext:value-type="currency">
            <text:p>£4,50</text:p>
          </table:table-cell>
          <table:table-cell table:style-name="ce251" table:number-columns-repeated="2"/>
          <table:table-cell table:style-name="ce326" office:value-type="date" office:date-value="2017-12-15" calcext:value-type="date">
            <text:p>15/12/17</text:p>
          </table:table-cell>
          <table:table-cell table:style-name="ce297" table:formula="of:=SUM([.F23:.F28])" office:value-type="currency" office:currency="GBP" office:value="44" calcext:value-type="currency">
            <text:p>£44,00</text:p>
          </table:table-cell>
          <table:table-cell table:style-name="ce251" office:value-type="string" calcext:value-type="string">
            <text:p>sent off 14/11/2017</text:p>
          </table:table-cell>
          <table:table-cell table:style-name="ce251" table:number-columns-repeated="53"/>
        </table:table-row>
        <table:table-row table:style-name="ro1">
          <table:table-cell office:value-type="float" office:value="957648" calcext:value-type="float">
            <text:p>957648</text:p>
          </table:table-cell>
          <table:table-cell table:style-name="ce259" table:formula="of:=INDEX([JobSchedules.$B$2:.$B$40]; MATCH([.$A29]; [JobSchedules.$A$2:.$A$40]; 0))" office:value-type="date" office:date-value="2017-11-13" calcext:value-type="date">
            <text:p>13/11/2017</text:p>
          </table:table-cell>
          <table:table-cell table:formula="of:=INDEX([Addresses.$C$2:.$C$82]; MATCH([.$D29]; [Addresses.$E$2:.$E$82]; 0))" office:value-type="string" office:string-value="EC1V 1LA" calcext:value-type="string">
            <text:p>EC1V 1LA</text:p>
          </table:table-cell>
          <table:table-cell table:style-name="ce296" table:formula="of:=INDEX([JobSchedules.$F$2:.$F$104]; MATCH([.$A29]; [JobSchedules.$A$2:.$A$104]; 0))" office:value-type="string" office:string-value="Co-Op Group Limited,271-273 City Road, Islington, London,EC1V 1LA" calcext:value-type="string">
            <text:p>Co-Op Group Limited,271-273 City Road, Islington, London,EC1V 1LA</text:p>
          </table:table-cell>
          <table:table-cell office:value-type="string" calcext:value-type="string">
            <text:p>Bus+Train</text:p>
          </table:table-cell>
          <table:table-cell table:style-name="ce296" table:formula="of:=1.5+1.5+2.4+1.2" office:value-type="currency" office:currency="GBP" office:value="6.6" calcext:value-type="currency">
            <text:p>£6,6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office:value-type="float" office:value="974130" calcext:value-type="float">
            <text:p>974130</text:p>
          </table:table-cell>
          <table:table-cell table:style-name="ce259" table:formula="of:=INDEX([JobSchedules.$B$2:.$B$40]; MATCH([.$A30]; [JobSchedules.$A$2:.$A$40]; 0))" office:value-type="date" office:date-value="2017-11-14" calcext:value-type="date">
            <text:p>14/11/2017</text:p>
          </table:table-cell>
          <table:table-cell table:formula="of:=INDEX([Addresses.$C$2:.$C$82]; MATCH([.$D30]; [Addresses.$E$2:.$E$82]; 0))" office:value-type="string" office:string-value="SW18 1EW" calcext:value-type="string">
            <text:p>SW18 1EW</text:p>
          </table:table-cell>
          <table:table-cell table:style-name="ce296" table:formula="of:=INDEX([JobSchedules.$F$2:.$F$104]; MATCH([.$A30]; [JobSchedules.$A$2:.$A$104]; 0))" office:value-type="string" office:string-value="Homebase Group Limited,Swandon way, Wandsworth, London,SW18 1EW" calcext:value-type="string">
            <text:p>Homebase Group Limited,Swandon way, Wandsworth, London,SW18 1EW</text:p>
          </table:table-cell>
          <table:table-cell office:value-type="string" calcext:value-type="string">
            <text:p>Bike</text:p>
          </table:table-cell>
          <table:table-cell table:style-name="ce296" office:value-type="currency" office:currency="GBP" office:value="0" calcext:value-type="currency">
            <text:p>£0,0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office:value-type="float" office:value="962398" calcext:value-type="float">
            <text:p>962398</text:p>
          </table:table-cell>
          <table:table-cell table:style-name="ce259" table:formula="of:=INDEX([JobSchedules.$B$2:.$B$40]; MATCH([.$A31]; [JobSchedules.$A$2:.$A$40]; 0))" office:value-type="date" office:date-value="2017-11-15" calcext:value-type="date">
            <text:p>15/11/2017</text:p>
          </table:table-cell>
          <table:table-cell table:formula="of:=INDEX([Addresses.$C$2:.$C$82]; MATCH([.$D31]; [Addresses.$E$2:.$E$82]; 0))" office:value-type="string" office:string-value="WC2N 5EJ" calcext:value-type="string">
            <text:p>WC2N 5EJ</text:p>
          </table:table-cell>
          <table:table-cell table:style-name="ce296" table:formula="of:=INDEX([JobSchedules.$F$2:.$F$104]; MATCH([.$A31]; [JobSchedules.$A$2:.$A$104]; 0))"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office:value-type="string" calcext:value-type="string">
            <text:p>Bus</text:p>
          </table:table-cell>
          <table:table-cell table:style-name="ce296" office:value-type="currency" office:currency="GBP" office:value="3" calcext:value-type="currency">
            <text:p>£3,0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office:value-type="float" office:value="984351" calcext:value-type="float">
            <text:p>984351</text:p>
          </table:table-cell>
          <table:table-cell table:style-name="ce259" table:formula="of:=INDEX([JobSchedules.$B$2:.$B$40]; MATCH([.$A32]; [JobSchedules.$A$2:.$A$40]; 0))" office:value-type="date" office:date-value="2017-11-17" calcext:value-type="date">
            <text:p>17/11/2017</text:p>
          </table:table-cell>
          <table:table-cell table:formula="of:=INDEX([Addresses.$C$2:.$C$82]; MATCH([.$D32]; [Addresses.$E$2:.$E$82]; 0))" office:value-type="string" office:string-value="SE16 3RW" calcext:value-type="string">
            <text:p>SE16 3RW</text:p>
          </table:table-cell>
          <table:table-cell table:style-name="ce296" table:formula="of:=INDEX([JobSchedules.$F$2:.$F$104]; MATCH([.$A32]; [JobSchedules.$A$2:.$A$104]; 0))" office:value-type="string" office:string-value="Superdrug,228 Southwark Park Road, Bermondsey, London,SE16 3RW" calcext:value-type="string">
            <text:p>Superdrug,228 Southwark Park Road, Bermondsey, London,SE16 3RW</text:p>
          </table:table-cell>
          <table:table-cell office:value-type="string" calcext:value-type="string">
            <text:p>Bus+Train</text:p>
          </table:table-cell>
          <table:table-cell table:style-name="ce296" office:value-type="currency" office:currency="GBP" office:value="6.6" calcext:value-type="currency">
            <text:p>£6,6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office:value-type="float" office:value="980390" calcext:value-type="float">
            <text:p>980390</text:p>
          </table:table-cell>
          <table:table-cell table:style-name="ce259" table:formula="of:=INDEX([JobSchedules.$B$2:.$B$40]; MATCH([.$A33]; [JobSchedules.$A$2:.$A$40]; 0))" office:value-type="date" office:date-value="2017-11-20" calcext:value-type="date">
            <text:p>20/11/2017</text:p>
          </table:table-cell>
          <table:table-cell table:formula="of:=INDEX([Addresses.$C$2:.$C$82]; MATCH([.$D33]; [Addresses.$E$2:.$E$82]; 0))" office:value-type="string" office:string-value="NW6 4JD" calcext:value-type="string">
            <text:p>NW6 4JD</text:p>
          </table:table-cell>
          <table:table-cell table:style-name="ce296" table:formula="of:=INDEX([JobSchedules.$F$2:.$F$104]; MATCH([.$A33]; [JobSchedules.$A$2:.$A$104]; 0))" office:value-type="string" office:string-value="Poundland Limited,172-176 Kilbur High Road, Kilburn,NW6 4JD" calcext:value-type="string">
            <text:p>Poundland Limited,172-176 Kilbur High Road, Kilburn,NW6 4JD</text:p>
          </table:table-cell>
          <table:table-cell office:value-type="string" calcext:value-type="string">
            <text:p>Bus+Train</text:p>
          </table:table-cell>
          <table:table-cell table:style-name="ce296" office:value-type="currency" office:currency="GBP" office:value="6.6" calcext:value-type="currency">
            <text:p>£6,6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office:value-type="float" office:value="501310" calcext:value-type="float">
            <text:p>501310</text:p>
          </table:table-cell>
          <table:table-cell table:style-name="ce259" office:value-type="date" office:date-value="2017-11-22" calcext:value-type="date">
            <text:p>22/11/2017</text:p>
          </table:table-cell>
          <table:table-cell table:formula="of:=INDEX([Addresses.$C$2:.$C$82]; MATCH([.$D34]; [Addresses.$E$2:.$E$82]; 1))" office:value-type="string" office:string-value="W4 5TA" calcext:value-type="string">
            <text:p>W4 5TA</text:p>
          </table:table-cell>
          <table:table-cell table:style-name="ce296" table:formula="of:=INDEX([JobSchedules.$F$2:.$F$104]; MATCH([.$A34]; [JobSchedules.$A$2:.$A$104]; 0))" office:value-type="string" office:string-value="Poundland Limited,435-441 High Road, Wembley, London,HA9 7AE" calcext:value-type="string">
            <text:p>Poundland Limited,435-441 High Road, Wembley, London,HA9 7AE</text:p>
          </table:table-cell>
          <table:table-cell office:value-type="string" calcext:value-type="string">
            <text:p>Bus+Train</text:p>
          </table:table-cell>
          <table:table-cell table:style-name="ce296" office:value-type="currency" office:currency="GBP" office:value="6.9" calcext:value-type="currency">
            <text:p>£6,9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office:value-type="float" office:value="980618" calcext:value-type="float">
            <text:p>980618</text:p>
          </table:table-cell>
          <table:table-cell table:style-name="ce259" office:value-type="date" office:date-value="2017-11-28" calcext:value-type="date">
            <text:p>28/11/2017</text:p>
          </table:table-cell>
          <table:table-cell table:formula="of:=INDEX([Addresses.$C$2:.$C$82]; MATCH([.$D35]; [Addresses.$E$2:.$E$82]; 0))" office:value-type="string" office:string-value="KT3 4EU" calcext:value-type="string">
            <text:p>KT3 4EU</text:p>
          </table:table-cell>
          <table:table-cell table:style-name="ce296" table:formula="of:=INDEX([JobSchedules.$F$2:.$F$104]; MATCH([.$A35]; [JobSchedules.$A$2:.$A$104]; 0))" office:value-type="string" office:string-value="Poundland Limited,106-110 High Street, New Malden, Surrey,KT3 4EU" calcext:value-type="string">
            <text:p>Poundland Limited,106-110 High Street, New Malden, Surrey,KT3 4EU</text:p>
          </table:table-cell>
          <table:table-cell office:value-type="string" calcext:value-type="string">
            <text:p>Bus+Train</text:p>
          </table:table-cell>
          <table:table-cell table:style-name="ce296" office:value-type="currency" office:currency="GBP" office:value="6.1" calcext:value-type="currency">
            <text:p>£6,1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table:style-name="ce251" office:value-type="float" office:value="980662" calcext:value-type="float">
            <text:p>980662</text:p>
          </table:table-cell>
          <table:table-cell table:style-name="ce271" table:formula="of:=INDEX([JobSchedules.$B$2:.$B$40]; MATCH([.$A36]; [JobSchedules.$A$2:.$A$40]; 0))" office:value-type="date" office:date-value="2017-11-29" calcext:value-type="date">
            <text:p>29/11/2017</text:p>
          </table:table-cell>
          <table:table-cell table:style-name="ce251" table:formula="of:=INDEX([Addresses.$C$2:.$C$82]; MATCH([.$D36]; [Addresses.$E$2:.$E$82]; 0))" office:value-type="string" office:string-value="W6 9HW" calcext:value-type="string">
            <text:p>W6 9HW</text:p>
          </table:table-cell>
          <table:table-cell table:style-name="ce297" table:formula="of:=INDEX([JobSchedules.$F$2:.$F$104]; MATCH([.$A36]; [JobSchedules.$A$2:.$A$104]; 0))" office:value-type="string" office:string-value="Poundland Limited,Unit 1, 49/63 King Street, Hammersmith, Greater London,W6 9HW" calcext:value-type="string">
            <text:p>Poundland Limited,Unit 1, 49/63 King Street, Hammersmith, Greater London,W6 9HW</text:p>
          </table:table-cell>
          <table:table-cell table:style-name="ce251" office:value-type="string" calcext:value-type="string">
            <text:p>Bike</text:p>
          </table:table-cell>
          <table:table-cell table:style-name="ce297" office:value-type="currency" office:currency="GBP" office:value="0" calcext:value-type="currency">
            <text:p>£0,00</text:p>
          </table:table-cell>
          <table:table-cell table:style-name="ce251" table:number-columns-repeated="2"/>
          <table:table-cell table:style-name="ce326" office:value-type="date" office:date-value="2017-12-29" calcext:value-type="date">
            <text:p>29/12/17</text:p>
          </table:table-cell>
          <table:table-cell table:style-name="ce297" table:formula="of:=SUM([.$F$29:.$F$36])" office:value-type="currency" office:currency="GBP" office:value="35.8" calcext:value-type="currency">
            <text:p>£35,80</text:p>
          </table:table-cell>
          <table:table-cell table:style-name="ce251" office:value-type="string" calcext:value-type="string">
            <text:p>sent off 05/12/2017</text:p>
          </table:table-cell>
          <table:table-cell table:style-name="ce251"/>
          <table:table-cell table:style-name="ce251" office:value-type="string" calcext:value-type="string">
            <text:p>paid: period 20/2017</text:p>
          </table:table-cell>
          <table:table-cell table:style-name="ce251" table:number-columns-repeated="51"/>
        </table:table-row>
        <table:table-row table:style-name="ro1">
          <table:table-cell office:value-type="float" office:value="504391" calcext:value-type="float">
            <text:p>504391</text:p>
          </table:table-cell>
          <table:table-cell table:style-name="ce259" table:formula="of:=INDEX([JobSchedules.$B$2:.$B$40]; MATCH([.$A37]; [JobSchedules.$A$2:.$A$40]; 0))" office:value-type="date" office:date-value="2017-12-01" calcext:value-type="date">
            <text:p>01/12/2017</text:p>
          </table:table-cell>
          <table:table-cell table:formula="of:=INDEX([Addresses.$C$2:.$C$82]; MATCH([.$D37]; [Addresses.$E$2:.$E$82]; 0))" office:value-type="string" office:string-value="SW3 4SG" calcext:value-type="string">
            <text:p>SW3 4SG</text:p>
          </table:table-cell>
          <table:table-cell table:style-name="ce296" table:formula="of:=INDEX([JobSchedules.$F$2:.$F$104]; MATCH([.$A37]; [JobSchedules.$A$2:.$A$104]; 0))" office:value-type="string" office:string-value="L K Bennett Limited,Unit 18-21, Duke Of York Square, London,SW3 4SG" calcext:value-type="string">
            <text:p>L K Bennett Limited,Unit 18-21, Duke Of York Square, London,SW3 4SG</text:p>
          </table:table-cell>
          <table:table-cell office:value-type="string" calcext:value-type="string">
            <text:p>Bike</text:p>
          </table:table-cell>
          <table:table-cell table:style-name="ce296" office:value-type="currency" office:currency="GBP" office:value="0" calcext:value-type="currency">
            <text:p>£0,0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office:value-type="float" office:value="504432" calcext:value-type="float">
            <text:p>504432</text:p>
          </table:table-cell>
          <table:table-cell table:style-name="ce259" table:formula="of:=INDEX([JobSchedules.$B$2:.$B$40]; MATCH([.$A38]; [JobSchedules.$A$2:.$A$40]; 0))" office:value-type="date" office:date-value="2017-12-02" calcext:value-type="date">
            <text:p>02/12/2017</text:p>
          </table:table-cell>
          <table:table-cell table:formula="of:=INDEX([Addresses.$C$2:.$C$82]; MATCH([.$D38]; [Addresses.$E$2:.$E$82]; 0))" office:value-type="string" office:string-value="SW3 5UZ" calcext:value-type="string">
            <text:p>SW3 5UZ</text:p>
          </table:table-cell>
          <table:table-cell table:style-name="ce296" table:formula="of:=INDEX([JobSchedules.$F$2:.$F$104]; MATCH([.$A38]; [JobSchedules.$A$2:.$A$104]; 0))" office:value-type="string" office:string-value="Leyland SDM Limited,347-349 Kings Road, Chelsea, London,SW3 5UZ" calcext:value-type="string">
            <text:p>Leyland SDM Limited,347-349 Kings Road, Chelsea, London,SW3 5UZ</text:p>
          </table:table-cell>
          <table:table-cell office:value-type="string" calcext:value-type="string">
            <text:p>Bike</text:p>
          </table:table-cell>
          <table:table-cell table:style-name="ce296" office:value-type="currency" office:currency="GBP" office:value="0" calcext:value-type="currency">
            <text:p>£0,00</text:p>
          </table:table-cell>
          <table:table-cell table:style-name="ce296"/>
          <table:table-cell/>
          <table:table-cell table:style-name="ce325" office:value-type="date" office:date-value="2018-02-09" calcext:value-type="date">
            <text:p>9/2/18</text:p>
          </table:table-cell>
          <table:table-cell table:number-columns-repeated="55"/>
        </table:table-row>
        <table:table-row table:style-name="ro1">
          <table:table-cell office:value-type="float" office:value="505192" calcext:value-type="float">
            <text:p>505192</text:p>
          </table:table-cell>
          <table:table-cell table:style-name="ce259" table:formula="of:=INDEX([JobSchedules.$B$2:.$B$40]; MATCH([.$A39]; [JobSchedules.$A$2:.$A$40]; 0))" office:value-type="date" office:date-value="2017-12-06" calcext:value-type="date">
            <text:p>06/12/2017</text:p>
          </table:table-cell>
          <table:table-cell table:formula="of:=INDEX([Addresses.$C$2:.$C$82]; MATCH([.$D39]; [Addresses.$E$2:.$E$82]; 0))" office:value-type="string" office:string-value="SW19 1QD" calcext:value-type="string">
            <text:p>SW19 1QD</text:p>
          </table:table-cell>
          <table:table-cell table:style-name="ce296" table:formula="of:=INDEX([JobSchedules.$F$2:.$F$104]; MATCH([.$A39]; [JobSchedules.$A$2:.$A$104]; 0))" office:value-type="string" office:string-value="Wilkinson Group PLC,The Broadway, Wimbledon, London,SW19 1QD" calcext:value-type="string">
            <text:p>Wilkinson Group PLC,The Broadway, Wimbledon, London,SW19 1QD</text:p>
          </table:table-cell>
          <table:table-cell/>
          <table:table-cell table:style-name="ce296" office:value-type="currency" office:currency="GBP" office:value="7.2" calcext:value-type="currency">
            <text:p>£7,2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office:value-type="float" office:value="992009" calcext:value-type="float">
            <text:p>992009</text:p>
          </table:table-cell>
          <table:table-cell table:style-name="ce259" table:formula="of:=INDEX([JobSchedules.$B$2:.$B$103]; MATCH([.$A40]; [JobSchedules.$A$2:.$A$103]; 0))" office:value-type="date" office:date-value="2017-12-12" calcext:value-type="date">
            <text:p>12/12/2017</text:p>
          </table:table-cell>
          <table:table-cell table:formula="of:=INDEX([Addresses.$C$2:.$C$82]; 5)" office:value-type="string" office:string-value="SE18 5PQ" calcext:value-type="string">
            <text:p>SE18 5PQ</text:p>
          </table:table-cell>
          <table:table-cell table:style-name="ce296" table:formula="of:=INDEX([JobSchedules.$F$2:.$F$104]; MATCH([.$A40]; [JobSchedules.$A$2:.$A$104]; 0))" office:value-type="string" office:string-value="Euro Car Parts Limited,Units 3 &amp; 4 , Block 2, Woolwich Dockyard Industrial Estate, WoolwichLondon,SE18 5PQ" calcext:value-type="string">
            <text:p>Euro Car Parts Limited,Units 3 &amp; 4 , Block 2, Woolwich Dockyard Industrial Estate, WoolwichLondon,SE18 5PQ</text:p>
          </table:table-cell>
          <table:table-cell/>
          <table:table-cell table:style-name="ce296" office:value-type="currency" office:currency="GBP" office:value="0" calcext:value-type="currency">
            <text:p>£0,0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office:value-type="float" office:value="503443" calcext:value-type="float">
            <text:p>503443</text:p>
          </table:table-cell>
          <table:table-cell table:style-name="ce259" table:formula="of:=INDEX([JobSchedules.$B$2:.$B$103]; MATCH([.$A41]; [JobSchedules.$A$2:.$A$103]; 0))" office:value-type="date" office:date-value="2018-01-06" calcext:value-type="date">
            <text:p>06/01/2018</text:p>
          </table:table-cell>
          <table:table-cell table:formula="of:=INDEX([Addresses.$C$2:.$C$82]; MATCH([.$D41]; [Addresses.$E$2:.$E$82]; 0))" office:value-type="string" office:string-value="NW10 6LA" calcext:value-type="string">
            <text:p>NW10 6LA</text:p>
          </table:table-cell>
          <table:table-cell table:style-name="ce296" table:formula="of:=INDEX([JobSchedules.$F$2:.$F$104]; MATCH([.$A41]; [JobSchedules.$A$2:.$A$104]; 0))" office:value-type="string" office:string-value="Trotters Childrenswear &amp; Accessories Ltd,3 Gorst Road, London,NW10 6LA" calcext:value-type="string">
            <text:p>Trotters Childrenswear &amp; Accessories Ltd,3 Gorst Road, London,NW10 6LA</text:p>
          </table:table-cell>
          <table:table-cell/>
          <table:table-cell table:style-name="ce296" office:value-type="currency" office:currency="GBP" office:value="4.5" calcext:value-type="currency">
            <text:p>£4,5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office:value-type="float" office:value="522461" calcext:value-type="float">
            <text:p>522461</text:p>
          </table:table-cell>
          <table:table-cell table:style-name="ce259" table:formula="of:=INDEX([JobSchedules.$B$2:.$B$103]; MATCH([.$A42]; [JobSchedules.$A$2:.$A$103]; 0))" office:value-type="date" office:date-value="2018-01-08" calcext:value-type="date">
            <text:p>08/01/2018</text:p>
          </table:table-cell>
          <table:table-cell table:formula="of:=INDEX([Addresses.$C$2:.$C$82]; MATCH([.$D42]; [Addresses.$E$2:.$E$82]; 0))" office:value-type="string" office:string-value="HA9 7AE" calcext:value-type="string">
            <text:p>HA9 7AE</text:p>
          </table:table-cell>
          <table:table-cell table:style-name="ce296" table:formula="of:=INDEX([JobSchedules.$F$2:.$F$104]; MATCH([.$A42]; [JobSchedules.$A$2:.$A$104]; 0))" office:value-type="string" office:string-value="Poundland Limited,435/441 High Road, Middlesex, Wembley,HA9 7AE" calcext:value-type="string">
            <text:p>Poundland Limited,435/441 High Road, Middlesex, Wembley,HA9 7AE</text:p>
          </table:table-cell>
          <table:table-cell/>
          <table:table-cell table:style-name="ce296" office:value-type="currency" office:currency="GBP" office:value="4.5" calcext:value-type="currency">
            <text:p>£4,5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office:value-type="float" office:value="981107" calcext:value-type="float">
            <text:p>981107</text:p>
          </table:table-cell>
          <table:table-cell table:style-name="ce259" table:formula="of:=INDEX([JobSchedules.$B$2:.$B$103]; MATCH([.$A43]; [JobSchedules.$A$2:.$A$103]; 0))" office:value-type="date" office:date-value="2018-01-09" calcext:value-type="date">
            <text:p>09/01/2018</text:p>
          </table:table-cell>
          <table:table-cell table:formula="of:=INDEX([Addresses.$C$2:.$C$82]; MATCH([.$D43]; [Addresses.$E$2:.$E$82]; 0))" office:value-type="string" office:string-value="SE18 6HZ" calcext:value-type="string">
            <text:p>SE18 6HZ</text:p>
          </table:table-cell>
          <table:table-cell table:style-name="ce296" table:formula="of:=INDEX([JobSchedules.$F$2:.$F$104]; MATCH([.$A43]; [JobSchedules.$A$2:.$A$104]; 0))" office:value-type="string" office:string-value="Poundland Limited,55-57 Powis Street, Woolwich, London,SE18 6HZ" calcext:value-type="string">
            <text:p>Poundland Limited,55-57 Powis Street, Woolwich, London,SE18 6HZ</text:p>
          </table:table-cell>
          <table:table-cell/>
          <table:table-cell table:style-name="ce296" office:value-type="currency" office:currency="GBP" office:value="9" calcext:value-type="currency">
            <text:p>£9,0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office:value-type="float" office:value="980539" calcext:value-type="float">
            <text:p>980539</text:p>
          </table:table-cell>
          <table:table-cell table:style-name="ce259" table:formula="of:=INDEX([JobSchedules.$B$2:.$B$103]; MATCH([.$A44]; [JobSchedules.$A$2:.$A$103]; 0))" office:value-type="date" office:date-value="2018-01-10" calcext:value-type="date">
            <text:p>10/01/2018</text:p>
          </table:table-cell>
          <table:table-cell table:formula="of:=INDEX([Addresses.$C$2:.$C$82]; MATCH([.$D44]; [Addresses.$E$2:.$E$82]; 0))" office:value-type="string" office:string-value="SE1 6TB" calcext:value-type="string">
            <text:p>SE1 6TB</text:p>
          </table:table-cell>
          <table:table-cell table:style-name="ce296" table:formula="of:=INDEX([JobSchedules.$F$2:.$F$104]; MATCH([.$A44]; [JobSchedules.$A$2:.$A$104]; 0))" office:value-type="string" office:string-value="Poundland Limited,Unit 323, Elephant And Castle Shopping Centre, Elephant And Castle, London,SE1 6TB" calcext:value-type="string">
            <text:p>Poundland Limited,Unit 323, Elephant And Castle Shopping Centre, Elephant And Castle, London,SE1 6TB</text:p>
          </table:table-cell>
          <table:table-cell/>
          <table:table-cell table:style-name="ce296" office:value-type="currency" office:currency="GBP" office:value="5.6" calcext:value-type="currency">
            <text:p>£5,6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table:style-name="ce251" office:value-type="float" office:value="975631" calcext:value-type="float">
            <text:p>975631</text:p>
          </table:table-cell>
          <table:table-cell table:style-name="ce271" table:formula="of:=INDEX([JobSchedules.$B$2:.$B$103]; MATCH([.$A45]; [JobSchedules.$A$2:.$A$103]; 0))" office:value-type="date" office:date-value="2018-01-14" calcext:value-type="date">
            <text:p>14/01/2018</text:p>
          </table:table-cell>
          <table:table-cell table:style-name="ce251" table:formula="of:=INDEX([Addresses.$C$2:.$C$82]; MATCH([.$D45]; [Addresses.$E$2:.$E$82]; 0))" office:value-type="string" office:string-value="W1W 8LG" calcext:value-type="string">
            <text:p>W1W 8LG</text:p>
          </table:table-cell>
          <table:table-cell table:style-name="ce297" table:formula="of:=INDEX([JobSchedules.$F$2:.$F$104]; MATCH([.$A45]; [JobSchedules.$A$2:.$A$104]; 0))" office:value-type="string" office:string-value="Top Shop Group Limited,Oxford Circus, 36-38 Great Castle Street, West End, Greater London,W1W 8LG" calcext:value-type="string">
            <text:p>Top Shop Group Limited,Oxford Circus, 36-38 Great Castle Street, West End, Greater London,W1W 8LG</text:p>
          </table:table-cell>
          <table:table-cell table:style-name="ce251"/>
          <table:table-cell table:style-name="ce297" office:value-type="currency" office:currency="GBP" office:value="3.9" calcext:value-type="currency">
            <text:p>£3,90</text:p>
          </table:table-cell>
          <table:table-cell table:style-name="ce251" table:number-columns-repeated="2"/>
          <table:table-cell table:style-name="ce326" office:value-type="date" office:date-value="2018-02-09" calcext:value-type="date">
            <text:p>9/2/18</text:p>
          </table:table-cell>
          <table:table-cell table:style-name="ce297" table:formula="of:=SUM([.F37:.F45])" office:value-type="currency" office:currency="GBP" office:value="34.7" calcext:value-type="currency">
            <text:p>£34,70</text:p>
          </table:table-cell>
          <table:table-cell table:style-name="ce251" office:value-type="string" calcext:value-type="string">
            <text:p>sent off 17/02/2018 @ 02:04:15AM</text:p>
          </table:table-cell>
          <table:table-cell table:style-name="ce251" table:number-columns-repeated="53"/>
        </table:table-row>
        <table:table-row table:style-name="ro1">
          <table:table-cell office:value-type="float" office:value="504489" calcext:value-type="float">
            <text:p>504489</text:p>
          </table:table-cell>
          <table:table-cell table:style-name="ce259" table:formula="of:=INDEX([JobSchedules.$B$2:.$B$103]; MATCH([.$A46]; [JobSchedules.$A$2:.$A$103]; 0))" office:value-type="date" office:date-value="2018-01-16" calcext:value-type="date">
            <text:p>16/01/2018</text:p>
          </table:table-cell>
          <table:table-cell table:formula="of:=INDEX([Addresses.$C$2:.$C$82]; MATCH([.$D46]; [Addresses.$E$2:.$E$82]; 0))" office:value-type="string" office:string-value="SW12 9AP" calcext:value-type="string">
            <text:p>SW12 9AP</text:p>
          </table:table-cell>
          <table:table-cell table:style-name="ce296" table:formula="of:=INDEX([JobSchedules.$F$2:.$F$104]; MATCH([.$A46]; [JobSchedules.$A$2:.$A$104]; 0))" office:value-type="string" office:string-value="Oliver Bonas,101-103 Balham High Rd, London,SW12 9AP" calcext:value-type="string">
            <text:p>Oliver Bonas,101-103 Balham High Rd, London,SW12 9AP</text:p>
          </table:table-cell>
          <table:table-cell/>
          <table:table-cell table:style-name="ce296" office:value-type="currency" office:currency="GBP" office:value="7.4" calcext:value-type="currency">
            <text:p>£7,40</text:p>
          </table:table-cell>
          <table:table-cell table:number-columns-repeated="2"/>
          <table:table-cell table:style-name="ce325"/>
          <table:table-cell table:number-columns-repeated="55"/>
        </table:table-row>
        <table:table-row table:style-name="ro1">
          <table:table-cell office:value-type="float" office:value="504499" calcext:value-type="float">
            <text:p>504499</text:p>
          </table:table-cell>
          <table:table-cell table:style-name="ce259" table:formula="of:=INDEX([JobSchedules.$B$2:.$B$103]; MATCH([.$A47]; [JobSchedules.$A$2:.$A$103]; 0))" office:value-type="date" office:date-value="2018-01-17" calcext:value-type="date">
            <text:p>17/01/2018</text:p>
          </table:table-cell>
          <table:table-cell table:formula="of:=INDEX([Addresses.$C$2:.$C$82]; MATCH([.$D47]; [Addresses.$E$2:.$E$82]; 0))" office:value-type="string" office:string-value="SW18 4TE" calcext:value-type="string">
            <text:p>SW18 4TE</text:p>
          </table:table-cell>
          <table:table-cell table:style-name="ce296" table:formula="of:=INDEX([JobSchedules.$F$2:.$F$104]; MATCH([.$A47]; [JobSchedules.$A$2:.$A$104]; 0))" office:value-type="string" office:string-value="Oliver Bonas,Unit 50 South Mall, Southside Shopping Centre, Wandsworth, London,SW18 4TE" calcext:value-type="string">
            <text:p>Oliver Bonas,Unit 50 South Mall, Southside Shopping Centre, Wandsworth, London,SW18 4TE</text:p>
          </table:table-cell>
          <table:table-cell/>
          <table:table-cell table:style-name="ce296" office:value-type="currency" office:currency="GBP" office:value="3" calcext:value-type="currency">
            <text:p>£3,00</text:p>
          </table:table-cell>
          <table:table-cell table:number-columns-repeated="2"/>
          <table:table-cell table:style-name="ce325"/>
          <table:table-cell table:number-columns-repeated="55"/>
        </table:table-row>
        <table:table-row table:style-name="ro1">
          <table:table-cell office:value-type="float" office:value="980593" calcext:value-type="float">
            <text:p>980593</text:p>
          </table:table-cell>
          <table:table-cell table:style-name="ce259" table:formula="of:=INDEX([JobSchedules.$B$2:.$B$103]; MATCH([.$A48]; [JobSchedules.$A$2:.$A$103]; 0))" office:value-type="date" office:date-value="2018-01-22" calcext:value-type="date">
            <text:p>22/01/2018</text:p>
          </table:table-cell>
          <table:table-cell table:formula="of:=INDEX([Addresses.$C$2:.$C$82]; MATCH([.$D48]; [Addresses.$E$2:.$E$82]; 0))" office:value-type="string" office:string-value="N7 6AX" calcext:value-type="string">
            <text:p>N7 6AX</text:p>
          </table:table-cell>
          <table:table-cell table:style-name="ce296" table:formula="of:=INDEX([JobSchedules.$F$2:.$F$104]; MATCH([.$A48]; [JobSchedules.$A$2:.$A$104]; 0))" office:value-type="string" office:string-value="Poundland Limited,39-41 Seven Sisters Road, Holloway, London,N7 6AX" calcext:value-type="string">
            <text:p>Poundland Limited,39-41 Seven Sisters Road, Holloway, London,N7 6AX</text:p>
          </table:table-cell>
          <table:table-cell/>
          <table:table-cell table:style-name="ce296" office:value-type="currency" office:currency="GBP" office:value="6.8" calcext:value-type="currency">
            <text:p>£6,80</text:p>
          </table:table-cell>
          <table:table-cell table:number-columns-repeated="2"/>
          <table:table-cell table:style-name="ce325"/>
          <table:table-cell table:number-columns-repeated="55"/>
        </table:table-row>
        <table:table-row table:style-name="ro1">
          <table:table-cell office:value-type="float" office:value="980503" calcext:value-type="float">
            <text:p>980503</text:p>
          </table:table-cell>
          <table:table-cell table:style-name="ce259" table:formula="of:=INDEX([JobSchedules.$B$2:.$B$103]; MATCH([.$A49]; [JobSchedules.$A$2:.$A$103]; 0))" office:value-type="date" office:date-value="2018-01-23" calcext:value-type="date">
            <text:p>23/01/2018</text:p>
          </table:table-cell>
          <table:table-cell table:formula="of:=INDEX([Addresses.$C$2:.$C$82]; MATCH([.$D49]; [Addresses.$E$2:.$E$82]; 0))" office:value-type="string" office:string-value="HA9 7AE" calcext:value-type="string">
            <text:p>HA9 7AE</text:p>
          </table:table-cell>
          <table:table-cell table:style-name="ce296" table:formula="of:=INDEX([JobSchedules.$F$2:.$F$104]; MATCH([.$A49]; [JobSchedules.$A$2:.$A$104]; 0))" office:value-type="string" office:string-value="Poundland Limited,435/441 High Road, Middlesex, Wembley,HA9 7AE" calcext:value-type="string">
            <text:p>Poundland Limited,435/441 High Road, Middlesex, Wembley,HA9 7AE</text:p>
          </table:table-cell>
          <table:table-cell/>
          <table:table-cell table:style-name="ce296" office:value-type="currency" office:currency="GBP" office:value="7.3" calcext:value-type="currency">
            <text:p>£7,30</text:p>
          </table:table-cell>
          <table:table-cell table:number-columns-repeated="58"/>
        </table:table-row>
        <table:table-row table:style-name="ro1">
          <table:table-cell office:value-type="float" office:value="980551" calcext:value-type="float">
            <text:p>980551</text:p>
          </table:table-cell>
          <table:table-cell table:style-name="ce259" table:formula="of:=INDEX([JobSchedules.$B$2:.$B$103]; MATCH([.$A50]; [JobSchedules.$A$2:.$A$103]; 0))" office:value-type="date" office:date-value="2018-01-24" calcext:value-type="date">
            <text:p>24/01/2018</text:p>
          </table:table-cell>
          <table:table-cell office:value-type="string" calcext:value-type="string">
            <text:p>W12 8PP</text:p>
          </table:table-cell>
          <table:table-cell table:style-name="ce296" table:formula="of:=INDEX([JobSchedules.$F$2:.$F$104]; MATCH([.$A50]; [JobSchedules.$A$2:.$A$104]; 0))" office:value-type="string" office:string-value="Poundland Limited, Units 2-4 The Broadway, West 12 Shopping Centre, Shepherds Bush, London,W12 8PP" calcext:value-type="string">
            <text:p>Poundland Limited, Units 2-4 The Broadway, West 12 Shopping Centre, Shepherds Bush, London,W12 8PP</text:p>
          </table:table-cell>
          <table:table-cell/>
          <table:table-cell table:style-name="ce296" office:value-type="currency" office:currency="GBP" office:value="4.7" calcext:value-type="currency">
            <text:p>£4,70</text:p>
          </table:table-cell>
          <table:table-cell table:number-columns-repeated="58"/>
        </table:table-row>
        <table:table-row table:style-name="ro1">
          <table:table-cell office:value-type="float" office:value="980954" calcext:value-type="float">
            <text:p>980954</text:p>
          </table:table-cell>
          <table:table-cell table:style-name="ce274" table:formula="of:=INDEX([JobSchedules.$B$2:.$B$103]; MATCH([.$A51]; [JobSchedules.$A$2:.$A$103]; 0))" office:value-type="date" office:date-value="2018-01-25" calcext:value-type="date">
            <text:p>25/01/2018</text:p>
          </table:table-cell>
          <table:table-cell table:style-name="ce286" table:formula="of:=INDEX([Addresses.$C$2:.$C$82]; MATCH([.$D51]; [Addresses.$E$2:.$E$82]; 0))" office:value-type="string" office:string-value="HA8 5EL" calcext:value-type="string">
            <text:p>HA8 5EL</text:p>
          </table:table-cell>
          <table:table-cell table:style-name="ce300" table:formula="of:=INDEX([JobSchedules.$F$2:.$F$104]; MATCH([.$A51]; [JobSchedules.$A$2:.$A$104]; 0))" office:value-type="string" office:string-value="Poundland Limited,131-135 Burnt Oak Broadway, Edgware,HA8 5EL" calcext:value-type="string">
            <text:p>Poundland Limited,131-135 Burnt Oak Broadway, Edgware,HA8 5EL</text:p>
          </table:table-cell>
          <table:table-cell table:style-name="ce286"/>
          <table:table-cell table:style-name="ce300" office:value-type="currency" office:currency="GBP" office:value="9.8" calcext:value-type="currency">
            <text:p>£9,80</text:p>
          </table:table-cell>
          <table:table-cell table:style-name="ce286" table:number-columns-repeated="3"/>
          <table:table-cell table:style-name="ce300"/>
          <table:table-cell table:style-name="ce332" office:value-type="string" calcext:value-type="string">
            <text:p>sent off 20/02/2018</text:p>
          </table:table-cell>
          <table:table-cell table:style-name="ce286" table:number-columns-repeated="53"/>
        </table:table-row>
        <table:table-row table:style-name="ro1">
          <table:table-cell office:value-type="float" office:value="500091" calcext:value-type="float">
            <text:p>500091</text:p>
          </table:table-cell>
          <table:table-cell table:style-name="ce259" table:formula="of:=INDEX([JobSchedules.$B$2:.$B$103]; MATCH([.$A52]; [JobSchedules.$A$2:.$A$103]; 0))" office:value-type="date" office:date-value="2018-01-30" calcext:value-type="date">
            <text:p>30/01/2018</text:p>
          </table:table-cell>
          <table:table-cell table:formula="of:=INDEX([Addresses.$C$2:.$C$82]; MATCH([.$D52]; [Addresses.$E$2:.$E$82]; 0))" office:value-type="string" office:string-value="ME20 6SQ" calcext:value-type="string">
            <text:p>ME20 6SQ</text:p>
          </table:table-cell>
          <table:table-cell table:style-name="ce296" table:formula="of:=INDEX([JobSchedules.$F$2:.$F$104]; MATCH([.$A52]; [JobSchedules.$A$2:.$A$104]; 0))" office:value-type="string" office:string-value="All Saints Retail Limited,Unit 6, Bellingham Way, Larkfield, Aylesford, Kent,ME20 6SQ" calcext:value-type="string">
            <text:p>All Saints Retail Limited,Unit 6, Bellingham Way, Larkfield, Aylesford, Kent,ME20 6SQ</text:p>
          </table:table-cell>
          <table:table-cell/>
          <table:table-cell table:style-name="ce296" office:value-type="currency" office:currency="GBP" office:value="5.2" calcext:value-type="currency">
            <text:p>£5,20</text:p>
          </table:table-cell>
          <table:table-cell table:number-columns-repeated="58"/>
        </table:table-row>
        <table:table-row table:style-name="ro1">
          <table:table-cell office:value-type="float" office:value="500093" calcext:value-type="float">
            <text:p>500093</text:p>
          </table:table-cell>
          <table:table-cell table:style-name="ce259" table:formula="of:=INDEX([JobSchedules.$B$2:.$B$103]; MATCH([.$A53]; [JobSchedules.$A$2:.$A$103]; 0))" office:value-type="date" office:date-value="2018-01-31" calcext:value-type="date">
            <text:p>31/01/2018</text:p>
          </table:table-cell>
          <table:table-cell table:formula="of:=INDEX([Addresses.$C$2:.$C$82]; MATCH([.$D53]; [Addresses.$E$2:.$E$82]; 0))" office:value-type="string" office:string-value="ME20 6SQ" calcext:value-type="string">
            <text:p>ME20 6SQ</text:p>
          </table:table-cell>
          <table:table-cell table:style-name="ce296" table:formula="of:=INDEX([JobSchedules.$F$2:.$F$104]; MATCH([.$A53]; [JobSchedules.$A$2:.$A$104]; 0))" office:value-type="string" office:string-value="All Saints Retail Limited,Unit 6, Bellingham Way, Larkfield, Aylesford, Kent,ME20 6SQ" calcext:value-type="string">
            <text:p>All Saints Retail Limited,Unit 6, Bellingham Way, Larkfield, Aylesford, Kent,ME20 6SQ</text:p>
          </table:table-cell>
          <table:table-cell/>
          <table:table-cell table:style-name="ce296" office:value-type="currency" office:currency="GBP" office:value="4.2" calcext:value-type="currency">
            <text:p>£4,20</text:p>
          </table:table-cell>
          <table:table-cell table:number-columns-repeated="58"/>
        </table:table-row>
        <table:table-row table:style-name="ro1">
          <table:table-cell table:style-name="ce251" office:value-type="float" office:value="507021" calcext:value-type="float">
            <text:p>507021</text:p>
          </table:table-cell>
          <table:table-cell table:style-name="ce276" table:formula="of:=INDEX([JobSchedules.$B$2:.$B$103]; MATCH([.$A54]; [JobSchedules.$A$2:.$A$103]; 0))" office:value-type="date" office:date-value="2018-02-04" calcext:value-type="date">
            <text:p>04/02/2018</text:p>
          </table:table-cell>
          <table:table-cell table:style-name="ce287" table:formula="of:=INDEX([Addresses.$C$2:.$C$82]; MATCH([.$D54]; [Addresses.$E$2:.$E$82]; 0))" office:value-type="string" office:string-value="W1B 4TB" calcext:value-type="string">
            <text:p>W1B 4TB</text:p>
          </table:table-cell>
          <table:table-cell table:style-name="ce302" table:formula="of:=INDEX([JobSchedules.$F$2:.$F$104]; MATCH([.$A54]; [JobSchedules.$A$2:.$A$104]; 0))" office:value-type="string" office:string-value="Burberry Limited,121 Regent Street, London,W1B 4TB" calcext:value-type="string">
            <text:p>Burberry Limited,121 Regent Street, London,W1B 4TB</text:p>
          </table:table-cell>
          <table:table-cell table:style-name="ce287"/>
          <table:table-cell table:style-name="ce297" table:formula="of:=1.5+3.8" office:value-type="currency" office:currency="GBP" office:value="5.3" calcext:value-type="currency">
            <text:p>£5,30</text:p>
          </table:table-cell>
          <table:table-cell table:style-name="ce302"/>
          <table:table-cell table:style-name="ce287" table:number-columns-repeated="2"/>
          <table:table-cell table:style-name="ce302" table:formula="of:=SUM([.F46:.F54])" office:value-type="currency" office:currency="GBP" office:value="53.7" calcext:value-type="currency">
            <text:p>£53,70</text:p>
          </table:table-cell>
          <table:table-cell table:style-name="ce287" office:value-type="string" calcext:value-type="string">
            <text:p>sent off 05/02/2017</text:p>
          </table:table-cell>
          <table:table-cell table:style-name="ce287" table:number-columns-repeated="53"/>
        </table:table-row>
        <table:table-row table:style-name="ro1">
          <table:table-cell table:style-name="ce252" office:value-type="float" office:value="980971" calcext:value-type="float">
            <text:p>980971</text:p>
          </table:table-cell>
          <table:table-cell table:style-name="ce272" table:formula="of:=INDEX([JobSchedules.$B$2:.$B$103]; MATCH([.$A55]; [JobSchedules.$A$2:.$A$103]; 0))" office:value-type="date" office:date-value="2018-02-05" calcext:value-type="date">
            <text:p>05/02/2018</text:p>
          </table:table-cell>
          <table:table-cell table:style-name="ce252" table:formula="of:=INDEX([Addresses.$C$2:.$C$82]; MATCH([.$D55]; [Addresses.$E$2:.$E$82]; 0))" office:value-type="string" office:string-value="SW9 7AE" calcext:value-type="string">
            <text:p>SW9 7AE</text:p>
          </table:table-cell>
          <table:table-cell table:style-name="ce298" table:formula="of:=INDEX([JobSchedules.$F$2:.$F$104]; MATCH([.$A55]; [JobSchedules.$A$2:.$A$104]; 0))" office:value-type="string" office:string-value="Poundland Limited,420 Brixton Road, Brixton, London,SW9 7AE" calcext:value-type="string">
            <text:p>Poundland Limited,420 Brixton Road, Brixton, London,SW9 7AE</text:p>
          </table:table-cell>
          <table:table-cell table:style-name="ce252"/>
          <table:table-cell table:style-name="ce298" office:value-type="currency" office:currency="GBP" office:value="0" calcext:value-type="currency">
            <text:p>£0,00</text:p>
          </table:table-cell>
          <table:table-cell table:style-name="ce252" table:number-columns-repeated="3"/>
          <table:table-cell table:style-name="ce298"/>
          <table:table-cell table:style-name="ce252" table:number-columns-repeated="54"/>
        </table:table-row>
        <table:table-row table:style-name="ro1">
          <table:table-cell table:style-name="ce252" office:value-type="float" office:value="962406" calcext:value-type="float">
            <text:p>962406</text:p>
          </table:table-cell>
          <table:table-cell table:style-name="ce272" table:formula="of:=INDEX([JobSchedules.$B$2:.$B$103]; MATCH([.$A56]; [JobSchedules.$A$2:.$A$103]; 0))" office:value-type="date" office:date-value="2018-02-06" calcext:value-type="date">
            <text:p>06/02/2018</text:p>
          </table:table-cell>
          <table:table-cell table:style-name="ce252" table:formula="of:=INDEX([Addresses.$C$2:.$C$82]; MATCH([.$D56]; [Addresses.$E$2:.$E$82]; 0))" office:value-type="string" office:string-value="TW10 6UA" calcext:value-type="string">
            <text:p>TW10 6UA</text:p>
          </table:table-cell>
          <table:table-cell table:style-name="ce298" table:formula="of:=INDEX([JobSchedules.$F$2:.$F$104]; MATCH([.$A56]; [JobSchedules.$A$2:.$A$104]; 0))" office:value-type="string" office:string-value="Waterstones Booksellers Limited,2-6, Hill Street, Richmond, Surrey,TW10 6UA" calcext:value-type="string">
            <text:p>Waterstones Booksellers Limited,2-6, Hill Street, Richmond, Surrey,TW10 6UA</text:p>
          </table:table-cell>
          <table:table-cell table:style-name="ce252"/>
          <table:table-cell table:style-name="ce298" office:value-type="currency" office:currency="GBP" office:value="6" calcext:value-type="currency">
            <text:p>£6,00</text:p>
          </table:table-cell>
          <table:table-cell table:style-name="ce252" table:number-columns-repeated="3"/>
          <table:table-cell table:style-name="ce298"/>
          <table:table-cell table:style-name="ce252" table:number-columns-repeated="54"/>
        </table:table-row>
        <table:table-row table:style-name="ro1">
          <table:table-cell table:style-name="ce252" office:value-type="float" office:value="979065" calcext:value-type="float">
            <text:p>979065</text:p>
          </table:table-cell>
          <table:table-cell table:style-name="ce272" table:formula="of:=INDEX([JobSchedules.$B$2:.$B$103]; MATCH([.$A57]; [JobSchedules.$A$2:.$A$103]; 0))" office:value-type="date" office:date-value="2018-02-07" calcext:value-type="date">
            <text:p>07/02/2018</text:p>
          </table:table-cell>
          <table:table-cell table:style-name="ce252" table:formula="of:=INDEX([Addresses.$C$2:.$C$82]; MATCH([.$D57]; [Addresses.$E$2:.$E$82]; 0))" office:value-type="string" office:string-value="EC1N 2TD" calcext:value-type="string">
            <text:p>EC1N 2TD</text:p>
          </table:table-cell>
          <table:table-cell table:style-name="ce298" table:formula="of:=INDEX([JobSchedules.$F$2:.$F$104]; MATCH([.$A57]; [JobSchedules.$A$2:.$A$104]; 0))" office:value-type="string" office:string-value="Boots UK Limited,122 Holborn, London,EC1N 2TD" calcext:value-type="string">
            <text:p>Boots UK Limited,122 Holborn, London,EC1N 2TD</text:p>
          </table:table-cell>
          <table:table-cell table:style-name="ce252"/>
          <table:table-cell table:style-name="ce298" table:formula="of:=1.5+3.9" office:value-type="currency" office:currency="GBP" office:value="5.4" calcext:value-type="currency">
            <text:p>£5,40</text:p>
          </table:table-cell>
          <table:table-cell table:style-name="ce252" table:number-columns-repeated="3"/>
          <table:table-cell table:style-name="ce298"/>
          <table:table-cell table:style-name="ce252" table:number-columns-repeated="54"/>
        </table:table-row>
        <table:table-row table:style-name="ro1">
          <table:table-cell table:style-name="ce252" office:value-type="float" office:value="980776" calcext:value-type="float">
            <text:p>980776</text:p>
          </table:table-cell>
          <table:table-cell table:style-name="ce272" table:formula="of:=INDEX([JobSchedules.$B$2:.$B$103]; MATCH([.$A58]; [JobSchedules.$A$2:.$A$103]; 0))" office:value-type="date" office:date-value="2018-02-07" calcext:value-type="date">
            <text:p>07/02/2018</text:p>
          </table:table-cell>
          <table:table-cell table:style-name="ce252" table:formula="of:=INDEX([Addresses.$C$2:.$C$82]; MATCH([.$D58]; [Addresses.$E$2:.$E$82]; 0))" office:value-type="string" office:string-value="UB1 1QB" calcext:value-type="string">
            <text:p>UB1 1QB</text:p>
          </table:table-cell>
          <table:table-cell table:style-name="ce298" table:formula="of:=INDEX([JobSchedules.$F$2:.$F$104]; MATCH([.$A58]; [JobSchedules.$A$2:.$A$104]; 0))" office:value-type="string" office:string-value="Poundland Limited,44-50A, The Broadway Shopping Centre, Southall, Middlesex,UB1 1QB" calcext:value-type="string">
            <text:p>Poundland Limited,44-50A, The Broadway Shopping Centre, Southall, Middlesex,UB1 1QB</text:p>
          </table:table-cell>
          <table:table-cell table:style-name="ce252"/>
          <table:table-cell table:style-name="ce298" table:formula="of:=3.9+0.5" office:value-type="currency" office:currency="GBP" office:value="4.4" calcext:value-type="currency">
            <text:p>£4,40</text:p>
          </table:table-cell>
          <table:table-cell table:style-name="ce252" table:number-columns-repeated="3"/>
          <table:table-cell table:style-name="ce298"/>
          <table:table-cell table:style-name="ce252" table:number-columns-repeated="54"/>
        </table:table-row>
        <table:table-row table:style-name="ro1">
          <table:table-cell table:style-name="ce252" office:value-type="float" office:value="980948" calcext:value-type="float">
            <text:p>980948</text:p>
          </table:table-cell>
          <table:table-cell table:style-name="ce272" table:formula="of:=INDEX([JobSchedules.$B$2:.$B$103]; MATCH([.$A59]; [JobSchedules.$A$2:.$A$103]; 0))" office:value-type="date" office:date-value="2018-02-08" calcext:value-type="date">
            <text:p>08/02/2018</text:p>
          </table:table-cell>
          <table:table-cell table:style-name="ce252" table:formula="of:=INDEX([Addresses.$C$2:.$C$82]; MATCH([.$D59]; [Addresses.$E$2:.$E$82]; 0))" office:value-type="string" office:string-value="SW16 1DF" calcext:value-type="string">
            <text:p>SW16 1DF</text:p>
          </table:table-cell>
          <table:table-cell table:style-name="ce298" table:formula="of:=INDEX([JobSchedules.$F$2:.$F$104]; MATCH([.$A59]; [JobSchedules.$A$2:.$A$104]; 0))" office:value-type="string" office:string-value="Poundland Limited,148 Streatham High Road, Streatham, London,SW16 1DF" calcext:value-type="string">
            <text:p>Poundland Limited,148 Streatham High Road, Streatham, London,SW16 1DF</text:p>
          </table:table-cell>
          <table:table-cell table:style-name="ce252"/>
          <table:table-cell table:style-name="ce298" office:value-type="currency" office:currency="GBP" office:value="5.6" calcext:value-type="currency">
            <text:p>£5,60</text:p>
          </table:table-cell>
          <table:table-cell table:style-name="ce252" table:number-columns-repeated="3"/>
          <table:table-cell table:style-name="ce298" table:formula="of:=SUM([.F55:.F59])+9.8+(8.9*2)" office:value-type="currency" office:currency="GBP" office:value="49" calcext:value-type="currency">
            <text:p>£49,00</text:p>
          </table:table-cell>
          <table:table-cell table:style-name="ce252" table:number-columns-repeated="54"/>
        </table:table-row>
        <table:table-row table:style-name="ro1">
          <table:table-cell office:value-type="float" office:value="517852" calcext:value-type="float">
            <text:p>517852</text:p>
          </table:table-cell>
          <table:table-cell table:style-name="ce259" table:formula="of:=INDEX([JobSchedules.$B$2:.$B$103]; MATCH([.$A60]; [JobSchedules.$A$2:.$A$103]; 0))" office:value-type="date" office:date-value="2018-02-13" calcext:value-type="date">
            <text:p>13/02/2018</text:p>
          </table:table-cell>
          <table:table-cell table:formula="of:=INDEX([Addresses.$C$2:.$C$82]; MATCH([.$D60]; [Addresses.$E$2:.$E$82]; 0))" office:value-type="string" office:string-value="SM1 1NS" calcext:value-type="string">
            <text:p>SM1 1NS</text:p>
          </table:table-cell>
          <table:table-cell table:style-name="ce296" table:formula="of:=INDEX([JobSchedules.$F$2:.$F$104]; MATCH([.$A60]; [JobSchedules.$A$2:.$A$104]; 0))" office:value-type="string" office:string-value="Superdrug,150 High Street, Sutton, Surrey,SM1 1NS" calcext:value-type="string">
            <text:p>Superdrug,150 High Street, Sutton, Surrey,SM1 1NS</text:p>
          </table:table-cell>
          <table:table-cell/>
          <table:table-cell table:style-name="ce296" office:value-type="currency" office:currency="GBP" office:value="8.4" calcext:value-type="currency">
            <text:p>£8,40</text:p>
          </table:table-cell>
          <table:table-cell table:number-columns-repeated="3"/>
          <table:table-cell table:style-name="ce301"/>
          <table:table-cell table:number-columns-repeated="54"/>
        </table:table-row>
        <table:table-row table:style-name="ro1">
          <table:table-cell office:value-type="float" office:value="518739" calcext:value-type="float">
            <text:p>518739</text:p>
          </table:table-cell>
          <table:table-cell table:style-name="ce259" table:formula="of:=INDEX([JobSchedules.$B$2:.$B$103]; MATCH([.$A61]; [JobSchedules.$A$2:.$A$103]; 0))" office:value-type="date" office:date-value="2018-02-14" calcext:value-type="date">
            <text:p>14/02/2018</text:p>
          </table:table-cell>
          <table:table-cell table:formula="of:=INDEX([Addresses.$C$2:.$C$82]; MATCH([.$D61]; [Addresses.$E$2:.$E$82]; 0))" office:value-type="string" office:string-value="SE17 2AL" calcext:value-type="string">
            <text:p>SE17 2AL</text:p>
          </table:table-cell>
          <table:table-cell table:style-name="ce296" table:formula="of:=INDEX([JobSchedules.$F$2:.$F$104]; MATCH([.$A61]; [JobSchedules.$A$2:.$A$104]; 0))" office:value-type="string" office:string-value="Superdrug,371-375, Walworth Road, Walworth, London,SE17 2AL" calcext:value-type="string">
            <text:p>Superdrug,371-375, Walworth Road, Walworth, London,SE17 2AL</text:p>
          </table:table-cell>
          <table:table-cell/>
          <table:table-cell table:style-name="ce296" office:value-type="currency" office:currency="GBP" office:value="4.5" calcext:value-type="currency">
            <text:p>£4,50</text:p>
          </table:table-cell>
          <table:table-cell table:number-columns-repeated="3"/>
          <table:table-cell table:style-name="ce301"/>
          <table:table-cell table:number-columns-repeated="54"/>
        </table:table-row>
        <table:table-row table:style-name="ro1">
          <table:table-cell table:style-name="ce251" office:value-type="float" office:value="517698" calcext:value-type="float">
            <text:p>517698</text:p>
          </table:table-cell>
          <table:table-cell table:style-name="ce271" table:formula="of:=INDEX([JobSchedules.$B$2:.$B$103]; MATCH([.$A62]; [JobSchedules.$A$2:.$A$103]; 0))" office:value-type="date" office:date-value="2018-02-15" calcext:value-type="date">
            <text:p>15/02/2018</text:p>
          </table:table-cell>
          <table:table-cell table:style-name="ce251" table:formula="of:=INDEX([Addresses.$C$2:.$C$82]; MATCH([.$D62]; [Addresses.$E$2:.$E$82]; 0))" office:value-type="string" office:string-value="UB3 4DA" calcext:value-type="string">
            <text:p>UB3 4DA</text:p>
          </table:table-cell>
          <table:table-cell table:style-name="ce297" table:formula="of:=INDEX([JobSchedules.$F$2:.$F$104]; MATCH([.$A62]; [JobSchedules.$A$2:.$A$104]; 0))" office:value-type="string" office:string-value="Superdrug,2-8, Station Road, Hayes,UB3 4DA" calcext:value-type="string">
            <text:p>Superdrug,2-8, Station Road, Hayes,UB3 4DA</text:p>
          </table:table-cell>
          <table:table-cell table:style-name="ce251"/>
          <table:table-cell table:style-name="ce297" office:value-type="currency" office:currency="GBP" office:value="10.3" calcext:value-type="currency">
            <text:p>£10,30</text:p>
          </table:table-cell>
          <table:table-cell table:style-name="ce251" table:number-columns-repeated="3"/>
          <table:table-cell table:style-name="ce297" table:formula="of:=SUM([.F60:.F62])" office:value-type="currency" office:currency="GBP" office:value="23.2" calcext:value-type="currency">
            <text:p>£23,20</text:p>
          </table:table-cell>
          <table:table-cell table:style-name="ce302" table:formula="of:=SUM([.J59:.J62])" office:value-type="currency" office:currency="GBP" office:value="72.2" calcext:value-type="currency">
            <text:p>£72,20</text:p>
          </table:table-cell>
          <table:table-cell table:style-name="ce287" office:value-type="string" calcext:value-type="string">
            <text:p>sent off 20/02/2018</text:p>
          </table:table-cell>
          <table:table-cell table:style-name="ce251" table:number-columns-repeated="52"/>
        </table:table-row>
        <table:table-row table:style-name="ro1">
          <table:table-cell office:value-type="float" office:value="508001" calcext:value-type="float">
            <text:p>508001</text:p>
          </table:table-cell>
          <table:table-cell table:style-name="ce277" table:formula="of:=INDEX([JobSchedules.$B$2:.$B$103]; MATCH([.$A63]; [JobSchedules.$A$2:.$A$103]; 0))" office:value-type="date" office:date-value="2018-02-20" calcext:value-type="date">
            <text:p>20/02/2018</text:p>
          </table:table-cell>
          <table:table-cell table:style-name="ce255" table:formula="of:=INDEX([Addresses.$C$2:.$C$82]; MATCH([.$D63]; [Addresses.$E$2:.$E$82]; 0))" office:value-type="string" office:string-value="SW11 3BA" calcext:value-type="string">
            <text:p>SW11 3BA</text:p>
          </table:table-cell>
          <table:table-cell table:style-name="ce303" table:formula="of:=INDEX([JobSchedules.$F$2:.$F$104]; MATCH([.$A63]; [JobSchedules.$A$2:.$A$104]; 0))" office:value-type="string" office:string-value="Co-Op Group Limited,27-37 Battersea Bridge Road Battersea London,SW11 3BA" calcext:value-type="string">
            <text:p>Co-Op Group Limited,27-37 Battersea Bridge Road Battersea London,SW11 3BA</text:p>
          </table:table-cell>
          <table:table-cell table:style-name="ce255"/>
          <table:table-cell table:style-name="ce303" office:value-type="currency" office:currency="GBP" office:value="3" calcext:value-type="currency">
            <text:p>£3,00</text:p>
          </table:table-cell>
          <table:table-cell table:style-name="ce255" table:number-columns-repeated="3"/>
          <table:table-cell table:style-name="ce303"/>
          <table:table-cell table:style-name="ce255" table:number-columns-repeated="54"/>
        </table:table-row>
        <table:table-row table:style-name="ro1">
          <table:table-cell office:value-type="float" office:value="527470" calcext:value-type="float">
            <text:p>527470</text:p>
          </table:table-cell>
          <table:table-cell table:style-name="ce277" table:formula="of:=INDEX([JobSchedules.$B$2:.$B$103]; MATCH([.$A64]; [JobSchedules.$A$2:.$A$103]; 0))" office:value-type="date" office:date-value="2018-02-21" calcext:value-type="date">
            <text:p>21/02/2018</text:p>
          </table:table-cell>
          <table:table-cell table:style-name="ce255" table:formula="of:=INDEX([Addresses.$C$2:.$C$82]; MATCH([.$D64]; [Addresses.$E$2:.$E$82]; 0))" office:value-type="string" office:string-value="ME4 4HY " calcext:value-type="string">
            <text:p>ME4 4HY </text:p>
          </table:table-cell>
          <table:table-cell table:style-name="ce303" table:formula="of:=INDEX([JobSchedules.$F$2:.$F$104]; MATCH([.$A64]; [JobSchedules.$A$2:.$A$104]; 0))" office:value-type="string" office:string-value="Poundland Limited,Unit 12a/13 Pentagon Shopping Centre Chatham Kent,ME4 4HY " calcext:value-type="string">
            <text:p>Poundland Limited,Unit 12a/13 Pentagon Shopping Centre Chatham Kent,ME4 4HY </text:p>
          </table:table-cell>
          <table:table-cell table:style-name="ce255"/>
          <table:table-cell table:style-name="ce303" office:value-type="currency" office:currency="GBP" office:value="6.1" calcext:value-type="currency">
            <text:p>£6,10</text:p>
          </table:table-cell>
          <table:table-cell table:style-name="ce255" table:number-columns-repeated="3"/>
          <table:table-cell table:style-name="ce303"/>
          <table:table-cell table:style-name="ce255" table:number-columns-repeated="54"/>
        </table:table-row>
        <table:table-row table:style-name="ro1">
          <table:table-cell office:value-type="float" office:value="519165" calcext:value-type="float">
            <text:p>519165</text:p>
          </table:table-cell>
          <table:table-cell table:style-name="ce277" table:formula="of:=INDEX([JobSchedules.$B$2:.$B$103]; MATCH([.$A65]; [JobSchedules.$A$2:.$A$103]; 0))" office:value-type="date" office:date-value="2018-02-25" calcext:value-type="date">
            <text:p>25/02/2018</text:p>
          </table:table-cell>
          <table:table-cell table:style-name="ce255" table:formula="of:=INDEX([Addresses.$C$2:.$C$82]; MATCH([.$D65]; [Addresses.$E$2:.$E$82]; 0))" office:value-type="string" office:string-value="W2 6LS" calcext:value-type="string">
            <text:p>W2 6LS</text:p>
          </table:table-cell>
          <table:table-cell table:style-name="ce303" table:formula="of:=INDEX([JobSchedules.$F$2:.$F$104]; MATCH([.$A65]; [JobSchedules.$A$2:.$A$104]; 0))" office:value-type="string" office:string-value="Superdrug,Unit 2, 128/134 Queensway, London,W2 6LS" calcext:value-type="string">
            <text:p>Superdrug,Unit 2, 128/134 Queensway, London,W2 6LS</text:p>
          </table:table-cell>
          <table:table-cell table:style-name="ce255"/>
          <table:table-cell table:style-name="ce303" office:value-type="currency" office:currency="GBP" office:value="3.9" calcext:value-type="currency">
            <text:p>£3,90</text:p>
          </table:table-cell>
          <table:table-cell table:style-name="ce255" table:number-columns-repeated="3"/>
          <table:table-cell table:style-name="ce303"/>
          <table:table-cell table:style-name="ce255" table:number-columns-repeated="54"/>
        </table:table-row>
        <table:table-row table:style-name="ro1">
          <table:table-cell table:style-name="ce251" office:value-type="float" office:value="980378" calcext:value-type="float">
            <text:p>980378</text:p>
          </table:table-cell>
          <table:table-cell table:style-name="ce271" table:formula="of:=INDEX([JobSchedules.$B$2:.$B$103]; MATCH([.$A66]; [JobSchedules.$A$2:.$A$103]; 0))" office:value-type="date" office:date-value="2018-02-26" calcext:value-type="date">
            <text:p>26/02/2018</text:p>
          </table:table-cell>
          <table:table-cell table:style-name="ce251" table:formula="of:=INDEX([Addresses.$C$2:.$C$82]; MATCH([.$D66]; [Addresses.$E$2:.$E$82]; 0))" office:value-type="string" office:string-value="SW18 4TE" calcext:value-type="string">
            <text:p>SW18 4TE</text:p>
          </table:table-cell>
          <table:table-cell table:style-name="ce297" table:formula="of:=INDEX([JobSchedules.$F$2:.$F$104]; MATCH([.$A66]; [JobSchedules.$A$2:.$A$104]; 0))" office:value-type="string" office:string-value="Poundland Limited,Unit 37, Central Mall, The Wandsworth Shopping Centre, Wandsworth,SW18 4TE" calcext:value-type="string">
            <text:p>Poundland Limited,Unit 37, Central Mall, The Wandsworth Shopping Centre, Wandsworth,SW18 4TE</text:p>
          </table:table-cell>
          <table:table-cell table:style-name="ce251"/>
          <table:table-cell table:style-name="ce297" office:value-type="currency" office:currency="GBP" office:value="4.5" calcext:value-type="currency">
            <text:p>£4,50</text:p>
          </table:table-cell>
          <table:table-cell table:style-name="ce251" table:number-columns-repeated="3"/>
          <table:table-cell table:style-name="ce297" table:formula="of:=SUM([.F63:.F66])" office:value-type="currency" office:currency="GBP" office:value="17.5" calcext:value-type="currency">
            <text:p>£17,50</text:p>
          </table:table-cell>
          <table:table-cell table:style-name="ce287" office:value-type="string" calcext:value-type="string">
            <text:p>sent off 28/02/2018</text:p>
          </table:table-cell>
          <table:table-cell table:style-name="ce251" table:number-columns-repeated="53"/>
        </table:table-row>
        <table:table-row table:style-name="ro1">
          <table:table-cell office:value-type="float" office:value="979567" calcext:value-type="float">
            <text:p>979567</text:p>
          </table:table-cell>
          <table:table-cell table:style-name="ce278" table:formula="of:=INDEX([JobSchedules.$B$2:.$B$103]; MATCH([.$A67]; [JobSchedules.$A$2:.$A$103]; 0))" office:value-type="date" office:date-value="2018-02-27" calcext:value-type="date">
            <text:p>27/02/2018</text:p>
          </table:table-cell>
          <table:table-cell table:style-name="ce288" table:formula="of:=INDEX([Addresses.$C$2:.$C$82]; MATCH([.$D67]; [Addresses.$E$2:.$E$82]; 0))" office:value-type="string" office:string-value="UB8 1GA" calcext:value-type="string">
            <text:p>UB8 1GA</text:p>
          </table:table-cell>
          <table:table-cell table:style-name="ce304" table:formula="of:=INDEX([JobSchedules.$F$2:.$F$104]; MATCH([.$A67]; [JobSchedules.$A$2:.$A$104]; 0))" office:value-type="string" office:string-value="Boots UK Limited,128 The Chimes Shopping Centre, High Street, Uxbridge, Middlesex,UB8 1GA" calcext:value-type="string">
            <text:p>Boots UK Limited,128 The Chimes Shopping Centre, High Street, Uxbridge, Middlesex,UB8 1GA</text:p>
          </table:table-cell>
          <table:table-cell table:style-name="ce288"/>
          <table:table-cell table:style-name="ce304" office:value-type="currency" office:currency="GBP" office:value="0" calcext:value-type="currency">
            <text:p>£0,00</text:p>
          </table:table-cell>
          <table:table-cell table:style-name="ce288" table:number-columns-repeated="3"/>
          <table:table-cell table:style-name="ce304"/>
          <table:table-cell table:style-name="ce288" table:number-columns-repeated="54"/>
        </table:table-row>
        <table:table-row table:style-name="ro1">
          <table:table-cell office:value-type="float" office:value="962417" calcext:value-type="float">
            <text:p>962417</text:p>
          </table:table-cell>
          <table:table-cell table:style-name="ce278" table:formula="of:=INDEX([JobSchedules.$B$2:.$B$103]; MATCH([.$A68]; [JobSchedules.$A$2:.$A$103]; 0))" office:value-type="date" office:date-value="2018-03-15" calcext:value-type="date">
            <text:p>15/03/2018</text:p>
          </table:table-cell>
          <table:table-cell table:style-name="ce288" table:formula="of:=INDEX([Addresses.$C$2:.$C$82]; MATCH([.$D68]; [Addresses.$E$2:.$E$82]; 0))" office:value-type="string" office:string-value="WC1E 6EQ" calcext:value-type="string">
            <text:p>WC1E 6EQ</text:p>
          </table:table-cell>
          <table:table-cell table:style-name="ce304" table:formula="of:=INDEX([JobSchedules.$F$2:.$F$104]; MATCH([.$A68]; [JobSchedules.$A$2:.$A$104]; 0))" office:value-type="string" office:string-value="Waterstones Booksellers Limited,82 Gower Street London,WC1E 6EQ" calcext:value-type="string">
            <text:p>Waterstones Booksellers Limited,82 Gower Street London,WC1E 6EQ</text:p>
          </table:table-cell>
          <table:table-cell table:style-name="ce288"/>
          <table:table-cell table:style-name="ce304" office:value-type="currency" office:currency="GBP" office:value="0" calcext:value-type="currency">
            <text:p>£0,00</text:p>
          </table:table-cell>
          <table:table-cell table:style-name="ce288" table:number-columns-repeated="3"/>
          <table:table-cell table:style-name="ce304"/>
          <table:table-cell table:style-name="ce288" table:number-columns-repeated="54"/>
        </table:table-row>
        <table:table-row table:style-name="ro1">
          <table:table-cell office:value-type="float" office:value="517698" calcext:value-type="float">
            <text:p>517698</text:p>
          </table:table-cell>
          <table:table-cell table:style-name="ce279" table:formula="of:=INDEX([JobSchedules.$B$2:.$B$103]; MATCH([.$A69]; [JobSchedules.$A$2:.$A$103]; 0))" office:value-type="date" office:date-value="2018-02-15" calcext:value-type="date">
            <text:p>15/02/2018</text:p>
          </table:table-cell>
          <table:table-cell table:style-name="ce289" table:formula="of:=INDEX([Addresses.$C$2:.$C$82]; MATCH([.$D69]; [Addresses.$E$2:.$E$82]; 0))" office:value-type="string" office:string-value="UB3 4DA" calcext:value-type="string">
            <text:p>UB3 4DA</text:p>
          </table:table-cell>
          <table:table-cell table:style-name="ce305" table:formula="of:=INDEX([JobSchedules.$F$2:.$F$104]; MATCH([.$A69]; [JobSchedules.$A$2:.$A$104]; 0))" office:value-type="string" office:string-value="Superdrug,2-8, Station Road, Hayes,UB3 4DA" calcext:value-type="string">
            <text:p>Superdrug,2-8, Station Road, Hayes,UB3 4DA</text:p>
          </table:table-cell>
          <table:table-cell table:style-name="ce289"/>
          <table:table-cell table:style-name="ce305" office:value-type="currency" office:currency="GBP" office:value="0" calcext:value-type="currency">
            <text:p>£0,00</text:p>
          </table:table-cell>
          <table:table-cell table:style-name="ce289" table:number-columns-repeated="3"/>
          <table:table-cell table:style-name="ce305"/>
          <table:table-cell table:style-name="ce289" table:number-columns-repeated="54"/>
        </table:table-row>
        <table:table-row table:style-name="ro1">
          <table:table-cell office:value-type="float" office:value="530323" calcext:value-type="float">
            <text:p>530323</text:p>
          </table:table-cell>
          <table:table-cell table:style-name="ce280" table:formula="of:=INDEX([JobSchedules.$B$2:.$B$103]; MATCH([.$A70]; [JobSchedules.$A$2:.$A$103]; 0))" office:value-type="date" office:date-value="2018-08-09" calcext:value-type="date">
            <text:p>09/08/2018</text:p>
          </table:table-cell>
          <table:table-cell table:style-name="ce290" table:formula="of:=INDEX([Addresses.$C$2:.$C$82]; MATCH([.$D70]; [Addresses.$E$2:.$E$82]; 0))" office:value-type="string" office:string-value="NR1 3SH" calcext:value-type="string">
            <text:p>NR1 3SH</text:p>
          </table:table-cell>
          <table:table-cell table:style-name="ce306" table:formula="of:=INDEX([JobSchedules.$F$2:.$F$104]; MATCH([.$A70]; [JobSchedules.$A$2:.$A$104]; 0))" office:value-type="string" office:string-value="Poundland Limited,48-54 St Stephens Street Norwich Norfolk,NR1 3SH" calcext:value-type="string">
            <text:p>Poundland Limited,48-54 St Stephens Street Norwich Norfolk,NR1 3SH</text:p>
          </table:table-cell>
          <table:table-cell table:style-name="ce290"/>
          <table:table-cell table:style-name="ce306" office:value-type="currency" office:currency="GBP" office:value="6.8" calcext:value-type="currency">
            <text:p>£6,80</text:p>
          </table:table-cell>
          <table:table-cell table:style-name="ce290" table:number-columns-repeated="3"/>
          <table:table-cell table:style-name="ce306"/>
          <table:table-cell table:style-name="ce290" table:number-columns-repeated="54"/>
        </table:table-row>
        <table:table-row table:style-name="ro1">
          <table:table-cell table:style-name="ce251" office:value-type="float" office:value="518802" calcext:value-type="float">
            <text:p>518802</text:p>
          </table:table-cell>
          <table:table-cell table:style-name="ce281" table:formula="of:=INDEX([JobSchedules.$B$2:.$B$103]; MATCH([.$A71]; [JobSchedules.$A$2:.$A$103]; 0))" office:value-type="date" office:date-value="2018-08-10" calcext:value-type="date">
            <text:p>10/08/2018</text:p>
          </table:table-cell>
          <table:table-cell table:style-name="ce291" table:formula="of:=INDEX([Addresses.$C$2:.$C$82]; MATCH([.$D71]; [Addresses.$E$2:.$E$82]; 0))" office:value-type="string" office:string-value="TW11 8QZ" calcext:value-type="string">
            <text:p>TW11 8QZ</text:p>
          </table:table-cell>
          <table:table-cell table:style-name="ce321" table:formula="of:=INDEX([JobSchedules.$F$2:.$F$104]; MATCH([.$A71]; [JobSchedules.$A$2:.$A$104]; 0))" office:value-type="string" office:string-value="Superdrug,37-39 Broad Street Teddington,TW11 8QZ" calcext:value-type="string">
            <text:p>Superdrug,37-39 Broad Street Teddington,TW11 8QZ</text:p>
          </table:table-cell>
          <table:table-cell table:style-name="ce291"/>
          <table:table-cell table:style-name="ce321" office:value-type="currency" office:currency="GBP" office:value="8.8" calcext:value-type="currency">
            <text:p>£8,80</text:p>
          </table:table-cell>
          <table:table-cell table:style-name="ce291" table:number-columns-repeated="3"/>
          <table:table-cell table:style-name="ce321" table:formula="of:=SUM([.F70:.F71])" office:value-type="currency" office:currency="GBP" office:value="15.6" calcext:value-type="currency">
            <text:p>£15,60</text:p>
          </table:table-cell>
          <table:table-cell table:style-name="ce287" office:value-type="string" calcext:value-type="string">
            <text:p>sent off 12/08/2018</text:p>
          </table:table-cell>
          <table:table-cell table:style-name="ce291" table:number-columns-repeated="53"/>
        </table:table-row>
        <table:table-row table:style-name="ro1">
          <table:table-cell office:value-type="float" office:value="539197" calcext:value-type="float">
            <text:p>539197</text:p>
          </table:table-cell>
          <table:table-cell table:style-name="ce280" table:formula="of:=INDEX([JobSchedules.$B$2:.$B$103]; MATCH([.$A72]; [JobSchedules.$A$2:.$A$103]; 0))" office:value-type="date" office:date-value="2018-08-13" calcext:value-type="date">
            <text:p>13/08/2018</text:p>
          </table:table-cell>
          <table:table-cell table:style-name="ce290" table:formula="of:=INDEX([Addresses.$C$2:.$C$82]; MATCH([.$D72]; [Addresses.$E$2:.$E$82]; 0))" office:value-type="string" office:string-value="KT1 1NR" calcext:value-type="string">
            <text:p>KT1 1NR</text:p>
          </table:table-cell>
          <table:table-cell table:style-name="ce306" table:formula="of:=INDEX([JobSchedules.$F$2:.$F$104]; MATCH([.$A72]; [JobSchedules.$A$2:.$A$104]; 0))" office:value-type="string" office:string-value="Superdrug,40 Clarence St, Kingston upon Thames,KT1 1NR" calcext:value-type="string">
            <text:p>Superdrug,40 Clarence St, Kingston upon Thames,KT1 1NR</text:p>
          </table:table-cell>
          <table:table-cell table:style-name="ce290"/>
          <table:table-cell table:style-name="ce306" office:value-type="currency" office:currency="GBP" office:value="7.3" calcext:value-type="currency">
            <text:p>£7,30</text:p>
          </table:table-cell>
          <table:table-cell table:style-name="ce290" table:number-columns-repeated="3"/>
          <table:table-cell table:style-name="ce306"/>
          <table:table-cell table:style-name="ce290" table:number-columns-repeated="54"/>
        </table:table-row>
        <table:table-row table:style-name="ro1">
          <table:table-cell office:value-type="float" office:value="530335" calcext:value-type="float">
            <text:p>530335</text:p>
          </table:table-cell>
          <table:table-cell table:style-name="ce280" table:formula="of:=INDEX([JobSchedules.$B$2:.$B$103]; MATCH([.$A73]; [JobSchedules.$A$2:.$A$103]; 0))" office:value-type="date" office:date-value="2018-08-15" calcext:value-type="date">
            <text:p>15/08/2018</text:p>
          </table:table-cell>
          <table:table-cell table:style-name="ce292" office:value-type="string" calcext:value-type="string">
            <text:p>UB1 1QB</text:p>
          </table:table-cell>
          <table:table-cell table:style-name="ce306" table:formula="of:=INDEX([JobSchedules.$F$2:.$F$104]; MATCH([.$A73]; [JobSchedules.$A$2:.$A$104]; 0))" office:value-type="string" office:string-value="Poundland Limited,44-50A The Broadway Shopping Centre, Southall,UB1 1QB" calcext:value-type="string">
            <text:p>Poundland Limited,44-50A The Broadway Shopping Centre, Southall,UB1 1QB</text:p>
          </table:table-cell>
          <table:table-cell table:style-name="ce290"/>
          <table:table-cell table:style-name="ce306" office:value-type="currency" office:currency="GBP" office:value="5.4" calcext:value-type="currency">
            <text:p>£5,40</text:p>
          </table:table-cell>
          <table:table-cell table:style-name="ce290" table:number-columns-repeated="3"/>
          <table:table-cell table:style-name="ce306"/>
          <table:table-cell table:style-name="ce290" table:number-columns-repeated="54"/>
        </table:table-row>
        <table:table-row table:style-name="ro1">
          <table:table-cell table:style-name="ce251" office:value-type="float" office:value="518223" calcext:value-type="float">
            <text:p>518223</text:p>
          </table:table-cell>
          <table:table-cell table:style-name="ce281" table:formula="of:=INDEX([JobSchedules.$B$2:.$B$103]; MATCH([.$A74]; [JobSchedules.$A$2:.$A$103]; 0))" office:value-type="date" office:date-value="2018-08-17" calcext:value-type="date">
            <text:p>17/08/2018</text:p>
          </table:table-cell>
          <table:table-cell table:style-name="ce291" table:formula="of:=INDEX([Addresses.$C$2:.$C$82]; MATCH([.$D74]; [Addresses.$E$2:.$E$82]; 0))" office:value-type="string" office:string-value="SE20 7DS" calcext:value-type="string">
            <text:p>SE20 7DS</text:p>
          </table:table-cell>
          <table:table-cell table:style-name="ce321" table:formula="of:=INDEX([JobSchedules.$F$2:.$F$104]; MATCH([.$A74]; [JobSchedules.$A$2:.$A$104]; 0))" office:value-type="string" office:string-value="Superdrug,125 High Street, Penge, London,SE20 7DS" calcext:value-type="string">
            <text:p>Superdrug,125 High Street, Penge, London,SE20 7DS</text:p>
          </table:table-cell>
          <table:table-cell table:style-name="ce291"/>
          <table:table-cell table:style-name="ce321" office:value-type="currency" office:currency="GBP" office:value="8.2" calcext:value-type="currency">
            <text:p>£8,20</text:p>
          </table:table-cell>
          <table:table-cell table:style-name="ce291" table:number-columns-repeated="3"/>
          <table:table-cell table:style-name="ce321" table:formula="of:=SUM([.F72:.F74])" office:value-type="currency" office:currency="GBP" office:value="20.9" calcext:value-type="currency">
            <text:p>£20,90</text:p>
          </table:table-cell>
          <table:table-cell table:style-name="ce287" office:value-type="string" calcext:value-type="string">
            <text:p>sent off 19/08/2018</text:p>
          </table:table-cell>
          <table:table-cell table:style-name="ce291" table:number-columns-repeated="53"/>
        </table:table-row>
        <table:table-row table:style-name="ro1">
          <table:table-cell office:value-type="float" office:value="530239" calcext:value-type="float">
            <text:p>530239</text:p>
          </table:table-cell>
          <table:table-cell table:style-name="ce280" table:formula="of:=INDEX([JobSchedules.$B$2:.$B$103]; MATCH([.$A75]; [JobSchedules.$A$2:.$A$103]; 0))" office:value-type="date" office:date-value="2018-08-20" calcext:value-type="date">
            <text:p>20/08/2018</text:p>
          </table:table-cell>
          <table:table-cell table:style-name="ce290" table:formula="of:=INDEX([Addresses.$C$2:.$C$82]; MATCH([.$D75]; [Addresses.$E$2:.$E$82]; 0))" office:value-type="string" office:string-value="W6 9HW" calcext:value-type="string">
            <text:p>W6 9HW</text:p>
          </table:table-cell>
          <table:table-cell table:style-name="ce306" table:formula="of:=INDEX([JobSchedules.$F$2:.$F$104]; MATCH([.$A75]; [JobSchedules.$A$2:.$A$104]; 0))" office:value-type="string" office:string-value="Poundland Limited,Unit 1, 49/63 King Street, Hammersmith, Greater London,W6 9HW" calcext:value-type="string">
            <text:p>Poundland Limited,Unit 1, 49/63 King Street, Hammersmith, Greater London,W6 9HW</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office:value-type="float" office:value="530352" calcext:value-type="float">
            <text:p>530352</text:p>
          </table:table-cell>
          <table:table-cell table:style-name="ce280" table:formula="of:=INDEX([JobSchedules.$B$2:.$B$103]; MATCH([.$A76]; [JobSchedules.$A$2:.$A$103]; 0))" office:value-type="date" office:date-value="2018-08-21" calcext:value-type="date">
            <text:p>21/08/2018</text:p>
          </table:table-cell>
          <table:table-cell table:style-name="ce290" table:formula="of:=INDEX([Addresses.$C$2:.$C$82]; MATCH([.$D76]; [Addresses.$E$2:.$E$82]; 0))" office:value-type="string" office:string-value="SW17 0SP" calcext:value-type="string">
            <text:p>SW17 0SP</text:p>
          </table:table-cell>
          <table:table-cell table:style-name="ce306" table:formula="of:=INDEX([JobSchedules.$F$2:.$F$104]; MATCH([.$A76]; [JobSchedules.$A$2:.$A$104]; 0))" office:value-type="string" office:string-value="Poundland Limited,57-63 Tooting High Street, Tooting, London ,SW17 0SP" calcext:value-type="string">
            <text:p>Poundland Limited,57-63 Tooting High Street, Tooting, London ,SW17 0SP</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1" office:value-type="float" office:value="538567" calcext:value-type="float">
            <text:p>538567</text:p>
          </table:table-cell>
          <table:table-cell table:style-name="ce281" table:formula="of:=INDEX([JobSchedules.$B$2:.$B$103]; MATCH([.$A77]; [JobSchedules.$A$2:.$A$103]; 0))" office:value-type="date" office:date-value="2018-08-24" calcext:value-type="date">
            <text:p>24/08/2018</text:p>
          </table:table-cell>
          <table:table-cell table:style-name="ce291" table:formula="of:=INDEX([Addresses.$C$2:.$C$82]; MATCH([.$D77]; [Addresses.$E$2:.$E$82]; 0))" office:value-type="string" office:string-value="W12 7GF" calcext:value-type="string">
            <text:p>W12 7GF</text:p>
          </table:table-cell>
          <table:table-cell table:style-name="ce321" table:formula="of:=INDEX([JobSchedules.$F$2:.$F$104]; MATCH([.$A77]; [JobSchedules.$A$2:.$A$104]; 0))" office:value-type="string" office:string-value="Hallhuber GmbH,Ariel Way, Westfield, White City, London,W12 7GF" calcext:value-type="string">
            <text:p>Hallhuber GmbH,Ariel Way, Westfield, White City, London,W12 7GF</text:p>
          </table:table-cell>
          <table:table-cell table:style-name="ce291"/>
          <table:table-cell table:style-name="ce321" office:value-type="currency" office:currency="GBP" office:value="3" calcext:value-type="currency">
            <text:p>£3,00</text:p>
          </table:table-cell>
          <table:table-cell table:style-name="ce291" table:number-columns-repeated="3"/>
          <table:table-cell table:style-name="ce321" table:formula="of:=SUM([.F75:.F77])" office:value-type="currency" office:currency="GBP" office:value="9" calcext:value-type="currency">
            <text:p>£9,00</text:p>
          </table:table-cell>
          <table:table-cell table:style-name="ce287" office:value-type="string" calcext:value-type="string">
            <text:p>sent off 29/08/2018</text:p>
          </table:table-cell>
          <table:table-cell table:style-name="ce291" table:number-columns-repeated="53"/>
        </table:table-row>
        <table:table-row table:style-name="ro1">
          <table:table-cell office:value-type="float" office:value="509833" calcext:value-type="float">
            <text:p>509833</text:p>
          </table:table-cell>
          <table:table-cell table:style-name="ce280" table:formula="of:=INDEX([JobSchedules.$B$2:.$B$103]; MATCH([.$A78]; [JobSchedules.$A$2:.$A$103]; 0))" office:value-type="date" office:date-value="2018-08-29" calcext:value-type="date">
            <text:p>29/08/2018</text:p>
          </table:table-cell>
          <table:table-cell table:style-name="ce290" table:formula="of:=INDEX([Addresses.$C$2:.$C$82]; MATCH([.$D78]; [Addresses.$E$2:.$E$82]; 0))" office:value-type="string" office:string-value="SW18 4JS" calcext:value-type="string">
            <text:p>SW18 4JS</text:p>
          </table:table-cell>
          <table:table-cell table:style-name="ce306" table:formula="of:=INDEX([JobSchedules.$F$2:.$F$104]; MATCH([.$A78]; [JobSchedules.$A$2:.$A$104]; 0))" office:value-type="string" office:string-value="Co-Op Group Limited,4 Buckhold Rd, London,SW18 4JS" calcext:value-type="string">
            <text:p>Co-Op Group Limited,4 Buckhold Rd, London,SW18 4JS</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office:value-type="float" office:value="524890" calcext:value-type="float">
            <text:p>524890</text:p>
          </table:table-cell>
          <table:table-cell table:style-name="ce280" table:formula="of:=INDEX([JobSchedules.$B$2:.$B$103]; MATCH([.$A79]; [JobSchedules.$A$2:.$A$103]; 0))" office:value-type="date" office:date-value="2018-08-29" calcext:value-type="date">
            <text:p>29/08/2018</text:p>
          </table:table-cell>
          <table:table-cell table:style-name="ce290" table:formula="of:=INDEX([Addresses.$C$2:.$C$82]; MATCH([.$D79]; [Addresses.$E$2:.$E$82]; 0))" office:value-type="string" office:string-value="SW11 1PA" calcext:value-type="string">
            <text:p>SW11 1PA</text:p>
          </table:table-cell>
          <table:table-cell table:style-name="ce306" table:formula="of:=INDEX([JobSchedules.$F$2:.$F$104]; MATCH([.$A79]; [JobSchedules.$A$2:.$A$104]; 0))" office:value-type="string" office:string-value="Paperchase Limited ,62 Northcote Road Northcote Road,SW11 1PA" calcext:value-type="string">
            <text:p>Paperchase Limited ,62 Northcote Road Northcote Road,SW11 1PA</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office:value-type="float" office:value="538563" calcext:value-type="float">
            <text:p>538563</text:p>
          </table:table-cell>
          <table:table-cell table:style-name="ce280" table:formula="of:=INDEX([JobSchedules.$B$2:.$B$103]; MATCH([.$A80]; [JobSchedules.$A$2:.$A$103]; 0))" office:value-type="date" office:date-value="2018-08-31" calcext:value-type="date">
            <text:p>31/08/2018</text:p>
          </table:table-cell>
          <table:table-cell table:style-name="ce290" table:formula="of:=INDEX([Addresses.$C$2:.$C$82]; MATCH([.$D80]; [Addresses.$E$2:.$E$82]; 0))" office:value-type="string" office:string-value="SW1E 6QT" calcext:value-type="string">
            <text:p>SW1E 6QT</text:p>
          </table:table-cell>
          <table:table-cell table:style-name="ce306" table:formula="of:=INDEX([JobSchedules.$F$2:.$F$104]; MATCH([.$A80]; [JobSchedules.$A$2:.$A$104]; 0))" office:value-type="string" office:string-value="Hallhuber GmbH,C/O House of Fraser, 101 Victoria St, Victoria, London,SW1E 6QT" calcext:value-type="string">
            <text:p>Hallhuber GmbH,C/O House of Fraser, 101 Victoria St, Victoria, London,SW1E 6QT</text:p>
          </table:table-cell>
          <table:table-cell table:style-name="ce290"/>
          <table:table-cell table:style-name="ce306" office:value-type="currency" office:currency="GBP" office:value="1.5" calcext:value-type="currency">
            <text:p>£1,50</text:p>
          </table:table-cell>
          <table:table-cell table:style-name="ce290" table:number-columns-repeated="3"/>
          <table:table-cell table:style-name="ce306"/>
          <table:table-cell table:style-name="ce290" table:number-columns-repeated="2"/>
          <table:table-cell table:style-name="ce290" office:value-type="string" calcext:value-type="string">
            <text:p>so far unpaid</text:p>
          </table:table-cell>
          <table:table-cell table:style-name="ce290" table:number-columns-repeated="51"/>
        </table:table-row>
        <table:table-row table:style-name="ro1">
          <table:table-cell table:style-name="ce251" office:value-type="float" office:value="546922" calcext:value-type="float">
            <text:p>546922</text:p>
          </table:table-cell>
          <table:table-cell table:style-name="ce281" table:formula="of:=INDEX([JobSchedules.$B$2:.$B$103]; MATCH([.$A81]; [JobSchedules.$A$2:.$A$103]; 0))" office:value-type="date" office:date-value="2018-08-31" calcext:value-type="date">
            <text:p>31/08/2018</text:p>
          </table:table-cell>
          <table:table-cell table:style-name="ce291" table:formula="of:=INDEX([Addresses.$C$2:.$C$398]; MATCH([.$D81]; [Addresses.$E$2:.$E$398]; 0))" office:value-type="string" office:string-value="IG3 8HG" calcext:value-type="string">
            <text:p>IG3 8HG</text:p>
          </table:table-cell>
          <table:table-cell table:style-name="ce321" table:formula="of:=INDEX([JobSchedules.$F$2:.$F$104]; MATCH([.$A81]; [JobSchedules.$A$2:.$A$104]; 0))" office:value-type="string" office:string-value="Ford Sports &amp; Social Club,W H S T Pass Collection Collecting / Swiping Security Passes, Ford Sports &amp; Social Club, Newbury Park, Aldborough Road South, Newbury Park, Ilford, IG3 8HG,IG3 8HG" calcext:value-type="string">
            <text:p>Ford Sports &amp; Social Club,W H S T Pass Collection Collecting / Swiping Security Passes, Ford Sports &amp; Social Club, Newbury Park, Aldborough Road South, Newbury Park, Ilford, IG3 8HG,IG3 8HG</text:p>
          </table:table-cell>
          <table:table-cell table:style-name="ce291"/>
          <table:table-cell table:style-name="ce321" office:value-type="currency" office:currency="GBP" office:value="8.3" calcext:value-type="currency">
            <text:p>£8,30</text:p>
          </table:table-cell>
          <table:table-cell table:style-name="ce291" table:number-columns-repeated="3"/>
          <table:table-cell table:style-name="ce321" table:formula="of:=SUM([.F78:.F81])" office:value-type="currency" office:currency="GBP" office:value="9.8" calcext:value-type="currency">
            <text:p>£9,80</text:p>
          </table:table-cell>
          <table:table-cell table:style-name="ce287" office:value-type="string" calcext:value-type="string">
            <text:p>sent off 02/09/2018</text:p>
          </table:table-cell>
          <table:table-cell table:style-name="ce291"/>
          <table:table-cell table:style-name="ce297" table:formula="of:=SUM([.J45:.J81])" office:value-type="currency" office:currency="GBP" office:value="233.4" calcext:value-type="currency">
            <text:p>£233,40</text:p>
          </table:table-cell>
          <table:table-cell table:style-name="ce291" table:number-columns-repeated="51"/>
        </table:table-row>
        <table:table-row table:style-name="ro1">
          <table:table-cell office:value-type="float" office:value="518234" calcext:value-type="float">
            <text:p>518234</text:p>
          </table:table-cell>
          <table:table-cell table:style-name="ce280" table:formula="of:=INDEX([JobSchedules.$B$2:.$B$103]; MATCH([.$A82]; [JobSchedules.$A$2:.$A$103]; 0))" office:value-type="date" office:date-value="2018-09-03" calcext:value-type="date">
            <text:p>03/09/2018</text:p>
          </table:table-cell>
          <table:table-cell table:style-name="ce290" table:formula="of:=INDEX([Addresses.$C$2:.$C$398]; MATCH([.$D82]; [Addresses.$E$2:.$E$398]; 0))" office:value-type="string" office:string-value="DA16 3HE" calcext:value-type="string">
            <text:p>DA16 3HE</text:p>
          </table:table-cell>
          <table:table-cell table:style-name="ce306" table:formula="of:=INDEX([JobSchedules.$F$2:.$F$104]; MATCH([.$A82]; [JobSchedules.$A$2:.$A$104]; 0))" office:value-type="string" office:string-value="Superdrug,6-8 Upper Wickham Lane, Welling, Kent,DA16 3HE" calcext:value-type="string">
            <text:p>Superdrug,6-8 Upper Wickham Lane, Welling, Kent,DA16 3HE</text:p>
          </table:table-cell>
          <table:table-cell table:style-name="ce290"/>
          <table:table-cell table:style-name="ce306" office:value-type="currency" office:currency="GBP" office:value="9.8" calcext:value-type="currency">
            <text:p>£9,80</text:p>
          </table:table-cell>
          <table:table-cell table:style-name="ce290" table:number-columns-repeated="3"/>
          <table:table-cell table:style-name="ce306"/>
          <table:table-cell table:style-name="ce290" table:number-columns-repeated="54"/>
        </table:table-row>
        <table:table-row table:style-name="ro1">
          <table:table-cell office:value-type="float" office:value="509940" calcext:value-type="float">
            <text:p>509940</text:p>
          </table:table-cell>
          <table:table-cell table:style-name="ce280" table:formula="of:=INDEX([JobSchedules.$B$2:.$B$103]; MATCH([.$A83]; [JobSchedules.$A$2:.$A$103]; 0))" office:value-type="date" office:date-value="2018-09-05" calcext:value-type="date">
            <text:p>05/09/2018</text:p>
          </table:table-cell>
          <table:table-cell table:style-name="ce290" table:formula="of:=INDEX([Addresses.$C$2:.$C$398]; MATCH([.$D2]; [Addresses.$E$2:.$E$398]; 0))" office:value-type="string" office:string-value="TW3 1HG" calcext:value-type="string">
            <text:p>TW3 1HG</text:p>
          </table:table-cell>
          <table:table-cell table:style-name="ce306" table:formula="of:=INDEX([JobSchedules.$F$2:.$F$104]; MATCH([.$A83]; [JobSchedules.$A$2:.$A$104]; 0))" office:value-type="string" office:string-value="Co-Op Group Limited,Co-Op Group Retail(Shoreditch), 185 Old Street, London,EC1V 9NP" calcext:value-type="string">
            <text:p>Co-Op Group Limited,Co-Op Group Retail(Shoreditch), 185 Old Street, London,EC1V 9NP</text:p>
          </table:table-cell>
          <table:table-cell table:style-name="ce290"/>
          <table:table-cell table:style-name="ce306" office:value-type="currency" office:currency="GBP" office:value="6.8" calcext:value-type="currency">
            <text:p>£6,80</text:p>
          </table:table-cell>
          <table:table-cell table:style-name="ce290" table:number-columns-repeated="3"/>
          <table:table-cell table:style-name="ce306"/>
          <table:table-cell table:style-name="ce290" table:number-columns-repeated="54"/>
        </table:table-row>
        <table:table-row table:style-name="ro1">
          <table:table-cell table:style-name="ce251" office:value-type="float" office:value="533678" calcext:value-type="float">
            <text:p>533678</text:p>
          </table:table-cell>
          <table:table-cell table:style-name="ce281" table:formula="of:=INDEX([JobSchedules.$B$2:.$B$103]; MATCH([.$A84]; [JobSchedules.$A$2:.$A$103]; 0))" office:value-type="date" office:date-value="2018-09-06" calcext:value-type="date">
            <text:p>06/09/2018</text:p>
          </table:table-cell>
          <table:table-cell table:style-name="ce291" table:formula="of:=INDEX([Addresses.$C$2:.$C$398]; MATCH([.$D84]; [Addresses.$E$2:.$E$398]; 0))" office:value-type="string" office:string-value="UB7 0LB" calcext:value-type="string">
            <text:p>UB7 0LB</text:p>
          </table:table-cell>
          <table:table-cell table:style-name="ce321" table:formula="of:=INDEX([JobSchedules.$F$2:.$F$104]; MATCH([.$A84]; [JobSchedules.$A$2:.$A$104]; 0))" office:value-type="string" office:string-value="Burberry Group PLC,Textile Logistics, Unit 6, Skyport Trade Park, Skyport Drive, Harmondsworth, Heathrow, West Drayton, Middlesex,UB7 0LB" calcext:value-type="string">
            <text:p>Burberry Group PLC,Textile Logistics, Unit 6, Skyport Trade Park, Skyport Drive, Harmondsworth, Heathrow, West Drayton, Middlesex,UB7 0LB</text:p>
          </table:table-cell>
          <table:table-cell table:style-name="ce291"/>
          <table:table-cell table:style-name="ce321" office:value-type="currency" office:currency="GBP" office:value="10.2" calcext:value-type="currency">
            <text:p>£10,20</text:p>
          </table:table-cell>
          <table:table-cell table:style-name="ce291" table:number-columns-repeated="3"/>
          <table:table-cell table:style-name="ce321" table:formula="of:=SUM([.F82:.F84])" office:value-type="currency" office:currency="GBP" office:value="26.8" calcext:value-type="currency">
            <text:p>£26,80</text:p>
          </table:table-cell>
          <table:table-cell table:style-name="ce287" office:value-type="string" calcext:value-type="string">
            <text:p>sent off 09/09/2018</text:p>
          </table:table-cell>
          <table:table-cell table:style-name="ce291"/>
          <table:table-cell table:style-name="ce291" office:value-type="string" calcext:value-type="string">
            <text:p>SENT OFF ALL EXPENSES LIST UP TO THIS ENTRY £409.75-£255.75 =£154.00</text:p>
          </table:table-cell>
          <table:table-cell table:style-name="ce291" table:number-columns-repeated="51"/>
        </table:table-row>
        <table:table-row table:style-name="ro1">
          <table:table-cell office:value-type="float" office:value="509748" calcext:value-type="float">
            <text:p>509748</text:p>
          </table:table-cell>
          <table:table-cell table:style-name="ce280" table:formula="of:=INDEX([JobSchedules.$B$2:.$B$403]; MATCH([.$A85]; [JobSchedules.$A$2:.$A$103]; 0))" office:value-type="date" office:date-value="2018-09-10" calcext:value-type="date">
            <text:p>10/09/2018</text:p>
          </table:table-cell>
          <table:table-cell table:style-name="ce290" office:value-type="string" calcext:value-type="string">
            <text:p>SW6 1NJ</text:p>
          </table:table-cell>
          <table:table-cell table:style-name="ce306" table:formula="of:=INDEX([JobSchedules.$F$2:.$F$104]; MATCH([.$A85]; [JobSchedules.$A$2:.$A$104]; 0))" office:value-type="string" office:string-value="Co-Op Group Limited,Retail (fulham North End Road) North End Road London,SW6 1NJ" calcext:value-type="string">
            <text:p>Co-Op Group Limited,Retail (fulham North End Road) North End Road London,SW6 1NJ</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office:value-type="float" office:value="519193" calcext:value-type="float">
            <text:p>519193</text:p>
          </table:table-cell>
          <table:table-cell table:style-name="ce280" table:formula="of:=INDEX([JobSchedules.$B$2:.$B$403]; MATCH([.$A86]; [JobSchedules.$A$2:.$A$103]; 0))" office:value-type="date" office:date-value="2018-09-12" calcext:value-type="date">
            <text:p>12/09/2018</text:p>
          </table:table-cell>
          <table:table-cell table:style-name="ce290" office:value-type="string" calcext:value-type="string">
            <text:p>SW19 8YE</text:p>
          </table:table-cell>
          <table:table-cell table:style-name="ce306" table:formula="of:=INDEX([JobSchedules.$F$2:.$F$403]; MATCH([.$A86]; [JobSchedules.$A$2:.$A$403]; 0))" office:value-type="string" office:string-value="Superdrug,Centre Court Shopping Centre, 104/105, London,SW19 8YE" calcext:value-type="string">
            <text:p>Superdrug,Centre Court Shopping Centre, 104/105, London,SW19 8YE</text:p>
          </table:table-cell>
          <table:table-cell table:style-name="ce290"/>
          <table:table-cell table:style-name="ce306" office:value-type="currency" office:currency="GBP" office:value="5.9" calcext:value-type="currency">
            <text:p>£5,90</text:p>
          </table:table-cell>
          <table:table-cell table:style-name="ce290" table:number-columns-repeated="3"/>
          <table:table-cell table:style-name="ce306"/>
          <table:table-cell table:style-name="ce290" table:number-columns-repeated="54"/>
        </table:table-row>
        <table:table-row table:style-name="ro1">
          <table:table-cell office:value-type="float" office:value="518627" calcext:value-type="float">
            <text:p>518627</text:p>
          </table:table-cell>
          <table:table-cell table:style-name="ce280" table:formula="of:=INDEX([JobSchedules.$B$2:.$B$403]; MATCH([.$A87]; [JobSchedules.$A$2:.$A$103]; 0))" office:value-type="date" office:date-value="2018-09-14" calcext:value-type="date">
            <text:p>14/09/2018</text:p>
          </table:table-cell>
          <table:table-cell table:style-name="ce290" office:value-type="string" calcext:value-type="string">
            <text:p>SW14 7JE</text:p>
          </table:table-cell>
          <table:table-cell table:style-name="ce306" table:formula="of:=INDEX([JobSchedules.$F$2:.$F$403]; MATCH([.$A87]; [JobSchedules.$A$2:.$A$403]; 0))" office:value-type="string" office:string-value="Superdrug,Unit 2, The Bull, 262 Upper Richmond Rd, London,SW14 7JE" calcext:value-type="string">
            <text:p>Superdrug,Unit 2, The Bull, 262 Upper Richmond Rd, London,SW14 7JE</text:p>
          </table:table-cell>
          <table:table-cell table:style-name="ce290"/>
          <table:table-cell table:style-name="ce306" office:value-type="currency" office:currency="GBP" office:value="4.4" calcext:value-type="currency">
            <text:p>£4,4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47576" calcext:value-type="float">
            <text:p>547576</text:p>
          </table:table-cell>
          <table:table-cell table:style-name="ce282" table:formula="of:=INDEX([JobSchedules.$B$2:.$B$403]; MATCH([.$A88]; [JobSchedules.$A$2:.$A$103]; 0))" office:value-type="date" office:date-value="2018-09-15" calcext:value-type="date">
            <text:p>15/09/2018</text:p>
          </table:table-cell>
          <table:table-cell table:style-name="ce293" office:value-type="string" calcext:value-type="string">
            <text:p>KT1 1BW</text:p>
          </table:table-cell>
          <table:table-cell table:style-name="ce322" table:formula="of:=INDEX([JobSchedules.$F$2:.$F$104]; MATCH([.$A88]; [JobSchedules.$A$2:.$A$104]; 0))" office:value-type="string" office:string-value="Heal’s PLC,49-51 Eden St, Kingston upon Thames,KT1 1BW" calcext:value-type="string">
            <text:p>Heal’s PLC,49-51 Eden St, Kingston upon Thames,KT1 1BW</text:p>
          </table:table-cell>
          <table:table-cell table:style-name="ce293"/>
          <table:table-cell table:style-name="ce322" office:value-type="currency" office:currency="GBP" office:value="8.8" calcext:value-type="currency">
            <text:p>£8,80</text:p>
          </table:table-cell>
          <table:table-cell table:style-name="ce293" table:number-columns-repeated="3"/>
          <table:table-cell table:style-name="ce322" table:formula="of:=SUM([.F85:.F88])" office:value-type="currency" office:currency="GBP" office:value="22.1" calcext:value-type="currency">
            <text:p>£22,10</text:p>
          </table:table-cell>
          <table:table-cell table:style-name="ce332" office:value-type="string" calcext:value-type="string">
            <text:p>sent off 16/09/2018</text:p>
          </table:table-cell>
          <table:table-cell table:style-name="ce293" table:number-columns-repeated="53"/>
        </table:table-row>
        <table:table-row table:style-name="ro1">
          <table:table-cell office:value-type="float" office:value="537532" calcext:value-type="float">
            <text:p>537532</text:p>
          </table:table-cell>
          <table:table-cell table:style-name="ce280" table:formula="of:=INDEX([JobSchedules.$B$2:.$B$403]; MATCH([.$A89]; [JobSchedules.$A$2:.$A$103]; 0))" office:value-type="date" office:date-value="2018-09-17" calcext:value-type="date">
            <text:p>17/09/2018</text:p>
          </table:table-cell>
          <table:table-cell table:style-name="ce290" office:value-type="string" calcext:value-type="string">
            <text:p>TW6 1LN</text:p>
          </table:table-cell>
          <table:table-cell table:style-name="ce306" table:formula="of:=INDEX([JobSchedules.$F$2:.$F$403]; MATCH([.$A89]; [JobSchedules.$A$2:.$A$403]; 0))" office:value-type="string" office:string-value="W H Smith Plc,(Travel) Heathrow Airport, Terminal 2, Hounslow,TW6 1LN" calcext:value-type="string">
            <text:p>W H Smith Plc,(Travel) Heathrow Airport, Terminal 2, Hounslow,TW6 1LN</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10142" calcext:value-type="float">
            <text:p>510142</text:p>
          </table:table-cell>
          <table:table-cell table:style-name="ce282" table:formula="of:=INDEX([JobSchedules.$B$2:.$B$403]; MATCH([.$A90]; [JobSchedules.$A$2:.$A$103]; 0))" office:value-type="date" office:date-value="2018-09-19" calcext:value-type="date">
            <text:p>19/09/2018</text:p>
          </table:table-cell>
          <table:table-cell table:style-name="ce293" office:value-type="string" calcext:value-type="string">
            <text:p>SW11 3SE</text:p>
          </table:table-cell>
          <table:table-cell table:style-name="ce322" table:formula="of:=INDEX([JobSchedules.$F$2:.$F$403]; MATCH([.$A90]; [JobSchedules.$A$2:.$A$403]; 0))" office:value-type="string" office:string-value="Co-Op Group Limited,Battersea - Chatfield Road, 8-40 Chatfield Road, Battersea, London,SW11 3SE" calcext:value-type="string">
            <text:p>Co-Op Group Limited,Battersea - Chatfield Road, 8-40 Chatfield Road, Battersea, London,SW11 3SE</text:p>
          </table:table-cell>
          <table:table-cell table:style-name="ce293"/>
          <table:table-cell table:style-name="ce322" office:value-type="currency" office:currency="GBP" office:value="0" calcext:value-type="currency">
            <text:p>£0,00</text:p>
          </table:table-cell>
          <table:table-cell table:style-name="ce293" table:number-columns-repeated="3"/>
          <table:table-cell table:style-name="ce322" table:formula="of:=SUM([.F89:.F90])" office:value-type="currency" office:currency="GBP" office:value="4.5" calcext:value-type="currency">
            <text:p>£4,50</text:p>
          </table:table-cell>
          <table:table-cell table:style-name="ce332" office:value-type="string" calcext:value-type="string">
            <text:p>sent off 23/09/2018</text:p>
          </table:table-cell>
          <table:table-cell table:style-name="ce293" table:number-columns-repeated="53"/>
        </table:table-row>
        <table:table-row table:style-name="ro1">
          <table:table-cell office:value-type="float" office:value="537575" calcext:value-type="float">
            <text:p>537575</text:p>
          </table:table-cell>
          <table:table-cell table:style-name="ce280" table:formula="of:=INDEX([JobSchedules.$B$2:.$B$403]; MATCH([.$A91]; [JobSchedules.$A$2:.$A$103]; 0))" office:value-type="date" office:date-value="2018-09-24" calcext:value-type="date">
            <text:p>24/09/2018</text:p>
          </table:table-cell>
          <table:table-cell table:style-name="ce290" office:value-type="string" calcext:value-type="string">
            <text:p>TW9 1TW</text:p>
          </table:table-cell>
          <table:table-cell table:style-name="ce306" table:formula="of:=INDEX([JobSchedules.$F$2:.$F$403]; MATCH([.$A91]; [JobSchedules.$A$2:.$A$403]; 0))" office:value-type="string" office:string-value="Space NK Limited,Space N K, 34 Hill Street, Richmond, Surrey,TW9 1TW" calcext:value-type="string">
            <text:p>Space NK Limited,Space N K, 34 Hill Street, Richmond, Surrey,TW9 1TW</text:p>
          </table:table-cell>
          <table:table-cell table:style-name="ce290"/>
          <table:table-cell table:style-name="ce306" office:value-type="currency" office:currency="GBP" office:value="3.9" calcext:value-type="currency">
            <text:p>£3,90</text:p>
          </table:table-cell>
          <table:table-cell table:style-name="ce290" table:number-columns-repeated="3"/>
          <table:table-cell table:style-name="ce306"/>
          <table:table-cell table:style-name="ce290" table:number-columns-repeated="54"/>
        </table:table-row>
        <table:table-row table:style-name="ro1">
          <table:table-cell office:value-type="float" office:value="546813" calcext:value-type="float">
            <text:p>546813</text:p>
          </table:table-cell>
          <table:table-cell table:style-name="ce280" office:value-type="date" office:date-value="2018-09-26" calcext:value-type="date">
            <text:p>26/09/2018</text:p>
          </table:table-cell>
          <table:table-cell table:style-name="ce290" office:value-type="string" calcext:value-type="string">
            <text:p>SW12 9BE</text:p>
          </table:table-cell>
          <table:table-cell table:style-name="ce306" office:value-type="string" calcext:value-type="string">
            <text:p>Co-Op Group Limited,193 Balham High Road, London,SW12 9BE</text:p>
          </table:table-cell>
          <table:table-cell table:style-name="ce290"/>
          <table:table-cell table:style-name="ce306" office:value-type="currency" office:currency="GBP" office:value="5.2" calcext:value-type="currency">
            <text:p>£5,2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37605" calcext:value-type="float">
            <text:p>537605</text:p>
          </table:table-cell>
          <table:table-cell table:style-name="ce282" table:formula="of:=INDEX([JobSchedules.$B$2:.$B$403]; MATCH([.$A93]; [JobSchedules.$A$2:.$A$103]; 0))" office:value-type="date" office:date-value="2018-09-28" calcext:value-type="date">
            <text:p>28/09/2018</text:p>
          </table:table-cell>
          <table:table-cell table:style-name="ce293" office:value-type="string" calcext:value-type="string">
            <text:p>SW6 4SR</text:p>
          </table:table-cell>
          <table:table-cell table:style-name="ce322" table:formula="of:=INDEX([JobSchedules.$F$2:.$F$403]; MATCH([.$A93]; [JobSchedules.$A$2:.$A$403]; 0))" office:value-type="string" office:string-value="Space NK Limited,205 New King's Rd, Fulham, London,SW6 4SR" calcext:value-type="string">
            <text:p>Space NK Limited,205 New King's Rd, Fulham, London,SW6 4SR</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91:.F93])" office:value-type="currency" office:currency="GBP" office:value="12.1" calcext:value-type="currency">
            <text:p>£12,10</text:p>
          </table:table-cell>
          <table:table-cell table:style-name="ce332" office:value-type="string" calcext:value-type="string">
            <text:p>sent off 30/09/2018</text:p>
          </table:table-cell>
          <table:table-cell table:style-name="ce293" table:number-columns-repeated="53"/>
        </table:table-row>
        <table:table-row table:style-name="ro1">
          <table:table-cell office:value-type="float" office:value="510304" calcext:value-type="float">
            <text:p>510304</text:p>
          </table:table-cell>
          <table:table-cell table:style-name="ce280" table:formula="of:=INDEX([JobSchedules.$B$2:.$B$403]; MATCH([.$A94]; [JobSchedules.$A$2:.$A$103]; 0))" office:value-type="date" office:date-value="2018-10-01" calcext:value-type="date">
            <text:p>01/10/2018</text:p>
          </table:table-cell>
          <table:table-cell table:style-name="ce290" office:value-type="string" calcext:value-type="string">
            <text:p>HA9 8NF</text:p>
          </table:table-cell>
          <table:table-cell table:style-name="ce306" table:formula="of:=INDEX([JobSchedules.$F$2:.$F$403]; MATCH([.$A94]; [JobSchedules.$A$2:.$A$403]; 0))" office:value-type="string" office:string-value="Co-Op Group Limited,215-221 Preston Rd, Wembley,HA9 8NF" calcext:value-type="string">
            <text:p>Co-Op Group Limited,215-221 Preston Rd, Wembley,HA9 8NF</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54"/>
        </table:table-row>
        <table:table-row table:style-name="ro1">
          <table:table-cell office:value-type="float" office:value="537580" calcext:value-type="float">
            <text:p>537580</text:p>
          </table:table-cell>
          <table:table-cell table:style-name="ce280" table:formula="of:=INDEX([JobSchedules.$B$2:.$B$403]; MATCH([.$A95]; [JobSchedules.$A$2:.$A$103]; 0))" office:value-type="date" office:date-value="2018-10-01" calcext:value-type="date">
            <text:p>01/10/2018</text:p>
          </table:table-cell>
          <table:table-cell table:style-name="ce290" office:value-type="string" calcext:value-type="string">
            <text:p>W8 4LB</text:p>
          </table:table-cell>
          <table:table-cell table:style-name="ce306" table:formula="of:=INDEX([JobSchedules.$F$2:.$F$403]; MATCH([.$A95]; [JobSchedules.$A$2:.$A$403]; 0))" office:value-type="string" office:string-value="Space NK Limited,3 Kensington Church Street, London,W8 4LB" calcext:value-type="string">
            <text:p>Space NK Limited,3 Kensington Church Street, London,W8 4LB</text:p>
          </table:table-cell>
          <table:table-cell table:style-name="ce290"/>
          <table:table-cell table:style-name="ce306" office:value-type="currency" office:currency="GBP" office:value="9.8" calcext:value-type="currency">
            <text:p>£9,80</text:p>
          </table:table-cell>
          <table:table-cell table:style-name="ce290" table:number-columns-repeated="3"/>
          <table:table-cell table:style-name="ce306"/>
          <table:table-cell table:style-name="ce290" table:number-columns-repeated="54"/>
        </table:table-row>
        <table:table-row table:style-name="ro1">
          <table:table-cell office:value-type="float" office:value="503979" calcext:value-type="float">
            <text:p>503979</text:p>
          </table:table-cell>
          <table:table-cell table:style-name="ce280" table:formula="of:=INDEX([JobSchedules.$B$2:.$B$403]; MATCH([.$A96]; [JobSchedules.$A$2:.$A$103]; 0))" office:value-type="date" office:date-value="2018-10-03" calcext:value-type="date">
            <text:p>03/10/2018</text:p>
          </table:table-cell>
          <table:table-cell table:style-name="ce290" office:value-type="string" calcext:value-type="string">
            <text:p>HA9 0TG</text:p>
          </table:table-cell>
          <table:table-cell table:style-name="ce306" table:formula="of:=INDEX([JobSchedules.$F$2:.$F$403]; MATCH([.$A96]; [JobSchedules.$A$2:.$A$403]; 0))" office:value-type="string" office:string-value="Claires Accessories Uk Ltd,Unit 12, Wembley Park Boulevard, London Designer Outlet, Wembley,London,HA9 0TG" calcext:value-type="string">
            <text:p>Claires Accessories Uk Ltd,Unit 12, Wembley Park Boulevard, London Designer Outlet, Wembley,London,HA9 0TG</text:p>
          </table:table-cell>
          <table:table-cell table:style-name="ce290"/>
          <table:table-cell table:style-name="ce306" office:value-type="currency" office:currency="GBP" office:value="9.8" calcext:value-type="currency">
            <text:p>£9,8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22731" calcext:value-type="float">
            <text:p>522731</text:p>
          </table:table-cell>
          <table:table-cell table:style-name="ce282" table:formula="of:=INDEX([JobSchedules.$B$2:.$B$403]; MATCH([.$A97]; [JobSchedules.$A$2:.$A$103]; 0))" office:value-type="date" office:date-value="2018-10-05" calcext:value-type="date">
            <text:p>05/10/2018</text:p>
          </table:table-cell>
          <table:table-cell table:style-name="ce293" office:value-type="string" calcext:value-type="string">
            <text:p>SW19 2QA </text:p>
          </table:table-cell>
          <table:table-cell table:style-name="ce322" table:formula="of:=INDEX([JobSchedules.$F$2:.$F$403]; MATCH([.$A97]; [JobSchedules.$A$2:.$A$403]; 0))" office:value-type="string" office:string-value="Euro Car Parts Limited,Unit 3 &amp; 4 Chelsea Fields Estate, 278 Western Road, Colliers Wood, London,SW19 2QA" calcext:value-type="string">
            <text:p>Euro Car Parts Limited,Unit 3 &amp; 4 Chelsea Fields Estate, 278 Western Road, Colliers Wood, London,SW19 2QA</text:p>
          </table:table-cell>
          <table:table-cell table:style-name="ce293"/>
          <table:table-cell table:style-name="ce322" office:value-type="currency" office:currency="GBP" office:value="7.3" calcext:value-type="currency">
            <text:p>£7,30</text:p>
          </table:table-cell>
          <table:table-cell table:style-name="ce293" table:number-columns-repeated="3"/>
          <table:table-cell table:style-name="ce322" table:formula="of:=SUM([.F94:.F97])" office:value-type="currency" office:currency="GBP" office:value="31.4" calcext:value-type="currency">
            <text:p>£31,40</text:p>
          </table:table-cell>
          <table:table-cell table:style-name="ce332" office:value-type="string" calcext:value-type="string">
            <text:p>sent off 07/10/2018</text:p>
          </table:table-cell>
          <table:table-cell table:style-name="ce293" table:number-columns-repeated="53"/>
        </table:table-row>
        <table:table-row table:style-name="ro1">
          <table:table-cell office:value-type="float" office:value="532640" calcext:value-type="float">
            <text:p>532640</text:p>
          </table:table-cell>
          <table:table-cell table:style-name="ce280" table:formula="of:=INDEX([JobSchedules.$B$2:.$B$403]; MATCH([.$A98]; [JobSchedules.$A$2:.$A$103]; 0))" office:value-type="date" office:date-value="2018-10-07" calcext:value-type="date">
            <text:p>07/10/2018</text:p>
          </table:table-cell>
          <table:table-cell table:style-name="ce290" office:value-type="string" calcext:value-type="string">
            <text:p>W1W 8LG</text:p>
          </table:table-cell>
          <table:table-cell table:style-name="ce306" table:formula="of:=INDEX([JobSchedules.$F$2:.$F$403]; MATCH([.$A98]; [JobSchedules.$A$2:.$A$403]; 0))" office:value-type="string" office:string-value="Top Shop,Oxford Circus, 36-38 Great Castle Street, West End, Greater London,W1W 8LG" calcext:value-type="string">
            <text:p>Top Shop,Oxford Circus, 36-38 Great Castle Street, West End, Greater London,W1W 8LG</text:p>
          </table:table-cell>
          <table:table-cell table:style-name="ce290"/>
          <table:table-cell table:style-name="ce306" table:formula="of:=3.9+3.9" office:value-type="currency" office:currency="GBP" office:value="7.8" calcext:value-type="currency">
            <text:p>£7,80</text:p>
          </table:table-cell>
          <table:table-cell table:style-name="ce290" table:number-columns-repeated="3"/>
          <table:table-cell table:style-name="ce306"/>
          <table:table-cell table:style-name="ce290" table:number-columns-repeated="54"/>
        </table:table-row>
        <table:table-row table:style-name="ro1">
          <table:table-cell office:value-type="float" office:value="510474" calcext:value-type="float">
            <text:p>510474</text:p>
          </table:table-cell>
          <table:table-cell table:style-name="ce280" table:formula="of:=INDEX([JobSchedules.$B$2:.$B$403]; MATCH([.$A99]; [JobSchedules.$A$2:.$A$103]; 0))" office:value-type="date" office:date-value="2018-10-10" calcext:value-type="date">
            <text:p>10/10/2018</text:p>
          </table:table-cell>
          <table:table-cell table:style-name="ce290" office:value-type="string" calcext:value-type="string">
            <text:p>SW19 8AE</text:p>
          </table:table-cell>
          <table:table-cell table:style-name="ce306" table:formula="of:=INDEX([JobSchedules.$F$2:.$F$403]; MATCH([.$A99]; [JobSchedules.$A$2:.$A$403]; 0))" office:value-type="string" office:string-value="Co-Op Group Limited,177-187 Arthur Road, Wimbledon Park, Wimbledon, London,SW19 8AE" calcext:value-type="string">
            <text:p>Co-Op Group Limited,177-187 Arthur Road, Wimbledon Park, Wimbledon, London,SW19 8AE</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office:value-type="float" office:value="537603" calcext:value-type="float">
            <text:p>537603</text:p>
          </table:table-cell>
          <table:table-cell table:style-name="ce280" table:formula="of:=INDEX([JobSchedules.$B$2:.$B$403]; MATCH([.$A100]; [JobSchedules.$A$2:.$A$103]; 0))" office:value-type="date" office:date-value="2018-10-12" calcext:value-type="date">
            <text:p>12/10/2018</text:p>
          </table:table-cell>
          <table:table-cell table:style-name="ce290" office:value-type="string" calcext:value-type="string">
            <text:p>KT1 1RJ</text:p>
          </table:table-cell>
          <table:table-cell table:style-name="ce306" table:formula="of:=INDEX([JobSchedules.$F$2:.$F$403]; MATCH([.$A100]; [JobSchedules.$A$2:.$A$403]; 0))" office:value-type="string" office:string-value="Space NK Limited,2/2a Church Street, Kingston-upon-Thames, Surrey,KT1 1RJ" calcext:value-type="string">
            <text:p>Space NK Limited,2/2a Church Street, Kingston-upon-Thames, Surrey,KT1 1RJ</text:p>
          </table:table-cell>
          <table:table-cell table:style-name="ce290"/>
          <table:table-cell table:style-name="ce306" office:value-type="currency" office:currency="GBP" office:value="7.3" calcext:value-type="currency">
            <text:p>£7,3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37533" calcext:value-type="float">
            <text:p>537533</text:p>
          </table:table-cell>
          <table:table-cell table:style-name="ce282" table:formula="of:=INDEX([JobSchedules.$B$2:.$B$403]; MATCH([.$A101]; [JobSchedules.$A$2:.$A$103]; 0))" office:value-type="date" office:date-value="2018-10-15" calcext:value-type="date">
            <text:p>15/10/2018</text:p>
          </table:table-cell>
          <table:table-cell table:style-name="ce293" office:value-type="string" calcext:value-type="string">
            <text:p>TW6 1QB</text:p>
          </table:table-cell>
          <table:table-cell table:style-name="ce322" table:formula="of:=INDEX([JobSchedules.$F$2:.$F$403]; MATCH([.$A101]; [JobSchedules.$A$2:.$A$403]; 0))" office:value-type="string" office:string-value="W H Smith Plc,(Travel) Heathrow Airport, Terminal 3, Hounslow,TW6 1QB" calcext:value-type="string">
            <text:p>W H Smith Plc,(Travel) Heathrow Airport, Terminal 3, Hounslow,TW6 1QB</text:p>
          </table:table-cell>
          <table:table-cell table:style-name="ce293"/>
          <table:table-cell table:style-name="ce322" office:value-type="currency" office:currency="GBP" office:value="5.8" calcext:value-type="currency">
            <text:p>£5,80</text:p>
          </table:table-cell>
          <table:table-cell table:style-name="ce293" table:number-columns-repeated="3"/>
          <table:table-cell table:style-name="ce322" table:formula="of:=SUM([.F98:.F101])" office:value-type="currency" office:currency="GBP" office:value="23.9" calcext:value-type="currency">
            <text:p>£23,90</text:p>
          </table:table-cell>
          <table:table-cell table:style-name="ce332" office:value-type="string" calcext:value-type="string">
            <text:p>sent off 16/10/2018</text:p>
          </table:table-cell>
          <table:table-cell table:style-name="ce293" table:number-columns-repeated="53"/>
        </table:table-row>
        <table:table-row table:style-name="ro1">
          <table:table-cell office:value-type="float" office:value="510563" calcext:value-type="float">
            <text:p>510563</text:p>
          </table:table-cell>
          <table:table-cell table:style-name="ce280" table:formula="of:=INDEX([JobSchedules.$B$2:.$B$403]; MATCH([.$A102]; [JobSchedules.$A$2:.$A$103]; 0))" office:value-type="date" office:date-value="2018-10-17" calcext:value-type="date">
            <text:p>17/10/2018</text:p>
          </table:table-cell>
          <table:table-cell table:style-name="ce290" office:value-type="string" calcext:value-type="string">
            <text:p>SW15 2SR</text:p>
          </table:table-cell>
          <table:table-cell table:style-name="ce306" table:formula="of:=INDEX([JobSchedules.$F$2:.$F$403]; MATCH([.$A102]; [JobSchedules.$A$2:.$A$403]; 0))" office:value-type="string" office:string-value="Co-Op Group Limited,73-75 Upper Richmond Road, Putney, Greater London,SW15 2SR" calcext:value-type="string">
            <text:p>Co-Op Group Limited,73-75 Upper Richmond Road, Putney, Greater London,SW15 2SR</text:p>
          </table:table-cell>
          <table:table-cell table:style-name="ce290" office:value-type="string" calcext:value-type="string">
            <text:p>17/10/</text:p>
          </table:table-cell>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office:value-type="float" office:value="548354" calcext:value-type="float">
            <text:p>548354</text:p>
          </table:table-cell>
          <table:table-cell table:style-name="ce280" table:formula="of:=INDEX([JobSchedules.$B$2:.$B$403]; MATCH([.$A103]; [JobSchedules.$A$2:.$A$400]; 0))" office:value-type="date" office:date-value="2018-10-31" calcext:value-type="date">
            <text:p>31/10/2018</text:p>
          </table:table-cell>
          <table:table-cell table:style-name="ce290" office:value-type="string" calcext:value-type="string">
            <text:p>SW3 3NR</text:p>
          </table:table-cell>
          <table:table-cell table:style-name="ce306" table:formula="of:=INDEX([JobSchedules.$F$2:.$F$403]; MATCH([.$A103]; [JobSchedules.$A$2:.$A$403]; 0))" office:value-type="string" office:string-value="Waterstones Booksellers Limited,150-152 King's Rd, Chelsea, London,SW3 3NR" calcext:value-type="string">
            <text:p>Waterstones Booksellers Limited,150-152 King's Rd, Chelsea, London,SW3 3NR</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18252" calcext:value-type="float">
            <text:p>518252</text:p>
          </table:table-cell>
          <table:table-cell table:style-name="ce282" table:formula="of:=INDEX([JobSchedules.$B$2:.$B$403]; MATCH([.$A104]; [JobSchedules.$A$2:.$A$400]; 0))" office:value-type="date" office:date-value="2018-11-02" calcext:value-type="date">
            <text:p>02/11/2018</text:p>
          </table:table-cell>
          <table:table-cell table:style-name="ce293" office:value-type="string" calcext:value-type="string">
            <text:p>KT12 1DH</text:p>
          </table:table-cell>
          <table:table-cell table:style-name="ce322" table:formula="of:=INDEX([JobSchedules.$F$2:.$F$403]; MATCH([.$A104]; [JobSchedules.$A$2:.$A$403]; 0))" office:value-type="string" office:string-value="Superdrug,41, High Street Walton On Thames Surrey ,KT12 1DH " calcext:value-type="string">
            <text:p>Superdrug,41, High Street Walton On Thames Surrey ,KT12 1DH </text:p>
          </table:table-cell>
          <table:table-cell table:style-name="ce293"/>
          <table:table-cell table:style-name="ce322" table:formula="of:=1.5+2.9+3.9+7" office:value-type="currency" office:currency="GBP" office:value="15.3" calcext:value-type="currency">
            <text:p>£15,30</text:p>
          </table:table-cell>
          <table:table-cell table:style-name="ce293" table:number-columns-repeated="3"/>
          <table:table-cell table:style-name="ce322" table:formula="of:=SUM([.F102:.F104])" office:value-type="currency" office:currency="GBP" office:value="21.3" calcext:value-type="currency">
            <text:p>£21,30</text:p>
          </table:table-cell>
          <table:table-cell table:style-name="ce332" office:value-type="string" calcext:value-type="string">
            <text:p>sent off 04/11/2018</text:p>
          </table:table-cell>
          <table:table-cell table:style-name="ce293" table:number-columns-repeated="53"/>
        </table:table-row>
        <table:table-row table:style-name="ro1">
          <table:table-cell office:value-type="float" office:value="531424" calcext:value-type="float">
            <text:p>531424</text:p>
          </table:table-cell>
          <table:table-cell table:style-name="ce280" table:formula="of:=INDEX([JobSchedules.$B$2:.$B$403]; MATCH([.$A105]; [JobSchedules.$A$2:.$A$400]; 0))" office:value-type="date" office:date-value="2018-11-05" calcext:value-type="date">
            <text:p>05/11/2018</text:p>
          </table:table-cell>
          <table:table-cell table:style-name="ce290" office:value-type="string" calcext:value-type="string">
            <text:p>W1J 9LE </text:p>
          </table:table-cell>
          <table:table-cell table:style-name="ce306" table:formula="of:=INDEX([JobSchedules.$F$2:.$F$403]; MATCH([.$A105]; [JobSchedules.$A$2:.$A$403]; 0))" office:value-type="string" office:string-value="Waterstones Booksellers Limited,187 Piccadilly, St. James's, London,W1J 9LE" calcext:value-type="string">
            <text:p>Waterstones Booksellers Limited,187 Piccadilly, St. James's, London,W1J 9LE</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39711" calcext:value-type="float">
            <text:p>539711</text:p>
          </table:table-cell>
          <table:table-cell table:style-name="ce282" table:formula="of:=INDEX([JobSchedules.$B$2:.$B$403]; MATCH([.$A106]; [JobSchedules.$A$2:.$A$400]; 0))" office:value-type="date" office:date-value="2018-11-07" calcext:value-type="date">
            <text:p>07/11/2018</text:p>
          </table:table-cell>
          <table:table-cell table:style-name="ce293" office:value-type="string" calcext:value-type="string">
            <text:p>KT6 7HT</text:p>
          </table:table-cell>
          <table:table-cell table:style-name="ce322" table:formula="of:=INDEX([JobSchedules.$F$2:.$F$403]; MATCH([.$A106]; [JobSchedules.$A$2:.$A$403]; 0))" office:value-type="string" office:string-value="Poundland Limited,122-124 Tolworth Broadway, Surbiton,KT6 7HT" calcext:value-type="string">
            <text:p>Poundland Limited,122-124 Tolworth Broadway, Surbiton,KT6 7HT</text:p>
          </table:table-cell>
          <table:table-cell table:style-name="ce293"/>
          <table:table-cell table:style-name="ce322" office:value-type="currency" office:currency="GBP" office:value="5.6" calcext:value-type="currency">
            <text:p>£5,60</text:p>
          </table:table-cell>
          <table:table-cell table:style-name="ce293" table:number-columns-repeated="3"/>
          <table:table-cell table:style-name="ce322" table:formula="of:=SUM([.F105:.F106])" office:value-type="currency" office:currency="GBP" office:value="8.6" calcext:value-type="currency">
            <text:p>£8,60</text:p>
          </table:table-cell>
          <table:table-cell table:style-name="ce332" office:value-type="string" calcext:value-type="string">
            <text:p>sent off 11/11/2018</text:p>
          </table:table-cell>
          <table:table-cell table:style-name="ce293" table:number-columns-repeated="53"/>
        </table:table-row>
        <table:table-row table:style-name="ro1">
          <table:table-cell table:style-name="ce254" office:value-type="float" office:value="539676" calcext:value-type="float">
            <text:p>539676</text:p>
          </table:table-cell>
          <table:table-cell table:style-name="ce282" table:formula="of:=INDEX([JobSchedules.$B$2:.$B$403]; MATCH([.$A107]; [JobSchedules.$A$2:.$A$400]; 0))" office:value-type="date" office:date-value="2018-11-12" calcext:value-type="date">
            <text:p>12/11/2018</text:p>
          </table:table-cell>
          <table:table-cell table:style-name="ce293" office:value-type="string" calcext:value-type="string">
            <text:p>W6 0PZ</text:p>
          </table:table-cell>
          <table:table-cell table:style-name="ce322" table:formula="of:=INDEX([JobSchedules.$F$2:.$F$403]; MATCH([.$A107]; [JobSchedules.$A$2:.$A$403]; 0))" office:value-type="string" office:string-value="Poundland Limited,Unit 48, Kings Mall, Hammersmith, London,W6 0PZ" calcext:value-type="string">
            <text:p>Poundland Limited,Unit 48, Kings Mall, Hammersmith, London,W6 0PZ</text:p>
          </table:table-cell>
          <table:table-cell table:style-name="ce293"/>
          <table:table-cell table:style-name="ce322" table:formula="of:=1.5+1.5" office:value-type="currency" office:currency="GBP" office:value="3" calcext:value-type="currency">
            <text:p>£3,00</text:p>
          </table:table-cell>
          <table:table-cell table:style-name="ce293" table:number-columns-repeated="3"/>
          <table:table-cell table:style-name="ce322" table:formula="of:=SUM([.F107])" office:value-type="currency" office:currency="GBP" office:value="3" calcext:value-type="currency">
            <text:p>£3,00</text:p>
          </table:table-cell>
          <table:table-cell table:style-name="ce332" office:value-type="string" calcext:value-type="string">
            <text:p>sent off 18/11/2018</text:p>
          </table:table-cell>
          <table:table-cell table:style-name="ce293" table:number-columns-repeated="53"/>
        </table:table-row>
        <table:table-row table:style-name="ro1">
          <table:table-cell table:style-name="ce255" office:value-type="float" office:value="539703" calcext:value-type="float">
            <text:p>539703</text:p>
          </table:table-cell>
          <table:table-cell table:style-name="ce280" table:formula="of:=INDEX([JobSchedules.$B$2:.$B$403]; MATCH([.$A108]; [JobSchedules.$A$2:.$A$400]; 0))" office:value-type="date" office:date-value="2018-11-19" calcext:value-type="date">
            <text:p>19/11/2018</text:p>
          </table:table-cell>
          <table:table-cell table:style-name="ce290" office:value-type="string" calcext:value-type="string">
            <text:p>CR0 1RZ</text:p>
          </table:table-cell>
          <table:table-cell table:style-name="ce306" table:formula="of:=INDEX([JobSchedules.$F$2:.$F$403]; MATCH([.$A108]; [JobSchedules.$A$2:.$A$403]; 0))" office:value-type="string" office:string-value="Poundland Limited,12/18 Crown Hill, Croydon, Surrey,CR0 1RZ" calcext:value-type="string">
            <text:p>Poundland Limited,12/18 Crown Hill, Croydon, Surrey,CR0 1RZ</text:p>
          </table:table-cell>
          <table:table-cell table:style-name="ce290"/>
          <table:table-cell table:style-name="ce306" office:value-type="currency" office:currency="GBP" office:value="7.5" calcext:value-type="currency">
            <text:p>£7,50</text:p>
          </table:table-cell>
          <table:table-cell table:style-name="ce290" table:number-columns-repeated="3"/>
          <table:table-cell table:style-name="ce306"/>
          <table:table-cell table:style-name="ce333"/>
          <table:table-cell table:style-name="ce290" table:number-columns-repeated="53"/>
        </table:table-row>
        <table:table-row table:style-name="ro1">
          <table:table-cell table:style-name="ce254" office:value-type="float" office:value="551505" calcext:value-type="float">
            <text:p>551505</text:p>
          </table:table-cell>
          <table:table-cell table:style-name="ce282" table:formula="of:=INDEX([JobSchedules.$B$2:.$B$403]; MATCH([.$A109]; [JobSchedules.$A$2:.$A$400]; 0))" office:value-type="date" office:date-value="2018-11-21" calcext:value-type="date">
            <text:p>21/11/2018</text:p>
          </table:table-cell>
          <table:table-cell table:style-name="ce293" office:value-type="string" calcext:value-type="string">
            <text:p>HA4 0AJ</text:p>
          </table:table-cell>
          <table:table-cell table:style-name="ce322" table:formula="of:=INDEX([JobSchedules.$F$2:.$F$403]; MATCH([.$A109]; [JobSchedules.$A$2:.$A$403]; 0))" office:value-type="string" office:string-value="Homebase Group Limited, Unit 1, Victoria Retail Park, Crown Road, off Victoria Road South Ruislip Middlesex,HA4 0AJ" calcext:value-type="string">
            <text:p>Homebase Group Limited, Unit 1, Victoria Retail Park, Crown Road, off Victoria Road South Ruislip Middlesex,HA4 0AJ</text:p>
          </table:table-cell>
          <table:table-cell table:style-name="ce293"/>
          <table:table-cell table:style-name="ce322" office:value-type="currency" office:currency="GBP" office:value="8.4" calcext:value-type="currency">
            <text:p>£8,40</text:p>
          </table:table-cell>
          <table:table-cell table:style-name="ce293" table:number-columns-repeated="3"/>
          <table:table-cell table:style-name="ce322" table:formula="of:=SUM([.F108:.F109])" office:value-type="currency" office:currency="GBP" office:value="15.9" calcext:value-type="currency">
            <text:p>£15,90</text:p>
          </table:table-cell>
          <table:table-cell table:style-name="ce332" office:value-type="string" calcext:value-type="string">
            <text:p>sent off 25/11/2018</text:p>
          </table:table-cell>
          <table:table-cell table:style-name="ce293"/>
          <table:table-cell table:style-name="ce293" office:value-type="string" calcext:value-type="string">
            <text:p>Letter returned 06/12/2018 , ignored</text:p>
          </table:table-cell>
          <table:table-cell table:style-name="ce293" table:number-columns-repeated="51"/>
        </table:table-row>
        <table:table-row table:style-name="ro1">
          <table:table-cell table:style-name="ce254" office:value-type="float" office:value="552879" calcext:value-type="float">
            <text:p>552879</text:p>
          </table:table-cell>
          <table:table-cell table:style-name="ce282" table:formula="of:=INDEX([JobSchedules.$B$2:.$B$403]; MATCH([.$A110]; [JobSchedules.$A$2:.$A$400]; 0))" office:value-type="date" office:date-value="2019-02-08" calcext:value-type="date">
            <text:p>08/02/2019</text:p>
          </table:table-cell>
          <table:table-cell table:style-name="ce293" office:value-type="string" calcext:value-type="string">
            <text:p>SW4 9NF</text:p>
          </table:table-cell>
          <table:table-cell table:style-name="ce322" table:formula="of:=INDEX([JobSchedules.$F$2:.$F$403]; MATCH([.$A110]; [JobSchedules.$A$2:.$A$403]; 0))" office:value-type="string" office:string-value="Co-Op Group Limited,56-58 Abbeville Road, Clapham,SW4 9NF" calcext:value-type="string">
            <text:p>Co-Op Group Limited,56-58 Abbeville Road, Clapham,SW4 9NF</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08:.F110])" office:value-type="currency" office:currency="GBP" office:value="18.9" calcext:value-type="currency">
            <text:p>£18,90</text:p>
          </table:table-cell>
          <table:table-cell table:style-name="ce332" office:value-type="string" calcext:value-type="string">
            <text:p>sent off 10/02/2019</text:p>
          </table:table-cell>
          <table:table-cell table:style-name="ce293"/>
          <table:table-cell table:style-name="ce293" office:value-type="string" calcext:value-type="string">
            <text:p>included the 25/11/2018</text:p>
          </table:table-cell>
          <table:table-cell table:style-name="ce293" table:number-columns-repeated="51"/>
        </table:table-row>
        <table:table-row table:style-name="ro1">
          <table:table-cell table:style-name="ce255" office:value-type="float" office:value="539791" calcext:value-type="float">
            <text:p>539791</text:p>
          </table:table-cell>
          <table:table-cell table:style-name="ce280" table:formula="of:=INDEX([JobSchedules.$B$2:.$B$403]; MATCH([.$A111]; [JobSchedules.$A$2:.$A$400]; 0))" office:value-type="date" office:date-value="2019-02-14" calcext:value-type="date">
            <text:p>14/02/2019</text:p>
          </table:table-cell>
          <table:table-cell table:style-name="ce290" office:value-type="string" calcext:value-type="string">
            <text:p>SE18 6HZ</text:p>
          </table:table-cell>
          <table:table-cell table:style-name="ce306" table:formula="of:=INDEX([JobSchedules.$F$2:.$F$403]; MATCH([.$A111]; [JobSchedules.$A$2:.$A$403]; 0))" office:value-type="string" office:string-value="Poundland Limited,55-57 Powis Street, Woolwich, London,SE18 6HZ" calcext:value-type="string">
            <text:p>Poundland Limited,55-57 Powis Street, Woolwich, London,SE18 6HZ</text:p>
          </table:table-cell>
          <table:table-cell table:style-name="ce290"/>
          <table:table-cell table:style-name="ce306" office:value-type="currency" office:currency="GBP" office:value="3.9" calcext:value-type="currency">
            <text:p>£3,90</text:p>
          </table:table-cell>
          <table:table-cell table:style-name="ce290" table:number-columns-repeated="3"/>
          <table:table-cell table:style-name="ce306"/>
          <table:table-cell table:style-name="ce333"/>
          <table:table-cell table:style-name="ce290" table:number-columns-repeated="53"/>
        </table:table-row>
        <table:table-row table:style-name="ro1">
          <table:table-cell table:style-name="ce255" office:value-type="float" office:value="552891" calcext:value-type="float">
            <text:p>552891</text:p>
          </table:table-cell>
          <table:table-cell table:style-name="ce280" table:formula="of:=INDEX([JobSchedules.$B$2:.$B$403]; MATCH([.$A112]; [JobSchedules.$A$2:.$A$400]; 0))" office:value-type="date" office:date-value="2019-02-19" calcext:value-type="date">
            <text:p>19/02/2019</text:p>
          </table:table-cell>
          <table:table-cell table:style-name="ce290" office:value-type="string" calcext:value-type="string">
            <text:p>NW11 2JN</text:p>
          </table:table-cell>
          <table:table-cell table:style-name="ce306" table:formula="of:=INDEX([JobSchedules.$F$2:.$F$403]; MATCH([.$A112]; [JobSchedules.$A$2:.$A$403]; 0))" office:value-type="string" office:string-value="Co-Op Group Limited,Childs Hill, 713 Finchley Rd, London,NW11 2JN" calcext:value-type="string">
            <text:p>Co-Op Group Limited,Childs Hill, 713 Finchley Rd, London,NW11 2JN</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333"/>
          <table:table-cell table:style-name="ce290" table:number-columns-repeated="53"/>
        </table:table-row>
        <table:table-row table:style-name="ro1">
          <table:table-cell table:style-name="ce255" office:value-type="float" office:value="552869" calcext:value-type="float">
            <text:p>552869</text:p>
          </table:table-cell>
          <table:table-cell table:style-name="ce280" table:formula="of:=INDEX([JobSchedules.$B$2:.$B$403]; MATCH([.$A113]; [JobSchedules.$A$2:.$A$400]; 0))" office:value-type="date" office:date-value="2019-02-21" calcext:value-type="date">
            <text:p>21/02/2019</text:p>
          </table:table-cell>
          <table:table-cell table:style-name="ce290" office:value-type="string" calcext:value-type="string">
            <text:p>SW11 3BA</text:p>
          </table:table-cell>
          <table:table-cell table:style-name="ce306" table:formula="of:=INDEX([JobSchedules.$F$2:.$F$403]; MATCH([.$A113]; [JobSchedules.$A$2:.$A$403]; 0))" office:value-type="string" office:string-value="Co-Op Group Limited,27-37 Battersea Bridge Road Battersea London,SW11 3BA" calcext:value-type="string">
            <text:p>Co-Op Group Limited,27-37 Battersea Bridge Road Battersea London,SW11 3BA</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333"/>
          <table:table-cell table:style-name="ce290" table:number-columns-repeated="53"/>
        </table:table-row>
        <table:table-row table:style-name="ro1">
          <table:table-cell table:style-name="ce255" office:value-type="float" office:value="554875" calcext:value-type="float">
            <text:p>554875</text:p>
          </table:table-cell>
          <table:table-cell table:style-name="ce280" table:formula="of:=INDEX([JobSchedules.$B$2:.$B$403]; MATCH([.$A114]; [JobSchedules.$A$2:.$A$400]; 0))" office:value-type="date" office:date-value="2019-02-22" calcext:value-type="date">
            <text:p>22/02/2019</text:p>
          </table:table-cell>
          <table:table-cell table:style-name="ce290" office:value-type="string" calcext:value-type="string">
            <text:p>UB10 9PG</text:p>
          </table:table-cell>
          <table:table-cell table:style-name="ce306" table:formula="of:=INDEX([JobSchedules.$F$2:.$F$403]; MATCH([.$A114]; [JobSchedules.$A$2:.$A$403]; 0))" office:value-type="string" office:string-value="Co-Op Group Limited,384 Long Ln, Uxbridge,UB10 9PG" calcext:value-type="string">
            <text:p>Co-Op Group Limited,384 Long Ln, Uxbridge,UB10 9PG</text:p>
          </table:table-cell>
          <table:table-cell table:style-name="ce290"/>
          <table:table-cell table:style-name="ce306" office:value-type="currency" office:currency="GBP" office:value="6" calcext:value-type="currency">
            <text:p>£6,00</text:p>
          </table:table-cell>
          <table:table-cell table:style-name="ce290" table:number-columns-repeated="3"/>
          <table:table-cell table:style-name="ce306" table:formula="of:=SUM([.F111:.F114])" office:value-type="currency" office:currency="GBP" office:value="15.9" calcext:value-type="currency">
            <text:p>£15,90</text:p>
          </table:table-cell>
          <table:table-cell table:style-name="ce332" office:value-type="string" calcext:value-type="string">
            <text:p>Intended to send off 24/02/2019 but decided to delay until the end of the year</text:p>
          </table:table-cell>
          <table:table-cell table:style-name="ce290" table:number-columns-repeated="53"/>
        </table:table-row>
        <table:table-row table:style-name="ro1">
          <table:table-cell table:style-name="ce255" office:value-type="float" office:value="550195" calcext:value-type="float">
            <text:p>550195</text:p>
          </table:table-cell>
          <table:table-cell table:style-name="ce280" table:formula="of:=INDEX([JobSchedules.$B$2:.$B$403]; MATCH([.$A115]; [JobSchedules.$A$2:.$A$400]; 0))" office:value-type="date" office:date-value="2019-02-27" calcext:value-type="date">
            <text:p>27/02/2019</text:p>
          </table:table-cell>
          <table:table-cell table:style-name="ce290" office:value-type="string" calcext:value-type="string">
            <text:p>UB7 0LB</text:p>
          </table:table-cell>
          <table:table-cell table:style-name="ce306" table:formula="of:=INDEX([JobSchedules.$F$2:.$F$403]; MATCH([.$A115]; [JobSchedules.$A$2:.$A$403]; 0))" office:value-type="string" office:string-value="Burberry Group PLC,Textile Logistics, Unit 6, Skyport Trade Park, Skyport Drive, Harmondsworth, Heathrow, West Drayton, Middlesex,UB7 0LB" calcext:value-type="string">
            <text:p>Burberry Group PLC,Textile Logistics, Unit 6, Skyport Trade Park, Skyport Drive, Harmondsworth, Heathrow, West Drayton, Middlesex,UB7 0LB</text:p>
          </table:table-cell>
          <table:table-cell table:style-name="ce290"/>
          <table:table-cell table:style-name="ce306" office:value-type="currency" office:currency="GBP" office:value="11.7" calcext:value-type="currency">
            <text:p>£11,70</text:p>
          </table:table-cell>
          <table:table-cell table:style-name="ce290" table:number-columns-repeated="3"/>
          <table:table-cell table:style-name="ce306"/>
          <table:table-cell table:style-name="ce332"/>
          <table:table-cell table:style-name="ce290" table:number-columns-repeated="53"/>
        </table:table-row>
        <table:table-row table:style-name="ro1">
          <table:table-cell table:style-name="ce255" office:value-type="float" office:value="554821" calcext:value-type="float">
            <text:p>554821</text:p>
          </table:table-cell>
          <table:table-cell table:style-name="ce280" table:formula="of:=INDEX([JobSchedules.$B$2:.$B$403]; MATCH([.$A116]; [JobSchedules.$A$2:.$A$400]; 0))" office:value-type="date" office:date-value="2019-02-28" calcext:value-type="date">
            <text:p>28/02/2019</text:p>
          </table:table-cell>
          <table:table-cell table:style-name="ce290" office:value-type="string" calcext:value-type="string">
            <text:p>N19 5QT</text:p>
          </table:table-cell>
          <table:table-cell table:style-name="ce306" table:formula="of:=INDEX([JobSchedules.$F$2:.$F$403]; MATCH([.$A116]; [JobSchedules.$A$2:.$A$403]; 0))" office:value-type="string" office:string-value="Co-Op Group Limited,(Archway) 11/19 Junction Road, Archway, Highgate, London,N19 5QT" calcext:value-type="string">
            <text:p>Co-Op Group Limited,(Archway) 11/19 Junction Road, Archway, Highgate, London,N19 5QT</text:p>
          </table:table-cell>
          <table:table-cell table:style-name="ce290"/>
          <table:table-cell table:style-name="ce306" office:value-type="currency" office:currency="GBP" office:value="7" calcext:value-type="currency">
            <text:p>£7,00</text:p>
          </table:table-cell>
          <table:table-cell table:style-name="ce290" table:number-columns-repeated="3"/>
          <table:table-cell table:style-name="ce306" table:formula="of:=SUM([.F115:.F116])" office:value-type="currency" office:currency="GBP" office:value="18.7" calcext:value-type="currency">
            <text:p>£18,70</text:p>
          </table:table-cell>
          <table:table-cell table:style-name="ce332" office:value-type="string" calcext:value-type="string">
            <text:p>Intended to send off 03/03/2019 but decided to delay until the end of the year</text:p>
          </table:table-cell>
          <table:table-cell table:style-name="ce290" table:number-columns-repeated="53"/>
        </table:table-row>
        <table:table-row table:style-name="ro1">
          <table:table-cell table:style-name="ce255" office:value-type="float" office:value="539815" calcext:value-type="float">
            <text:p>539815</text:p>
          </table:table-cell>
          <table:table-cell table:style-name="ce280" table:formula="of:=INDEX([JobSchedules.$B$2:.$B$403]; MATCH([.$A117]; [JobSchedules.$A$2:.$A$400]; 0))" office:value-type="date" office:date-value="2019-03-04" calcext:value-type="date">
            <text:p>04/03/2019</text:p>
          </table:table-cell>
          <table:table-cell table:style-name="ce290" office:value-type="string" calcext:value-type="string">
            <text:p>SW16 1DF</text:p>
          </table:table-cell>
          <table:table-cell table:style-name="ce306" table:formula="of:=INDEX([JobSchedules.$F$2:.$F$403]; MATCH([.$A117]; [JobSchedules.$A$2:.$A$403]; 0))" office:value-type="string" office:string-value="Poundland Limited,148 Streatham High Road, Streatham, London,SW16 1DF" calcext:value-type="string">
            <text:p>Poundland Limited,148 Streatham High Road, Streatham, London,SW16 1DF</text:p>
          </table:table-cell>
          <table:table-cell table:style-name="ce290"/>
          <table:table-cell table:style-name="ce306" office:value-type="currency" office:currency="GBP" office:value="8" calcext:value-type="currency">
            <text:p>£8,00</text:p>
          </table:table-cell>
          <table:table-cell table:style-name="ce290" table:number-columns-repeated="3"/>
          <table:table-cell table:style-name="ce306"/>
          <table:table-cell table:style-name="ce332"/>
          <table:table-cell table:style-name="ce290" table:number-columns-repeated="53"/>
        </table:table-row>
        <table:table-row table:style-name="ro1">
          <table:table-cell table:style-name="ce255" office:value-type="float" office:value="558456" calcext:value-type="float">
            <text:p>558456</text:p>
          </table:table-cell>
          <table:table-cell table:style-name="ce280" table:formula="of:=INDEX([JobSchedules.$B$2:.$B$403]; MATCH([.$A118]; [JobSchedules.$A$2:.$A$400]; 0))" office:value-type="date" office:date-value="2019-03-06" calcext:value-type="date">
            <text:p>06/03/2019</text:p>
          </table:table-cell>
          <table:table-cell table:style-name="ce290" office:value-type="string" calcext:value-type="string">
            <text:p>UB1 1JR</text:p>
          </table:table-cell>
          <table:table-cell table:style-name="ce306" table:formula="of:=INDEX([JobSchedules.$F$2:.$F$403]; MATCH([.$A118]; [JobSchedules.$A$2:.$A$403]; 0))" office:value-type="string" office:string-value="Superdrug,19/20 The Broadway Southall Middlesex ,UB1 1JR" calcext:value-type="string">
            <text:p>Superdrug,19/20 The Broadway Southall Middlesex ,UB1 1JR</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formula="of:=SUM([.F117:.F118])" office:value-type="currency" office:currency="GBP" office:value="11" calcext:value-type="currency">
            <text:p>£11,00</text:p>
          </table:table-cell>
          <table:table-cell table:style-name="ce332" office:value-type="string" calcext:value-type="string">
            <text:p>Intended to send off 10/03/2019 but decided to delay until the end of the year</text:p>
          </table:table-cell>
          <table:table-cell table:style-name="ce290" table:number-columns-repeated="53"/>
        </table:table-row>
        <table:table-row table:style-name="ro1">
          <table:table-cell table:style-name="ce255" office:value-type="float" office:value="521127" calcext:value-type="float">
            <text:p>521127</text:p>
          </table:table-cell>
          <table:table-cell table:style-name="ce280" table:formula="of:=INDEX([JobSchedules.$B$2:.$B$403]; MATCH([.$A119]; [JobSchedules.$A$2:.$A$400]; 0))" office:value-type="date" office:date-value="2019-03-11" calcext:value-type="date">
            <text:p>11/03/2019</text:p>
          </table:table-cell>
          <table:table-cell table:style-name="ce290" office:value-type="string" calcext:value-type="string">
            <text:p>EC2M 4NR</text:p>
          </table:table-cell>
          <table:table-cell table:style-name="ce306" table:formula="of:=INDEX([JobSchedules.$F$2:.$F$403]; MATCH([.$A119]; [JobSchedules.$A$2:.$A$403]; 0))" office:value-type="string" office:string-value="Boots UK Limited, 200 Bishopsgate, London,EC2M 4NR" calcext:value-type="string">
            <text:p>Boots UK Limited, 200 Bishopsgate, London,EC2M 4NR</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332"/>
          <table:table-cell table:style-name="ce290" table:number-columns-repeated="53"/>
        </table:table-row>
        <table:table-row table:style-name="ro1">
          <table:table-cell table:style-name="ce255" office:value-type="float" office:value="553302" calcext:value-type="float">
            <text:p>553302</text:p>
          </table:table-cell>
          <table:table-cell table:style-name="ce280" table:formula="of:=INDEX([JobSchedules.$B$2:.$B$403]; MATCH([.$A120]; [JobSchedules.$A$2:.$A$400]; 0))" office:value-type="date" office:date-value="2019-03-13" calcext:value-type="date">
            <text:p>13/03/2019</text:p>
          </table:table-cell>
          <table:table-cell table:style-name="ce290" office:value-type="string" calcext:value-type="string">
            <text:p>KT7 0JW</text:p>
          </table:table-cell>
          <table:table-cell table:style-name="ce306" table:formula="of:=INDEX([JobSchedules.$F$2:.$F$403]; MATCH([.$A120]; [JobSchedules.$A$2:.$A$403]; 0))" office:value-type="string" office:string-value="Co-Op Group Limited,38 The Broadway, Thames Ditton, Surrey,KT7 0JW" calcext:value-type="string">
            <text:p>Co-Op Group Limited,38 The Broadway, Thames Ditton, Surrey,KT7 0JW</text:p>
          </table:table-cell>
          <table:table-cell table:style-name="ce290"/>
          <table:table-cell table:style-name="ce306" table:formula="of:=5.6+3.2+3" office:value-type="currency" office:currency="GBP" office:value="11.8" calcext:value-type="currency">
            <text:p>£11,80</text:p>
          </table:table-cell>
          <table:table-cell table:style-name="ce290" table:number-columns-repeated="3"/>
          <table:table-cell table:style-name="ce306"/>
          <table:table-cell table:style-name="ce332"/>
          <table:table-cell table:style-name="ce290" table:number-columns-repeated="53"/>
        </table:table-row>
        <table:table-row table:style-name="ro1">
          <table:table-cell table:style-name="ce255" office:value-type="float" office:value="556969" calcext:value-type="float">
            <text:p>556969</text:p>
          </table:table-cell>
          <table:table-cell table:style-name="ce280" table:formula="of:=INDEX([JobSchedules.$B$2:.$B$403]; MATCH([.$A121]; [JobSchedules.$A$2:.$A$400]; 0))" office:value-type="date" office:date-value="2019-03-15" calcext:value-type="date">
            <text:p>15/03/2019</text:p>
          </table:table-cell>
          <table:table-cell table:style-name="ce290" office:value-type="string" calcext:value-type="string">
            <text:p>W4 3HD</text:p>
          </table:table-cell>
          <table:table-cell table:style-name="ce306" table:formula="of:=INDEX([JobSchedules.$F$2:.$F$403]; MATCH([.$A121]; [JobSchedules.$A$2:.$A$403]; 0))" office:value-type="string" office:string-value="Co-Op Group Limited,6 Station Parade, London,W4 3HD" calcext:value-type="string">
            <text:p>Co-Op Group Limited,6 Station Parade, London,W4 3HD</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1:.F121])" office:value-type="currency" office:currency="GBP" office:value="64.9" calcext:value-type="currency">
            <text:p>£64,90</text:p>
          </table:table-cell>
          <table:table-cell table:style-name="ce332" office:value-type="string" calcext:value-type="string">
            <text:p>Sent off 18/03/2019 for all last 4 weeks</text:p>
          </table:table-cell>
          <table:table-cell table:style-name="ce290" table:number-columns-repeated="53"/>
        </table:table-row>
        <table:table-row table:style-name="ro1">
          <table:table-cell table:style-name="ce255" office:value-type="float" office:value="575425" calcext:value-type="float">
            <text:p>575425</text:p>
          </table:table-cell>
          <table:table-cell table:style-name="ce280" table:formula="of:=INDEX([JobSchedules.$B$2:.$B$403]; MATCH([.$A122]; [JobSchedules.$A$2:.$A$400]; 0))" office:value-type="date" office:date-value="2019-03-18" calcext:value-type="date">
            <text:p>18/03/2019</text:p>
          </table:table-cell>
          <table:table-cell table:style-name="ce290" office:value-type="string" calcext:value-type="string">
            <text:p>W5 2NH</text:p>
          </table:table-cell>
          <table:table-cell table:style-name="ce306" table:formula="of:=INDEX([JobSchedules.$F$2:.$F$403]; MATCH([.$A122]; [JobSchedules.$A$2:.$A$403]; 0))" office:value-type="string" office:string-value="Co-Op Group Limited,38 The Broadway, Thames Ditton, Surrey,KT7 0JW" calcext:value-type="string">
            <text:p>Co-Op Group Limited,38 The Broadway, Thames Ditton, Surrey,KT7 0JW</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2:.F122])" office:value-type="currency" office:currency="GBP" office:value="65.5" calcext:value-type="currency">
            <text:p>£65,50</text:p>
          </table:table-cell>
          <table:table-cell table:style-name="ce332" office:value-type="string" calcext:value-type="string">
            <text:p>Sent off 18/03/2019 for all last 4 weeks</text:p>
          </table:table-cell>
          <table:table-cell table:style-name="ce290" table:number-columns-repeated="53"/>
        </table:table-row>
        <table:table-row table:style-name="ro1">
          <table:table-cell table:style-name="ce255" office:value-type="float" office:value="531511" calcext:value-type="float">
            <text:p>531511</text:p>
          </table:table-cell>
          <table:table-cell table:style-name="ce280" table:formula="of:=INDEX([JobSchedules.$B$2:.$B$403]; MATCH([.$A123]; [JobSchedules.$A$2:.$A$400]; 0))" office:value-type="date" office:date-value="2019-03-20" calcext:value-type="date">
            <text:p>20/03/2019</text:p>
          </table:table-cell>
          <table:table-cell table:style-name="ce290" office:value-type="string" calcext:value-type="string">
            <text:p>WC2N 5EJ</text:p>
          </table:table-cell>
          <table:table-cell table:style-name="ce306" table:formula="of:=INDEX([JobSchedules.$F$2:.$F$403]; MATCH([.$A123]; [JobSchedules.$A$2:.$A$403]; 0))"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3:.F123])" office:value-type="currency" office:currency="GBP" office:value="67" calcext:value-type="currency">
            <text:p>£67,00</text:p>
          </table:table-cell>
          <table:table-cell table:style-name="ce332" office:value-type="string" calcext:value-type="string">
            <text:p>Sent off 18/03/2019 for all last 4 weeks</text:p>
          </table:table-cell>
          <table:table-cell table:style-name="ce290" table:number-columns-repeated="53"/>
        </table:table-row>
        <table:table-row table:style-name="ro1">
          <table:table-cell table:style-name="ce255" office:value-type="float" office:value="553361" calcext:value-type="float">
            <text:p>553361</text:p>
          </table:table-cell>
          <table:table-cell table:style-name="ce280" table:formula="of:=INDEX([JobSchedules.$B$2:.$B$403]; MATCH([.$A124]; [JobSchedules.$A$2:.$A$400]; 0))" office:value-type="date" office:date-value="2019-03-22" calcext:value-type="date">
            <text:p>22/03/2019</text:p>
          </table:table-cell>
          <table:table-cell table:style-name="ce290" office:value-type="string" calcext:value-type="string">
            <text:p>SW19 6DA</text:p>
          </table:table-cell>
          <table:table-cell table:style-name="ce306" table:formula="of:=INDEX([JobSchedules.$F$2:.$F$403]; MATCH([.$A124]; [JobSchedules.$A$2:.$A$403]; 0))" office:value-type="string" office:string-value="Co-Op Group Limited,90 Inner Park Rd, Wimbledon, London,SW19 6DA" calcext:value-type="string">
            <text:p>Co-Op Group Limited,90 Inner Park Rd, Wimbledon, London,SW19 6DA</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4:.F124])" office:value-type="currency" office:currency="GBP" office:value="68.5" calcext:value-type="currency">
            <text:p>£68,50</text:p>
          </table:table-cell>
          <table:table-cell table:style-name="ce332" office:value-type="string" calcext:value-type="string">
            <text:p>Sent off 18/03/2019 for all last 4 weeks</text:p>
          </table:table-cell>
          <table:table-cell table:style-name="ce290" table:number-columns-repeated="53"/>
        </table:table-row>
        <table:table-row table:style-name="ro1">
          <table:table-cell table:style-name="ce255" office:value-type="float" office:value="539802" calcext:value-type="float">
            <text:p>539802</text:p>
          </table:table-cell>
          <table:table-cell table:style-name="ce280" table:formula="of:=INDEX([JobSchedules.$B$2:.$B$403]; MATCH([.$A125]; [JobSchedules.$A$2:.$A$400]; 0))" office:value-type="date" office:date-value="2019-03-25" calcext:value-type="date">
            <text:p>25/03/2019</text:p>
          </table:table-cell>
          <table:table-cell table:style-name="ce290" office:value-type="string" calcext:value-type="string">
            <text:p>SW9 7AE</text:p>
          </table:table-cell>
          <table:table-cell table:style-name="ce306" table:formula="of:=INDEX([JobSchedules.$F$2:.$F$403]; MATCH([.$A125]; [JobSchedules.$A$2:.$A$403]; 0))" office:value-type="string" office:string-value="Poundland Limited,420 Brixton Road, Brixton, London,SW9 7AE" calcext:value-type="string">
            <text:p>Poundland Limited,420 Brixton Road, Brixton, London,SW9 7AE</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5:.F125])" office:value-type="currency" office:currency="GBP" office:value="67" calcext:value-type="currency">
            <text:p>£67,00</text:p>
          </table:table-cell>
          <table:table-cell table:style-name="ce332" office:value-type="string" calcext:value-type="string">
            <text:p>Sent off 18/03/2019 for all last 4 weeks</text:p>
          </table:table-cell>
          <table:table-cell table:style-name="ce290" table:number-columns-repeated="53"/>
        </table:table-row>
        <table:table-row table:style-name="ro1">
          <table:table-cell table:style-name="ce255" office:value-type="float" office:value="553267" calcext:value-type="float">
            <text:p>553267</text:p>
          </table:table-cell>
          <table:table-cell table:style-name="ce280" table:formula="of:=INDEX([JobSchedules.$B$2:.$B$403]; MATCH([.$A126]; [JobSchedules.$A$2:.$A$400]; 0))" office:value-type="date" office:date-value="2019-03-27" calcext:value-type="date">
            <text:p>27/03/2019</text:p>
          </table:table-cell>
          <table:table-cell table:style-name="ce290" office:value-type="string" calcext:value-type="string">
            <text:p>SW16 5SQ</text:p>
          </table:table-cell>
          <table:table-cell table:style-name="ce306" table:formula="of:=INDEX([JobSchedules.$F$2:.$F$403]; MATCH([.$A126]; [JobSchedules.$A$2:.$A$403]; 0))" office:value-type="string" office:string-value="Co-Op Group Limited,107 - 109 Streatham Vale, Streatham, London,SW16 5SQ" calcext:value-type="string">
            <text:p>Co-Op Group Limited,107 - 109 Streatham Vale, Streatham, London,SW16 5SQ</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6:.F126])" office:value-type="currency" office:currency="GBP" office:value="59.8" calcext:value-type="currency">
            <text:p>£59,80</text:p>
          </table:table-cell>
          <table:table-cell table:style-name="ce332" office:value-type="string" calcext:value-type="string">
            <text:p>Sent off 18/03/2019 for all last 4 weeks</text:p>
          </table:table-cell>
          <table:table-cell table:style-name="ce290" table:number-columns-repeated="53"/>
        </table:table-row>
        <table:table-row table:style-name="ro1">
          <table:table-cell table:style-name="ce254" office:value-type="float" office:value="553195" calcext:value-type="float">
            <text:p>553195</text:p>
          </table:table-cell>
          <table:table-cell table:style-name="ce282" table:formula="of:=INDEX([JobSchedules.$B$2:.$B$403]; MATCH([.$A127]; [JobSchedules.$A$2:.$A$400]; 0))" office:value-type="date" office:date-value="2019-03-29" calcext:value-type="date">
            <text:p>29/03/2019</text:p>
          </table:table-cell>
          <table:table-cell table:style-name="ce293" office:value-type="string" calcext:value-type="string">
            <text:p>SW20 0AX</text:p>
          </table:table-cell>
          <table:table-cell table:style-name="ce322" table:formula="of:=INDEX([JobSchedules.$F$2:.$F$403]; MATCH([.$A127]; [JobSchedules.$A$2:.$A$403]; 0))" office:value-type="string" office:string-value="Co-Op Group Limited,68 - 74 Coombe Lane, Raynes Park, London,SW20 0AX" calcext:value-type="string">
            <text:p>Co-Op Group Limited,68 - 74 Coombe Lane, Raynes Park, London,SW20 0AX</text:p>
          </table:table-cell>
          <table:table-cell table:style-name="ce293"/>
          <table:table-cell table:style-name="ce322" office:value-type="currency" office:currency="GBP" office:value="4.5" calcext:value-type="currency">
            <text:p>£4,50</text:p>
          </table:table-cell>
          <table:table-cell table:style-name="ce293" table:number-columns-repeated="3"/>
          <table:table-cell table:style-name="ce322" table:formula="of:=SUM([.F117:.F127])" office:value-type="currency" office:currency="GBP" office:value="57.3" calcext:value-type="currency">
            <text:p>£57,30</text:p>
          </table:table-cell>
          <table:table-cell table:style-name="ce332" office:value-type="string" calcext:value-type="string">
            <text:p>Sent off 18/03/2019 for all last 4 weeks</text:p>
          </table:table-cell>
          <table:table-cell table:style-name="ce293" table:number-columns-repeated="53"/>
        </table:table-row>
        <table:table-row table:style-name="ro1">
          <table:table-cell table:style-name="ce254" office:value-type="float" office:value="521246" calcext:value-type="float">
            <text:p>521246</text:p>
          </table:table-cell>
          <table:table-cell table:style-name="ce282" table:formula="of:=INDEX([JobSchedules.$B$2:.$B$403]; MATCH([.$A128]; [JobSchedules.$A$2:.$A$400]; 0))" office:value-type="date" office:date-value="2019-04-01" calcext:value-type="date">
            <text:p>01/04/2019</text:p>
          </table:table-cell>
          <table:table-cell table:style-name="ce293" office:value-type="string" calcext:value-type="string">
            <text:p>SE1 7LY</text:p>
          </table:table-cell>
          <table:table-cell table:style-name="ce322" table:formula="of:=INDEX([JobSchedules.$F$2:.$F$403]; MATCH([.$A128]; [JobSchedules.$A$2:.$A$403]; 0))" office:value-type="string" office:string-value="Boots UK Limited,Cab Road, Waterloo Station, Newington, London,SE1 7LY" calcext:value-type="string">
            <text:p>Boots UK Limited,Cab Road, Waterloo Station, Newington, London,SE1 7LY</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28:.F128])" office:value-type="currency" office:currency="GBP" office:value="3" calcext:value-type="currency">
            <text:p>£3,00</text:p>
          </table:table-cell>
          <table:table-cell table:style-name="ce332" office:value-type="string" calcext:value-type="string">
            <text:p>Sent off 08/04/2019</text:p>
          </table:table-cell>
          <table:table-cell table:style-name="ce293" table:number-columns-repeated="53"/>
        </table:table-row>
        <table:table-row table:style-name="ro1">
          <table:table-cell table:style-name="ce255" office:value-type="float" office:value="559783" calcext:value-type="float">
            <text:p>559783</text:p>
          </table:table-cell>
          <table:table-cell table:style-name="ce280" table:formula="of:=INDEX([JobSchedules.$B$2:.$B$403]; MATCH([.$A129]; [JobSchedules.$A$2:.$A$400]; 0))" office:value-type="date" office:date-value="2019-04-08" calcext:value-type="date">
            <text:p>08/04/2019</text:p>
          </table:table-cell>
          <table:table-cell table:style-name="ce290" office:value-type="string" calcext:value-type="string">
            <text:p>KT1 1BP</text:p>
          </table:table-cell>
          <table:table-cell table:style-name="ce306" table:formula="of:=INDEX([JobSchedules.$F$2:.$F$403]; MATCH([.$A129]; [JobSchedules.$A$2:.$A$403]; 0))" office:value-type="string" office:string-value="Claires Accessories Uk Ltd,Unit 11, Eden Walk Shopping Centre, Kingston upon Thames, London,KT1 1BP " calcext:value-type="string">
            <text:p>Claires Accessories Uk Ltd,Unit 11, Eden Walk Shopping Centre, Kingston upon Thames, London,KT1 1BP </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5" office:value-type="float" office:value="520936" calcext:value-type="float">
            <text:p>520936</text:p>
          </table:table-cell>
          <table:table-cell table:style-name="ce280" table:formula="of:=INDEX([JobSchedules.$B$2:.$B$403]; MATCH([.$A130]; [JobSchedules.$A$2:.$A$400]; 0))" office:value-type="date" office:date-value="2019-04-10" calcext:value-type="date">
            <text:p>10/04/2019</text:p>
          </table:table-cell>
          <table:table-cell table:style-name="ce290" office:value-type="string" calcext:value-type="string">
            <text:p>W8 5SF</text:p>
          </table:table-cell>
          <table:table-cell table:style-name="ce306" table:formula="of:=INDEX([JobSchedules.$F$2:.$F$403]; MATCH([.$A130]; [JobSchedules.$A$2:.$A$403]; 0))" office:value-type="string" office:string-value="Boots UK Limited,127a Kensington High St, Kensington, London,W8 5SF" calcext:value-type="string">
            <text:p>Boots UK Limited,127a Kensington High St, Kensington, London,W8 5SF</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58603" calcext:value-type="float">
            <text:p>558603</text:p>
          </table:table-cell>
          <table:table-cell table:style-name="ce282" table:formula="of:=INDEX([JobSchedules.$B$2:.$B$403]; MATCH([.$A131]; [JobSchedules.$A$2:.$A$400]; 0))" office:value-type="date" office:date-value="2019-04-12" calcext:value-type="date">
            <text:p>12/04/2019</text:p>
          </table:table-cell>
          <table:table-cell table:style-name="ce293" office:value-type="string" calcext:value-type="string">
            <text:p>SW16 3LU</text:p>
          </table:table-cell>
          <table:table-cell table:style-name="ce322" table:formula="of:=INDEX([JobSchedules.$F$2:.$F$403]; MATCH([.$A131]; [JobSchedules.$A$2:.$A$403]; 0))" office:value-type="string" office:string-value="Superdrug,1491-1493, London Rd, Norbury, London,SW16 3LU" calcext:value-type="string">
            <text:p>Superdrug,1491-1493, London Rd, Norbury, London,SW16 3LU</text:p>
          </table:table-cell>
          <table:table-cell table:style-name="ce293"/>
          <table:table-cell table:style-name="ce322" office:value-type="currency" office:currency="GBP" office:value="5.3" calcext:value-type="currency">
            <text:p>£5,30</text:p>
          </table:table-cell>
          <table:table-cell table:style-name="ce293" table:number-columns-repeated="3"/>
          <table:table-cell table:style-name="ce322" table:formula="of:=SUM([.F129:.F131])" office:value-type="currency" office:currency="GBP" office:value="11.3" calcext:value-type="currency">
            <text:p>£11,30</text:p>
          </table:table-cell>
          <table:table-cell table:style-name="ce332" office:value-type="string" calcext:value-type="string">
            <text:p>Sent off 17/04/2019</text:p>
          </table:table-cell>
          <table:table-cell table:style-name="ce293" table:number-columns-repeated="53"/>
        </table:table-row>
        <table:table-row table:style-name="ro1">
          <table:table-cell table:style-name="ce254" office:value-type="float" office:value="558460" calcext:value-type="float">
            <text:p>558460</text:p>
          </table:table-cell>
          <table:table-cell table:style-name="ce282" table:formula="of:=INDEX([JobSchedules.$B$2:.$B$403]; MATCH([.$A132]; [JobSchedules.$A$2:.$A$400]; 0))" office:value-type="date" office:date-value="2019-04-17" calcext:value-type="date">
            <text:p>17/04/2019</text:p>
          </table:table-cell>
          <table:table-cell table:style-name="ce293" office:value-type="string" calcext:value-type="string">
            <text:p>SW14 7JE</text:p>
          </table:table-cell>
          <table:table-cell table:style-name="ce322" table:formula="of:=INDEX([JobSchedules.$F$2:.$F$403]; MATCH([.$A132]; [JobSchedules.$A$2:.$A$403]; 0))" office:value-type="string" office:string-value="Superdrug,Unit 2, The Bull, 262 Upper Richmond Rd, London,SW14 7JE" calcext:value-type="string">
            <text:p>Superdrug,Unit 2, The Bull, 262 Upper Richmond Rd, London,SW14 7JE</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F132]" office:value-type="currency" office:currency="GBP" office:value="3" calcext:value-type="currency">
            <text:p>£3,00</text:p>
          </table:table-cell>
          <table:table-cell table:style-name="ce332" office:value-type="string" calcext:value-type="string">
            <text:p>Sent off 23/04/2019</text:p>
          </table:table-cell>
          <table:table-cell table:style-name="ce293" table:number-columns-repeated="53"/>
        </table:table-row>
        <table:table-row table:style-name="ro1">
          <table:table-cell table:style-name="ce255" office:value-type="float" office:value="553499" calcext:value-type="float">
            <text:p>553499</text:p>
          </table:table-cell>
          <table:table-cell table:style-name="ce280" table:formula="of:=INDEX([JobSchedules.$B$2:.$B$403]; MATCH([.$A133]; [JobSchedules.$A$2:.$A$400]; 0))" office:value-type="date" office:date-value="2019-04-24" calcext:value-type="date">
            <text:p>24/04/2019</text:p>
          </table:table-cell>
          <table:table-cell table:style-name="ce290" office:value-type="string" calcext:value-type="string">
            <text:p>SE5 8RZ</text:p>
          </table:table-cell>
          <table:table-cell table:style-name="ce306" table:formula="of:=INDEX([JobSchedules.$F$2:.$F$403]; MATCH([.$A133]; [JobSchedules.$A$2:.$A$403]; 0))" office:value-type="string" office:string-value="Co-Op Group Limited,28-32 Denmark Hill, Camberwell, London,SE5 8RZ" calcext:value-type="string">
            <text:p>Co-Op Group Limited,28-32 Denmark Hill, Camberwell, London,SE5 8RZ</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73583" calcext:value-type="float">
            <text:p>573583</text:p>
          </table:table-cell>
          <table:table-cell table:style-name="ce282" table:formula="of:=INDEX([JobSchedules.$B$2:.$B$403]; MATCH([.$A134]; [JobSchedules.$A$2:.$A$400]; 0))" office:value-type="date" office:date-value="2019-04-27" calcext:value-type="date">
            <text:p>27/04/2019</text:p>
          </table:table-cell>
          <table:table-cell table:style-name="ce293" office:value-type="string" calcext:value-type="string">
            <text:p>E20 1EH</text:p>
          </table:table-cell>
          <table:table-cell table:style-name="ce322" table:formula="of:=INDEX([JobSchedules.$F$2:.$F$403]; MATCH([.$A134]; [JobSchedules.$A$2:.$A$403]; 0))" office:value-type="string" office:string-value="Waterstones Booksellers Limited,The Arcade Westfield Stratford City 74-75 Montfichet Rd, London,E20 1EH " calcext:value-type="string">
            <text:p>Waterstones Booksellers Limited,The Arcade Westfield Stratford City 74-75 Montfichet Rd, London,E20 1EH </text:p>
          </table:table-cell>
          <table:table-cell table:style-name="ce293"/>
          <table:table-cell table:style-name="ce322" office:value-type="currency" office:currency="GBP" office:value="4.5" calcext:value-type="currency">
            <text:p>£4,50</text:p>
          </table:table-cell>
          <table:table-cell table:style-name="ce293" table:number-columns-repeated="3"/>
          <table:table-cell table:style-name="ce322" table:formula="of:=SUM([.F133:.F134])" office:value-type="currency" office:currency="GBP" office:value="7.5" calcext:value-type="currency">
            <text:p>£7,50</text:p>
          </table:table-cell>
          <table:table-cell table:style-name="ce332" office:value-type="string" calcext:value-type="string">
            <text:p>Sent off 29/04/2019</text:p>
          </table:table-cell>
          <table:table-cell table:style-name="ce293" table:number-columns-repeated="53"/>
        </table:table-row>
        <table:table-row table:style-name="ro1">
          <table:table-cell table:style-name="ce254" office:value-type="float" office:value="555004" calcext:value-type="float">
            <text:p>555004</text:p>
          </table:table-cell>
          <table:table-cell table:style-name="ce282" table:formula="of:=INDEX([JobSchedules.$B$2:.$B$403]; MATCH([.$A135]; [JobSchedules.$A$2:.$A$400]; 0))" office:value-type="date" office:date-value="2019-05-01" calcext:value-type="date">
            <text:p>01/05/2019</text:p>
          </table:table-cell>
          <table:table-cell table:style-name="ce293" office:value-type="string" calcext:value-type="string">
            <text:p>SW2 4RU</text:p>
          </table:table-cell>
          <table:table-cell table:style-name="ce322" table:formula="of:=INDEX([JobSchedules.$F$2:.$F$403]; MATCH([.$A135]; [JobSchedules.$A$2:.$A$403]; 0))" office:value-type="string" office:string-value="Co-Op Group Limited,176 – 178, Sternhold Avenue, Streatham, London,SW2 4RU" calcext:value-type="string">
            <text:p>Co-Op Group Limited,176 – 178, Sternhold Avenue, Streatham, London,SW2 4RU</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35])" office:value-type="currency" office:currency="GBP" office:value="3" calcext:value-type="currency">
            <text:p>£3,00</text:p>
          </table:table-cell>
          <table:table-cell table:style-name="ce332" office:value-type="string" calcext:value-type="string">
            <text:p>Sent off 06/05/2019</text:p>
          </table:table-cell>
          <table:table-cell table:style-name="ce293" table:number-columns-repeated="53"/>
        </table:table-row>
        <table:table-row table:style-name="ro1">
          <table:table-cell table:style-name="ce255" office:value-type="float" office:value="568841" calcext:value-type="float">
            <text:p>568841</text:p>
          </table:table-cell>
          <table:table-cell table:style-name="ce280" table:formula="of:=INDEX([JobSchedules.$B$2:.$B$403]; MATCH([.$A136]; [JobSchedules.$A$2:.$A$400]; 0))" office:value-type="date" office:date-value="2019-05-08" calcext:value-type="date">
            <text:p>08/05/2019</text:p>
          </table:table-cell>
          <table:table-cell table:style-name="ce290" office:value-type="string" calcext:value-type="string">
            <text:p>W12 7GF</text:p>
          </table:table-cell>
          <table:table-cell table:style-name="ce306" table:formula="of:=INDEX([JobSchedules.$F$2:.$F$403]; MATCH([.$A136]; [JobSchedules.$A$2:.$A$403]; 0))" office:value-type="string" office:string-value="Swarovski International Limited,Crystallized, Westfield Shopping Centrre, Unit 2124, White City, London,W12 7GF" calcext:value-type="string">
            <text:p>Swarovski International Limited,Crystallized, Westfield Shopping Centrre, Unit 2124, White City, London,W12 7GF</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53169" calcext:value-type="float">
            <text:p>553169</text:p>
          </table:table-cell>
          <table:table-cell table:style-name="ce282" table:formula="of:=INDEX([JobSchedules.$B$2:.$B$403]; MATCH([.$A137]; [JobSchedules.$A$2:.$A$400]; 0))" office:value-type="date" office:date-value="2019-05-10" calcext:value-type="date">
            <text:p>10/05/2019</text:p>
          </table:table-cell>
          <table:table-cell table:style-name="ce293" office:value-type="string" calcext:value-type="string">
            <text:p>SW6 4HU</text:p>
          </table:table-cell>
          <table:table-cell table:style-name="ce322" table:formula="of:=INDEX([JobSchedules.$F$2:.$F$403]; MATCH([.$A137]; [JobSchedules.$A$2:.$A$403]; 0))" office:value-type="string" office:string-value="Co-Op Group Limited,50 Parsons Green Lane, London,SW6 4HU" calcext:value-type="string">
            <text:p>Co-Op Group Limited,50 Parsons Green Lane, London,SW6 4HU</text:p>
          </table:table-cell>
          <table:table-cell table:style-name="ce293"/>
          <table:table-cell table:style-name="ce322" office:value-type="currency" office:currency="GBP" office:value="0" calcext:value-type="currency">
            <text:p>£0,00</text:p>
          </table:table-cell>
          <table:table-cell table:style-name="ce293" office:value-type="string" calcext:value-type="string">
            <text:p>By Bike</text:p>
          </table:table-cell>
          <table:table-cell table:style-name="ce293" table:number-columns-repeated="2"/>
          <table:table-cell table:style-name="ce322" table:formula="of:=SUM([.F136:.F137])" office:value-type="currency" office:currency="GBP" office:value="3" calcext:value-type="currency">
            <text:p>£3,00</text:p>
          </table:table-cell>
          <table:table-cell table:style-name="ce332" office:value-type="string" calcext:value-type="string">
            <text:p>Sent off 12/05/2019</text:p>
          </table:table-cell>
          <table:table-cell table:style-name="ce293" table:number-columns-repeated="53"/>
        </table:table-row>
        <table:table-row table:style-name="ro1">
          <table:table-cell table:style-name="ce255" office:value-type="float" office:value="520929" calcext:value-type="float">
            <text:p>520929</text:p>
          </table:table-cell>
          <table:table-cell table:style-name="ce280" table:formula="of:=INDEX([JobSchedules.$B$2:.$B$403]; MATCH([.$A138]; [JobSchedules.$A$2:.$A$400]; 0))" office:value-type="date" office:date-value="2019-05-20" calcext:value-type="date">
            <text:p>20/05/2019</text:p>
          </table:table-cell>
          <table:table-cell table:style-name="ce290" office:value-type="string" calcext:value-type="string">
            <text:p>CT1 2TF</text:p>
          </table:table-cell>
          <table:table-cell table:style-name="ce306" table:formula="of:=INDEX([JobSchedules.$F$2:.$F$403]; MATCH([.$A138]; [JobSchedules.$A$2:.$A$403]; 0))" office:value-type="string" office:string-value="Boots UK Limited,Unit Msu2, Whitefriars Shopping Centre Gravel Walk Canterbury,CT1 2TF" calcext:value-type="string">
            <text:p>Boots UK Limited,Unit Msu2, Whitefriars Shopping Centre Gravel Walk Canterbury,CT1 2TF</text:p>
          </table:table-cell>
          <table:table-cell table:style-name="ce290"/>
          <table:table-cell table:style-name="ce306" office:value-type="currency" office:currency="GBP" office:value="5.4" calcext:value-type="currency">
            <text:p>£5,40</text:p>
          </table:table-cell>
          <table:table-cell table:style-name="ce290" table:number-columns-repeated="3"/>
          <table:table-cell table:style-name="ce306"/>
          <table:table-cell table:style-name="ce290" table:number-columns-repeated="54"/>
        </table:table-row>
        <table:table-row table:style-name="ro1">
          <table:table-cell table:style-name="ce256" office:value-type="float" office:value="559805" calcext:value-type="float">
            <text:p>559805</text:p>
          </table:table-cell>
          <table:table-cell table:style-name="ce283" table:formula="of:=INDEX([JobSchedules.$B$2:.$B$403]; MATCH([.$A139]; [JobSchedules.$A$2:.$A$400]; 0))" office:value-type="date" office:date-value="2019-05-22" calcext:value-type="date">
            <text:p>22/05/2019</text:p>
          </table:table-cell>
          <table:table-cell table:style-name="ce294" office:value-type="string" calcext:value-type="string">
            <text:p>SW11 1PT</text:p>
          </table:table-cell>
          <table:table-cell table:style-name="ce323" table:formula="of:=INDEX([JobSchedules.$F$2:.$F$403]; MATCH([.$A139]; [JobSchedules.$A$2:.$A$403]; 0))" office:value-type="string" office:string-value="Claires Accessories Uk Ltd,76 St Johns Road London Greater London,SW11 1PT" calcext:value-type="string">
            <text:p>Claires Accessories Uk Ltd,76 St Johns Road London Greater London,SW11 1PT</text:p>
          </table:table-cell>
          <table:table-cell table:style-name="ce294"/>
          <table:table-cell table:style-name="ce323" office:value-type="currency" office:currency="GBP" office:value="0" calcext:value-type="currency">
            <text:p>£0,00</text:p>
          </table:table-cell>
          <table:table-cell table:style-name="ce294" office:value-type="string" calcext:value-type="string">
            <text:p>By Bike</text:p>
          </table:table-cell>
          <table:table-cell table:style-name="ce294" table:number-columns-repeated="2"/>
          <table:table-cell table:style-name="ce323" table:formula="of:=SUM([.F138:.F139])" office:value-type="currency" office:currency="GBP" office:value="5.4" calcext:value-type="currency">
            <text:p>£5,40</text:p>
          </table:table-cell>
          <table:table-cell table:style-name="ce294" office:value-type="string" calcext:value-type="string">
            <text:p>Did not sent 30/05/2019</text:p>
          </table:table-cell>
          <table:table-cell table:style-name="ce294" table:number-columns-repeated="53"/>
        </table:table-row>
        <table:table-row table:style-name="ro1">
          <table:table-cell table:style-name="ce255" office:value-type="float" office:value="553369" calcext:value-type="float">
            <text:p>553369</text:p>
          </table:table-cell>
          <table:table-cell table:style-name="ce280" table:formula="of:=INDEX([JobSchedules.$B$2:.$B$403]; MATCH([.$A140]; [JobSchedules.$A$2:.$A$400]; 0))" office:value-type="date" office:date-value="2019-06-05" calcext:value-type="date">
            <text:p>05/06/2019</text:p>
          </table:table-cell>
          <table:table-cell table:style-name="ce290" office:value-type="string" calcext:value-type="string">
            <text:p>SW12 9EL </text:p>
          </table:table-cell>
          <table:table-cell table:style-name="ce306" table:formula="of:=INDEX([JobSchedules.$F$2:.$F$403]; MATCH([.$A140]; [JobSchedules.$A$2:.$A$403]; 0))" office:value-type="string" office:string-value="Co-Op Group Limited,40 Balham Hill, Wandsworth, London,SW12 9EL" calcext:value-type="string">
            <text:p>Co-Op Group Limited,40 Balham Hill, Wandsworth, London,SW12 9EL</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7" office:value-type="float" office:value="553375" calcext:value-type="float">
            <text:p>553375</text:p>
          </table:table-cell>
          <table:table-cell table:style-name="ce284" table:formula="of:=INDEX([JobSchedules.$B$2:.$B$403]; MATCH([.$A141]; [JobSchedules.$A$2:.$A$400]; 0))" office:value-type="date" office:date-value="2019-06-07" calcext:value-type="date">
            <text:p>07/06/2019</text:p>
          </table:table-cell>
          <table:table-cell table:style-name="ce295" office:value-type="string" calcext:value-type="string">
            <text:p>TW1 3AW</text:p>
          </table:table-cell>
          <table:table-cell table:style-name="ce324" table:formula="of:=INDEX([JobSchedules.$F$2:.$F$403]; MATCH([.$A141]; [JobSchedules.$A$2:.$A$403]; 0))" office:value-type="string" office:string-value="Co-Op Group Limited,The Old Anchor, 71 Richmond Rd, Twickenham,TW1 3AW" calcext:value-type="string">
            <text:p>Co-Op Group Limited,The Old Anchor, 71 Richmond Rd, Twickenham,TW1 3AW</text:p>
          </table:table-cell>
          <table:table-cell table:style-name="ce295"/>
          <table:table-cell table:style-name="ce324" office:value-type="currency" office:currency="GBP" office:value="9.7" calcext:value-type="currency">
            <text:p>£9,70</text:p>
          </table:table-cell>
          <table:table-cell table:style-name="ce295" table:number-columns-repeated="3"/>
          <table:table-cell table:style-name="ce324" table:formula="of:=SUM([.F140:.F141])" office:value-type="currency" office:currency="GBP" office:value="12.7" calcext:value-type="currency">
            <text:p>£12,70</text:p>
          </table:table-cell>
          <table:table-cell table:style-name="ce334" office:value-type="string" calcext:value-type="string">
            <text:p>Sent off 09/06/2019</text:p>
          </table:table-cell>
          <table:table-cell table:style-name="ce295" table:number-columns-repeated="53"/>
        </table:table-row>
        <table:table-row table:style-name="ro1">
          <table:table-cell table:style-name="ce255" office:value-type="float" office:value="566023" calcext:value-type="float">
            <text:p>566023</text:p>
          </table:table-cell>
          <table:table-cell table:style-name="ce280" table:formula="of:=INDEX([JobSchedules.$B$2:.$B$403]; MATCH([.$A142]; [JobSchedules.$A$2:.$A$400]; 0))" office:value-type="date" office:date-value="2019-06-10" calcext:value-type="date">
            <text:p>10/06/2019</text:p>
          </table:table-cell>
          <table:table-cell table:style-name="ce290" office:value-type="string" calcext:value-type="string">
            <text:p>RH6 0PJ</text:p>
          </table:table-cell>
          <table:table-cell table:style-name="ce306" table:formula="of:=INDEX([JobSchedules.$F$2:.$F$403]; MATCH([.$A142]; [JobSchedules.$A$2:.$A$403]; 0))" office:value-type="string" office:string-value="W H Smith Plc,Gatwick Airport, North Terminal, Gatwick, West Sussex,RH6 0PJ" calcext:value-type="string">
            <text:p>W H Smith Plc,Gatwick Airport, North Terminal, Gatwick, West Sussex,RH6 0PJ</text:p>
          </table:table-cell>
          <table:table-cell table:style-name="ce290"/>
          <table:table-cell table:style-name="ce306" office:value-type="currency" office:currency="GBP" office:value="18.9" calcext:value-type="currency">
            <text:p>£18,90</text:p>
          </table:table-cell>
          <table:table-cell table:style-name="ce290" table:number-columns-repeated="3"/>
          <table:table-cell table:style-name="ce306"/>
          <table:table-cell table:style-name="ce290" table:number-columns-repeated="54"/>
        </table:table-row>
        <table:table-row table:style-name="ro1">
          <table:table-cell table:style-name="ce255" office:value-type="float" office:value="568186" calcext:value-type="float">
            <text:p>568186</text:p>
          </table:table-cell>
          <table:table-cell table:style-name="ce280" table:formula="of:=INDEX([JobSchedules.$B$2:.$B$403]; MATCH([.$A143]; [JobSchedules.$A$2:.$A$400]; 0))" office:value-type="string" office:string-value="" calcext:value-type="error">
            <text:p>#N/A</text:p>
          </table:table-cell>
          <table:table-cell table:style-name="ce290" office:value-type="string" calcext:value-type="string">
            <text:p>SE6 3BT</text:p>
          </table:table-cell>
          <table:table-cell table:style-name="ce306" table:formula="of:=INDEX([JobSchedules.$F$2:.$F$403]; MATCH([.$A143]; [JobSchedules.$A$2:.$A$403]; 0))" office:value-type="string" office:string-value="" calcext:value-type="error">
            <text:p>#N/A</text:p>
          </table:table-cell>
          <table:table-cell table:style-name="ce290"/>
          <table:table-cell table:style-name="ce306" office:value-type="currency" office:currency="GBP" office:value="8.1" calcext:value-type="currency">
            <text:p>£8,1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78387" calcext:value-type="float">
            <text:p>578387</text:p>
          </table:table-cell>
          <table:table-cell table:style-name="ce282" table:formula="of:=INDEX([JobSchedules.$B$2:.$B$403]; MATCH([.$A144]; [JobSchedules.$A$2:.$A$400]; 0))" office:value-type="date" office:date-value="2019-06-14" calcext:value-type="date">
            <text:p>14/06/2019</text:p>
          </table:table-cell>
          <table:table-cell table:style-name="ce293" office:value-type="string" calcext:value-type="string">
            <text:p>W12 7GE</text:p>
          </table:table-cell>
          <table:table-cell table:style-name="ce322" table:formula="of:=INDEX([JobSchedules.$F$2:.$F$403]; MATCH([.$A144]; [JobSchedules.$A$2:.$A$403]; 0))" office:value-type="string" office:string-value="Claires Accessories Uk Ltd,Unit 2051, Arial Way, Westfield Shopping Centre, White City, London,W12 7GE" calcext:value-type="string">
            <text:p>Claires Accessories Uk Ltd,Unit 2051, Arial Way, Westfield Shopping Centre, White City, London,W12 7GE</text:p>
          </table:table-cell>
          <table:table-cell table:style-name="ce293"/>
          <table:table-cell table:style-name="ce322" office:value-type="currency" office:currency="GBP" office:value="1.5" calcext:value-type="currency">
            <text:p>£1,50</text:p>
          </table:table-cell>
          <table:table-cell table:style-name="ce293" table:number-columns-repeated="3"/>
          <table:table-cell table:style-name="ce322" table:formula="of:=SUM([.F142:.F144])" office:value-type="currency" office:currency="GBP" office:value="28.5" calcext:value-type="currency">
            <text:p>£28,50</text:p>
          </table:table-cell>
          <table:table-cell table:style-name="ce332" office:value-type="string" calcext:value-type="string">
            <text:p>Sent off 16/06/2019</text:p>
          </table:table-cell>
          <table:table-cell table:style-name="ce293" table:number-columns-repeated="53"/>
        </table:table-row>
        <table:table-row table:style-name="ro1">
          <table:table-cell table:style-name="ce255" office:value-type="float" office:value="568191" calcext:value-type="float">
            <text:p>568191</text:p>
          </table:table-cell>
          <table:table-cell table:style-name="ce280" table:formula="of:=INDEX([JobSchedules.$B$2:.$B$403]; MATCH([.$A145]; [JobSchedules.$A$2:.$A$400]; 0))" office:value-type="date" office:date-value="2019-06-17" calcext:value-type="date">
            <text:p>17/06/2019</text:p>
          </table:table-cell>
          <table:table-cell table:style-name="ce290" office:value-type="string" calcext:value-type="string">
            <text:p>KT4 8DR</text:p>
          </table:table-cell>
          <table:table-cell table:style-name="ce306" table:formula="of:=INDEX([JobSchedules.$F$2:.$F$403]; MATCH([.$A145]; [JobSchedules.$A$2:.$A$403]; 0))" office:value-type="string" office:string-value="Poundland Limited,177 Central Road, Worcester Park, Surrey,KT4 8DR" calcext:value-type="string">
            <text:p>Poundland Limited,177 Central Road, Worcester Park, Surrey,KT4 8DR</text:p>
          </table:table-cell>
          <table:table-cell table:style-name="ce290"/>
          <table:table-cell table:style-name="ce306" office:value-type="currency" office:currency="GBP" office:value="8" calcext:value-type="currency">
            <text:p>£8,00</text:p>
          </table:table-cell>
          <table:table-cell table:style-name="ce290" table:number-columns-repeated="3"/>
          <table:table-cell table:style-name="ce306"/>
          <table:table-cell table:style-name="ce290" table:number-columns-repeated="54"/>
        </table:table-row>
        <table:table-row table:style-name="ro1">
          <table:table-cell table:style-name="ce255" office:value-type="float" office:value="571055" calcext:value-type="float">
            <text:p>571055</text:p>
          </table:table-cell>
          <table:table-cell table:style-name="ce280" table:formula="of:=INDEX([JobSchedules.$B$2:.$B$403]; MATCH([.$A146]; [JobSchedules.$A$2:.$A$400]; 0))" office:value-type="date" office:date-value="2019-06-19" calcext:value-type="date">
            <text:p>19/06/2019</text:p>
          </table:table-cell>
          <table:table-cell table:style-name="ce290" office:value-type="string" calcext:value-type="string">
            <text:p>SW18 4TF</text:p>
          </table:table-cell>
          <table:table-cell table:style-name="ce306" table:formula="of:=INDEX([JobSchedules.$F$2:.$F$403]; MATCH([.$A146]; [JobSchedules.$A$2:.$A$403]; 0))" office:value-type="string" office:string-value="Waterstones Booksellers Limited,Unit 5, Southside Shopping Centre, Wandsworth, London,SW18 4TF" calcext:value-type="string">
            <text:p>Waterstones Booksellers Limited,Unit 5, Southside Shopping Centre, Wandsworth, London,SW18 4TF</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52972" calcext:value-type="float">
            <text:p>552972</text:p>
          </table:table-cell>
          <table:table-cell table:style-name="ce282" table:formula="of:=INDEX([JobSchedules.$B$2:.$B$403]; MATCH([.$A147]; [JobSchedules.$A$2:.$A$400]; 0))" office:value-type="date" office:date-value="2019-06-21" calcext:value-type="date">
            <text:p>21/06/2019</text:p>
          </table:table-cell>
          <table:table-cell table:style-name="ce293" office:value-type="string" calcext:value-type="string">
            <text:p>SW6 6BT</text:p>
          </table:table-cell>
          <table:table-cell table:style-name="ce322" table:formula="of:=INDEX([JobSchedules.$F$2:.$F$403]; MATCH([.$A147]; [JobSchedules.$A$2:.$A$403]; 0))" office:value-type="string" office:string-value="Co-Op Group Limited,227-233 Munster Road, Fulham, London,SW6 6BT" calcext:value-type="string">
            <text:p>Co-Op Group Limited,227-233 Munster Road, Fulham, London,SW6 6BT</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45:.F147])" office:value-type="currency" office:currency="GBP" office:value="11" calcext:value-type="currency">
            <text:p>£11,00</text:p>
          </table:table-cell>
          <table:table-cell table:style-name="ce332" office:value-type="string" calcext:value-type="string">
            <text:p>Sent off 23/06/2019</text:p>
          </table:table-cell>
          <table:table-cell table:style-name="ce293" table:number-columns-repeated="53"/>
        </table:table-row>
        <table:table-row table:style-name="ro1">
          <table:table-cell table:style-name="ce255" office:value-type="float" office:value="548916" calcext:value-type="float">
            <text:p>548916</text:p>
          </table:table-cell>
          <table:table-cell table:style-name="ce280" table:formula="of:=INDEX([JobSchedules.$B$2:.$B$403]; MATCH([.$A148]; [JobSchedules.$A$2:.$A$400]; 0))" office:value-type="date" office:date-value="2019-06-26" calcext:value-type="date">
            <text:p>26/06/2019</text:p>
          </table:table-cell>
          <table:table-cell table:style-name="ce290" office:value-type="string" calcext:value-type="string">
            <text:p>W12 7HT</text:p>
          </table:table-cell>
          <table:table-cell table:style-name="ce306" table:formula="of:=INDEX([JobSchedules.$F$2:.$F$403]; MATCH([.$A148]; [JobSchedules.$A$2:.$A$403]; 0))" office:value-type="string" office:string-value="Boots UK Limited,Westfield, White City Shopping Centre, Ariel Way, White City, London,W12 7HT" calcext:value-type="string">
            <text:p>Boots UK Limited,Westfield, White City Shopping Centre, Ariel Way, White City, London,W12 7HT</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66008" calcext:value-type="float">
            <text:p>566008</text:p>
          </table:table-cell>
          <table:table-cell table:style-name="ce282" table:formula="of:=INDEX([JobSchedules.$B$2:.$B$403]; MATCH([.$A149]; [JobSchedules.$A$2:.$A$400]; 0))" office:value-type="date" office:date-value="2019-06-27" calcext:value-type="date">
            <text:p>27/06/2019</text:p>
          </table:table-cell>
          <table:table-cell table:style-name="ce293" office:value-type="string" calcext:value-type="string">
            <text:p>EC2M 7QA</text:p>
          </table:table-cell>
          <table:table-cell table:style-name="ce322" table:formula="of:=INDEX([JobSchedules.$F$2:.$F$403]; MATCH([.$A149]; [JobSchedules.$A$2:.$A$403]; 0))" office:value-type="string" office:string-value="W H Smith Plc,(Travel) Liverpool St (Broadgate, Western Concourse) Railway Station, Liverpool St, London,EC2M 7QA" calcext:value-type="string">
            <text:p>W H Smith Plc,(Travel) Liverpool St (Broadgate, Western Concourse) Railway Station, Liverpool St, London,EC2M 7QA</text:p>
          </table:table-cell>
          <table:table-cell table:style-name="ce293"/>
          <table:table-cell table:style-name="ce322" office:value-type="currency" office:currency="GBP" office:value="5.4" calcext:value-type="currency">
            <text:p>£5,40</text:p>
          </table:table-cell>
          <table:table-cell table:style-name="ce293" table:number-columns-repeated="3"/>
          <table:table-cell table:style-name="ce322" table:formula="of:=SUM([.F148:.F149])" office:value-type="currency" office:currency="GBP" office:value="8.4" calcext:value-type="currency">
            <text:p>£8,40</text:p>
          </table:table-cell>
          <table:table-cell table:style-name="ce332" office:value-type="string" calcext:value-type="string">
            <text:p>Sent off 30/06/2019</text:p>
          </table:table-cell>
          <table:table-cell table:style-name="ce293" table:number-columns-repeated="53"/>
        </table:table-row>
        <table:table-row table:style-name="ro1">
          <table:table-cell table:style-name="ce255" office:value-type="float" office:value="521241" calcext:value-type="float">
            <text:p>521241</text:p>
          </table:table-cell>
          <table:table-cell table:style-name="ce280" table:formula="of:=INDEX([JobSchedules.$B$2:.$B$403]; MATCH([.$A150]; [JobSchedules.$A$2:.$A$400]; 0))" office:value-type="date" office:date-value="2019-07-01" calcext:value-type="date">
            <text:p>01/07/2019</text:p>
          </table:table-cell>
          <table:table-cell table:style-name="ce290" office:value-type="string" calcext:value-type="string">
            <text:p>TW9 1HF</text:p>
          </table:table-cell>
          <table:table-cell table:style-name="ce306" table:formula="of:=INDEX([JobSchedules.$F$2:.$F$403]; MATCH([.$A150]; [JobSchedules.$A$2:.$A$403]; 0))" office:value-type="string" office:string-value="Boots UK Limited,60-64 George St, Richmond,TW9 1HF" calcext:value-type="string">
            <text:p>Boots UK Limited,60-64 George St, Richmond,TW9 1HF</text:p>
          </table:table-cell>
          <table:table-cell table:style-name="ce290"/>
          <table:table-cell table:style-name="ce306" office:value-type="currency" office:currency="GBP" office:value="5" calcext:value-type="currency">
            <text:p>£5,00</text:p>
          </table:table-cell>
          <table:table-cell table:style-name="ce290" table:number-columns-repeated="3"/>
          <table:table-cell table:style-name="ce306"/>
          <table:table-cell table:style-name="ce290" table:number-columns-repeated="54"/>
        </table:table-row>
        <table:table-row table:style-name="ro1">
          <table:table-cell table:style-name="ce255" office:value-type="float" office:value="571071" calcext:value-type="float">
            <text:p>571071</text:p>
          </table:table-cell>
          <table:table-cell table:style-name="ce280" table:formula="of:=INDEX([JobSchedules.$B$2:.$B$403]; MATCH([.$A151]; [JobSchedules.$A$2:.$A$400]; 0))" office:value-type="date" office:date-value="2019-07-03" calcext:value-type="date">
            <text:p>03/07/2019</text:p>
          </table:table-cell>
          <table:table-cell table:style-name="ce290" office:value-type="string" calcext:value-type="string">
            <text:p>SW15 1TW</text:p>
          </table:table-cell>
          <table:table-cell table:style-name="ce306" table:formula="of:=INDEX([JobSchedules.$F$2:.$F$403]; MATCH([.$A151]; [JobSchedules.$A$2:.$A$403]; 0))" office:value-type="string" office:string-value="Waterstones Booksellers Limited,Unit 5, Ground Floor, Exchange Centre, Putney High St, London,SW15 1TW" calcext:value-type="string">
            <text:p>Waterstones Booksellers Limited,Unit 5, Ground Floor, Exchange Centre, Putney High St, London,SW15 1TW</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5" office:value-type="float" office:value="568215" calcext:value-type="float">
            <text:p>568215</text:p>
          </table:table-cell>
          <table:table-cell table:style-name="ce280" table:formula="of:=INDEX([JobSchedules.$B$2:.$B$403]; MATCH([.$A152]; [JobSchedules.$A$2:.$A$400]; 0))" office:value-type="date" office:date-value="2019-07-04" calcext:value-type="date">
            <text:p>04/07/2019</text:p>
          </table:table-cell>
          <table:table-cell table:style-name="ce290" office:value-type="string" calcext:value-type="string">
            <text:p>SW15 1RB</text:p>
          </table:table-cell>
          <table:table-cell table:style-name="ce306" table:formula="of:=INDEX([JobSchedules.$F$2:.$F$403]; MATCH([.$A152]; [JobSchedules.$A$2:.$A$403]; 0))" office:value-type="string" office:string-value="Poundland Limited,177 Central Road, Worcester Park, Surrey,KT4 8DR" calcext:value-type="string">
            <text:p>Poundland Limited,177 Central Road, Worcester Park, Surrey,KT4 8DR</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80964" calcext:value-type="float">
            <text:p>580964</text:p>
          </table:table-cell>
          <table:table-cell table:style-name="ce282" table:formula="of:=INDEX([JobSchedules.$B$2:.$B$403]; MATCH([.$A153]; [JobSchedules.$A$2:.$A$400]; 0))" office:value-type="date" office:date-value="2019-07-05" calcext:value-type="date">
            <text:p>05/07/2019</text:p>
          </table:table-cell>
          <table:table-cell table:style-name="ce293" office:value-type="string" calcext:value-type="string">
            <text:p>KT12 1DH</text:p>
          </table:table-cell>
          <table:table-cell table:style-name="ce322" table:formula="of:=INDEX([JobSchedules.$F$2:.$F$403]; MATCH([.$A153]; [JobSchedules.$A$2:.$A$403]; 0))" office:value-type="string" office:string-value="Superdrug,41, High Street Walton On Thames Surrey ,KT12 1DH " calcext:value-type="string">
            <text:p>Superdrug,41, High Street Walton On Thames Surrey ,KT12 1DH </text:p>
          </table:table-cell>
          <table:table-cell table:style-name="ce293"/>
          <table:table-cell table:style-name="ce322" office:value-type="currency" office:currency="GBP" office:value="8.2" calcext:value-type="currency">
            <text:p>£8,20</text:p>
          </table:table-cell>
          <table:table-cell table:style-name="ce293" table:number-columns-repeated="3"/>
          <table:table-cell table:style-name="ce322" table:formula="of:=SUM([.F150:.F153])" office:value-type="currency" office:currency="GBP" office:value="16.2" calcext:value-type="currency">
            <text:p>£16,20</text:p>
          </table:table-cell>
          <table:table-cell table:style-name="ce332" office:value-type="string" calcext:value-type="string">
            <text:p>Sent off 08/07/2019</text:p>
          </table:table-cell>
          <table:table-cell table:style-name="ce293" table:number-columns-repeated="53"/>
        </table:table-row>
        <table:table-row table:style-name="ro1">
          <table:table-cell table:style-name="ce161" office:value-type="float" office:value="559379" calcext:value-type="float">
            <text:p>559379</text:p>
          </table:table-cell>
          <table:table-cell table:style-name="ce280" table:formula="of:=INDEX([JobSchedules.$B$2:.$B$403]; MATCH([.$A154]; [JobSchedules.$A$2:.$A$400]; 0))" office:value-type="date" office:date-value="2019-07-08" calcext:value-type="date">
            <text:p>08/07/2019</text:p>
          </table:table-cell>
          <table:table-cell table:style-name="ce290" office:value-type="string" calcext:value-type="string">
            <text:p>SW11 1PW</text:p>
          </table:table-cell>
          <table:table-cell table:style-name="ce306" table:formula="of:=INDEX([JobSchedules.$F$2:.$F$403]; MATCH([.$A154]; [JobSchedules.$A$2:.$A$403]; 0))" office:value-type="string" office:string-value="Superdrug,36 St John's Rd, Battersea, London,SW11 1PW" calcext:value-type="string">
            <text:p>Superdrug,36 St John's Rd, Battersea, London,SW11 1PW</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68274" calcext:value-type="float">
            <text:p>568274</text:p>
          </table:table-cell>
          <table:table-cell table:style-name="ce280" table:formula="of:=INDEX([JobSchedules.$B$2:.$B$403]; MATCH([.$A155]; [JobSchedules.$A$2:.$A$400]; 0))" office:value-type="date" office:date-value="2019-07-10" calcext:value-type="date">
            <text:p>10/07/2019</text:p>
          </table:table-cell>
          <table:table-cell table:style-name="ce290" office:value-type="string" calcext:value-type="string">
            <text:p>KT19 8AJ</text:p>
          </table:table-cell>
          <table:table-cell table:style-name="ce306" table:formula="of:=INDEX([JobSchedules.$F$2:.$F$403]; MATCH([.$A155]; [JobSchedules.$A$2:.$A$403]; 0))" office:value-type="string" office:string-value="Poundland Limited,46 High St, Epsom,KT19 8AJ" calcext:value-type="string">
            <text:p>Poundland Limited,46 High St, Epsom,KT19 8AJ</text:p>
          </table:table-cell>
          <table:table-cell table:style-name="ce290"/>
          <table:table-cell table:style-name="ce306" office:value-type="currency" office:currency="GBP" office:value="10" calcext:value-type="currency">
            <text:p>£10,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9375" calcext:value-type="float">
            <text:p>559375</text:p>
          </table:table-cell>
          <table:table-cell table:style-name="ce282" table:formula="of:=INDEX([JobSchedules.$B$2:.$B$403]; MATCH([.$A156]; [JobSchedules.$A$2:.$A$400]; 0))" office:value-type="date" office:date-value="2019-07-12" calcext:value-type="date">
            <text:p>12/07/2019</text:p>
          </table:table-cell>
          <table:table-cell table:style-name="ce293" office:value-type="string" calcext:value-type="string">
            <text:p>SW4 7UB</text:p>
          </table:table-cell>
          <table:table-cell table:style-name="ce322" table:formula="of:=INDEX([JobSchedules.$F$2:.$F$403]; MATCH([.$A156]; [JobSchedules.$A$2:.$A$403]; 0))" office:value-type="string" office:string-value="Superdrug,156-158 Clapham High St, Clapham, London,SW4 7UG" calcext:value-type="string">
            <text:p>Superdrug,156-158 Clapham High St, Clapham, London,SW4 7UG</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54:.F156])" office:value-type="currency" office:currency="GBP" office:value="13" calcext:value-type="currency">
            <text:p>£13,00</text:p>
          </table:table-cell>
          <table:table-cell table:style-name="ce332" office:value-type="string" calcext:value-type="string">
            <text:p>Sent off 15/07/2019</text:p>
          </table:table-cell>
          <table:table-cell table:style-name="ce293" table:number-columns-repeated="53"/>
        </table:table-row>
        <table:table-row table:style-name="ro1">
          <table:table-cell table:style-name="ce161" office:value-type="float" office:value="580694" calcext:value-type="float">
            <text:p>580694</text:p>
          </table:table-cell>
          <table:table-cell table:style-name="ce280" table:formula="of:=INDEX([JobSchedules.$B$2:.$B$403]; MATCH([.$A157]; [JobSchedules.$A$2:.$A$400]; 0))" office:value-type="date" office:date-value="2019-07-15" calcext:value-type="date">
            <text:p>15/07/2019</text:p>
          </table:table-cell>
          <table:table-cell table:style-name="ce290" office:value-type="string" calcext:value-type="string">
            <text:p>KT1 1QP</text:p>
          </table:table-cell>
          <table:table-cell table:style-name="ce306" table:formula="of:=INDEX([JobSchedules.$F$2:.$F$403]; MATCH([.$A157]; [JobSchedules.$A$2:.$A$403]; 0))" office:value-type="string" office:string-value="Wilkinson Group PLC,146/152, Clarence Street, Kingston Upon Thames, Surrey,KT1 1QP" calcext:value-type="string">
            <text:p>Wilkinson Group PLC,146/152, Clarence Street, Kingston Upon Thames, Surrey,KT1 1QP</text:p>
          </table:table-cell>
          <table:table-cell table:style-name="ce290"/>
          <table:table-cell table:style-name="ce306" office:value-type="currency" office:currency="GBP" office:value="6" calcext:value-type="currency">
            <text:p>£6,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80695" calcext:value-type="float">
            <text:p>580695</text:p>
          </table:table-cell>
          <table:table-cell table:style-name="ce282" table:formula="of:=INDEX([JobSchedules.$B$2:.$B$403]; MATCH([.$A158]; [JobSchedules.$A$2:.$A$400]; 0))" office:value-type="date" office:date-value="2019-07-16" calcext:value-type="date">
            <text:p>16/07/2019</text:p>
          </table:table-cell>
          <table:table-cell table:style-name="ce293" office:value-type="string" calcext:value-type="string">
            <text:p>KT19 8BA</text:p>
          </table:table-cell>
          <table:table-cell table:style-name="ce322" table:formula="of:=INDEX([JobSchedules.$F$2:.$F$403]; MATCH([.$A158]; [JobSchedules.$A$2:.$A$403]; 0))" office:value-type="string" office:string-value="Wilkinson Group PLC,78-80 High St, Epsom,KT19 8BA" calcext:value-type="string">
            <text:p>Wilkinson Group PLC,78-80 High St, Epsom,KT19 8BA</text:p>
          </table:table-cell>
          <table:table-cell table:style-name="ce293"/>
          <table:table-cell table:style-name="ce322" office:value-type="currency" office:currency="GBP" office:value="4.5" calcext:value-type="currency">
            <text:p>£4,50</text:p>
          </table:table-cell>
          <table:table-cell table:style-name="ce293" table:number-columns-repeated="3"/>
          <table:table-cell table:style-name="ce322" table:formula="of:=SUM([.F157:.F158])" office:value-type="currency" office:currency="GBP" office:value="10.5" calcext:value-type="currency">
            <text:p>£10,50</text:p>
          </table:table-cell>
          <table:table-cell table:style-name="ce332" office:value-type="string" calcext:value-type="string">
            <text:p>Sent off 21/07/2019</text:p>
          </table:table-cell>
          <table:table-cell table:style-name="ce293" table:number-columns-repeated="53"/>
        </table:table-row>
        <table:table-row table:style-name="ro1">
          <table:table-cell table:style-name="ce155" office:value-type="float" office:value="520758" calcext:value-type="float">
            <text:p>520758</text:p>
          </table:table-cell>
          <table:table-cell table:style-name="ce280" table:formula="of:=INDEX([JobSchedules.$B$2:.$B$403]; MATCH([.$A159]; [JobSchedules.$A$2:.$A$400]; 0))" office:value-type="date" office:date-value="2019-07-22" calcext:value-type="date">
            <text:p>22/07/2019</text:p>
          </table:table-cell>
          <table:table-cell table:style-name="ce290" office:value-type="string" calcext:value-type="string">
            <text:p>SW19 2TY</text:p>
          </table:table-cell>
          <table:table-cell table:style-name="ce306" table:formula="of:=INDEX([JobSchedules.$F$2:.$F$403]; MATCH([.$A159]; [JobSchedules.$A$2:.$A$403]; 0))" office:value-type="string" office:string-value="Boots UK Limited,Unit 9 The Tandem Centre, London,SW19 2TY" calcext:value-type="string">
            <text:p>Boots UK Limited,Unit 9 The Tandem Centre, London,SW19 2TY</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55" office:value-type="float" office:value="520963" calcext:value-type="float">
            <text:p>520963</text:p>
          </table:table-cell>
          <table:table-cell table:style-name="ce280" table:formula="of:=INDEX([JobSchedules.$B$2:.$B$403]; MATCH([.$A160]; [JobSchedules.$A$2:.$A$400]; 0))" office:value-type="date" office:date-value="2019-07-24" calcext:value-type="date">
            <text:p>24/07/2019</text:p>
          </table:table-cell>
          <table:table-cell table:style-name="ce290" office:value-type="string" calcext:value-type="string">
            <text:p>DA9 9SJ</text:p>
          </table:table-cell>
          <table:table-cell table:style-name="ce306" table:formula="of:=INDEX([JobSchedules.$F$2:.$F$403]; MATCH([.$A160]; [JobSchedules.$A$2:.$A$403]; 0))" office:value-type="string" office:string-value="Boots UK Limited,Msu2 Lower Thames Walk, Bluewater Shopping Centre, Greenhithe, Kent,DA9 9SJ" calcext:value-type="string">
            <text:p>Boots UK Limited,Msu2 Lower Thames Walk, Bluewater Shopping Centre, Greenhithe, Kent,DA9 9SJ</text:p>
          </table:table-cell>
          <table:table-cell table:style-name="ce290"/>
          <table:table-cell table:style-name="ce306" office:value-type="currency" office:currency="GBP" office:value="6.9" calcext:value-type="currency">
            <text:p>£6,9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1594" calcext:value-type="float">
            <text:p>571594</text:p>
          </table:table-cell>
          <table:table-cell table:style-name="ce282" table:formula="of:=INDEX([JobSchedules.$B$2:.$B$403]; MATCH([.$A161]; [JobSchedules.$A$2:.$A$400]; 0))" office:value-type="date" office:date-value="2019-07-26" calcext:value-type="date">
            <text:p>26/07/2019</text:p>
          </table:table-cell>
          <table:table-cell table:style-name="ce293" office:value-type="string" calcext:value-type="string">
            <text:p>RH10 9AN</text:p>
          </table:table-cell>
          <table:table-cell table:style-name="ce322" table:formula="of:=INDEX([JobSchedules.$F$2:.$F$403]; MATCH([.$A161]; [JobSchedules.$A$2:.$A$403]; 0))" office:value-type="string" office:string-value="Euro Car Parts Limited,Unit 1b, 40 - 62 Gatwick Road, Crawley, West Sussex,RH10 9AN" calcext:value-type="string">
            <text:p>Euro Car Parts Limited,Unit 1b, 40 - 62 Gatwick Road, Crawley, West Sussex,RH10 9AN</text:p>
          </table:table-cell>
          <table:table-cell table:style-name="ce293"/>
          <table:table-cell table:style-name="ce322" table:formula="of:=10.7+11+2.5" office:value-type="currency" office:currency="GBP" office:value="24.2" calcext:value-type="currency">
            <text:p>£24,20</text:p>
          </table:table-cell>
          <table:table-cell table:style-name="ce293" table:number-columns-repeated="3"/>
          <table:table-cell table:style-name="ce322" table:formula="of:=SUM([.F159:.F161])" office:value-type="currency" office:currency="GBP" office:value="34.1" calcext:value-type="currency">
            <text:p>£34,10</text:p>
          </table:table-cell>
          <table:table-cell table:style-name="ce332" office:value-type="string" calcext:value-type="string">
            <text:p>Sent off 30/07/2019</text:p>
          </table:table-cell>
          <table:table-cell table:style-name="ce293" table:number-columns-repeated="53"/>
        </table:table-row>
        <table:table-row table:style-name="ro1">
          <table:table-cell table:style-name="ce161" office:value-type="float" office:value="568244" calcext:value-type="float">
            <text:p>568244</text:p>
          </table:table-cell>
          <table:table-cell table:style-name="ce280" office:value-type="date" office:date-value="2019-07-29" calcext:value-type="date">
            <text:p>29/07/2019</text:p>
          </table:table-cell>
          <table:table-cell table:style-name="ce290" office:value-type="string" calcext:value-type="string">
            <text:p>ME4 4BA</text:p>
          </table:table-cell>
          <table:table-cell table:style-name="ce306" table:formula="of:=INDEX([JobSchedules.$F$2:.$F$403]; MATCH([.$A162]; [JobSchedules.$A$2:.$A$403]; 0))" office:value-type="string" office:string-value="Poundland Limited,167-169 High Street, Chatham, Kent,ME4 4BA" calcext:value-type="string">
            <text:p>Poundland Limited,167-169 High Street, Chatham, Kent,ME4 4BA</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82332" calcext:value-type="float">
            <text:p>582332</text:p>
          </table:table-cell>
          <table:table-cell table:style-name="ce280" table:formula="of:=INDEX([JobSchedules.$B$2:.$B$403]; MATCH([.$A163]; [JobSchedules.$A$2:.$A$400]; 0))" office:value-type="date" office:date-value="2019-07-31" calcext:value-type="date">
            <text:p>31/07/2019</text:p>
          </table:table-cell>
          <table:table-cell table:style-name="ce290" office:value-type="string" calcext:value-type="string">
            <text:p>SE5 8RW</text:p>
          </table:table-cell>
          <table:table-cell table:style-name="ce306" table:formula="of:=INDEX([JobSchedules.$F$2:.$F$403]; MATCH([.$A163]; [JobSchedules.$A$2:.$A$403]; 0))" office:value-type="string" office:string-value="Poundland Limited,Butterfly Walk, Denmark Hill, Camberwell, London,SE5 8RW" calcext:value-type="string">
            <text:p>Poundland Limited,Butterfly Walk, Denmark Hill, Camberwell, London,SE5 8RW</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55942" calcext:value-type="float">
            <text:p>555942</text:p>
          </table:table-cell>
          <table:table-cell table:style-name="ce280" table:formula="of:=INDEX([JobSchedules.$B$2:.$B$403]; MATCH([.$A164]; [JobSchedules.$A$2:.$A$400]; 0))" office:value-type="date" office:date-value="2019-08-02" calcext:value-type="date">
            <text:p>02/08/2019</text:p>
          </table:table-cell>
          <table:table-cell table:style-name="ce290" office:value-type="string" calcext:value-type="string">
            <text:p>KT15 2TX</text:p>
          </table:table-cell>
          <table:table-cell table:style-name="ce306" table:formula="of:=INDEX([JobSchedules.$F$2:.$F$403]; MATCH([.$A164]; [JobSchedules.$A$2:.$A$403]; 0))" office:value-type="string" office:string-value="Co-Op Group Limited,51-53 Green Lane, Addlestone,KT15 2TX" calcext:value-type="string">
            <text:p>Co-Op Group Limited,51-53 Green Lane, Addlestone,KT15 2TX</text:p>
          </table:table-cell>
          <table:table-cell table:style-name="ce290"/>
          <table:table-cell table:style-name="ce306" table:formula="of:=3+12.6" office:value-type="currency" office:currency="GBP" office:value="15.6" calcext:value-type="currency">
            <text:p>£15,60</text:p>
          </table:table-cell>
          <table:table-cell table:style-name="ce290" table:number-columns-repeated="3"/>
          <table:table-cell table:style-name="ce306"/>
          <table:table-cell table:style-name="ce333"/>
          <table:table-cell table:style-name="ce290" table:number-columns-repeated="53"/>
        </table:table-row>
        <table:table-row table:style-name="ro1">
          <table:table-cell table:style-name="ce161" office:value-type="float" office:value="568315" calcext:value-type="float">
            <text:p>568315</text:p>
          </table:table-cell>
          <table:table-cell table:style-name="ce280" table:formula="of:=INDEX([JobSchedules.$B$2:.$B$403]; MATCH([.$A165]; [JobSchedules.$A$2:.$A$400]; 0))" office:value-type="date" office:date-value="2019-08-05" calcext:value-type="date">
            <text:p>05/08/2019</text:p>
          </table:table-cell>
          <table:table-cell table:style-name="ce290" office:value-type="string" calcext:value-type="string">
            <text:p>SW18 4TE</text:p>
          </table:table-cell>
          <table:table-cell table:style-name="ce306" table:formula="of:=INDEX([JobSchedules.$F$2:.$F$403]; MATCH([.$A165]; [JobSchedules.$A$2:.$A$403]; 0))" office:value-type="string" office:string-value="Poundland Limited,Unit 37, Central Mall, The Wandsworth Shopping Centre, Wandsworth,SW18 4TE" calcext:value-type="string">
            <text:p>Poundland Limited,Unit 37, Central Mall, The Wandsworth Shopping Centre, Wandsworth,SW18 4TE</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59257" calcext:value-type="float">
            <text:p>559257</text:p>
          </table:table-cell>
          <table:table-cell table:style-name="ce280" table:formula="of:=INDEX([JobSchedules.$B$2:.$B$403]; MATCH([.$A166]; [JobSchedules.$A$2:.$A$400]; 0))" office:value-type="date" office:date-value="2019-08-07" calcext:value-type="date">
            <text:p>07/08/2019</text:p>
          </table:table-cell>
          <table:table-cell table:style-name="ce290" office:value-type="string" calcext:value-type="string">
            <text:p>UB1 1JR</text:p>
          </table:table-cell>
          <table:table-cell table:style-name="ce306" table:formula="of:=INDEX([JobSchedules.$F$2:.$F$403]; MATCH([.$A166]; [JobSchedules.$A$2:.$A$403]; 0))" office:value-type="string" office:string-value="Superdrug,19/20 The Broadway Southall Middlesex ,UB1 1JR" calcext:value-type="string">
            <text:p>Superdrug,19/20 The Broadway Southall Middlesex ,UB1 1JR</text:p>
          </table:table-cell>
          <table:table-cell table:style-name="ce290"/>
          <table:table-cell table:style-name="ce306" office:value-type="currency" office:currency="GBP" office:value="4.7" calcext:value-type="currency">
            <text:p>£4,7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1595" calcext:value-type="float">
            <text:p>571595</text:p>
          </table:table-cell>
          <table:table-cell table:style-name="ce282" table:formula="of:=INDEX([JobSchedules.$B$2:.$B$403]; MATCH([.$A167]; [JobSchedules.$A$2:.$A$400]; 0))" office:value-type="date" office:date-value="2019-08-09" calcext:value-type="date">
            <text:p>09/08/2019</text:p>
          </table:table-cell>
          <table:table-cell table:style-name="ce293" office:value-type="string" calcext:value-type="string">
            <text:p>ME20 7NA</text:p>
          </table:table-cell>
          <table:table-cell table:style-name="ce322" table:formula="of:=INDEX([JobSchedules.$F$2:.$F$403]; MATCH([.$A167]; [JobSchedules.$A$2:.$A$403]; 0))" office:value-type="string" office:string-value="Euro Car Parts Limited,13d Euroways, Wood Close, Mills Road, Quarry Wood, Maidstone,ME20 7NA" calcext:value-type="string">
            <text:p>Euro Car Parts Limited,13d Euroways, Wood Close, Mills Road, Quarry Wood, Maidstone,ME20 7NA</text:p>
          </table:table-cell>
          <table:table-cell table:style-name="ce293"/>
          <table:table-cell table:style-name="ce322" table:formula="of:=13.6-5.1" office:value-type="currency" office:currency="GBP" office:value="8.5" calcext:value-type="currency">
            <text:p>£8,50</text:p>
          </table:table-cell>
          <table:table-cell table:style-name="ce293" table:number-columns-repeated="3"/>
          <table:table-cell table:style-name="ce322" table:formula="of:=SUM([.F162:.F167])" office:value-type="currency" office:currency="GBP" office:value="37.8" calcext:value-type="currency">
            <text:p>£37,80</text:p>
          </table:table-cell>
          <table:table-cell table:style-name="ce332" office:value-type="string" calcext:value-type="string">
            <text:p>Sent off 13/08/2019</text:p>
          </table:table-cell>
          <table:table-cell table:style-name="ce293" table:number-columns-repeated="53"/>
        </table:table-row>
        <table:table-row table:style-name="ro1">
          <table:table-cell table:style-name="ce161" office:value-type="float" office:value="582481" calcext:value-type="float">
            <text:p>582481</text:p>
          </table:table-cell>
          <table:table-cell table:style-name="ce280" table:formula="of:=INDEX([JobSchedules.$B$2:.$B$403]; MATCH([.$A168]; [JobSchedules.$A$2:.$A$400]; 0))" office:value-type="date" office:date-value="2019-08-12" calcext:value-type="date">
            <text:p>12/08/2019</text:p>
          </table:table-cell>
          <table:table-cell table:style-name="ce290" office:value-type="string" calcext:value-type="string">
            <text:p>EN8 7BX</text:p>
          </table:table-cell>
          <table:table-cell table:style-name="ce306" table:formula="of:=INDEX([JobSchedules.$F$2:.$F$403]; MATCH([.$A168]; [JobSchedules.$A$2:.$A$403]; 0))" office:value-type="string" office:string-value="Poundland Limited,118 High Street, Waltham Cross, London,EN8 7BX" calcext:value-type="string">
            <text:p>Poundland Limited,118 High Street, Waltham Cross, London,EN8 7BX</text:p>
          </table:table-cell>
          <table:table-cell table:style-name="ce290"/>
          <table:table-cell table:style-name="ce306" office:value-type="currency" office:currency="GBP" office:value="11" calcext:value-type="currency">
            <text:p>£11,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1087" calcext:value-type="float">
            <text:p>571087</text:p>
          </table:table-cell>
          <table:table-cell table:style-name="ce282" table:formula="of:=INDEX([JobSchedules.$B$2:.$B$403]; MATCH([.$A169]; [JobSchedules.$A$2:.$A$400]; 0))" office:value-type="date" office:date-value="2019-08-14" calcext:value-type="date">
            <text:p>14/08/2019</text:p>
          </table:table-cell>
          <table:table-cell table:style-name="ce293" office:value-type="string" calcext:value-type="string">
            <text:p>KT12 1BZ</text:p>
          </table:table-cell>
          <table:table-cell table:style-name="ce322" table:formula="of:=INDEX([JobSchedules.$F$2:.$F$403]; MATCH([.$A169]; [JobSchedules.$A$2:.$A$403]; 0))" office:value-type="string" office:string-value="Waterstones Booksellers Limited,Unit 12-13, Heart Shopping Centre, High Street, Walton-Upon-Thames, Surrey,KT12 1BZ" calcext:value-type="string">
            <text:p>Waterstones Booksellers Limited,Unit 12-13, Heart Shopping Centre, High Street, Walton-Upon-Thames, Surrey,KT12 1BZ</text:p>
          </table:table-cell>
          <table:table-cell table:style-name="ce293"/>
          <table:table-cell table:style-name="ce322" office:value-type="currency" office:currency="GBP" office:value="7" calcext:value-type="currency">
            <text:p>£7,00</text:p>
          </table:table-cell>
          <table:table-cell table:style-name="ce293" table:number-columns-repeated="3"/>
          <table:table-cell table:style-name="ce322" table:formula="of:=SUM([.F168:.F169])" office:value-type="currency" office:currency="GBP" office:value="18" calcext:value-type="currency">
            <text:p>£18,00</text:p>
          </table:table-cell>
          <table:table-cell table:style-name="ce332" office:value-type="string" calcext:value-type="string">
            <text:p>Sent off 19/08/2019</text:p>
          </table:table-cell>
          <table:table-cell table:style-name="ce293" table:number-columns-repeated="53"/>
        </table:table-row>
        <table:table-row table:style-name="ro1">
          <table:table-cell table:style-name="ce161" office:value-type="float" office:value="568284" calcext:value-type="float">
            <text:p>568284</text:p>
          </table:table-cell>
          <table:table-cell table:style-name="ce280" table:formula="of:=INDEX([JobSchedules.$B$2:.$B$403]; MATCH([.$A170]; [JobSchedules.$A$2:.$A$400]; 0))" office:value-type="date" office:date-value="2019-08-19" calcext:value-type="date">
            <text:p>19/08/2019</text:p>
          </table:table-cell>
          <table:table-cell table:style-name="ce290" office:value-type="string" calcext:value-type="string">
            <text:p>UB1 1QB</text:p>
          </table:table-cell>
          <table:table-cell table:style-name="ce306" table:formula="of:=INDEX([JobSchedules.$F$2:.$F$403]; MATCH([.$A170]; [JobSchedules.$A$2:.$A$403]; 0))" office:value-type="string" office:string-value="Poundland Limited,44-50A, The Broadway Shopping Centre, Southall, Middlesex,UB1 1QB" calcext:value-type="string">
            <text:p>Poundland Limited,44-50A, The Broadway Shopping Centre, Southall, Middlesex,UB1 1QB</text:p>
          </table:table-cell>
          <table:table-cell table:style-name="ce290"/>
          <table:table-cell table:style-name="ce306" office:value-type="currency" office:currency="GBP" office:value="5.5" calcext:value-type="currency">
            <text:p>£5,5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8308" calcext:value-type="float">
            <text:p>578308</text:p>
          </table:table-cell>
          <table:table-cell table:style-name="ce282" table:formula="of:=INDEX([JobSchedules.$B$2:.$B$403]; MATCH([.$A171]; [JobSchedules.$A$2:.$A$400]; 0))" office:value-type="date" office:date-value="2019-08-23" calcext:value-type="date">
            <text:p>23/08/2019</text:p>
          </table:table-cell>
          <table:table-cell table:style-name="ce293" office:value-type="string" calcext:value-type="string">
            <text:p>W12 7GF</text:p>
          </table:table-cell>
          <table:table-cell table:style-name="ce322" table:formula="of:=INDEX([JobSchedules.$F$2:.$F$403]; MATCH([.$A171]; [JobSchedules.$A$2:.$A$403]; 0))" office:value-type="string" office:string-value="Hallhuber GmbH,Ariel Way, Westfield, White City, London,W12 7GF" calcext:value-type="string">
            <text:p>Hallhuber GmbH,Ariel Way, Westfield, White City, London,W12 7GF</text:p>
          </table:table-cell>
          <table:table-cell table:style-name="ce293"/>
          <table:table-cell table:style-name="ce322" office:value-type="currency" office:currency="GBP" office:value="4.7" calcext:value-type="currency">
            <text:p>£4,70</text:p>
          </table:table-cell>
          <table:table-cell table:style-name="ce293" table:number-columns-repeated="3"/>
          <table:table-cell table:style-name="ce322" table:formula="of:=SUM([.F170:.F171])" office:value-type="currency" office:currency="GBP" office:value="10.2" calcext:value-type="currency">
            <text:p>£10,20</text:p>
          </table:table-cell>
          <table:table-cell table:style-name="ce332" office:value-type="string" calcext:value-type="string">
            <text:p>Sent off 27/08/2019</text:p>
          </table:table-cell>
          <table:table-cell table:style-name="ce293" table:number-columns-repeated="53"/>
        </table:table-row>
        <table:table-row table:style-name="ro1">
          <table:table-cell table:style-name="ce161" office:value-type="float" office:value="553855" calcext:value-type="float">
            <text:p>553855</text:p>
          </table:table-cell>
          <table:table-cell table:style-name="ce280" table:formula="of:=INDEX([JobSchedules.$B$2:.$B$403]; MATCH([.$A172]; [JobSchedules.$A$2:.$A$400]; 0))" office:value-type="date" office:date-value="2019-08-28" calcext:value-type="date">
            <text:p>28/08/2019</text:p>
          </table:table-cell>
          <table:table-cell table:style-name="ce290" office:value-type="string" calcext:value-type="string">
            <text:p>SW16 5PY</text:p>
          </table:table-cell>
          <table:table-cell table:style-name="ce306" table:formula="of:=INDEX([JobSchedules.$F$2:.$F$403]; MATCH([.$A172]; [JobSchedules.$A$2:.$A$403]; 0))" office:value-type="string" office:string-value="Co-Op Group Limited,Fairview Rd, Norbury, London,SW16 5PY" calcext:value-type="string">
            <text:p>Co-Op Group Limited,Fairview Rd, Norbury, London,SW16 5PY</text:p>
          </table:table-cell>
          <table:table-cell table:style-name="ce290"/>
          <table:table-cell table:style-name="ce306" office:value-type="currency" office:currency="GBP" office:value="5.7" calcext:value-type="currency">
            <text:p>£5,7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82373" calcext:value-type="float">
            <text:p>582373</text:p>
          </table:table-cell>
          <table:table-cell table:style-name="ce282" table:formula="of:=INDEX([JobSchedules.$B$2:.$B$403]; MATCH([.$A173]; [JobSchedules.$A$2:.$A$400]; 0))" office:value-type="date" office:date-value="2019-09-01" calcext:value-type="date">
            <text:p>01/09/2019</text:p>
          </table:table-cell>
          <table:table-cell table:style-name="ce293" office:value-type="string" calcext:value-type="string">
            <text:p>SW9 8ED</text:p>
          </table:table-cell>
          <table:table-cell table:style-name="ce322" table:formula="of:=INDEX([JobSchedules.$F$2:.$F$403]; MATCH([.$A173]; [JobSchedules.$A$2:.$A$403]; 0))" office:value-type="string" office:string-value="Poundland Limited,464-466, Brixton Rd, Brixton, London,SW9 8ED" calcext:value-type="string">
            <text:p>Poundland Limited,464-466, Brixton Rd, Brixton, London,SW9 8ED</text:p>
          </table:table-cell>
          <table:table-cell table:style-name="ce293"/>
          <table:table-cell table:style-name="ce322" office:value-type="currency" office:currency="GBP" office:value="5.1" calcext:value-type="currency">
            <text:p>£5,10</text:p>
          </table:table-cell>
          <table:table-cell table:style-name="ce293" table:number-columns-repeated="3"/>
          <table:table-cell table:style-name="ce322" table:formula="of:=SUM([.F172:.F173])" office:value-type="currency" office:currency="GBP" office:value="10.8" calcext:value-type="currency">
            <text:p>£10,80</text:p>
          </table:table-cell>
          <table:table-cell table:style-name="ce332" office:value-type="string" calcext:value-type="string">
            <text:p>Sent off 02/09/2019</text:p>
          </table:table-cell>
          <table:table-cell table:style-name="ce293" table:number-columns-repeated="53"/>
        </table:table-row>
        <table:table-row table:style-name="ro1">
          <table:table-cell table:style-name="ce161" office:value-type="float" office:value="571205" calcext:value-type="float">
            <text:p>571205</text:p>
          </table:table-cell>
          <table:table-cell table:style-name="ce280" table:formula="of:=INDEX([JobSchedules.$B$2:.$B$403]; MATCH([.$A174]; [JobSchedules.$A$2:.$A$400]; 0))" office:value-type="date" office:date-value="2019-09-02" calcext:value-type="date">
            <text:p>02/09/2019</text:p>
          </table:table-cell>
          <table:table-cell table:style-name="ce290" office:value-type="string" calcext:value-type="string">
            <text:p>W1J 9LE </text:p>
          </table:table-cell>
          <table:table-cell table:style-name="ce306" table:formula="of:=INDEX([JobSchedules.$F$2:.$F$403]; MATCH([.$A174]; [JobSchedules.$A$2:.$A$403]; 0))" office:value-type="string" office:string-value="Waterstones Booksellers Limited,187 Piccadilly, St. James's, London,W1J 9LE" calcext:value-type="string">
            <text:p>Waterstones Booksellers Limited,187 Piccadilly, St. James's, London,W1J 9LE</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71219" calcext:value-type="float">
            <text:p>571219</text:p>
          </table:table-cell>
          <table:table-cell table:style-name="ce280" table:formula="of:=INDEX([JobSchedules.$B$2:.$B$403]; MATCH([.$A175]; [JobSchedules.$A$2:.$A$400]; 0))" office:value-type="date" office:date-value="2019-09-04" calcext:value-type="date">
            <text:p>04/09/2019</text:p>
          </table:table-cell>
          <table:table-cell table:style-name="ce290" office:value-type="string" calcext:value-type="string">
            <text:p>WC2N 5EJ</text:p>
          </table:table-cell>
          <table:table-cell table:style-name="ce306" table:formula="of:=INDEX([JobSchedules.$F$2:.$F$403]; MATCH([.$A175]; [JobSchedules.$A$2:.$A$403]; 0))"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3082" calcext:value-type="float">
            <text:p>553082</text:p>
          </table:table-cell>
          <table:table-cell table:style-name="ce282" table:formula="of:=INDEX([JobSchedules.$B$2:.$B$403]; MATCH([.$A176]; [JobSchedules.$A$2:.$A$400]; 0))" office:value-type="date" office:date-value="2019-09-06" calcext:value-type="date">
            <text:p>06/09/2019</text:p>
          </table:table-cell>
          <table:table-cell table:style-name="ce293" office:value-type="string" calcext:value-type="string">
            <text:p>NW5 2AB</text:p>
          </table:table-cell>
          <table:table-cell table:style-name="ce322" table:formula="of:=INDEX([JobSchedules.$F$2:.$F$403]; MATCH([.$A176]; [JobSchedules.$A$2:.$A$403]; 0))" office:value-type="string" office:string-value="Co-Op Group Limited,250-254 Kentish Town Road, Kentish Town, London,NW5 2AB" calcext:value-type="string">
            <text:p>Co-Op Group Limited,250-254 Kentish Town Road, Kentish Town, London,NW5 2AB</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74:.F176])" office:value-type="currency" office:currency="GBP" office:value="9" calcext:value-type="currency">
            <text:p>£9,00</text:p>
          </table:table-cell>
          <table:table-cell table:style-name="ce332" office:value-type="string" calcext:value-type="string">
            <text:p>Sent off 10/09/2019</text:p>
          </table:table-cell>
          <table:table-cell table:style-name="ce293" table:number-columns-repeated="53"/>
        </table:table-row>
        <table:table-row table:style-name="ro1">
          <table:table-cell table:style-name="ce162" office:value-type="float" office:value="559834" calcext:value-type="float">
            <text:p>559834</text:p>
          </table:table-cell>
          <table:table-cell table:style-name="ce282" table:formula="of:=INDEX([JobSchedules.$B$2:.$B$403]; MATCH([.$A177]; [JobSchedules.$A$2:.$A$400]; 0))" office:value-type="date" office:date-value="2019-09-09" calcext:value-type="date">
            <text:p>09/09/2019</text:p>
          </table:table-cell>
          <table:table-cell table:style-name="ce293" office:value-type="string" calcext:value-type="string">
            <text:p>SM1 1AX</text:p>
          </table:table-cell>
          <table:table-cell table:style-name="ce322" table:formula="of:=INDEX([JobSchedules.$F$2:.$F$403]; MATCH([.$A177]; [JobSchedules.$A$2:.$A$403]; 0))" office:value-type="string" office:string-value="Claires Accessories Uk Ltd,Unit 225 St Nicholas Way, Sutton,SM1 1AX" calcext:value-type="string">
            <text:p>Claires Accessories Uk Ltd,Unit 225 St Nicholas Way, Sutton,SM1 1AX</text:p>
          </table:table-cell>
          <table:table-cell table:style-name="ce293"/>
          <table:table-cell table:style-name="ce322" table:formula="of:=3+5.6" office:value-type="currency" office:currency="GBP" office:value="8.6" calcext:value-type="currency">
            <text:p>£8,60</text:p>
          </table:table-cell>
          <table:table-cell table:style-name="ce293" table:number-columns-repeated="3"/>
          <table:table-cell table:style-name="ce322" table:formula="of:=[.F177]" office:value-type="currency" office:currency="GBP" office:value="8.6" calcext:value-type="currency">
            <text:p>£8,60</text:p>
          </table:table-cell>
          <table:table-cell table:style-name="ce332" office:value-type="string" calcext:value-type="string">
            <text:p>Sent off 16/09/2019</text:p>
          </table:table-cell>
          <table:table-cell table:style-name="ce293" table:number-columns-repeated="53"/>
        </table:table-row>
        <table:table-row table:style-name="ro1">
          <table:table-cell table:style-name="ce161" office:value-type="float" office:value="571136" calcext:value-type="float">
            <text:p>571136</text:p>
          </table:table-cell>
          <table:table-cell table:style-name="ce280" table:formula="of:=INDEX([JobSchedules.$B$2:.$B$403]; MATCH([.$A178]; [JobSchedules.$A$2:.$A$400]; 0))" office:value-type="date" office:date-value="2019-09-16" calcext:value-type="date">
            <text:p>16/09/2019</text:p>
          </table:table-cell>
          <table:table-cell table:style-name="ce290" office:value-type="string" calcext:value-type="string">
            <text:p>SM1 1AX</text:p>
          </table:table-cell>
          <table:table-cell table:style-name="ce306" table:formula="of:=INDEX([JobSchedules.$F$2:.$F$403]; MATCH([.$A178]; [JobSchedules.$A$2:.$A$403]; 0))" office:value-type="string" office:string-value="Waterstones Booksellers Limited,70 St John's Rd, London,SW11 1PT" calcext:value-type="string">
            <text:p>Waterstones Booksellers Limited,70 St John's Rd, London,SW11 1PT</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84860" calcext:value-type="float">
            <text:p>584860</text:p>
          </table:table-cell>
          <table:table-cell table:style-name="ce280" table:formula="of:=INDEX([JobSchedules.$B$2:.$B$403]; MATCH([.$A179]; [JobSchedules.$A$2:.$A$400]; 0))" office:value-type="date" office:date-value="2019-09-18" calcext:value-type="date">
            <text:p>18/09/2019</text:p>
          </table:table-cell>
          <table:table-cell table:style-name="ce290" office:value-type="string" calcext:value-type="string">
            <text:p>SM1 1AX</text:p>
          </table:table-cell>
          <table:table-cell table:style-name="ce306" table:formula="of:=INDEX([JobSchedules.$F$2:.$F$403]; MATCH([.$A179]; [JobSchedules.$A$2:.$A$403]; 0))" office:value-type="string" office:string-value="Co-Op Group Limited,130-138 Garratt Ln, London,SW18 4DJ" calcext:value-type="string">
            <text:p>Co-Op Group Limited,130-138 Garratt Ln, London,SW18 4DJ</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7617" calcext:value-type="float">
            <text:p>557617</text:p>
          </table:table-cell>
          <table:table-cell table:style-name="ce282" table:formula="of:=INDEX([JobSchedules.$B$2:.$B$403]; MATCH([.$A180]; [JobSchedules.$A$2:.$A$400]; 0))" office:value-type="date" office:date-value="2019-09-20" calcext:value-type="date">
            <text:p>20/09/2019</text:p>
          </table:table-cell>
          <table:table-cell table:style-name="ce293" office:value-type="string" calcext:value-type="string">
            <text:p>SM1 1AX</text:p>
          </table:table-cell>
          <table:table-cell table:style-name="ce322" table:formula="of:=INDEX([JobSchedules.$F$2:.$F$403]; MATCH([.$A180]; [JobSchedules.$A$2:.$A$403]; 0))" office:value-type="string" office:string-value="Savers Health and Beauty Limited,32 High St, Epsom,KT19 8AH" calcext:value-type="string">
            <text:p>Savers Health and Beauty Limited,32 High St, Epsom,KT19 8AH</text:p>
          </table:table-cell>
          <table:table-cell table:style-name="ce293"/>
          <table:table-cell table:style-name="ce322" office:value-type="currency" office:currency="GBP" office:value="8.5" calcext:value-type="currency">
            <text:p>£8,50</text:p>
          </table:table-cell>
          <table:table-cell table:style-name="ce293" table:number-columns-repeated="3"/>
          <table:table-cell table:style-name="ce322" table:formula="of:=SUM([.F178:.F180])" office:value-type="currency" office:currency="GBP" office:value="8.5" calcext:value-type="currency">
            <text:p>£8,50</text:p>
          </table:table-cell>
          <table:table-cell table:style-name="ce332" office:value-type="string" calcext:value-type="string">
            <text:p>Sent off 22/09/2019</text:p>
          </table:table-cell>
          <table:table-cell table:style-name="ce293" table:number-columns-repeated="53"/>
        </table:table-row>
        <table:table-row table:style-name="ro1">
          <table:table-cell table:style-name="ce161" office:value-type="float" office:value="553280" calcext:value-type="float">
            <text:p>553280</text:p>
          </table:table-cell>
          <table:table-cell table:style-name="ce280" table:formula="of:=INDEX([JobSchedules.$B$2:.$B$403]; MATCH([.$A181]; [JobSchedules.$A$2:.$A$400]; 0))" office:value-type="date" office:date-value="2019-09-23" calcext:value-type="date">
            <text:p>23/09/2019</text:p>
          </table:table-cell>
          <table:table-cell table:style-name="ce290" office:value-type="string" calcext:value-type="string">
            <text:p>KT18 5NX</text:p>
          </table:table-cell>
          <table:table-cell table:style-name="ce306" table:formula="of:=INDEX([JobSchedules.$F$2:.$F$403]; MATCH([.$A181]; [JobSchedules.$A$2:.$A$403]; 0))" office:value-type="string" office:string-value="Co-Op Group Limited,43-49 Tattenham Cres, Epsom,KT18 5NX" calcext:value-type="string">
            <text:p>Co-Op Group Limited,43-49 Tattenham Cres, Epsom,KT18 5NX</text:p>
          </table:table-cell>
          <table:table-cell table:style-name="ce290"/>
          <table:table-cell table:style-name="ce306" table:formula="of:=16.8+2.6+1.5" office:value-type="currency" office:currency="GBP" office:value="20.9" calcext:value-type="currency">
            <text:p>£20,9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1220" calcext:value-type="float">
            <text:p>571220</text:p>
          </table:table-cell>
          <table:table-cell table:style-name="ce282" table:formula="of:=INDEX([JobSchedules.$B$2:.$B$403]; MATCH([.$A182]; [JobSchedules.$A$2:.$A$400]; 0))" office:value-type="date" office:date-value="2019-09-25" calcext:value-type="date">
            <text:p>25/09/2019</text:p>
          </table:table-cell>
          <table:table-cell table:style-name="ce293" office:value-type="string" calcext:value-type="string">
            <text:p>SW1Y 6WW</text:p>
          </table:table-cell>
          <table:table-cell table:style-name="ce322" table:formula="of:=INDEX([JobSchedules.$F$2:.$F$403]; MATCH([.$A182]; [JobSchedules.$A$2:.$A$403]; 0))" office:value-type="string" office:string-value="Waterstones Booksellers Limited,203-206 Piccadilly, St. James's, London,W1J 9HD" calcext:value-type="string">
            <text:p>Waterstones Booksellers Limited,203-206 Piccadilly, St. James's, London,W1J 9HD</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81:.F182])" office:value-type="currency" office:currency="GBP" office:value="23.9" calcext:value-type="currency">
            <text:p>£23,90</text:p>
          </table:table-cell>
          <table:table-cell table:style-name="ce332" office:value-type="string" calcext:value-type="string">
            <text:p>Sent off 30/09/2019</text:p>
          </table:table-cell>
          <table:table-cell table:style-name="ce293" table:number-columns-repeated="53"/>
        </table:table-row>
        <table:table-row table:style-name="ro1">
          <table:table-cell table:style-name="ce161" office:value-type="float" office:value="553280" calcext:value-type="float">
            <text:p>553280</text:p>
          </table:table-cell>
          <table:table-cell table:style-name="ce280" table:formula="of:=INDEX([JobSchedules.$B$2:.$B$403]; MATCH([.$A183]; [JobSchedules.$A$2:.$A$400]; 0))" office:value-type="date" office:date-value="2019-09-23" calcext:value-type="date">
            <text:p>23/09/2019</text:p>
          </table:table-cell>
          <table:table-cell table:style-name="ce290" office:value-type="string" calcext:value-type="string">
            <text:p>KT18 5NX</text:p>
          </table:table-cell>
          <table:table-cell table:style-name="ce306" table:formula="of:=INDEX([JobSchedules.$F$2:.$F$403]; MATCH([.$A183]; [JobSchedules.$A$2:.$A$403]; 0))" office:value-type="string" office:string-value="Co-Op Group Limited,43-49 Tattenham Cres, Epsom,KT18 5NX" calcext:value-type="string">
            <text:p>Co-Op Group Limited,43-49 Tattenham Cres, Epsom,KT18 5NX</text:p>
          </table:table-cell>
          <table:table-cell table:style-name="ce290"/>
          <table:table-cell table:style-name="ce306" office:value-type="currency" office:currency="GBP" office:value="5.8" calcext:value-type="currency">
            <text:p>£5,8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74073" calcext:value-type="float">
            <text:p>574073</text:p>
          </table:table-cell>
          <table:table-cell table:style-name="ce280" table:formula="of:=INDEX([JobSchedules.$B$2:.$B$403]; MATCH([.$A184]; [JobSchedules.$A$2:.$A$400]; 0))" office:value-type="date" office:date-value="2019-09-30" calcext:value-type="date">
            <text:p>30/09/2019</text:p>
          </table:table-cell>
          <table:table-cell table:style-name="ce290" office:value-type="string" calcext:value-type="string">
            <text:p>SW1P 4RG</text:p>
          </table:table-cell>
          <table:table-cell table:style-name="ce306" table:formula="of:=INDEX([JobSchedules.$F$2:.$F$403]; MATCH([.$A184]; [JobSchedules.$A$2:.$A$403]; 0))" office:value-type="string" office:string-value="Tate Enterprises Ltd,Tate Britain, Millbank, Westminster, London,SW1P 4RG" calcext:value-type="string">
            <text:p>Tate Enterprises Ltd,Tate Britain, Millbank, Westminster, London,SW1P 4RG</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73767" calcext:value-type="float">
            <text:p>573767</text:p>
          </table:table-cell>
          <table:table-cell table:style-name="ce280" table:formula="of:=INDEX([JobSchedules.$B$2:.$B$403]; MATCH([.$A185]; [JobSchedules.$A$2:.$A$400]; 0))" office:value-type="date" office:date-value="2019-10-02" calcext:value-type="date">
            <text:p>02/10/2019</text:p>
          </table:table-cell>
          <table:table-cell table:style-name="ce290" office:value-type="string" calcext:value-type="string">
            <text:p>NW6 4HJ</text:p>
          </table:table-cell>
          <table:table-cell table:style-name="ce306" table:formula="of:=INDEX([JobSchedules.$F$2:.$F$403]; MATCH([.$A185]; [JobSchedules.$A$2:.$A$403]; 0))" office:value-type="string" office:string-value="Primark Stores Limited,54 - 56, High St, North Maida Vale, London,NW6 4HJ" calcext:value-type="string">
            <text:p>Primark Stores Limited,54 - 56, High St, North Maida Vale, London,NW6 4HJ</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3769" calcext:value-type="float">
            <text:p>573769</text:p>
          </table:table-cell>
          <table:table-cell table:style-name="ce282" table:formula="of:=INDEX([JobSchedules.$B$2:.$B$403]; MATCH([.$A186]; [JobSchedules.$A$2:.$A$400]; 0))" office:value-type="date" office:date-value="2019-10-03" calcext:value-type="date">
            <text:p>03/10/2019</text:p>
          </table:table-cell>
          <table:table-cell table:style-name="ce293" office:value-type="string" calcext:value-type="string">
            <text:p>UB8 1LN</text:p>
          </table:table-cell>
          <table:table-cell table:style-name="ce322" table:formula="of:=INDEX([JobSchedules.$F$2:.$F$403]; MATCH([.$A186]; [JobSchedules.$A$2:.$A$403]; 0))" office:value-type="string" office:string-value="Primark Stores Limited,The Pavilions, 18 Chequers Square, Uxbridge,UB8 1LN" calcext:value-type="string">
            <text:p>Primark Stores Limited,The Pavilions, 18 Chequers Square, Uxbridge,UB8 1LN</text:p>
          </table:table-cell>
          <table:table-cell table:style-name="ce293"/>
          <table:table-cell table:style-name="ce322" office:value-type="currency" office:currency="GBP" office:value="5.8" calcext:value-type="currency">
            <text:p>£5,80</text:p>
          </table:table-cell>
          <table:table-cell table:style-name="ce293" table:number-columns-repeated="3"/>
          <table:table-cell table:style-name="ce322" table:formula="of:=SUM([.F183:.F186])" office:value-type="currency" office:currency="GBP" office:value="14.6" calcext:value-type="currency">
            <text:p>£14,60</text:p>
          </table:table-cell>
          <table:table-cell table:style-name="ce332" office:value-type="string" calcext:value-type="string">
            <text:p>Sent off 06/10/2019</text:p>
          </table:table-cell>
          <table:table-cell table:style-name="ce293" table:number-columns-repeated="53"/>
        </table:table-row>
        <table:table-row table:style-name="ro1">
          <table:table-cell table:style-name="ce161" office:value-type="float" office:value="100410" calcext:value-type="float">
            <text:p>100410</text:p>
          </table:table-cell>
          <table:table-cell table:style-name="ce280" table:formula="of:=INDEX([JobSchedules.$B$2:.$B$403]; MATCH([.$A187]; [JobSchedules.$A$2:.$A$400]; 0))" office:value-type="string" office:string-value="" calcext:value-type="error">
            <text:p>#N/A</text:p>
          </table:table-cell>
          <table:table-cell table:style-name="ce290" office:value-type="string" calcext:value-type="string">
            <text:p>SW16 1EX</text:p>
          </table:table-cell>
          <table:table-cell table:style-name="ce306" table:formula="of:=INDEX([JobSchedules.$F$2:.$F$403]; MATCH([.$A187]; [JobSchedules.$A$2:.$A$403]; 0))" office:value-type="string" office:string-value="" calcext:value-type="error">
            <text:p>#N/A</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100401" calcext:value-type="float">
            <text:p>100401</text:p>
          </table:table-cell>
          <table:table-cell table:style-name="ce280" table:formula="of:=INDEX([JobSchedules.$B$2:.$B$403]; MATCH([.$A188]; [JobSchedules.$A$2:.$A$400]; 0))" office:value-type="string" office:string-value="" calcext:value-type="error">
            <text:p>#N/A</text:p>
          </table:table-cell>
          <table:table-cell table:style-name="ce290" office:value-type="string" calcext:value-type="string">
            <text:p>SE5 8RZ</text:p>
          </table:table-cell>
          <table:table-cell table:style-name="ce306" table:formula="of:=INDEX([JobSchedules.$F$2:.$F$403]; MATCH([.$A188]; [JobSchedules.$A$2:.$A$403]; 0))" office:value-type="string" office:string-value="" calcext:value-type="error">
            <text:p>#N/A</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3532" calcext:value-type="float">
            <text:p>553532</text:p>
          </table:table-cell>
          <table:table-cell table:style-name="ce282" table:formula="of:=INDEX([JobSchedules.$B$2:.$B$403]; MATCH([.$A189]; [JobSchedules.$A$2:.$A$400]; 0))" office:value-type="date" office:date-value="2019-10-11" calcext:value-type="date">
            <text:p>11/10/2019</text:p>
          </table:table-cell>
          <table:table-cell table:style-name="ce293" office:value-type="string" calcext:value-type="string">
            <text:p>SW11 1NG</text:p>
          </table:table-cell>
          <table:table-cell table:style-name="ce322" table:formula="of:=INDEX([JobSchedules.$F$2:.$F$403]; MATCH([.$A189]; [JobSchedules.$A$2:.$A$403]; 0))" office:value-type="string" office:string-value="Co-Op Group Limited,15-17 Northcote Rd, Clapham, London,SW11 1NG" calcext:value-type="string">
            <text:p>Co-Op Group Limited,15-17 Northcote Rd, Clapham, London,SW11 1NG</text:p>
          </table:table-cell>
          <table:table-cell table:style-name="ce293"/>
          <table:table-cell table:style-name="ce322" office:value-type="currency" office:currency="GBP" office:value="0" calcext:value-type="currency">
            <text:p>£0,00</text:p>
          </table:table-cell>
          <table:table-cell table:style-name="ce293" table:number-columns-repeated="3"/>
          <table:table-cell table:style-name="ce322" table:formula="of:=SUM([.F187:.F189])" office:value-type="currency" office:currency="GBP" office:value="6" calcext:value-type="currency">
            <text:p>£6,00</text:p>
          </table:table-cell>
          <table:table-cell table:style-name="ce332" office:value-type="string" calcext:value-type="string">
            <text:p>Sent off 13/10/2019</text:p>
          </table:table-cell>
          <table:table-cell table:style-name="ce293" table:number-columns-repeated="53"/>
        </table:table-row>
        <table:table-row table:style-name="ro1">
          <table:table-cell table:style-name="ce161" office:value-type="float" office:value="571182" calcext:value-type="float">
            <text:p>571182</text:p>
          </table:table-cell>
          <table:table-cell table:style-name="ce280" table:formula="of:=INDEX([JobSchedules.$B$2:.$B$403]; MATCH([.$A190]; [JobSchedules.$A$2:.$A$400]; 0))" office:value-type="date" office:date-value="2019-10-14" calcext:value-type="date">
            <text:p>14/10/2019</text:p>
          </table:table-cell>
          <table:table-cell table:style-name="ce290" office:value-type="string" calcext:value-type="string">
            <text:p>W5 5JY</text:p>
          </table:table-cell>
          <table:table-cell table:style-name="ce306" table:formula="of:=INDEX([JobSchedules.$F$2:.$F$403]; MATCH([.$A190]; [JobSchedules.$A$2:.$A$403]; 0))" office:value-type="string" office:string-value="Waterstones Booksellers Limited,203-206 Piccadilly, St. James's, London,W1J 9HD" calcext:value-type="string">
            <text:p>Waterstones Booksellers Limited,203-206 Piccadilly, St. James's, London,W1J 9HD</text:p>
          </table:table-cell>
          <table:table-cell table:style-name="ce290"/>
          <table:table-cell table:style-name="ce306" office:value-type="currency" office:currency="GBP" office:value="8.2" calcext:value-type="currency">
            <text:p>£8,2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86223" calcext:value-type="float">
            <text:p>586223</text:p>
          </table:table-cell>
          <table:table-cell table:style-name="ce280" table:formula="of:=INDEX([JobSchedules.$B$2:.$B$403]; MATCH([.$A191]; [JobSchedules.$A$2:.$A$400]; 0))" office:value-type="date" office:date-value="2019-10-15" calcext:value-type="date">
            <text:p>15/10/2019</text:p>
          </table:table-cell>
          <table:table-cell table:style-name="ce290" office:value-type="string" calcext:value-type="string">
            <text:p>SW1W 8AQ</text:p>
          </table:table-cell>
          <table:table-cell table:style-name="ce306" table:formula="of:=INDEX([JobSchedules.$F$2:.$F$403]; MATCH([.$A191]; [JobSchedules.$A$2:.$A$403]; 0))" office:value-type="string" office:string-value="Ralph Lauren UK Limited,Club Monaco, 33 Sloane Square, London,SW1W 8AQ" calcext:value-type="string">
            <text:p>Ralph Lauren UK Limited,Club Monaco, 33 Sloane Square, London,SW1W 8AQ</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87053" calcext:value-type="float">
            <text:p>587053</text:p>
          </table:table-cell>
          <table:table-cell table:style-name="ce280" table:formula="of:=INDEX([JobSchedules.$B$2:.$B$403]; MATCH([.$A192]; [JobSchedules.$A$2:.$A$400]; 0))" office:value-type="date" office:date-value="2019-10-15" calcext:value-type="date">
            <text:p>15/10/2019</text:p>
          </table:table-cell>
          <table:table-cell table:style-name="ce290" office:value-type="string" calcext:value-type="string">
            <text:p>TW11 8QZ</text:p>
          </table:table-cell>
          <table:table-cell table:style-name="ce306" table:formula="of:=INDEX([JobSchedules.$F$2:.$F$403]; MATCH([.$A192]; [JobSchedules.$A$2:.$A$403]; 0))" office:value-type="string" office:string-value="Superdrug,37-39 Broad Street Teddington,TW11 8QZ" calcext:value-type="string">
            <text:p>Superdrug,37-39 Broad Street Teddington,TW11 8QZ</text:p>
          </table:table-cell>
          <table:table-cell table:style-name="ce290"/>
          <table:table-cell table:style-name="ce306" office:value-type="currency" office:currency="GBP" office:value="12.8" calcext:value-type="currency">
            <text:p>£12,8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73769" calcext:value-type="float">
            <text:p>573769</text:p>
          </table:table-cell>
          <table:table-cell table:style-name="ce280" office:value-type="date" office:date-value="2019-10-17" calcext:value-type="date">
            <text:p>17/10/2019</text:p>
          </table:table-cell>
          <table:table-cell table:style-name="ce290" office:value-type="string" calcext:value-type="string">
            <text:p>HA9 7BS</text:p>
          </table:table-cell>
          <table:table-cell table:style-name="ce306" table:formula="of:=INDEX([JobSchedules.$F$2:.$F$403]; MATCH([.$A193]; [JobSchedules.$A$2:.$A$403]; 0))" office:value-type="string" office:string-value="Primark Stores Limited,The Pavilions, 18 Chequers Square, Uxbridge,UB8 1LN" calcext:value-type="string">
            <text:p>Primark Stores Limited,The Pavilions, 18 Chequers Square, Uxbridge,UB8 1LN</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9354" calcext:value-type="float">
            <text:p>559354</text:p>
          </table:table-cell>
          <table:table-cell table:style-name="ce282" table:formula="of:=INDEX([JobSchedules.$B$2:.$B$403]; MATCH([.$A194]; [JobSchedules.$A$2:.$A$400]; 0))" office:value-type="date" office:date-value="2019-10-20" calcext:value-type="date">
            <text:p>20/10/2019</text:p>
          </table:table-cell>
          <table:table-cell table:style-name="ce293" office:value-type="string" calcext:value-type="string">
            <text:p>SW1V 1JT</text:p>
          </table:table-cell>
          <table:table-cell table:style-name="ce322" table:formula="of:=INDEX([JobSchedules.$F$2:.$F$403]; MATCH([.$A194]; [JobSchedules.$A$2:.$A$403]; 0))" office:value-type="string" office:string-value="Superdrug,Unit 35, Victoria St, Victoria, London,SW1V 1JT" calcext:value-type="string">
            <text:p>Superdrug,Unit 35, Victoria St, Victoria, London,SW1V 1JT</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90:.F194])" office:value-type="currency" office:currency="GBP" office:value="28.5" calcext:value-type="currency">
            <text:p>£28,50</text:p>
          </table:table-cell>
          <table:table-cell table:style-name="ce332" office:value-type="string" calcext:value-type="string">
            <text:p>Sent off 23/10/2019</text:p>
          </table:table-cell>
          <table:table-cell table:style-name="ce293" table:number-columns-repeated="53"/>
        </table:table-row>
        <table:table-row table:style-name="ro1">
          <table:table-cell table:style-name="ce161" office:value-type="float" office:value="559350" calcext:value-type="float">
            <text:p>559350</text:p>
          </table:table-cell>
          <table:table-cell table:style-name="ce280" table:formula="of:=INDEX([JobSchedules.$B$2:.$B$403]; MATCH([.$A195]; [JobSchedules.$A$2:.$A$400]; 0))" office:value-type="date" office:date-value="2019-10-22" calcext:value-type="date">
            <text:p>22/10/2019</text:p>
          </table:table-cell>
          <table:table-cell table:style-name="ce290" office:value-type="string" calcext:value-type="string">
            <text:p>SW6 1NN</text:p>
          </table:table-cell>
          <table:table-cell table:style-name="ce306" table:formula="of:=INDEX([JobSchedules.$F$2:.$F$403]; MATCH([.$A195]; [JobSchedules.$A$2:.$A$403]; 0))" office:value-type="string" office:string-value="Superdrug,317 North End Rd, Fulham, London,SW6 1NN" calcext:value-type="string">
            <text:p>Superdrug,317 North End Rd, Fulham, London,SW6 1NN</text:p>
          </table:table-cell>
          <table:table-cell table:style-name="ce290"/>
          <table:table-cell table:style-name="ce306" office:value-type="currency" office:currency="GBP" office:value="12.8" calcext:value-type="currency">
            <text:p>£12,8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3240" calcext:value-type="float">
            <text:p>553240</text:p>
          </table:table-cell>
          <table:table-cell table:style-name="ce282" table:formula="of:=INDEX([JobSchedules.$B$2:.$B$403]; MATCH([.$A196]; [JobSchedules.$A$2:.$A$400]; 0))" office:value-type="date" office:date-value="2019-10-24" calcext:value-type="date">
            <text:p>24/10/2019</text:p>
          </table:table-cell>
          <table:table-cell table:style-name="ce293" office:value-type="string" calcext:value-type="string">
            <text:p>W12 9RA</text:p>
          </table:table-cell>
          <table:table-cell table:style-name="ce322" table:formula="of:=INDEX([JobSchedules.$F$2:.$F$403]; MATCH([.$A196]; [JobSchedules.$A$2:.$A$403]; 0))" office:value-type="string" office:string-value="Co-Op Group Limited,187-189 Uxbridge Rd, White City, London,W12 9RA" calcext:value-type="string">
            <text:p>Co-Op Group Limited,187-189 Uxbridge Rd, White City, London,W12 9RA</text:p>
          </table:table-cell>
          <table:table-cell table:style-name="ce293"/>
          <table:table-cell table:style-name="ce322" office:value-type="currency" office:currency="GBP" office:value="12.8" calcext:value-type="currency">
            <text:p>£12,80</text:p>
          </table:table-cell>
          <table:table-cell table:style-name="ce293" table:number-columns-repeated="3"/>
          <table:table-cell table:style-name="ce322"/>
          <table:table-cell table:style-name="ce293" table:number-columns-repeated="54"/>
        </table:table-row>
        <table:table-row table:style-name="ro1">
          <table:table-cell table:style-name="ce161" office:value-type="float" office:value="560736" calcext:value-type="float">
            <text:p>560736</text:p>
          </table:table-cell>
          <table:table-cell table:style-name="ce280" table:formula="of:=INDEX([JobSchedules.$B$2:.$B$403]; MATCH([.$A197]; [JobSchedules.$A$2:.$A$400]; 0))" office:value-type="date" office:date-value="2019-10-29" calcext:value-type="date">
            <text:p>29/10/2019</text:p>
          </table:table-cell>
          <table:table-cell table:style-name="ce290" office:value-type="string" calcext:value-type="string">
            <text:p>SW18 4TG</text:p>
          </table:table-cell>
          <table:table-cell table:style-name="ce306" table:formula="of:=INDEX([JobSchedules.$F$2:.$F$403]; MATCH([.$A197]; [JobSchedules.$A$2:.$A$403]; 0))" office:value-type="string" office:string-value="Superdrug,Unit 76/77, Southside Shopping Centre, Wandsworth, London,SW18 4FT" calcext:value-type="string">
            <text:p>Superdrug,Unit 76/77, Southside Shopping Centre, Wandsworth, London,SW18 4FT</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74096" calcext:value-type="float">
            <text:p>574096</text:p>
          </table:table-cell>
          <table:table-cell table:style-name="ce280" table:formula="of:=INDEX([JobSchedules.$B$2:.$B$403]; MATCH([.$A198]; [JobSchedules.$A$2:.$A$400]; 0))" office:value-type="date" office:date-value="2019-11-01" calcext:value-type="date">
            <text:p>01/11/2019</text:p>
          </table:table-cell>
          <table:table-cell table:style-name="ce290" office:value-type="string" calcext:value-type="string">
            <text:p>TW16 5DB</text:p>
          </table:table-cell>
          <table:table-cell table:style-name="ce306" table:formula="of:=INDEX([JobSchedules.$F$2:.$F$403]; MATCH([.$A198]; [JobSchedules.$A$2:.$A$403]; 0))"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style-name="ce290"/>
          <table:table-cell table:style-name="ce306" table:formula="of:=3.9+11.6" office:value-type="currency" office:currency="GBP" office:value="15.5" calcext:value-type="currency">
            <text:p>£15,5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4100" calcext:value-type="float">
            <text:p>574100</text:p>
          </table:table-cell>
          <table:table-cell table:style-name="ce282" table:formula="of:=INDEX([JobSchedules.$B$2:.$B$403]; MATCH([.$A199]; [JobSchedules.$A$2:.$A$400]; 0))" office:value-type="date" office:date-value="2019-11-02" calcext:value-type="date">
            <text:p>02/11/2019</text:p>
          </table:table-cell>
          <table:table-cell table:style-name="ce293" office:value-type="string" calcext:value-type="string">
            <text:p>TW16 5DB</text:p>
          </table:table-cell>
          <table:table-cell table:style-name="ce322" table:formula="of:=INDEX([JobSchedules.$F$2:.$F$403]; MATCH([.$A199]; [JobSchedules.$A$2:.$A$403]; 0))"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style-name="ce293"/>
          <table:table-cell table:style-name="ce322" office:value-type="currency" office:currency="GBP" office:value="8.6" calcext:value-type="currency">
            <text:p>£8,60</text:p>
          </table:table-cell>
          <table:table-cell table:style-name="ce293" table:number-columns-repeated="3"/>
          <table:table-cell table:style-name="ce322" table:formula="of:=SUM([.F197:.F199])-9.8" office:value-type="currency" office:currency="GBP" office:value="17.3" calcext:value-type="currency">
            <text:p>£17,30</text:p>
          </table:table-cell>
          <table:table-cell table:style-name="ce332" office:value-type="string" calcext:value-type="string">
            <text:p>Refund £9.80 - Sent off 04/11/2019</text:p>
          </table:table-cell>
          <table:table-cell table:style-name="ce293" table:number-columns-repeated="53"/>
        </table:table-row>
        <table:table-row table:style-name="ro1">
          <table:table-cell table:style-name="ce161" office:value-type="float" office:value="586772" calcext:value-type="float">
            <text:p>586772</text:p>
          </table:table-cell>
          <table:table-cell table:style-name="ce280" table:formula="of:=INDEX([JobSchedules.$B$2:.$B$403]; MATCH([.$A200]; [JobSchedules.$A$2:.$A$400]; 0))" office:value-type="date" office:date-value="2019-11-05" calcext:value-type="date">
            <text:p>05/11/2019</text:p>
          </table:table-cell>
          <table:table-cell table:style-name="ce290" office:value-type="string" calcext:value-type="string">
            <text:p>KT1 1TR</text:p>
          </table:table-cell>
          <table:table-cell table:style-name="ce306" table:formula="of:=INDEX([JobSchedules.$F$2:.$F$403]; MATCH([.$A200]; [JobSchedules.$A$2:.$A$403]; 0))" office:value-type="string" office:string-value="W H Smith Plc,Unit L8, G13 &amp; G14, Wood St, Kingston upon Thames,KT1 1TR" calcext:value-type="string">
            <text:p>W H Smith Plc,Unit L8, G13 &amp; G14, Wood St, Kingston upon Thames,KT1 1TR</text:p>
          </table:table-cell>
          <table:table-cell table:style-name="ce290"/>
          <table:table-cell table:style-name="ce306" table:formula="of:=6" office:value-type="currency" office:currency="GBP" office:value="6" calcext:value-type="currency">
            <text:p>£6,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82004" calcext:value-type="float">
            <text:p>582004</text:p>
          </table:table-cell>
          <table:table-cell table:style-name="ce282" table:formula="of:=INDEX([JobSchedules.$B$2:.$B$403]; MATCH([.$A201]; [JobSchedules.$A$2:.$A$400]; 0))" office:value-type="date" office:date-value="2019-11-06" calcext:value-type="date">
            <text:p>06/11/2019</text:p>
          </table:table-cell>
          <table:table-cell table:style-name="ce293" office:value-type="string" calcext:value-type="string">
            <text:p>TW6 2GA</text:p>
          </table:table-cell>
          <table:table-cell table:style-name="ce322" table:formula="of:=INDEX([JobSchedules.$F$2:.$F$403]; MATCH([.$A201]; [JobSchedules.$A$2:.$A$403]; 0))" office:value-type="string" office:string-value="W H Smith Plc,Heathrow Airport, Heathrow Terminal 5 (Landside, Hounslow,TW6 2GA" calcext:value-type="string">
            <text:p>W H Smith Plc,Heathrow Airport, Heathrow Terminal 5 (Landside, Hounslow,TW6 2GA</text:p>
          </table:table-cell>
          <table:table-cell table:style-name="ce293"/>
          <table:table-cell table:style-name="ce322" table:formula="of:=7.1+5.5+3.8+3" office:value-type="currency" office:currency="GBP" office:value="19.4" calcext:value-type="currency">
            <text:p>£19,40</text:p>
          </table:table-cell>
          <table:table-cell table:style-name="ce293" table:number-columns-repeated="3"/>
          <table:table-cell table:style-name="ce322" table:formula="of:=SUM([.F200:.F201])-2.6" office:value-type="currency" office:currency="GBP" office:value="22.8" calcext:value-type="currency">
            <text:p>£22,80</text:p>
          </table:table-cell>
          <table:table-cell table:style-name="ce332" office:value-type="string" calcext:value-type="string">
            <text:p>Refund £2.6 - Sent off 10/11/2019</text:p>
          </table:table-cell>
          <table:table-cell table:style-name="ce293" table:number-columns-repeated="53"/>
        </table:table-row>
        <table:table-row table:style-name="ro1">
          <table:table-cell table:style-name="ce161" office:value-type="float" office:value="581997" calcext:value-type="float">
            <text:p>581997</text:p>
          </table:table-cell>
          <table:table-cell table:style-name="ce280" table:formula="of:=INDEX([JobSchedules.$B$2:.$B$403]; MATCH([.$A202]; [JobSchedules.$A$2:.$A$400]; 0))" office:value-type="date" office:date-value="2019-11-11" calcext:value-type="date">
            <text:p>11/11/2019</text:p>
          </table:table-cell>
          <table:table-cell table:style-name="ce290" office:value-type="string" calcext:value-type="string">
            <text:p>TW6 1QG</text:p>
          </table:table-cell>
          <table:table-cell table:style-name="ce306" table:formula="of:=INDEX([JobSchedules.$F$2:.$F$403]; MATCH([.$A202]; [JobSchedules.$A$2:.$A$403]; 0))" office:value-type="string" office:string-value="W H Smith Plc,Heathrow Airport, Terminal 3, Longford, Hounslow,TW6 1QG" calcext:value-type="string">
            <text:p>W H Smith Plc,Heathrow Airport, Terminal 3, Longford, Hounslow,TW6 1QG</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82379" calcext:value-type="float">
            <text:p>582379</text:p>
          </table:table-cell>
          <table:table-cell table:style-name="ce282" table:formula="of:=INDEX([JobSchedules.$B$2:.$B$403]; MATCH([.$A203]; [JobSchedules.$A$2:.$A$400]; 0))" office:value-type="date" office:date-value="2019-11-14" calcext:value-type="date">
            <text:p>14/11/2019</text:p>
          </table:table-cell>
          <table:table-cell table:style-name="ce293" office:value-type="string" calcext:value-type="string">
            <text:p>W12 7GE</text:p>
          </table:table-cell>
          <table:table-cell table:style-name="ce322" table:formula="of:=INDEX([JobSchedules.$F$2:.$F$403]; MATCH([.$A203]; [JobSchedules.$A$2:.$A$403]; 0))" office:value-type="string" office:string-value="Adidas Store,Adidas Ag, Unit 2077, Level 50 Westfield Shopping Centre, White City, London,W12 7GE" calcext:value-type="string">
            <text:p>Adidas Store,Adidas Ag, Unit 2077, Level 50 Westfield Shopping Centre, White City, London,W12 7GE</text:p>
          </table:table-cell>
          <table:table-cell table:style-name="ce293"/>
          <table:table-cell table:style-name="ce322" office:value-type="currency" office:currency="GBP" office:value="4.5" calcext:value-type="currency">
            <text:p>£4,50</text:p>
          </table:table-cell>
          <table:table-cell table:style-name="ce293" table:number-columns-repeated="3"/>
          <table:table-cell table:style-name="ce322" table:formula="of:=SUM([.F202:.F203])" office:value-type="currency" office:currency="GBP" office:value="9" calcext:value-type="currency">
            <text:p>£9,00</text:p>
          </table:table-cell>
          <table:table-cell table:style-name="ce332" office:value-type="string" calcext:value-type="string">
            <text:p>Sent off 17/11/2019</text:p>
          </table:table-cell>
          <table:table-cell table:style-name="ce293" table:number-columns-repeated="53"/>
        </table:table-row>
        <table:table-row table:style-name="ro1">
          <table:table-cell table:style-name="ce161" office:value-type="float" office:value="581994" calcext:value-type="float">
            <text:p>581994</text:p>
          </table:table-cell>
          <table:table-cell table:style-name="ce280" table:formula="of:=INDEX([JobSchedules.$B$2:.$B$403]; MATCH([.$A204]; [JobSchedules.$A$2:.$A$400]; 0))" office:value-type="date" office:date-value="2019-11-18" calcext:value-type="date">
            <text:p>18/11/2019</text:p>
          </table:table-cell>
          <table:table-cell table:style-name="ce290" office:value-type="string" calcext:value-type="string">
            <text:p>TW6 1LN</text:p>
          </table:table-cell>
          <table:table-cell table:style-name="ce306" table:formula="of:=INDEX([JobSchedules.$F$2:.$F$403]; MATCH([.$A204]; [JobSchedules.$A$2:.$A$403]; 0))" office:value-type="string" office:string-value="W H Smith Plc,Heathrow Airport, Terminal 2: The Queen's Terminal, Hounslow,TW6 1EW" calcext:value-type="string">
            <text:p>W H Smith Plc,Heathrow Airport, Terminal 2: The Queen's Terminal, Hounslow,TW6 1EW</text:p>
          </table:table-cell>
          <table:table-cell table:style-name="ce290"/>
          <table:table-cell table:style-name="ce306" office:value-type="currency" office:currency="GBP" office:value="6" calcext:value-type="currency">
            <text:p>£6,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3150" calcext:value-type="float">
            <text:p>553150</text:p>
          </table:table-cell>
          <table:table-cell table:style-name="ce282" table:formula="of:=INDEX([JobSchedules.$B$2:.$B$403]; MATCH([.$A205]; [JobSchedules.$A$2:.$A$400]; 0))" office:value-type="date" office:date-value="2019-11-21" calcext:value-type="date">
            <text:p>21/11/2019</text:p>
          </table:table-cell>
          <table:table-cell table:style-name="ce293" office:value-type="string" calcext:value-type="string">
            <text:p>SW6 4LX</text:p>
          </table:table-cell>
          <table:table-cell table:style-name="ce322" table:formula="of:=INDEX([JobSchedules.$F$2:.$F$403]; MATCH([.$A205]; [JobSchedules.$A$2:.$A$403]; 0))" office:value-type="string" office:string-value="Co-Op Group Limited,100 New Kings Road, Fulham, London,SW6 4LX" calcext:value-type="string">
            <text:p>Co-Op Group Limited,100 New Kings Road, Fulham, London,SW6 4LX</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204:.F205])" office:value-type="currency" office:currency="GBP" office:value="9" calcext:value-type="currency">
            <text:p>£9,00</text:p>
          </table:table-cell>
          <table:table-cell table:style-name="ce332" office:value-type="string" calcext:value-type="string">
            <text:p>Sent off 27/11/2019</text:p>
          </table:table-cell>
          <table:table-cell table:style-name="ce293" table:number-columns-repeated="53"/>
        </table:table-row>
        <table:table-row table:style-name="ro1">
          <table:table-cell table:style-name="ce162" office:value-type="float" office:value="553084" calcext:value-type="float">
            <text:p>553084</text:p>
          </table:table-cell>
          <table:table-cell table:style-name="ce282" table:formula="of:=INDEX([JobSchedules.$B$2:.$B$403]; MATCH([.$A206]; [JobSchedules.$A$2:.$A$400]; 0))" office:value-type="date" office:date-value="2019-11-28" calcext:value-type="date">
            <text:p>28/11/2019</text:p>
          </table:table-cell>
          <table:table-cell table:style-name="ce293" office:value-type="string" calcext:value-type="string">
            <text:p>TW6 1LN</text:p>
          </table:table-cell>
          <table:table-cell table:style-name="ce322" table:formula="of:=INDEX([JobSchedules.$F$2:.$F$403]; MATCH([.$A206]; [JobSchedules.$A$2:.$A$403]; 0))" office:value-type="string" office:string-value="Co-Op Group Limited,193 Balham High Road, London,SW12 9BE" calcext:value-type="string">
            <text:p>Co-Op Group Limited,193 Balham High Road, London,SW12 9BE</text:p>
          </table:table-cell>
          <table:table-cell table:style-name="ce293"/>
          <table:table-cell table:style-name="ce322" office:value-type="currency" office:currency="GBP" office:value="6.8" calcext:value-type="currency">
            <text:p>£6,80</text:p>
          </table:table-cell>
          <table:table-cell table:style-name="ce293" table:number-columns-repeated="3"/>
          <table:table-cell table:style-name="ce322" table:formula="of:=SUM([.F206:.F206])-1.5" office:value-type="currency" office:currency="GBP" office:value="5.3" calcext:value-type="currency">
            <text:p>£5,30</text:p>
          </table:table-cell>
          <table:table-cell table:style-name="ce332" office:value-type="string" calcext:value-type="string">
            <text:p>Sent off 01/12/2019 minus £1.50 refund from TFL, ref:1431 1251</text:p>
          </table:table-cell>
          <table:table-cell table:style-name="ce293" table:number-columns-repeated="53"/>
        </table:table-row>
        <table:table-row table:style-name="ro1">
          <table:table-cell table:style-name="ce162" office:value-type="float" office:value="552900" calcext:value-type="float">
            <text:p>552900</text:p>
          </table:table-cell>
          <table:table-cell table:style-name="ce282" table:formula="of:=INDEX([JobSchedules.$B$2:.$B$403]; MATCH([.$A207]; [JobSchedules.$A$2:.$A$400]; 0))" office:value-type="date" office:date-value="2019-12-03" calcext:value-type="date">
            <text:p>03/12/2019</text:p>
          </table:table-cell>
          <table:table-cell table:style-name="ce293" office:value-type="string" calcext:value-type="string">
            <text:p>NW2 3HD</text:p>
          </table:table-cell>
          <table:table-cell table:style-name="ce322" table:formula="of:=INDEX([JobSchedules.$F$2:.$F$403]; MATCH([.$A207]; [JobSchedules.$A$2:.$A$403]; 0))" office:value-type="string" office:string-value="Co-Op Group Limited,22-26 Cricklewood Broadway, Cricklewood, London,NW2 3HD" calcext:value-type="string">
            <text:p>Co-Op Group Limited,22-26 Cricklewood Broadway, Cricklewood, London,NW2 3HD</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207:.F207])" office:value-type="currency" office:currency="GBP" office:value="3" calcext:value-type="currency">
            <text:p>£3,00</text:p>
          </table:table-cell>
          <table:table-cell table:style-name="ce332" office:value-type="string" calcext:value-type="string">
            <text:p>Sent off 09/12/2019</text:p>
          </table:table-cell>
          <table:table-cell table:style-name="ce293" table:number-columns-repeated="53"/>
        </table:table-row>
        <table:table-row table:style-name="ro1">
          <table:table-cell table:style-name="ce161" office:value-type="float" office:value="573787" calcext:value-type="float">
            <text:p>573787</text:p>
          </table:table-cell>
          <table:table-cell table:style-name="ce280" table:formula="of:=INDEX([JobSchedules.$B$2:.$B$403]; MATCH([.$A208]; [JobSchedules.$A$2:.$A$400]; 0))" office:value-type="date" office:date-value="2020-01-07" calcext:value-type="date">
            <text:p>07/01/2020</text:p>
          </table:table-cell>
          <table:table-cell table:style-name="ce290" office:value-type="string" calcext:value-type="string">
            <text:p>RG12 1BE</text:p>
          </table:table-cell>
          <table:table-cell table:style-name="ce306" table:formula="of:=INDEX([JobSchedules.$F$2:.$F$403]; MATCH([.$A208]; [JobSchedules.$A$2:.$A$403]; 0))" office:value-type="string" office:string-value="Primark Stores Limited,The Lexicon, 25 Braccan Walk, Bracknell,  Berkshire,RG12 1BE" calcext:value-type="string">
            <text:p>Primark Stores Limited,The Lexicon, 25 Braccan Walk, Bracknell, <text:s/>Berkshire,RG12 1BE</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formula="of:=SUM([.F208:.F208])" office:value-type="currency" office:currency="GBP" office:value="3" calcext:value-type="currency">
            <text:p>£3,00</text:p>
          </table:table-cell>
          <table:table-cell table:style-name="ce333"/>
          <table:table-cell table:style-name="ce290" table:number-columns-repeated="53"/>
        </table:table-row>
        <table:table-row table:style-name="ro1">
          <table:table-cell table:style-name="ce162" office:value-type="float" office:value="595362" calcext:value-type="float">
            <text:p>595362</text:p>
          </table:table-cell>
          <table:table-cell table:style-name="ce282" table:formula="of:=INDEX([JobSchedules.$B$2:.$B$403]; MATCH([.$A209]; [JobSchedules.$A$2:.$A$400]; 0))" office:value-type="date" office:date-value="2020-01-09" calcext:value-type="date">
            <text:p>09/01/2020</text:p>
          </table:table-cell>
          <table:table-cell table:style-name="ce293" office:value-type="string" calcext:value-type="string">
            <text:p>NW9 0AS</text:p>
          </table:table-cell>
          <table:table-cell table:style-name="ce322" table:formula="of:=INDEX([JobSchedules.$F$2:.$F$403]; MATCH([.$A209]; [JobSchedules.$A$2:.$A$403]; 0))" office:value-type="string" office:string-value="Wm Morrison Supermarkets PLC,Morrisons Nutmeg, 399 Edgeware Road, Colindale, London,NW9 0AS" calcext:value-type="string">
            <text:p>Wm Morrison Supermarkets PLC,Morrisons Nutmeg, 399 Edgeware Road, Colindale, London,NW9 0AS</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209:.F209])" office:value-type="currency" office:currency="GBP" office:value="3" calcext:value-type="currency">
            <text:p>£3,00</text:p>
          </table:table-cell>
          <table:table-cell table:style-name="ce332" office:value-type="string" calcext:value-type="string">
            <text:p>Sent off 09/12/2019</text:p>
          </table:table-cell>
          <table:table-cell table:style-name="ce293" table:number-columns-repeated="53"/>
        </table:table-row>
        <table:table-row table:style-name="ro1">
          <table:table-cell table:style-name="ce162" office:value-type="float" office:value="570951" calcext:value-type="float">
            <text:p>570951</text:p>
          </table:table-cell>
          <table:table-cell table:style-name="ce282" table:formula="of:=INDEX([JobSchedules.$B$2:.$B$403]; MATCH([.$A210]; [JobSchedules.$A$2:.$A$400]; 0))" office:value-type="date" office:date-value="2020-02-14" calcext:value-type="date">
            <text:p>14/02/2020</text:p>
          </table:table-cell>
          <table:table-cell table:style-name="ce293" office:value-type="string" calcext:value-type="string">
            <text:p>NW3 6JP</text:p>
          </table:table-cell>
          <table:table-cell table:style-name="ce322" table:formula="of:=INDEX([JobSchedules.$F$2:.$F$403]; MATCH([.$A210]; [JobSchedules.$A$2:.$A$403]; 0))" office:value-type="string" office:string-value="Boots UK Limited,14 Harben Parade, South Hampstead, London,NW3 6JP" calcext:value-type="string">
            <text:p>Boots UK Limited,14 Harben Parade, South Hampstead, London,NW3 6JP</text:p>
          </table:table-cell>
          <table:table-cell table:style-name="ce293"/>
          <table:table-cell table:style-name="ce322" office:value-type="currency" office:currency="GBP" office:value="7.2" calcext:value-type="currency">
            <text:p>£7,20</text:p>
          </table:table-cell>
          <table:table-cell table:style-name="ce293" table:number-columns-repeated="3"/>
          <table:table-cell table:style-name="ce322" table:formula="of:=SUM([.F210:.F210])" office:value-type="currency" office:currency="GBP" office:value="7.2" calcext:value-type="currency">
            <text:p>£7,20</text:p>
          </table:table-cell>
          <table:table-cell table:style-name="ce332" office:value-type="string" calcext:value-type="string">
            <text:p>Sent off 19/01/2020</text:p>
          </table:table-cell>
          <table:table-cell table:style-name="ce293" table:number-columns-repeated="53"/>
        </table:table-row>
        <table:table-row table:style-name="ro1">
          <table:table-cell table:style-name="ce161" office:value-type="float" office:value="573798" calcext:value-type="float">
            <text:p>573798</text:p>
          </table:table-cell>
          <table:table-cell table:style-name="ce280" office:value-type="date" office:date-value="2020-01-21" calcext:value-type="date">
            <text:p>21/01/2020</text:p>
          </table:table-cell>
          <table:table-cell table:style-name="ce290" office:value-type="string" calcext:value-type="string">
            <text:p>CT1 2TJ</text:p>
          </table:table-cell>
          <table:table-cell table:style-name="ce306" table:formula="of:=INDEX([JobSchedules.$F$2:.$F$403]; MATCH([.$A211]; [JobSchedules.$A$2:.$A$403]; 0))" office:value-type="string" office:string-value="Primark Stores Limited,Marlowe Arcade, Canterbury, Kent,CT1 2TJ" calcext:value-type="string">
            <text:p>Primark Stores Limited,Marlowe Arcade, Canterbury, Kent,CT1 2TJ</text:p>
          </table:table-cell>
          <table:table-cell table:style-name="ce290"/>
          <table:table-cell table:style-name="ce306" table:formula="of:=1.5+3" office:value-type="currency" office:currency="GBP" office:value="4.5" calcext:value-type="currency">
            <text:p>£4,50</text:p>
          </table:table-cell>
          <table:table-cell table:style-name="ce290" table:number-columns-repeated="3"/>
          <table:table-cell table:style-name="ce306"/>
          <table:table-cell table:style-name="ce333"/>
          <table:table-cell table:style-name="ce290" table:number-columns-repeated="53"/>
        </table:table-row>
        <table:table-row table:style-name="ro1">
          <table:table-cell table:style-name="ce162" office:value-type="float" office:value="573803" calcext:value-type="float">
            <text:p>573803</text:p>
          </table:table-cell>
          <table:table-cell table:style-name="ce282" table:formula="of:=INDEX([JobSchedules.$B$2:.$B$403]; MATCH([.$A212]; [JobSchedules.$A$2:.$A$400]; 0))" office:value-type="date" office:date-value="2020-01-23" calcext:value-type="date">
            <text:p>23/01/2020</text:p>
          </table:table-cell>
          <table:table-cell table:style-name="ce293" office:value-type="string" calcext:value-type="string">
            <text:p>CT10 2BF</text:p>
          </table:table-cell>
          <table:table-cell table:style-name="ce322" table:formula="of:=INDEX([JobSchedules.$F$2:.$F$403]; MATCH([.$A212]; [JobSchedules.$A$2:.$A$403]; 0))" office:value-type="string" office:string-value="Primark Stores Limited,Westwood Cross Shopping Centre, Margate Road, Broadstairs, Kent,CT10 2BF" calcext:value-type="string">
            <text:p>Primark Stores Limited,Westwood Cross Shopping Centre, Margate Road, Broadstairs, Kent,CT10 2BF</text:p>
          </table:table-cell>
          <table:table-cell table:style-name="ce293"/>
          <table:table-cell table:style-name="ce322" table:formula="of:=1.5+3.9" office:value-type="currency" office:currency="GBP" office:value="5.4" calcext:value-type="currency">
            <text:p>£5,40</text:p>
          </table:table-cell>
          <table:table-cell table:style-name="ce293" table:number-columns-repeated="3"/>
          <table:table-cell table:style-name="ce322" table:formula="of:=SUM([.F211:.F212])" office:value-type="currency" office:currency="GBP" office:value="9.9" calcext:value-type="currency">
            <text:p>£9,90</text:p>
          </table:table-cell>
          <table:table-cell table:style-name="ce332" office:value-type="string" calcext:value-type="string">
            <text:p>Sent off 26/01/2020</text:p>
          </table:table-cell>
          <table:table-cell table:style-name="ce293" table:number-columns-repeated="53"/>
        </table:table-row>
        <table:table-row table:style-name="ro1">
          <table:table-cell table:style-name="ce161" office:value-type="float" office:value="571725" calcext:value-type="float">
            <text:p>571725</text:p>
          </table:table-cell>
          <table:table-cell table:style-name="ce280" table:formula="of:=INDEX([JobSchedules.$B$2:.$B$403]; MATCH([.$A213]; [JobSchedules.$A$2:.$A$400]; 0))" office:value-type="date" office:date-value="2020-01-28" calcext:value-type="date">
            <text:p>28/01/2020</text:p>
          </table:table-cell>
          <table:table-cell table:style-name="ce290" office:value-type="string" calcext:value-type="string">
            <text:p>EC1N 2TD</text:p>
          </table:table-cell>
          <table:table-cell table:style-name="ce306" table:formula="of:=INDEX([JobSchedules.$F$2:.$F$403]; MATCH([.$A213]; [JobSchedules.$A$2:.$A$403]; 0))" office:value-type="string" office:string-value="Boots UK Limited,122 Holborn, London,EC1N 2TD" calcext:value-type="string">
            <text:p>Boots UK Limited,122 Holborn, London,EC1N 2TD</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formula="of:=SUM([.F213:.F213])" office:value-type="currency" office:currency="GBP" office:value="3" calcext:value-type="currency">
            <text:p>£3,00</text:p>
          </table:table-cell>
          <table:table-cell table:style-name="ce333"/>
          <table:table-cell table:style-name="ce290" table:number-columns-repeated="53"/>
        </table:table-row>
        <table:table-row table:style-name="ro1">
          <table:table-cell table:style-name="ce162" office:value-type="float" office:value="589568" calcext:value-type="float">
            <text:p>589568</text:p>
          </table:table-cell>
          <table:table-cell table:style-name="ce282" table:formula="of:=INDEX([JobSchedules.$B$2:.$B$403]; MATCH([.$A214]; [JobSchedules.$A$2:.$A$400]; 0))" office:value-type="date" office:date-value="2020-01-30" calcext:value-type="date">
            <text:p>30/01/2020</text:p>
          </table:table-cell>
          <table:table-cell table:style-name="ce293" office:value-type="string" calcext:value-type="string">
            <text:p>SE19 1BG</text:p>
          </table:table-cell>
          <table:table-cell table:style-name="ce322" table:formula="of:=INDEX([JobSchedules.$F$2:.$F$403]; MATCH([.$A214]; [JobSchedules.$A$2:.$A$403]; 0))" office:value-type="string" office:string-value="Co-Op Group Limited,15-17 Central Hill, Gipsy Hill, London,SE19 1BG" calcext:value-type="string">
            <text:p>Co-Op Group Limited,15-17 Central Hill, Gipsy Hill, London,SE19 1BG</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213:.F214])" office:value-type="currency" office:currency="GBP" office:value="6" calcext:value-type="currency">
            <text:p>£6,00</text:p>
          </table:table-cell>
          <table:table-cell table:style-name="ce332" office:value-type="string" calcext:value-type="string">
            <text:p>Sent off 03/02/2020</text:p>
          </table:table-cell>
          <table:table-cell table:style-name="ce293" table:number-columns-repeated="53"/>
        </table:table-row>
        <table:table-row table:style-name="ro1">
          <table:table-cell table:style-name="ce161" office:value-type="float" office:value="574774" calcext:value-type="float">
            <text:p>574774</text:p>
          </table:table-cell>
          <table:table-cell table:style-name="ce280" table:formula="of:=INDEX([JobSchedules.$B$2:.$B$403]; MATCH([.$A215]; [JobSchedules.$A$2:.$A$400]; 0))" office:value-type="date" office:date-value="2020-02-04" calcext:value-type="date">
            <text:p>04/02/2020</text:p>
          </table:table-cell>
          <table:table-cell table:style-name="ce290" office:value-type="string" calcext:value-type="string">
            <text:p>TW10 6UA</text:p>
          </table:table-cell>
          <table:table-cell table:style-name="ce306" table:formula="of:=INDEX([JobSchedules.$F$2:.$F$403]; MATCH([.$A215]; [JobSchedules.$A$2:.$A$403]; 0))" office:value-type="string" office:string-value="Waterstones Booksellers Limited,2-6, Hill Street, Richmond, Surrey,TW10 6UA" calcext:value-type="string">
            <text:p>Waterstones Booksellers Limited,2-6, Hill Street, Richmond, Surrey,TW10 6UA</text:p>
          </table:table-cell>
          <table:table-cell table:style-name="ce290"/>
          <table:table-cell table:style-name="ce322" office:value-type="currency" office:currency="GBP" office:value="3" calcext:value-type="currency">
            <text:p>£3,00</text:p>
          </table:table-cell>
          <table:table-cell table:style-name="ce290" table:number-columns-repeated="3"/>
          <table:table-cell table:style-name="ce306" table:formula="of:=SUM([.F215:.F215])" office:value-type="currency" office:currency="GBP" office:value="3" calcext:value-type="currency">
            <text:p>£3,00</text:p>
          </table:table-cell>
          <table:table-cell table:style-name="ce333"/>
          <table:table-cell table:style-name="ce290" table:number-columns-repeated="53"/>
        </table:table-row>
        <table:table-row table:style-name="ro1" table:number-rows-repeated="1048360">
          <table:table-cell table:number-columns-repeated="64"/>
        </table:table-row>
        <table:table-row table:style-name="ro1">
          <table:table-cell table:number-columns-repeated="64"/>
        </table:table-row>
      </table:table>
      <table:table table:name="Company" table:style-name="ta1">
        <table:table-column table:style-name="co11" table:default-cell-style-name="ce336"/>
        <table:table-column table:style-name="co1" table:default-cell-style-name="ce341"/>
        <table:table-column table:style-name="co1" table:number-columns-repeated="62" table:default-cell-style-name="ce336"/>
        <table:table-row table:style-name="ro1">
          <table:table-cell table:style-name="ce335" office:value-type="string" calcext:value-type="string">
            <text:p>Company Name</text:p>
          </table:table-cell>
          <table:table-cell table:style-name="ce340" office:value-type="string" calcext:value-type="string">
            <text:p>Registration</text:p>
          </table:table-cell>
          <table:table-cell table:style-name="ce335" office:value-type="string" calcext:value-type="string">
            <text:p>Contact</text:p>
          </table:table-cell>
          <table:table-cell table:style-name="ce335" table:number-columns-repeated="61"/>
        </table:table-row>
        <table:table-row table:style-name="ro1">
          <table:table-cell office:value-type="string" calcext:value-type="string">
            <text:p>Co-Op Group Limited</text:p>
          </table:table-cell>
          <table:table-cell office:value-type="string" calcext:value-type="string">
            <text:p>10653796</text:p>
          </table:table-cell>
          <table:table-cell table:number-columns-repeated="62"/>
        </table:table-row>
        <table:table-row table:style-name="ro1">
          <table:table-cell office:value-type="string" calcext:value-type="string">
            <text:p>Harvey Nichols Group Limited</text:p>
          </table:table-cell>
          <table:table-cell office:value-type="string" calcext:value-type="string">
            <text:p>72539</text:p>
          </table:table-cell>
          <table:table-cell table:number-columns-repeated="62"/>
        </table:table-row>
        <table:table-row table:style-name="ro1">
          <table:table-cell office:value-type="string" calcext:value-type="string">
            <text:p>Homebase Group Limited</text:p>
          </table:table-cell>
          <table:table-cell office:value-type="string" calcext:value-type="string">
            <text:p>1460756</text:p>
          </table:table-cell>
          <table:table-cell table:number-columns-repeated="62"/>
        </table:table-row>
        <table:table-row table:style-name="ro1">
          <table:table-cell office:value-type="string" calcext:value-type="string">
            <text:p>Paperchase Limited </text:p>
          </table:table-cell>
          <table:table-cell office:value-type="string" calcext:value-type="string">
            <text:p>3283485</text:p>
          </table:table-cell>
          <table:table-cell table:number-columns-repeated="62"/>
        </table:table-row>
        <table:table-row table:style-name="ro1">
          <table:table-cell office:value-type="string" calcext:value-type="string">
            <text:p>Poundland Limited</text:p>
          </table:table-cell>
          <table:table-cell office:value-type="string" calcext:value-type="string">
            <text:p>2495645</text:p>
          </table:table-cell>
          <table:table-cell table:number-columns-repeated="62"/>
        </table:table-row>
        <table:table-row table:style-name="ro1">
          <table:table-cell office:value-type="string" calcext:value-type="string">
            <text:p>Superdrug</text:p>
          </table:table-cell>
          <table:table-cell office:value-type="string" calcext:value-type="string">
            <text:p>807043</text:p>
          </table:table-cell>
          <table:table-cell table:number-columns-repeated="62"/>
        </table:table-row>
        <table:table-row table:style-name="ro1">
          <table:table-cell office:value-type="string" calcext:value-type="string">
            <text:p>Wilkinson Group PLC</text:p>
          </table:table-cell>
          <table:table-cell office:value-type="string" calcext:value-type="string">
            <text:p>2669929</text:p>
          </table:table-cell>
          <table:table-cell table:number-columns-repeated="62"/>
        </table:table-row>
        <table:table-row table:style-name="ro1">
          <table:table-cell office:value-type="string" calcext:value-type="string">
            <text:p>Waterstones Booksellers Limited</text:p>
          </table:table-cell>
          <table:table-cell office:value-type="string" calcext:value-type="string">
            <text:p>NF002993</text:p>
          </table:table-cell>
          <table:table-cell table:number-columns-repeated="62"/>
        </table:table-row>
        <table:table-row table:style-name="ro1">
          <table:table-cell office:value-type="string" calcext:value-type="string">
            <text:p>Evans Cycles Limited</text:p>
          </table:table-cell>
          <table:table-cell office:value-type="string" calcext:value-type="string">
            <text:p>06649810</text:p>
          </table:table-cell>
          <table:table-cell table:number-columns-repeated="62"/>
        </table:table-row>
        <table:table-row table:style-name="ro1">
          <table:table-cell office:value-type="string" calcext:value-type="string">
            <text:p>Top Shop Group Limited</text:p>
          </table:table-cell>
          <table:table-cell office:value-type="string" calcext:value-type="string">
            <text:p>10598692</text:p>
          </table:table-cell>
          <table:table-cell table:number-columns-repeated="62"/>
        </table:table-row>
        <table:table-row table:style-name="ro1">
          <table:table-cell office:value-type="string" calcext:value-type="string">
            <text:p>Space NK Limited</text:p>
          </table:table-cell>
          <table:table-cell office:value-type="string" calcext:value-type="string">
            <text:p>02773985</text:p>
          </table:table-cell>
          <table:table-cell table:number-columns-repeated="62"/>
        </table:table-row>
        <table:table-row table:style-name="ro1">
          <table:table-cell office:value-type="string" calcext:value-type="string">
            <text:p>Euro Car Parts Limited</text:p>
          </table:table-cell>
          <table:table-cell office:value-type="string" calcext:value-type="string">
            <text:p>02680212</text:p>
          </table:table-cell>
          <table:table-cell table:number-columns-repeated="62"/>
        </table:table-row>
        <table:table-row table:style-name="ro1">
          <table:table-cell office:value-type="string" calcext:value-type="string">
            <text:p>Outdoor And Cycle Concepts Ltd</text:p>
          </table:table-cell>
          <table:table-cell office:value-type="string" calcext:value-type="string">
            <text:p>03382348</text:p>
          </table:table-cell>
          <table:table-cell table:number-columns-repeated="62"/>
        </table:table-row>
        <table:table-row table:style-name="ro1">
          <table:table-cell office:value-type="string" calcext:value-type="string">
            <text:p>Johnson &amp; Johnson Vision Care (Ireland)</text:p>
          </table:table-cell>
          <table:table-cell office:value-type="string" calcext:value-type="string">
            <text:p>IE210174</text:p>
          </table:table-cell>
          <table:table-cell table:number-columns-repeated="62"/>
        </table:table-row>
        <table:table-row table:style-name="ro1">
          <table:table-cell office:value-type="string" calcext:value-type="string">
            <text:p>Euro Car Parts Limited</text:p>
          </table:table-cell>
          <table:table-cell office:value-type="string" calcext:value-type="string">
            <text:p>02680212</text:p>
          </table:table-cell>
          <table:table-cell table:number-columns-repeated="62"/>
        </table:table-row>
        <table:table-row table:style-name="ro1">
          <table:table-cell office:value-type="string" calcext:value-type="string">
            <text:p>W H Smith Plc</text:p>
          </table:table-cell>
          <table:table-cell office:value-type="string" calcext:value-type="string">
            <text:p>05202036</text:p>
          </table:table-cell>
          <table:table-cell table:number-columns-repeated="62"/>
        </table:table-row>
        <table:table-row table:style-name="ro1">
          <table:table-cell office:value-type="string" calcext:value-type="string">
            <text:p>Savers Health and Beauty Limited</text:p>
          </table:table-cell>
          <table:table-cell table:style-name="ce342" office:value-type="string" calcext:value-type="string">
            <text:p>02202838</text:p>
          </table:table-cell>
          <table:table-cell table:number-columns-repeated="62"/>
        </table:table-row>
        <table:table-row table:style-name="ro2">
          <table:table-cell table:style-name="ce337" office:value-type="string" calcext:value-type="string">
            <text:p>L K Bennett Limited</text:p>
          </table:table-cell>
          <table:table-cell table:style-name="ce373" office:value-type="string" calcext:value-type="string">
            <text:p>02699136</text:p>
          </table:table-cell>
          <table:table-cell table:number-columns-repeated="62"/>
        </table:table-row>
        <table:table-row table:style-name="ro1">
          <table:table-cell office:value-type="string" calcext:value-type="string">
            <text:p>Leyland SDM Limited</text:p>
          </table:table-cell>
          <table:table-cell office:value-type="string" calcext:value-type="string">
            <text:p>04188642</text:p>
          </table:table-cell>
          <table:table-cell table:number-columns-repeated="62"/>
        </table:table-row>
        <table:table-row table:style-name="ro1">
          <table:table-cell office:value-type="string" calcext:value-type="string">
            <text:p>Trotters Childrenswear &amp; Accessories Ltd</text:p>
          </table:table-cell>
          <table:table-cell office:value-type="string" calcext:value-type="string">
            <text:p>02481498</text:p>
          </table:table-cell>
          <table:table-cell table:number-columns-repeated="62"/>
        </table:table-row>
        <table:table-row table:style-name="ro1">
          <table:table-cell office:value-type="string" calcext:value-type="string">
            <text:p>Top Shop</text:p>
          </table:table-cell>
          <table:table-cell office:value-type="string" calcext:value-type="string">
            <text:p>7297722</text:p>
          </table:table-cell>
          <table:table-cell office:value-type="string" calcext:value-type="string">
            <text:p>Credit only available to over 18s and subject to status is provided by NewDay Ltd. NewDay Ltd is a company registered in England and Wales with registered number 7297722, registered office: Two Pancras Square, London, N1C 4AG. NewDay Ltd is authorised and regulated by the Financial Conduct Authority with number 690292 and is also authorised by the Financial Conduct Authority under the Payment Services Regulations 2009 (Ref no: 555318) for the provision of payment services. The retailer, Top Shop / Top Man Limited trading as Topshop, acts solely as a credit broker and provides credit products from NewDay Ltd on a non-exclusive basis and is authorised and regulated by the Financial Conduct Authority with number 679741. Registered office: Colegrave House, 70 Berners Street, London, United Kingdom, W1T 3NL. Registered in England and Wales. Registered number 02317752.</text:p>
          </table:table-cell>
          <table:table-cell table:number-columns-repeated="61"/>
        </table:table-row>
        <table:table-row table:style-name="ro1">
          <table:table-cell office:value-type="string" calcext:value-type="string">
            <text:p>Oliver Bonas</text:p>
          </table:table-cell>
          <table:table-cell office:value-type="string" calcext:value-type="string">
            <text:p>3799350</text:p>
          </table:table-cell>
          <table:table-cell office:value-type="string" calcext:value-type="string">
            <text:p>Oliver Bonas <text:s/>2018. Unit F, Davis Road Industrial Park, Chessington, Surrey, KT9 1TQ, Company Registration no: 3799350 VAT no: 562 220 768.</text:p>
          </table:table-cell>
          <table:table-cell table:number-columns-repeated="61"/>
        </table:table-row>
        <table:table-row table:style-name="ro1">
          <table:table-cell office:value-type="string" calcext:value-type="string">
            <text:p>All Saints Retail Limited</text:p>
          </table:table-cell>
          <table:table-cell office:value-type="string" calcext:value-type="string">
            <text:p>04096157</text:p>
          </table:table-cell>
          <table:table-cell office:value-type="string" calcext:value-type="string">
            <text:p>Jack's Place Units C15-C17, 6 Corbet Place, London, E1 6NN</text:p>
          </table:table-cell>
          <table:table-cell table:number-columns-repeated="61"/>
        </table:table-row>
        <table:table-row table:style-name="ro1">
          <table:table-cell office:value-type="string" calcext:value-type="string">
            <text:p>Boots UK Limited</text:p>
          </table:table-cell>
          <table:table-cell office:value-type="string" calcext:value-type="string">
            <text:p>00928555</text:p>
          </table:table-cell>
          <table:table-cell office:value-type="string" calcext:value-type="string">
            <text:p>1 Thane Road West, Nottingham, NG2 3AA</text:p>
          </table:table-cell>
          <table:table-cell table:number-columns-repeated="61"/>
        </table:table-row>
        <table:table-row table:style-name="ro1">
          <table:table-cell office:value-type="string" calcext:value-type="string">
            <text:p>Burberry Limited</text:p>
          </table:table-cell>
          <table:table-cell office:value-type="string" calcext:value-type="string">
            <text:p>00162636</text:p>
          </table:table-cell>
          <table:table-cell office:value-type="string" calcext:value-type="string">
            <text:p>Horseferry House, Horseferry Road, London, SW1P 2AW</text:p>
          </table:table-cell>
          <table:table-cell table:number-columns-repeated="61"/>
        </table:table-row>
        <table:table-row table:style-name="ro1">
          <table:table-cell office:value-type="string" calcext:value-type="string">
            <text:p>Hallhuber GmbH</text:p>
          </table:table-cell>
          <table:table-cell office:value-type="string" calcext:value-type="string">
            <text:p>FC031551</text:p>
          </table:table-cell>
          <table:table-cell office:value-type="string" calcext:value-type="string">
            <text:p>GERMANY, HRB 55371, Private Limited Company</text:p>
          </table:table-cell>
          <table:table-cell table:number-columns-repeated="61"/>
        </table:table-row>
        <table:table-row table:style-name="ro2">
          <table:table-cell table:style-name="ce338" office:value-type="string" calcext:value-type="string">
            <text:p>Ford Sports &amp; Social Club</text:p>
          </table:table-cell>
          <table:table-cell/>
          <table:table-cell office:value-type="string" calcext:value-type="string">
            <text:p>Ford Sports &amp; Social Club (Newbury Park), Ford Sports &amp; Social Club, Newbury Park. Aldborough Road South, Newbury Park, Ilford, IG3 8HG</text:p>
          </table:table-cell>
          <table:table-cell table:number-columns-repeated="61"/>
        </table:table-row>
        <table:table-row table:style-name="ro1">
          <table:table-cell office:value-type="string" calcext:value-type="string">
            <text:p>Burberry Group PLC</text:p>
          </table:table-cell>
          <table:table-cell office:value-type="string" calcext:value-type="string">
            <text:p>03458224</text:p>
          </table:table-cell>
          <table:table-cell office:value-type="string" calcext:value-type="string">
            <text:p>Horseferry House, Horseferry Road, London, SW1P 2AW </text:p>
          </table:table-cell>
          <table:table-cell table:number-columns-repeated="61"/>
        </table:table-row>
        <table:table-row table:style-name="ro1">
          <table:table-cell office:value-type="string" calcext:value-type="string">
            <text:p>Heal’s PLC</text:p>
          </table:table-cell>
          <table:table-cell office:value-type="string" calcext:value-type="string">
            <text:p>02486613</text:p>
          </table:table-cell>
          <table:table-cell office:value-type="string" calcext:value-type="string">
            <text:p>The Heal's Building, 196 Tottenham Court Road, London, W1T 7LQ </text:p>
          </table:table-cell>
          <table:table-cell table:number-columns-repeated="61"/>
        </table:table-row>
        <table:table-row table:style-name="ro1">
          <table:table-cell table:style-name="ce339" office:value-type="string" calcext:value-type="string">
            <text:p>Claires Accessories Uk Ltd</text:p>
          </table:table-cell>
          <table:table-cell office:value-type="string" calcext:value-type="string">
            <text:p>03115188</text:p>
          </table:table-cell>
          <table:table-cell office:value-type="string" calcext:value-type="string">
            <text:p>Unit 4 Bromford Gate, Bromford Lane, Birmingham, B24 8DW </text:p>
          </table:table-cell>
          <table:table-cell table:number-columns-repeated="61"/>
        </table:table-row>
        <table:table-row table:style-name="ro1">
          <table:table-cell office:value-type="string" calcext:value-type="string">
            <text:p>Swarovski International Limited</text:p>
          </table:table-cell>
          <table:table-cell office:value-type="string" calcext:value-type="string">
            <text:p>09687591</text:p>
          </table:table-cell>
          <table:table-cell office:value-type="string" calcext:value-type="string">
            <text:p>2nd Floor 21 Sackville Street, London, England, W1S 3DN </text:p>
          </table:table-cell>
          <table:table-cell table:number-columns-repeated="61"/>
        </table:table-row>
        <table:table-row table:style-name="ro1">
          <table:table-cell office:value-type="string" calcext:value-type="string">
            <text:p>Tate Enterprises Ltd</text:p>
          </table:table-cell>
          <table:table-cell office:value-type="string" calcext:value-type="string">
            <text:p>03173975</text:p>
          </table:table-cell>
          <table:table-cell office:value-type="string" calcext:value-type="string">
            <text:p>Tate, Millbank, London, SW1P 4RG </text:p>
          </table:table-cell>
          <table:table-cell table:number-columns-repeated="61"/>
        </table:table-row>
        <table:table-row table:style-name="ro1">
          <table:table-cell office:value-type="string" calcext:value-type="string">
            <text:p>Primark Stores Limited</text:p>
          </table:table-cell>
          <table:table-cell office:value-type="string" calcext:value-type="string">
            <text:p>00453448</text:p>
          </table:table-cell>
          <table:table-cell office:value-type="string" calcext:value-type="string">
            <text:p>Weston Centre, 10 Grosvenor Street, London, W1K 4QY</text:p>
          </table:table-cell>
          <table:table-cell table:number-columns-repeated="61"/>
        </table:table-row>
        <table:table-row table:style-name="ro1">
          <table:table-cell office:value-type="string" calcext:value-type="string">
            <text:p>Ralph Lauren UK Limited</text:p>
          </table:table-cell>
          <table:table-cell office:value-type="string" calcext:value-type="string">
            <text:p>02959496</text:p>
          </table:table-cell>
          <table:table-cell office:value-type="string" calcext:value-type="string">
            <text:p>46 Clarendon Road, Watford, Hertfordshire, WD17 1HE</text:p>
          </table:table-cell>
          <table:table-cell table:number-columns-repeated="61"/>
        </table:table-row>
        <table:table-row table:style-name="ro1">
          <table:table-cell office:value-type="string" calcext:value-type="string">
            <text:p>Adidas Store</text:p>
          </table:table-cell>
          <table:table-cell office:value-type="string" calcext:value-type="string">
            <text:p>10643823</text:p>
          </table:table-cell>
          <table:table-cell office:value-type="string" calcext:value-type="string">
            <text:p>adidas AG, Adi-Dassler-Strasse 1, 91074 Herzogenaurach, Germany </text:p>
          </table:table-cell>
          <table:table-cell table:number-columns-repeated="61"/>
        </table:table-row>
        <table:table-row table:style-name="ro1">
          <table:table-cell office:value-type="string" calcext:value-type="string">
            <text:p>Wm Morrison Supermarkets PLC</text:p>
          </table:table-cell>
          <table:table-cell office:value-type="string" calcext:value-type="string">
            <text:p>00358949</text:p>
          </table:table-cell>
          <table:table-cell office:value-type="string" calcext:value-type="string">
            <text:p>Hilmore House, Gain Lane, Bradford, West Yorkshire, BD3 7DL</text:p>
          </table:table-cell>
          <table:table-cell table:number-columns-repeated="61"/>
        </table:table-row>
        <table:table-row table:style-name="ro1" table:number-rows-repeated="1048538">
          <table:table-cell table:number-columns-repeated="64"/>
        </table:table-row>
        <table:table-row table:style-name="ro1">
          <table:table-cell table:number-columns-repeated="64"/>
        </table:table-row>
      </table:table>
      <table:table table:name="Addresses" table:style-name="ta1">
        <office:forms form:automatic-focus="false" form:apply-design-mode="false"/>
        <table:table-column table:style-name="co12" table:default-cell-style-name="ce250"/>
        <table:table-column table:style-name="co13" table:default-cell-style-name="ce250"/>
        <table:table-column table:style-name="co14" table:default-cell-style-name="ce250"/>
        <table:table-column table:style-name="co15" table:default-cell-style-name="ce169"/>
        <table:table-column table:style-name="co1" table:number-columns-repeated="60" table:default-cell-style-name="ce250"/>
        <table:table-row table:style-name="ro1">
          <table:table-cell table:style-name="ce110" office:value-type="string" calcext:value-type="string">
            <text:p>Company</text:p>
          </table:table-cell>
          <table:table-cell table:style-name="ce110" office:value-type="string" calcext:value-type="string">
            <text:p>Address</text:p>
          </table:table-cell>
          <table:table-cell table:style-name="ce110" office:value-type="string" calcext:value-type="string">
            <text:p>PostCode</text:p>
          </table:table-cell>
          <table:table-cell table:style-name="ce168" office:value-type="string" calcext:value-type="string">
            <text:p>Contact</text:p>
          </table:table-cell>
          <table:table-cell table:style-name="ce110" office:value-type="string" calcext:value-type="string">
            <text:p>Full Line</text:p>
          </table:table-cell>
          <table:table-cell table:style-name="ce110" table:number-columns-repeated="59"/>
        </table:table-row>
        <table:table-row table:style-name="ro1">
          <table:table-cell table:content-validation-name="val7" office:value-type="string" calcext:value-type="string">
            <text:p>Co-Op Group Limited</text:p>
          </table:table-cell>
          <table:table-cell office:value-type="string" calcext:value-type="string">
            <text:p>Retail (Raynes Park) 68 - 74 Coombe Lane Raynes Park London</text:p>
          </table:table-cell>
          <table:table-cell office:value-type="string" calcext:value-type="string">
            <text:p>SW20 0AX</text:p>
          </table:table-cell>
          <table:table-cell/>
          <table:table-cell table:formula="of:=COM.MICROSOFT.TEXTJOIN(&quot;, &quot;; 0; [.A2:.C2])" office:value-type="string" office:string-value="Co-Op Group Limited, Retail (Raynes Park) 68 - 74 Coombe Lane Raynes Park London, SW20 0AX" calcext:value-type="string">
            <text:p>Co-Op Group Limited, Retail (Raynes Park) 68 - 74 Coombe Lane Raynes Park London, SW20 0AX</text:p>
          </table:table-cell>
          <table:table-cell table:number-columns-repeated="59"/>
        </table:table-row>
        <table:table-row table:style-name="ro1">
          <table:table-cell table:content-validation-name="val8" office:value-type="string" calcext:value-type="string">
            <text:p>Co-Op Group Limited</text:p>
          </table:table-cell>
          <table:table-cell table:style-name="ce120" office:value-type="string" calcext:value-type="string">
            <text:p>Retail (fulham North End Road) North End Road London</text:p>
          </table:table-cell>
          <table:table-cell office:value-type="string" calcext:value-type="string">
            <text:p>SW6 1NJ</text:p>
          </table:table-cell>
          <table:table-cell/>
          <table:table-cell table:formula="of:=COM.MICROSOFT.TEXTJOIN(&quot;,&quot;; 0; [.A3:.C3])" office:value-type="string" office:string-value="Co-Op Group Limited,Retail (fulham North End Road) North End Road London,SW6 1NJ" calcext:value-type="string">
            <text:p>Co-Op Group Limited,Retail (fulham North End Road) North End Road London,SW6 1NJ</text:p>
          </table:table-cell>
          <table:table-cell table:number-columns-repeated="59"/>
        </table:table-row>
        <table:table-row table:style-name="ro1">
          <table:table-cell table:content-validation-name="val8" office:value-type="string" calcext:value-type="string">
            <text:p>Co-Op Group Limited</text:p>
          </table:table-cell>
          <table:table-cell table:style-name="ce121" office:value-type="string" calcext:value-type="string">
            <text:p>Food, 276-288 Kingston Road, Wimbledon Chase</text:p>
          </table:table-cell>
          <table:table-cell office:value-type="string" calcext:value-type="string">
            <text:p>SW20 8LX</text:p>
          </table:table-cell>
          <table:table-cell/>
          <table:table-cell table:formula="of:=COM.MICROSOFT.TEXTJOIN(&quot;,&quot;; 0; [.A4:.C4])" office:value-type="string" office:string-value="Co-Op Group Limited,Food, 276-288 Kingston Road, Wimbledon Chase,SW20 8LX" calcext:value-type="string">
            <text:p>Co-Op Group Limited,Food, 276-288 Kingston Road, Wimbledon Chase,SW20 8LX</text:p>
          </table:table-cell>
          <table:table-cell table:number-columns-repeated="59"/>
        </table:table-row>
        <table:table-row table:style-name="ro1">
          <table:table-cell table:content-validation-name="val8" office:value-type="string" calcext:value-type="string">
            <text:p>Euro Car Parts Limited</text:p>
          </table:table-cell>
          <table:table-cell table:style-name="ce121" office:value-type="string" calcext:value-type="string">
            <text:p>Fulton Road, Wembley Industrial Estate, Wembley, Middlesex</text:p>
          </table:table-cell>
          <table:table-cell office:value-type="string" calcext:value-type="string">
            <text:p>HA9 0TF</text:p>
          </table:table-cell>
          <table:table-cell/>
          <table:table-cell table:formula="of:=COM.MICROSOFT.TEXTJOIN(&quot;,&quot;; 0; [.A5:.C5])" office:value-type="string" office:string-value="Euro Car Parts Limited,Fulton Road, Wembley Industrial Estate, Wembley, Middlesex,HA9 0TF" calcext:value-type="string">
            <text:p>Euro Car Parts Limited,Fulton Road, Wembley Industrial Estate, Wembley, Middlesex,HA9 0TF</text:p>
          </table:table-cell>
          <table:table-cell table:number-columns-repeated="59"/>
        </table:table-row>
        <table:table-row table:style-name="ro3">
          <table:table-cell table:content-validation-name="val8" office:value-type="string" calcext:value-type="string">
            <text:p>Euro Car Parts Limited</text:p>
          </table:table-cell>
          <table:table-cell office:value-type="string" calcext:value-type="string">
            <text:p>Units 3 &amp; 4 , Block 2, Woolwich Dockyard Industrial Estate, Woolwich</text:p>
            <text:p>London</text:p>
          </table:table-cell>
          <table:table-cell office:value-type="string" calcext:value-type="string">
            <text:p>SE18 5PQ</text:p>
          </table:table-cell>
          <table:table-cell/>
          <table:table-cell table:formula="of:=COM.MICROSOFT.TEXTJOIN(&quot;,&quot;; 0; [.A6:.C6])" office:value-type="string" office:string-value="Euro Car Parts Limited,Units 3 &amp; 4 , Block 2, Woolwich Dockyard Industrial Estate, Woolwich&#10;London,SE18 5PQ" calcext:value-type="string">
            <text:p>Euro Car Parts Limited,Units 3 &amp; 4 , Block 2, Woolwich Dockyard Industrial Estate, Woolwich</text:p>
            <text:p>London,SE18 5PQ</text:p>
          </table:table-cell>
          <table:table-cell table:number-columns-repeated="59"/>
        </table:table-row>
        <table:table-row table:style-name="ro1">
          <table:table-cell table:content-validation-name="val8" office:value-type="string" calcext:value-type="string">
            <text:p>Evans Cycles Limited</text:p>
          </table:table-cell>
          <table:table-cell table:style-name="ce121" office:value-type="string" calcext:value-type="string">
            <text:p>48 Richmond Road Kingston Surrey</text:p>
          </table:table-cell>
          <table:table-cell office:value-type="string" calcext:value-type="string">
            <text:p>KT2 5EE</text:p>
          </table:table-cell>
          <table:table-cell/>
          <table:table-cell table:formula="of:=COM.MICROSOFT.TEXTJOIN(&quot;,&quot;; 0; [.A7:.C7])" office:value-type="string" office:string-value="Evans Cycles Limited,48 Richmond Road Kingston Surrey,KT2 5EE" calcext:value-type="string">
            <text:p>Evans Cycles Limited,48 Richmond Road Kingston Surrey,KT2 5EE</text:p>
          </table:table-cell>
          <table:table-cell table:number-columns-repeated="59"/>
        </table:table-row>
        <table:table-row table:style-name="ro1">
          <table:table-cell table:content-validation-name="val8" office:value-type="string" calcext:value-type="string">
            <text:p>Harvey Nichols Group Limited</text:p>
          </table:table-cell>
          <table:table-cell office:value-type="string" calcext:value-type="string">
            <text:p>109 - 125 Knightsbridge London</text:p>
          </table:table-cell>
          <table:table-cell office:value-type="string" calcext:value-type="string">
            <text:p>SW1X 7RJ</text:p>
          </table:table-cell>
          <table:table-cell/>
          <table:table-cell table:formula="of:=COM.MICROSOFT.TEXTJOIN(&quot;,&quot;; 0; [.A8:.C8])" office:value-type="string" office:string-value="Harvey Nichols Group Limited,109 - 125 Knightsbridge London,SW1X 7RJ" calcext:value-type="string">
            <text:p>Harvey Nichols Group Limited,109 - 125 Knightsbridge London,SW1X 7RJ</text:p>
          </table:table-cell>
          <table:table-cell table:number-columns-repeated="59"/>
        </table:table-row>
        <table:table-row table:style-name="ro1">
          <table:table-cell table:content-validation-name="val8" office:value-type="string" calcext:value-type="string">
            <text:p>Homebase Group Limited</text:p>
          </table:table-cell>
          <table:table-cell office:value-type="string" calcext:value-type="string">
            <text:p>Weir Road, Wimbledon, London</text:p>
          </table:table-cell>
          <table:table-cell office:value-type="string" calcext:value-type="string">
            <text:p>SW19 8UG</text:p>
          </table:table-cell>
          <table:table-cell/>
          <table:table-cell table:formula="of:=COM.MICROSOFT.TEXTJOIN(&quot;,&quot;; 0; [.A9:.C9])" office:value-type="string" office:string-value="Homebase Group Limited,Weir Road, Wimbledon, London,SW19 8UG" calcext:value-type="string">
            <text:p>Homebase Group Limited,Weir Road, Wimbledon, London,SW19 8UG</text:p>
          </table:table-cell>
          <table:table-cell table:number-columns-repeated="59"/>
        </table:table-row>
        <table:table-row table:style-name="ro1">
          <table:table-cell table:content-validation-name="val8" office:value-type="string" calcext:value-type="string">
            <text:p>Homebase Group Limited</text:p>
          </table:table-cell>
          <table:table-cell table:style-name="ce121" office:value-type="string" calcext:value-type="string">
            <text:p>The Causeway, Staines</text:p>
          </table:table-cell>
          <table:table-cell office:value-type="string" calcext:value-type="string">
            <text:p>TW18 3AP</text:p>
          </table:table-cell>
          <table:table-cell/>
          <table:table-cell table:formula="of:=COM.MICROSOFT.TEXTJOIN(&quot;,&quot;; 0; [.A10:.C10])" office:value-type="string" office:string-value="Homebase Group Limited,The Causeway, Staines,TW18 3AP" calcext:value-type="string">
            <text:p>Homebase Group Limited,The Causeway, Staines,TW18 3AP</text:p>
          </table:table-cell>
          <table:table-cell table:number-columns-repeated="59"/>
        </table:table-row>
        <table:table-row table:style-name="ro1">
          <table:table-cell table:content-validation-name="val8" office:value-type="string" calcext:value-type="string">
            <text:p>Homebase Group Limited</text:p>
          </table:table-cell>
          <table:table-cell office:value-type="string" calcext:value-type="string">
            <text:p>10 Beckenham Hill Road, Catford</text:p>
          </table:table-cell>
          <table:table-cell office:value-type="string" calcext:value-type="string">
            <text:p>SE6 3NU</text:p>
          </table:table-cell>
          <table:table-cell/>
          <table:table-cell table:formula="of:=COM.MICROSOFT.TEXTJOIN(&quot;,&quot;; 0; [.A11:.C11])" office:value-type="string" office:string-value="Homebase Group Limited,10 Beckenham Hill Road, Catford,SE6 3NU" calcext:value-type="string">
            <text:p>Homebase Group Limited,10 Beckenham Hill Road, Catford,SE6 3NU</text:p>
          </table:table-cell>
          <table:table-cell table:number-columns-repeated="59"/>
        </table:table-row>
        <table:table-row table:style-name="ro1">
          <table:table-cell table:content-validation-name="val8" office:value-type="string" calcext:value-type="string">
            <text:p>Homebase Group Limited</text:p>
          </table:table-cell>
          <table:table-cell office:value-type="string" calcext:value-type="string">
            <text:p>Kingston, 229-253 Kingston Road, New Malden</text:p>
          </table:table-cell>
          <table:table-cell office:value-type="string" calcext:value-type="string">
            <text:p>KT3 3SW</text:p>
          </table:table-cell>
          <table:table-cell/>
          <table:table-cell table:formula="of:=COM.MICROSOFT.TEXTJOIN(&quot;,&quot;; 0; [.A12:.C12])" office:value-type="string" office:string-value="Homebase Group Limited,Kingston, 229-253 Kingston Road, New Malden,KT3 3SW" calcext:value-type="string">
            <text:p>Homebase Group Limited,Kingston, 229-253 Kingston Road, New Malden,KT3 3SW</text:p>
          </table:table-cell>
          <table:table-cell table:number-columns-repeated="59"/>
        </table:table-row>
        <table:table-row table:style-name="ro1">
          <table:table-cell table:content-validation-name="val8" office:value-type="string" calcext:value-type="string">
            <text:p>Homebase Group Limited</text:p>
          </table:table-cell>
          <table:table-cell table:style-name="ce121" office:value-type="string" calcext:value-type="string">
            <text:p>241 Kidbrooke Park Road, Kidbrooke, London</text:p>
          </table:table-cell>
          <table:table-cell office:value-type="string" calcext:value-type="string">
            <text:p>SE3 9PP</text:p>
          </table:table-cell>
          <table:table-cell/>
          <table:table-cell table:formula="of:=COM.MICROSOFT.TEXTJOIN(&quot;,&quot;; 0; [.A13:.C13])" office:value-type="string" office:string-value="Homebase Group Limited,241 Kidbrooke Park Road, Kidbrooke, London,SE3 9PP" calcext:value-type="string">
            <text:p>Homebase Group Limited,241 Kidbrooke Park Road, Kidbrooke, London,SE3 9PP</text:p>
          </table:table-cell>
          <table:table-cell table:number-columns-repeated="59"/>
        </table:table-row>
        <table:table-row table:style-name="ro1">
          <table:table-cell table:content-validation-name="val8" office:value-type="string" calcext:value-type="string">
            <text:p>Outdoor And Cycle Concepts Ltd</text:p>
          </table:table-cell>
          <table:table-cell table:style-name="ce121" office:value-type="string" calcext:value-type="string">
            <text:p>Cotswold Outdoor, Cycle Surgery, 658-662 Fulham Road, London</text:p>
          </table:table-cell>
          <table:table-cell office:value-type="string" calcext:value-type="string">
            <text:p>SW6 5RX</text:p>
          </table:table-cell>
          <table:table-cell/>
          <table:table-cell table:formula="of:=COM.MICROSOFT.TEXTJOIN(&quot;,&quot;; 0; [.A14:.C14])" office:value-type="string" office:string-value="Outdoor And Cycle Concepts Ltd,Cotswold Outdoor, Cycle Surgery, 658-662 Fulham Road, London,SW6 5RX" calcext:value-type="string">
            <text:p>Outdoor And Cycle Concepts Ltd,Cotswold Outdoor, Cycle Surgery, 658-662 Fulham Road, London,SW6 5RX</text:p>
          </table:table-cell>
          <table:table-cell table:number-columns-repeated="59"/>
        </table:table-row>
        <table:table-row table:style-name="ro1">
          <table:table-cell table:content-validation-name="val8" office:value-type="string" calcext:value-type="string">
            <text:p>Outdoor And Cycle Concepts Ltd</text:p>
          </table:table-cell>
          <table:table-cell table:style-name="ce121" office:value-type="string" calcext:value-type="string">
            <text:p>Cotswold Outdoor, 56-58 Garratt Lane, Southside Shopping Centre, Wandsworth, London</text:p>
          </table:table-cell>
          <table:table-cell office:value-type="string" calcext:value-type="string">
            <text:p>SW6 6BT</text:p>
          </table:table-cell>
          <table:table-cell/>
          <table:table-cell table:formula="of:=COM.MICROSOFT.TEXTJOIN(&quot;,&quot;; 0; [.A15:.C15])" office:value-type="string" office:string-value="Outdoor And Cycle Concepts Ltd,Cotswold Outdoor, 56-58 Garratt Lane, Southside Shopping Centre, Wandsworth, London,SW6 6BT" calcext:value-type="string">
            <text:p>Outdoor And Cycle Concepts Ltd,Cotswold Outdoor, 56-58 Garratt Lane, Southside Shopping Centre, Wandsworth, London,SW6 6BT</text:p>
          </table:table-cell>
          <table:table-cell table:number-columns-repeated="59"/>
        </table:table-row>
        <table:table-row table:style-name="ro1">
          <table:table-cell table:content-validation-name="val8" office:value-type="string" calcext:value-type="string">
            <text:p>Paperchase Limited </text:p>
          </table:table-cell>
          <table:table-cell office:value-type="string" calcext:value-type="string">
            <text:p>62 Northcote Road Northcote Road</text:p>
          </table:table-cell>
          <table:table-cell office:value-type="string" calcext:value-type="string">
            <text:p>SW11 1PA</text:p>
          </table:table-cell>
          <table:table-cell/>
          <table:table-cell table:formula="of:=COM.MICROSOFT.TEXTJOIN(&quot;,&quot;; 0; [.A16:.C16])" office:value-type="string" office:string-value="Paperchase Limited ,62 Northcote Road Northcote Road,SW11 1PA" calcext:value-type="string">
            <text:p>Paperchase Limited ,62 Northcote Road Northcote Road,SW11 1PA</text:p>
          </table:table-cell>
          <table:table-cell table:number-columns-repeated="59"/>
        </table:table-row>
        <table:table-row table:style-name="ro1">
          <table:table-cell table:content-validation-name="val8" office:value-type="string" calcext:value-type="string">
            <text:p>Paperchase Limited </text:p>
          </table:table-cell>
          <table:table-cell table:style-name="ce121" office:value-type="string" calcext:value-type="string">
            <text:p>346 - 348 High Road Chiswick London</text:p>
          </table:table-cell>
          <table:table-cell office:value-type="string" calcext:value-type="string">
            <text:p>W4 5TA</text:p>
          </table:table-cell>
          <table:table-cell/>
          <table:table-cell table:formula="of:=COM.MICROSOFT.TEXTJOIN(&quot;,&quot;; 0; [.A17:.C17])" office:value-type="string" office:string-value="Paperchase Limited ,346 - 348 High Road Chiswick London,W4 5TA" calcext:value-type="string">
            <text:p>Paperchase Limited ,346 - 348 High Road Chiswick London,W4 5TA</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Limited 163-165 Balham High Road Balham</text:p>
          </table:table-cell>
          <table:table-cell office:value-type="string" calcext:value-type="string">
            <text:p>SW12 8BG</text:p>
          </table:table-cell>
          <table:table-cell/>
          <table:table-cell table:formula="of:=COM.MICROSOFT.TEXTJOIN(&quot;,&quot;; 0; [.A18:.C18])" office:value-type="string" office:string-value="Poundland Limited,Limited 163-165 Balham High Road Balham,SW12 8BG" calcext:value-type="string">
            <text:p>Poundland Limited,Limited 163-165 Balham High Road Balham,SW12 8BG</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78-80 High Street The Exchange Putney London</text:p>
          </table:table-cell>
          <table:table-cell office:value-type="string" calcext:value-type="string">
            <text:p>SW15 1RB </text:p>
          </table:table-cell>
          <table:table-cell/>
          <table:table-cell table:formula="of:=COM.MICROSOFT.TEXTJOIN(&quot;,&quot;; 0; [.A19:.C19])" office:value-type="string" office:string-value="Poundland Limited,78-80 High Street The Exchange Putney London,SW15 1RB " calcext:value-type="string">
            <text:p>Poundland Limited,78-80 High Street The Exchange Putney London,SW15 1RB </text:p>
          </table:table-cell>
          <table:table-cell table:number-columns-repeated="59"/>
        </table:table-row>
        <table:table-row table:style-name="ro1">
          <table:table-cell table:content-validation-name="val8" office:value-type="string" calcext:value-type="string">
            <text:p>Space NK Limited</text:p>
          </table:table-cell>
          <table:table-cell office:value-type="string" calcext:value-type="string">
            <text:p>Unit 6, 4 Cathedral Walk Cardinal Place Victoria London</text:p>
          </table:table-cell>
          <table:table-cell office:value-type="string" calcext:value-type="string">
            <text:p>SW1E 5JH</text:p>
          </table:table-cell>
          <table:table-cell/>
          <table:table-cell table:formula="of:=COM.MICROSOFT.TEXTJOIN(&quot;,&quot;; 0; [.A20:.C20])" office:value-type="string" office:string-value="Space NK Limited,Unit 6, 4 Cathedral Walk Cardinal Place Victoria London,SW1E 5JH" calcext:value-type="string">
            <text:p>Space NK Limited,Unit 6, 4 Cathedral Walk Cardinal Place Victoria London,SW1E 5JH</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Units 1-4, Trinity Parade High Street Hounslow Middlesex</text:p>
          </table:table-cell>
          <table:table-cell office:value-type="string" calcext:value-type="string">
            <text:p>TW3 1HG</text:p>
          </table:table-cell>
          <table:table-cell/>
          <table:table-cell table:formula="of:=COM.MICROSOFT.TEXTJOIN(&quot;,&quot;; 0; [.A21:.C21])" office:value-type="string" office:string-value="Superdrug,Units 1-4, Trinity Parade High Street Hounslow Middlesex,TW3 1HG" calcext:value-type="string">
            <text:p>Superdrug,Units 1-4, Trinity Parade High Street Hounslow Middlesex,TW3 1HG</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297-301, Station Rd Harrow Middlesex</text:p>
          </table:table-cell>
          <table:table-cell office:value-type="string" calcext:value-type="string">
            <text:p>HA1 2TA</text:p>
          </table:table-cell>
          <table:table-cell/>
          <table:table-cell table:formula="of:=COM.MICROSOFT.TEXTJOIN(&quot;,&quot;; 0; [.A22:.C22])" office:value-type="string" office:string-value="Superdrug,297-301, Station Rd Harrow Middlesex,HA1 2TA" calcext:value-type="string">
            <text:p>Superdrug,297-301, Station Rd Harrow Middlesex,HA1 2TA</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2-8, Station Road, Hayes</text:p>
          </table:table-cell>
          <table:table-cell office:value-type="string" calcext:value-type="string">
            <text:p>UB3 4DA</text:p>
          </table:table-cell>
          <table:table-cell/>
          <table:table-cell table:formula="of:=COM.MICROSOFT.TEXTJOIN(&quot;,&quot;; 0; [.A23:.C23])" office:value-type="string" office:string-value="Superdrug,2-8, Station Road, Hayes,UB3 4DA" calcext:value-type="string">
            <text:p>Superdrug,2-8, Station Road, Hayes,UB3 4DA</text:p>
          </table:table-cell>
          <table:table-cell table:number-columns-repeated="59"/>
        </table:table-row>
        <table:table-row table:style-name="ro1">
          <table:table-cell table:content-validation-name="val8" office:value-type="string" calcext:value-type="string">
            <text:p>Top Shop Group Limited</text:p>
          </table:table-cell>
          <table:table-cell office:value-type="string" calcext:value-type="string">
            <text:p>Oxford Circus, 36-38 Great Castle Street, West End, Greater London</text:p>
          </table:table-cell>
          <table:table-cell office:value-type="string" calcext:value-type="string">
            <text:p>W1W 8LG</text:p>
          </table:table-cell>
          <table:table-cell/>
          <table:table-cell table:formula="of:=COM.MICROSOFT.TEXTJOIN(&quot;,&quot;; 0; [.A24:.C24])" office:value-type="string" office:string-value="Top Shop Group Limited,Oxford Circus, 36-38 Great Castle Street, West End, Greater London,W1W 8LG" calcext:value-type="string">
            <text:p>Top Shop Group Limited,Oxford Circus, 36-38 Great Castle Street, West End, Greater London,W1W 8LG</text:p>
          </table:table-cell>
          <table:table-cell table:number-columns-repeated="59"/>
        </table:table-row>
        <table:table-row table:style-name="ro1">
          <table:table-cell table:content-validation-name="val8" office:value-type="string" calcext:value-type="string">
            <text:p>Waterstones Booksellers Limited</text:p>
          </table:table-cell>
          <table:table-cell office:value-type="string" calcext:value-type="string">
            <text:p>82 Gower Street London</text:p>
          </table:table-cell>
          <table:table-cell office:value-type="string" calcext:value-type="string">
            <text:p>WC1E 6EQ</text:p>
          </table:table-cell>
          <table:table-cell/>
          <table:table-cell table:formula="of:=COM.MICROSOFT.TEXTJOIN(&quot;,&quot;; 0; [.A25:.C25])" office:value-type="string" office:string-value="Waterstones Booksellers Limited,82 Gower Street London,WC1E 6EQ" calcext:value-type="string">
            <text:p>Waterstones Booksellers Limited,82 Gower Street London,WC1E 6EQ</text:p>
          </table:table-cell>
          <table:table-cell table:number-columns-repeated="59"/>
        </table:table-row>
        <table:table-row table:style-name="ro1">
          <table:table-cell table:content-validation-name="val8" office:value-type="string" calcext:value-type="string">
            <text:p>Waterstones Booksellers Limited</text:p>
          </table:table-cell>
          <table:table-cell office:value-type="string" calcext:value-type="string">
            <text:p>Hatchards Unit 1, St Pancras Euston Road London</text:p>
          </table:table-cell>
          <table:table-cell office:value-type="string" calcext:value-type="string">
            <text:p>N1C 4QP</text:p>
          </table:table-cell>
          <table:table-cell/>
          <table:table-cell table:formula="of:=COM.MICROSOFT.TEXTJOIN(&quot;,&quot;; 0; [.A26:.C26])" office:value-type="string" office:string-value="Waterstones Booksellers Limited,Hatchards Unit 1, St Pancras Euston Road London,N1C 4QP" calcext:value-type="string">
            <text:p>Waterstones Booksellers Limited,Hatchards Unit 1, St Pancras Euston Road London,N1C 4QP</text:p>
          </table:table-cell>
          <table:table-cell table:number-columns-repeated="59"/>
        </table:table-row>
        <table:table-row table:style-name="ro1">
          <table:table-cell table:content-validation-name="val8" office:value-type="string" calcext:value-type="string">
            <text:p>Wilkinson Group PLC</text:p>
          </table:table-cell>
          <table:table-cell office:value-type="string" calcext:value-type="string">
            <text:p>90- 94 The Broadway West Ealing</text:p>
          </table:table-cell>
          <table:table-cell office:value-type="string" calcext:value-type="string">
            <text:p>W13 0SA</text:p>
          </table:table-cell>
          <table:table-cell/>
          <table:table-cell table:formula="of:=COM.MICROSOFT.TEXTJOIN(&quot;,&quot;; 0; [.A27:.C27])" office:value-type="string" office:string-value="Wilkinson Group PLC,90- 94 The Broadway West Ealing,W13 0SA" calcext:value-type="string">
            <text:p>Wilkinson Group PLC,90- 94 The Broadway West Ealing,W13 0SA</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138-140 Rushey Green, Catford, London</text:p>
          </table:table-cell>
          <table:table-cell office:value-type="string" calcext:value-type="string">
            <text:p>SE6 4HQ</text:p>
          </table:table-cell>
          <table:table-cell/>
          <table:table-cell table:formula="of:=COM.MICROSOFT.TEXTJOIN(&quot;,&quot;; 0; [.A28:.C28])" office:value-type="string" office:string-value="Superdrug,138-140 Rushey Green, Catford, London,SE6 4HQ" calcext:value-type="string">
            <text:p>Superdrug,138-140 Rushey Green, Catford, London,SE6 4HQ</text:p>
          </table:table-cell>
          <table:table-cell table:number-columns-repeated="59"/>
        </table:table-row>
        <table:table-row table:style-name="ro1">
          <table:table-cell table:content-validation-name="val8" office:value-type="string" calcext:value-type="string">
            <text:p>Johnson &amp; Johnson Vision Care (Ireland)</text:p>
          </table:table-cell>
          <table:table-cell office:value-type="string" calcext:value-type="string">
            <text:p>Products European Vision Centre, Summit Business Park Hanworth Road Sunbury On Thames Middlesex</text:p>
          </table:table-cell>
          <table:table-cell office:value-type="string" calcext:value-type="string">
            <text:p>TW16 5DB</text:p>
          </table:table-cell>
          <table:table-cell/>
          <table:table-cell table:formula="of:=COM.MICROSOFT.TEXTJOIN(&quot;,&quot;; 0; [.A29:.C29])"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number-columns-repeated="59"/>
        </table:table-row>
        <table:table-row table:style-name="ro1">
          <table:table-cell table:content-validation-name="val8" office:value-type="string" calcext:value-type="string">
            <text:p>Superdrug</text:p>
          </table:table-cell>
          <table:table-cell table:style-name="ce121" office:value-type="string" calcext:value-type="string">
            <text:p>Retail, 471-487 Kings Road, Chelsea, London</text:p>
          </table:table-cell>
          <table:table-cell office:value-type="string" calcext:value-type="string">
            <text:p>SW10 0LU</text:p>
          </table:table-cell>
          <table:table-cell/>
          <table:table-cell table:formula="of:=COM.MICROSOFT.TEXTJOIN(&quot;,&quot;; 0; [.A30:.C30])" office:value-type="string" office:string-value="Superdrug,Retail, 471-487 Kings Road, Chelsea, London,SW10 0LU" calcext:value-type="string">
            <text:p>Superdrug,Retail, 471-487 Kings Road, Chelsea, London,SW10 0LU</text:p>
          </table:table-cell>
          <table:table-cell table:number-columns-repeated="59"/>
        </table:table-row>
        <table:table-row table:style-name="ro1">
          <table:table-cell table:content-validation-name="val8" office:value-type="string" calcext:value-type="string">
            <text:p>W H Smith Plc</text:p>
          </table:table-cell>
          <table:table-cell office:value-type="string" calcext:value-type="string">
            <text:p>Victoria Railway Station, Victoria Street, London</text:p>
          </table:table-cell>
          <table:table-cell table:style-name="ce121" office:value-type="string" calcext:value-type="string">
            <text:p>SW1V 1JT</text:p>
          </table:table-cell>
          <table:table-cell table:style-name="ce170"/>
          <table:table-cell table:formula="of:=COM.MICROSOFT.TEXTJOIN(&quot;,&quot;; 0; [.A31:.C31])" office:value-type="string" office:string-value="W H Smith Plc,Victoria Railway Station, Victoria Street, London,SW1V 1JT" calcext:value-type="string">
            <text:p>W H Smith Plc,Victoria Railway Station, Victoria Street, London,SW1V 1JT</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530-536 High Rd, London</text:p>
          </table:table-cell>
          <table:table-cell office:value-type="string" calcext:value-type="string">
            <text:p>N17 9SX</text:p>
          </table:table-cell>
          <table:table-cell/>
          <table:table-cell table:formula="of:=COM.MICROSOFT.TEXTJOIN(&quot;,&quot;; 0; [.A32:.C32])" office:value-type="string" office:string-value="Poundland Limited,530-536 High Rd, London,N17 9SX" calcext:value-type="string">
            <text:p>Poundland Limited,530-536 High Rd, London,N17 9SX</text:p>
          </table:table-cell>
          <table:table-cell table:number-columns-repeated="59"/>
        </table:table-row>
        <table:table-row table:style-name="ro3">
          <table:table-cell table:content-validation-name="val8" office:value-type="string" calcext:value-type="string">
            <text:p>Waterstones Booksellers Limited</text:p>
          </table:table-cell>
          <table:table-cell table:style-name="ce337" office:value-type="string" calcext:value-type="string">
            <text:p>Unit S 9, Bentalls Shopping Centre, Wood Street, Kingston Upon Thames, Surrey</text:p>
          </table:table-cell>
          <table:table-cell office:value-type="string" calcext:value-type="string">
            <text:p>KT1 1TR</text:p>
          </table:table-cell>
          <table:table-cell/>
          <table:table-cell table:formula="of:=COM.MICROSOFT.TEXTJOIN(&quot;,&quot;; 0; [.A33:.C33])" office:value-type="string" office:string-value="Waterstones Booksellers Limited,Unit S 9, Bentalls Shopping Centre, Wood Street, Kingston Upon Thames, Surrey,KT1 1TR" calcext:value-type="string">
            <text:p>Waterstones Booksellers Limited,Unit S 9, Bentalls Shopping Centre, Wood Street, Kingston Upon Thames, Surrey,KT1 1TR</text:p>
          </table:table-cell>
          <table:table-cell table:number-columns-repeated="59"/>
        </table:table-row>
        <table:table-row table:style-name="ro2">
          <table:table-cell table:content-validation-name="val8" office:value-type="string" calcext:value-type="string">
            <text:p>Waterstones Booksellers Limited</text:p>
          </table:table-cell>
          <table:table-cell table:style-name="ce337" office:value-type="string" calcext:value-type="string">
            <text:p>The Grand Building, Trafalgar Square, London, London</text:p>
          </table:table-cell>
          <table:table-cell office:value-type="string" calcext:value-type="string">
            <text:p>WC2N 5EJ</text:p>
          </table:table-cell>
          <table:table-cell/>
          <table:table-cell table:formula="of:=COM.MICROSOFT.TEXTJOIN(&quot;,&quot;; 0; [.A34:.C34])"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table:number-columns-repeated="59"/>
        </table:table-row>
        <table:table-row table:style-name="ro2">
          <table:table-cell table:content-validation-name="val8" office:value-type="string" calcext:value-type="string">
            <text:p>Superdrug</text:p>
          </table:table-cell>
          <table:table-cell table:style-name="ce337" office:value-type="string" calcext:value-type="string">
            <text:p>228 Southwark Park Road, Bermondsey, London</text:p>
          </table:table-cell>
          <table:table-cell office:value-type="string" calcext:value-type="string">
            <text:p>SE16 3RW</text:p>
          </table:table-cell>
          <table:table-cell/>
          <table:table-cell table:formula="of:=COM.MICROSOFT.TEXTJOIN(&quot;,&quot;; 0; [.A35:.C35])" office:value-type="string" office:string-value="Superdrug,228 Southwark Park Road, Bermondsey, London,SE16 3RW" calcext:value-type="string">
            <text:p>Superdrug,228 Southwark Park Road, Bermondsey, London,SE16 3RW</text:p>
          </table:table-cell>
          <table:table-cell table:number-columns-repeated="59"/>
        </table:table-row>
        <table:table-row table:style-name="ro1">
          <table:table-cell table:content-validation-name="val8" office:value-type="string" calcext:value-type="string">
            <text:p>Savers Health and Beauty Limited</text:p>
          </table:table-cell>
          <table:table-cell office:value-type="string" calcext:value-type="string">
            <text:p>118-120 High Street, Acton, London</text:p>
          </table:table-cell>
          <table:table-cell office:value-type="string" calcext:value-type="string">
            <text:p>W3 6QX</text:p>
          </table:table-cell>
          <table:table-cell/>
          <table:table-cell table:formula="of:=COM.MICROSOFT.TEXTJOIN(&quot;,&quot;; 0; [.A36:.C36])" office:value-type="string" office:string-value="Savers Health and Beauty Limited,118-120 High Street, Acton, London,W3 6QX" calcext:value-type="string">
            <text:p>Savers Health and Beauty Limited,118-120 High Street, Acton, London,W3 6QX</text:p>
          </table:table-cell>
          <table:table-cell table:number-columns-repeated="59"/>
        </table:table-row>
        <table:table-row table:style-name="ro2">
          <table:table-cell table:content-validation-name="val8" office:value-type="string" calcext:value-type="string">
            <text:p>Co-Op Group Limited</text:p>
          </table:table-cell>
          <table:table-cell table:style-name="ce337" office:value-type="string" calcext:value-type="string">
            <text:p>271-273 City Road, Islington, London</text:p>
          </table:table-cell>
          <table:table-cell office:value-type="string" calcext:value-type="string">
            <text:p>EC1V 1LA</text:p>
          </table:table-cell>
          <table:table-cell/>
          <table:table-cell table:formula="of:=COM.MICROSOFT.TEXTJOIN(&quot;,&quot;; 0; [.A37:.C37])" office:value-type="string" office:string-value="Co-Op Group Limited,271-273 City Road, Islington, London,EC1V 1LA" calcext:value-type="string">
            <text:p>Co-Op Group Limited,271-273 City Road, Islington, London,EC1V 1LA</text:p>
          </table:table-cell>
          <table:table-cell table:number-columns-repeated="59"/>
        </table:table-row>
        <table:table-row table:style-name="ro1">
          <table:table-cell table:content-validation-name="val8" office:value-type="string" calcext:value-type="string">
            <text:p>Homebase Group Limited</text:p>
          </table:table-cell>
          <table:table-cell office:value-type="string" calcext:value-type="string">
            <text:p>Swandon way, Wandsworth, London</text:p>
          </table:table-cell>
          <table:table-cell office:value-type="string" calcext:value-type="string">
            <text:p>SW18 1EW</text:p>
          </table:table-cell>
          <table:table-cell/>
          <table:table-cell table:formula="of:=COM.MICROSOFT.TEXTJOIN(&quot;,&quot;; 0; [.A38:.C38])" office:value-type="string" office:string-value="Homebase Group Limited,Swandon way, Wandsworth, London,SW18 1EW" calcext:value-type="string">
            <text:p>Homebase Group Limited,Swandon way, Wandsworth, London,SW18 1EW</text:p>
          </table:table-cell>
          <table:table-cell table:number-columns-repeated="59"/>
        </table:table-row>
        <table:table-row table:style-name="ro2">
          <table:table-cell table:content-validation-name="val8" office:value-type="string" calcext:value-type="string">
            <text:p>Poundland Limited</text:p>
          </table:table-cell>
          <table:table-cell table:style-name="ce337" office:value-type="string" calcext:value-type="string">
            <text:p>143-151 High Street, Penge, London</text:p>
          </table:table-cell>
          <table:table-cell office:value-type="string" calcext:value-type="string">
            <text:p>SE20 7DS</text:p>
          </table:table-cell>
          <table:table-cell/>
          <table:table-cell table:formula="of:=COM.MICROSOFT.TEXTJOIN(&quot;,&quot;; 0; [.A39:.C39])" office:value-type="string" office:string-value="Poundland Limited,143-151 High Street, Penge, London,SE20 7DS" calcext:value-type="string">
            <text:p>Poundland Limited,143-151 High Street, Penge, London,SE20 7DS</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172-176 Kilbur High Road, Kilburn</text:p>
          </table:table-cell>
          <table:table-cell office:value-type="string" calcext:value-type="string">
            <text:p>NW6 4JD</text:p>
          </table:table-cell>
          <table:table-cell/>
          <table:table-cell table:formula="of:=COM.MICROSOFT.TEXTJOIN(&quot;,&quot;; 0; [.A40:.C40])" office:value-type="string" office:string-value="Poundland Limited,172-176 Kilbur High Road, Kilburn,NW6 4JD" calcext:value-type="string">
            <text:p>Poundland Limited,172-176 Kilbur High Road, Kilburn,NW6 4JD</text:p>
          </table:table-cell>
          <table:table-cell table:number-columns-repeated="59"/>
        </table:table-row>
        <table:table-row table:style-name="ro2">
          <table:table-cell table:content-validation-name="val8" office:value-type="string" calcext:value-type="string">
            <text:p>Poundland Limited</text:p>
          </table:table-cell>
          <table:table-cell table:style-name="ce337" office:value-type="string" calcext:value-type="string">
            <text:p>435/441 High Road, Middlesex, Wembley</text:p>
          </table:table-cell>
          <table:table-cell office:value-type="string" calcext:value-type="string">
            <text:p>HA9 7AE</text:p>
          </table:table-cell>
          <table:table-cell office:value-type="string" calcext:value-type="string">
            <text:p>020 8902 6648</text:p>
          </table:table-cell>
          <table:table-cell table:formula="of:=COM.MICROSOFT.TEXTJOIN(&quot;,&quot;; 0; [.A41:.C41])" office:value-type="string" office:string-value="Poundland Limited,435/441 High Road, Middlesex, Wembley,HA9 7AE" calcext:value-type="string">
            <text:p>Poundland Limited,435/441 High Road, Middlesex, Wembley,HA9 7AE</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106-110 High Street, New Malden, Surrey</text:p>
          </table:table-cell>
          <table:table-cell office:value-type="string" calcext:value-type="string">
            <text:p>KT3 4EU</text:p>
          </table:table-cell>
          <table:table-cell office:value-type="string" calcext:value-type="string">
            <text:p>020 3620 6380</text:p>
          </table:table-cell>
          <table:table-cell table:formula="of:=COM.MICROSOFT.TEXTJOIN(&quot;,&quot;; 0; [.A42:.C42])" office:value-type="string" office:string-value="Poundland Limited,106-110 High Street, New Malden, Surrey,KT3 4EU" calcext:value-type="string">
            <text:p>Poundland Limited,106-110 High Street, New Malden, Surrey,KT3 4EU</text:p>
          </table:table-cell>
          <table:table-cell table:number-columns-repeated="59"/>
        </table:table-row>
        <table:table-row table:style-name="ro2">
          <table:table-cell table:content-validation-name="val8" office:value-type="string" calcext:value-type="string">
            <text:p>Poundland Limited</text:p>
          </table:table-cell>
          <table:table-cell table:style-name="ce337" office:value-type="string" calcext:value-type="string">
            <text:p>Unit 1, 49/63 King Street, Hammersmith, Greater London</text:p>
          </table:table-cell>
          <table:table-cell office:value-type="string" calcext:value-type="string">
            <text:p>W6 9HW</text:p>
          </table:table-cell>
          <table:table-cell office:value-type="string" calcext:value-type="string">
            <text:p>020 8616 9220</text:p>
          </table:table-cell>
          <table:table-cell table:formula="of:=COM.MICROSOFT.TEXTJOIN(&quot;,&quot;; 0; [.A43:.C43])" office:value-type="string" office:string-value="Poundland Limited,Unit 1, 49/63 King Street, Hammersmith, Greater London,W6 9HW" calcext:value-type="string">
            <text:p>Poundland Limited,Unit 1, 49/63 King Street, Hammersmith, Greater London,W6 9HW</text:p>
          </table:table-cell>
          <table:table-cell table:number-columns-repeated="59"/>
        </table:table-row>
        <table:table-row table:style-name="ro1">
          <table:table-cell table:content-validation-name="val8" office:value-type="string" calcext:value-type="string">
            <text:p>L K Bennett Limited</text:p>
          </table:table-cell>
          <table:table-cell office:value-type="string" calcext:value-type="string">
            <text:p>Unit 18-21, Duke Of York Square, London</text:p>
          </table:table-cell>
          <table:table-cell office:value-type="string" calcext:value-type="string">
            <text:p>SW3 4SG</text:p>
          </table:table-cell>
          <table:table-cell office:value-type="string" calcext:value-type="string">
            <text:p>020 7881 0766</text:p>
          </table:table-cell>
          <table:table-cell table:formula="of:=COM.MICROSOFT.TEXTJOIN(&quot;,&quot;; 0; [.A44:.C44])" office:value-type="string" office:string-value="L K Bennett Limited,Unit 18-21, Duke Of York Square, London,SW3 4SG" calcext:value-type="string">
            <text:p>L K Bennett Limited,Unit 18-21, Duke Of York Square, London,SW3 4SG</text:p>
          </table:table-cell>
          <table:table-cell table:number-columns-repeated="59"/>
        </table:table-row>
        <table:table-row table:style-name="ro1">
          <table:table-cell table:content-validation-name="val8" office:value-type="string" calcext:value-type="string">
            <text:p>Leyland SDM Limited</text:p>
          </table:table-cell>
          <table:table-cell office:value-type="string" calcext:value-type="string">
            <text:p>347-349 Kings Road, Chelsea, London</text:p>
          </table:table-cell>
          <table:table-cell office:value-type="string" calcext:value-type="string">
            <text:p>SW3 5UZ</text:p>
          </table:table-cell>
          <table:table-cell office:value-type="string" calcext:value-type="string">
            <text:p>020 7352 4742</text:p>
          </table:table-cell>
          <table:table-cell table:formula="of:=COM.MICROSOFT.TEXTJOIN(&quot;,&quot;; 0; [.A45:.C45])" office:value-type="string" office:string-value="Leyland SDM Limited,347-349 Kings Road, Chelsea, London,SW3 5UZ" calcext:value-type="string">
            <text:p>Leyland SDM Limited,347-349 Kings Road, Chelsea, London,SW3 5UZ</text:p>
          </table:table-cell>
          <table:table-cell table:number-columns-repeated="59"/>
        </table:table-row>
        <table:table-row table:style-name="ro1">
          <table:table-cell table:content-validation-name="val8" office:value-type="string" calcext:value-type="string">
            <text:p>Wilkinson Group PLC</text:p>
          </table:table-cell>
          <table:table-cell office:value-type="string" calcext:value-type="string">
            <text:p>The Broadway, Wimbledon, London</text:p>
          </table:table-cell>
          <table:table-cell office:value-type="string" calcext:value-type="string">
            <text:p>SW19 1QD</text:p>
          </table:table-cell>
          <table:table-cell/>
          <table:table-cell table:formula="of:=COM.MICROSOFT.TEXTJOIN(&quot;,&quot;; 0; [.A46:.C46])" office:value-type="string" office:string-value="Wilkinson Group PLC,The Broadway, Wimbledon, London,SW19 1QD" calcext:value-type="string">
            <text:p>Wilkinson Group PLC,The Broadway, Wimbledon, London,SW19 1QD</text:p>
          </table:table-cell>
          <table:table-cell table:number-columns-repeated="4"/>
          <table:table-cell office:value-type="string" calcext:value-type="string">
            <text:p>sw19 3jt</text:p>
          </table:table-cell>
          <table:table-cell table:number-columns-repeated="54"/>
        </table:table-row>
        <table:table-row table:style-name="ro1">
          <table:table-cell table:content-validation-name="val8" office:value-type="string" calcext:value-type="string">
            <text:p>Space NK Limited</text:p>
          </table:table-cell>
          <table:table-cell office:value-type="string" calcext:value-type="string">
            <text:p>27 Duke Of York Square, London</text:p>
          </table:table-cell>
          <table:table-cell office:value-type="string" calcext:value-type="string">
            <text:p>SW3 4LY</text:p>
          </table:table-cell>
          <table:table-cell office:value-type="string" calcext:value-type="string">
            <text:p>020 7730 9841</text:p>
          </table:table-cell>
          <table:table-cell table:formula="of:=COM.MICROSOFT.TEXTJOIN(&quot;,&quot;; 0; [.A47:.C47])" office:value-type="string" office:string-value="Space NK Limited,27 Duke Of York Square, London,SW3 4LY" calcext:value-type="string">
            <text:p>Space NK Limited,27 Duke Of York Square, London,SW3 4LY</text:p>
          </table:table-cell>
          <table:table-cell table:number-columns-repeated="4"/>
          <table:table-cell office:value-type="string" calcext:value-type="string">
            <text:p>sw19 3jt</text:p>
          </table:table-cell>
          <table:table-cell table:number-columns-repeated="54"/>
        </table:table-row>
        <table:table-row table:style-name="ro1">
          <table:table-cell table:content-validation-name="val9" office:value-type="string" calcext:value-type="string">
            <text:p>Trotters Childrenswear &amp; Accessories Ltd</text:p>
          </table:table-cell>
          <table:table-cell office:value-type="string" calcext:value-type="string">
            <text:p>3 Gorst Road, London</text:p>
          </table:table-cell>
          <table:table-cell office:value-type="string" calcext:value-type="string">
            <text:p>NW10 6LA</text:p>
          </table:table-cell>
          <table:table-cell office:value-type="string" calcext:value-type="string">
            <text:p>020 7371 5973</text:p>
          </table:table-cell>
          <table:table-cell table:formula="of:=COM.MICROSOFT.TEXTJOIN(&quot;,&quot;; 0; [.A48:.C48])" office:value-type="string" office:string-value="Trotters Childrenswear &amp; Accessories Ltd,3 Gorst Road, London,NW10 6LA" calcext:value-type="string">
            <text:p>Trotters Childrenswear &amp; Accessories Ltd,3 Gorst Road, London,NW10 6LA</text:p>
          </table:table-cell>
          <table:table-cell table:number-columns-repeated="4"/>
          <table:table-cell office:value-type="string" calcext:value-type="string">
            <text:p>sw19 3jt</text:p>
          </table:table-cell>
          <table:table-cell table:number-columns-repeated="54"/>
        </table:table-row>
        <table:table-row table:style-name="ro1">
          <table:table-cell table:content-validation-name="val8" office:value-type="string" calcext:value-type="string">
            <text:p>Poundland Limited</text:p>
          </table:table-cell>
          <table:table-cell office:value-type="string" calcext:value-type="string">
            <text:p>55-57 Powis Street, Woolwich, London</text:p>
          </table:table-cell>
          <table:table-cell office:value-type="string" calcext:value-type="string">
            <text:p>SE18 6HZ</text:p>
          </table:table-cell>
          <table:table-cell office:value-type="string" calcext:value-type="string">
            <text:p>020 3620 7254</text:p>
          </table:table-cell>
          <table:table-cell table:formula="of:=COM.MICROSOFT.TEXTJOIN(&quot;,&quot;; 0; [.A49:.C49])" office:value-type="string" office:string-value="Poundland Limited,55-57 Powis Street, Woolwich, London,SE18 6HZ" calcext:value-type="string">
            <text:p>Poundland Limited,55-57 Powis Street, Woolwich, London,SE18 6HZ</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Unit 323, Elephant And Castle Shopping Centre, Elephant And Castle, London</text:p>
          </table:table-cell>
          <table:table-cell office:value-type="string" calcext:value-type="string">
            <text:p>SE1 6TB</text:p>
          </table:table-cell>
          <table:table-cell office:value-type="string" calcext:value-type="string">
            <text:p>020 7701 9375</text:p>
          </table:table-cell>
          <table:table-cell table:formula="of:=COM.MICROSOFT.TEXTJOIN(&quot;,&quot;; 0; [.A50:.C50])" office:value-type="string" office:string-value="Poundland Limited,Unit 323, Elephant And Castle Shopping Centre, Elephant And Castle, London,SE1 6TB" calcext:value-type="string">
            <text:p>Poundland Limited,Unit 323, Elephant And Castle Shopping Centre, Elephant And Castle, London,SE1 6TB</text:p>
          </table:table-cell>
          <table:table-cell table:number-columns-repeated="59"/>
        </table:table-row>
        <table:table-row table:style-name="ro1">
          <table:table-cell table:content-validation-name="val10" office:value-type="string" calcext:value-type="string">
            <text:p>Top Shop</text:p>
          </table:table-cell>
          <table:table-cell office:value-type="string" calcext:value-type="string">
            <text:p>Oxford Circus, 36-38 Great Castle Street, West End, Greater London</text:p>
          </table:table-cell>
          <table:table-cell office:value-type="string" calcext:value-type="string">
            <text:p>W1W 8LG</text:p>
          </table:table-cell>
          <table:table-cell office:value-type="string" calcext:value-type="string">
            <text:p>0844 8487487</text:p>
          </table:table-cell>
          <table:table-cell table:formula="of:=COM.MICROSOFT.TEXTJOIN(&quot;,&quot;; 0; [.A51:.C51])" office:value-type="string" office:string-value="Top Shop,Oxford Circus, 36-38 Great Castle Street, West End, Greater London,W1W 8LG" calcext:value-type="string">
            <text:p>Top Shop,Oxford Circus, 36-38 Great Castle Street, West End, Greater London,W1W 8LG</text:p>
          </table:table-cell>
          <table:table-cell table:number-columns-repeated="59"/>
        </table:table-row>
        <table:table-row table:style-name="ro1">
          <table:table-cell table:content-validation-name="val10" office:value-type="string" calcext:value-type="string">
            <text:p>Oliver Bonas</text:p>
          </table:table-cell>
          <table:table-cell office:value-type="string" calcext:value-type="string">
            <text:p>101-103 Balham High Rd, London</text:p>
          </table:table-cell>
          <table:table-cell office:value-type="string" calcext:value-type="string">
            <text:p>SW12 9AP</text:p>
          </table:table-cell>
          <table:table-cell office:value-type="string" calcext:value-type="string">
            <text:p>020 8673 0728</text:p>
          </table:table-cell>
          <table:table-cell table:formula="of:=COM.MICROSOFT.TEXTJOIN(&quot;,&quot;; 0; [.A52:.C52])" office:value-type="string" office:string-value="Oliver Bonas,101-103 Balham High Rd, London,SW12 9AP" calcext:value-type="string">
            <text:p>Oliver Bonas,101-103 Balham High Rd, London,SW12 9AP</text:p>
          </table:table-cell>
          <table:table-cell table:number-columns-repeated="59"/>
        </table:table-row>
        <table:table-row table:style-name="ro1">
          <table:table-cell table:content-validation-name="val10" office:value-type="string" calcext:value-type="string">
            <text:p>Oliver Bonas</text:p>
          </table:table-cell>
          <table:table-cell office:value-type="string" calcext:value-type="string">
            <text:p>Unit A, 57-69 Parsons Green Lane, London</text:p>
          </table:table-cell>
          <table:table-cell office:value-type="string" calcext:value-type="string">
            <text:p>SW64HU</text:p>
          </table:table-cell>
          <table:table-cell office:value-type="string" calcext:value-type="string">
            <text:p>020 7751 0774</text:p>
          </table:table-cell>
          <table:table-cell table:formula="of:=COM.MICROSOFT.TEXTJOIN(&quot;,&quot;; 0; [.A53:.C53])" office:value-type="string" office:string-value="Oliver Bonas,Unit A, 57-69 Parsons Green Lane, London,SW64HU" calcext:value-type="string">
            <text:p>Oliver Bonas,Unit A, 57-69 Parsons Green Lane, London,SW64HU</text:p>
          </table:table-cell>
          <table:table-cell table:number-columns-repeated="59"/>
        </table:table-row>
        <table:table-row table:style-name="ro1">
          <table:table-cell table:content-validation-name="val10" office:value-type="string" calcext:value-type="string">
            <text:p>Oliver Bonas</text:p>
          </table:table-cell>
          <table:table-cell office:value-type="string" calcext:value-type="string">
            <text:p>Unit 50 South Mall, Southside Shopping Centre, Wandsworth, London</text:p>
          </table:table-cell>
          <table:table-cell table:style-name="ce121" office:value-type="string" calcext:value-type="string">
            <text:p>SW18 4TE</text:p>
          </table:table-cell>
          <table:table-cell office:value-type="string" calcext:value-type="string">
            <text:p>020 8877 2016</text:p>
          </table:table-cell>
          <table:table-cell table:formula="of:=COM.MICROSOFT.TEXTJOIN(&quot;,&quot;; 0; [.A54:.C54])" office:value-type="string" office:string-value="Oliver Bonas,Unit 50 South Mall, Southside Shopping Centre, Wandsworth, London,SW18 4TE" calcext:value-type="string">
            <text:p>Oliver Bonas,Unit 50 South Mall, Southside Shopping Centre, Wandsworth, London,SW18 4TE</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39-41 Seven Sisters Road, Holloway, London</text:p>
          </table:table-cell>
          <table:table-cell office:value-type="string" calcext:value-type="string">
            <text:p>N7 6AX</text:p>
          </table:table-cell>
          <table:table-cell office:value-type="string" calcext:value-type="string">
            <text:p>020 7619 3613</text:p>
          </table:table-cell>
          <table:table-cell table:formula="of:=COM.MICROSOFT.TEXTJOIN(&quot;,&quot;; 0; [.A55:.C55])" office:value-type="string" office:string-value="Poundland Limited,39-41 Seven Sisters Road, Holloway, London,N7 6AX" calcext:value-type="string">
            <text:p>Poundland Limited,39-41 Seven Sisters Road, Holloway, London,N7 6AX</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Unit A, 492 - 500 High Road, Wembley, Middlesex</text:p>
          </table:table-cell>
          <table:table-cell office:value-type="string" calcext:value-type="string">
            <text:p>HA9 7BH</text:p>
          </table:table-cell>
          <table:table-cell office:value-type="string" calcext:value-type="string">
            <text:p>020 8902 6648</text:p>
          </table:table-cell>
          <table:table-cell table:formula="of:=COM.MICROSOFT.TEXTJOIN(&quot;,&quot;; 0; [.A56:.C56])" office:value-type="string" office:string-value="Poundland Limited,Unit A, 492 - 500 High Road, Wembley, Middlesex,HA9 7BH" calcext:value-type="string">
            <text:p>Poundland Limited,Unit A, 492 - 500 High Road, Wembley, Middlesex,HA9 7BH</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Units 2-4 The Broadway, West 12 Shopping Centre, Shepherds Bush, London</text:p>
          </table:table-cell>
          <table:table-cell office:value-type="string" calcext:value-type="string">
            <text:p>W12 8PP</text:p>
          </table:table-cell>
          <table:table-cell office:value-type="string" calcext:value-type="string">
            <text:p>020 8743 5287</text:p>
          </table:table-cell>
          <table:table-cell table:formula="of:=COM.MICROSOFT.TEXTJOIN(&quot;,&quot;; 0; [.A57:.C57])" office:value-type="string" office:string-value="Poundland Limited,Units 2-4 The Broadway, West 12 Shopping Centre, Shepherds Bush, London,W12 8PP" calcext:value-type="string">
            <text:p>Poundland Limited,Units 2-4 The Broadway, West 12 Shopping Centre, Shepherds Bush, London,W12 8PP</text:p>
          </table:table-cell>
          <table:table-cell table:number-columns-repeated="59"/>
        </table:table-row>
        <table:table-row table:style-name="ro1">
          <table:table-cell table:content-validation-name="val11" office:value-type="string" calcext:value-type="string">
            <text:p>All Saints Retail Limited</text:p>
          </table:table-cell>
          <table:table-cell table:style-name="ce121" office:value-type="string" calcext:value-type="string">
            <text:p>Unit 6, Bellingham Way, Larkfield, Aylesford, Kent</text:p>
          </table:table-cell>
          <table:table-cell office:value-type="string" calcext:value-type="string">
            <text:p>ME20 6SQ</text:p>
          </table:table-cell>
          <table:table-cell/>
          <table:table-cell table:formula="of:=COM.MICROSOFT.TEXTJOIN(&quot;,&quot;; 0; [.A58:.C58])" office:value-type="string" office:string-value="All Saints Retail Limited,Unit 6, Bellingham Way, Larkfield, Aylesford, Kent,ME20 6SQ" calcext:value-type="string">
            <text:p>All Saints Retail Limited,Unit 6, Bellingham Way, Larkfield, Aylesford, Kent,ME20 6SQ</text:p>
          </table:table-cell>
          <table:table-cell table:number-columns-repeated="59"/>
        </table:table-row>
        <table:table-row table:style-name="ro1">
          <table:table-cell table:content-validation-name="val11" office:value-type="string" calcext:value-type="string">
            <text:p>Waterstones Booksellers Limited</text:p>
          </table:table-cell>
          <table:table-cell office:value-type="string" calcext:value-type="string">
            <text:p>2-6, Hill Street, Richmond, Surrey</text:p>
          </table:table-cell>
          <table:table-cell office:value-type="string" calcext:value-type="string">
            <text:p>TW10 6UA</text:p>
          </table:table-cell>
          <table:table-cell office:value-type="string" calcext:value-type="string">
            <text:p>020 8332 1600</text:p>
          </table:table-cell>
          <table:table-cell table:formula="of:=COM.MICROSOFT.TEXTJOIN(&quot;,&quot;; 0; [.A59:.C59])" office:value-type="string" office:string-value="Waterstones Booksellers Limited,2-6, Hill Street, Richmond, Surrey,TW10 6UA" calcext:value-type="string">
            <text:p>Waterstones Booksellers Limited,2-6, Hill Street, Richmond, Surrey,TW10 6UA</text:p>
          </table:table-cell>
          <table:table-cell table:number-columns-repeated="59"/>
        </table:table-row>
        <table:table-row table:style-name="ro1">
          <table:table-cell table:content-validation-name="val11" office:value-type="string" calcext:value-type="string">
            <text:p>Boots UK Limited</text:p>
          </table:table-cell>
          <table:table-cell office:value-type="string" calcext:value-type="string">
            <text:p>122 Holborn, London</text:p>
          </table:table-cell>
          <table:table-cell office:value-type="string" calcext:value-type="string">
            <text:p>EC1N 2TD</text:p>
          </table:table-cell>
          <table:table-cell office:value-type="string" calcext:value-type="string">
            <text:p>020 7404 4519</text:p>
          </table:table-cell>
          <table:table-cell table:formula="of:=COM.MICROSOFT.TEXTJOIN(&quot;,&quot;; 0; [.A60:.C60])" office:value-type="string" office:string-value="Boots UK Limited,122 Holborn, London,EC1N 2TD" calcext:value-type="string">
            <text:p>Boots UK Limited,122 Holborn, London,EC1N 2TD</text:p>
          </table:table-cell>
          <table:table-cell table:number-columns-repeated="59"/>
        </table:table-row>
        <table:table-row table:style-name="ro1">
          <table:table-cell table:content-validation-name="val11" office:value-type="string" calcext:value-type="string">
            <text:p>Burberry Limited</text:p>
          </table:table-cell>
          <table:table-cell office:value-type="string" calcext:value-type="string">
            <text:p>121 Regent Street, London</text:p>
          </table:table-cell>
          <table:table-cell office:value-type="string" calcext:value-type="string">
            <text:p>W1B 4TB</text:p>
          </table:table-cell>
          <table:table-cell office:value-type="string" calcext:value-type="string">
            <text:p>020 7806 8904</text:p>
          </table:table-cell>
          <table:table-cell table:formula="of:=COM.MICROSOFT.TEXTJOIN(&quot;,&quot;; 0; [.A61:.C61])" office:value-type="string" office:string-value="Burberry Limited,121 Regent Street, London,W1B 4TB" calcext:value-type="string">
            <text:p>Burberry Limited,121 Regent Street, London,W1B 4TB</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420 Brixton Road, Brixton, London</text:p>
          </table:table-cell>
          <table:table-cell office:value-type="string" calcext:value-type="string">
            <text:p>SW9 7AE</text:p>
          </table:table-cell>
          <table:table-cell/>
          <table:table-cell table:formula="of:=COM.MICROSOFT.TEXTJOIN(&quot;,&quot;; 0; [.A62:.C62])" office:value-type="string" office:string-value="Poundland Limited,420 Brixton Road, Brixton, London,SW9 7AE" calcext:value-type="string">
            <text:p>Poundland Limited,420 Brixton Road, Brixton, London,SW9 7AE</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44-50A, The Broadway Shopping Centre, Southall, Middlesex</text:p>
          </table:table-cell>
          <table:table-cell office:value-type="string" calcext:value-type="string">
            <text:p>UB1 1QB</text:p>
          </table:table-cell>
          <table:table-cell office:value-type="string" calcext:value-type="string">
            <text:p>0208 574 3174</text:p>
          </table:table-cell>
          <table:table-cell table:formula="of:=COM.MICROSOFT.TEXTJOIN(&quot;,&quot;; 0; [.A63:.C63])" office:value-type="string" office:string-value="Poundland Limited,44-50A, The Broadway Shopping Centre, Southall, Middlesex,UB1 1QB" calcext:value-type="string">
            <text:p>Poundland Limited,44-50A, The Broadway Shopping Centre, Southall, Middlesex,UB1 1QB</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148 Streatham High Road, Streatham, London</text:p>
          </table:table-cell>
          <table:table-cell office:value-type="string" calcext:value-type="string">
            <text:p>SW16 1DF</text:p>
          </table:table-cell>
          <table:table-cell office:value-type="string" calcext:value-type="string">
            <text:p>0208 835 8167</text:p>
          </table:table-cell>
          <table:table-cell table:formula="of:=COM.MICROSOFT.TEXTJOIN(&quot;,&quot;; 0; [.A64:.C64])" office:value-type="string" office:string-value="Poundland Limited,148 Streatham High Road, Streatham, London,SW16 1DF" calcext:value-type="string">
            <text:p>Poundland Limited,148 Streatham High Road, Streatham, London,SW16 1DF</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150 High Street, Sutton, Surrey</text:p>
          </table:table-cell>
          <table:table-cell office:value-type="string" calcext:value-type="string">
            <text:p>SM1 1NS</text:p>
          </table:table-cell>
          <table:table-cell office:value-type="string" calcext:value-type="string">
            <text:p>0208 6439089</text:p>
          </table:table-cell>
          <table:table-cell table:formula="of:=COM.MICROSOFT.TEXTJOIN(&quot;,&quot;; 0; [.A65:.C65])" office:value-type="string" office:string-value="Superdrug,150 High Street, Sutton, Surrey,SM1 1NS" calcext:value-type="string">
            <text:p>Superdrug,150 High Street, Sutton, Surrey,SM1 1NS</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371-375, Walworth Road, Walworth, London</text:p>
          </table:table-cell>
          <table:table-cell office:value-type="string" calcext:value-type="string">
            <text:p>SE17 2AL</text:p>
          </table:table-cell>
          <table:table-cell office:value-type="string" calcext:value-type="string">
            <text:p>020 7277 4048</text:p>
          </table:table-cell>
          <table:table-cell table:formula="of:=COM.MICROSOFT.TEXTJOIN(&quot;,&quot;; 0; [.A66:.C66])" office:value-type="string" office:string-value="Superdrug,371-375, Walworth Road, Walworth, London,SE17 2AL" calcext:value-type="string">
            <text:p>Superdrug,371-375, Walworth Road, Walworth, London,SE17 2AL</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2-8 Station Rd, Hayes</text:p>
          </table:table-cell>
          <table:table-cell office:value-type="string" calcext:value-type="string">
            <text:p>UB3 4DA</text:p>
          </table:table-cell>
          <table:table-cell office:value-type="string" calcext:value-type="string">
            <text:p>020 8848 1754</text:p>
          </table:table-cell>
          <table:table-cell table:formula="of:=COM.MICROSOFT.TEXTJOIN(&quot;,&quot;; 0; [.A67:.C67])" office:value-type="string" office:string-value="Superdrug,2-8 Station Rd, Hayes,UB3 4DA" calcext:value-type="string">
            <text:p>Superdrug,2-8 Station Rd, Hayes,UB3 4DA</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131-135 Burnt Oak Broadway, Edgware</text:p>
          </table:table-cell>
          <table:table-cell office:value-type="string" calcext:value-type="string">
            <text:p>HA8 5EL</text:p>
          </table:table-cell>
          <table:table-cell office:value-type="string" calcext:value-type="string">
            <text:p>020 8905 6738</text:p>
          </table:table-cell>
          <table:table-cell table:formula="of:=COM.MICROSOFT.TEXTJOIN(&quot;,&quot;; 0; [.A68:.C68])" office:value-type="string" office:string-value="Poundland Limited,131-135 Burnt Oak Broadway, Edgware,HA8 5EL" calcext:value-type="string">
            <text:p>Poundland Limited,131-135 Burnt Oak Broadway, Edgware,HA8 5EL</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27-37 Battersea Bridge Road Battersea London</text:p>
          </table:table-cell>
          <table:table-cell office:value-type="string" calcext:value-type="string">
            <text:p>SW11 3BA</text:p>
          </table:table-cell>
          <table:table-cell office:value-type="string" calcext:value-type="string">
            <text:p>020 7978 5091</text:p>
          </table:table-cell>
          <table:table-cell table:formula="of:=COM.MICROSOFT.TEXTJOIN(&quot;,&quot;; 0; [.A69:.C69])" office:value-type="string" office:string-value="Co-Op Group Limited,27-37 Battersea Bridge Road Battersea London,SW11 3BA" calcext:value-type="string">
            <text:p>Co-Op Group Limited,27-37 Battersea Bridge Road Battersea London,SW11 3BA</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Unit 12a/13 Pentagon Shopping Centre Chatham Kent</text:p>
          </table:table-cell>
          <table:table-cell office:value-type="string" calcext:value-type="string">
            <text:p>ME4 4HY </text:p>
          </table:table-cell>
          <table:table-cell office:value-type="string" calcext:value-type="string">
            <text:p>01634 826110</text:p>
          </table:table-cell>
          <table:table-cell table:formula="of:=COM.MICROSOFT.TEXTJOIN(&quot;,&quot;; 0; [.A70:.C70])" office:value-type="string" office:string-value="Poundland Limited,Unit 12a/13 Pentagon Shopping Centre Chatham Kent,ME4 4HY " calcext:value-type="string">
            <text:p>Poundland Limited,Unit 12a/13 Pentagon Shopping Centre Chatham Kent,ME4 4HY </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Unit 2, 128/134 Queensway, London</text:p>
          </table:table-cell>
          <table:table-cell office:value-type="string" calcext:value-type="string">
            <text:p>W2 6LS</text:p>
          </table:table-cell>
          <table:table-cell office:value-type="string" calcext:value-type="string">
            <text:p>020 7792 1146</text:p>
          </table:table-cell>
          <table:table-cell table:formula="of:=COM.MICROSOFT.TEXTJOIN(&quot;,&quot;; 0; [.A71:.C71])" office:value-type="string" office:string-value="Superdrug,Unit 2, 128/134 Queensway, London,W2 6LS" calcext:value-type="string">
            <text:p>Superdrug,Unit 2, 128/134 Queensway, London,W2 6LS</text:p>
          </table:table-cell>
          <table:table-cell table:number-columns-repeated="59"/>
        </table:table-row>
        <table:table-row table:style-name="ro1">
          <table:table-cell table:content-validation-name="val12" office:value-type="string" calcext:value-type="string">
            <text:p>Boots UK Limited</text:p>
          </table:table-cell>
          <table:table-cell office:value-type="string" calcext:value-type="string">
            <text:p>128 The Chimes Shopping Centre, High Street, Uxbridge, Middlesex</text:p>
          </table:table-cell>
          <table:table-cell office:value-type="string" calcext:value-type="string">
            <text:p>UB8 1GA</text:p>
          </table:table-cell>
          <table:table-cell office:value-type="string" calcext:value-type="string">
            <text:p>01895 233526</text:p>
          </table:table-cell>
          <table:table-cell table:formula="of:=COM.MICROSOFT.TEXTJOIN(&quot;,&quot;; 0; [.A72:.C72])" office:value-type="string" office:string-value="Boots UK Limited,128 The Chimes Shopping Centre, High Street, Uxbridge, Middlesex,UB8 1GA" calcext:value-type="string">
            <text:p>Boots UK Limited,128 The Chimes Shopping Centre, High Street, Uxbridge, Middlesex,UB8 1GA</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53-57 High St, Bromley</text:p>
          </table:table-cell>
          <table:table-cell office:value-type="string" calcext:value-type="string">
            <text:p>BR1 1JY</text:p>
          </table:table-cell>
          <table:table-cell office:value-type="string" calcext:value-type="string">
            <text:p>020 8466 5909</text:p>
          </table:table-cell>
          <table:table-cell table:formula="of:=COM.MICROSOFT.TEXTJOIN(&quot;,&quot;; 0; [.A73:.C73])" office:value-type="string" office:string-value="Poundland Limited,53-57 High St, Bromley,BR1 1JY" calcext:value-type="string">
            <text:p>Poundland Limited,53-57 High St, Bromley,BR1 1JY</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4 Buckhold Rd, London</text:p>
          </table:table-cell>
          <table:table-cell office:value-type="string" calcext:value-type="string">
            <text:p>SW18 4JS</text:p>
          </table:table-cell>
          <table:table-cell office:value-type="string" calcext:value-type="string">
            <text:p>020 8871 4114</text:p>
          </table:table-cell>
          <table:table-cell table:formula="of:=COM.MICROSOFT.TEXTJOIN(&quot;,&quot;; 0; [.A74:.C74])" office:value-type="string" office:string-value="Co-Op Group Limited,4 Buckhold Rd, London,SW18 4JS" calcext:value-type="string">
            <text:p>Co-Op Group Limited,4 Buckhold Rd, London,SW18 4JS</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Unit 37, Central Mall, The Wandsworth Shopping Centre, Wandsworth</text:p>
          </table:table-cell>
          <table:table-cell office:value-type="string" calcext:value-type="string">
            <text:p>SW18 4TE</text:p>
          </table:table-cell>
          <table:table-cell office:value-type="string" calcext:value-type="string">
            <text:p>0203 601 1227</text:p>
          </table:table-cell>
          <table:table-cell table:formula="of:=COM.MICROSOFT.TEXTJOIN(&quot;,&quot;; 0; [.A75:.C75])" office:value-type="string" office:string-value="Poundland Limited,Unit 37, Central Mall, The Wandsworth Shopping Centre, Wandsworth,SW18 4TE" calcext:value-type="string">
            <text:p>Poundland Limited,Unit 37, Central Mall, The Wandsworth Shopping Centre, Wandsworth,SW18 4TE</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48-54 St Stephens Street Norwich Norfolk</text:p>
          </table:table-cell>
          <table:table-cell office:value-type="string" calcext:value-type="string">
            <text:p>NR1 3SH</text:p>
          </table:table-cell>
          <table:table-cell office:value-type="string" calcext:value-type="string">
            <text:p>01603 665426</text:p>
          </table:table-cell>
          <table:table-cell table:formula="of:=COM.MICROSOFT.TEXTJOIN(&quot;,&quot;; 0; [.A76:.C76])" office:value-type="string" office:string-value="Poundland Limited,48-54 St Stephens Street Norwich Norfolk,NR1 3SH" calcext:value-type="string">
            <text:p>Poundland Limited,48-54 St Stephens Street Norwich Norfolk,NR1 3SH</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37-39 Broad Street Teddington</text:p>
          </table:table-cell>
          <table:table-cell office:value-type="string" calcext:value-type="string">
            <text:p>TW11 8QZ</text:p>
          </table:table-cell>
          <table:table-cell office:value-type="string" calcext:value-type="string">
            <text:p>020 8977 4266</text:p>
          </table:table-cell>
          <table:table-cell table:formula="of:=COM.MICROSOFT.TEXTJOIN(&quot;,&quot;; 0; [.A77:.C77])" office:value-type="string" office:string-value="Superdrug,37-39 Broad Street Teddington,TW11 8QZ" calcext:value-type="string">
            <text:p>Superdrug,37-39 Broad Street Teddington,TW11 8QZ</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125 High Street, Penge, London</text:p>
          </table:table-cell>
          <table:table-cell office:value-type="string" calcext:value-type="string">
            <text:p>SE20 7DS</text:p>
          </table:table-cell>
          <table:table-cell office:value-type="string" calcext:value-type="string">
            <text:p>020 87782854</text:p>
          </table:table-cell>
          <table:table-cell table:formula="of:=COM.MICROSOFT.TEXTJOIN(&quot;,&quot;; 0; [.A78:.C78])" office:value-type="string" office:string-value="Superdrug,125 High Street, Penge, London,SE20 7DS" calcext:value-type="string">
            <text:p>Superdrug,125 High Street, Penge, London,SE20 7DS</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40 Clarence St, Kingston upon Thames</text:p>
          </table:table-cell>
          <table:table-cell office:value-type="string" calcext:value-type="string">
            <text:p>KT1 1NR</text:p>
          </table:table-cell>
          <table:table-cell office:value-type="string" calcext:value-type="string">
            <text:p>0208 547 1307</text:p>
          </table:table-cell>
          <table:table-cell table:formula="of:=COM.MICROSOFT.TEXTJOIN(&quot;,&quot;; 0; [.A79:.C79])" office:value-type="string" office:string-value="Superdrug,40 Clarence St, Kingston upon Thames,KT1 1NR" calcext:value-type="string">
            <text:p>Superdrug,40 Clarence St, Kingston upon Thames,KT1 1NR</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57-63 Tooting High Street, Tooting, London </text:p>
          </table:table-cell>
          <table:table-cell office:value-type="string" calcext:value-type="string">
            <text:p>SW17 0SP</text:p>
          </table:table-cell>
          <table:table-cell office:value-type="string" calcext:value-type="string">
            <text:p>0203 609 4837 </text:p>
          </table:table-cell>
          <table:table-cell table:formula="of:=COM.MICROSOFT.TEXTJOIN(&quot;,&quot;; 0; [.A80:.C80])" office:value-type="string" office:string-value="Poundland Limited,57-63 Tooting High Street, Tooting, London ,SW17 0SP" calcext:value-type="string">
            <text:p>Poundland Limited,57-63 Tooting High Street, Tooting, London ,SW17 0SP</text:p>
          </table:table-cell>
          <table:table-cell table:number-columns-repeated="59"/>
        </table:table-row>
        <table:table-row table:style-name="ro1">
          <table:table-cell table:content-validation-name="val13" office:value-type="string" calcext:value-type="string">
            <text:p>Hallhuber GmbH</text:p>
          </table:table-cell>
          <table:table-cell office:value-type="string" calcext:value-type="string">
            <text:p>Ariel Way, Westfield, White City, London</text:p>
          </table:table-cell>
          <table:table-cell office:value-type="string" calcext:value-type="string">
            <text:p>W12 7GF</text:p>
          </table:table-cell>
          <table:table-cell office:value-type="string" calcext:value-type="string">
            <text:p>01608 824794</text:p>
          </table:table-cell>
          <table:table-cell table:formula="of:=COM.MICROSOFT.TEXTJOIN(&quot;,&quot;; 0; [.A81:.C81])" office:value-type="string" office:string-value="Hallhuber GmbH,Ariel Way, Westfield, White City, London,W12 7GF" calcext:value-type="string">
            <text:p>Hallhuber GmbH,Ariel Way, Westfield, White City, London,W12 7GF</text:p>
          </table:table-cell>
          <table:table-cell table:number-columns-repeated="59"/>
        </table:table-row>
        <table:table-row table:style-name="ro1">
          <table:table-cell table:content-validation-name="val13" office:value-type="string" calcext:value-type="string">
            <text:p>Hallhuber GmbH</text:p>
          </table:table-cell>
          <table:table-cell office:value-type="string" calcext:value-type="string">
            <text:p>C/O House of Fraser, 101 Victoria St, Victoria, London</text:p>
          </table:table-cell>
          <table:table-cell office:value-type="string" calcext:value-type="string">
            <text:p>SW1E 6QT</text:p>
          </table:table-cell>
          <table:table-cell office:value-type="string" calcext:value-type="string">
            <text:p>020 7798 2300</text:p>
          </table:table-cell>
          <table:table-cell table:formula="of:=COM.MICROSOFT.TEXTJOIN(&quot;,&quot;; 0; [.A82:.C82])" office:value-type="string" office:string-value="Hallhuber GmbH,C/O House of Fraser, 101 Victoria St, Victoria, London,SW1E 6QT" calcext:value-type="string">
            <text:p>Hallhuber GmbH,C/O House of Fraser, 101 Victoria St, Victoria, London,SW1E 6QT</text:p>
          </table:table-cell>
          <table:table-cell table:number-columns-repeated="59"/>
        </table:table-row>
        <table:table-row table:style-name="ro1">
          <table:table-cell office:value-type="string" calcext:value-type="string">
            <text:p>Ford Sports &amp; Social Club</text:p>
          </table:table-cell>
          <table:table-cell office:value-type="string" calcext:value-type="string">
            <text:p>W H S T Pass Collection Collecting / Swiping Security Passes, Ford Sports &amp; Social Club, Newbury Park, Aldborough Road South, Newbury Park, Ilford, IG3 8HG</text:p>
          </table:table-cell>
          <table:table-cell office:value-type="string" calcext:value-type="string">
            <text:p>IG3 8HG</text:p>
          </table:table-cell>
          <table:table-cell office:value-type="string" calcext:value-type="string">
            <text:p>020 8590 3797</text:p>
          </table:table-cell>
          <table:table-cell table:formula="of:=COM.MICROSOFT.TEXTJOIN(&quot;,&quot;; 0; [.A83:.C83])" office:value-type="string" office:string-value="Ford Sports &amp; Social Club,W H S T Pass Collection Collecting / Swiping Security Passes, Ford Sports &amp; Social Club, Newbury Park, Aldborough Road South, Newbury Park, Ilford, IG3 8HG,IG3 8HG" calcext:value-type="string">
            <text:p>Ford Sports &amp; Social Club,W H S T Pass Collection Collecting / Swiping Security Passes, Ford Sports &amp; Social Club, Newbury Park, Aldborough Road South, Newbury Park, Ilford, IG3 8HG,IG3 8HG</text:p>
          </table:table-cell>
          <table:table-cell table:number-columns-repeated="59"/>
        </table:table-row>
        <table:table-row table:style-name="ro3">
          <table:table-cell table:content-validation-name="val8" office:value-type="string" calcext:value-type="string">
            <text:p>Co-Op Group Limited</text:p>
          </table:table-cell>
          <table:table-cell office:value-type="string" calcext:value-type="string">
            <text:p>Co-Op Group Retail</text:p>
            <text:p>(Shoreditch), 185 Old Street, London</text:p>
          </table:table-cell>
          <table:table-cell office:value-type="string" calcext:value-type="string">
            <text:p>EC1V 9NP</text:p>
          </table:table-cell>
          <table:table-cell office:value-type="string" calcext:value-type="string">
            <text:p>020 7608 3716</text:p>
          </table:table-cell>
          <table:table-cell table:formula="of:=COM.MICROSOFT.TEXTJOIN(&quot;,&quot;; 0; [.A84:.C84])" office:value-type="string" office:string-value="Co-Op Group Limited,Co-Op Group Retail&#10;(Shoreditch), 185 Old Street, London,EC1V 9NP" calcext:value-type="string">
            <text:p>Co-Op Group Limited,Co-Op Group Retail</text:p>
            <text:p>(Shoreditch), 185 Old Street, London,EC1V 9NP</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6-8 Upper Wickham Lane, Welling, Kent</text:p>
          </table:table-cell>
          <table:table-cell office:value-type="string" calcext:value-type="string">
            <text:p>DA16 3HE</text:p>
          </table:table-cell>
          <table:table-cell office:value-type="string" calcext:value-type="string">
            <text:p>020 82980047</text:p>
          </table:table-cell>
          <table:table-cell table:formula="of:=COM.MICROSOFT.TEXTJOIN(&quot;,&quot;; 0; [.A85:.C85])" office:value-type="string" office:string-value="Superdrug,6-8 Upper Wickham Lane, Welling, Kent,DA16 3HE" calcext:value-type="string">
            <text:p>Superdrug,6-8 Upper Wickham Lane, Welling, Kent,DA16 3HE</text:p>
          </table:table-cell>
          <table:table-cell table:number-columns-repeated="59"/>
        </table:table-row>
        <table:table-row table:style-name="ro1">
          <table:table-cell table:content-validation-name="val14" office:value-type="string" calcext:value-type="string">
            <text:p>Burberry Group PLC</text:p>
          </table:table-cell>
          <table:table-cell office:value-type="string" calcext:value-type="string">
            <text:p>Textile Logistics, Unit 6, Skyport Trade Park, Skyport Drive, Harmondsworth, Heathrow, West Drayton, Middlesex</text:p>
          </table:table-cell>
          <table:table-cell office:value-type="string" calcext:value-type="string">
            <text:p>UB7 0LB</text:p>
          </table:table-cell>
          <table:table-cell/>
          <table:table-cell table:formula="of:=COM.MICROSOFT.TEXTJOIN(&quot;,&quot;; 0; [.A86:.C86])" office:value-type="string" office:string-value="Burberry Group PLC,Textile Logistics, Unit 6, Skyport Trade Park, Skyport Drive, Harmondsworth, Heathrow, West Drayton, Middlesex,UB7 0LB" calcext:value-type="string">
            <text:p>Burberry Group PLC,Textile Logistics, Unit 6, Skyport Trade Park, Skyport Drive, Harmondsworth, Heathrow, West Drayton, Middlesex,UB7 0LB</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Centre Court Shopping Centre, 104/105, London</text:p>
          </table:table-cell>
          <table:table-cell office:value-type="string" calcext:value-type="string">
            <text:p>SW19 8YE</text:p>
          </table:table-cell>
          <table:table-cell office:value-type="string" calcext:value-type="string">
            <text:p>020 8946 8598</text:p>
          </table:table-cell>
          <table:table-cell table:formula="of:=COM.MICROSOFT.TEXTJOIN(&quot;,&quot;; 0; [.A87:.C87])" office:value-type="string" office:string-value="Superdrug,Centre Court Shopping Centre, 104/105, London,SW19 8YE" calcext:value-type="string">
            <text:p>Superdrug,Centre Court Shopping Centre, 104/105, London,SW19 8YE</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Unit 2, The Bull, 262 Upper Richmond Rd, London</text:p>
          </table:table-cell>
          <table:table-cell office:value-type="string" calcext:value-type="string">
            <text:p>SW14 7JE</text:p>
          </table:table-cell>
          <table:table-cell office:value-type="string" calcext:value-type="string">
            <text:p>020 8878 6192</text:p>
          </table:table-cell>
          <table:table-cell table:formula="of:=COM.MICROSOFT.TEXTJOIN(&quot;,&quot;; 0; [.A88:.C88])" office:value-type="string" office:string-value="Superdrug,Unit 2, The Bull, 262 Upper Richmond Rd, London,SW14 7JE" calcext:value-type="string">
            <text:p>Superdrug,Unit 2, The Bull, 262 Upper Richmond Rd, London,SW14 7JE</text:p>
          </table:table-cell>
          <table:table-cell table:number-columns-repeated="59"/>
        </table:table-row>
        <table:table-row table:style-name="ro1">
          <table:table-cell table:content-validation-name="val15" office:value-type="string" calcext:value-type="string">
            <text:p>Heal’s PLC</text:p>
          </table:table-cell>
          <table:table-cell office:value-type="string" calcext:value-type="string">
            <text:p>49-51 Eden St, Kingston upon Thames</text:p>
          </table:table-cell>
          <table:table-cell office:value-type="string" calcext:value-type="string">
            <text:p>KT1 1BW</text:p>
          </table:table-cell>
          <table:table-cell office:value-type="string" calcext:value-type="string">
            <text:p>020 8614 5900</text:p>
          </table:table-cell>
          <table:table-cell table:formula="of:=COM.MICROSOFT.TEXTJOIN(&quot;,&quot;; 0; [.A89:.C89])" office:value-type="string" office:string-value="Heal’s PLC,49-51 Eden St, Kingston upon Thames,KT1 1BW" calcext:value-type="string">
            <text:p>Heal’s PLC,49-51 Eden St, Kingston upon Thames,KT1 1BW</text:p>
          </table:table-cell>
          <table:table-cell table:number-columns-repeated="59"/>
        </table:table-row>
        <table:table-row table:style-name="ro1">
          <table:table-cell table:content-validation-name="val8" office:value-type="string" calcext:value-type="string">
            <text:p>W H Smith Plc</text:p>
          </table:table-cell>
          <table:table-cell office:value-type="string" calcext:value-type="string">
            <text:p>(Travel) Heathrow Airport, Terminal 2, Hounslow</text:p>
          </table:table-cell>
          <table:table-cell office:value-type="string" calcext:value-type="string">
            <text:p>TW6 1LN</text:p>
          </table:table-cell>
          <table:table-cell office:value-type="string" calcext:value-type="string">
            <text:p>07467 077576</text:p>
          </table:table-cell>
          <table:table-cell table:formula="of:=COM.MICROSOFT.TEXTJOIN(&quot;,&quot;; 0; [.A90:.C90])" office:value-type="string" office:string-value="W H Smith Plc,(Travel) Heathrow Airport, Terminal 2, Hounslow,TW6 1LN" calcext:value-type="string">
            <text:p>W H Smith Plc,(Travel) Heathrow Airport, Terminal 2, Hounslow,TW6 1LN</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Battersea - Chatfield Road, 8-40 Chatfield Road, Battersea, London</text:p>
          </table:table-cell>
          <table:table-cell office:value-type="string" calcext:value-type="string">
            <text:p>SW11 3SE</text:p>
          </table:table-cell>
          <table:table-cell office:value-type="string" calcext:value-type="string">
            <text:p>020 7228 3505</text:p>
          </table:table-cell>
          <table:table-cell table:formula="of:=COM.MICROSOFT.TEXTJOIN(&quot;,&quot;; 0; [.A91:.C91])" office:value-type="string" office:string-value="Co-Op Group Limited,Battersea - Chatfield Road, 8-40 Chatfield Road, Battersea, London,SW11 3SE" calcext:value-type="string">
            <text:p>Co-Op Group Limited,Battersea - Chatfield Road, 8-40 Chatfield Road, Battersea, London,SW11 3SE</text:p>
          </table:table-cell>
          <table:table-cell table:number-columns-repeated="59"/>
        </table:table-row>
        <table:table-row table:style-name="ro1">
          <table:table-cell table:content-validation-name="val8" office:value-type="string" calcext:value-type="string">
            <text:p>Space NK Limited</text:p>
          </table:table-cell>
          <table:table-cell office:value-type="string" calcext:value-type="string">
            <text:p>Space N K, 34 Hill Street, Richmond, Surrey</text:p>
          </table:table-cell>
          <table:table-cell office:value-type="string" calcext:value-type="string">
            <text:p>TW9 1TW</text:p>
          </table:table-cell>
          <table:table-cell office:value-type="string" calcext:value-type="string">
            <text:p>+44 208 940 4332</text:p>
          </table:table-cell>
          <table:table-cell table:formula="of:=COM.MICROSOFT.TEXTJOIN(&quot;,&quot;; 0; [.A92:.C92])" office:value-type="string" office:string-value="Space NK Limited,Space N K, 34 Hill Street, Richmond, Surrey,TW9 1TW" calcext:value-type="string">
            <text:p>Space NK Limited,Space N K, 34 Hill Street, Richmond, Surrey,TW9 1TW</text:p>
          </table:table-cell>
          <table:table-cell table:number-columns-repeated="59"/>
        </table:table-row>
        <table:table-row table:style-name="ro1">
          <table:table-cell table:content-validation-name="val8" office:value-type="string" calcext:value-type="string">
            <text:p>Space NK Limited</text:p>
          </table:table-cell>
          <table:table-cell office:value-type="string" calcext:value-type="string">
            <text:p>205 New King's Rd, Fulham, London</text:p>
          </table:table-cell>
          <table:table-cell office:value-type="string" calcext:value-type="string">
            <text:p>SW6 4SR</text:p>
          </table:table-cell>
          <table:table-cell office:value-type="string" calcext:value-type="string">
            <text:p>+44 207 736 6728</text:p>
          </table:table-cell>
          <table:table-cell table:formula="of:=COM.MICROSOFT.TEXTJOIN(&quot;,&quot;; 0; [.A93:.C93])" office:value-type="string" office:string-value="Space NK Limited,205 New King's Rd, Fulham, London,SW6 4SR" calcext:value-type="string">
            <text:p>Space NK Limited,205 New King's Rd, Fulham, London,SW6 4SR</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193 Balham High Road, London</text:p>
          </table:table-cell>
          <table:table-cell office:value-type="string" calcext:value-type="string">
            <text:p>SW12 9BE</text:p>
          </table:table-cell>
          <table:table-cell office:value-type="string" calcext:value-type="string">
            <text:p>+44 (0) 117 9679796</text:p>
          </table:table-cell>
          <table:table-cell table:formula="of:=COM.MICROSOFT.TEXTJOIN(&quot;,&quot;; 0; [.A94:.C94])" office:value-type="string" office:string-value="Co-Op Group Limited,193 Balham High Road, London,SW12 9BE" calcext:value-type="string">
            <text:p>Co-Op Group Limited,193 Balham High Road, London,SW12 9BE</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215-221 Preston Rd, Wembley</text:p>
          </table:table-cell>
          <table:table-cell table:style-name="ce113" office:value-type="string" calcext:value-type="string">
            <text:p>HA9 8NF</text:p>
          </table:table-cell>
          <table:table-cell office:value-type="string" calcext:value-type="string">
            <text:p>020 8904 9785</text:p>
          </table:table-cell>
          <table:table-cell table:formula="of:=COM.MICROSOFT.TEXTJOIN(&quot;,&quot;; 0; [.A95:.C95])" office:value-type="string" office:string-value="Co-Op Group Limited,215-221 Preston Rd, Wembley,HA9 8NF" calcext:value-type="string">
            <text:p>Co-Op Group Limited,215-221 Preston Rd, Wembley,HA9 8NF</text:p>
          </table:table-cell>
          <table:table-cell table:number-columns-repeated="59"/>
        </table:table-row>
        <table:table-row table:style-name="ro1">
          <table:table-cell table:content-validation-name="val16" office:value-type="string" calcext:value-type="string">
            <text:p>Claires Accessories Uk Ltd</text:p>
          </table:table-cell>
          <table:table-cell office:value-type="string" calcext:value-type="string">
            <text:p>Unit 12, Wembley Park Boulevard, London Designer Outlet, Wembley,London</text:p>
          </table:table-cell>
          <table:table-cell office:value-type="string" calcext:value-type="string">
            <text:p>HA9 0TG</text:p>
          </table:table-cell>
          <table:table-cell office:value-type="string" calcext:value-type="string">
            <text:p>02089 032308</text:p>
          </table:table-cell>
          <table:table-cell table:formula="of:=COM.MICROSOFT.TEXTJOIN(&quot;,&quot;; 0; [.A96:.C96])" office:value-type="string" office:string-value="Claires Accessories Uk Ltd,Unit 12, Wembley Park Boulevard, London Designer Outlet, Wembley,London,HA9 0TG" calcext:value-type="string">
            <text:p>Claires Accessories Uk Ltd,Unit 12, Wembley Park Boulevard, London Designer Outlet, Wembley,London,HA9 0TG</text:p>
          </table:table-cell>
          <table:table-cell table:number-columns-repeated="59"/>
        </table:table-row>
        <table:table-row table:style-name="ro1">
          <table:table-cell table:content-validation-name="val8" office:value-type="string" calcext:value-type="string">
            <text:p>Space NK Limited</text:p>
          </table:table-cell>
          <table:table-cell office:value-type="string" calcext:value-type="string">
            <text:p>3 Kensington Church Street, London</text:p>
          </table:table-cell>
          <table:table-cell office:value-type="string" calcext:value-type="string">
            <text:p>W8 4LB</text:p>
          </table:table-cell>
          <table:table-cell office:value-type="string" calcext:value-type="string">
            <text:p>0207 376 2870</text:p>
          </table:table-cell>
          <table:table-cell table:formula="of:=COM.MICROSOFT.TEXTJOIN(&quot;,&quot;; 0; [.A97:.C97])" office:value-type="string" office:string-value="Space NK Limited,3 Kensington Church Street, London,W8 4LB" calcext:value-type="string">
            <text:p>Space NK Limited,3 Kensington Church Street, London,W8 4LB</text:p>
          </table:table-cell>
          <table:table-cell table:number-columns-repeated="59"/>
        </table:table-row>
        <table:table-row table:style-name="ro1">
          <table:table-cell table:content-validation-name="val8" office:value-type="string" calcext:value-type="string">
            <text:p>Euro Car Parts Limited</text:p>
          </table:table-cell>
          <table:table-cell office:value-type="string" calcext:value-type="string">
            <text:p>Unit 3 &amp; 4 Chelsea Fields Estate, 278 Western Road, Colliers Wood, London</text:p>
          </table:table-cell>
          <table:table-cell office:value-type="string" calcext:value-type="string">
            <text:p>SW19 2QA</text:p>
          </table:table-cell>
          <table:table-cell office:value-type="string" calcext:value-type="string">
            <text:p>020 8687 5777 </text:p>
          </table:table-cell>
          <table:table-cell table:formula="of:=COM.MICROSOFT.TEXTJOIN(&quot;,&quot;; 0; [.A98:.C98])" office:value-type="string" office:string-value="Euro Car Parts Limited,Unit 3 &amp; 4 Chelsea Fields Estate, 278 Western Road, Colliers Wood, London,SW19 2QA" calcext:value-type="string">
            <text:p>Euro Car Parts Limited,Unit 3 &amp; 4 Chelsea Fields Estate, 278 Western Road, Colliers Wood, London,SW19 2QA</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28-32 Denmark Hill, Camberwell, London</text:p>
          </table:table-cell>
          <table:table-cell office:value-type="string" calcext:value-type="string">
            <text:p>SE5 8RZ</text:p>
          </table:table-cell>
          <table:table-cell office:value-type="string" calcext:value-type="string">
            <text:p>020 7737 0647</text:p>
          </table:table-cell>
          <table:table-cell table:formula="of:=COM.MICROSOFT.TEXTJOIN(&quot;,&quot;; 0; [.A99:.C99])" office:value-type="string" office:string-value="Co-Op Group Limited,28-32 Denmark Hill, Camberwell, London,SE5 8RZ" calcext:value-type="string">
            <text:p>Co-Op Group Limited,28-32 Denmark Hill, Camberwell, London,SE5 8RZ</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15-17 Northcote Rd, Clapham, London</text:p>
          </table:table-cell>
          <table:table-cell table:style-name="ce113" office:value-type="string" calcext:value-type="string">
            <text:p>SW11 1NG</text:p>
          </table:table-cell>
          <table:table-cell office:value-type="string" calcext:value-type="string">
            <text:p>020 7228 0737</text:p>
          </table:table-cell>
          <table:table-cell table:formula="of:=COM.MICROSOFT.TEXTJOIN(&quot;,&quot;; 0; [.A100:.C100])" office:value-type="string" office:string-value="Co-Op Group Limited,15-17 Northcote Rd, Clapham, London,SW11 1NG" calcext:value-type="string">
            <text:p>Co-Op Group Limited,15-17 Northcote Rd, Clapham, London,SW11 1NG</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177-187 Arthur Road, Wimbledon Park, Wimbledon, London</text:p>
          </table:table-cell>
          <table:table-cell office:value-type="string" calcext:value-type="string">
            <text:p>SW19 8AE</text:p>
          </table:table-cell>
          <table:table-cell office:value-type="string" calcext:value-type="string">
            <text:p>020 8946 1808</text:p>
          </table:table-cell>
          <table:table-cell table:formula="of:=COM.MICROSOFT.TEXTJOIN(&quot;,&quot;; 0; [.A101:.C101])" office:value-type="string" office:string-value="Co-Op Group Limited,177-187 Arthur Road, Wimbledon Park, Wimbledon, London,SW19 8AE" calcext:value-type="string">
            <text:p>Co-Op Group Limited,177-187 Arthur Road, Wimbledon Park, Wimbledon, London,SW19 8AE</text:p>
          </table:table-cell>
          <table:table-cell table:number-columns-repeated="59"/>
        </table:table-row>
        <table:table-row table:style-name="ro1">
          <table:table-cell table:content-validation-name="val8" office:value-type="string" calcext:value-type="string">
            <text:p>W H Smith Plc</text:p>
          </table:table-cell>
          <table:table-cell office:value-type="string" calcext:value-type="string">
            <text:p>(Travel) Heathrow Airport, Terminal 3, Hounslow</text:p>
          </table:table-cell>
          <table:table-cell office:value-type="string" calcext:value-type="string">
            <text:p>TW6 1QB</text:p>
          </table:table-cell>
          <table:table-cell office:value-type="string" calcext:value-type="string">
            <text:p>0208 897 3224 </text:p>
          </table:table-cell>
          <table:table-cell table:formula="of:=COM.MICROSOFT.TEXTJOIN(&quot;,&quot;; 0; [.A102:.C102])" office:value-type="string" office:string-value="W H Smith Plc,(Travel) Heathrow Airport, Terminal 3, Hounslow,TW6 1QB" calcext:value-type="string">
            <text:p>W H Smith Plc,(Travel) Heathrow Airport, Terminal 3, Hounslow,TW6 1QB</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73-75 Upper Richmond Road, Putney, Greater London</text:p>
          </table:table-cell>
          <table:table-cell office:value-type="string" calcext:value-type="string">
            <text:p>SW15 2SR</text:p>
          </table:table-cell>
          <table:table-cell office:value-type="string" calcext:value-type="string">
            <text:p>020 8874 7953 </text:p>
          </table:table-cell>
          <table:table-cell table:formula="of:=COM.MICROSOFT.TEXTJOIN(&quot;,&quot;; 0; [.A103:.C103])" office:value-type="string" office:string-value="Co-Op Group Limited,73-75 Upper Richmond Road, Putney, Greater London,SW15 2SR" calcext:value-type="string">
            <text:p>Co-Op Group Limited,73-75 Upper Richmond Road, Putney, Greater London,SW15 2SR</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Unit 3, 142 -170 Streatham Hill, London</text:p>
          </table:table-cell>
          <table:table-cell office:value-type="string" calcext:value-type="string">
            <text:p>SW2 4RS</text:p>
          </table:table-cell>
          <table:table-cell office:value-type="string" calcext:value-type="string">
            <text:p>0208 671 7923</text:p>
          </table:table-cell>
          <table:table-cell table:formula="of:=COM.MICROSOFT.TEXTJOIN(&quot;,&quot;; 0; [.A104:.C104])" office:value-type="string" office:string-value="Superdrug,Unit 3, 142 -170 Streatham Hill, London,SW2 4RS" calcext:value-type="string">
            <text:p>Superdrug,Unit 3, 142 -170 Streatham Hill, London,SW2 4RS</text:p>
          </table:table-cell>
          <table:table-cell table:number-columns-repeated="59"/>
        </table:table-row>
        <table:table-row table:style-name="ro1">
          <table:table-cell table:content-validation-name="val8" office:value-type="string" calcext:value-type="string">
            <text:p>Space NK Limited</text:p>
          </table:table-cell>
          <table:table-cell office:value-type="string" calcext:value-type="string">
            <text:p>2/2a Church Street, Kingston-upon-Thames, Surrey</text:p>
          </table:table-cell>
          <table:table-cell office:value-type="string" calcext:value-type="string">
            <text:p>KT1 1RJ</text:p>
          </table:table-cell>
          <table:table-cell office:value-type="string" calcext:value-type="string">
            <text:p>0208 549 1635</text:p>
          </table:table-cell>
          <table:table-cell table:formula="of:=COM.MICROSOFT.TEXTJOIN(&quot;,&quot;; 0; [.A105:.C105])" office:value-type="string" office:string-value="Space NK Limited,2/2a Church Street, Kingston-upon-Thames, Surrey,KT1 1RJ" calcext:value-type="string">
            <text:p>Space NK Limited,2/2a Church Street, Kingston-upon-Thames, Surrey,KT1 1RJ</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41, High Street Walton On Thames Surrey </text:p>
          </table:table-cell>
          <table:table-cell office:value-type="string" calcext:value-type="string">
            <text:p>KT12 1DH </text:p>
          </table:table-cell>
          <table:table-cell office:value-type="string" calcext:value-type="string">
            <text:p>01932 247944</text:p>
          </table:table-cell>
          <table:table-cell table:formula="of:=COM.MICROSOFT.TEXTJOIN(&quot;,&quot;; 0; [.A106:.C106])" office:value-type="string" office:string-value="Superdrug,41, High Street Walton On Thames Surrey ,KT12 1DH " calcext:value-type="string">
            <text:p>Superdrug,41, High Street Walton On Thames Surrey ,KT12 1DH </text:p>
          </table:table-cell>
          <table:table-cell table:number-columns-repeated="59"/>
        </table:table-row>
        <table:table-row table:style-name="ro2">
          <table:table-cell table:content-validation-name="val8" office:value-type="string" calcext:value-type="string">
            <text:p>Waterstones Booksellers Limited</text:p>
          </table:table-cell>
          <table:table-cell table:style-name="ce337" office:value-type="string" calcext:value-type="string">
            <text:p>150-152 King's Rd, Chelsea, London</text:p>
          </table:table-cell>
          <table:table-cell office:value-type="string" calcext:value-type="string">
            <text:p>SW3 3NR</text:p>
          </table:table-cell>
          <table:table-cell office:value-type="string" calcext:value-type="string">
            <text:p>0207 3512023</text:p>
          </table:table-cell>
          <table:table-cell table:formula="of:=COM.MICROSOFT.TEXTJOIN(&quot;,&quot;; 0; [.A107:.C107])" office:value-type="string" office:string-value="Waterstones Booksellers Limited,150-152 King's Rd, Chelsea, London,SW3 3NR" calcext:value-type="string">
            <text:p>Waterstones Booksellers Limited,150-152 King's Rd, Chelsea, London,SW3 3NR</text:p>
          </table:table-cell>
          <table:table-cell table:number-columns-repeated="59"/>
        </table:table-row>
        <table:table-row table:style-name="ro2">
          <table:table-cell table:content-validation-name="val8" office:value-type="string" calcext:value-type="string">
            <text:p>Waterstones Booksellers Limited</text:p>
          </table:table-cell>
          <table:table-cell table:style-name="ce337" office:value-type="string" calcext:value-type="string">
            <text:p>187 Piccadilly, St. James's, London</text:p>
          </table:table-cell>
          <table:table-cell office:value-type="string" calcext:value-type="string">
            <text:p>W1J 9LE</text:p>
          </table:table-cell>
          <table:table-cell office:value-type="string" calcext:value-type="string">
            <text:p>0207 439 9921</text:p>
          </table:table-cell>
          <table:table-cell table:formula="of:=COM.MICROSOFT.TEXTJOIN(&quot;,&quot;; 0; [.A108:.C108])" office:value-type="string" office:string-value="Waterstones Booksellers Limited,187 Piccadilly, St. James's, London,W1J 9LE" calcext:value-type="string">
            <text:p>Waterstones Booksellers Limited,187 Piccadilly, St. James's, London,W1J 9LE</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122-124 Tolworth Broadway, Surbiton</text:p>
          </table:table-cell>
          <table:table-cell office:value-type="string" calcext:value-type="string">
            <text:p>KT6 7HT</text:p>
          </table:table-cell>
          <table:table-cell office:value-type="string" calcext:value-type="string">
            <text:p>0208 390 4325</text:p>
          </table:table-cell>
          <table:table-cell table:formula="of:=COM.MICROSOFT.TEXTJOIN(&quot;,&quot;; 0; [.A109:.C109])" office:value-type="string" office:string-value="Poundland Limited,122-124 Tolworth Broadway, Surbiton,KT6 7HT" calcext:value-type="string">
            <text:p>Poundland Limited,122-124 Tolworth Broadway, Surbiton,KT6 7HT</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12/18 Crown Hill, Croydon, Surrey</text:p>
          </table:table-cell>
          <table:table-cell office:value-type="string" calcext:value-type="string">
            <text:p>CR0 1RZ</text:p>
          </table:table-cell>
          <table:table-cell office:value-type="string" calcext:value-type="string">
            <text:p>0208 688 6437</text:p>
          </table:table-cell>
          <table:table-cell table:formula="of:=COM.MICROSOFT.TEXTJOIN(&quot;,&quot;; 0; [.A110:.C110])" office:value-type="string" office:string-value="Poundland Limited,12/18 Crown Hill, Croydon, Surrey,CR0 1RZ" calcext:value-type="string">
            <text:p>Poundland Limited,12/18 Crown Hill, Croydon, Surrey,CR0 1RZ</text:p>
          </table:table-cell>
          <table:table-cell table:number-columns-repeated="59"/>
        </table:table-row>
        <table:table-row table:style-name="ro1">
          <table:table-cell table:content-validation-name="val8" office:value-type="string" calcext:value-type="string">
            <text:p>Homebase Group Limited</text:p>
          </table:table-cell>
          <table:table-cell table:style-name="ce121" office:value-type="string" calcext:value-type="string">
            <text:p><text:s/>Unit 1, Victoria Retail Park, Crown Road, off Victoria Road South Ruislip Middlesex</text:p>
          </table:table-cell>
          <table:table-cell office:value-type="string" calcext:value-type="string">
            <text:p>HA4 0AJ</text:p>
          </table:table-cell>
          <table:table-cell office:value-type="string" calcext:value-type="string">
            <text:p>020 8841 6027</text:p>
          </table:table-cell>
          <table:table-cell table:formula="of:=COM.MICROSOFT.TEXTJOIN(&quot;,&quot;; 0; [.A111:.C111])" office:value-type="string" office:string-value="Homebase Group Limited, Unit 1, Victoria Retail Park, Crown Road, off Victoria Road South Ruislip Middlesex,HA4 0AJ" calcext:value-type="string">
            <text:p>Homebase Group Limited, Unit 1, Victoria Retail Park, Crown Road, off Victoria Road South Ruislip Middlesex,HA4 0AJ</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Unit 48, Kings Mall, Hammersmith, London</text:p>
          </table:table-cell>
          <table:table-cell office:value-type="string" calcext:value-type="string">
            <text:p>W6 0PZ</text:p>
          </table:table-cell>
          <table:table-cell office:value-type="string" calcext:value-type="string">
            <text:p>0203 601 1203</text:p>
          </table:table-cell>
          <table:table-cell table:formula="of:=COM.MICROSOFT.TEXTJOIN(&quot;,&quot;; 0; [.A112:.C112])" office:value-type="string" office:string-value="Poundland Limited,Unit 48, Kings Mall, Hammersmith, London,W6 0PZ" calcext:value-type="string">
            <text:p>Poundland Limited,Unit 48, Kings Mall, Hammersmith, London,W6 0PZ</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56-58 Abbeville Road, Clapham</text:p>
          </table:table-cell>
          <table:table-cell office:value-type="string" calcext:value-type="string">
            <text:p>SW4 9NF</text:p>
          </table:table-cell>
          <table:table-cell office:value-type="string" calcext:value-type="string">
            <text:p>0208 673 3895</text:p>
          </table:table-cell>
          <table:table-cell table:formula="of:=COM.MICROSOFT.TEXTJOIN(&quot;,&quot;; 0; [.A113:.C113])" office:value-type="string" office:string-value="Co-Op Group Limited,56-58 Abbeville Road, Clapham,SW4 9NF" calcext:value-type="string">
            <text:p>Co-Op Group Limited,56-58 Abbeville Road, Clapham,SW4 9NF</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27 Wheatfield Way, Kingston Upon Thames, Surrey</text:p>
          </table:table-cell>
          <table:table-cell office:value-type="string" calcext:value-type="string">
            <text:p>KT1 2NU</text:p>
          </table:table-cell>
          <table:table-cell office:value-type="string" calcext:value-type="string">
            <text:p>0208 549 4936</text:p>
          </table:table-cell>
          <table:table-cell table:formula="of:=COM.MICROSOFT.TEXTJOIN(&quot;,&quot;; 0; [.A114:.C114])" office:value-type="string" office:string-value="Poundland Limited,27 Wheatfield Way, Kingston Upon Thames, Surrey,KT1 2NU" calcext:value-type="string">
            <text:p>Poundland Limited,27 Wheatfield Way, Kingston Upon Thames, Surrey,KT1 2NU</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Childs Hill, 713 Finchley Rd, London</text:p>
          </table:table-cell>
          <table:table-cell office:value-type="string" calcext:value-type="string">
            <text:p>NW11 2JN</text:p>
          </table:table-cell>
          <table:table-cell office:value-type="string" calcext:value-type="string">
            <text:p>020 8458 9693</text:p>
          </table:table-cell>
          <table:table-cell table:formula="of:=COM.MICROSOFT.TEXTJOIN(&quot;,&quot;; 0; [.A115:.C115])" office:value-type="string" office:string-value="Co-Op Group Limited,Childs Hill, 713 Finchley Rd, London,NW11 2JN" calcext:value-type="string">
            <text:p>Co-Op Group Limited,Childs Hill, 713 Finchley Rd, London,NW11 2JN</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384 Long Ln, Uxbridge</text:p>
          </table:table-cell>
          <table:table-cell office:value-type="string" calcext:value-type="string">
            <text:p>UB10 9PG</text:p>
          </table:table-cell>
          <table:table-cell office:value-type="string" calcext:value-type="string">
            <text:p>01895 233572</text:p>
          </table:table-cell>
          <table:table-cell table:formula="of:=COM.MICROSOFT.TEXTJOIN(&quot;,&quot;; 0; [.A116:.C116])" office:value-type="string" office:string-value="Co-Op Group Limited,384 Long Ln, Uxbridge,UB10 9PG" calcext:value-type="string">
            <text:p>Co-Op Group Limited,384 Long Ln, Uxbridge,UB10 9PG</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Archway) 11/19 Junction Road, Archway, Highgate, London</text:p>
          </table:table-cell>
          <table:table-cell office:value-type="string" calcext:value-type="string">
            <text:p>N19 5QT</text:p>
          </table:table-cell>
          <table:table-cell office:value-type="string" calcext:value-type="string">
            <text:p>0207 272 2636</text:p>
          </table:table-cell>
          <table:table-cell table:formula="of:=COM.MICROSOFT.TEXTJOIN(&quot;,&quot;; 0; [.A117:.C117])" office:value-type="string" office:string-value="Co-Op Group Limited,(Archway) 11/19 Junction Road, Archway, Highgate, London,N19 5QT" calcext:value-type="string">
            <text:p>Co-Op Group Limited,(Archway) 11/19 Junction Road, Archway, Highgate, London,N19 5QT</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19/20 The Broadway Southall Middlesex </text:p>
          </table:table-cell>
          <table:table-cell office:value-type="string" calcext:value-type="string">
            <text:p>UB1 1JR</text:p>
          </table:table-cell>
          <table:table-cell office:value-type="string" calcext:value-type="string">
            <text:p>020 85744548</text:p>
          </table:table-cell>
          <table:table-cell table:formula="of:=COM.MICROSOFT.TEXTJOIN(&quot;,&quot;; 0; [.A118:.C118])" office:value-type="string" office:string-value="Superdrug,19/20 The Broadway Southall Middlesex ,UB1 1JR" calcext:value-type="string">
            <text:p>Superdrug,19/20 The Broadway Southall Middlesex ,UB1 1JR</text:p>
          </table:table-cell>
          <table:table-cell table:number-columns-repeated="59"/>
        </table:table-row>
        <table:table-row table:style-name="ro1">
          <table:table-cell table:content-validation-name="val11" office:value-type="string" calcext:value-type="string">
            <text:p>Boots UK Limited</text:p>
          </table:table-cell>
          <table:table-cell office:value-type="string" calcext:value-type="string">
            <text:p><text:s/>200 Bishopsgate, London</text:p>
          </table:table-cell>
          <table:table-cell office:value-type="string" calcext:value-type="string">
            <text:p>EC2M 4NR</text:p>
          </table:table-cell>
          <table:table-cell office:value-type="string" calcext:value-type="string">
            <text:p>020 7283 9544</text:p>
          </table:table-cell>
          <table:table-cell table:formula="of:=COM.MICROSOFT.TEXTJOIN(&quot;,&quot;; 0; [.A119:.C119])" office:value-type="string" office:string-value="Boots UK Limited, 200 Bishopsgate, London,EC2M 4NR" calcext:value-type="string">
            <text:p>Boots UK Limited, 200 Bishopsgate, London,EC2M 4NR</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38 The Broadway, Thames Ditton, Surrey</text:p>
          </table:table-cell>
          <table:table-cell office:value-type="string" calcext:value-type="string">
            <text:p>KT7 0JW</text:p>
          </table:table-cell>
          <table:table-cell office:value-type="string" calcext:value-type="string">
            <text:p>0208 398 699</text:p>
          </table:table-cell>
          <table:table-cell table:formula="of:=COM.MICROSOFT.TEXTJOIN(&quot;,&quot;; 0; [.A120:.C120])" office:value-type="string" office:string-value="Co-Op Group Limited,38 The Broadway, Thames Ditton, Surrey,KT7 0JW" calcext:value-type="string">
            <text:p>Co-Op Group Limited,38 The Broadway, Thames Ditton, Surrey,KT7 0JW</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6 Station Parade, London</text:p>
          </table:table-cell>
          <table:table-cell office:value-type="string" calcext:value-type="string">
            <text:p>W4 3HD</text:p>
          </table:table-cell>
          <table:table-cell office:value-type="string" calcext:value-type="string">
            <text:p>020 8994 2173</text:p>
          </table:table-cell>
          <table:table-cell table:formula="of:=COM.MICROSOFT.TEXTJOIN(&quot;,&quot;; 0; [.A121:.C121])" office:value-type="string" office:string-value="Co-Op Group Limited,6 Station Parade, London,W4 3HD" calcext:value-type="string">
            <text:p>Co-Op Group Limited,6 Station Parade, London,W4 3HD</text:p>
          </table:table-cell>
          <table:table-cell table:number-columns-repeated="59"/>
        </table:table-row>
        <table:table-row table:style-name="ro1">
          <table:table-cell table:content-validation-name="val8" office:value-type="string" calcext:value-type="string">
            <text:p>W H Smith Plc</text:p>
          </table:table-cell>
          <table:table-cell office:value-type="string" calcext:value-type="string">
            <text:p>21 - 23 The Broadway Ealing, London</text:p>
          </table:table-cell>
          <table:table-cell table:style-name="ce121" office:value-type="string" calcext:value-type="string">
            <text:p>W5 2NH</text:p>
          </table:table-cell>
          <table:table-cell table:style-name="ce170" office:value-type="string" calcext:value-type="string">
            <text:p>020 8567 1471</text:p>
          </table:table-cell>
          <table:table-cell table:formula="of:=COM.MICROSOFT.TEXTJOIN(&quot;,&quot;; 0; [.A122:.C122])" office:value-type="string" office:string-value="W H Smith Plc,21 - 23 The Broadway Ealing, London,W5 2NH" calcext:value-type="string">
            <text:p>W H Smith Plc,21 - 23 The Broadway Ealing, London,W5 2NH</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90 Inner Park Rd, Wimbledon, London</text:p>
          </table:table-cell>
          <table:table-cell table:style-name="ce113" office:value-type="string" calcext:value-type="string">
            <text:p>SW19 6DA</text:p>
          </table:table-cell>
          <table:table-cell office:value-type="string" calcext:value-type="string">
            <text:p>020 8789 0335</text:p>
          </table:table-cell>
          <table:table-cell table:formula="of:=COM.MICROSOFT.TEXTJOIN(&quot;,&quot;; 0; [.A123:.C123])" office:value-type="string" office:string-value="Co-Op Group Limited,90 Inner Park Rd, Wimbledon, London,SW19 6DA" calcext:value-type="string">
            <text:p>Co-Op Group Limited,90 Inner Park Rd, Wimbledon, London,SW19 6DA</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107 - 109 Streatham Vale, Streatham, London</text:p>
          </table:table-cell>
          <table:table-cell office:value-type="string" calcext:value-type="string">
            <text:p>SW16 5SQ</text:p>
          </table:table-cell>
          <table:table-cell office:value-type="string" calcext:value-type="string">
            <text:p>0208 764 4466</text:p>
          </table:table-cell>
          <table:table-cell table:formula="of:=COM.MICROSOFT.TEXTJOIN(&quot;,&quot;; 0; [.A124:.C124])" office:value-type="string" office:string-value="Co-Op Group Limited,107 - 109 Streatham Vale, Streatham, London,SW16 5SQ" calcext:value-type="string">
            <text:p>Co-Op Group Limited,107 - 109 Streatham Vale, Streatham, London,SW16 5SQ</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68 - 74 Coombe Lane, Raynes Park, London</text:p>
          </table:table-cell>
          <table:table-cell office:value-type="string" calcext:value-type="string">
            <text:p>SW20 0AX</text:p>
          </table:table-cell>
          <table:table-cell office:value-type="string" calcext:value-type="string">
            <text:p>0208 944 8862</text:p>
          </table:table-cell>
          <table:table-cell table:formula="of:=COM.MICROSOFT.TEXTJOIN(&quot;,&quot;; 0; [.A125:.C125])" office:value-type="string" office:string-value="Co-Op Group Limited,68 - 74 Coombe Lane, Raynes Park, London,SW20 0AX" calcext:value-type="string">
            <text:p>Co-Op Group Limited,68 - 74 Coombe Lane, Raynes Park, London,SW20 0AX</text:p>
          </table:table-cell>
          <table:table-cell table:number-columns-repeated="59"/>
        </table:table-row>
        <table:table-row table:style-name="ro1">
          <table:table-cell table:content-validation-name="val11" office:value-type="string" calcext:value-type="string">
            <text:p>Boots UK Limited</text:p>
          </table:table-cell>
          <table:table-cell office:value-type="string" calcext:value-type="string">
            <text:p>Cab Road, Waterloo Station, Newington, London</text:p>
          </table:table-cell>
          <table:table-cell office:value-type="string" calcext:value-type="string">
            <text:p>SE1 7LY</text:p>
          </table:table-cell>
          <table:table-cell office:value-type="string" calcext:value-type="string">
            <text:p>0207 928 1073</text:p>
          </table:table-cell>
          <table:table-cell table:formula="of:=COM.MICROSOFT.TEXTJOIN(&quot;,&quot;; 0; [.A126:.C126])" office:value-type="string" office:string-value="Boots UK Limited,Cab Road, Waterloo Station, Newington, London,SE1 7LY" calcext:value-type="string">
            <text:p>Boots UK Limited,Cab Road, Waterloo Station, Newington, London,SE1 7LY</text:p>
          </table:table-cell>
          <table:table-cell table:number-columns-repeated="59"/>
        </table:table-row>
        <table:table-row table:style-name="ro1">
          <table:table-cell table:content-validation-name="val11" office:value-type="string" calcext:value-type="string">
            <text:p>Claires Accessories Uk Ltd</text:p>
          </table:table-cell>
          <table:table-cell office:value-type="string" calcext:value-type="string">
            <text:p>Unit 11, Eden Walk Shopping Centre, Kingston upon Thames, London</text:p>
          </table:table-cell>
          <table:table-cell office:value-type="string" calcext:value-type="string">
            <text:p>KT1 1BP </text:p>
          </table:table-cell>
          <table:table-cell office:value-type="string" calcext:value-type="string">
            <text:p>0208 549 4950 </text:p>
          </table:table-cell>
          <table:table-cell table:formula="of:=COM.MICROSOFT.TEXTJOIN(&quot;,&quot;; 0; [.A127:.C127])" office:value-type="string" office:string-value="Claires Accessories Uk Ltd,Unit 11, Eden Walk Shopping Centre, Kingston upon Thames, London,KT1 1BP " calcext:value-type="string">
            <text:p>Claires Accessories Uk Ltd,Unit 11, Eden Walk Shopping Centre, Kingston upon Thames, London,KT1 1BP </text:p>
          </table:table-cell>
          <table:table-cell table:number-columns-repeated="59"/>
        </table:table-row>
        <table:table-row table:style-name="ro1">
          <table:table-cell table:content-validation-name="val11" office:value-type="string" calcext:value-type="string">
            <text:p>Boots UK Limited</text:p>
          </table:table-cell>
          <table:table-cell office:value-type="string" calcext:value-type="string">
            <text:p>127a Kensington High St, Kensington, London</text:p>
          </table:table-cell>
          <table:table-cell office:value-type="string" calcext:value-type="string">
            <text:p>W8 5SF</text:p>
          </table:table-cell>
          <table:table-cell office:value-type="string" calcext:value-type="string">
            <text:p>020 7937 9533</text:p>
          </table:table-cell>
          <table:table-cell table:formula="of:=COM.MICROSOFT.TEXTJOIN(&quot;,&quot;; 0; [.A128:.C128])" office:value-type="string" office:string-value="Boots UK Limited,127a Kensington High St, Kensington, London,W8 5SF" calcext:value-type="string">
            <text:p>Boots UK Limited,127a Kensington High St, Kensington, London,W8 5SF</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1491-1493, London Rd, Norbury, London</text:p>
          </table:table-cell>
          <table:table-cell table:style-name="ce144" office:value-type="string" calcext:value-type="string">
            <text:p><text:span text:style-name="T1">SW16 3LU</text:span></text:p>
          </table:table-cell>
          <table:table-cell office:value-type="string" calcext:value-type="string">
            <text:p>020 8679 2225</text:p>
          </table:table-cell>
          <table:table-cell table:formula="of:=COM.MICROSOFT.TEXTJOIN(&quot;,&quot;; 0; [.A129:.C129])" office:value-type="string" office:string-value="Superdrug,1491-1493, London Rd, Norbury, London,SW16 3LU" calcext:value-type="string">
            <text:p>Superdrug,1491-1493, London Rd, Norbury, London,SW16 3LU</text:p>
          </table:table-cell>
          <table:table-cell table:number-columns-repeated="59"/>
        </table:table-row>
        <table:table-row table:style-name="ro1">
          <table:table-cell table:content-validation-name="val8" office:value-type="string" calcext:value-type="string">
            <text:p>Waterstones Booksellers Limited</text:p>
          </table:table-cell>
          <table:table-cell office:value-type="string" calcext:value-type="string">
            <text:p>The Arcade Westfield Stratford City 74-75 Montfichet Rd, London</text:p>
          </table:table-cell>
          <table:table-cell office:value-type="string" calcext:value-type="string">
            <text:p>E20 1EH </text:p>
          </table:table-cell>
          <table:table-cell office:value-type="string" calcext:value-type="string">
            <text:p>020 3206 2671</text:p>
          </table:table-cell>
          <table:table-cell table:formula="of:=COM.MICROSOFT.TEXTJOIN(&quot;,&quot;; 0; [.A130:.C130])" office:value-type="string" office:string-value="Waterstones Booksellers Limited,The Arcade Westfield Stratford City 74-75 Montfichet Rd, London,E20 1EH " calcext:value-type="string">
            <text:p>Waterstones Booksellers Limited,The Arcade Westfield Stratford City 74-75 Montfichet Rd, London,E20 1EH </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176 – 178, Sternhold Avenue, Streatham, London</text:p>
          </table:table-cell>
          <table:table-cell table:style-name="ce113" office:value-type="string" calcext:value-type="string">
            <text:p>SW2 4RU</text:p>
          </table:table-cell>
          <table:table-cell office:value-type="string" calcext:value-type="string">
            <text:p>020 8674 7038</text:p>
          </table:table-cell>
          <table:table-cell table:formula="of:=COM.MICROSOFT.TEXTJOIN(&quot;,&quot;; 0; [.A131:.C131])" office:value-type="string" office:string-value="Co-Op Group Limited,176 – 178, Sternhold Avenue, Streatham, London,SW2 4RU" calcext:value-type="string">
            <text:p>Co-Op Group Limited,176 – 178, Sternhold Avenue, Streatham, London,SW2 4RU</text:p>
          </table:table-cell>
          <table:table-cell table:number-columns-repeated="59"/>
        </table:table-row>
        <table:table-row table:style-name="ro1">
          <table:table-cell table:content-validation-name="val17" office:value-type="string" calcext:value-type="string">
            <text:p>Swarovski International Limited</text:p>
          </table:table-cell>
          <table:table-cell office:value-type="string" calcext:value-type="string">
            <text:p>Crystallized, Westfield Shopping Centrre, Unit 2124, White City, London</text:p>
          </table:table-cell>
          <table:table-cell table:style-name="ce113" office:value-type="string" calcext:value-type="string">
            <text:p>W12 7GF</text:p>
          </table:table-cell>
          <table:table-cell office:value-type="string" calcext:value-type="string">
            <text:p>020 8743 4774</text:p>
          </table:table-cell>
          <table:table-cell table:formula="of:=COM.MICROSOFT.TEXTJOIN(&quot;,&quot;; 0; [.A132:.C132])" office:value-type="string" office:string-value="Swarovski International Limited,Crystallized, Westfield Shopping Centrre, Unit 2124, White City, London,W12 7GF" calcext:value-type="string">
            <text:p>Swarovski International Limited,Crystallized, Westfield Shopping Centrre, Unit 2124, White City, London,W12 7GF</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50 Parsons Green Lane, London</text:p>
          </table:table-cell>
          <table:table-cell table:style-name="ce113" office:value-type="string" calcext:value-type="string">
            <text:p>SW6 4HU</text:p>
          </table:table-cell>
          <table:table-cell office:value-type="string" calcext:value-type="string">
            <text:p>020 7751 3373</text:p>
          </table:table-cell>
          <table:table-cell table:formula="of:=COM.MICROSOFT.TEXTJOIN(&quot;,&quot;; 0; [.A133:.C133])" office:value-type="string" office:string-value="Co-Op Group Limited,50 Parsons Green Lane, London,SW6 4HU" calcext:value-type="string">
            <text:p>Co-Op Group Limited,50 Parsons Green Lane, London,SW6 4HU</text:p>
          </table:table-cell>
          <table:table-cell table:number-columns-repeated="59"/>
        </table:table-row>
        <table:table-row table:style-name="ro1">
          <table:table-cell table:content-validation-name="val11" office:value-type="string" calcext:value-type="string">
            <text:p>Boots UK Limited</text:p>
          </table:table-cell>
          <table:table-cell office:value-type="string" calcext:value-type="string">
            <text:p>Unit Msu2, Whitefriars Shopping Centre Gravel Walk Canterbury</text:p>
          </table:table-cell>
          <table:table-cell office:value-type="string" calcext:value-type="string">
            <text:p>CT1 2TF</text:p>
          </table:table-cell>
          <table:table-cell office:value-type="string" calcext:value-type="string">
            <text:p>01227 470944</text:p>
          </table:table-cell>
          <table:table-cell table:formula="of:=COM.MICROSOFT.TEXTJOIN(&quot;,&quot;; 0; [.A134:.C134])" office:value-type="string" office:string-value="Boots UK Limited,Unit Msu2, Whitefriars Shopping Centre Gravel Walk Canterbury,CT1 2TF" calcext:value-type="string">
            <text:p>Boots UK Limited,Unit Msu2, Whitefriars Shopping Centre Gravel Walk Canterbury,CT1 2TF</text:p>
          </table:table-cell>
          <table:table-cell/>
          <table:table-cell table:style-name="ce146"/>
          <table:table-cell table:number-columns-repeated="57"/>
        </table:table-row>
        <table:table-row table:style-name="ro1">
          <table:table-cell table:content-validation-name="val11" office:value-type="string" calcext:value-type="string">
            <text:p>Claires Accessories Uk Ltd</text:p>
          </table:table-cell>
          <table:table-cell office:value-type="string" calcext:value-type="string">
            <text:p>76 St Johns Road London Greater London</text:p>
          </table:table-cell>
          <table:table-cell office:value-type="string" calcext:value-type="string">
            <text:p>SW11 1PT</text:p>
          </table:table-cell>
          <table:table-cell office:value-type="string" calcext:value-type="string">
            <text:p>0207 924 5026</text:p>
          </table:table-cell>
          <table:table-cell table:formula="of:=COM.MICROSOFT.TEXTJOIN(&quot;,&quot;; 0; [.A135:.C135])" office:value-type="string" office:string-value="Claires Accessories Uk Ltd,76 St Johns Road London Greater London,SW11 1PT" calcext:value-type="string">
            <text:p>Claires Accessories Uk Ltd,76 St Johns Road London Greater London,SW11 1PT</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40 Balham Hill, Wandsworth, London</text:p>
          </table:table-cell>
          <table:table-cell table:style-name="ce113" office:value-type="string" calcext:value-type="string">
            <text:p>SW12 9EL</text:p>
          </table:table-cell>
          <table:table-cell office:value-type="string" calcext:value-type="string">
            <text:p>02086 750712</text:p>
          </table:table-cell>
          <table:table-cell table:formula="of:=COM.MICROSOFT.TEXTJOIN(&quot;,&quot;; 0; [.A136:.C136])" office:value-type="string" office:string-value="Co-Op Group Limited,40 Balham Hill, Wandsworth, London,SW12 9EL" calcext:value-type="string">
            <text:p>Co-Op Group Limited,40 Balham Hill, Wandsworth, London,SW12 9EL</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The Old Anchor, 71 Richmond Rd, Twickenham</text:p>
          </table:table-cell>
          <table:table-cell table:style-name="ce113" office:value-type="string" calcext:value-type="string">
            <text:p>KT4 8DR</text:p>
          </table:table-cell>
          <table:table-cell office:value-type="string" calcext:value-type="string">
            <text:p>020 8892 9665</text:p>
          </table:table-cell>
          <table:table-cell table:formula="of:=COM.MICROSOFT.TEXTJOIN(&quot;,&quot;; 0; [.A137:.C137])" office:value-type="string" office:string-value="Co-Op Group Limited,The Old Anchor, 71 Richmond Rd, Twickenham,KT4 8DR" calcext:value-type="string">
            <text:p>Co-Op Group Limited,The Old Anchor, 71 Richmond Rd, Twickenham,KT4 8DR</text:p>
          </table:table-cell>
          <table:table-cell table:number-columns-repeated="59"/>
        </table:table-row>
        <table:table-row table:style-name="ro1">
          <table:table-cell table:content-validation-name="val8" office:value-type="string" calcext:value-type="string">
            <text:p>W H Smith Plc</text:p>
          </table:table-cell>
          <table:table-cell office:value-type="string" calcext:value-type="string">
            <text:p>Gatwick Airport, North Terminal, Gatwick, West Sussex</text:p>
          </table:table-cell>
          <table:table-cell table:style-name="ce121" office:value-type="string" calcext:value-type="string">
            <text:p>RH6 0PJ</text:p>
          </table:table-cell>
          <table:table-cell table:style-name="ce170" office:value-type="string" calcext:value-type="string">
            <text:p>01293 568664 </text:p>
          </table:table-cell>
          <table:table-cell table:formula="of:=COM.MICROSOFT.TEXTJOIN(&quot;,&quot;; 0; [.A138:.C138])" office:value-type="string" office:string-value="W H Smith Plc,Gatwick Airport, North Terminal, Gatwick, West Sussex,RH6 0PJ" calcext:value-type="string">
            <text:p>W H Smith Plc,Gatwick Airport, North Terminal, Gatwick, West Sussex,RH6 0PJ</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38-40 Randlesdown Road, Bellingham, London</text:p>
          </table:table-cell>
          <table:table-cell office:value-type="string" calcext:value-type="string">
            <text:p>SE6 3BT</text:p>
          </table:table-cell>
          <table:table-cell office:value-type="string" calcext:value-type="string">
            <text:p>0208 6981692</text:p>
          </table:table-cell>
          <table:table-cell table:formula="of:=COM.MICROSOFT.TEXTJOIN(&quot;,&quot;; 0; [.A139:.C139])" office:value-type="string" office:string-value="Co-Op Group Limited,38-40 Randlesdown Road, Bellingham, London,SE6 3BT" calcext:value-type="string">
            <text:p>Co-Op Group Limited,38-40 Randlesdown Road, Bellingham, London,SE6 3BT</text:p>
          </table:table-cell>
          <table:table-cell table:number-columns-repeated="59"/>
        </table:table-row>
        <table:table-row table:style-name="ro1">
          <table:table-cell table:content-validation-name="val11" office:value-type="string" calcext:value-type="string">
            <text:p>Claires Accessories Uk Ltd</text:p>
          </table:table-cell>
          <table:table-cell office:value-type="string" calcext:value-type="string">
            <text:p>Unit 2051, Arial Way, Westfield Shopping Centre, White City, London</text:p>
          </table:table-cell>
          <table:table-cell office:value-type="string" calcext:value-type="string">
            <text:p>W12 7GE</text:p>
          </table:table-cell>
          <table:table-cell office:value-type="string" calcext:value-type="string">
            <text:p>020 8743 6253</text:p>
          </table:table-cell>
          <table:table-cell table:formula="of:=COM.MICROSOFT.TEXTJOIN(&quot;,&quot;; 0; [.A140:.C140])" office:value-type="string" office:string-value="Claires Accessories Uk Ltd,Unit 2051, Arial Way, Westfield Shopping Centre, White City, London,W12 7GE" calcext:value-type="string">
            <text:p>Claires Accessories Uk Ltd,Unit 2051, Arial Way, Westfield Shopping Centre, White City, London,W12 7GE</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177 Central Road, Worcester Park, Surrey</text:p>
          </table:table-cell>
          <table:table-cell office:value-type="string" calcext:value-type="string">
            <text:p>KT4 8DR</text:p>
          </table:table-cell>
          <table:table-cell office:value-type="string" calcext:value-type="string">
            <text:p>0203 5836701</text:p>
          </table:table-cell>
          <table:table-cell table:formula="of:=COM.MICROSOFT.TEXTJOIN(&quot;,&quot;; 0; [.A141:.C141])" office:value-type="string" office:string-value="Poundland Limited,177 Central Road, Worcester Park, Surrey,KT4 8DR" calcext:value-type="string">
            <text:p>Poundland Limited,177 Central Road, Worcester Park, Surrey,KT4 8DR</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227-233 Munster Road, Fulham, London</text:p>
          </table:table-cell>
          <table:table-cell office:value-type="string" calcext:value-type="string">
            <text:p>SW6 6BT</text:p>
          </table:table-cell>
          <table:table-cell office:value-type="string" calcext:value-type="string">
            <text:p>0207 381 3564</text:p>
          </table:table-cell>
          <table:table-cell table:formula="of:=COM.MICROSOFT.TEXTJOIN(&quot;,&quot;; 0; [.A142:.C142])" office:value-type="string" office:string-value="Co-Op Group Limited,227-233 Munster Road, Fulham, London,SW6 6BT" calcext:value-type="string">
            <text:p>Co-Op Group Limited,227-233 Munster Road, Fulham, London,SW6 6BT</text:p>
          </table:table-cell>
          <table:table-cell table:number-columns-repeated="59"/>
        </table:table-row>
        <table:table-row table:style-name="ro1">
          <table:table-cell table:content-validation-name="val8" office:value-type="string" calcext:value-type="string">
            <text:p>Waterstones Booksellers Limited</text:p>
          </table:table-cell>
          <table:table-cell office:value-type="string" calcext:value-type="string">
            <text:p>Unit 5, Southside Shopping Centre, Wandsworth, London</text:p>
          </table:table-cell>
          <table:table-cell office:value-type="string" calcext:value-type="string">
            <text:p>SW18 4TF</text:p>
          </table:table-cell>
          <table:table-cell office:value-type="string" calcext:value-type="string">
            <text:p>0208 874 4597</text:p>
          </table:table-cell>
          <table:table-cell table:formula="of:=COM.MICROSOFT.TEXTJOIN(&quot;,&quot;; 0; [.A143:.C143])" office:value-type="string" office:string-value="Waterstones Booksellers Limited,Unit 5, Southside Shopping Centre, Wandsworth, London,SW18 4TF" calcext:value-type="string">
            <text:p>Waterstones Booksellers Limited,Unit 5, Southside Shopping Centre, Wandsworth, London,SW18 4TF</text:p>
          </table:table-cell>
          <table:table-cell table:number-columns-repeated="59"/>
        </table:table-row>
        <table:table-row table:style-name="ro1">
          <table:table-cell table:content-validation-name="val11" office:value-type="string" calcext:value-type="string">
            <text:p>Boots UK Limited</text:p>
          </table:table-cell>
          <table:table-cell office:value-type="string" calcext:value-type="string">
            <text:p>Westfield, White City Shopping Centre, Ariel Way, White City, London</text:p>
          </table:table-cell>
          <table:table-cell office:value-type="string" calcext:value-type="string">
            <text:p>W12 7HT</text:p>
          </table:table-cell>
          <table:table-cell office:value-type="string" calcext:value-type="string">
            <text:p>020 7283 9544</text:p>
          </table:table-cell>
          <table:table-cell table:formula="of:=COM.MICROSOFT.TEXTJOIN(&quot;,&quot;; 0; [.A144:.C144])" office:value-type="string" office:string-value="Boots UK Limited,Westfield, White City Shopping Centre, Ariel Way, White City, London,W12 7HT" calcext:value-type="string">
            <text:p>Boots UK Limited,Westfield, White City Shopping Centre, Ariel Way, White City, London,W12 7HT</text:p>
          </table:table-cell>
          <table:table-cell table:number-columns-repeated="59"/>
        </table:table-row>
        <table:table-row table:style-name="ro1">
          <table:table-cell table:content-validation-name="val8" office:value-type="string" calcext:value-type="string">
            <text:p>W H Smith Plc</text:p>
          </table:table-cell>
          <table:table-cell office:value-type="string" calcext:value-type="string">
            <text:p>(Travel) Liverpool St (Broadgate, Western Concourse) Railway Station, Liverpool St, London</text:p>
          </table:table-cell>
          <table:table-cell office:value-type="string" calcext:value-type="string">
            <text:p>EC2M 7QA</text:p>
          </table:table-cell>
          <table:table-cell office:value-type="string" calcext:value-type="string">
            <text:p>020 7247 7606</text:p>
          </table:table-cell>
          <table:table-cell table:formula="of:=COM.MICROSOFT.TEXTJOIN(&quot;,&quot;; 0; [.A145:.C145])" office:value-type="string" office:string-value="W H Smith Plc,(Travel) Liverpool St (Broadgate, Western Concourse) Railway Station, Liverpool St, London,EC2M 7QA" calcext:value-type="string">
            <text:p>W H Smith Plc,(Travel) Liverpool St (Broadgate, Western Concourse) Railway Station, Liverpool St, London,EC2M 7QA</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19 Tooting High St, Tooting, London</text:p>
          </table:table-cell>
          <table:table-cell office:value-type="string" calcext:value-type="string">
            <text:p>SW17 0SN</text:p>
          </table:table-cell>
          <table:table-cell office:value-type="string" calcext:value-type="string">
            <text:p>020 8672 9011</text:p>
          </table:table-cell>
          <table:table-cell table:formula="of:=COM.MICROSOFT.TEXTJOIN(&quot;,&quot;; 0; [.A146:.C146])" office:value-type="string" office:string-value="Superdrug,19 Tooting High St, Tooting, London,SW17 0SN" calcext:value-type="string">
            <text:p>Superdrug,19 Tooting High St, Tooting, London,SW17 0SN</text:p>
          </table:table-cell>
          <table:table-cell table:number-columns-repeated="59"/>
        </table:table-row>
        <table:table-row table:style-name="ro1">
          <table:table-cell table:content-validation-name="val11" office:value-type="string" calcext:value-type="string">
            <text:p>Boots UK Limited</text:p>
          </table:table-cell>
          <table:table-cell office:value-type="string" calcext:value-type="string">
            <text:p>54-58, High St Maidenhead, Berkshire</text:p>
          </table:table-cell>
          <table:table-cell office:value-type="string" calcext:value-type="string">
            <text:p>SL6 1PY</text:p>
          </table:table-cell>
          <table:table-cell office:value-type="string" calcext:value-type="string">
            <text:p>01628 627892</text:p>
          </table:table-cell>
          <table:table-cell table:formula="of:=COM.MICROSOFT.TEXTJOIN(&quot;,&quot;; 0; [.A147:.C147])" office:value-type="string" office:string-value="Boots UK Limited,54-58, High St Maidenhead, Berkshire,SL6 1PY" calcext:value-type="string">
            <text:p>Boots UK Limited,54-58, High St Maidenhead, Berkshire,SL6 1PY</text:p>
          </table:table-cell>
          <table:table-cell table:number-columns-repeated="59"/>
        </table:table-row>
        <table:table-row table:style-name="ro1">
          <table:table-cell table:content-validation-name="val11" office:value-type="string" calcext:value-type="string">
            <text:p>Boots UK Limited</text:p>
          </table:table-cell>
          <table:table-cell office:value-type="string" calcext:value-type="string">
            <text:p>60-64 George St, Richmond</text:p>
          </table:table-cell>
          <table:table-cell office:value-type="string" calcext:value-type="string">
            <text:p>TW9 1HF</text:p>
          </table:table-cell>
          <table:table-cell office:value-type="string" calcext:value-type="string">
            <text:p>020 8940 1691</text:p>
          </table:table-cell>
          <table:table-cell table:formula="of:=COM.MICROSOFT.TEXTJOIN(&quot;,&quot;; 0; [.A148:.C148])" office:value-type="string" office:string-value="Boots UK Limited,60-64 George St, Richmond,TW9 1HF" calcext:value-type="string">
            <text:p>Boots UK Limited,60-64 George St, Richmond,TW9 1HF</text:p>
          </table:table-cell>
          <table:table-cell/>
          <table:table-cell table:style-name="ce146"/>
          <table:table-cell table:number-columns-repeated="57"/>
        </table:table-row>
        <table:table-row table:style-name="ro1">
          <table:table-cell table:content-validation-name="val8" office:value-type="string" calcext:value-type="string">
            <text:p>Waterstones Booksellers Limited</text:p>
          </table:table-cell>
          <table:table-cell office:value-type="string" calcext:value-type="string">
            <text:p>Unit 5, Ground Floor, Exchange Centre, Putney High St, London</text:p>
          </table:table-cell>
          <table:table-cell office:value-type="string" calcext:value-type="string">
            <text:p>SW15 1TW</text:p>
          </table:table-cell>
          <table:table-cell office:value-type="string" calcext:value-type="string">
            <text:p>020 8780 2401</text:p>
          </table:table-cell>
          <table:table-cell table:formula="of:=COM.MICROSOFT.TEXTJOIN(&quot;,&quot;; 0; [.A149:.C149])" office:value-type="string" office:string-value="Waterstones Booksellers Limited,Unit 5, Ground Floor, Exchange Centre, Putney High St, London,SW15 1TW" calcext:value-type="string">
            <text:p>Waterstones Booksellers Limited,Unit 5, Ground Floor, Exchange Centre, Putney High St, London,SW15 1TW</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text:s/>78-80 High Street, The Exchange, Putney, London</text:p>
          </table:table-cell>
          <table:table-cell office:value-type="string" calcext:value-type="string">
            <text:p>SW15 1RB</text:p>
          </table:table-cell>
          <table:table-cell office:value-type="string" calcext:value-type="string">
            <text:p>020 8704 1580</text:p>
          </table:table-cell>
          <table:table-cell table:formula="of:=COM.MICROSOFT.TEXTJOIN(&quot;,&quot;; 0; [.A150:.C150])" office:value-type="string" office:string-value="Poundland Limited, 78-80 High Street, The Exchange, Putney, London,SW15 1RB" calcext:value-type="string">
            <text:p>Poundland Limited, 78-80 High Street, The Exchange, Putney, London,SW15 1RB</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36 St John's Rd, Battersea, London</text:p>
          </table:table-cell>
          <table:table-cell office:value-type="string" calcext:value-type="string">
            <text:p>SW11 1PW</text:p>
          </table:table-cell>
          <table:table-cell office:value-type="string" calcext:value-type="string">
            <text:p>0207 9244915</text:p>
          </table:table-cell>
          <table:table-cell table:formula="of:=COM.MICROSOFT.TEXTJOIN(&quot;,&quot;; 0; [.A151:.C151])" office:value-type="string" office:string-value="Superdrug,36 St John's Rd, Battersea, London,SW11 1PW" calcext:value-type="string">
            <text:p>Superdrug,36 St John's Rd, Battersea, London,SW11 1PW</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46 High St, Epsom</text:p>
          </table:table-cell>
          <table:table-cell office:value-type="string" calcext:value-type="string">
            <text:p>KT19 8AJ</text:p>
          </table:table-cell>
          <table:table-cell office:value-type="string" calcext:value-type="string">
            <text:p>01372 879402</text:p>
          </table:table-cell>
          <table:table-cell table:formula="of:=COM.MICROSOFT.TEXTJOIN(&quot;,&quot;; 0; [.A152:.C152])" office:value-type="string" office:string-value="Poundland Limited,46 High St, Epsom,KT19 8AJ" calcext:value-type="string">
            <text:p>Poundland Limited,46 High St, Epsom,KT19 8AJ</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156-158 Clapham High St, Clapham, London</text:p>
          </table:table-cell>
          <table:table-cell office:value-type="string" calcext:value-type="string">
            <text:p>SW4 7UG</text:p>
          </table:table-cell>
          <table:table-cell office:value-type="string" calcext:value-type="string">
            <text:p>020 7622 0851</text:p>
          </table:table-cell>
          <table:table-cell table:formula="of:=COM.MICROSOFT.TEXTJOIN(&quot;,&quot;; 0; [.A153:.C153])" office:value-type="string" office:string-value="Superdrug,156-158 Clapham High St, Clapham, London,SW4 7UG" calcext:value-type="string">
            <text:p>Superdrug,156-158 Clapham High St, Clapham, London,SW4 7UG</text:p>
          </table:table-cell>
          <table:table-cell table:number-columns-repeated="59"/>
        </table:table-row>
        <table:table-row table:style-name="ro1">
          <table:table-cell table:content-validation-name="val8" office:value-type="string" calcext:value-type="string">
            <text:p>Wilkinson Group PLC</text:p>
          </table:table-cell>
          <table:table-cell office:value-type="string" calcext:value-type="string">
            <text:p>146/152, Clarence Street, Kingston Upon Thames, Surrey</text:p>
          </table:table-cell>
          <table:table-cell office:value-type="string" calcext:value-type="string">
            <text:p>KT1 1QP</text:p>
          </table:table-cell>
          <table:table-cell office:value-type="string" calcext:value-type="string">
            <text:p>020 8549 1432</text:p>
          </table:table-cell>
          <table:table-cell table:formula="of:=COM.MICROSOFT.TEXTJOIN(&quot;,&quot;; 0; [.A154:.C154])" office:value-type="string" office:string-value="Wilkinson Group PLC,146/152, Clarence Street, Kingston Upon Thames, Surrey,KT1 1QP" calcext:value-type="string">
            <text:p>Wilkinson Group PLC,146/152, Clarence Street, Kingston Upon Thames, Surrey,KT1 1QP</text:p>
          </table:table-cell>
          <table:table-cell table:number-columns-repeated="59"/>
        </table:table-row>
        <table:table-row table:style-name="ro1">
          <table:table-cell table:content-validation-name="val8" office:value-type="string" calcext:value-type="string">
            <text:p>Wilkinson Group PLC</text:p>
          </table:table-cell>
          <table:table-cell office:value-type="string" calcext:value-type="string">
            <text:p>78-80 High St, Epsom</text:p>
          </table:table-cell>
          <table:table-cell office:value-type="string" calcext:value-type="string">
            <text:p>KT19 8BA</text:p>
          </table:table-cell>
          <table:table-cell office:value-type="string" calcext:value-type="string">
            <text:p>01372 728107</text:p>
          </table:table-cell>
          <table:table-cell table:formula="of:=COM.MICROSOFT.TEXTJOIN(&quot;,&quot;; 0; [.A155:.C155])" office:value-type="string" office:string-value="Wilkinson Group PLC,78-80 High St, Epsom,KT19 8BA" calcext:value-type="string">
            <text:p>Wilkinson Group PLC,78-80 High St, Epsom,KT19 8BA</text:p>
          </table:table-cell>
          <table:table-cell table:number-columns-repeated="59"/>
        </table:table-row>
        <table:table-row table:style-name="ro1">
          <table:table-cell table:content-validation-name="val11" office:value-type="string" calcext:value-type="string">
            <text:p>Boots UK Limited</text:p>
          </table:table-cell>
          <table:table-cell office:value-type="string" calcext:value-type="string">
            <text:p>Unit 9 The Tandem Centre, London</text:p>
          </table:table-cell>
          <table:table-cell office:value-type="string" calcext:value-type="string">
            <text:p>SW19 2TY</text:p>
          </table:table-cell>
          <table:table-cell office:value-type="string" calcext:value-type="string">
            <text:p>020 8640 7506</text:p>
          </table:table-cell>
          <table:table-cell table:formula="of:=COM.MICROSOFT.TEXTJOIN(&quot;,&quot;; 0; [.A156:.C156])" office:value-type="string" office:string-value="Boots UK Limited,Unit 9 The Tandem Centre, London,SW19 2TY" calcext:value-type="string">
            <text:p>Boots UK Limited,Unit 9 The Tandem Centre, London,SW19 2TY</text:p>
          </table:table-cell>
          <table:table-cell table:number-columns-repeated="59"/>
        </table:table-row>
        <table:table-row table:style-name="ro1">
          <table:table-cell table:content-validation-name="val11" office:value-type="string" calcext:value-type="string">
            <text:p>Boots UK Limited</text:p>
          </table:table-cell>
          <table:table-cell office:value-type="string" calcext:value-type="string">
            <text:p>Msu2 Lower Thames Walk, Bluewater Shopping Centre, Greenhithe, Kent</text:p>
          </table:table-cell>
          <table:table-cell office:value-type="string" calcext:value-type="string">
            <text:p>DA9 9SJ</text:p>
          </table:table-cell>
          <table:table-cell office:value-type="string" calcext:value-type="string">
            <text:p>0132 262 4780</text:p>
          </table:table-cell>
          <table:table-cell table:formula="of:=COM.MICROSOFT.TEXTJOIN(&quot;,&quot;; 0; [.A157:.C157])" office:value-type="string" office:string-value="Boots UK Limited,Msu2 Lower Thames Walk, Bluewater Shopping Centre, Greenhithe, Kent,DA9 9SJ" calcext:value-type="string">
            <text:p>Boots UK Limited,Msu2 Lower Thames Walk, Bluewater Shopping Centre, Greenhithe, Kent,DA9 9SJ</text:p>
          </table:table-cell>
          <table:table-cell table:number-columns-repeated="59"/>
        </table:table-row>
        <table:table-row table:style-name="ro1">
          <table:table-cell table:content-validation-name="val8" office:value-type="string" calcext:value-type="string">
            <text:p>Euro Car Parts Limited</text:p>
          </table:table-cell>
          <table:table-cell office:value-type="string" calcext:value-type="string">
            <text:p>Unit 1b, 40 - 62 Gatwick Road, Crawley, West Sussex</text:p>
          </table:table-cell>
          <table:table-cell office:value-type="string" calcext:value-type="string">
            <text:p>RH10 9AN</text:p>
          </table:table-cell>
          <table:table-cell office:value-type="string" calcext:value-type="string">
            <text:p>01293 643 400</text:p>
          </table:table-cell>
          <table:table-cell table:formula="of:=COM.MICROSOFT.TEXTJOIN(&quot;,&quot;; 0; [.A158:.C158])" office:value-type="string" office:string-value="Euro Car Parts Limited,Unit 1b, 40 - 62 Gatwick Road, Crawley, West Sussex,RH10 9AN" calcext:value-type="string">
            <text:p>Euro Car Parts Limited,Unit 1b, 40 - 62 Gatwick Road, Crawley, West Sussex,RH10 9AN</text:p>
          </table:table-cell>
          <table:table-cell table:number-columns-repeated="59"/>
        </table:table-row>
        <table:table-row table:style-name="ro1">
          <table:table-cell table:content-validation-name="val8" office:value-type="string" calcext:value-type="string">
            <text:p>Euro Car Parts Limited</text:p>
          </table:table-cell>
          <table:table-cell office:value-type="string" calcext:value-type="string">
            <text:p>13d Euroways, Wood Close, Mills Road, Quarry Wood, Maidstone</text:p>
          </table:table-cell>
          <table:table-cell office:value-type="string" calcext:value-type="string">
            <text:p>ME20 7NA</text:p>
          </table:table-cell>
          <table:table-cell office:value-type="string" calcext:value-type="string">
            <text:p>01622 711166</text:p>
          </table:table-cell>
          <table:table-cell table:formula="of:=COM.MICROSOFT.TEXTJOIN(&quot;,&quot;; 0; [.A159:.C159])" office:value-type="string" office:string-value="Euro Car Parts Limited,13d Euroways, Wood Close, Mills Road, Quarry Wood, Maidstone,ME20 7NA" calcext:value-type="string">
            <text:p>Euro Car Parts Limited,13d Euroways, Wood Close, Mills Road, Quarry Wood, Maidstone,ME20 7NA</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167-169 High Street, Chatham, Kent</text:p>
          </table:table-cell>
          <table:table-cell office:value-type="string" calcext:value-type="string">
            <text:p>ME4 4BA</text:p>
          </table:table-cell>
          <table:table-cell office:value-type="string" calcext:value-type="string">
            <text:p>01634 787692</text:p>
          </table:table-cell>
          <table:table-cell table:formula="of:=COM.MICROSOFT.TEXTJOIN(&quot;,&quot;; 0; [.A160:.C160])" office:value-type="string" office:string-value="Poundland Limited,167-169 High Street, Chatham, Kent,ME4 4BA" calcext:value-type="string">
            <text:p>Poundland Limited,167-169 High Street, Chatham, Kent,ME4 4BA</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Butterfly Walk, Denmark Hill, Camberwell, London</text:p>
          </table:table-cell>
          <table:table-cell office:value-type="string" calcext:value-type="string">
            <text:p>SE5 8RW</text:p>
          </table:table-cell>
          <table:table-cell office:value-type="string" calcext:value-type="string">
            <text:p>01634 787692</text:p>
          </table:table-cell>
          <table:table-cell table:formula="of:=COM.MICROSOFT.TEXTJOIN(&quot;,&quot;; 0; [.A161:.C161])" office:value-type="string" office:string-value="Poundland Limited,Butterfly Walk, Denmark Hill, Camberwell, London,SE5 8RW" calcext:value-type="string">
            <text:p>Poundland Limited,Butterfly Walk, Denmark Hill, Camberwell, London,SE5 8RW</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51-53 Green Lane, Addlestone</text:p>
          </table:table-cell>
          <table:table-cell table:style-name="ce113" office:value-type="string" calcext:value-type="string">
            <text:p>KT15 2TX</text:p>
          </table:table-cell>
          <table:table-cell office:value-type="string" calcext:value-type="string">
            <text:p>01932 851387</text:p>
          </table:table-cell>
          <table:table-cell table:formula="of:=COM.MICROSOFT.TEXTJOIN(&quot;,&quot;; 0; [.A162:.C162])" office:value-type="string" office:string-value="Co-Op Group Limited,51-53 Green Lane, Addlestone,KT15 2TX" calcext:value-type="string">
            <text:p>Co-Op Group Limited,51-53 Green Lane, Addlestone,KT15 2TX</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118 High Street, Waltham Cross, London</text:p>
          </table:table-cell>
          <table:table-cell office:value-type="string" calcext:value-type="string">
            <text:p>EN8 7BX</text:p>
          </table:table-cell>
          <table:table-cell office:value-type="string" calcext:value-type="string">
            <text:p>01992 677412</text:p>
          </table:table-cell>
          <table:table-cell table:formula="of:=COM.MICROSOFT.TEXTJOIN(&quot;,&quot;; 0; [.A163:.C163])" office:value-type="string" office:string-value="Poundland Limited,118 High Street, Waltham Cross, London,EN8 7BX" calcext:value-type="string">
            <text:p>Poundland Limited,118 High Street, Waltham Cross, London,EN8 7BX</text:p>
          </table:table-cell>
          <table:table-cell table:number-columns-repeated="59"/>
        </table:table-row>
        <table:table-row table:style-name="ro1">
          <table:table-cell table:content-validation-name="val8" office:value-type="string" calcext:value-type="string">
            <text:p>Waterstones Booksellers Limited</text:p>
          </table:table-cell>
          <table:table-cell office:value-type="string" calcext:value-type="string">
            <text:p>Unit 12-13, Heart Shopping Centre, High Street, Walton-Upon-Thames, Surrey</text:p>
          </table:table-cell>
          <table:table-cell office:value-type="string" calcext:value-type="string">
            <text:p>KT12 1BZ</text:p>
          </table:table-cell>
          <table:table-cell office:value-type="string" calcext:value-type="string">
            <text:p>01932 226751</text:p>
          </table:table-cell>
          <table:table-cell table:formula="of:=COM.MICROSOFT.TEXTJOIN(&quot;,&quot;; 0; [.A164:.C164])" office:value-type="string" office:string-value="Waterstones Booksellers Limited,Unit 12-13, Heart Shopping Centre, High Street, Walton-Upon-Thames, Surrey,KT12 1BZ" calcext:value-type="string">
            <text:p>Waterstones Booksellers Limited,Unit 12-13, Heart Shopping Centre, High Street, Walton-Upon-Thames, Surrey,KT12 1BZ</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Fairview Rd, Norbury, London</text:p>
          </table:table-cell>
          <table:table-cell table:style-name="ce113" office:value-type="string" calcext:value-type="string">
            <text:p>SW16 5PY</text:p>
          </table:table-cell>
          <table:table-cell office:value-type="string" calcext:value-type="string">
            <text:p>020 8679 1813</text:p>
          </table:table-cell>
          <table:table-cell table:formula="of:=COM.MICROSOFT.TEXTJOIN(&quot;,&quot;; 0; [.A165:.C165])" office:value-type="string" office:string-value="Co-Op Group Limited,Fairview Rd, Norbury, London,SW16 5PY" calcext:value-type="string">
            <text:p>Co-Op Group Limited,Fairview Rd, Norbury, London,SW16 5PY</text:p>
          </table:table-cell>
          <table:table-cell table:number-columns-repeated="59"/>
        </table:table-row>
        <table:table-row table:style-name="ro1">
          <table:table-cell table:content-validation-name="val8" office:value-type="string" calcext:value-type="string">
            <text:p>Poundland Limited</text:p>
          </table:table-cell>
          <table:table-cell office:value-type="string" calcext:value-type="string">
            <text:p>464-466, Brixton Rd, Brixton, London</text:p>
          </table:table-cell>
          <table:table-cell office:value-type="string" calcext:value-type="string">
            <text:p>SW9 8ED</text:p>
          </table:table-cell>
          <table:table-cell office:value-type="string" calcext:value-type="string">
            <text:p>020 3601 6565</text:p>
          </table:table-cell>
          <table:table-cell table:formula="of:=COM.MICROSOFT.TEXTJOIN(&quot;,&quot;; 0; [.A166:.C166])" office:value-type="string" office:string-value="Poundland Limited,464-466, Brixton Rd, Brixton, London,SW9 8ED" calcext:value-type="string">
            <text:p>Poundland Limited,464-466, Brixton Rd, Brixton, London,SW9 8ED</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250-254 Kentish Town Road, Kentish Town, London</text:p>
          </table:table-cell>
          <table:table-cell table:style-name="ce113" office:value-type="string" calcext:value-type="string">
            <text:p>NW5 2AB</text:p>
          </table:table-cell>
          <table:table-cell office:value-type="string" calcext:value-type="string">
            <text:p>02074 249024 </text:p>
          </table:table-cell>
          <table:table-cell table:formula="of:=COM.MICROSOFT.TEXTJOIN(&quot;,&quot;; 0; [.A167:.C167])" office:value-type="string" office:string-value="Co-Op Group Limited,250-254 Kentish Town Road, Kentish Town, London,NW5 2AB" calcext:value-type="string">
            <text:p>Co-Op Group Limited,250-254 Kentish Town Road, Kentish Town, London,NW5 2AB</text:p>
          </table:table-cell>
          <table:table-cell table:number-columns-repeated="59"/>
        </table:table-row>
        <table:table-row table:style-name="ro1">
          <table:table-cell table:content-validation-name="val11" office:value-type="string" calcext:value-type="string">
            <text:p>Claires Accessories Uk Ltd</text:p>
          </table:table-cell>
          <table:table-cell office:value-type="string" calcext:value-type="string">
            <text:p>Unit 225 St Nicholas Way, Sutton</text:p>
          </table:table-cell>
          <table:table-cell office:value-type="string" calcext:value-type="string">
            <text:p>SM1 1AX</text:p>
          </table:table-cell>
          <table:table-cell office:value-type="string" calcext:value-type="string">
            <text:p>020 8642 6973</text:p>
          </table:table-cell>
          <table:table-cell table:formula="of:=COM.MICROSOFT.TEXTJOIN(&quot;,&quot;; 0; [.A168:.C168])" office:value-type="string" office:string-value="Claires Accessories Uk Ltd,Unit 225 St Nicholas Way, Sutton,SM1 1AX" calcext:value-type="string">
            <text:p>Claires Accessories Uk Ltd,Unit 225 St Nicholas Way, Sutton,SM1 1AX</text:p>
          </table:table-cell>
          <table:table-cell table:number-columns-repeated="59"/>
        </table:table-row>
        <table:table-row table:style-name="ro1">
          <table:table-cell table:content-validation-name="val8" office:value-type="string" calcext:value-type="string">
            <text:p>Waterstones Booksellers Limited</text:p>
          </table:table-cell>
          <table:table-cell office:value-type="string" calcext:value-type="string">
            <text:p>70 St John's Rd, London</text:p>
          </table:table-cell>
          <table:table-cell office:value-type="string" calcext:value-type="string">
            <text:p>SW11 1PT</text:p>
          </table:table-cell>
          <table:table-cell office:value-type="string" calcext:value-type="string">
            <text:p>020 7978 5844</text:p>
          </table:table-cell>
          <table:table-cell table:formula="of:=COM.MICROSOFT.TEXTJOIN(&quot;,&quot;; 0; [.A169:.C169])" office:value-type="string" office:string-value="Waterstones Booksellers Limited,70 St John's Rd, London,SW11 1PT" calcext:value-type="string">
            <text:p>Waterstones Booksellers Limited,70 St John's Rd, London,SW11 1PT</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130-138 Garratt Ln, London</text:p>
          </table:table-cell>
          <table:table-cell table:style-name="ce113" office:value-type="string" calcext:value-type="string">
            <text:p>SW18 4DJ</text:p>
          </table:table-cell>
          <table:table-cell office:value-type="string" calcext:value-type="string">
            <text:p>020 8874 2843</text:p>
          </table:table-cell>
          <table:table-cell table:formula="of:=COM.MICROSOFT.TEXTJOIN(&quot;,&quot;; 0; [.A170:.C170])" office:value-type="string" office:string-value="Co-Op Group Limited,130-138 Garratt Ln, London,SW18 4DJ" calcext:value-type="string">
            <text:p>Co-Op Group Limited,130-138 Garratt Ln, London,SW18 4DJ</text:p>
          </table:table-cell>
          <table:table-cell table:number-columns-repeated="59"/>
        </table:table-row>
        <table:table-row table:style-name="ro1">
          <table:table-cell table:content-validation-name="val8" office:value-type="string" calcext:value-type="string">
            <text:p>Savers Health and Beauty Limited</text:p>
          </table:table-cell>
          <table:table-cell office:value-type="string" calcext:value-type="string">
            <text:p>32 High St, Epsom</text:p>
          </table:table-cell>
          <table:table-cell office:value-type="string" calcext:value-type="string">
            <text:p>KT19 8AH</text:p>
          </table:table-cell>
          <table:table-cell office:value-type="string" calcext:value-type="string">
            <text:p>01372 726576</text:p>
          </table:table-cell>
          <table:table-cell table:formula="of:=COM.MICROSOFT.TEXTJOIN(&quot;,&quot;; 0; [.A171:.C171])" office:value-type="string" office:string-value="Savers Health and Beauty Limited,32 High St, Epsom,KT19 8AH" calcext:value-type="string">
            <text:p>Savers Health and Beauty Limited,32 High St, Epsom,KT19 8AH</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43-49 Tattenham Cres, Epsom</text:p>
          </table:table-cell>
          <table:table-cell table:style-name="ce113" office:value-type="string" calcext:value-type="string">
            <text:p>KT18 5NX</text:p>
          </table:table-cell>
          <table:table-cell office:value-type="string" calcext:value-type="string">
            <text:p>01737 355268</text:p>
          </table:table-cell>
          <table:table-cell table:formula="of:=COM.MICROSOFT.TEXTJOIN(&quot;,&quot;; 0; [.A172:.C172])" office:value-type="string" office:string-value="Co-Op Group Limited,43-49 Tattenham Cres, Epsom,KT18 5NX" calcext:value-type="string">
            <text:p>Co-Op Group Limited,43-49 Tattenham Cres, Epsom,KT18 5NX</text:p>
          </table:table-cell>
          <table:table-cell table:number-columns-repeated="59"/>
        </table:table-row>
        <table:table-row table:style-name="ro1">
          <table:table-cell table:content-validation-name="val8" office:value-type="string" calcext:value-type="string">
            <text:p>Waterstones Booksellers Limited</text:p>
          </table:table-cell>
          <table:table-cell office:value-type="string" calcext:value-type="string">
            <text:p>203-206 Piccadilly, St. James's, London</text:p>
          </table:table-cell>
          <table:table-cell office:value-type="string" calcext:value-type="string">
            <text:p>W1J 9HD</text:p>
          </table:table-cell>
          <table:table-cell office:value-type="string" calcext:value-type="string">
            <text:p><text:s/>020 7851 2400</text:p>
          </table:table-cell>
          <table:table-cell table:formula="of:=COM.MICROSOFT.TEXTJOIN(&quot;,&quot;; 0; [.A173:.C173])" office:value-type="string" office:string-value="Waterstones Booksellers Limited,203-206 Piccadilly, St. James's, London,W1J 9HD" calcext:value-type="string">
            <text:p>Waterstones Booksellers Limited,203-206 Piccadilly, St. James's, London,W1J 9HD</text:p>
          </table:table-cell>
          <table:table-cell table:number-columns-repeated="59"/>
        </table:table-row>
        <table:table-row table:style-name="ro1">
          <table:table-cell table:content-validation-name="val18" office:value-type="string" calcext:value-type="string">
            <text:p>Tate Enterprises Ltd</text:p>
          </table:table-cell>
          <table:table-cell office:value-type="string" calcext:value-type="string">
            <text:p>Tate Britain, Millbank, Westminster, London</text:p>
          </table:table-cell>
          <table:table-cell table:style-name="ce113" office:value-type="string" calcext:value-type="string">
            <text:p>SW1P 4RG</text:p>
          </table:table-cell>
          <table:table-cell office:value-type="string" calcext:value-type="string">
            <text:p>020 7887 8888</text:p>
          </table:table-cell>
          <table:table-cell table:formula="of:=COM.MICROSOFT.TEXTJOIN(&quot;,&quot;; 0; [.A174:.C174])" office:value-type="string" office:string-value="Tate Enterprises Ltd,Tate Britain, Millbank, Westminster, London,SW1P 4RG" calcext:value-type="string">
            <text:p>Tate Enterprises Ltd,Tate Britain, Millbank, Westminster, London,SW1P 4RG</text:p>
          </table:table-cell>
          <table:table-cell table:number-columns-repeated="59"/>
        </table:table-row>
        <table:table-row table:style-name="ro1">
          <table:table-cell table:content-validation-name="val18" office:value-type="string" calcext:value-type="string">
            <text:p>Primark Stores Limited</text:p>
          </table:table-cell>
          <table:table-cell office:value-type="string" calcext:value-type="string">
            <text:p>54 - 56, High St, North Maida Vale, London</text:p>
          </table:table-cell>
          <table:table-cell table:style-name="ce113" office:value-type="string" calcext:value-type="string">
            <text:p>NW6 4HJ</text:p>
          </table:table-cell>
          <table:table-cell office:value-type="string" calcext:value-type="string">
            <text:p>020 7624 4664</text:p>
          </table:table-cell>
          <table:table-cell table:formula="of:=COM.MICROSOFT.TEXTJOIN(&quot;,&quot;; 0; [.A175:.C175])" office:value-type="string" office:string-value="Primark Stores Limited,54 - 56, High St, North Maida Vale, London,NW6 4HJ" calcext:value-type="string">
            <text:p>Primark Stores Limited,54 - 56, High St, North Maida Vale, London,NW6 4HJ</text:p>
          </table:table-cell>
          <table:table-cell table:number-columns-repeated="59"/>
        </table:table-row>
        <table:table-row table:style-name="ro1">
          <table:table-cell table:content-validation-name="val18" office:value-type="string" calcext:value-type="string">
            <text:p>Primark Stores Limited</text:p>
          </table:table-cell>
          <table:table-cell office:value-type="string" calcext:value-type="string">
            <text:p>The Pavilions, 18 Chequers Square, Uxbridge</text:p>
          </table:table-cell>
          <table:table-cell table:style-name="ce113" office:value-type="string" calcext:value-type="string">
            <text:p>UB8 1LN</text:p>
          </table:table-cell>
          <table:table-cell office:value-type="string" calcext:value-type="string">
            <text:p>01895 233926</text:p>
          </table:table-cell>
          <table:table-cell table:formula="of:=COM.MICROSOFT.TEXTJOIN(&quot;,&quot;; 0; [.A176:.C176])" office:value-type="string" office:string-value="Primark Stores Limited,The Pavilions, 18 Chequers Square, Uxbridge,UB8 1LN" calcext:value-type="string">
            <text:p>Primark Stores Limited,The Pavilions, 18 Chequers Square, Uxbridge,UB8 1LN</text:p>
          </table:table-cell>
          <table:table-cell table:number-columns-repeated="59"/>
        </table:table-row>
        <table:table-row table:style-name="ro1">
          <table:table-cell table:content-validation-name="val8" office:value-type="string" calcext:value-type="string">
            <text:p>Savers Health and Beauty Limited</text:p>
          </table:table-cell>
          <table:table-cell office:value-type="string" calcext:value-type="string">
            <text:p>Unit 15-16, The High Parade, Streatham High Road, London</text:p>
          </table:table-cell>
          <table:table-cell office:value-type="string" calcext:value-type="string">
            <text:p>SW16 1EX</text:p>
          </table:table-cell>
          <table:table-cell office:value-type="string" calcext:value-type="string">
            <text:p>020 8769 1974</text:p>
          </table:table-cell>
          <table:table-cell table:formula="of:=COM.MICROSOFT.TEXTJOIN(&quot;,&quot;; 0; [.A177:.C177])" office:value-type="string" office:string-value="Savers Health and Beauty Limited,Unit 15-16, The High Parade, Streatham High Road, London,SW16 1EX" calcext:value-type="string">
            <text:p>Savers Health and Beauty Limited,Unit 15-16, The High Parade, Streatham High Road, London,SW16 1EX</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28-32 Denmark Hill, Camberwell, London</text:p>
          </table:table-cell>
          <table:table-cell table:style-name="ce113" office:value-type="string" calcext:value-type="string">
            <text:p>SE5 8RZ</text:p>
          </table:table-cell>
          <table:table-cell office:value-type="string" calcext:value-type="string">
            <text:p>020 7737 0647</text:p>
          </table:table-cell>
          <table:table-cell table:formula="of:=COM.MICROSOFT.TEXTJOIN(&quot;,&quot;; 0; [.A178:.C178])" office:value-type="string" office:string-value="Co-Op Group Limited,28-32 Denmark Hill, Camberwell, London,SE5 8RZ" calcext:value-type="string">
            <text:p>Co-Op Group Limited,28-32 Denmark Hill, Camberwell, London,SE5 8RZ</text:p>
          </table:table-cell>
          <table:table-cell table:number-columns-repeated="59"/>
        </table:table-row>
        <table:table-row table:style-name="ro1">
          <table:table-cell table:content-validation-name="val8" office:value-type="string" calcext:value-type="string">
            <text:p>Waterstones Booksellers Limited</text:p>
          </table:table-cell>
          <table:table-cell office:value-type="string" calcext:value-type="string">
            <text:p>Ealing Broadway Centre, 64 The Broadway, Ealing, London</text:p>
          </table:table-cell>
          <table:table-cell office:value-type="string" calcext:value-type="string">
            <text:p>W5 5JY</text:p>
          </table:table-cell>
          <table:table-cell office:value-type="string" calcext:value-type="string">
            <text:p>020 8840 5905</text:p>
          </table:table-cell>
          <table:table-cell table:formula="of:=COM.MICROSOFT.TEXTJOIN(&quot;,&quot;; 0; [.A179:.C179])" office:value-type="string" office:string-value="Waterstones Booksellers Limited,Ealing Broadway Centre, 64 The Broadway, Ealing, London,W5 5JY" calcext:value-type="string">
            <text:p>Waterstones Booksellers Limited,Ealing Broadway Centre, 64 The Broadway, Ealing, London,W5 5JY</text:p>
          </table:table-cell>
          <table:table-cell table:number-columns-repeated="59"/>
        </table:table-row>
        <table:table-row table:style-name="ro1">
          <table:table-cell table:content-validation-name="val19" office:value-type="string" calcext:value-type="string">
            <text:p>Ralph Lauren UK Limited</text:p>
          </table:table-cell>
          <table:table-cell office:value-type="string" calcext:value-type="string">
            <text:p>Club Monaco, 33 Sloane Square, London</text:p>
          </table:table-cell>
          <table:table-cell office:value-type="string" calcext:value-type="string">
            <text:p>SW1W 8AQ</text:p>
          </table:table-cell>
          <table:table-cell office:value-type="string" calcext:value-type="string">
            <text:p>020 7953 9100</text:p>
          </table:table-cell>
          <table:table-cell table:formula="of:=COM.MICROSOFT.TEXTJOIN(&quot;,&quot;; 0; [.A180:.C180])" office:value-type="string" office:string-value="Ralph Lauren UK Limited,Club Monaco, 33 Sloane Square, London,SW1W 8AQ" calcext:value-type="string">
            <text:p>Ralph Lauren UK Limited,Club Monaco, 33 Sloane Square, London,SW1W 8AQ</text:p>
          </table:table-cell>
          <table:table-cell table:number-columns-repeated="59"/>
        </table:table-row>
        <table:table-row table:style-name="ro1">
          <table:table-cell table:content-validation-name="val18" office:value-type="string" calcext:value-type="string">
            <text:p>Primark Stores Limited</text:p>
          </table:table-cell>
          <table:table-cell office:value-type="string" calcext:value-type="string">
            <text:p>508 High Rd, Wembley, Middlesex, London</text:p>
          </table:table-cell>
          <table:table-cell table:style-name="ce113" office:value-type="string" calcext:value-type="string">
            <text:p>HA9 7BS</text:p>
          </table:table-cell>
          <table:table-cell office:value-type="string" calcext:value-type="string">
            <text:p>020 8902 1313</text:p>
          </table:table-cell>
          <table:table-cell table:formula="of:=COM.MICROSOFT.TEXTJOIN(&quot;,&quot;; 0; [.A181:.C181])" office:value-type="string" office:string-value="Primark Stores Limited,508 High Rd, Wembley, Middlesex, London,HA9 7BS" calcext:value-type="string">
            <text:p>Primark Stores Limited,508 High Rd, Wembley, Middlesex, London,HA9 7BS</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Unit 35, Victoria St, Victoria, London</text:p>
          </table:table-cell>
          <table:table-cell office:value-type="string" calcext:value-type="string">
            <text:p>SW1V 1JT</text:p>
          </table:table-cell>
          <table:table-cell office:value-type="string" calcext:value-type="string">
            <text:p>020 7834 4301</text:p>
          </table:table-cell>
          <table:table-cell table:formula="of:=COM.MICROSOFT.TEXTJOIN(&quot;,&quot;; 0; [.A182:.C182])" office:value-type="string" office:string-value="Superdrug,Unit 35, Victoria St, Victoria, London,SW1V 1JT" calcext:value-type="string">
            <text:p>Superdrug,Unit 35, Victoria St, Victoria, London,SW1V 1JT</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317 North End Rd, Fulham, London</text:p>
          </table:table-cell>
          <table:table-cell office:value-type="string" calcext:value-type="string">
            <text:p>SW6 1NN</text:p>
          </table:table-cell>
          <table:table-cell office:value-type="string" calcext:value-type="string">
            <text:p>020 7385 9253</text:p>
          </table:table-cell>
          <table:table-cell table:formula="of:=COM.MICROSOFT.TEXTJOIN(&quot;,&quot;; 0; [.A183:.C183])" office:value-type="string" office:string-value="Superdrug,317 North End Rd, Fulham, London,SW6 1NN" calcext:value-type="string">
            <text:p>Superdrug,317 North End Rd, Fulham, London,SW6 1NN</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187-189 Uxbridge Rd, White City, London</text:p>
          </table:table-cell>
          <table:table-cell table:style-name="ce113" office:value-type="string" calcext:value-type="string">
            <text:p>W12 9RA</text:p>
          </table:table-cell>
          <table:table-cell office:value-type="string" calcext:value-type="string">
            <text:p>020 8743 8985</text:p>
          </table:table-cell>
          <table:table-cell table:formula="of:=COM.MICROSOFT.TEXTJOIN(&quot;,&quot;; 0; [.A184:.C184])" office:value-type="string" office:string-value="Co-Op Group Limited,187-189 Uxbridge Rd, White City, London,W12 9RA" calcext:value-type="string">
            <text:p>Co-Op Group Limited,187-189 Uxbridge Rd, White City, London,W12 9RA</text:p>
          </table:table-cell>
          <table:table-cell table:number-columns-repeated="59"/>
        </table:table-row>
        <table:table-row table:style-name="ro1">
          <table:table-cell table:content-validation-name="val8" office:value-type="string" calcext:value-type="string">
            <text:p>Superdrug</text:p>
          </table:table-cell>
          <table:table-cell office:value-type="string" calcext:value-type="string">
            <text:p>Unit 76/77, Southside Shopping Centre, Wandsworth, London</text:p>
          </table:table-cell>
          <table:table-cell office:value-type="string" calcext:value-type="string">
            <text:p>SW18 4FT</text:p>
          </table:table-cell>
          <table:table-cell office:value-type="string" calcext:value-type="string">
            <text:p>020 8874 8435</text:p>
          </table:table-cell>
          <table:table-cell table:formula="of:=COM.MICROSOFT.TEXTJOIN(&quot;,&quot;; 0; [.A185:.C185])" office:value-type="string" office:string-value="Superdrug,Unit 76/77, Southside Shopping Centre, Wandsworth, London,SW18 4FT" calcext:value-type="string">
            <text:p>Superdrug,Unit 76/77, Southside Shopping Centre, Wandsworth, London,SW18 4FT</text:p>
          </table:table-cell>
          <table:table-cell table:number-columns-repeated="59"/>
        </table:table-row>
        <table:table-row table:style-name="ro1">
          <table:table-cell table:content-validation-name="val8" office:value-type="string" calcext:value-type="string">
            <text:p>W H Smith Plc</text:p>
          </table:table-cell>
          <table:table-cell office:value-type="string" calcext:value-type="string">
            <text:p>Unit L8, G13 &amp; G14, Wood St, Kingston upon Thames</text:p>
          </table:table-cell>
          <table:table-cell office:value-type="string" calcext:value-type="string">
            <text:p>KT1 1TR</text:p>
          </table:table-cell>
          <table:table-cell office:value-type="string" calcext:value-type="string">
            <text:p>020 8549 7631</text:p>
          </table:table-cell>
          <table:table-cell table:formula="of:=COM.MICROSOFT.TEXTJOIN(&quot;,&quot;; 0; [.A186:.C186])" office:value-type="string" office:string-value="W H Smith Plc,Unit L8, G13 &amp; G14, Wood St, Kingston upon Thames,KT1 1TR" calcext:value-type="string">
            <text:p>W H Smith Plc,Unit L8, G13 &amp; G14, Wood St, Kingston upon Thames,KT1 1TR</text:p>
          </table:table-cell>
          <table:table-cell table:number-columns-repeated="59"/>
        </table:table-row>
        <table:table-row table:style-name="ro1">
          <table:table-cell table:content-validation-name="val8" office:value-type="string" calcext:value-type="string">
            <text:p>W H Smith Plc</text:p>
          </table:table-cell>
          <table:table-cell office:value-type="string" calcext:value-type="string">
            <text:p>Heathrow Airport, Heathrow Terminal 5 (Landside, Hounslow</text:p>
          </table:table-cell>
          <table:table-cell office:value-type="string" calcext:value-type="string">
            <text:p>TW6 2GA</text:p>
          </table:table-cell>
          <table:table-cell office:value-type="string" calcext:value-type="string">
            <text:p>020 8283 5016</text:p>
          </table:table-cell>
          <table:table-cell table:formula="of:=COM.MICROSOFT.TEXTJOIN(&quot;,&quot;; 0; [.A187:.C187])" office:value-type="string" office:string-value="W H Smith Plc,Heathrow Airport, Heathrow Terminal 5 (Landside, Hounslow,TW6 2GA" calcext:value-type="string">
            <text:p>W H Smith Plc,Heathrow Airport, Heathrow Terminal 5 (Landside, Hounslow,TW6 2GA</text:p>
          </table:table-cell>
          <table:table-cell table:number-columns-repeated="59"/>
        </table:table-row>
        <table:table-row table:style-name="ro1">
          <table:table-cell table:content-validation-name="val8" office:value-type="string" calcext:value-type="string">
            <text:p>W H Smith Plc</text:p>
          </table:table-cell>
          <table:table-cell office:value-type="string" calcext:value-type="string">
            <text:p>Heathrow Airport, Terminal 3, Longford, Hounslow</text:p>
          </table:table-cell>
          <table:table-cell office:value-type="string" calcext:value-type="string">
            <text:p>TW6 1QG</text:p>
          </table:table-cell>
          <table:table-cell office:value-type="string" calcext:value-type="string">
            <text:p>020 8759 6536</text:p>
          </table:table-cell>
          <table:table-cell table:formula="of:=COM.MICROSOFT.TEXTJOIN(&quot;,&quot;; 0; [.A188:.C188])" office:value-type="string" office:string-value="W H Smith Plc,Heathrow Airport, Terminal 3, Longford, Hounslow,TW6 1QG" calcext:value-type="string">
            <text:p>W H Smith Plc,Heathrow Airport, Terminal 3, Longford, Hounslow,TW6 1QG</text:p>
          </table:table-cell>
          <table:table-cell table:number-columns-repeated="59"/>
        </table:table-row>
        <table:table-row table:style-name="ro1">
          <table:table-cell table:content-validation-name="val20" office:value-type="string" calcext:value-type="string">
            <text:p>Adidas Store</text:p>
          </table:table-cell>
          <table:table-cell office:value-type="string" calcext:value-type="string">
            <text:p>Adidas Ag, Unit 2077, Level 50 Westfield Shopping Centre, White City, London</text:p>
          </table:table-cell>
          <table:table-cell office:value-type="string" calcext:value-type="string">
            <text:p>W12 7GE</text:p>
          </table:table-cell>
          <table:table-cell office:value-type="string" calcext:value-type="string">
            <text:p>0208 749 4317</text:p>
          </table:table-cell>
          <table:table-cell table:formula="of:=COM.MICROSOFT.TEXTJOIN(&quot;,&quot;; 0; [.A189:.C189])" office:value-type="string" office:string-value="Adidas Store,Adidas Ag, Unit 2077, Level 50 Westfield Shopping Centre, White City, London,W12 7GE" calcext:value-type="string">
            <text:p>Adidas Store,Adidas Ag, Unit 2077, Level 50 Westfield Shopping Centre, White City, London,W12 7GE</text:p>
          </table:table-cell>
          <table:table-cell table:number-columns-repeated="59"/>
        </table:table-row>
        <table:table-row table:style-name="ro1">
          <table:table-cell table:content-validation-name="val8" office:value-type="string" calcext:value-type="string">
            <text:p>W H Smith Plc</text:p>
          </table:table-cell>
          <table:table-cell office:value-type="string" calcext:value-type="string">
            <text:p>Heathrow Airport, Terminal 2: The Queen's Terminal, Hounslow</text:p>
          </table:table-cell>
          <table:table-cell office:value-type="string" calcext:value-type="string">
            <text:p>TW6 1EW</text:p>
          </table:table-cell>
          <table:table-cell office:value-type="string" calcext:value-type="string">
            <text:p>020 8976 7705</text:p>
          </table:table-cell>
          <table:table-cell table:formula="of:=COM.MICROSOFT.TEXTJOIN(&quot;,&quot;; 0; [.A190:.C190])" office:value-type="string" office:string-value="W H Smith Plc,Heathrow Airport, Terminal 2: The Queen's Terminal, Hounslow,TW6 1EW" calcext:value-type="string">
            <text:p>W H Smith Plc,Heathrow Airport, Terminal 2: The Queen's Terminal, Hounslow,TW6 1EW</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100 New Kings Road, Fulham, London</text:p>
          </table:table-cell>
          <table:table-cell table:style-name="ce113" office:value-type="string" calcext:value-type="string">
            <text:p>SW6 4LX</text:p>
          </table:table-cell>
          <table:table-cell office:value-type="string" calcext:value-type="string">
            <text:p>0207 736 6509</text:p>
          </table:table-cell>
          <table:table-cell table:formula="of:=COM.MICROSOFT.TEXTJOIN(&quot;,&quot;; 0; [.A191:.C191])" office:value-type="string" office:string-value="Co-Op Group Limited,100 New Kings Road, Fulham, London,SW6 4LX" calcext:value-type="string">
            <text:p>Co-Op Group Limited,100 New Kings Road, Fulham, London,SW6 4LX</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22-26 Cricklewood Broadway, Cricklewood, London</text:p>
          </table:table-cell>
          <table:table-cell table:style-name="ce113" office:value-type="string" calcext:value-type="string">
            <text:p>NW2 3HD</text:p>
          </table:table-cell>
          <table:table-cell office:value-type="string" calcext:value-type="string">
            <text:p>020 8450 6207</text:p>
          </table:table-cell>
          <table:table-cell table:formula="of:=COM.MICROSOFT.TEXTJOIN(&quot;,&quot;; 0; [.A192:.C192])" office:value-type="string" office:string-value="Co-Op Group Limited,22-26 Cricklewood Broadway, Cricklewood, London,NW2 3HD" calcext:value-type="string">
            <text:p>Co-Op Group Limited,22-26 Cricklewood Broadway, Cricklewood, London,NW2 3HD</text:p>
          </table:table-cell>
          <table:table-cell table:number-columns-repeated="59"/>
        </table:table-row>
        <table:table-row table:style-name="ro1">
          <table:table-cell table:content-validation-name="val18" office:value-type="string" calcext:value-type="string">
            <text:p>Primark Stores Limited</text:p>
          </table:table-cell>
          <table:table-cell office:value-type="string" calcext:value-type="string">
            <text:p>The Lexicon, 25 Braccan Walk, Bracknell, <text:s/>Berkshire</text:p>
          </table:table-cell>
          <table:table-cell table:style-name="ce113" office:value-type="string" calcext:value-type="string">
            <text:p>RG12 1BE</text:p>
          </table:table-cell>
          <table:table-cell office:value-type="string" calcext:value-type="string">
            <text:p>01344 305937</text:p>
          </table:table-cell>
          <table:table-cell table:formula="of:=COM.MICROSOFT.TEXTJOIN(&quot;,&quot;; 0; [.A193:.C193])" office:value-type="string" office:string-value="Primark Stores Limited,The Lexicon, 25 Braccan Walk, Bracknell,  Berkshire,RG12 1BE" calcext:value-type="string">
            <text:p>Primark Stores Limited,The Lexicon, 25 Braccan Walk, Bracknell, <text:s/>Berkshire,RG12 1BE</text:p>
          </table:table-cell>
          <table:table-cell table:number-columns-repeated="59"/>
        </table:table-row>
        <table:table-row table:style-name="ro1">
          <table:table-cell table:content-validation-name="val21" office:value-type="string" calcext:value-type="string">
            <text:p>Wm Morrison Supermarkets PLC</text:p>
          </table:table-cell>
          <table:table-cell office:value-type="string" calcext:value-type="string">
            <text:p>Morrisons Nutmeg, 399 Edgeware Road, Colindale, London</text:p>
          </table:table-cell>
          <table:table-cell table:style-name="ce113" office:value-type="string" calcext:value-type="string">
            <text:p>NW9 0AS</text:p>
          </table:table-cell>
          <table:table-cell office:value-type="string" calcext:value-type="string">
            <text:p>020 8712 1176</text:p>
          </table:table-cell>
          <table:table-cell table:formula="of:=COM.MICROSOFT.TEXTJOIN(&quot;,&quot;; 0; [.A194:.C194])" office:value-type="string" office:string-value="Wm Morrison Supermarkets PLC,Morrisons Nutmeg, 399 Edgeware Road, Colindale, London,NW9 0AS" calcext:value-type="string">
            <text:p>Wm Morrison Supermarkets PLC,Morrisons Nutmeg, 399 Edgeware Road, Colindale, London,NW9 0AS</text:p>
          </table:table-cell>
          <table:table-cell table:number-columns-repeated="59"/>
        </table:table-row>
        <table:table-row table:style-name="ro1">
          <table:table-cell table:content-validation-name="val11" office:value-type="string" calcext:value-type="string">
            <text:p>Boots UK Limited</text:p>
          </table:table-cell>
          <table:table-cell office:value-type="string" calcext:value-type="string">
            <text:p>14 Harben Parade, South Hampstead, London</text:p>
          </table:table-cell>
          <table:table-cell office:value-type="string" calcext:value-type="string">
            <text:p>NW3 6JP</text:p>
          </table:table-cell>
          <table:table-cell office:value-type="string" calcext:value-type="string">
            <text:p>020 7722 1443</text:p>
          </table:table-cell>
          <table:table-cell table:formula="of:=COM.MICROSOFT.TEXTJOIN(&quot;,&quot;; 0; [.A195:.C195])" office:value-type="string" office:string-value="Boots UK Limited,14 Harben Parade, South Hampstead, London,NW3 6JP" calcext:value-type="string">
            <text:p>Boots UK Limited,14 Harben Parade, South Hampstead, London,NW3 6JP</text:p>
          </table:table-cell>
          <table:table-cell table:number-columns-repeated="59"/>
        </table:table-row>
        <table:table-row table:style-name="ro1">
          <table:table-cell table:content-validation-name="val18" office:value-type="string" calcext:value-type="string">
            <text:p>Primark Stores Limited</text:p>
          </table:table-cell>
          <table:table-cell office:value-type="string" calcext:value-type="string">
            <text:p>Marlowe Arcade, Canterbury, Kent</text:p>
          </table:table-cell>
          <table:table-cell office:value-type="string" calcext:value-type="string">
            <text:p>CT1 2TJ</text:p>
          </table:table-cell>
          <table:table-cell office:value-type="string" calcext:value-type="string">
            <text:p>01227 456002</text:p>
          </table:table-cell>
          <table:table-cell table:formula="of:=COM.MICROSOFT.TEXTJOIN(&quot;,&quot;; 0; [.A196:.C196])" office:value-type="string" office:string-value="Primark Stores Limited,Marlowe Arcade, Canterbury, Kent,CT1 2TJ" calcext:value-type="string">
            <text:p>Primark Stores Limited,Marlowe Arcade, Canterbury, Kent,CT1 2TJ</text:p>
          </table:table-cell>
          <table:table-cell table:number-columns-repeated="59"/>
        </table:table-row>
        <table:table-row table:style-name="ro1">
          <table:table-cell table:content-validation-name="val18" office:value-type="string" calcext:value-type="string">
            <text:p>Primark Stores Limited</text:p>
          </table:table-cell>
          <table:table-cell office:value-type="string" calcext:value-type="string">
            <text:p>Westwood Cross Shopping Centre, Margate Road, Broadstairs, Kent</text:p>
          </table:table-cell>
          <table:table-cell office:value-type="string" calcext:value-type="string">
            <text:p>CT10 2BF</text:p>
          </table:table-cell>
          <table:table-cell office:value-type="string" calcext:value-type="string">
            <text:p>01843 862757</text:p>
          </table:table-cell>
          <table:table-cell table:formula="of:=COM.MICROSOFT.TEXTJOIN(&quot;,&quot;; 0; [.A197:.C197])" office:value-type="string" office:string-value="Primark Stores Limited,Westwood Cross Shopping Centre, Margate Road, Broadstairs, Kent,CT10 2BF" calcext:value-type="string">
            <text:p>Primark Stores Limited,Westwood Cross Shopping Centre, Margate Road, Broadstairs, Kent,CT10 2BF</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15-17 Central Hill, Gipsy Hill, London</text:p>
          </table:table-cell>
          <table:table-cell office:value-type="string" calcext:value-type="string">
            <text:p>SE19 1BG</text:p>
          </table:table-cell>
          <table:table-cell office:value-type="string" calcext:value-type="string">
            <text:p>0208 670 5044</text:p>
          </table:table-cell>
          <table:table-cell table:formula="of:=COM.MICROSOFT.TEXTJOIN(&quot;,&quot;; 0; [.A198:.C198])" office:value-type="string" office:string-value="Co-Op Group Limited,15-17 Central Hill, Gipsy Hill, London,SE19 1BG" calcext:value-type="string">
            <text:p>Co-Op Group Limited,15-17 Central Hill, Gipsy Hill, London,SE19 1BG</text:p>
          </table:table-cell>
          <table:table-cell table:number-columns-repeated="59"/>
        </table:table-row>
        <table:table-row table:style-name="ro1">
          <table:table-cell table:content-validation-name="val8" office:value-type="string" calcext:value-type="string">
            <text:p>Co-Op Group Limited</text:p>
          </table:table-cell>
          <table:table-cell office:value-type="string" calcext:value-type="string">
            <text:p>First Bed and Pine Raglan Precinct, Townend Road, Caterham</text:p>
          </table:table-cell>
          <table:table-cell office:value-type="string" calcext:value-type="string">
            <text:p>CR3 5UG</text:p>
          </table:table-cell>
          <table:table-cell office:value-type="string" calcext:value-type="string">
            <text:p>01883 341172</text:p>
          </table:table-cell>
          <table:table-cell table:formula="of:=COM.MICROSOFT.TEXTJOIN(&quot;,&quot;; 0; [.A199:.C199])" office:value-type="string" office:string-value="Co-Op Group Limited,First Bed and Pine Raglan Precinct, Townend Road, Caterham,CR3 5UG" calcext:value-type="string">
            <text:p>Co-Op Group Limited,First Bed and Pine Raglan Precinct, Townend Road, Caterham,CR3 5UG</text:p>
          </table:table-cell>
          <table:table-cell table:number-columns-repeated="59"/>
        </table:table-row>
        <table:table-row table:style-name="ro1" table:number-rows-repeated="1048376">
          <table:table-cell table:number-columns-repeated="64"/>
        </table:table-row>
        <table:table-row table:style-name="ro1">
          <table:table-cell table:number-columns-repeated="64"/>
        </table:table-row>
      </table:table>
      <table:table table:name="Travel Expenses Payments Summary"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table:number-columns-repeated="5"/>
        </table:table-row>
      </table:table>
      <table:table table:name="20190911-Travel Expenses Report" table:style-name="ta1">
        <table:table-column table:style-name="co1" table:default-cell-style-name="Default"/>
        <table:table-column table:style-name="co21" table:default-cell-style-name="Default"/>
        <table:table-column table:style-name="co22" table:default-cell-style-name="ce296"/>
        <table:table-column table:style-name="co23" table:default-cell-style-name="Default"/>
        <table:table-column table:style-name="co1" table:default-cell-style-name="ce296"/>
        <table:table-column table:style-name="co1" table:number-columns-repeated="59" table:default-cell-style-name="Default"/>
        <table:table-row table:style-name="ro1">
          <table:table-cell office:value-type="string" calcext:value-type="string">
            <text:p>Date Claimed</text:p>
          </table:table-cell>
          <table:table-cell office:value-type="string" calcext:value-type="string">
            <text:p>Date Range</text:p>
          </table:table-cell>
          <table:table-cell office:value-type="string" calcext:value-type="string">
            <text:p>Amount Claimed</text:p>
          </table:table-cell>
          <table:table-cell office:value-type="string" calcext:value-type="string">
            <text:p>Pay Slip ID</text:p>
          </table:table-cell>
          <table:table-cell office:value-type="string" calcext:value-type="string">
            <text:p>Amount Paid</text:p>
          </table:table-cell>
          <table:table-cell table:number-columns-repeated="59"/>
        </table:table-row>
        <table:table-row table:style-name="ro1">
          <table:table-cell table:style-name="ce259" office:value-type="date" office:date-value="2017-09-10" calcext:value-type="date">
            <text:p>10/09/2017</text:p>
          </table:table-cell>
          <table:table-cell table:style-name="ce259" office:value-type="string" calcext:value-type="string">
            <text:p>29/08/2017-07/09/2017</text:p>
          </table:table-cell>
          <table:table-cell office:value-type="currency" office:currency="GBP" office:value="41.95" calcext:value-type="currency">
            <text:p>£41,95</text:p>
          </table:table-cell>
          <table:table-cell office:value-type="string" calcext:value-type="string">
            <text:p>06/10/2017 - Period 14/2017</text:p>
          </table:table-cell>
          <table:table-cell office:value-type="currency" office:currency="GBP" office:value="67.95" calcext:value-type="currency">
            <text:p>£67,95</text:p>
          </table:table-cell>
          <table:table-cell table:number-columns-repeated="59"/>
        </table:table-row>
        <table:table-row table:style-name="ro1">
          <table:table-cell table:style-name="ce259" office:value-type="date" office:date-value="2017-09-18" calcext:value-type="date">
            <text:p>18/09/2017</text:p>
          </table:table-cell>
          <table:table-cell table:style-name="ce259" office:value-type="string" calcext:value-type="string">
            <text:p>19/09/2017-17/09/2017</text:p>
          </table:table-cell>
          <table:table-cell office:value-type="currency" office:currency="GBP" office:value="26" calcext:value-type="currency">
            <text:p>£26,00</text:p>
          </table:table-cell>
          <table:table-cell office:value-type="string" calcext:value-type="string">
            <text:p>03/11/2017 - Period 16/2017</text:p>
          </table:table-cell>
          <table:table-cell office:value-type="currency" office:currency="GBP" office:value="28.65" calcext:value-type="currency">
            <text:p>£28,65</text:p>
          </table:table-cell>
          <table:table-cell table:number-columns-repeated="59"/>
        </table:table-row>
        <table:table-row table:style-name="ro1">
          <table:table-cell table:style-name="ce259" office:value-type="date" office:date-value="2017-10-12" calcext:value-type="date">
            <text:p>12/10/2017</text:p>
          </table:table-cell>
          <table:table-cell table:style-name="ce259" office:value-type="string" calcext:value-type="string">
            <text:p>19/09/2017-28/09/2017</text:p>
          </table:table-cell>
          <table:table-cell office:value-type="currency" office:currency="GBP" office:value="8.25" calcext:value-type="currency">
            <text:p>£8,25</text:p>
          </table:table-cell>
          <table:table-cell office:value-type="string" calcext:value-type="string">
            <text:p>17/11/2017 - Period 17/2017</text:p>
          </table:table-cell>
          <table:table-cell office:value-type="currency" office:currency="GBP" office:value="31.95" calcext:value-type="currency">
            <text:p>£31,95</text:p>
          </table:table-cell>
          <table:table-cell table:number-columns-repeated="59"/>
        </table:table-row>
        <table:table-row table:style-name="ro1">
          <table:table-cell table:style-name="ce259" office:value-type="date" office:date-value="2017-01-18" calcext:value-type="date">
            <text:p>18/01/2017</text:p>
          </table:table-cell>
          <table:table-cell table:style-name="ce259" office:value-type="string" calcext:value-type="string">
            <text:p>03/010/2017-16/10/2017</text:p>
          </table:table-cell>
          <table:table-cell office:value-type="currency" office:currency="GBP" office:value="20.4" calcext:value-type="currency">
            <text:p>£20,40</text:p>
          </table:table-cell>
          <table:table-cell office:value-type="string" calcext:value-type="string">
            <text:p>15/12/2017 - Period 19/2017</text:p>
          </table:table-cell>
          <table:table-cell office:value-type="currency" office:currency="GBP" office:value="20.2" calcext:value-type="currency">
            <text:p>£20,20</text:p>
          </table:table-cell>
          <table:table-cell table:number-columns-repeated="59"/>
        </table:table-row>
        <table:table-row table:style-name="ro1">
          <table:table-cell table:style-name="ce259" office:value-type="date" office:date-value="2017-11-02" calcext:value-type="date">
            <text:p>02/11/2017</text:p>
          </table:table-cell>
          <table:table-cell table:style-name="ce259" office:value-type="string" calcext:value-type="string">
            <text:p>17/10/2017-31/11/2017</text:p>
          </table:table-cell>
          <table:table-cell office:value-type="currency" office:currency="GBP" office:value="31.95" calcext:value-type="currency">
            <text:p>£31,95</text:p>
          </table:table-cell>
          <table:table-cell office:value-type="string" calcext:value-type="string">
            <text:p>29/12/2017 - Period 20/2017</text:p>
          </table:table-cell>
          <table:table-cell office:value-type="currency" office:currency="GBP" office:value="35.8" calcext:value-type="currency">
            <text:p>£35,80</text:p>
          </table:table-cell>
          <table:table-cell table:number-columns-repeated="59"/>
        </table:table-row>
        <table:table-row table:style-name="ro1">
          <table:table-cell table:style-name="ce259" office:value-type="date" office:date-value="2017-11-14" calcext:value-type="date">
            <text:p>14/11/2017</text:p>
          </table:table-cell>
          <table:table-cell table:style-name="ce259" office:value-type="string" calcext:value-type="string">
            <text:p>03/11/2017-09/11/2017</text:p>
          </table:table-cell>
          <table:table-cell office:value-type="currency" office:currency="GBP" office:value="44" calcext:value-type="currency">
            <text:p>£44,00</text:p>
          </table:table-cell>
          <table:table-cell office:value-type="string" calcext:value-type="string">
            <text:p>09/02/2018 - Period 23/2017</text:p>
          </table:table-cell>
          <table:table-cell office:value-type="currency" office:currency="GBP" office:value="34.7" calcext:value-type="currency">
            <text:p>£34,70</text:p>
          </table:table-cell>
          <table:table-cell table:number-columns-repeated="59"/>
        </table:table-row>
        <table:table-row table:style-name="ro1">
          <table:table-cell table:style-name="ce259" office:value-type="date" office:date-value="2017-12-05" calcext:value-type="date">
            <text:p>05/12/2017</text:p>
          </table:table-cell>
          <table:table-cell table:style-name="ce259" office:value-type="string" calcext:value-type="string">
            <text:p>13/11/2017-29/11/2017</text:p>
          </table:table-cell>
          <table:table-cell office:value-type="currency" office:currency="GBP" office:value="35.8" calcext:value-type="currency">
            <text:p>£35,80</text:p>
          </table:table-cell>
          <table:table-cell office:value-type="string" calcext:value-type="string">
            <text:p>07/09/2018 - Period 12/2018</text:p>
          </table:table-cell>
          <table:table-cell office:value-type="currency" office:currency="GBP" office:value="36.5" calcext:value-type="currency">
            <text:p>£36,50</text:p>
          </table:table-cell>
          <table:table-cell table:number-columns-repeated="59"/>
        </table:table-row>
        <table:table-row table:style-name="ro1">
          <table:table-cell table:style-name="ce259" office:value-type="date" office:date-value="2018-01-17" calcext:value-type="date">
            <text:p>17/01/2018</text:p>
          </table:table-cell>
          <table:table-cell table:style-name="ce259" office:value-type="string" calcext:value-type="string">
            <text:p>01/12/2017-14/01/2018</text:p>
          </table:table-cell>
          <table:table-cell office:value-type="currency" office:currency="GBP" office:value="34.7" calcext:value-type="currency">
            <text:p>£34,70</text:p>
          </table:table-cell>
          <table:table-cell table:number-columns-repeated="61"/>
        </table:table-row>
        <table:table-row table:style-name="ro1">
          <table:table-cell table:style-name="ce259" office:value-type="date" office:date-value="2018-02-05" calcext:value-type="date">
            <text:p>05/02/2018</text:p>
          </table:table-cell>
          <table:table-cell table:style-name="ce259" office:value-type="string" calcext:value-type="string">
            <text:p>16/01/2018-04/02/2018</text:p>
          </table:table-cell>
          <table:table-cell office:value-type="currency" office:currency="GBP" office:value="43.9" calcext:value-type="currency">
            <text:p>£43,90</text:p>
          </table:table-cell>
          <table:table-cell table:number-columns-repeated="61"/>
        </table:table-row>
        <table:table-row table:style-name="ro1">
          <table:table-cell table:style-name="ce259" office:value-type="date" office:date-value="2018-02-19" calcext:value-type="date">
            <text:p>19/02/2018</text:p>
          </table:table-cell>
          <table:table-cell table:style-name="ce259" office:value-type="string" calcext:value-type="string">
            <text:p>13/02/2018-15/02/2018</text:p>
          </table:table-cell>
          <table:table-cell office:value-type="currency" office:currency="GBP" office:value="23.2" calcext:value-type="currency">
            <text:p>£23,20</text:p>
          </table:table-cell>
          <table:table-cell table:number-columns-repeated="61"/>
        </table:table-row>
        <table:table-row table:style-name="ro1">
          <table:table-cell table:style-name="ce259" office:value-type="date" office:date-value="2018-02-28" calcext:value-type="date">
            <text:p>28/02/2018</text:p>
          </table:table-cell>
          <table:table-cell table:style-name="ce259" office:value-type="string" calcext:value-type="string">
            <text:p>20/02/2018-26/02/2018</text:p>
          </table:table-cell>
          <table:table-cell office:value-type="currency" office:currency="GBP" office:value="17.5" calcext:value-type="currency">
            <text:p>£17,50</text:p>
          </table:table-cell>
          <table:table-cell table:number-columns-repeated="61"/>
        </table:table-row>
        <table:table-row table:style-name="ro1">
          <table:table-cell table:style-name="ce259" office:value-type="date" office:date-value="2018-08-12" calcext:value-type="date">
            <text:p>12/08/2018</text:p>
          </table:table-cell>
          <table:table-cell table:style-name="ce259" office:value-type="string" calcext:value-type="string">
            <text:p>09/08/2018-10/08/2018</text:p>
          </table:table-cell>
          <table:table-cell office:value-type="currency" office:currency="GBP" office:value="15.6" calcext:value-type="currency">
            <text:p>£15,60</text:p>
          </table:table-cell>
          <table:table-cell table:number-columns-repeated="61"/>
        </table:table-row>
        <table:table-row table:style-name="ro1">
          <table:table-cell table:style-name="ce259" office:value-type="date" office:date-value="2018-08-19" calcext:value-type="date">
            <text:p>19/08/2018</text:p>
          </table:table-cell>
          <table:table-cell table:style-name="ce259" office:value-type="string" calcext:value-type="string">
            <text:p>10/08/2018-17/08-2018</text:p>
          </table:table-cell>
          <table:table-cell office:value-type="currency" office:currency="GBP" office:value="20.9" calcext:value-type="currency">
            <text:p>£20,90</text:p>
          </table:table-cell>
          <table:table-cell table:number-columns-repeated="61"/>
        </table:table-row>
        <table:table-row table:style-name="ro1">
          <table:table-cell table:style-name="ce259" office:value-type="date" office:date-value="2018-08-29" calcext:value-type="date">
            <text:p>29/08/2018</text:p>
          </table:table-cell>
          <table:table-cell table:style-name="ce259" office:value-type="string" calcext:value-type="string">
            <text:p>20/08/2018-24/08/2018</text:p>
          </table:table-cell>
          <table:table-cell office:value-type="currency" office:currency="GBP" office:value="9" calcext:value-type="currency">
            <text:p>£9,00</text:p>
          </table:table-cell>
          <table:table-cell table:number-columns-repeated="61"/>
        </table:table-row>
        <table:table-row table:style-name="ro1">
          <table:table-cell table:style-name="ce259" office:value-type="date" office:date-value="2018-09-02" calcext:value-type="date">
            <text:p>02/09/2018</text:p>
          </table:table-cell>
          <table:table-cell table:style-name="ce259" office:value-type="string" calcext:value-type="string">
            <text:p>29/08/2018-31/08/2018</text:p>
          </table:table-cell>
          <table:table-cell office:value-type="currency" office:currency="GBP" office:value="9.8" calcext:value-type="currency">
            <text:p>£9,80</text:p>
          </table:table-cell>
          <table:table-cell table:number-columns-repeated="61"/>
        </table:table-row>
        <table:table-row table:style-name="ro1">
          <table:table-cell table:style-name="ce259" office:value-type="date" office:date-value="2018-09-09" calcext:value-type="date">
            <text:p>09/09/2018</text:p>
          </table:table-cell>
          <table:table-cell table:style-name="ce259" office:value-type="string" calcext:value-type="string">
            <text:p>03/09/2018-06/09/2018</text:p>
          </table:table-cell>
          <table:table-cell office:value-type="currency" office:currency="GBP" office:value="26.8" calcext:value-type="currency">
            <text:p>£26,80</text:p>
          </table:table-cell>
          <table:table-cell table:number-columns-repeated="61"/>
        </table:table-row>
        <table:table-row table:style-name="ro1">
          <table:table-cell table:style-name="ce397"/>
          <table:table-cell table:style-name="ce397" office:value-type="string" calcext:value-type="string">
            <text:p>Grand Total:</text:p>
          </table:table-cell>
          <table:table-cell table:style-name="ce398" table:formula="of:=SUM([.C2:.C17])" office:value-type="currency" office:currency="GBP" office:value="409.75" calcext:value-type="currency">
            <text:p>£409,75</text:p>
          </table:table-cell>
          <table:table-cell table:style-name="ce399"/>
          <table:table-cell table:style-name="ce398" table:formula="of:=SUM([.E2:.E17])" office:value-type="currency" office:currency="GBP" office:value="255.75" calcext:value-type="currency">
            <text:p>£255,75</text:p>
          </table:table-cell>
          <table:table-cell table:style-name="ce399" table:number-columns-repeated="59"/>
        </table:table-row>
        <table:table-row table:style-name="ro1">
          <table:table-cell table:style-name="ce397"/>
          <table:table-cell table:style-name="ce397" office:value-type="string" calcext:value-type="string">
            <text:p>Deficit:</text:p>
          </table:table-cell>
          <table:table-cell table:style-name="ce398" table:formula="of:=[.C18]-[.E18]" office:value-type="currency" office:currency="GBP" office:value="154" calcext:value-type="currency">
            <text:p>£154,00</text:p>
          </table:table-cell>
          <table:table-cell table:style-name="ce399"/>
          <table:table-cell table:style-name="ce398"/>
          <table:table-cell table:style-name="ce399" table:number-columns-repeated="59"/>
        </table:table-row>
        <table:table-row table:style-name="ro1" table:number-rows-repeated="3">
          <table:table-cell table:style-name="ce259" table:number-columns-repeated="2"/>
          <table:table-cell table:number-columns-repeated="62"/>
        </table:table-row>
        <table:table-row table:style-name="ro1" table:number-rows-repeated="1048553">
          <table:table-cell table:number-columns-repeated="64"/>
        </table:table-row>
        <table:table-row table:style-name="ro1">
          <table:table-cell table:number-columns-repeated="64"/>
        </table:table-row>
      </table:table>
      <table:table table:name="Sheet8" table:style-name="ta1">
        <table:table-column table:style-name="co1" table:default-cell-style-name="ce401"/>
        <table:table-column table:style-name="co1" table:number-columns-repeated="5" table:default-cell-style-name="ce338"/>
        <table:table-column table:style-name="co1" table:default-cell-style-name="Default"/>
        <table:table-row table:style-name="ro3">
          <table:table-cell table:style-name="ce400" office:value-type="string" calcext:value-type="string">
            <text:p>Fri Aug 30</text:p>
          </table:table-cell>
          <table:table-cell office:value-type="string" calcext:value-type="string">
            <text:p>Job 4 of 4 (2 Staff)</text:p>
          </table:table-cell>
          <table:table-cell office:value-type="string" calcext:value-type="string">
            <text:p> </text:p>
          </table:table-cell>
          <table:table-cell office:value-type="string" calcext:value-type="string" table:number-columns-spanned="2" table:number-rows-spanned="1">
            <text:p>On Site Times</text:p>
          </table:table-cell>
          <table:covered-table-cell table:style-name="Default"/>
          <table:table-cell table:style-name="Default"/>
          <table:table-cell/>
        </table:table-row>
        <table:table-row table:style-name="ro4">
          <table:table-cell/>
          <table:table-cell office:value-type="string" calcext:value-type="string">
            <text:p>Account No: 100401</text:p>
            <text:p/>
            <text:p>Branch No: GLBSW</text:p>
            <text:p/>
            <text:p>Job No: 552862</text:p>
          </table:table-cell>
          <table:table-cell office:value-type="string" calcext:value-type="string">
            <text:p>Co-Operative Group Food Limited</text:p>
            <text:p>Wandsworth-Buckhold Square</text:p>
            <text:p>4 Buckhold Square</text:p>
            <text:p>Wandsworth</text:p>
            <text:p>SW18 4JS</text:p>
            <text:p/>
            <text:p/>
            <text:p>Telephone: 0208 871 4114</text:p>
            <text:p/>
            <text:p/>
            <text:p>Baseline Productivity Target : 2200</text:p>
          </table:table-cell>
          <table:table-cell office:value-type="string" calcext:value-type="string">
            <text:p>Car No: PT000 </text:p>
          </table:table-cell>
          <table:table-cell office:value-type="string" calcext:value-type="string">
            <text:p>Manager: </text:p>
            <text:p>Supervisor: </text:p>
            <text:p>Control Desk: </text:p>
            <text:p>Auditor: </text:p>
            <text:p>Counter: </text:p>
            <text:p>Early Counter: </text:p>
            <text:p>Planner: </text:p>
            <text:p>Buddy: </text:p>
            <text:p>Pharm Super: </text:p>
            <text:p>Pharm: </text:p>
            <text:p>Comet DA: </text:p>
          </table:table-cell>
          <table:table-cell office:value-type="string" calcext:value-type="string">
            <text:p>00:00</text:p>
            <text:p>06:00</text:p>
            <text:p>00:00</text:p>
            <text:p>00:00</text:p>
            <text:p>06:00</text:p>
            <text:p>-</text:p>
            <text:p>00:00</text:p>
            <text:p>00:00</text:p>
            <text:p>00:00</text:p>
            <text:p>00:00</text:p>
            <text:p>-</text:p>
          </table:table-cell>
          <table:table-cell/>
        </table:table-row>
        <table:table-row table:style-name="ro2">
          <table:table-cell/>
          <table:table-cell office:value-type="string" calcext:value-type="string" table:number-columns-spanned="5" table:number-rows-spanned="1">
            <text:p> </text:p>
          </table:table-cell>
          <table:covered-table-cell table:number-columns-repeated="4" table:style-name="Default"/>
          <table:table-cell/>
        </table:table-row>
        <table:table-row table:style-name="ro5">
          <table:table-cell/>
          <table:table-cell office:value-type="string" calcext:value-type="string">
            <text:p> </text:p>
          </table:table-cell>
          <table:table-cell office:value-type="string" calcext:value-type="string" table:number-columns-spanned="2" table:number-rows-spanned="1">
            <text:p> </text:p>
          </table:table-cell>
          <table:covered-table-cell table:style-name="Default"/>
          <table:table-cell office:value-type="string" calcext:value-type="string" table:number-columns-spanned="2" table:number-rows-spanned="1">
            <text:p>SUPERVISOR MUST ENSURE THE -1 DAY PRECALL TO THE STORE IS MADE (FRIDAY IF COUNT IS MONDAY) - BOOKSTOCK REFRESH TO BE CARRIED OUT</text:p>
          </table:table-cell>
          <table:covered-table-cell table:style-name="Default"/>
          <table:table-cell/>
        </table:table-row>
        <table:table-row table:style-name="ro1">
          <table:table-cell/>
          <table:table-cell table:style-name="ce401" table:number-columns-repeated="6"/>
        </table:table-row>
        <table:table-row table:style-name="ro2">
          <table:table-cell/>
          <table:table-cell office:value-type="string" calcext:value-type="string">
            <text:p>Begum</text:p>
          </table:table-cell>
          <table:table-cell office:value-type="string" calcext:value-type="string">
            <text:p>Jahenara</text:p>
          </table:table-cell>
          <table:table-cell office:value-type="string" calcext:value-type="string">
            <text:p>Supervisor</text:p>
          </table:table-cell>
          <table:table-cell office:value-type="string" calcext:value-type="string">
            <text:p>PT000</text:p>
          </table:table-cell>
          <table:table-cell office:value-type="string" calcext:value-type="string">
            <text:p> </text:p>
          </table:table-cell>
          <table:table-cell/>
        </table:table-row>
        <table:table-row table:style-name="ro1">
          <table:table-cell/>
          <table:table-cell table:style-name="ce401" table:number-columns-repeated="5"/>
          <table:table-cell/>
        </table:table-row>
        <table:table-row table:style-name="ro2">
          <table:table-cell/>
          <table:table-cell office:value-type="string" calcext:value-type="string">
            <text:p>Tran</text:p>
          </table:table-cell>
          <table:table-cell office:value-type="string" calcext:value-type="string">
            <text:p>Hoang Duy</text:p>
          </table:table-cell>
          <table:table-cell office:value-type="string" calcext:value-type="string">
            <text:p>Counter</text:p>
          </table:table-cell>
          <table:table-cell office:value-type="string" calcext:value-type="string">
            <text:p>PT000 </text:p>
          </table:table-cell>
          <table:table-cell office:value-type="string" calcext:value-type="string">
            <text:p> </text:p>
          </table:table-cell>
          <table:table-cell/>
        </table:table-row>
        <table:table-row table:style-name="ro1">
          <table:table-cell table:number-columns-repeated="7"/>
        </table:table-row>
        <table:table-row table:style-name="ro1">
          <table:table-cell/>
          <table:table-cell table:style-name="ce401" table:number-columns-repeated="5"/>
          <table:table-cell/>
        </table:table-row>
        <table:table-row table:style-name="ro1" table:number-rows-repeated="3">
          <table:table-cell table:number-columns-repeated="7"/>
        </table:table-row>
        <table:table-row table:style-name="ro1">
          <table:table-cell table:number-columns-repeated="5"/>
          <table:table-cell table:style-name="Default"/>
          <table:table-cell/>
        </table:table-row>
        <table:table-row table:style-name="ro1" table:number-rows-repeated="6">
          <table:table-cell table:number-columns-repeated="7"/>
        </table:table-row>
        <table:table-row table:style-name="ro1">
          <table:table-cell table:number-columns-repeated="7"/>
        </table:table-row>
      </table:table>
      <table:table table:name="Sorted Address" table:style-name="ta1">
        <table:table-column table:style-name="co24" table:default-cell-style-name="ce250"/>
        <table:table-column table:style-name="co25" table:default-cell-style-name="ce250"/>
        <table:table-column table:style-name="co1" table:default-cell-style-name="ce250"/>
        <table:table-column table:style-name="co26" table:default-cell-style-name="ce169"/>
        <table:table-column table:style-name="co1" table:number-columns-repeated="6" table:default-cell-style-name="ce250"/>
        <table:table-row table:style-name="ro1">
          <table:table-cell table:style-name="ce110" office:value-type="string" calcext:value-type="string">
            <text:p>Company</text:p>
          </table:table-cell>
          <table:table-cell table:style-name="ce110" office:value-type="string" calcext:value-type="string">
            <text:p>Address</text:p>
          </table:table-cell>
          <table:table-cell table:style-name="ce110" office:value-type="string" calcext:value-type="string">
            <text:p>PostCode</text:p>
          </table:table-cell>
          <table:table-cell table:style-name="ce168" office:value-type="string" calcext:value-type="string">
            <text:p>Contact</text:p>
          </table:table-cell>
          <table:table-cell table:style-name="ce110" office:value-type="string" calcext:value-type="string">
            <text:p>Full Line</text:p>
          </table:table-cell>
          <table:table-cell table:style-name="ce110" table:number-columns-repeated="5"/>
        </table:table-row>
        <table:table-row table:style-name="ro1">
          <table:table-cell table:content-validation-name="val11" office:value-type="string" calcext:value-type="string">
            <text:p>All Saints Retail Limited</text:p>
          </table:table-cell>
          <table:table-cell table:style-name="ce121" office:value-type="string" calcext:value-type="string">
            <text:p>Unit 6, Bellingham Way, Larkfield, Aylesford, Kent</text:p>
          </table:table-cell>
          <table:table-cell office:value-type="string" calcext:value-type="string">
            <text:p>ME20 6SQ</text:p>
          </table:table-cell>
          <table:table-cell/>
          <table:table-cell table:formula="of:=COM.MICROSOFT.TEXTJOIN(&quot;,&quot;; 0; [.A2:.C2])" office:value-type="string" office:string-value="All Saints Retail Limited,Unit 6, Bellingham Way, Larkfield, Aylesford, Kent,ME20 6SQ" calcext:value-type="string">
            <text:p>All Saints Retail Limited,Unit 6, Bellingham Way, Larkfield, Aylesford, Kent,ME20 6SQ</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text:s/>200 Bishopsgate, London</text:p>
          </table:table-cell>
          <table:table-cell office:value-type="string" calcext:value-type="string">
            <text:p>EC2M 4NR</text:p>
          </table:table-cell>
          <table:table-cell office:value-type="string" calcext:value-type="string">
            <text:p>020 7283 9544</text:p>
          </table:table-cell>
          <table:table-cell table:formula="of:=COM.MICROSOFT.TEXTJOIN(&quot;,&quot;; 0; [.A3:.C3])" office:value-type="string" office:string-value="Boots UK Limited, 200 Bishopsgate, London,EC2M 4NR" calcext:value-type="string">
            <text:p>Boots UK Limited, 200 Bishopsgate, London,EC2M 4NR</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122 Holborn, London</text:p>
          </table:table-cell>
          <table:table-cell office:value-type="string" calcext:value-type="string">
            <text:p>EC1N 2TD</text:p>
          </table:table-cell>
          <table:table-cell office:value-type="string" calcext:value-type="string">
            <text:p>020 7404 4519</text:p>
          </table:table-cell>
          <table:table-cell table:formula="of:=COM.MICROSOFT.TEXTJOIN(&quot;,&quot;; 0; [.A4:.C4])" office:value-type="string" office:string-value="Boots UK Limited,122 Holborn, London,EC1N 2TD" calcext:value-type="string">
            <text:p>Boots UK Limited,122 Holborn, London,EC1N 2TD</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127a Kensington High St, Kensington, London</text:p>
          </table:table-cell>
          <table:table-cell office:value-type="string" calcext:value-type="string">
            <text:p>W8 5SF</text:p>
          </table:table-cell>
          <table:table-cell office:value-type="string" calcext:value-type="string">
            <text:p>020 7937 9533</text:p>
          </table:table-cell>
          <table:table-cell table:formula="of:=COM.MICROSOFT.TEXTJOIN(&quot;,&quot;; 0; [.A5:.C5])" office:value-type="string" office:string-value="Boots UK Limited,127a Kensington High St, Kensington, London,W8 5SF" calcext:value-type="string">
            <text:p>Boots UK Limited,127a Kensington High St, Kensington, London,W8 5SF</text:p>
          </table:table-cell>
          <table:table-cell table:number-columns-repeated="5"/>
        </table:table-row>
        <table:table-row table:style-name="ro1">
          <table:table-cell table:content-validation-name="val12" office:value-type="string" calcext:value-type="string">
            <text:p>Boots UK Limited</text:p>
          </table:table-cell>
          <table:table-cell office:value-type="string" calcext:value-type="string">
            <text:p>128 The Chimes Shopping Centre, High Street, Uxbridge, Middlesex</text:p>
          </table:table-cell>
          <table:table-cell office:value-type="string" calcext:value-type="string">
            <text:p>UB8 1GA</text:p>
          </table:table-cell>
          <table:table-cell office:value-type="string" calcext:value-type="string">
            <text:p>01895 233526</text:p>
          </table:table-cell>
          <table:table-cell table:formula="of:=COM.MICROSOFT.TEXTJOIN(&quot;,&quot;; 0; [.A6:.C6])" office:value-type="string" office:string-value="Boots UK Limited,128 The Chimes Shopping Centre, High Street, Uxbridge, Middlesex,UB8 1GA" calcext:value-type="string">
            <text:p>Boots UK Limited,128 The Chimes Shopping Centre, High Street, Uxbridge, Middlesex,UB8 1GA</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54-58, High St Maidenhead, Berkshire</text:p>
          </table:table-cell>
          <table:table-cell office:value-type="string" calcext:value-type="string">
            <text:p>SL6 1PY</text:p>
          </table:table-cell>
          <table:table-cell office:value-type="string" calcext:value-type="string">
            <text:p>01628 627892</text:p>
          </table:table-cell>
          <table:table-cell table:formula="of:=COM.MICROSOFT.TEXTJOIN(&quot;,&quot;; 0; [.A7:.C7])" office:value-type="string" office:string-value="Boots UK Limited,54-58, High St Maidenhead, Berkshire,SL6 1PY" calcext:value-type="string">
            <text:p>Boots UK Limited,54-58, High St Maidenhead, Berkshire,SL6 1PY</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60-64 George St, Richmond</text:p>
          </table:table-cell>
          <table:table-cell office:value-type="string" calcext:value-type="string">
            <text:p>TW9 1HF</text:p>
          </table:table-cell>
          <table:table-cell office:value-type="string" calcext:value-type="string">
            <text:p>020 8940 1691</text:p>
          </table:table-cell>
          <table:table-cell table:formula="of:=COM.MICROSOFT.TEXTJOIN(&quot;,&quot;; 0; [.A8:.C8])" office:value-type="string" office:string-value="Boots UK Limited,60-64 George St, Richmond,TW9 1HF" calcext:value-type="string">
            <text:p>Boots UK Limited,60-64 George St, Richmond,TW9 1HF</text:p>
          </table:table-cell>
          <table:table-cell/>
          <table:table-cell table:style-name="ce146"/>
          <table:table-cell table:number-columns-repeated="3"/>
        </table:table-row>
        <table:table-row table:style-name="ro1">
          <table:table-cell table:content-validation-name="val11" office:value-type="string" calcext:value-type="string">
            <text:p>Boots UK Limited</text:p>
          </table:table-cell>
          <table:table-cell office:value-type="string" calcext:value-type="string">
            <text:p>Cab Road, Waterloo Station, Newington, London</text:p>
          </table:table-cell>
          <table:table-cell office:value-type="string" calcext:value-type="string">
            <text:p>SE1 7LY</text:p>
          </table:table-cell>
          <table:table-cell office:value-type="string" calcext:value-type="string">
            <text:p>0207 928 1073</text:p>
          </table:table-cell>
          <table:table-cell table:formula="of:=COM.MICROSOFT.TEXTJOIN(&quot;,&quot;; 0; [.A9:.C9])" office:value-type="string" office:string-value="Boots UK Limited,Cab Road, Waterloo Station, Newington, London,SE1 7LY" calcext:value-type="string">
            <text:p>Boots UK Limited,Cab Road, Waterloo Station, Newington, London,SE1 7LY</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Msu2 Lower Thames Walk, Bluewater Shopping Centre, Greenhithe, Kent</text:p>
          </table:table-cell>
          <table:table-cell office:value-type="string" calcext:value-type="string">
            <text:p>DA9 9SJ</text:p>
          </table:table-cell>
          <table:table-cell office:value-type="string" calcext:value-type="string">
            <text:p>0132 262 4780</text:p>
          </table:table-cell>
          <table:table-cell table:formula="of:=COM.MICROSOFT.TEXTJOIN(&quot;,&quot;; 0; [.A10:.C10])" office:value-type="string" office:string-value="Boots UK Limited,Msu2 Lower Thames Walk, Bluewater Shopping Centre, Greenhithe, Kent,DA9 9SJ" calcext:value-type="string">
            <text:p>Boots UK Limited,Msu2 Lower Thames Walk, Bluewater Shopping Centre, Greenhithe, Kent,DA9 9SJ</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Unit 9 The Tandem Centre, London</text:p>
          </table:table-cell>
          <table:table-cell office:value-type="string" calcext:value-type="string">
            <text:p>SW19 2TY</text:p>
          </table:table-cell>
          <table:table-cell office:value-type="string" calcext:value-type="string">
            <text:p>020 8640 7506</text:p>
          </table:table-cell>
          <table:table-cell table:formula="of:=COM.MICROSOFT.TEXTJOIN(&quot;,&quot;; 0; [.A11:.C11])" office:value-type="string" office:string-value="Boots UK Limited,Unit 9 The Tandem Centre, London,SW19 2TY" calcext:value-type="string">
            <text:p>Boots UK Limited,Unit 9 The Tandem Centre, London,SW19 2TY</text:p>
          </table:table-cell>
          <table:table-cell table:number-columns-repeated="5"/>
        </table:table-row>
        <table:table-row table:style-name="ro1">
          <table:table-cell table:content-validation-name="val11" office:value-type="string" calcext:value-type="string">
            <text:p>Boots UK Limited</text:p>
          </table:table-cell>
          <table:table-cell office:value-type="string" calcext:value-type="string">
            <text:p>Unit Msu2, Whitefriars Shopping Centre Gravel Walk Canterbury</text:p>
          </table:table-cell>
          <table:table-cell office:value-type="string" calcext:value-type="string">
            <text:p>CT1 2TF</text:p>
          </table:table-cell>
          <table:table-cell office:value-type="string" calcext:value-type="string">
            <text:p>01227 470944</text:p>
          </table:table-cell>
          <table:table-cell table:formula="of:=COM.MICROSOFT.TEXTJOIN(&quot;,&quot;; 0; [.A12:.C12])" office:value-type="string" office:string-value="Boots UK Limited,Unit Msu2, Whitefriars Shopping Centre Gravel Walk Canterbury,CT1 2TF" calcext:value-type="string">
            <text:p>Boots UK Limited,Unit Msu2, Whitefriars Shopping Centre Gravel Walk Canterbury,CT1 2TF</text:p>
          </table:table-cell>
          <table:table-cell/>
          <table:table-cell table:style-name="ce146"/>
          <table:table-cell table:number-columns-repeated="3"/>
        </table:table-row>
        <table:table-row table:style-name="ro1">
          <table:table-cell table:content-validation-name="val11" office:value-type="string" calcext:value-type="string">
            <text:p>Boots UK Limited</text:p>
          </table:table-cell>
          <table:table-cell office:value-type="string" calcext:value-type="string">
            <text:p>Westfield, White City Shopping Centre, Ariel Way, White City, London</text:p>
          </table:table-cell>
          <table:table-cell office:value-type="string" calcext:value-type="string">
            <text:p>W12 7HT</text:p>
          </table:table-cell>
          <table:table-cell office:value-type="string" calcext:value-type="string">
            <text:p>020 7283 9544</text:p>
          </table:table-cell>
          <table:table-cell table:formula="of:=COM.MICROSOFT.TEXTJOIN(&quot;,&quot;; 0; [.A13:.C13])" office:value-type="string" office:string-value="Boots UK Limited,Westfield, White City Shopping Centre, Ariel Way, White City, London,W12 7HT" calcext:value-type="string">
            <text:p>Boots UK Limited,Westfield, White City Shopping Centre, Ariel Way, White City, London,W12 7HT</text:p>
          </table:table-cell>
          <table:table-cell table:number-columns-repeated="5"/>
        </table:table-row>
        <table:table-row table:style-name="ro1">
          <table:table-cell table:content-validation-name="val14" office:value-type="string" calcext:value-type="string">
            <text:p>Burberry Group PLC</text:p>
          </table:table-cell>
          <table:table-cell office:value-type="string" calcext:value-type="string">
            <text:p>Textile Logistics, Unit 6, Skyport Trade Park, Skyport Drive, Harmondsworth, Heathrow, West Drayton, Middlesex</text:p>
          </table:table-cell>
          <table:table-cell office:value-type="string" calcext:value-type="string">
            <text:p>UB7 0LB</text:p>
          </table:table-cell>
          <table:table-cell/>
          <table:table-cell table:formula="of:=COM.MICROSOFT.TEXTJOIN(&quot;,&quot;; 0; [.A14:.C14])" office:value-type="string" office:string-value="Burberry Group PLC,Textile Logistics, Unit 6, Skyport Trade Park, Skyport Drive, Harmondsworth, Heathrow, West Drayton, Middlesex,UB7 0LB" calcext:value-type="string">
            <text:p>Burberry Group PLC,Textile Logistics, Unit 6, Skyport Trade Park, Skyport Drive, Harmondsworth, Heathrow, West Drayton, Middlesex,UB7 0LB</text:p>
          </table:table-cell>
          <table:table-cell table:number-columns-repeated="5"/>
        </table:table-row>
        <table:table-row table:style-name="ro1">
          <table:table-cell table:content-validation-name="val11" office:value-type="string" calcext:value-type="string">
            <text:p>Burberry Limited</text:p>
          </table:table-cell>
          <table:table-cell office:value-type="string" calcext:value-type="string">
            <text:p>121 Regent Street, London</text:p>
          </table:table-cell>
          <table:table-cell office:value-type="string" calcext:value-type="string">
            <text:p>W1B 4TB</text:p>
          </table:table-cell>
          <table:table-cell office:value-type="string" calcext:value-type="string">
            <text:p>020 7806 8904</text:p>
          </table:table-cell>
          <table:table-cell table:formula="of:=COM.MICROSOFT.TEXTJOIN(&quot;,&quot;; 0; [.A15:.C15])" office:value-type="string" office:string-value="Burberry Limited,121 Regent Street, London,W1B 4TB" calcext:value-type="string">
            <text:p>Burberry Limited,121 Regent Street, London,W1B 4TB</text:p>
          </table:table-cell>
          <table:table-cell table:number-columns-repeated="5"/>
        </table:table-row>
        <table:table-row table:style-name="ro1">
          <table:table-cell table:content-validation-name="val11" office:value-type="string" calcext:value-type="string">
            <text:p>Claires Accessories Uk Ltd</text:p>
          </table:table-cell>
          <table:table-cell office:value-type="string" calcext:value-type="string">
            <text:p>76 St Johns Road London Greater London</text:p>
          </table:table-cell>
          <table:table-cell office:value-type="string" calcext:value-type="string">
            <text:p>SW11 1PT</text:p>
          </table:table-cell>
          <table:table-cell office:value-type="string" calcext:value-type="string">
            <text:p>0207 924 5026</text:p>
          </table:table-cell>
          <table:table-cell table:formula="of:=COM.MICROSOFT.TEXTJOIN(&quot;,&quot;; 0; [.A16:.C16])" office:value-type="string" office:string-value="Claires Accessories Uk Ltd,76 St Johns Road London Greater London,SW11 1PT" calcext:value-type="string">
            <text:p>Claires Accessories Uk Ltd,76 St Johns Road London Greater London,SW11 1PT</text:p>
          </table:table-cell>
          <table:table-cell table:number-columns-repeated="5"/>
        </table:table-row>
        <table:table-row table:style-name="ro1">
          <table:table-cell table:content-validation-name="val11" office:value-type="string" calcext:value-type="string">
            <text:p>Claires Accessories Uk Ltd</text:p>
          </table:table-cell>
          <table:table-cell office:value-type="string" calcext:value-type="string">
            <text:p>Unit 11, Eden Walk Shopping Centre, Kingston upon Thames, London</text:p>
          </table:table-cell>
          <table:table-cell office:value-type="string" calcext:value-type="string">
            <text:p>KT1 1BP </text:p>
          </table:table-cell>
          <table:table-cell office:value-type="string" calcext:value-type="string">
            <text:p>0208 549 4950 </text:p>
          </table:table-cell>
          <table:table-cell table:formula="of:=COM.MICROSOFT.TEXTJOIN(&quot;,&quot;; 0; [.A17:.C17])" office:value-type="string" office:string-value="Claires Accessories Uk Ltd,Unit 11, Eden Walk Shopping Centre, Kingston upon Thames, London,KT1 1BP " calcext:value-type="string">
            <text:p>Claires Accessories Uk Ltd,Unit 11, Eden Walk Shopping Centre, Kingston upon Thames, London,KT1 1BP </text:p>
          </table:table-cell>
          <table:table-cell table:number-columns-repeated="5"/>
        </table:table-row>
        <table:table-row table:style-name="ro1">
          <table:table-cell table:content-validation-name="val16" office:value-type="string" calcext:value-type="string">
            <text:p>Claires Accessories Uk Ltd</text:p>
          </table:table-cell>
          <table:table-cell office:value-type="string" calcext:value-type="string">
            <text:p>Unit 12, Wembley Park Boulevard, London Designer Outlet, Wembley,London</text:p>
          </table:table-cell>
          <table:table-cell office:value-type="string" calcext:value-type="string">
            <text:p>HA9 0TG</text:p>
          </table:table-cell>
          <table:table-cell office:value-type="string" calcext:value-type="string">
            <text:p>02089 032308</text:p>
          </table:table-cell>
          <table:table-cell table:formula="of:=COM.MICROSOFT.TEXTJOIN(&quot;,&quot;; 0; [.A18:.C18])" office:value-type="string" office:string-value="Claires Accessories Uk Ltd,Unit 12, Wembley Park Boulevard, London Designer Outlet, Wembley,London,HA9 0TG" calcext:value-type="string">
            <text:p>Claires Accessories Uk Ltd,Unit 12, Wembley Park Boulevard, London Designer Outlet, Wembley,London,HA9 0TG</text:p>
          </table:table-cell>
          <table:table-cell table:number-columns-repeated="5"/>
        </table:table-row>
        <table:table-row table:style-name="ro1">
          <table:table-cell table:content-validation-name="val11" office:value-type="string" calcext:value-type="string">
            <text:p>Claires Accessories Uk Ltd</text:p>
          </table:table-cell>
          <table:table-cell office:value-type="string" calcext:value-type="string">
            <text:p>Unit 2051, Arial Way, Westfield Shopping Centre, White City, London</text:p>
          </table:table-cell>
          <table:table-cell office:value-type="string" calcext:value-type="string">
            <text:p>W12 7GE</text:p>
          </table:table-cell>
          <table:table-cell office:value-type="string" calcext:value-type="string">
            <text:p>020 8743 6253</text:p>
          </table:table-cell>
          <table:table-cell table:formula="of:=COM.MICROSOFT.TEXTJOIN(&quot;,&quot;; 0; [.A19:.C19])" office:value-type="string" office:string-value="Claires Accessories Uk Ltd,Unit 2051, Arial Way, Westfield Shopping Centre, White City, London,W12 7GE" calcext:value-type="string">
            <text:p>Claires Accessories Uk Ltd,Unit 2051, Arial Way, Westfield Shopping Centre, White City, London,W12 7GE</text:p>
          </table:table-cell>
          <table:table-cell table:number-columns-repeated="5"/>
        </table:table-row>
        <table:table-row table:style-name="ro1">
          <table:table-cell table:content-validation-name="val11" office:value-type="string" calcext:value-type="string">
            <text:p>Claires Accessories Uk Ltd</text:p>
          </table:table-cell>
          <table:table-cell office:value-type="string" calcext:value-type="string">
            <text:p>Unit 225 St Nicholas Way, Sutton</text:p>
          </table:table-cell>
          <table:table-cell office:value-type="string" calcext:value-type="string">
            <text:p>SM1 1AX</text:p>
          </table:table-cell>
          <table:table-cell office:value-type="string" calcext:value-type="string">
            <text:p>020 8642 6973</text:p>
          </table:table-cell>
          <table:table-cell table:formula="of:=COM.MICROSOFT.TEXTJOIN(&quot;,&quot;; 0; [.A20:.C20])" office:value-type="string" office:string-value="Claires Accessories Uk Ltd,Unit 225 St Nicholas Way, Sutton,SM1 1AX" calcext:value-type="string">
            <text:p>Claires Accessories Uk Ltd,Unit 225 St Nicholas Way, Sutton,SM1 1AX</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Archway) 11/19 Junction Road, Archway, Highgate, London</text:p>
          </table:table-cell>
          <table:table-cell office:value-type="string" calcext:value-type="string">
            <text:p>N19 5QT</text:p>
          </table:table-cell>
          <table:table-cell office:value-type="string" calcext:value-type="string">
            <text:p>0207 272 2636</text:p>
          </table:table-cell>
          <table:table-cell table:formula="of:=COM.MICROSOFT.TEXTJOIN(&quot;,&quot;; 0; [.A21:.C21])" office:value-type="string" office:string-value="Co-Op Group Limited,(Archway) 11/19 Junction Road, Archway, Highgate, London,N19 5QT" calcext:value-type="string">
            <text:p>Co-Op Group Limited,(Archway) 11/19 Junction Road, Archway, Highgate, London,N19 5QT</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107 - 109 Streatham Vale, Streatham, London</text:p>
          </table:table-cell>
          <table:table-cell office:value-type="string" calcext:value-type="string">
            <text:p>SW16 5SQ</text:p>
          </table:table-cell>
          <table:table-cell office:value-type="string" calcext:value-type="string">
            <text:p>0208 764 4466</text:p>
          </table:table-cell>
          <table:table-cell table:formula="of:=COM.MICROSOFT.TEXTJOIN(&quot;,&quot;; 0; [.A22:.C22])" office:value-type="string" office:string-value="Co-Op Group Limited,107 - 109 Streatham Vale, Streatham, London,SW16 5SQ" calcext:value-type="string">
            <text:p>Co-Op Group Limited,107 - 109 Streatham Vale, Streatham, London,SW16 5SQ</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15-17 Northcote Rd, Clapham, London</text:p>
          </table:table-cell>
          <table:table-cell table:style-name="ce113" office:value-type="string" calcext:value-type="string">
            <text:p>SW11 1NG</text:p>
          </table:table-cell>
          <table:table-cell office:value-type="string" calcext:value-type="string">
            <text:p>020 7228 0737</text:p>
          </table:table-cell>
          <table:table-cell table:formula="of:=COM.MICROSOFT.TEXTJOIN(&quot;,&quot;; 0; [.A23:.C23])" office:value-type="string" office:string-value="Co-Op Group Limited,15-17 Northcote Rd, Clapham, London,SW11 1NG" calcext:value-type="string">
            <text:p>Co-Op Group Limited,15-17 Northcote Rd, Clapham, London,SW11 1NG</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176 – 178, Sternhold Avenue, Streatham, London</text:p>
          </table:table-cell>
          <table:table-cell table:style-name="ce113" office:value-type="string" calcext:value-type="string">
            <text:p>SW2 4RU</text:p>
          </table:table-cell>
          <table:table-cell office:value-type="string" calcext:value-type="string">
            <text:p>020 8674 7038</text:p>
          </table:table-cell>
          <table:table-cell table:formula="of:=COM.MICROSOFT.TEXTJOIN(&quot;,&quot;; 0; [.A24:.C24])" office:value-type="string" office:string-value="Co-Op Group Limited,176 – 178, Sternhold Avenue, Streatham, London,SW2 4RU" calcext:value-type="string">
            <text:p>Co-Op Group Limited,176 – 178, Sternhold Avenue, Streatham, London,SW2 4RU</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177-187 Arthur Road, Wimbledon Park, Wimbledon, London</text:p>
          </table:table-cell>
          <table:table-cell office:value-type="string" calcext:value-type="string">
            <text:p>SW19 8AE</text:p>
          </table:table-cell>
          <table:table-cell office:value-type="string" calcext:value-type="string">
            <text:p>020 8946 1808</text:p>
          </table:table-cell>
          <table:table-cell table:formula="of:=COM.MICROSOFT.TEXTJOIN(&quot;,&quot;; 0; [.A25:.C25])" office:value-type="string" office:string-value="Co-Op Group Limited,177-187 Arthur Road, Wimbledon Park, Wimbledon, London,SW19 8AE" calcext:value-type="string">
            <text:p>Co-Op Group Limited,177-187 Arthur Road, Wimbledon Park, Wimbledon, London,SW19 8AE</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193 Balham High Road, London</text:p>
          </table:table-cell>
          <table:table-cell office:value-type="string" calcext:value-type="string">
            <text:p>SW12 9BE</text:p>
          </table:table-cell>
          <table:table-cell office:value-type="string" calcext:value-type="string">
            <text:p>+44 (0) 117 9679796</text:p>
          </table:table-cell>
          <table:table-cell table:formula="of:=COM.MICROSOFT.TEXTJOIN(&quot;,&quot;; 0; [.A26:.C26])" office:value-type="string" office:string-value="Co-Op Group Limited,193 Balham High Road, London,SW12 9BE" calcext:value-type="string">
            <text:p>Co-Op Group Limited,193 Balham High Road, London,SW12 9BE</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215-221 Preston Rd, Wembley</text:p>
          </table:table-cell>
          <table:table-cell table:style-name="ce113" office:value-type="string" calcext:value-type="string">
            <text:p>HA9 8NF</text:p>
          </table:table-cell>
          <table:table-cell office:value-type="string" calcext:value-type="string">
            <text:p>020 8904 9785</text:p>
          </table:table-cell>
          <table:table-cell table:formula="of:=COM.MICROSOFT.TEXTJOIN(&quot;,&quot;; 0; [.A27:.C27])" office:value-type="string" office:string-value="Co-Op Group Limited,215-221 Preston Rd, Wembley,HA9 8NF" calcext:value-type="string">
            <text:p>Co-Op Group Limited,215-221 Preston Rd, Wembley,HA9 8NF</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227-233 Munster Road, Fulham, London</text:p>
          </table:table-cell>
          <table:table-cell office:value-type="string" calcext:value-type="string">
            <text:p>SW6 6BT</text:p>
          </table:table-cell>
          <table:table-cell office:value-type="string" calcext:value-type="string">
            <text:p>0207 381 3564</text:p>
          </table:table-cell>
          <table:table-cell table:formula="of:=COM.MICROSOFT.TEXTJOIN(&quot;,&quot;; 0; [.A28:.C28])" office:value-type="string" office:string-value="Co-Op Group Limited,227-233 Munster Road, Fulham, London,SW6 6BT" calcext:value-type="string">
            <text:p>Co-Op Group Limited,227-233 Munster Road, Fulham, London,SW6 6BT</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250-254 Kentish Town Road, Kentish Town, London</text:p>
          </table:table-cell>
          <table:table-cell table:style-name="ce113" office:value-type="string" calcext:value-type="string">
            <text:p>NW5 2AB</text:p>
          </table:table-cell>
          <table:table-cell office:value-type="string" calcext:value-type="string">
            <text:p>02074 249024 </text:p>
          </table:table-cell>
          <table:table-cell table:formula="of:=COM.MICROSOFT.TEXTJOIN(&quot;,&quot;; 0; [.A29:.C29])" office:value-type="string" office:string-value="Co-Op Group Limited,250-254 Kentish Town Road, Kentish Town, London,NW5 2AB" calcext:value-type="string">
            <text:p>Co-Op Group Limited,250-254 Kentish Town Road, Kentish Town, London,NW5 2AB</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27-37 Battersea Bridge Road Battersea London</text:p>
          </table:table-cell>
          <table:table-cell office:value-type="string" calcext:value-type="string">
            <text:p>SW11 3BA</text:p>
          </table:table-cell>
          <table:table-cell office:value-type="string" calcext:value-type="string">
            <text:p>020 7978 5091</text:p>
          </table:table-cell>
          <table:table-cell table:formula="of:=COM.MICROSOFT.TEXTJOIN(&quot;,&quot;; 0; [.A30:.C30])" office:value-type="string" office:string-value="Co-Op Group Limited,27-37 Battersea Bridge Road Battersea London,SW11 3BA" calcext:value-type="string">
            <text:p>Co-Op Group Limited,27-37 Battersea Bridge Road Battersea London,SW11 3BA</text:p>
          </table:table-cell>
          <table:table-cell table:number-columns-repeated="5"/>
        </table:table-row>
        <table:table-row table:style-name="ro2">
          <table:table-cell table:content-validation-name="val8" office:value-type="string" calcext:value-type="string">
            <text:p>Co-Op Group Limited</text:p>
          </table:table-cell>
          <table:table-cell table:style-name="ce337" office:value-type="string" calcext:value-type="string">
            <text:p>271-273 City Road, Islington, London</text:p>
          </table:table-cell>
          <table:table-cell office:value-type="string" calcext:value-type="string">
            <text:p>EC1V 1LA</text:p>
          </table:table-cell>
          <table:table-cell/>
          <table:table-cell table:formula="of:=COM.MICROSOFT.TEXTJOIN(&quot;,&quot;; 0; [.A31:.C31])" office:value-type="string" office:string-value="Co-Op Group Limited,271-273 City Road, Islington, London,EC1V 1LA" calcext:value-type="string">
            <text:p>Co-Op Group Limited,271-273 City Road, Islington, London,EC1V 1LA</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28-32 Denmark Hill, Camberwell, London</text:p>
          </table:table-cell>
          <table:table-cell office:value-type="string" calcext:value-type="string">
            <text:p>SE5 8RZ</text:p>
          </table:table-cell>
          <table:table-cell office:value-type="string" calcext:value-type="string">
            <text:p>020 7737 0647</text:p>
          </table:table-cell>
          <table:table-cell table:formula="of:=COM.MICROSOFT.TEXTJOIN(&quot;,&quot;; 0; [.A32:.C32])" office:value-type="string" office:string-value="Co-Op Group Limited,28-32 Denmark Hill, Camberwell, London,SE5 8RZ" calcext:value-type="string">
            <text:p>Co-Op Group Limited,28-32 Denmark Hill, Camberwell, London,SE5 8RZ</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38 The Broadway, Thames Ditton, Surrey</text:p>
          </table:table-cell>
          <table:table-cell office:value-type="string" calcext:value-type="string">
            <text:p>KT7 0JW</text:p>
          </table:table-cell>
          <table:table-cell office:value-type="string" calcext:value-type="string">
            <text:p>0208 398 699</text:p>
          </table:table-cell>
          <table:table-cell table:formula="of:=COM.MICROSOFT.TEXTJOIN(&quot;,&quot;; 0; [.A33:.C33])" office:value-type="string" office:string-value="Co-Op Group Limited,38 The Broadway, Thames Ditton, Surrey,KT7 0JW" calcext:value-type="string">
            <text:p>Co-Op Group Limited,38 The Broadway, Thames Ditton, Surrey,KT7 0JW</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38-40 Randlesdown Road, Bellingham, London</text:p>
          </table:table-cell>
          <table:table-cell office:value-type="string" calcext:value-type="string">
            <text:p>SE6 3BT</text:p>
          </table:table-cell>
          <table:table-cell office:value-type="string" calcext:value-type="string">
            <text:p>0208 6981692</text:p>
          </table:table-cell>
          <table:table-cell table:formula="of:=COM.MICROSOFT.TEXTJOIN(&quot;,&quot;; 0; [.A34:.C34])" office:value-type="string" office:string-value="Co-Op Group Limited,38-40 Randlesdown Road, Bellingham, London,SE6 3BT" calcext:value-type="string">
            <text:p>Co-Op Group Limited,38-40 Randlesdown Road, Bellingham, London,SE6 3BT</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384 Long Ln, Uxbridge</text:p>
          </table:table-cell>
          <table:table-cell office:value-type="string" calcext:value-type="string">
            <text:p>UB10 9PG</text:p>
          </table:table-cell>
          <table:table-cell office:value-type="string" calcext:value-type="string">
            <text:p>01895 233572</text:p>
          </table:table-cell>
          <table:table-cell table:formula="of:=COM.MICROSOFT.TEXTJOIN(&quot;,&quot;; 0; [.A35:.C35])" office:value-type="string" office:string-value="Co-Op Group Limited,384 Long Ln, Uxbridge,UB10 9PG" calcext:value-type="string">
            <text:p>Co-Op Group Limited,384 Long Ln, Uxbridge,UB10 9PG</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4 Buckhold Rd, London</text:p>
          </table:table-cell>
          <table:table-cell office:value-type="string" calcext:value-type="string">
            <text:p>SW18 4JS</text:p>
          </table:table-cell>
          <table:table-cell office:value-type="string" calcext:value-type="string">
            <text:p>020 8871 4114</text:p>
          </table:table-cell>
          <table:table-cell table:formula="of:=COM.MICROSOFT.TEXTJOIN(&quot;,&quot;; 0; [.A36:.C36])" office:value-type="string" office:string-value="Co-Op Group Limited,4 Buckhold Rd, London,SW18 4JS" calcext:value-type="string">
            <text:p>Co-Op Group Limited,4 Buckhold Rd, London,SW18 4JS</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40 Balham Hill, Wandsworth, London</text:p>
          </table:table-cell>
          <table:table-cell table:style-name="ce113" office:value-type="string" calcext:value-type="string">
            <text:p>SW12 9EL</text:p>
          </table:table-cell>
          <table:table-cell office:value-type="string" calcext:value-type="string">
            <text:p>02086 750712</text:p>
          </table:table-cell>
          <table:table-cell table:formula="of:=COM.MICROSOFT.TEXTJOIN(&quot;,&quot;; 0; [.A37:.C37])" office:value-type="string" office:string-value="Co-Op Group Limited,40 Balham Hill, Wandsworth, London,SW12 9EL" calcext:value-type="string">
            <text:p>Co-Op Group Limited,40 Balham Hill, Wandsworth, London,SW12 9EL</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50 Parsons Green Lane, London</text:p>
          </table:table-cell>
          <table:table-cell table:style-name="ce113" office:value-type="string" calcext:value-type="string">
            <text:p>SW6 4HU</text:p>
          </table:table-cell>
          <table:table-cell office:value-type="string" calcext:value-type="string">
            <text:p>020 7751 3373</text:p>
          </table:table-cell>
          <table:table-cell table:formula="of:=COM.MICROSOFT.TEXTJOIN(&quot;,&quot;; 0; [.A38:.C38])" office:value-type="string" office:string-value="Co-Op Group Limited,50 Parsons Green Lane, London,SW6 4HU" calcext:value-type="string">
            <text:p>Co-Op Group Limited,50 Parsons Green Lane, London,SW6 4HU</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51-53 Green Lane, Addlestone</text:p>
          </table:table-cell>
          <table:table-cell table:style-name="ce113" office:value-type="string" calcext:value-type="string">
            <text:p>KT15 2TX</text:p>
          </table:table-cell>
          <table:table-cell office:value-type="string" calcext:value-type="string">
            <text:p>01932 851387</text:p>
          </table:table-cell>
          <table:table-cell table:formula="of:=COM.MICROSOFT.TEXTJOIN(&quot;,&quot;; 0; [.A39:.C39])" office:value-type="string" office:string-value="Co-Op Group Limited,51-53 Green Lane, Addlestone,KT15 2TX" calcext:value-type="string">
            <text:p>Co-Op Group Limited,51-53 Green Lane, Addlestone,KT15 2TX</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56-58 Abbeville Road, Clapham</text:p>
          </table:table-cell>
          <table:table-cell office:value-type="string" calcext:value-type="string">
            <text:p>SW4 9NF</text:p>
          </table:table-cell>
          <table:table-cell office:value-type="string" calcext:value-type="string">
            <text:p>0208 673 3895</text:p>
          </table:table-cell>
          <table:table-cell table:formula="of:=COM.MICROSOFT.TEXTJOIN(&quot;,&quot;; 0; [.A40:.C40])" office:value-type="string" office:string-value="Co-Op Group Limited,56-58 Abbeville Road, Clapham,SW4 9NF" calcext:value-type="string">
            <text:p>Co-Op Group Limited,56-58 Abbeville Road, Clapham,SW4 9NF</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6 Station Parade, London</text:p>
          </table:table-cell>
          <table:table-cell office:value-type="string" calcext:value-type="string">
            <text:p>W4 3HD</text:p>
          </table:table-cell>
          <table:table-cell office:value-type="string" calcext:value-type="string">
            <text:p>020 8994 2173</text:p>
          </table:table-cell>
          <table:table-cell table:formula="of:=COM.MICROSOFT.TEXTJOIN(&quot;,&quot;; 0; [.A41:.C41])" office:value-type="string" office:string-value="Co-Op Group Limited,6 Station Parade, London,W4 3HD" calcext:value-type="string">
            <text:p>Co-Op Group Limited,6 Station Parade, London,W4 3HD</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68 - 74 Coombe Lane, Raynes Park, London</text:p>
          </table:table-cell>
          <table:table-cell office:value-type="string" calcext:value-type="string">
            <text:p>SW20 0AX</text:p>
          </table:table-cell>
          <table:table-cell office:value-type="string" calcext:value-type="string">
            <text:p>0208 944 8862</text:p>
          </table:table-cell>
          <table:table-cell table:formula="of:=COM.MICROSOFT.TEXTJOIN(&quot;,&quot;; 0; [.A42:.C42])" office:value-type="string" office:string-value="Co-Op Group Limited,68 - 74 Coombe Lane, Raynes Park, London,SW20 0AX" calcext:value-type="string">
            <text:p>Co-Op Group Limited,68 - 74 Coombe Lane, Raynes Park, London,SW20 0AX</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73-75 Upper Richmond Road, Putney, Greater London</text:p>
          </table:table-cell>
          <table:table-cell office:value-type="string" calcext:value-type="string">
            <text:p>SW15 2SR</text:p>
          </table:table-cell>
          <table:table-cell office:value-type="string" calcext:value-type="string">
            <text:p>020 8874 7953 </text:p>
          </table:table-cell>
          <table:table-cell table:formula="of:=COM.MICROSOFT.TEXTJOIN(&quot;,&quot;; 0; [.A43:.C43])" office:value-type="string" office:string-value="Co-Op Group Limited,73-75 Upper Richmond Road, Putney, Greater London,SW15 2SR" calcext:value-type="string">
            <text:p>Co-Op Group Limited,73-75 Upper Richmond Road, Putney, Greater London,SW15 2SR</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90 Inner Park Rd, Wimbledon, London</text:p>
          </table:table-cell>
          <table:table-cell table:style-name="ce113" office:value-type="string" calcext:value-type="string">
            <text:p>SW19 6DA</text:p>
          </table:table-cell>
          <table:table-cell office:value-type="string" calcext:value-type="string">
            <text:p>020 8789 0335</text:p>
          </table:table-cell>
          <table:table-cell table:formula="of:=COM.MICROSOFT.TEXTJOIN(&quot;,&quot;; 0; [.A44:.C44])" office:value-type="string" office:string-value="Co-Op Group Limited,90 Inner Park Rd, Wimbledon, London,SW19 6DA" calcext:value-type="string">
            <text:p>Co-Op Group Limited,90 Inner Park Rd, Wimbledon, London,SW19 6DA</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Battersea - Chatfield Road, 8-40 Chatfield Road, Battersea, London</text:p>
          </table:table-cell>
          <table:table-cell office:value-type="string" calcext:value-type="string">
            <text:p>SW11 3SE</text:p>
          </table:table-cell>
          <table:table-cell office:value-type="string" calcext:value-type="string">
            <text:p>020 7228 3505</text:p>
          </table:table-cell>
          <table:table-cell table:formula="of:=COM.MICROSOFT.TEXTJOIN(&quot;,&quot;; 0; [.A45:.C45])" office:value-type="string" office:string-value="Co-Op Group Limited,Battersea - Chatfield Road, 8-40 Chatfield Road, Battersea, London,SW11 3SE" calcext:value-type="string">
            <text:p>Co-Op Group Limited,Battersea - Chatfield Road, 8-40 Chatfield Road, Battersea, London,SW11 3SE</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Childs Hill, 713 Finchley Rd, London</text:p>
          </table:table-cell>
          <table:table-cell office:value-type="string" calcext:value-type="string">
            <text:p>NW11 2JN</text:p>
          </table:table-cell>
          <table:table-cell office:value-type="string" calcext:value-type="string">
            <text:p>020 8458 9693</text:p>
          </table:table-cell>
          <table:table-cell table:formula="of:=COM.MICROSOFT.TEXTJOIN(&quot;,&quot;; 0; [.A46:.C46])" office:value-type="string" office:string-value="Co-Op Group Limited,Childs Hill, 713 Finchley Rd, London,NW11 2JN" calcext:value-type="string">
            <text:p>Co-Op Group Limited,Childs Hill, 713 Finchley Rd, London,NW11 2JN</text:p>
          </table:table-cell>
          <table:table-cell table:number-columns-repeated="5"/>
        </table:table-row>
        <table:table-row table:style-name="ro3">
          <table:table-cell table:content-validation-name="val8" office:value-type="string" calcext:value-type="string">
            <text:p>Co-Op Group Limited</text:p>
          </table:table-cell>
          <table:table-cell office:value-type="string" calcext:value-type="string">
            <text:p>Co-Op Group Retail</text:p>
            <text:p>(Shoreditch), 185 Old Street, London</text:p>
          </table:table-cell>
          <table:table-cell office:value-type="string" calcext:value-type="string">
            <text:p>EC1V 9NP</text:p>
          </table:table-cell>
          <table:table-cell office:value-type="string" calcext:value-type="string">
            <text:p>020 7608 3716</text:p>
          </table:table-cell>
          <table:table-cell table:formula="of:=COM.MICROSOFT.TEXTJOIN(&quot;,&quot;; 0; [.A47:.C47])" office:value-type="string" office:string-value="Co-Op Group Limited,Co-Op Group Retail&#10;(Shoreditch), 185 Old Street, London,EC1V 9NP" calcext:value-type="string">
            <text:p>Co-Op Group Limited,Co-Op Group Retail</text:p>
            <text:p>(Shoreditch), 185 Old Street, London,EC1V 9NP</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Fairview Rd, Norbury, London</text:p>
          </table:table-cell>
          <table:table-cell table:style-name="ce113" office:value-type="string" calcext:value-type="string">
            <text:p>SW16 5PY</text:p>
          </table:table-cell>
          <table:table-cell office:value-type="string" calcext:value-type="string">
            <text:p>020 8679 1813</text:p>
          </table:table-cell>
          <table:table-cell table:formula="of:=COM.MICROSOFT.TEXTJOIN(&quot;,&quot;; 0; [.A48:.C48])" office:value-type="string" office:string-value="Co-Op Group Limited,Fairview Rd, Norbury, London,SW16 5PY" calcext:value-type="string">
            <text:p>Co-Op Group Limited,Fairview Rd, Norbury, London,SW16 5PY</text:p>
          </table:table-cell>
          <table:table-cell table:number-columns-repeated="5"/>
        </table:table-row>
        <table:table-row table:style-name="ro1">
          <table:table-cell table:content-validation-name="val8" office:value-type="string" calcext:value-type="string">
            <text:p>Co-Op Group Limited</text:p>
          </table:table-cell>
          <table:table-cell table:style-name="ce121" office:value-type="string" calcext:value-type="string">
            <text:p>Food, 276-288 Kingston Road, Wimbledon Chase</text:p>
          </table:table-cell>
          <table:table-cell office:value-type="string" calcext:value-type="string">
            <text:p>SW20 8LX</text:p>
          </table:table-cell>
          <table:table-cell/>
          <table:table-cell table:formula="of:=COM.MICROSOFT.TEXTJOIN(&quot;,&quot;; 0; [.A49:.C49])" office:value-type="string" office:string-value="Co-Op Group Limited,Food, 276-288 Kingston Road, Wimbledon Chase,SW20 8LX" calcext:value-type="string">
            <text:p>Co-Op Group Limited,Food, 276-288 Kingston Road, Wimbledon Chase,SW20 8LX</text:p>
          </table:table-cell>
          <table:table-cell table:number-columns-repeated="5"/>
        </table:table-row>
        <table:table-row table:style-name="ro1">
          <table:table-cell table:content-validation-name="val8" office:value-type="string" calcext:value-type="string">
            <text:p>Co-Op Group Limited</text:p>
          </table:table-cell>
          <table:table-cell table:style-name="ce120" office:value-type="string" calcext:value-type="string">
            <text:p>Retail (fulham North End Road) North End Road London</text:p>
          </table:table-cell>
          <table:table-cell office:value-type="string" calcext:value-type="string">
            <text:p>SW6 1NJ</text:p>
          </table:table-cell>
          <table:table-cell/>
          <table:table-cell table:formula="of:=COM.MICROSOFT.TEXTJOIN(&quot;,&quot;; 0; [.A50:.C50])" office:value-type="string" office:string-value="Co-Op Group Limited,Retail (fulham North End Road) North End Road London,SW6 1NJ" calcext:value-type="string">
            <text:p>Co-Op Group Limited,Retail (fulham North End Road) North End Road London,SW6 1NJ</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Retail (Raynes Park) 68 - 74 Coombe Lane Raynes Park London</text:p>
          </table:table-cell>
          <table:table-cell office:value-type="string" calcext:value-type="string">
            <text:p>SW20 0AX</text:p>
          </table:table-cell>
          <table:table-cell/>
          <table:table-cell table:formula="of:=COM.MICROSOFT.TEXTJOIN(&quot;, &quot;; 0; [.A51:.C51])" office:value-type="string" office:string-value="Co-Op Group Limited, Retail (Raynes Park) 68 - 74 Coombe Lane Raynes Park London, SW20 0AX" calcext:value-type="string">
            <text:p>Co-Op Group Limited, Retail (Raynes Park) 68 - 74 Coombe Lane Raynes Park London, SW20 0AX</text:p>
          </table:table-cell>
          <table:table-cell table:number-columns-repeated="5"/>
        </table:table-row>
        <table:table-row table:style-name="ro1">
          <table:table-cell table:content-validation-name="val8" office:value-type="string" calcext:value-type="string">
            <text:p>Co-Op Group Limited</text:p>
          </table:table-cell>
          <table:table-cell office:value-type="string" calcext:value-type="string">
            <text:p>The Old Anchor, 71 Richmond Rd, Twickenham</text:p>
          </table:table-cell>
          <table:table-cell table:style-name="ce113" office:value-type="string" calcext:value-type="string">
            <text:p>KT4 8DR</text:p>
          </table:table-cell>
          <table:table-cell office:value-type="string" calcext:value-type="string">
            <text:p>020 8892 9665</text:p>
          </table:table-cell>
          <table:table-cell table:formula="of:=COM.MICROSOFT.TEXTJOIN(&quot;,&quot;; 0; [.A52:.C52])" office:value-type="string" office:string-value="Co-Op Group Limited,The Old Anchor, 71 Richmond Rd, Twickenham,KT4 8DR" calcext:value-type="string">
            <text:p>Co-Op Group Limited,The Old Anchor, 71 Richmond Rd, Twickenham,KT4 8DR</text:p>
          </table:table-cell>
          <table:table-cell table:number-columns-repeated="5"/>
        </table:table-row>
        <table:table-row table:style-name="ro1">
          <table:table-cell table:content-validation-name="val8" office:value-type="string" calcext:value-type="string">
            <text:p>Euro Car Parts Limited</text:p>
          </table:table-cell>
          <table:table-cell office:value-type="string" calcext:value-type="string">
            <text:p>13d Euroways, Wood Close, Mills Road, Quarry Wood, Maidstone</text:p>
          </table:table-cell>
          <table:table-cell office:value-type="string" calcext:value-type="string">
            <text:p>ME20 7NA</text:p>
          </table:table-cell>
          <table:table-cell office:value-type="string" calcext:value-type="string">
            <text:p>01622 711166</text:p>
          </table:table-cell>
          <table:table-cell table:formula="of:=COM.MICROSOFT.TEXTJOIN(&quot;,&quot;; 0; [.A53:.C53])" office:value-type="string" office:string-value="Euro Car Parts Limited,13d Euroways, Wood Close, Mills Road, Quarry Wood, Maidstone,ME20 7NA" calcext:value-type="string">
            <text:p>Euro Car Parts Limited,13d Euroways, Wood Close, Mills Road, Quarry Wood, Maidstone,ME20 7NA</text:p>
          </table:table-cell>
          <table:table-cell table:number-columns-repeated="5"/>
        </table:table-row>
        <table:table-row table:style-name="ro1">
          <table:table-cell table:content-validation-name="val8" office:value-type="string" calcext:value-type="string">
            <text:p>Euro Car Parts Limited</text:p>
          </table:table-cell>
          <table:table-cell table:style-name="ce121" office:value-type="string" calcext:value-type="string">
            <text:p>Fulton Road, Wembley Industrial Estate, Wembley, Middlesex</text:p>
          </table:table-cell>
          <table:table-cell office:value-type="string" calcext:value-type="string">
            <text:p>HA9 0TF</text:p>
          </table:table-cell>
          <table:table-cell/>
          <table:table-cell table:formula="of:=COM.MICROSOFT.TEXTJOIN(&quot;,&quot;; 0; [.A54:.C54])" office:value-type="string" office:string-value="Euro Car Parts Limited,Fulton Road, Wembley Industrial Estate, Wembley, Middlesex,HA9 0TF" calcext:value-type="string">
            <text:p>Euro Car Parts Limited,Fulton Road, Wembley Industrial Estate, Wembley, Middlesex,HA9 0TF</text:p>
          </table:table-cell>
          <table:table-cell table:number-columns-repeated="5"/>
        </table:table-row>
        <table:table-row table:style-name="ro1">
          <table:table-cell table:content-validation-name="val8" office:value-type="string" calcext:value-type="string">
            <text:p>Euro Car Parts Limited</text:p>
          </table:table-cell>
          <table:table-cell office:value-type="string" calcext:value-type="string">
            <text:p>Unit 1b, 40 - 62 Gatwick Road, Crawley, West Sussex</text:p>
          </table:table-cell>
          <table:table-cell office:value-type="string" calcext:value-type="string">
            <text:p>RH10 9AN</text:p>
          </table:table-cell>
          <table:table-cell office:value-type="string" calcext:value-type="string">
            <text:p>01293 643 400</text:p>
          </table:table-cell>
          <table:table-cell table:formula="of:=COM.MICROSOFT.TEXTJOIN(&quot;,&quot;; 0; [.A55:.C55])" office:value-type="string" office:string-value="Euro Car Parts Limited,Unit 1b, 40 - 62 Gatwick Road, Crawley, West Sussex,RH10 9AN" calcext:value-type="string">
            <text:p>Euro Car Parts Limited,Unit 1b, 40 - 62 Gatwick Road, Crawley, West Sussex,RH10 9AN</text:p>
          </table:table-cell>
          <table:table-cell table:number-columns-repeated="5"/>
        </table:table-row>
        <table:table-row table:style-name="ro1">
          <table:table-cell table:content-validation-name="val8" office:value-type="string" calcext:value-type="string">
            <text:p>Euro Car Parts Limited</text:p>
          </table:table-cell>
          <table:table-cell office:value-type="string" calcext:value-type="string">
            <text:p>Unit 3 &amp; 4 Chelsea Fields Estate, 278 Western Road, Colliers Wood, London</text:p>
          </table:table-cell>
          <table:table-cell office:value-type="string" calcext:value-type="string">
            <text:p>SW19 2QA</text:p>
          </table:table-cell>
          <table:table-cell office:value-type="string" calcext:value-type="string">
            <text:p>020 8687 5777 </text:p>
          </table:table-cell>
          <table:table-cell table:formula="of:=COM.MICROSOFT.TEXTJOIN(&quot;,&quot;; 0; [.A56:.C56])" office:value-type="string" office:string-value="Euro Car Parts Limited,Unit 3 &amp; 4 Chelsea Fields Estate, 278 Western Road, Colliers Wood, London,SW19 2QA" calcext:value-type="string">
            <text:p>Euro Car Parts Limited,Unit 3 &amp; 4 Chelsea Fields Estate, 278 Western Road, Colliers Wood, London,SW19 2QA</text:p>
          </table:table-cell>
          <table:table-cell table:number-columns-repeated="5"/>
        </table:table-row>
        <table:table-row table:style-name="ro3">
          <table:table-cell table:content-validation-name="val8" office:value-type="string" calcext:value-type="string">
            <text:p>Euro Car Parts Limited</text:p>
          </table:table-cell>
          <table:table-cell office:value-type="string" calcext:value-type="string">
            <text:p>Units 3 &amp; 4 , Block 2, Woolwich Dockyard Industrial Estate, Woolwich</text:p>
            <text:p>London</text:p>
          </table:table-cell>
          <table:table-cell office:value-type="string" calcext:value-type="string">
            <text:p>SE18 5PQ</text:p>
          </table:table-cell>
          <table:table-cell/>
          <table:table-cell table:formula="of:=COM.MICROSOFT.TEXTJOIN(&quot;,&quot;; 0; [.A57:.C57])" office:value-type="string" office:string-value="Euro Car Parts Limited,Units 3 &amp; 4 , Block 2, Woolwich Dockyard Industrial Estate, Woolwich&#10;London,SE18 5PQ" calcext:value-type="string">
            <text:p>Euro Car Parts Limited,Units 3 &amp; 4 , Block 2, Woolwich Dockyard Industrial Estate, Woolwich</text:p>
            <text:p>London,SE18 5PQ</text:p>
          </table:table-cell>
          <table:table-cell table:number-columns-repeated="5"/>
        </table:table-row>
        <table:table-row table:style-name="ro1">
          <table:table-cell table:content-validation-name="val8" office:value-type="string" calcext:value-type="string">
            <text:p>Evans Cycles Limited</text:p>
          </table:table-cell>
          <table:table-cell table:style-name="ce121" office:value-type="string" calcext:value-type="string">
            <text:p>48 Richmond Road Kingston Surrey</text:p>
          </table:table-cell>
          <table:table-cell office:value-type="string" calcext:value-type="string">
            <text:p>KT2 5EE</text:p>
          </table:table-cell>
          <table:table-cell/>
          <table:table-cell table:formula="of:=COM.MICROSOFT.TEXTJOIN(&quot;,&quot;; 0; [.A58:.C58])" office:value-type="string" office:string-value="Evans Cycles Limited,48 Richmond Road Kingston Surrey,KT2 5EE" calcext:value-type="string">
            <text:p>Evans Cycles Limited,48 Richmond Road Kingston Surrey,KT2 5EE</text:p>
          </table:table-cell>
          <table:table-cell table:number-columns-repeated="5"/>
        </table:table-row>
        <table:table-row table:style-name="ro1">
          <table:table-cell office:value-type="string" calcext:value-type="string">
            <text:p>Ford Sports &amp; Social Club</text:p>
          </table:table-cell>
          <table:table-cell office:value-type="string" calcext:value-type="string">
            <text:p>W H S T Pass Collection Collecting / Swiping Security Passes, Ford Sports &amp; Social Club, Newbury Park, Aldborough Road South, Newbury Park, Ilford, IG3 8HG</text:p>
          </table:table-cell>
          <table:table-cell office:value-type="string" calcext:value-type="string">
            <text:p>IG3 8HG</text:p>
          </table:table-cell>
          <table:table-cell office:value-type="string" calcext:value-type="string">
            <text:p>020 8590 3797</text:p>
          </table:table-cell>
          <table:table-cell table:formula="of:=COM.MICROSOFT.TEXTJOIN(&quot;,&quot;; 0; [.A59:.C59])" office:value-type="string" office:string-value="Ford Sports &amp; Social Club,W H S T Pass Collection Collecting / Swiping Security Passes, Ford Sports &amp; Social Club, Newbury Park, Aldborough Road South, Newbury Park, Ilford, IG3 8HG,IG3 8HG" calcext:value-type="string">
            <text:p>Ford Sports &amp; Social Club,W H S T Pass Collection Collecting / Swiping Security Passes, Ford Sports &amp; Social Club, Newbury Park, Aldborough Road South, Newbury Park, Ilford, IG3 8HG,IG3 8HG</text:p>
          </table:table-cell>
          <table:table-cell table:number-columns-repeated="5"/>
        </table:table-row>
        <table:table-row table:style-name="ro1">
          <table:table-cell table:content-validation-name="val13" office:value-type="string" calcext:value-type="string">
            <text:p>Hallhuber GmbH</text:p>
          </table:table-cell>
          <table:table-cell office:value-type="string" calcext:value-type="string">
            <text:p>Ariel Way, Westfield, White City, London</text:p>
          </table:table-cell>
          <table:table-cell office:value-type="string" calcext:value-type="string">
            <text:p>W12 7GF</text:p>
          </table:table-cell>
          <table:table-cell office:value-type="string" calcext:value-type="string">
            <text:p>01608 824794</text:p>
          </table:table-cell>
          <table:table-cell table:formula="of:=COM.MICROSOFT.TEXTJOIN(&quot;,&quot;; 0; [.A60:.C60])" office:value-type="string" office:string-value="Hallhuber GmbH,Ariel Way, Westfield, White City, London,W12 7GF" calcext:value-type="string">
            <text:p>Hallhuber GmbH,Ariel Way, Westfield, White City, London,W12 7GF</text:p>
          </table:table-cell>
          <table:table-cell table:number-columns-repeated="5"/>
        </table:table-row>
        <table:table-row table:style-name="ro1">
          <table:table-cell table:content-validation-name="val13" office:value-type="string" calcext:value-type="string">
            <text:p>Hallhuber GmbH</text:p>
          </table:table-cell>
          <table:table-cell office:value-type="string" calcext:value-type="string">
            <text:p>C/O House of Fraser, 101 Victoria St, Victoria, London</text:p>
          </table:table-cell>
          <table:table-cell office:value-type="string" calcext:value-type="string">
            <text:p>SW1E 6QT</text:p>
          </table:table-cell>
          <table:table-cell office:value-type="string" calcext:value-type="string">
            <text:p>020 7798 2300</text:p>
          </table:table-cell>
          <table:table-cell table:formula="of:=COM.MICROSOFT.TEXTJOIN(&quot;,&quot;; 0; [.A61:.C61])" office:value-type="string" office:string-value="Hallhuber GmbH,C/O House of Fraser, 101 Victoria St, Victoria, London,SW1E 6QT" calcext:value-type="string">
            <text:p>Hallhuber GmbH,C/O House of Fraser, 101 Victoria St, Victoria, London,SW1E 6QT</text:p>
          </table:table-cell>
          <table:table-cell table:number-columns-repeated="5"/>
        </table:table-row>
        <table:table-row table:style-name="ro1">
          <table:table-cell table:content-validation-name="val8" office:value-type="string" calcext:value-type="string">
            <text:p>Harvey Nichols Group Limited</text:p>
          </table:table-cell>
          <table:table-cell office:value-type="string" calcext:value-type="string">
            <text:p>109 - 125 Knightsbridge London</text:p>
          </table:table-cell>
          <table:table-cell office:value-type="string" calcext:value-type="string">
            <text:p>SW1X 7RJ</text:p>
          </table:table-cell>
          <table:table-cell/>
          <table:table-cell table:formula="of:=COM.MICROSOFT.TEXTJOIN(&quot;,&quot;; 0; [.A62:.C62])" office:value-type="string" office:string-value="Harvey Nichols Group Limited,109 - 125 Knightsbridge London,SW1X 7RJ" calcext:value-type="string">
            <text:p>Harvey Nichols Group Limited,109 - 125 Knightsbridge London,SW1X 7RJ</text:p>
          </table:table-cell>
          <table:table-cell table:number-columns-repeated="5"/>
        </table:table-row>
        <table:table-row table:style-name="ro1">
          <table:table-cell table:content-validation-name="val15" office:value-type="string" calcext:value-type="string">
            <text:p>Heal’s PLC</text:p>
          </table:table-cell>
          <table:table-cell office:value-type="string" calcext:value-type="string">
            <text:p>49-51 Eden St, Kingston upon Thames</text:p>
          </table:table-cell>
          <table:table-cell office:value-type="string" calcext:value-type="string">
            <text:p>KT1 1BW</text:p>
          </table:table-cell>
          <table:table-cell office:value-type="string" calcext:value-type="string">
            <text:p>020 8614 5900</text:p>
          </table:table-cell>
          <table:table-cell table:formula="of:=COM.MICROSOFT.TEXTJOIN(&quot;,&quot;; 0; [.A63:.C63])" office:value-type="string" office:string-value="Heal’s PLC,49-51 Eden St, Kingston upon Thames,KT1 1BW" calcext:value-type="string">
            <text:p>Heal’s PLC,49-51 Eden St, Kingston upon Thames,KT1 1BW</text:p>
          </table:table-cell>
          <table:table-cell table:number-columns-repeated="5"/>
        </table:table-row>
        <table:table-row table:style-name="ro1">
          <table:table-cell table:content-validation-name="val8" office:value-type="string" calcext:value-type="string">
            <text:p>Homebase Group Limited</text:p>
          </table:table-cell>
          <table:table-cell table:style-name="ce121" office:value-type="string" calcext:value-type="string">
            <text:p><text:s/>Unit 1, Victoria Retail Park, Crown Road, off Victoria Road South Ruislip Middlesex</text:p>
          </table:table-cell>
          <table:table-cell office:value-type="string" calcext:value-type="string">
            <text:p>HA4 0AJ</text:p>
          </table:table-cell>
          <table:table-cell office:value-type="string" calcext:value-type="string">
            <text:p>020 8841 6027</text:p>
          </table:table-cell>
          <table:table-cell table:formula="of:=COM.MICROSOFT.TEXTJOIN(&quot;,&quot;; 0; [.A64:.C64])" office:value-type="string" office:string-value="Homebase Group Limited, Unit 1, Victoria Retail Park, Crown Road, off Victoria Road South Ruislip Middlesex,HA4 0AJ" calcext:value-type="string">
            <text:p>Homebase Group Limited, Unit 1, Victoria Retail Park, Crown Road, off Victoria Road South Ruislip Middlesex,HA4 0AJ</text:p>
          </table:table-cell>
          <table:table-cell table:number-columns-repeated="5"/>
        </table:table-row>
        <table:table-row table:style-name="ro1">
          <table:table-cell table:content-validation-name="val8" office:value-type="string" calcext:value-type="string">
            <text:p>Homebase Group Limited</text:p>
          </table:table-cell>
          <table:table-cell office:value-type="string" calcext:value-type="string">
            <text:p>10 Beckenham Hill Road, Catford</text:p>
          </table:table-cell>
          <table:table-cell office:value-type="string" calcext:value-type="string">
            <text:p>SE6 3NU</text:p>
          </table:table-cell>
          <table:table-cell/>
          <table:table-cell table:formula="of:=COM.MICROSOFT.TEXTJOIN(&quot;,&quot;; 0; [.A65:.C65])" office:value-type="string" office:string-value="Homebase Group Limited,10 Beckenham Hill Road, Catford,SE6 3NU" calcext:value-type="string">
            <text:p>Homebase Group Limited,10 Beckenham Hill Road, Catford,SE6 3NU</text:p>
          </table:table-cell>
          <table:table-cell table:number-columns-repeated="5"/>
        </table:table-row>
        <table:table-row table:style-name="ro1">
          <table:table-cell table:content-validation-name="val8" office:value-type="string" calcext:value-type="string">
            <text:p>Homebase Group Limited</text:p>
          </table:table-cell>
          <table:table-cell table:style-name="ce121" office:value-type="string" calcext:value-type="string">
            <text:p>241 Kidbrooke Park Road, Kidbrooke, London</text:p>
          </table:table-cell>
          <table:table-cell office:value-type="string" calcext:value-type="string">
            <text:p>SE3 9PP</text:p>
          </table:table-cell>
          <table:table-cell/>
          <table:table-cell table:formula="of:=COM.MICROSOFT.TEXTJOIN(&quot;,&quot;; 0; [.A66:.C66])" office:value-type="string" office:string-value="Homebase Group Limited,241 Kidbrooke Park Road, Kidbrooke, London,SE3 9PP" calcext:value-type="string">
            <text:p>Homebase Group Limited,241 Kidbrooke Park Road, Kidbrooke, London,SE3 9PP</text:p>
          </table:table-cell>
          <table:table-cell table:number-columns-repeated="5"/>
        </table:table-row>
        <table:table-row table:style-name="ro1">
          <table:table-cell table:content-validation-name="val8" office:value-type="string" calcext:value-type="string">
            <text:p>Homebase Group Limited</text:p>
          </table:table-cell>
          <table:table-cell office:value-type="string" calcext:value-type="string">
            <text:p>Kingston, 229-253 Kingston Road, New Malden</text:p>
          </table:table-cell>
          <table:table-cell office:value-type="string" calcext:value-type="string">
            <text:p>KT3 3SW</text:p>
          </table:table-cell>
          <table:table-cell/>
          <table:table-cell table:formula="of:=COM.MICROSOFT.TEXTJOIN(&quot;,&quot;; 0; [.A67:.C67])" office:value-type="string" office:string-value="Homebase Group Limited,Kingston, 229-253 Kingston Road, New Malden,KT3 3SW" calcext:value-type="string">
            <text:p>Homebase Group Limited,Kingston, 229-253 Kingston Road, New Malden,KT3 3SW</text:p>
          </table:table-cell>
          <table:table-cell table:number-columns-repeated="5"/>
        </table:table-row>
        <table:table-row table:style-name="ro1">
          <table:table-cell table:content-validation-name="val8" office:value-type="string" calcext:value-type="string">
            <text:p>Homebase Group Limited</text:p>
          </table:table-cell>
          <table:table-cell office:value-type="string" calcext:value-type="string">
            <text:p>Swandon way, Wandsworth, London</text:p>
          </table:table-cell>
          <table:table-cell office:value-type="string" calcext:value-type="string">
            <text:p>SW18 1EW</text:p>
          </table:table-cell>
          <table:table-cell/>
          <table:table-cell table:formula="of:=COM.MICROSOFT.TEXTJOIN(&quot;,&quot;; 0; [.A68:.C68])" office:value-type="string" office:string-value="Homebase Group Limited,Swandon way, Wandsworth, London,SW18 1EW" calcext:value-type="string">
            <text:p>Homebase Group Limited,Swandon way, Wandsworth, London,SW18 1EW</text:p>
          </table:table-cell>
          <table:table-cell table:number-columns-repeated="5"/>
        </table:table-row>
        <table:table-row table:style-name="ro1">
          <table:table-cell table:content-validation-name="val8" office:value-type="string" calcext:value-type="string">
            <text:p>Homebase Group Limited</text:p>
          </table:table-cell>
          <table:table-cell table:style-name="ce121" office:value-type="string" calcext:value-type="string">
            <text:p>The Causeway, Staines</text:p>
          </table:table-cell>
          <table:table-cell office:value-type="string" calcext:value-type="string">
            <text:p>TW18 3AP</text:p>
          </table:table-cell>
          <table:table-cell/>
          <table:table-cell table:formula="of:=COM.MICROSOFT.TEXTJOIN(&quot;,&quot;; 0; [.A69:.C69])" office:value-type="string" office:string-value="Homebase Group Limited,The Causeway, Staines,TW18 3AP" calcext:value-type="string">
            <text:p>Homebase Group Limited,The Causeway, Staines,TW18 3AP</text:p>
          </table:table-cell>
          <table:table-cell table:number-columns-repeated="5"/>
        </table:table-row>
        <table:table-row table:style-name="ro1">
          <table:table-cell table:content-validation-name="val8" office:value-type="string" calcext:value-type="string">
            <text:p>Homebase Group Limited</text:p>
          </table:table-cell>
          <table:table-cell office:value-type="string" calcext:value-type="string">
            <text:p>Weir Road, Wimbledon, London</text:p>
          </table:table-cell>
          <table:table-cell office:value-type="string" calcext:value-type="string">
            <text:p>SW19 8UG</text:p>
          </table:table-cell>
          <table:table-cell/>
          <table:table-cell table:formula="of:=COM.MICROSOFT.TEXTJOIN(&quot;,&quot;; 0; [.A70:.C70])" office:value-type="string" office:string-value="Homebase Group Limited,Weir Road, Wimbledon, London,SW19 8UG" calcext:value-type="string">
            <text:p>Homebase Group Limited,Weir Road, Wimbledon, London,SW19 8UG</text:p>
          </table:table-cell>
          <table:table-cell table:number-columns-repeated="5"/>
        </table:table-row>
        <table:table-row table:style-name="ro1">
          <table:table-cell table:content-validation-name="val8" office:value-type="string" calcext:value-type="string">
            <text:p>Johnson &amp; Johnson Vision Care (Ireland)</text:p>
          </table:table-cell>
          <table:table-cell office:value-type="string" calcext:value-type="string">
            <text:p>Products European Vision Centre, Summit Business Park Hanworth Road Sunbury On Thames Middlesex</text:p>
          </table:table-cell>
          <table:table-cell office:value-type="string" calcext:value-type="string">
            <text:p>TW16 5DB</text:p>
          </table:table-cell>
          <table:table-cell/>
          <table:table-cell table:formula="of:=COM.MICROSOFT.TEXTJOIN(&quot;,&quot;; 0; [.A71:.C71])"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number-columns-repeated="5"/>
        </table:table-row>
        <table:table-row table:style-name="ro1">
          <table:table-cell table:content-validation-name="val8" office:value-type="string" calcext:value-type="string">
            <text:p>L K Bennett Limited</text:p>
          </table:table-cell>
          <table:table-cell office:value-type="string" calcext:value-type="string">
            <text:p>Unit 18-21, Duke Of York Square, London</text:p>
          </table:table-cell>
          <table:table-cell office:value-type="string" calcext:value-type="string">
            <text:p>SW3 4SG</text:p>
          </table:table-cell>
          <table:table-cell office:value-type="string" calcext:value-type="string">
            <text:p>020 7881 0766</text:p>
          </table:table-cell>
          <table:table-cell table:formula="of:=COM.MICROSOFT.TEXTJOIN(&quot;,&quot;; 0; [.A72:.C72])" office:value-type="string" office:string-value="L K Bennett Limited,Unit 18-21, Duke Of York Square, London,SW3 4SG" calcext:value-type="string">
            <text:p>L K Bennett Limited,Unit 18-21, Duke Of York Square, London,SW3 4SG</text:p>
          </table:table-cell>
          <table:table-cell table:number-columns-repeated="5"/>
        </table:table-row>
        <table:table-row table:style-name="ro1">
          <table:table-cell table:content-validation-name="val8" office:value-type="string" calcext:value-type="string">
            <text:p>Leyland SDM Limited</text:p>
          </table:table-cell>
          <table:table-cell office:value-type="string" calcext:value-type="string">
            <text:p>347-349 Kings Road, Chelsea, London</text:p>
          </table:table-cell>
          <table:table-cell office:value-type="string" calcext:value-type="string">
            <text:p>SW3 5UZ</text:p>
          </table:table-cell>
          <table:table-cell office:value-type="string" calcext:value-type="string">
            <text:p>020 7352 4742</text:p>
          </table:table-cell>
          <table:table-cell table:formula="of:=COM.MICROSOFT.TEXTJOIN(&quot;,&quot;; 0; [.A73:.C73])" office:value-type="string" office:string-value="Leyland SDM Limited,347-349 Kings Road, Chelsea, London,SW3 5UZ" calcext:value-type="string">
            <text:p>Leyland SDM Limited,347-349 Kings Road, Chelsea, London,SW3 5UZ</text:p>
          </table:table-cell>
          <table:table-cell table:number-columns-repeated="5"/>
        </table:table-row>
        <table:table-row table:style-name="ro1">
          <table:table-cell table:content-validation-name="val10" office:value-type="string" calcext:value-type="string">
            <text:p>Oliver Bonas</text:p>
          </table:table-cell>
          <table:table-cell office:value-type="string" calcext:value-type="string">
            <text:p>101-103 Balham High Rd, London</text:p>
          </table:table-cell>
          <table:table-cell office:value-type="string" calcext:value-type="string">
            <text:p>SW12 9AP</text:p>
          </table:table-cell>
          <table:table-cell office:value-type="string" calcext:value-type="string">
            <text:p>020 8673 0728</text:p>
          </table:table-cell>
          <table:table-cell table:formula="of:=COM.MICROSOFT.TEXTJOIN(&quot;,&quot;; 0; [.A74:.C74])" office:value-type="string" office:string-value="Oliver Bonas,101-103 Balham High Rd, London,SW12 9AP" calcext:value-type="string">
            <text:p>Oliver Bonas,101-103 Balham High Rd, London,SW12 9AP</text:p>
          </table:table-cell>
          <table:table-cell table:number-columns-repeated="5"/>
        </table:table-row>
        <table:table-row table:style-name="ro1">
          <table:table-cell table:content-validation-name="val10" office:value-type="string" calcext:value-type="string">
            <text:p>Oliver Bonas</text:p>
          </table:table-cell>
          <table:table-cell office:value-type="string" calcext:value-type="string">
            <text:p>Unit 50 South Mall, Southside Shopping Centre, Wandsworth, London</text:p>
          </table:table-cell>
          <table:table-cell table:style-name="ce121" office:value-type="string" calcext:value-type="string">
            <text:p>SW18 4TE</text:p>
          </table:table-cell>
          <table:table-cell office:value-type="string" calcext:value-type="string">
            <text:p>020 8877 2016</text:p>
          </table:table-cell>
          <table:table-cell table:formula="of:=COM.MICROSOFT.TEXTJOIN(&quot;,&quot;; 0; [.A75:.C75])" office:value-type="string" office:string-value="Oliver Bonas,Unit 50 South Mall, Southside Shopping Centre, Wandsworth, London,SW18 4TE" calcext:value-type="string">
            <text:p>Oliver Bonas,Unit 50 South Mall, Southside Shopping Centre, Wandsworth, London,SW18 4TE</text:p>
          </table:table-cell>
          <table:table-cell table:number-columns-repeated="5"/>
        </table:table-row>
        <table:table-row table:style-name="ro1">
          <table:table-cell table:content-validation-name="val10" office:value-type="string" calcext:value-type="string">
            <text:p>Oliver Bonas</text:p>
          </table:table-cell>
          <table:table-cell office:value-type="string" calcext:value-type="string">
            <text:p>Unit A, 57-69 Parsons Green Lane, London</text:p>
          </table:table-cell>
          <table:table-cell office:value-type="string" calcext:value-type="string">
            <text:p>SW64HU</text:p>
          </table:table-cell>
          <table:table-cell office:value-type="string" calcext:value-type="string">
            <text:p>020 7751 0774</text:p>
          </table:table-cell>
          <table:table-cell table:formula="of:=COM.MICROSOFT.TEXTJOIN(&quot;,&quot;; 0; [.A76:.C76])" office:value-type="string" office:string-value="Oliver Bonas,Unit A, 57-69 Parsons Green Lane, London,SW64HU" calcext:value-type="string">
            <text:p>Oliver Bonas,Unit A, 57-69 Parsons Green Lane, London,SW64HU</text:p>
          </table:table-cell>
          <table:table-cell table:number-columns-repeated="5"/>
        </table:table-row>
        <table:table-row table:style-name="ro1">
          <table:table-cell table:content-validation-name="val8" office:value-type="string" calcext:value-type="string">
            <text:p>Outdoor And Cycle Concepts Ltd</text:p>
          </table:table-cell>
          <table:table-cell table:style-name="ce121" office:value-type="string" calcext:value-type="string">
            <text:p>Cotswold Outdoor, 56-58 Garratt Lane, Southside Shopping Centre, Wandsworth, London</text:p>
          </table:table-cell>
          <table:table-cell office:value-type="string" calcext:value-type="string">
            <text:p>SW6 6BT</text:p>
          </table:table-cell>
          <table:table-cell/>
          <table:table-cell table:formula="of:=COM.MICROSOFT.TEXTJOIN(&quot;,&quot;; 0; [.A77:.C77])" office:value-type="string" office:string-value="Outdoor And Cycle Concepts Ltd,Cotswold Outdoor, 56-58 Garratt Lane, Southside Shopping Centre, Wandsworth, London,SW6 6BT" calcext:value-type="string">
            <text:p>Outdoor And Cycle Concepts Ltd,Cotswold Outdoor, 56-58 Garratt Lane, Southside Shopping Centre, Wandsworth, London,SW6 6BT</text:p>
          </table:table-cell>
          <table:table-cell table:number-columns-repeated="5"/>
        </table:table-row>
        <table:table-row table:style-name="ro1">
          <table:table-cell table:content-validation-name="val8" office:value-type="string" calcext:value-type="string">
            <text:p>Outdoor And Cycle Concepts Ltd</text:p>
          </table:table-cell>
          <table:table-cell table:style-name="ce121" office:value-type="string" calcext:value-type="string">
            <text:p>Cotswold Outdoor, Cycle Surgery, 658-662 Fulham Road, London</text:p>
          </table:table-cell>
          <table:table-cell office:value-type="string" calcext:value-type="string">
            <text:p>SW6 5RX</text:p>
          </table:table-cell>
          <table:table-cell/>
          <table:table-cell table:formula="of:=COM.MICROSOFT.TEXTJOIN(&quot;,&quot;; 0; [.A78:.C78])" office:value-type="string" office:string-value="Outdoor And Cycle Concepts Ltd,Cotswold Outdoor, Cycle Surgery, 658-662 Fulham Road, London,SW6 5RX" calcext:value-type="string">
            <text:p>Outdoor And Cycle Concepts Ltd,Cotswold Outdoor, Cycle Surgery, 658-662 Fulham Road, London,SW6 5RX</text:p>
          </table:table-cell>
          <table:table-cell table:number-columns-repeated="5"/>
        </table:table-row>
        <table:table-row table:style-name="ro1">
          <table:table-cell table:content-validation-name="val8" office:value-type="string" calcext:value-type="string">
            <text:p>Paperchase Limited </text:p>
          </table:table-cell>
          <table:table-cell table:style-name="ce121" office:value-type="string" calcext:value-type="string">
            <text:p>346 - 348 High Road Chiswick London</text:p>
          </table:table-cell>
          <table:table-cell office:value-type="string" calcext:value-type="string">
            <text:p>W4 5TA</text:p>
          </table:table-cell>
          <table:table-cell/>
          <table:table-cell table:formula="of:=COM.MICROSOFT.TEXTJOIN(&quot;,&quot;; 0; [.A79:.C79])" office:value-type="string" office:string-value="Paperchase Limited ,346 - 348 High Road Chiswick London,W4 5TA" calcext:value-type="string">
            <text:p>Paperchase Limited ,346 - 348 High Road Chiswick London,W4 5TA</text:p>
          </table:table-cell>
          <table:table-cell table:number-columns-repeated="5"/>
        </table:table-row>
        <table:table-row table:style-name="ro1">
          <table:table-cell table:content-validation-name="val8" office:value-type="string" calcext:value-type="string">
            <text:p>Paperchase Limited </text:p>
          </table:table-cell>
          <table:table-cell office:value-type="string" calcext:value-type="string">
            <text:p>62 Northcote Road Northcote Road</text:p>
          </table:table-cell>
          <table:table-cell office:value-type="string" calcext:value-type="string">
            <text:p>SW11 1PA</text:p>
          </table:table-cell>
          <table:table-cell/>
          <table:table-cell table:formula="of:=COM.MICROSOFT.TEXTJOIN(&quot;,&quot;; 0; [.A80:.C80])" office:value-type="string" office:string-value="Paperchase Limited ,62 Northcote Road Northcote Road,SW11 1PA" calcext:value-type="string">
            <text:p>Paperchase Limited ,62 Northcote Road Northcote Road,SW11 1PA</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text:s/>78-80 High Street, The Exchange, Putney, London</text:p>
          </table:table-cell>
          <table:table-cell office:value-type="string" calcext:value-type="string">
            <text:p>SW15 1RB</text:p>
          </table:table-cell>
          <table:table-cell office:value-type="string" calcext:value-type="string">
            <text:p>020 8704 1580</text:p>
          </table:table-cell>
          <table:table-cell table:formula="of:=COM.MICROSOFT.TEXTJOIN(&quot;,&quot;; 0; [.A81:.C81])" office:value-type="string" office:string-value="Poundland Limited, 78-80 High Street, The Exchange, Putney, London,SW15 1RB" calcext:value-type="string">
            <text:p>Poundland Limited, 78-80 High Street, The Exchange, Putney, London,SW15 1RB</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06-110 High Street, New Malden, Surrey</text:p>
          </table:table-cell>
          <table:table-cell office:value-type="string" calcext:value-type="string">
            <text:p>KT3 4EU</text:p>
          </table:table-cell>
          <table:table-cell office:value-type="string" calcext:value-type="string">
            <text:p>020 3620 6380</text:p>
          </table:table-cell>
          <table:table-cell table:formula="of:=COM.MICROSOFT.TEXTJOIN(&quot;,&quot;; 0; [.A82:.C82])" office:value-type="string" office:string-value="Poundland Limited,106-110 High Street, New Malden, Surrey,KT3 4EU" calcext:value-type="string">
            <text:p>Poundland Limited,106-110 High Street, New Malden, Surrey,KT3 4EU</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18 High Street, Waltham Cross, London</text:p>
          </table:table-cell>
          <table:table-cell office:value-type="string" calcext:value-type="string">
            <text:p>EN8 7BX</text:p>
          </table:table-cell>
          <table:table-cell office:value-type="string" calcext:value-type="string">
            <text:p>01992 677412</text:p>
          </table:table-cell>
          <table:table-cell table:formula="of:=COM.MICROSOFT.TEXTJOIN(&quot;,&quot;; 0; [.A83:.C83])" office:value-type="string" office:string-value="Poundland Limited,118 High Street, Waltham Cross, London,EN8 7BX" calcext:value-type="string">
            <text:p>Poundland Limited,118 High Street, Waltham Cross, London,EN8 7BX</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2/18 Crown Hill, Croydon, Surrey</text:p>
          </table:table-cell>
          <table:table-cell office:value-type="string" calcext:value-type="string">
            <text:p>CR0 1RZ</text:p>
          </table:table-cell>
          <table:table-cell office:value-type="string" calcext:value-type="string">
            <text:p>0208 688 6437</text:p>
          </table:table-cell>
          <table:table-cell table:formula="of:=COM.MICROSOFT.TEXTJOIN(&quot;,&quot;; 0; [.A84:.C84])" office:value-type="string" office:string-value="Poundland Limited,12/18 Crown Hill, Croydon, Surrey,CR0 1RZ" calcext:value-type="string">
            <text:p>Poundland Limited,12/18 Crown Hill, Croydon, Surrey,CR0 1RZ</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22-124 Tolworth Broadway, Surbiton</text:p>
          </table:table-cell>
          <table:table-cell office:value-type="string" calcext:value-type="string">
            <text:p>KT6 7HT</text:p>
          </table:table-cell>
          <table:table-cell office:value-type="string" calcext:value-type="string">
            <text:p>0208 390 4325</text:p>
          </table:table-cell>
          <table:table-cell table:formula="of:=COM.MICROSOFT.TEXTJOIN(&quot;,&quot;; 0; [.A85:.C85])" office:value-type="string" office:string-value="Poundland Limited,122-124 Tolworth Broadway, Surbiton,KT6 7HT" calcext:value-type="string">
            <text:p>Poundland Limited,122-124 Tolworth Broadway, Surbiton,KT6 7HT</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31-135 Burnt Oak Broadway, Edgware</text:p>
          </table:table-cell>
          <table:table-cell office:value-type="string" calcext:value-type="string">
            <text:p>HA8 5EL</text:p>
          </table:table-cell>
          <table:table-cell office:value-type="string" calcext:value-type="string">
            <text:p>020 8905 6738</text:p>
          </table:table-cell>
          <table:table-cell table:formula="of:=COM.MICROSOFT.TEXTJOIN(&quot;,&quot;; 0; [.A86:.C86])" office:value-type="string" office:string-value="Poundland Limited,131-135 Burnt Oak Broadway, Edgware,HA8 5EL" calcext:value-type="string">
            <text:p>Poundland Limited,131-135 Burnt Oak Broadway, Edgware,HA8 5EL</text:p>
          </table:table-cell>
          <table:table-cell table:number-columns-repeated="5"/>
        </table:table-row>
        <table:table-row table:style-name="ro2">
          <table:table-cell table:content-validation-name="val8" office:value-type="string" calcext:value-type="string">
            <text:p>Poundland Limited</text:p>
          </table:table-cell>
          <table:table-cell table:style-name="ce337" office:value-type="string" calcext:value-type="string">
            <text:p>143-151 High Street, Penge, London</text:p>
          </table:table-cell>
          <table:table-cell office:value-type="string" calcext:value-type="string">
            <text:p>SE20 7DS</text:p>
          </table:table-cell>
          <table:table-cell/>
          <table:table-cell table:formula="of:=COM.MICROSOFT.TEXTJOIN(&quot;,&quot;; 0; [.A87:.C87])" office:value-type="string" office:string-value="Poundland Limited,143-151 High Street, Penge, London,SE20 7DS" calcext:value-type="string">
            <text:p>Poundland Limited,143-151 High Street, Penge, London,SE20 7DS</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48 Streatham High Road, Streatham, London</text:p>
          </table:table-cell>
          <table:table-cell office:value-type="string" calcext:value-type="string">
            <text:p>SW16 1DF</text:p>
          </table:table-cell>
          <table:table-cell office:value-type="string" calcext:value-type="string">
            <text:p>0208 835 8167</text:p>
          </table:table-cell>
          <table:table-cell table:formula="of:=COM.MICROSOFT.TEXTJOIN(&quot;,&quot;; 0; [.A88:.C88])" office:value-type="string" office:string-value="Poundland Limited,148 Streatham High Road, Streatham, London,SW16 1DF" calcext:value-type="string">
            <text:p>Poundland Limited,148 Streatham High Road, Streatham, London,SW16 1DF</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67-169 High Street, Chatham, Kent</text:p>
          </table:table-cell>
          <table:table-cell office:value-type="string" calcext:value-type="string">
            <text:p>ME4 4BA</text:p>
          </table:table-cell>
          <table:table-cell office:value-type="string" calcext:value-type="string">
            <text:p>01634 787692</text:p>
          </table:table-cell>
          <table:table-cell table:formula="of:=COM.MICROSOFT.TEXTJOIN(&quot;,&quot;; 0; [.A89:.C89])" office:value-type="string" office:string-value="Poundland Limited,167-169 High Street, Chatham, Kent,ME4 4BA" calcext:value-type="string">
            <text:p>Poundland Limited,167-169 High Street, Chatham, Kent,ME4 4BA</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72-176 Kilbur High Road, Kilburn</text:p>
          </table:table-cell>
          <table:table-cell office:value-type="string" calcext:value-type="string">
            <text:p>NW6 4JD</text:p>
          </table:table-cell>
          <table:table-cell/>
          <table:table-cell table:formula="of:=COM.MICROSOFT.TEXTJOIN(&quot;,&quot;; 0; [.A90:.C90])" office:value-type="string" office:string-value="Poundland Limited,172-176 Kilbur High Road, Kilburn,NW6 4JD" calcext:value-type="string">
            <text:p>Poundland Limited,172-176 Kilbur High Road, Kilburn,NW6 4JD</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177 Central Road, Worcester Park, Surrey</text:p>
          </table:table-cell>
          <table:table-cell office:value-type="string" calcext:value-type="string">
            <text:p>KT4 8DR</text:p>
          </table:table-cell>
          <table:table-cell office:value-type="string" calcext:value-type="string">
            <text:p>0203 5836701</text:p>
          </table:table-cell>
          <table:table-cell table:formula="of:=COM.MICROSOFT.TEXTJOIN(&quot;,&quot;; 0; [.A91:.C91])" office:value-type="string" office:string-value="Poundland Limited,177 Central Road, Worcester Park, Surrey,KT4 8DR" calcext:value-type="string">
            <text:p>Poundland Limited,177 Central Road, Worcester Park, Surrey,KT4 8DR</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27 Wheatfield Way, Kingston Upon Thames, Surrey</text:p>
          </table:table-cell>
          <table:table-cell office:value-type="string" calcext:value-type="string">
            <text:p>KT1 2NU</text:p>
          </table:table-cell>
          <table:table-cell office:value-type="string" calcext:value-type="string">
            <text:p>0208 549 4936</text:p>
          </table:table-cell>
          <table:table-cell table:formula="of:=COM.MICROSOFT.TEXTJOIN(&quot;,&quot;; 0; [.A92:.C92])" office:value-type="string" office:string-value="Poundland Limited,27 Wheatfield Way, Kingston Upon Thames, Surrey,KT1 2NU" calcext:value-type="string">
            <text:p>Poundland Limited,27 Wheatfield Way, Kingston Upon Thames, Surrey,KT1 2NU</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39-41 Seven Sisters Road, Holloway, London</text:p>
          </table:table-cell>
          <table:table-cell office:value-type="string" calcext:value-type="string">
            <text:p>N7 6AX</text:p>
          </table:table-cell>
          <table:table-cell office:value-type="string" calcext:value-type="string">
            <text:p>020 7619 3613</text:p>
          </table:table-cell>
          <table:table-cell table:formula="of:=COM.MICROSOFT.TEXTJOIN(&quot;,&quot;; 0; [.A93:.C93])" office:value-type="string" office:string-value="Poundland Limited,39-41 Seven Sisters Road, Holloway, London,N7 6AX" calcext:value-type="string">
            <text:p>Poundland Limited,39-41 Seven Sisters Road, Holloway, London,N7 6AX</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420 Brixton Road, Brixton, London</text:p>
          </table:table-cell>
          <table:table-cell office:value-type="string" calcext:value-type="string">
            <text:p>SW9 7AE</text:p>
          </table:table-cell>
          <table:table-cell/>
          <table:table-cell table:formula="of:=COM.MICROSOFT.TEXTJOIN(&quot;,&quot;; 0; [.A94:.C94])" office:value-type="string" office:string-value="Poundland Limited,420 Brixton Road, Brixton, London,SW9 7AE" calcext:value-type="string">
            <text:p>Poundland Limited,420 Brixton Road, Brixton, London,SW9 7AE</text:p>
          </table:table-cell>
          <table:table-cell table:number-columns-repeated="5"/>
        </table:table-row>
        <table:table-row table:style-name="ro2">
          <table:table-cell table:content-validation-name="val8" office:value-type="string" calcext:value-type="string">
            <text:p>Poundland Limited</text:p>
          </table:table-cell>
          <table:table-cell table:style-name="ce337" office:value-type="string" calcext:value-type="string">
            <text:p>435/441 High Road, Middlesex, Wembley</text:p>
          </table:table-cell>
          <table:table-cell office:value-type="string" calcext:value-type="string">
            <text:p>HA9 7AE</text:p>
          </table:table-cell>
          <table:table-cell office:value-type="string" calcext:value-type="string">
            <text:p>020 8902 6648</text:p>
          </table:table-cell>
          <table:table-cell table:formula="of:=COM.MICROSOFT.TEXTJOIN(&quot;,&quot;; 0; [.A95:.C95])" office:value-type="string" office:string-value="Poundland Limited,435/441 High Road, Middlesex, Wembley,HA9 7AE" calcext:value-type="string">
            <text:p>Poundland Limited,435/441 High Road, Middlesex, Wembley,HA9 7AE</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44-50A, The Broadway Shopping Centre, Southall, Middlesex</text:p>
          </table:table-cell>
          <table:table-cell office:value-type="string" calcext:value-type="string">
            <text:p>UB1 1QB</text:p>
          </table:table-cell>
          <table:table-cell office:value-type="string" calcext:value-type="string">
            <text:p>0208 574 3174</text:p>
          </table:table-cell>
          <table:table-cell table:formula="of:=COM.MICROSOFT.TEXTJOIN(&quot;,&quot;; 0; [.A96:.C96])" office:value-type="string" office:string-value="Poundland Limited,44-50A, The Broadway Shopping Centre, Southall, Middlesex,UB1 1QB" calcext:value-type="string">
            <text:p>Poundland Limited,44-50A, The Broadway Shopping Centre, Southall, Middlesex,UB1 1QB</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46 High St, Epsom</text:p>
          </table:table-cell>
          <table:table-cell office:value-type="string" calcext:value-type="string">
            <text:p>KT19 8AJ</text:p>
          </table:table-cell>
          <table:table-cell office:value-type="string" calcext:value-type="string">
            <text:p>01372 879402</text:p>
          </table:table-cell>
          <table:table-cell table:formula="of:=COM.MICROSOFT.TEXTJOIN(&quot;,&quot;; 0; [.A97:.C97])" office:value-type="string" office:string-value="Poundland Limited,46 High St, Epsom,KT19 8AJ" calcext:value-type="string">
            <text:p>Poundland Limited,46 High St, Epsom,KT19 8AJ</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464-466, Brixton Rd, Brixton, London</text:p>
          </table:table-cell>
          <table:table-cell office:value-type="string" calcext:value-type="string">
            <text:p>SW9 8ED</text:p>
          </table:table-cell>
          <table:table-cell office:value-type="string" calcext:value-type="string">
            <text:p>020 3601 6565</text:p>
          </table:table-cell>
          <table:table-cell table:formula="of:=COM.MICROSOFT.TEXTJOIN(&quot;,&quot;; 0; [.A98:.C98])" office:value-type="string" office:string-value="Poundland Limited,464-466, Brixton Rd, Brixton, London,SW9 8ED" calcext:value-type="string">
            <text:p>Poundland Limited,464-466, Brixton Rd, Brixton, London,SW9 8ED</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48-54 St Stephens Street Norwich Norfolk</text:p>
          </table:table-cell>
          <table:table-cell office:value-type="string" calcext:value-type="string">
            <text:p>NR1 3SH</text:p>
          </table:table-cell>
          <table:table-cell office:value-type="string" calcext:value-type="string">
            <text:p>01603 665426</text:p>
          </table:table-cell>
          <table:table-cell table:formula="of:=COM.MICROSOFT.TEXTJOIN(&quot;,&quot;; 0; [.A99:.C99])" office:value-type="string" office:string-value="Poundland Limited,48-54 St Stephens Street Norwich Norfolk,NR1 3SH" calcext:value-type="string">
            <text:p>Poundland Limited,48-54 St Stephens Street Norwich Norfolk,NR1 3SH</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53-57 High St, Bromley</text:p>
          </table:table-cell>
          <table:table-cell office:value-type="string" calcext:value-type="string">
            <text:p>BR1 1JY</text:p>
          </table:table-cell>
          <table:table-cell office:value-type="string" calcext:value-type="string">
            <text:p>020 8466 5909</text:p>
          </table:table-cell>
          <table:table-cell table:formula="of:=COM.MICROSOFT.TEXTJOIN(&quot;,&quot;; 0; [.A100:.C100])" office:value-type="string" office:string-value="Poundland Limited,53-57 High St, Bromley,BR1 1JY" calcext:value-type="string">
            <text:p>Poundland Limited,53-57 High St, Bromley,BR1 1JY</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530-536 High Rd, London</text:p>
          </table:table-cell>
          <table:table-cell office:value-type="string" calcext:value-type="string">
            <text:p>N17 9SX</text:p>
          </table:table-cell>
          <table:table-cell/>
          <table:table-cell table:formula="of:=COM.MICROSOFT.TEXTJOIN(&quot;,&quot;; 0; [.A101:.C101])" office:value-type="string" office:string-value="Poundland Limited,530-536 High Rd, London,N17 9SX" calcext:value-type="string">
            <text:p>Poundland Limited,530-536 High Rd, London,N17 9SX</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55-57 Powis Street, Woolwich, London</text:p>
          </table:table-cell>
          <table:table-cell office:value-type="string" calcext:value-type="string">
            <text:p>SE18 6HZ</text:p>
          </table:table-cell>
          <table:table-cell office:value-type="string" calcext:value-type="string">
            <text:p>020 3620 7254</text:p>
          </table:table-cell>
          <table:table-cell table:formula="of:=COM.MICROSOFT.TEXTJOIN(&quot;,&quot;; 0; [.A102:.C102])" office:value-type="string" office:string-value="Poundland Limited,55-57 Powis Street, Woolwich, London,SE18 6HZ" calcext:value-type="string">
            <text:p>Poundland Limited,55-57 Powis Street, Woolwich, London,SE18 6HZ</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57-63 Tooting High Street, Tooting, London </text:p>
          </table:table-cell>
          <table:table-cell office:value-type="string" calcext:value-type="string">
            <text:p>SW17 0SP</text:p>
          </table:table-cell>
          <table:table-cell office:value-type="string" calcext:value-type="string">
            <text:p>0203 609 4837 </text:p>
          </table:table-cell>
          <table:table-cell table:formula="of:=COM.MICROSOFT.TEXTJOIN(&quot;,&quot;; 0; [.A103:.C103])" office:value-type="string" office:string-value="Poundland Limited,57-63 Tooting High Street, Tooting, London ,SW17 0SP" calcext:value-type="string">
            <text:p>Poundland Limited,57-63 Tooting High Street, Tooting, London ,SW17 0SP</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78-80 High Street The Exchange Putney London</text:p>
          </table:table-cell>
          <table:table-cell office:value-type="string" calcext:value-type="string">
            <text:p>SW15 1RB </text:p>
          </table:table-cell>
          <table:table-cell/>
          <table:table-cell table:formula="of:=COM.MICROSOFT.TEXTJOIN(&quot;,&quot;; 0; [.A104:.C104])" office:value-type="string" office:string-value="Poundland Limited,78-80 High Street The Exchange Putney London,SW15 1RB " calcext:value-type="string">
            <text:p>Poundland Limited,78-80 High Street The Exchange Putney London,SW15 1RB </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Butterfly Walk, Denmark Hill, Camberwell, London</text:p>
          </table:table-cell>
          <table:table-cell office:value-type="string" calcext:value-type="string">
            <text:p>SE5 8RW</text:p>
          </table:table-cell>
          <table:table-cell office:value-type="string" calcext:value-type="string">
            <text:p>01634 787692</text:p>
          </table:table-cell>
          <table:table-cell table:formula="of:=COM.MICROSOFT.TEXTJOIN(&quot;,&quot;; 0; [.A105:.C105])" office:value-type="string" office:string-value="Poundland Limited,Butterfly Walk, Denmark Hill, Camberwell, London,SE5 8RW" calcext:value-type="string">
            <text:p>Poundland Limited,Butterfly Walk, Denmark Hill, Camberwell, London,SE5 8RW</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Limited 163-165 Balham High Road Balham</text:p>
          </table:table-cell>
          <table:table-cell office:value-type="string" calcext:value-type="string">
            <text:p>SW12 8BG</text:p>
          </table:table-cell>
          <table:table-cell/>
          <table:table-cell table:formula="of:=COM.MICROSOFT.TEXTJOIN(&quot;,&quot;; 0; [.A106:.C106])" office:value-type="string" office:string-value="Poundland Limited,Limited 163-165 Balham High Road Balham,SW12 8BG" calcext:value-type="string">
            <text:p>Poundland Limited,Limited 163-165 Balham High Road Balham,SW12 8BG</text:p>
          </table:table-cell>
          <table:table-cell table:number-columns-repeated="5"/>
        </table:table-row>
        <table:table-row table:style-name="ro2">
          <table:table-cell table:content-validation-name="val8" office:value-type="string" calcext:value-type="string">
            <text:p>Poundland Limited</text:p>
          </table:table-cell>
          <table:table-cell table:style-name="ce337" office:value-type="string" calcext:value-type="string">
            <text:p>Unit 1, 49/63 King Street, Hammersmith, Greater London</text:p>
          </table:table-cell>
          <table:table-cell office:value-type="string" calcext:value-type="string">
            <text:p>W6 9HW</text:p>
          </table:table-cell>
          <table:table-cell office:value-type="string" calcext:value-type="string">
            <text:p>020 8616 9220</text:p>
          </table:table-cell>
          <table:table-cell table:formula="of:=COM.MICROSOFT.TEXTJOIN(&quot;,&quot;; 0; [.A107:.C107])" office:value-type="string" office:string-value="Poundland Limited,Unit 1, 49/63 King Street, Hammersmith, Greater London,W6 9HW" calcext:value-type="string">
            <text:p>Poundland Limited,Unit 1, 49/63 King Street, Hammersmith, Greater London,W6 9HW</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Unit 12a/13 Pentagon Shopping Centre Chatham Kent</text:p>
          </table:table-cell>
          <table:table-cell office:value-type="string" calcext:value-type="string">
            <text:p>ME4 4HY </text:p>
          </table:table-cell>
          <table:table-cell office:value-type="string" calcext:value-type="string">
            <text:p>01634 826110</text:p>
          </table:table-cell>
          <table:table-cell table:formula="of:=COM.MICROSOFT.TEXTJOIN(&quot;,&quot;; 0; [.A108:.C108])" office:value-type="string" office:string-value="Poundland Limited,Unit 12a/13 Pentagon Shopping Centre Chatham Kent,ME4 4HY " calcext:value-type="string">
            <text:p>Poundland Limited,Unit 12a/13 Pentagon Shopping Centre Chatham Kent,ME4 4HY </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Unit 323, Elephant And Castle Shopping Centre, Elephant And Castle, London</text:p>
          </table:table-cell>
          <table:table-cell office:value-type="string" calcext:value-type="string">
            <text:p>SE1 6TB</text:p>
          </table:table-cell>
          <table:table-cell office:value-type="string" calcext:value-type="string">
            <text:p>020 7701 9375</text:p>
          </table:table-cell>
          <table:table-cell table:formula="of:=COM.MICROSOFT.TEXTJOIN(&quot;,&quot;; 0; [.A109:.C109])" office:value-type="string" office:string-value="Poundland Limited,Unit 323, Elephant And Castle Shopping Centre, Elephant And Castle, London,SE1 6TB" calcext:value-type="string">
            <text:p>Poundland Limited,Unit 323, Elephant And Castle Shopping Centre, Elephant And Castle, London,SE1 6TB</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Unit 37, Central Mall, The Wandsworth Shopping Centre, Wandsworth</text:p>
          </table:table-cell>
          <table:table-cell office:value-type="string" calcext:value-type="string">
            <text:p>SW18 4TE</text:p>
          </table:table-cell>
          <table:table-cell office:value-type="string" calcext:value-type="string">
            <text:p>0203 601 1227</text:p>
          </table:table-cell>
          <table:table-cell table:formula="of:=COM.MICROSOFT.TEXTJOIN(&quot;,&quot;; 0; [.A110:.C110])" office:value-type="string" office:string-value="Poundland Limited,Unit 37, Central Mall, The Wandsworth Shopping Centre, Wandsworth,SW18 4TE" calcext:value-type="string">
            <text:p>Poundland Limited,Unit 37, Central Mall, The Wandsworth Shopping Centre, Wandsworth,SW18 4TE</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Unit 48, Kings Mall, Hammersmith, London</text:p>
          </table:table-cell>
          <table:table-cell office:value-type="string" calcext:value-type="string">
            <text:p>W6 0PZ</text:p>
          </table:table-cell>
          <table:table-cell office:value-type="string" calcext:value-type="string">
            <text:p>0203 601 1203</text:p>
          </table:table-cell>
          <table:table-cell table:formula="of:=COM.MICROSOFT.TEXTJOIN(&quot;,&quot;; 0; [.A111:.C111])" office:value-type="string" office:string-value="Poundland Limited,Unit 48, Kings Mall, Hammersmith, London,W6 0PZ" calcext:value-type="string">
            <text:p>Poundland Limited,Unit 48, Kings Mall, Hammersmith, London,W6 0PZ</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Unit A, 492 - 500 High Road, Wembley, Middlesex</text:p>
          </table:table-cell>
          <table:table-cell office:value-type="string" calcext:value-type="string">
            <text:p>HA9 7BH</text:p>
          </table:table-cell>
          <table:table-cell office:value-type="string" calcext:value-type="string">
            <text:p>020 8902 6648</text:p>
          </table:table-cell>
          <table:table-cell table:formula="of:=COM.MICROSOFT.TEXTJOIN(&quot;,&quot;; 0; [.A112:.C112])" office:value-type="string" office:string-value="Poundland Limited,Unit A, 492 - 500 High Road, Wembley, Middlesex,HA9 7BH" calcext:value-type="string">
            <text:p>Poundland Limited,Unit A, 492 - 500 High Road, Wembley, Middlesex,HA9 7BH</text:p>
          </table:table-cell>
          <table:table-cell table:number-columns-repeated="5"/>
        </table:table-row>
        <table:table-row table:style-name="ro1">
          <table:table-cell table:content-validation-name="val8" office:value-type="string" calcext:value-type="string">
            <text:p>Poundland Limited</text:p>
          </table:table-cell>
          <table:table-cell office:value-type="string" calcext:value-type="string">
            <text:p>Units 2-4 The Broadway, West 12 Shopping Centre, Shepherds Bush, London</text:p>
          </table:table-cell>
          <table:table-cell office:value-type="string" calcext:value-type="string">
            <text:p>W12 8PP</text:p>
          </table:table-cell>
          <table:table-cell office:value-type="string" calcext:value-type="string">
            <text:p>020 8743 5287</text:p>
          </table:table-cell>
          <table:table-cell table:formula="of:=COM.MICROSOFT.TEXTJOIN(&quot;,&quot;; 0; [.A113:.C113])" office:value-type="string" office:string-value="Poundland Limited,Units 2-4 The Broadway, West 12 Shopping Centre, Shepherds Bush, London,W12 8PP" calcext:value-type="string">
            <text:p>Poundland Limited,Units 2-4 The Broadway, West 12 Shopping Centre, Shepherds Bush, London,W12 8PP</text:p>
          </table:table-cell>
          <table:table-cell table:number-columns-repeated="5"/>
        </table:table-row>
        <table:table-row table:style-name="ro1">
          <table:table-cell table:content-validation-name="val8" office:value-type="string" calcext:value-type="string">
            <text:p>Savers Health and Beauty Limited</text:p>
          </table:table-cell>
          <table:table-cell office:value-type="string" calcext:value-type="string">
            <text:p>118-120 High Street, Acton, London</text:p>
          </table:table-cell>
          <table:table-cell office:value-type="string" calcext:value-type="string">
            <text:p>W3 6QX</text:p>
          </table:table-cell>
          <table:table-cell/>
          <table:table-cell table:formula="of:=COM.MICROSOFT.TEXTJOIN(&quot;,&quot;; 0; [.A114:.C114])" office:value-type="string" office:string-value="Savers Health and Beauty Limited,118-120 High Street, Acton, London,W3 6QX" calcext:value-type="string">
            <text:p>Savers Health and Beauty Limited,118-120 High Street, Acton, London,W3 6QX</text:p>
          </table:table-cell>
          <table:table-cell table:number-columns-repeated="5"/>
        </table:table-row>
        <table:table-row table:style-name="ro1">
          <table:table-cell table:content-validation-name="val8" office:value-type="string" calcext:value-type="string">
            <text:p>Space NK Limited</text:p>
          </table:table-cell>
          <table:table-cell office:value-type="string" calcext:value-type="string">
            <text:p>2/2a Church Street, Kingston-upon-Thames, Surrey</text:p>
          </table:table-cell>
          <table:table-cell office:value-type="string" calcext:value-type="string">
            <text:p>KT1 1RJ</text:p>
          </table:table-cell>
          <table:table-cell office:value-type="string" calcext:value-type="string">
            <text:p>0208 549 1635</text:p>
          </table:table-cell>
          <table:table-cell table:formula="of:=COM.MICROSOFT.TEXTJOIN(&quot;,&quot;; 0; [.A115:.C115])" office:value-type="string" office:string-value="Space NK Limited,2/2a Church Street, Kingston-upon-Thames, Surrey,KT1 1RJ" calcext:value-type="string">
            <text:p>Space NK Limited,2/2a Church Street, Kingston-upon-Thames, Surrey,KT1 1RJ</text:p>
          </table:table-cell>
          <table:table-cell table:number-columns-repeated="5"/>
        </table:table-row>
        <table:table-row table:style-name="ro1">
          <table:table-cell table:content-validation-name="val8" office:value-type="string" calcext:value-type="string">
            <text:p>Space NK Limited</text:p>
          </table:table-cell>
          <table:table-cell office:value-type="string" calcext:value-type="string">
            <text:p>205 New King's Rd, Fulham, London</text:p>
          </table:table-cell>
          <table:table-cell office:value-type="string" calcext:value-type="string">
            <text:p>SW6 4SR</text:p>
          </table:table-cell>
          <table:table-cell office:value-type="string" calcext:value-type="string">
            <text:p>+44 207 736 6728</text:p>
          </table:table-cell>
          <table:table-cell table:formula="of:=COM.MICROSOFT.TEXTJOIN(&quot;,&quot;; 0; [.A116:.C116])" office:value-type="string" office:string-value="Space NK Limited,205 New King's Rd, Fulham, London,SW6 4SR" calcext:value-type="string">
            <text:p>Space NK Limited,205 New King's Rd, Fulham, London,SW6 4SR</text:p>
          </table:table-cell>
          <table:table-cell table:number-columns-repeated="5"/>
        </table:table-row>
        <table:table-row table:style-name="ro1">
          <table:table-cell table:content-validation-name="val8" office:value-type="string" calcext:value-type="string">
            <text:p>Space NK Limited</text:p>
          </table:table-cell>
          <table:table-cell office:value-type="string" calcext:value-type="string">
            <text:p>27 Duke Of York Square, London</text:p>
          </table:table-cell>
          <table:table-cell office:value-type="string" calcext:value-type="string">
            <text:p>SW3 4LY</text:p>
          </table:table-cell>
          <table:table-cell office:value-type="string" calcext:value-type="string">
            <text:p>020 7730 9841</text:p>
          </table:table-cell>
          <table:table-cell table:formula="of:=COM.MICROSOFT.TEXTJOIN(&quot;,&quot;; 0; [.A117:.C117])" office:value-type="string" office:string-value="Space NK Limited,27 Duke Of York Square, London,SW3 4LY" calcext:value-type="string">
            <text:p>Space NK Limited,27 Duke Of York Square, London,SW3 4LY</text:p>
          </table:table-cell>
          <table:table-cell table:number-columns-repeated="4"/>
          <table:table-cell office:value-type="string" calcext:value-type="string">
            <text:p>sw19 3jt</text:p>
          </table:table-cell>
        </table:table-row>
        <table:table-row table:style-name="ro1">
          <table:table-cell table:content-validation-name="val8" office:value-type="string" calcext:value-type="string">
            <text:p>Space NK Limited</text:p>
          </table:table-cell>
          <table:table-cell office:value-type="string" calcext:value-type="string">
            <text:p>3 Kensington Church Street, London</text:p>
          </table:table-cell>
          <table:table-cell office:value-type="string" calcext:value-type="string">
            <text:p>W8 4LB</text:p>
          </table:table-cell>
          <table:table-cell office:value-type="string" calcext:value-type="string">
            <text:p>0207 376 2870</text:p>
          </table:table-cell>
          <table:table-cell table:formula="of:=COM.MICROSOFT.TEXTJOIN(&quot;,&quot;; 0; [.A118:.C118])" office:value-type="string" office:string-value="Space NK Limited,3 Kensington Church Street, London,W8 4LB" calcext:value-type="string">
            <text:p>Space NK Limited,3 Kensington Church Street, London,W8 4LB</text:p>
          </table:table-cell>
          <table:table-cell table:number-columns-repeated="5"/>
        </table:table-row>
        <table:table-row table:style-name="ro1">
          <table:table-cell table:content-validation-name="val8" office:value-type="string" calcext:value-type="string">
            <text:p>Space NK Limited</text:p>
          </table:table-cell>
          <table:table-cell office:value-type="string" calcext:value-type="string">
            <text:p>Space N K, 34 Hill Street, Richmond, Surrey</text:p>
          </table:table-cell>
          <table:table-cell office:value-type="string" calcext:value-type="string">
            <text:p>TW9 1TW</text:p>
          </table:table-cell>
          <table:table-cell office:value-type="string" calcext:value-type="string">
            <text:p>+44 208 940 4332</text:p>
          </table:table-cell>
          <table:table-cell table:formula="of:=COM.MICROSOFT.TEXTJOIN(&quot;,&quot;; 0; [.A119:.C119])" office:value-type="string" office:string-value="Space NK Limited,Space N K, 34 Hill Street, Richmond, Surrey,TW9 1TW" calcext:value-type="string">
            <text:p>Space NK Limited,Space N K, 34 Hill Street, Richmond, Surrey,TW9 1TW</text:p>
          </table:table-cell>
          <table:table-cell table:number-columns-repeated="5"/>
        </table:table-row>
        <table:table-row table:style-name="ro1">
          <table:table-cell table:content-validation-name="val8" office:value-type="string" calcext:value-type="string">
            <text:p>Space NK Limited</text:p>
          </table:table-cell>
          <table:table-cell office:value-type="string" calcext:value-type="string">
            <text:p>Unit 6, 4 Cathedral Walk Cardinal Place Victoria London</text:p>
          </table:table-cell>
          <table:table-cell office:value-type="string" calcext:value-type="string">
            <text:p>SW1E 5JH</text:p>
          </table:table-cell>
          <table:table-cell/>
          <table:table-cell table:formula="of:=COM.MICROSOFT.TEXTJOIN(&quot;,&quot;; 0; [.A120:.C120])" office:value-type="string" office:string-value="Space NK Limited,Unit 6, 4 Cathedral Walk Cardinal Place Victoria London,SW1E 5JH" calcext:value-type="string">
            <text:p>Space NK Limited,Unit 6, 4 Cathedral Walk Cardinal Place Victoria London,SW1E 5JH</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25 High Street, Penge, London</text:p>
          </table:table-cell>
          <table:table-cell office:value-type="string" calcext:value-type="string">
            <text:p>SE20 7DS</text:p>
          </table:table-cell>
          <table:table-cell office:value-type="string" calcext:value-type="string">
            <text:p>020 87782854</text:p>
          </table:table-cell>
          <table:table-cell table:formula="of:=COM.MICROSOFT.TEXTJOIN(&quot;,&quot;; 0; [.A121:.C121])" office:value-type="string" office:string-value="Superdrug,125 High Street, Penge, London,SE20 7DS" calcext:value-type="string">
            <text:p>Superdrug,125 High Street, Penge, London,SE20 7DS</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38-140 Rushey Green, Catford, London</text:p>
          </table:table-cell>
          <table:table-cell office:value-type="string" calcext:value-type="string">
            <text:p>SE6 4HQ</text:p>
          </table:table-cell>
          <table:table-cell/>
          <table:table-cell table:formula="of:=COM.MICROSOFT.TEXTJOIN(&quot;,&quot;; 0; [.A122:.C122])" office:value-type="string" office:string-value="Superdrug,138-140 Rushey Green, Catford, London,SE6 4HQ" calcext:value-type="string">
            <text:p>Superdrug,138-140 Rushey Green, Catford, London,SE6 4HQ</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491-1493, London Rd, Norbury, London</text:p>
          </table:table-cell>
          <table:table-cell table:style-name="ce144" office:value-type="string" calcext:value-type="string">
            <text:p><text:span text:style-name="T1">SW16 3LU</text:span></text:p>
          </table:table-cell>
          <table:table-cell office:value-type="string" calcext:value-type="string">
            <text:p>020 8679 2225</text:p>
          </table:table-cell>
          <table:table-cell table:formula="of:=COM.MICROSOFT.TEXTJOIN(&quot;,&quot;; 0; [.A123:.C123])" office:value-type="string" office:string-value="Superdrug,1491-1493, London Rd, Norbury, London,SW16 3LU" calcext:value-type="string">
            <text:p>Superdrug,1491-1493, London Rd, Norbury, London,SW16 3LU</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50 High Street, Sutton, Surrey</text:p>
          </table:table-cell>
          <table:table-cell office:value-type="string" calcext:value-type="string">
            <text:p>SM1 1NS</text:p>
          </table:table-cell>
          <table:table-cell office:value-type="string" calcext:value-type="string">
            <text:p>0208 6439089</text:p>
          </table:table-cell>
          <table:table-cell table:formula="of:=COM.MICROSOFT.TEXTJOIN(&quot;,&quot;; 0; [.A124:.C124])" office:value-type="string" office:string-value="Superdrug,150 High Street, Sutton, Surrey,SM1 1NS" calcext:value-type="string">
            <text:p>Superdrug,150 High Street, Sutton, Surrey,SM1 1NS</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56-158 Clapham High St, Clapham, London</text:p>
          </table:table-cell>
          <table:table-cell office:value-type="string" calcext:value-type="string">
            <text:p>SW4 7UG</text:p>
          </table:table-cell>
          <table:table-cell office:value-type="string" calcext:value-type="string">
            <text:p>020 7622 0851</text:p>
          </table:table-cell>
          <table:table-cell table:formula="of:=COM.MICROSOFT.TEXTJOIN(&quot;,&quot;; 0; [.A125:.C125])" office:value-type="string" office:string-value="Superdrug,156-158 Clapham High St, Clapham, London,SW4 7UG" calcext:value-type="string">
            <text:p>Superdrug,156-158 Clapham High St, Clapham, London,SW4 7UG</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9 Tooting High St, Tooting, London</text:p>
          </table:table-cell>
          <table:table-cell office:value-type="string" calcext:value-type="string">
            <text:p>SW17 0SN</text:p>
          </table:table-cell>
          <table:table-cell office:value-type="string" calcext:value-type="string">
            <text:p>020 8672 9011</text:p>
          </table:table-cell>
          <table:table-cell table:formula="of:=COM.MICROSOFT.TEXTJOIN(&quot;,&quot;; 0; [.A126:.C126])" office:value-type="string" office:string-value="Superdrug,19 Tooting High St, Tooting, London,SW17 0SN" calcext:value-type="string">
            <text:p>Superdrug,19 Tooting High St, Tooting, London,SW17 0SN</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19/20 The Broadway Southall Middlesex </text:p>
          </table:table-cell>
          <table:table-cell office:value-type="string" calcext:value-type="string">
            <text:p>UB1 1JR</text:p>
          </table:table-cell>
          <table:table-cell office:value-type="string" calcext:value-type="string">
            <text:p>020 85744548</text:p>
          </table:table-cell>
          <table:table-cell table:formula="of:=COM.MICROSOFT.TEXTJOIN(&quot;,&quot;; 0; [.A127:.C127])" office:value-type="string" office:string-value="Superdrug,19/20 The Broadway Southall Middlesex ,UB1 1JR" calcext:value-type="string">
            <text:p>Superdrug,19/20 The Broadway Southall Middlesex ,UB1 1JR</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2-8 Station Rd, Hayes</text:p>
          </table:table-cell>
          <table:table-cell office:value-type="string" calcext:value-type="string">
            <text:p>UB3 4DA</text:p>
          </table:table-cell>
          <table:table-cell office:value-type="string" calcext:value-type="string">
            <text:p>020 8848 1754</text:p>
          </table:table-cell>
          <table:table-cell table:formula="of:=COM.MICROSOFT.TEXTJOIN(&quot;,&quot;; 0; [.A128:.C128])" office:value-type="string" office:string-value="Superdrug,2-8 Station Rd, Hayes,UB3 4DA" calcext:value-type="string">
            <text:p>Superdrug,2-8 Station Rd, Hayes,UB3 4DA</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2-8, Station Road, Hayes</text:p>
          </table:table-cell>
          <table:table-cell office:value-type="string" calcext:value-type="string">
            <text:p>UB3 4DA</text:p>
          </table:table-cell>
          <table:table-cell/>
          <table:table-cell table:formula="of:=COM.MICROSOFT.TEXTJOIN(&quot;,&quot;; 0; [.A129:.C129])" office:value-type="string" office:string-value="Superdrug,2-8, Station Road, Hayes,UB3 4DA" calcext:value-type="string">
            <text:p>Superdrug,2-8, Station Road, Hayes,UB3 4DA</text:p>
          </table:table-cell>
          <table:table-cell table:number-columns-repeated="5"/>
        </table:table-row>
        <table:table-row table:style-name="ro2">
          <table:table-cell table:content-validation-name="val8" office:value-type="string" calcext:value-type="string">
            <text:p>Superdrug</text:p>
          </table:table-cell>
          <table:table-cell table:style-name="ce337" office:value-type="string" calcext:value-type="string">
            <text:p>228 Southwark Park Road, Bermondsey, London</text:p>
          </table:table-cell>
          <table:table-cell office:value-type="string" calcext:value-type="string">
            <text:p>SE16 3RW</text:p>
          </table:table-cell>
          <table:table-cell/>
          <table:table-cell table:formula="of:=COM.MICROSOFT.TEXTJOIN(&quot;,&quot;; 0; [.A130:.C130])" office:value-type="string" office:string-value="Superdrug,228 Southwark Park Road, Bermondsey, London,SE16 3RW" calcext:value-type="string">
            <text:p>Superdrug,228 Southwark Park Road, Bermondsey, London,SE16 3RW</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297-301, Station Rd Harrow Middlesex</text:p>
          </table:table-cell>
          <table:table-cell office:value-type="string" calcext:value-type="string">
            <text:p>HA1 2TA</text:p>
          </table:table-cell>
          <table:table-cell/>
          <table:table-cell table:formula="of:=COM.MICROSOFT.TEXTJOIN(&quot;,&quot;; 0; [.A131:.C131])" office:value-type="string" office:string-value="Superdrug,297-301, Station Rd Harrow Middlesex,HA1 2TA" calcext:value-type="string">
            <text:p>Superdrug,297-301, Station Rd Harrow Middlesex,HA1 2TA</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36 St John's Rd, Battersea, London</text:p>
          </table:table-cell>
          <table:table-cell office:value-type="string" calcext:value-type="string">
            <text:p>SW11 1PW</text:p>
          </table:table-cell>
          <table:table-cell office:value-type="string" calcext:value-type="string">
            <text:p>0207 9244915</text:p>
          </table:table-cell>
          <table:table-cell table:formula="of:=COM.MICROSOFT.TEXTJOIN(&quot;,&quot;; 0; [.A132:.C132])" office:value-type="string" office:string-value="Superdrug,36 St John's Rd, Battersea, London,SW11 1PW" calcext:value-type="string">
            <text:p>Superdrug,36 St John's Rd, Battersea, London,SW11 1PW</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37-39 Broad Street Teddington</text:p>
          </table:table-cell>
          <table:table-cell office:value-type="string" calcext:value-type="string">
            <text:p>TW11 8QZ</text:p>
          </table:table-cell>
          <table:table-cell office:value-type="string" calcext:value-type="string">
            <text:p>020 8977 4266</text:p>
          </table:table-cell>
          <table:table-cell table:formula="of:=COM.MICROSOFT.TEXTJOIN(&quot;,&quot;; 0; [.A133:.C133])" office:value-type="string" office:string-value="Superdrug,37-39 Broad Street Teddington,TW11 8QZ" calcext:value-type="string">
            <text:p>Superdrug,37-39 Broad Street Teddington,TW11 8QZ</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371-375, Walworth Road, Walworth, London</text:p>
          </table:table-cell>
          <table:table-cell office:value-type="string" calcext:value-type="string">
            <text:p>SE17 2AL</text:p>
          </table:table-cell>
          <table:table-cell office:value-type="string" calcext:value-type="string">
            <text:p>020 7277 4048</text:p>
          </table:table-cell>
          <table:table-cell table:formula="of:=COM.MICROSOFT.TEXTJOIN(&quot;,&quot;; 0; [.A134:.C134])" office:value-type="string" office:string-value="Superdrug,371-375, Walworth Road, Walworth, London,SE17 2AL" calcext:value-type="string">
            <text:p>Superdrug,371-375, Walworth Road, Walworth, London,SE17 2AL</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40 Clarence St, Kingston upon Thames</text:p>
          </table:table-cell>
          <table:table-cell office:value-type="string" calcext:value-type="string">
            <text:p>KT1 1NR</text:p>
          </table:table-cell>
          <table:table-cell office:value-type="string" calcext:value-type="string">
            <text:p>0208 547 1307</text:p>
          </table:table-cell>
          <table:table-cell table:formula="of:=COM.MICROSOFT.TEXTJOIN(&quot;,&quot;; 0; [.A135:.C135])" office:value-type="string" office:string-value="Superdrug,40 Clarence St, Kingston upon Thames,KT1 1NR" calcext:value-type="string">
            <text:p>Superdrug,40 Clarence St, Kingston upon Thames,KT1 1NR</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41, High Street Walton On Thames Surrey </text:p>
          </table:table-cell>
          <table:table-cell office:value-type="string" calcext:value-type="string">
            <text:p>KT12 1DH </text:p>
          </table:table-cell>
          <table:table-cell office:value-type="string" calcext:value-type="string">
            <text:p>01932 247944</text:p>
          </table:table-cell>
          <table:table-cell table:formula="of:=COM.MICROSOFT.TEXTJOIN(&quot;,&quot;; 0; [.A136:.C136])" office:value-type="string" office:string-value="Superdrug,41, High Street Walton On Thames Surrey ,KT12 1DH " calcext:value-type="string">
            <text:p>Superdrug,41, High Street Walton On Thames Surrey ,KT12 1DH </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6-8 Upper Wickham Lane, Welling, Kent</text:p>
          </table:table-cell>
          <table:table-cell office:value-type="string" calcext:value-type="string">
            <text:p>DA16 3HE</text:p>
          </table:table-cell>
          <table:table-cell office:value-type="string" calcext:value-type="string">
            <text:p>020 82980047</text:p>
          </table:table-cell>
          <table:table-cell table:formula="of:=COM.MICROSOFT.TEXTJOIN(&quot;,&quot;; 0; [.A137:.C137])" office:value-type="string" office:string-value="Superdrug,6-8 Upper Wickham Lane, Welling, Kent,DA16 3HE" calcext:value-type="string">
            <text:p>Superdrug,6-8 Upper Wickham Lane, Welling, Kent,DA16 3HE</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Centre Court Shopping Centre, 104/105, London</text:p>
          </table:table-cell>
          <table:table-cell office:value-type="string" calcext:value-type="string">
            <text:p>SW19 8YE</text:p>
          </table:table-cell>
          <table:table-cell office:value-type="string" calcext:value-type="string">
            <text:p>020 8946 8598</text:p>
          </table:table-cell>
          <table:table-cell table:formula="of:=COM.MICROSOFT.TEXTJOIN(&quot;,&quot;; 0; [.A138:.C138])" office:value-type="string" office:string-value="Superdrug,Centre Court Shopping Centre, 104/105, London,SW19 8YE" calcext:value-type="string">
            <text:p>Superdrug,Centre Court Shopping Centre, 104/105, London,SW19 8YE</text:p>
          </table:table-cell>
          <table:table-cell table:number-columns-repeated="5"/>
        </table:table-row>
        <table:table-row table:style-name="ro1">
          <table:table-cell table:content-validation-name="val8" office:value-type="string" calcext:value-type="string">
            <text:p>Superdrug</text:p>
          </table:table-cell>
          <table:table-cell table:style-name="ce121" office:value-type="string" calcext:value-type="string">
            <text:p>Retail, 471-487 Kings Road, Chelsea, London</text:p>
          </table:table-cell>
          <table:table-cell office:value-type="string" calcext:value-type="string">
            <text:p>SW10 0LU</text:p>
          </table:table-cell>
          <table:table-cell/>
          <table:table-cell table:formula="of:=COM.MICROSOFT.TEXTJOIN(&quot;,&quot;; 0; [.A139:.C139])" office:value-type="string" office:string-value="Superdrug,Retail, 471-487 Kings Road, Chelsea, London,SW10 0LU" calcext:value-type="string">
            <text:p>Superdrug,Retail, 471-487 Kings Road, Chelsea, London,SW10 0LU</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Unit 2, 128/134 Queensway, London</text:p>
          </table:table-cell>
          <table:table-cell office:value-type="string" calcext:value-type="string">
            <text:p>W2 6LS</text:p>
          </table:table-cell>
          <table:table-cell office:value-type="string" calcext:value-type="string">
            <text:p>020 7792 1146</text:p>
          </table:table-cell>
          <table:table-cell table:formula="of:=COM.MICROSOFT.TEXTJOIN(&quot;,&quot;; 0; [.A140:.C140])" office:value-type="string" office:string-value="Superdrug,Unit 2, 128/134 Queensway, London,W2 6LS" calcext:value-type="string">
            <text:p>Superdrug,Unit 2, 128/134 Queensway, London,W2 6LS</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Unit 2, The Bull, 262 Upper Richmond Rd, London</text:p>
          </table:table-cell>
          <table:table-cell office:value-type="string" calcext:value-type="string">
            <text:p>SW14 7JE</text:p>
          </table:table-cell>
          <table:table-cell office:value-type="string" calcext:value-type="string">
            <text:p>020 8878 6192</text:p>
          </table:table-cell>
          <table:table-cell table:formula="of:=COM.MICROSOFT.TEXTJOIN(&quot;,&quot;; 0; [.A141:.C141])" office:value-type="string" office:string-value="Superdrug,Unit 2, The Bull, 262 Upper Richmond Rd, London,SW14 7JE" calcext:value-type="string">
            <text:p>Superdrug,Unit 2, The Bull, 262 Upper Richmond Rd, London,SW14 7JE</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Unit 3, 142 -170 Streatham Hill, London</text:p>
          </table:table-cell>
          <table:table-cell office:value-type="string" calcext:value-type="string">
            <text:p>SW2 4RS</text:p>
          </table:table-cell>
          <table:table-cell office:value-type="string" calcext:value-type="string">
            <text:p>0208 671 7923</text:p>
          </table:table-cell>
          <table:table-cell table:formula="of:=COM.MICROSOFT.TEXTJOIN(&quot;,&quot;; 0; [.A142:.C142])" office:value-type="string" office:string-value="Superdrug,Unit 3, 142 -170 Streatham Hill, London,SW2 4RS" calcext:value-type="string">
            <text:p>Superdrug,Unit 3, 142 -170 Streatham Hill, London,SW2 4RS</text:p>
          </table:table-cell>
          <table:table-cell table:number-columns-repeated="5"/>
        </table:table-row>
        <table:table-row table:style-name="ro1">
          <table:table-cell table:content-validation-name="val8" office:value-type="string" calcext:value-type="string">
            <text:p>Superdrug</text:p>
          </table:table-cell>
          <table:table-cell office:value-type="string" calcext:value-type="string">
            <text:p>Units 1-4, Trinity Parade High Street Hounslow Middlesex</text:p>
          </table:table-cell>
          <table:table-cell office:value-type="string" calcext:value-type="string">
            <text:p>TW3 1HG</text:p>
          </table:table-cell>
          <table:table-cell/>
          <table:table-cell table:formula="of:=COM.MICROSOFT.TEXTJOIN(&quot;,&quot;; 0; [.A143:.C143])" office:value-type="string" office:string-value="Superdrug,Units 1-4, Trinity Parade High Street Hounslow Middlesex,TW3 1HG" calcext:value-type="string">
            <text:p>Superdrug,Units 1-4, Trinity Parade High Street Hounslow Middlesex,TW3 1HG</text:p>
          </table:table-cell>
          <table:table-cell table:number-columns-repeated="5"/>
        </table:table-row>
        <table:table-row table:style-name="ro1">
          <table:table-cell table:content-validation-name="val17" office:value-type="string" calcext:value-type="string">
            <text:p>Swarovski International Limited</text:p>
          </table:table-cell>
          <table:table-cell office:value-type="string" calcext:value-type="string">
            <text:p>Crystallized, Westfield Shopping Centrre, Unit 2124, White City, London</text:p>
          </table:table-cell>
          <table:table-cell table:style-name="ce113" office:value-type="string" calcext:value-type="string">
            <text:p>W12 7GF</text:p>
          </table:table-cell>
          <table:table-cell office:value-type="string" calcext:value-type="string">
            <text:p>020 8743 4774</text:p>
          </table:table-cell>
          <table:table-cell table:formula="of:=COM.MICROSOFT.TEXTJOIN(&quot;,&quot;; 0; [.A144:.C144])" office:value-type="string" office:string-value="Swarovski International Limited,Crystallized, Westfield Shopping Centrre, Unit 2124, White City, London,W12 7GF" calcext:value-type="string">
            <text:p>Swarovski International Limited,Crystallized, Westfield Shopping Centrre, Unit 2124, White City, London,W12 7GF</text:p>
          </table:table-cell>
          <table:table-cell table:number-columns-repeated="5"/>
        </table:table-row>
        <table:table-row table:style-name="ro1">
          <table:table-cell table:content-validation-name="val10" office:value-type="string" calcext:value-type="string">
            <text:p>Top Shop</text:p>
          </table:table-cell>
          <table:table-cell office:value-type="string" calcext:value-type="string">
            <text:p>Oxford Circus, 36-38 Great Castle Street, West End, Greater London</text:p>
          </table:table-cell>
          <table:table-cell office:value-type="string" calcext:value-type="string">
            <text:p>W1W 8LG</text:p>
          </table:table-cell>
          <table:table-cell office:value-type="string" calcext:value-type="string">
            <text:p>0844 8487487</text:p>
          </table:table-cell>
          <table:table-cell table:formula="of:=COM.MICROSOFT.TEXTJOIN(&quot;,&quot;; 0; [.A145:.C145])" office:value-type="string" office:string-value="Top Shop,Oxford Circus, 36-38 Great Castle Street, West End, Greater London,W1W 8LG" calcext:value-type="string">
            <text:p>Top Shop,Oxford Circus, 36-38 Great Castle Street, West End, Greater London,W1W 8LG</text:p>
          </table:table-cell>
          <table:table-cell table:number-columns-repeated="5"/>
        </table:table-row>
        <table:table-row table:style-name="ro1">
          <table:table-cell table:content-validation-name="val8" office:value-type="string" calcext:value-type="string">
            <text:p>Top Shop Group Limited</text:p>
          </table:table-cell>
          <table:table-cell office:value-type="string" calcext:value-type="string">
            <text:p>Oxford Circus, 36-38 Great Castle Street, West End, Greater London</text:p>
          </table:table-cell>
          <table:table-cell office:value-type="string" calcext:value-type="string">
            <text:p>W1W 8LG</text:p>
          </table:table-cell>
          <table:table-cell/>
          <table:table-cell table:formula="of:=COM.MICROSOFT.TEXTJOIN(&quot;,&quot;; 0; [.A146:.C146])" office:value-type="string" office:string-value="Top Shop Group Limited,Oxford Circus, 36-38 Great Castle Street, West End, Greater London,W1W 8LG" calcext:value-type="string">
            <text:p>Top Shop Group Limited,Oxford Circus, 36-38 Great Castle Street, West End, Greater London,W1W 8LG</text:p>
          </table:table-cell>
          <table:table-cell table:number-columns-repeated="5"/>
        </table:table-row>
        <table:table-row table:style-name="ro1">
          <table:table-cell table:content-validation-name="val9" office:value-type="string" calcext:value-type="string">
            <text:p>Trotters Childrenswear &amp; Accessories Ltd</text:p>
          </table:table-cell>
          <table:table-cell office:value-type="string" calcext:value-type="string">
            <text:p>3 Gorst Road, London</text:p>
          </table:table-cell>
          <table:table-cell office:value-type="string" calcext:value-type="string">
            <text:p>NW10 6LA</text:p>
          </table:table-cell>
          <table:table-cell office:value-type="string" calcext:value-type="string">
            <text:p>020 7371 5973</text:p>
          </table:table-cell>
          <table:table-cell table:formula="of:=COM.MICROSOFT.TEXTJOIN(&quot;,&quot;; 0; [.A147:.C147])" office:value-type="string" office:string-value="Trotters Childrenswear &amp; Accessories Ltd,3 Gorst Road, London,NW10 6LA" calcext:value-type="string">
            <text:p>Trotters Childrenswear &amp; Accessories Ltd,3 Gorst Road, London,NW10 6LA</text:p>
          </table:table-cell>
          <table:table-cell table:number-columns-repeated="4"/>
          <table:table-cell office:value-type="string" calcext:value-type="string">
            <text:p>sw19 3jt</text:p>
          </table:table-cell>
        </table:table-row>
        <table:table-row table:style-name="ro1">
          <table:table-cell table:content-validation-name="val8" office:value-type="string" calcext:value-type="string">
            <text:p>W H Smith Plc</text:p>
          </table:table-cell>
          <table:table-cell office:value-type="string" calcext:value-type="string">
            <text:p>(Travel) Heathrow Airport, Terminal 2, Hounslow</text:p>
          </table:table-cell>
          <table:table-cell office:value-type="string" calcext:value-type="string">
            <text:p>TW6 1LN</text:p>
          </table:table-cell>
          <table:table-cell office:value-type="string" calcext:value-type="string">
            <text:p>07467 077576</text:p>
          </table:table-cell>
          <table:table-cell table:formula="of:=COM.MICROSOFT.TEXTJOIN(&quot;,&quot;; 0; [.A148:.C148])" office:value-type="string" office:string-value="W H Smith Plc,(Travel) Heathrow Airport, Terminal 2, Hounslow,TW6 1LN" calcext:value-type="string">
            <text:p>W H Smith Plc,(Travel) Heathrow Airport, Terminal 2, Hounslow,TW6 1LN</text:p>
          </table:table-cell>
          <table:table-cell table:number-columns-repeated="5"/>
        </table:table-row>
        <table:table-row table:style-name="ro1">
          <table:table-cell table:content-validation-name="val8" office:value-type="string" calcext:value-type="string">
            <text:p>W H Smith Plc</text:p>
          </table:table-cell>
          <table:table-cell office:value-type="string" calcext:value-type="string">
            <text:p>(Travel) Heathrow Airport, Terminal 3, Hounslow</text:p>
          </table:table-cell>
          <table:table-cell office:value-type="string" calcext:value-type="string">
            <text:p>TW6 1QB</text:p>
          </table:table-cell>
          <table:table-cell office:value-type="string" calcext:value-type="string">
            <text:p>0208 897 3224 </text:p>
          </table:table-cell>
          <table:table-cell table:formula="of:=COM.MICROSOFT.TEXTJOIN(&quot;,&quot;; 0; [.A149:.C149])" office:value-type="string" office:string-value="W H Smith Plc,(Travel) Heathrow Airport, Terminal 3, Hounslow,TW6 1QB" calcext:value-type="string">
            <text:p>W H Smith Plc,(Travel) Heathrow Airport, Terminal 3, Hounslow,TW6 1QB</text:p>
          </table:table-cell>
          <table:table-cell table:number-columns-repeated="5"/>
        </table:table-row>
        <table:table-row table:style-name="ro1">
          <table:table-cell table:content-validation-name="val8" office:value-type="string" calcext:value-type="string">
            <text:p>W H Smith Plc</text:p>
          </table:table-cell>
          <table:table-cell office:value-type="string" calcext:value-type="string">
            <text:p>(Travel) Liverpool St (Broadgate, Western Concourse) Railway Station, Liverpool St, London</text:p>
          </table:table-cell>
          <table:table-cell office:value-type="string" calcext:value-type="string">
            <text:p>EC2M 7QA</text:p>
          </table:table-cell>
          <table:table-cell office:value-type="string" calcext:value-type="string">
            <text:p>020 7247 7606</text:p>
          </table:table-cell>
          <table:table-cell table:formula="of:=COM.MICROSOFT.TEXTJOIN(&quot;,&quot;; 0; [.A150:.C150])" office:value-type="string" office:string-value="W H Smith Plc,(Travel) Liverpool St (Broadgate, Western Concourse) Railway Station, Liverpool St, London,EC2M 7QA" calcext:value-type="string">
            <text:p>W H Smith Plc,(Travel) Liverpool St (Broadgate, Western Concourse) Railway Station, Liverpool St, London,EC2M 7QA</text:p>
          </table:table-cell>
          <table:table-cell table:number-columns-repeated="5"/>
        </table:table-row>
        <table:table-row table:style-name="ro1">
          <table:table-cell table:content-validation-name="val8" office:value-type="string" calcext:value-type="string">
            <text:p>W H Smith Plc</text:p>
          </table:table-cell>
          <table:table-cell office:value-type="string" calcext:value-type="string">
            <text:p>21 - 23 The Broadway Ealing, London</text:p>
          </table:table-cell>
          <table:table-cell table:style-name="ce121" office:value-type="string" calcext:value-type="string">
            <text:p>W5 2NH</text:p>
          </table:table-cell>
          <table:table-cell table:style-name="ce170" office:value-type="string" calcext:value-type="string">
            <text:p>020 8567 1471</text:p>
          </table:table-cell>
          <table:table-cell table:formula="of:=COM.MICROSOFT.TEXTJOIN(&quot;,&quot;; 0; [.A151:.C151])" office:value-type="string" office:string-value="W H Smith Plc,21 - 23 The Broadway Ealing, London,W5 2NH" calcext:value-type="string">
            <text:p>W H Smith Plc,21 - 23 The Broadway Ealing, London,W5 2NH</text:p>
          </table:table-cell>
          <table:table-cell table:number-columns-repeated="5"/>
        </table:table-row>
        <table:table-row table:style-name="ro1">
          <table:table-cell table:content-validation-name="val8" office:value-type="string" calcext:value-type="string">
            <text:p>W H Smith Plc</text:p>
          </table:table-cell>
          <table:table-cell office:value-type="string" calcext:value-type="string">
            <text:p>Gatwick Airport, North Terminal, Gatwick, West Sussex</text:p>
          </table:table-cell>
          <table:table-cell table:style-name="ce121" office:value-type="string" calcext:value-type="string">
            <text:p>RH6 0PJ</text:p>
          </table:table-cell>
          <table:table-cell table:style-name="ce170" office:value-type="string" calcext:value-type="string">
            <text:p>01293 568664 </text:p>
          </table:table-cell>
          <table:table-cell table:formula="of:=COM.MICROSOFT.TEXTJOIN(&quot;,&quot;; 0; [.A152:.C152])" office:value-type="string" office:string-value="W H Smith Plc,Gatwick Airport, North Terminal, Gatwick, West Sussex,RH6 0PJ" calcext:value-type="string">
            <text:p>W H Smith Plc,Gatwick Airport, North Terminal, Gatwick, West Sussex,RH6 0PJ</text:p>
          </table:table-cell>
          <table:table-cell table:number-columns-repeated="5"/>
        </table:table-row>
        <table:table-row table:style-name="ro1">
          <table:table-cell table:content-validation-name="val8" office:value-type="string" calcext:value-type="string">
            <text:p>W H Smith Plc</text:p>
          </table:table-cell>
          <table:table-cell office:value-type="string" calcext:value-type="string">
            <text:p>Victoria Railway Station, Victoria Street, London</text:p>
          </table:table-cell>
          <table:table-cell table:style-name="ce121" office:value-type="string" calcext:value-type="string">
            <text:p>SW1V 1JT</text:p>
          </table:table-cell>
          <table:table-cell table:style-name="ce170"/>
          <table:table-cell table:formula="of:=COM.MICROSOFT.TEXTJOIN(&quot;,&quot;; 0; [.A153:.C153])" office:value-type="string" office:string-value="W H Smith Plc,Victoria Railway Station, Victoria Street, London,SW1V 1JT" calcext:value-type="string">
            <text:p>W H Smith Plc,Victoria Railway Station, Victoria Street, London,SW1V 1JT</text:p>
          </table:table-cell>
          <table:table-cell table:number-columns-repeated="5"/>
        </table:table-row>
        <table:table-row table:style-name="ro2">
          <table:table-cell table:content-validation-name="val8" office:value-type="string" calcext:value-type="string">
            <text:p>Waterstones Booksellers Limited</text:p>
          </table:table-cell>
          <table:table-cell table:style-name="ce337" office:value-type="string" calcext:value-type="string">
            <text:p>150-152 King's Rd, Chelsea, London</text:p>
          </table:table-cell>
          <table:table-cell office:value-type="string" calcext:value-type="string">
            <text:p>SW3 3NR</text:p>
          </table:table-cell>
          <table:table-cell office:value-type="string" calcext:value-type="string">
            <text:p>0207 3512023</text:p>
          </table:table-cell>
          <table:table-cell table:formula="of:=COM.MICROSOFT.TEXTJOIN(&quot;,&quot;; 0; [.A154:.C154])" office:value-type="string" office:string-value="Waterstones Booksellers Limited,150-152 King's Rd, Chelsea, London,SW3 3NR" calcext:value-type="string">
            <text:p>Waterstones Booksellers Limited,150-152 King's Rd, Chelsea, London,SW3 3NR</text:p>
          </table:table-cell>
          <table:table-cell table:number-columns-repeated="5"/>
        </table:table-row>
        <table:table-row table:style-name="ro2">
          <table:table-cell table:content-validation-name="val8" office:value-type="string" calcext:value-type="string">
            <text:p>Waterstones Booksellers Limited</text:p>
          </table:table-cell>
          <table:table-cell table:style-name="ce337" office:value-type="string" calcext:value-type="string">
            <text:p>187 Piccadilly, St. James's, London</text:p>
          </table:table-cell>
          <table:table-cell office:value-type="string" calcext:value-type="string">
            <text:p>W1J 9LE</text:p>
          </table:table-cell>
          <table:table-cell office:value-type="string" calcext:value-type="string">
            <text:p>0207 439 9921</text:p>
          </table:table-cell>
          <table:table-cell table:formula="of:=COM.MICROSOFT.TEXTJOIN(&quot;,&quot;; 0; [.A155:.C155])" office:value-type="string" office:string-value="Waterstones Booksellers Limited,187 Piccadilly, St. James's, London,W1J 9LE" calcext:value-type="string">
            <text:p>Waterstones Booksellers Limited,187 Piccadilly, St. James's, London,W1J 9LE</text:p>
          </table:table-cell>
          <table:table-cell table:number-columns-repeated="5"/>
        </table:table-row>
        <table:table-row table:style-name="ro1">
          <table:table-cell table:content-validation-name="val11" office:value-type="string" calcext:value-type="string">
            <text:p>Waterstones Booksellers Limited</text:p>
          </table:table-cell>
          <table:table-cell office:value-type="string" calcext:value-type="string">
            <text:p>2-6, Hill Street, Richmond, Surrey</text:p>
          </table:table-cell>
          <table:table-cell office:value-type="string" calcext:value-type="string">
            <text:p>TW10 6UA</text:p>
          </table:table-cell>
          <table:table-cell office:value-type="string" calcext:value-type="string">
            <text:p>020 8332 1600</text:p>
          </table:table-cell>
          <table:table-cell table:formula="of:=COM.MICROSOFT.TEXTJOIN(&quot;,&quot;; 0; [.A156:.C156])" office:value-type="string" office:string-value="Waterstones Booksellers Limited,2-6, Hill Street, Richmond, Surrey,TW10 6UA" calcext:value-type="string">
            <text:p>Waterstones Booksellers Limited,2-6, Hill Street, Richmond, Surrey,TW10 6UA</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82 Gower Street London</text:p>
          </table:table-cell>
          <table:table-cell office:value-type="string" calcext:value-type="string">
            <text:p>WC1E 6EQ</text:p>
          </table:table-cell>
          <table:table-cell/>
          <table:table-cell table:formula="of:=COM.MICROSOFT.TEXTJOIN(&quot;,&quot;; 0; [.A157:.C157])" office:value-type="string" office:string-value="Waterstones Booksellers Limited,82 Gower Street London,WC1E 6EQ" calcext:value-type="string">
            <text:p>Waterstones Booksellers Limited,82 Gower Street London,WC1E 6EQ</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Hatchards Unit 1, St Pancras Euston Road London</text:p>
          </table:table-cell>
          <table:table-cell office:value-type="string" calcext:value-type="string">
            <text:p>N1C 4QP</text:p>
          </table:table-cell>
          <table:table-cell/>
          <table:table-cell table:formula="of:=COM.MICROSOFT.TEXTJOIN(&quot;,&quot;; 0; [.A158:.C158])" office:value-type="string" office:string-value="Waterstones Booksellers Limited,Hatchards Unit 1, St Pancras Euston Road London,N1C 4QP" calcext:value-type="string">
            <text:p>Waterstones Booksellers Limited,Hatchards Unit 1, St Pancras Euston Road London,N1C 4QP</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The Arcade Westfield Stratford City 74-75 Montfichet Rd, London</text:p>
          </table:table-cell>
          <table:table-cell office:value-type="string" calcext:value-type="string">
            <text:p>E20 1EH </text:p>
          </table:table-cell>
          <table:table-cell office:value-type="string" calcext:value-type="string">
            <text:p>020 3206 2671</text:p>
          </table:table-cell>
          <table:table-cell table:formula="of:=COM.MICROSOFT.TEXTJOIN(&quot;,&quot;; 0; [.A159:.C159])" office:value-type="string" office:string-value="Waterstones Booksellers Limited,The Arcade Westfield Stratford City 74-75 Montfichet Rd, London,E20 1EH " calcext:value-type="string">
            <text:p>Waterstones Booksellers Limited,The Arcade Westfield Stratford City 74-75 Montfichet Rd, London,E20 1EH </text:p>
          </table:table-cell>
          <table:table-cell table:number-columns-repeated="5"/>
        </table:table-row>
        <table:table-row table:style-name="ro2">
          <table:table-cell table:content-validation-name="val8" office:value-type="string" calcext:value-type="string">
            <text:p>Waterstones Booksellers Limited</text:p>
          </table:table-cell>
          <table:table-cell table:style-name="ce337" office:value-type="string" calcext:value-type="string">
            <text:p>The Grand Building, Trafalgar Square, London, London</text:p>
          </table:table-cell>
          <table:table-cell office:value-type="string" calcext:value-type="string">
            <text:p>WC2N 5EJ</text:p>
          </table:table-cell>
          <table:table-cell/>
          <table:table-cell table:formula="of:=COM.MICROSOFT.TEXTJOIN(&quot;,&quot;; 0; [.A160:.C160])"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Unit 12-13, Heart Shopping Centre, High Street, Walton-Upon-Thames, Surrey</text:p>
          </table:table-cell>
          <table:table-cell office:value-type="string" calcext:value-type="string">
            <text:p>KT12 1BZ</text:p>
          </table:table-cell>
          <table:table-cell office:value-type="string" calcext:value-type="string">
            <text:p>01932 226751</text:p>
          </table:table-cell>
          <table:table-cell table:formula="of:=COM.MICROSOFT.TEXTJOIN(&quot;,&quot;; 0; [.A161:.C161])" office:value-type="string" office:string-value="Waterstones Booksellers Limited,Unit 12-13, Heart Shopping Centre, High Street, Walton-Upon-Thames, Surrey,KT12 1BZ" calcext:value-type="string">
            <text:p>Waterstones Booksellers Limited,Unit 12-13, Heart Shopping Centre, High Street, Walton-Upon-Thames, Surrey,KT12 1BZ</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Unit 5, Ground Floor, Exchange Centre, Putney High St, London</text:p>
          </table:table-cell>
          <table:table-cell office:value-type="string" calcext:value-type="string">
            <text:p>SW15 1TW</text:p>
          </table:table-cell>
          <table:table-cell office:value-type="string" calcext:value-type="string">
            <text:p>020 8780 2401</text:p>
          </table:table-cell>
          <table:table-cell table:formula="of:=COM.MICROSOFT.TEXTJOIN(&quot;,&quot;; 0; [.A162:.C162])" office:value-type="string" office:string-value="Waterstones Booksellers Limited,Unit 5, Ground Floor, Exchange Centre, Putney High St, London,SW15 1TW" calcext:value-type="string">
            <text:p>Waterstones Booksellers Limited,Unit 5, Ground Floor, Exchange Centre, Putney High St, London,SW15 1TW</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Unit 5, Southside Shopping Centre, Wandsworth, London</text:p>
          </table:table-cell>
          <table:table-cell office:value-type="string" calcext:value-type="string">
            <text:p>SW18 4TF</text:p>
          </table:table-cell>
          <table:table-cell office:value-type="string" calcext:value-type="string">
            <text:p>0208 874 4597</text:p>
          </table:table-cell>
          <table:table-cell table:formula="of:=COM.MICROSOFT.TEXTJOIN(&quot;,&quot;; 0; [.A163:.C163])" office:value-type="string" office:string-value="Waterstones Booksellers Limited,Unit 5, Southside Shopping Centre, Wandsworth, London,SW18 4TF" calcext:value-type="string">
            <text:p>Waterstones Booksellers Limited,Unit 5, Southside Shopping Centre, Wandsworth, London,SW18 4TF</text:p>
          </table:table-cell>
          <table:table-cell table:number-columns-repeated="5"/>
        </table:table-row>
        <table:table-row table:style-name="ro3">
          <table:table-cell table:content-validation-name="val8" office:value-type="string" calcext:value-type="string">
            <text:p>Waterstones Booksellers Limited</text:p>
          </table:table-cell>
          <table:table-cell table:style-name="ce337" office:value-type="string" calcext:value-type="string">
            <text:p>Unit S 9, Bentalls Shopping Centre, Wood Street, Kingston Upon Thames, Surrey</text:p>
          </table:table-cell>
          <table:table-cell office:value-type="string" calcext:value-type="string">
            <text:p>KT1 1TR</text:p>
          </table:table-cell>
          <table:table-cell/>
          <table:table-cell table:formula="of:=COM.MICROSOFT.TEXTJOIN(&quot;,&quot;; 0; [.A164:.C164])" office:value-type="string" office:string-value="Waterstones Booksellers Limited,Unit S 9, Bentalls Shopping Centre, Wood Street, Kingston Upon Thames, Surrey,KT1 1TR" calcext:value-type="string">
            <text:p>Waterstones Booksellers Limited,Unit S 9, Bentalls Shopping Centre, Wood Street, Kingston Upon Thames, Surrey,KT1 1TR</text:p>
          </table:table-cell>
          <table:table-cell table:number-columns-repeated="5"/>
        </table:table-row>
        <table:table-row table:style-name="ro1">
          <table:table-cell table:content-validation-name="val8" office:value-type="string" calcext:value-type="string">
            <text:p>Wilkinson Group PLC</text:p>
          </table:table-cell>
          <table:table-cell office:value-type="string" calcext:value-type="string">
            <text:p>146/152, Clarence Street, Kingston Upon Thames, Surrey</text:p>
          </table:table-cell>
          <table:table-cell office:value-type="string" calcext:value-type="string">
            <text:p>KT1 1QP</text:p>
          </table:table-cell>
          <table:table-cell office:value-type="string" calcext:value-type="string">
            <text:p>020 8549 1432</text:p>
          </table:table-cell>
          <table:table-cell table:formula="of:=COM.MICROSOFT.TEXTJOIN(&quot;,&quot;; 0; [.A165:.C165])" office:value-type="string" office:string-value="Wilkinson Group PLC,146/152, Clarence Street, Kingston Upon Thames, Surrey,KT1 1QP" calcext:value-type="string">
            <text:p>Wilkinson Group PLC,146/152, Clarence Street, Kingston Upon Thames, Surrey,KT1 1QP</text:p>
          </table:table-cell>
          <table:table-cell table:number-columns-repeated="5"/>
        </table:table-row>
        <table:table-row table:style-name="ro1">
          <table:table-cell table:content-validation-name="val8" office:value-type="string" calcext:value-type="string">
            <text:p>Wilkinson Group PLC</text:p>
          </table:table-cell>
          <table:table-cell office:value-type="string" calcext:value-type="string">
            <text:p>78-80 High St, Epsom</text:p>
          </table:table-cell>
          <table:table-cell office:value-type="string" calcext:value-type="string">
            <text:p>KT19 8BA</text:p>
          </table:table-cell>
          <table:table-cell office:value-type="string" calcext:value-type="string">
            <text:p>01372 728107</text:p>
          </table:table-cell>
          <table:table-cell table:formula="of:=COM.MICROSOFT.TEXTJOIN(&quot;,&quot;; 0; [.A166:.C166])" office:value-type="string" office:string-value="Wilkinson Group PLC,78-80 High St, Epsom,KT19 8BA" calcext:value-type="string">
            <text:p>Wilkinson Group PLC,78-80 High St, Epsom,KT19 8BA</text:p>
          </table:table-cell>
          <table:table-cell table:number-columns-repeated="5"/>
        </table:table-row>
        <table:table-row table:style-name="ro1">
          <table:table-cell table:content-validation-name="val8" office:value-type="string" calcext:value-type="string">
            <text:p>Wilkinson Group PLC</text:p>
          </table:table-cell>
          <table:table-cell office:value-type="string" calcext:value-type="string">
            <text:p>90- 94 The Broadway West Ealing</text:p>
          </table:table-cell>
          <table:table-cell office:value-type="string" calcext:value-type="string">
            <text:p>W13 0SA</text:p>
          </table:table-cell>
          <table:table-cell/>
          <table:table-cell table:formula="of:=COM.MICROSOFT.TEXTJOIN(&quot;,&quot;; 0; [.A167:.C167])" office:value-type="string" office:string-value="Wilkinson Group PLC,90- 94 The Broadway West Ealing,W13 0SA" calcext:value-type="string">
            <text:p>Wilkinson Group PLC,90- 94 The Broadway West Ealing,W13 0SA</text:p>
          </table:table-cell>
          <table:table-cell table:number-columns-repeated="5"/>
        </table:table-row>
        <table:table-row table:style-name="ro1">
          <table:table-cell table:content-validation-name="val8" office:value-type="string" calcext:value-type="string">
            <text:p>Wilkinson Group PLC</text:p>
          </table:table-cell>
          <table:table-cell office:value-type="string" calcext:value-type="string">
            <text:p>The Broadway, Wimbledon, London</text:p>
          </table:table-cell>
          <table:table-cell office:value-type="string" calcext:value-type="string">
            <text:p>SW19 1QD</text:p>
          </table:table-cell>
          <table:table-cell/>
          <table:table-cell table:formula="of:=COM.MICROSOFT.TEXTJOIN(&quot;,&quot;; 0; [.A168:.C168])" office:value-type="string" office:string-value="Wilkinson Group PLC,The Broadway, Wimbledon, London,SW19 1QD" calcext:value-type="string">
            <text:p>Wilkinson Group PLC,The Broadway, Wimbledon, London,SW19 1QD</text:p>
          </table:table-cell>
          <table:table-cell table:number-columns-repeated="4"/>
          <table:table-cell office:value-type="string" calcext:value-type="string">
            <text:p>sw19 3jt</text:p>
          </table:table-cell>
        </table:table-row>
      </table:table>
      <table:named-expressions/>
      <table:database-ranges>
        <table:database-range table:name="addresses" table:target-range-address="Addresses.A2:Addresses.C4000" table:on-update-keep-styles="true" table:on-update-keep-size="false">
          <table:sort>
            <table:sort-by table:field-number="0" table:data-type="automatic"/>
          </table:sort>
        </table:database-range>
        <table:database-range table:name="__Anonymous_Sheet_DB__2" table:target-range-address="Company.A1:Company.B13">
          <table:sort>
            <table:sort-by table:field-number="0" table:data-type="automatic"/>
          </table:sort>
        </table:database-range>
        <table:database-range table:name="__Anonymous_Sheet_DB__7" table:target-range-address="'Sorted Address'.A2:'Sorted Address'.J168"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Noto Sans" svg:font-family="'Noto San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1">00/00/0000</text:date>, <text:time style:data-style-name="N2" text:time-value="18:32:45.9725120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7-10-19T01:52:08.142019863</meta:creation-date>
    <dc:date>2020-03-01T19:15:22.508848828</dc:date>
    <meta:editing-duration>P4DT2H53S</meta:editing-duration>
    <meta:editing-cycles>1364</meta:editing-cycles>
    <meta:generator>LibreOffice/6.4.0.3$MacOSX_X86_64 LibreOffice_project/b0a288ab3d2d4774cb44b62f04d5d28733ac6df8</meta:generator>
    <meta:document-statistic meta:table-count="8" meta:cell-count="6048" meta:object-count="0"/>
  </office:meta>
</office:document-meta>
</file>